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rsid="000455ae" officeooo:paragraph-rsid="000455ae"/>
    </style:style>
    <style:style style:name="P2" style:family="paragraph" style:parent-style-name="Standard">
      <style:paragraph-properties fo:text-align="center" style:justify-single-word="false"/>
      <style:text-properties fo:font-size="18pt" fo:font-weight="bold" officeooo:rsid="000455ae" officeooo:paragraph-rsid="000455ae" style:font-weight-asian="bold" style:font-weight-complex="bold"/>
    </style:style>
    <style:style style:name="P3" style:family="paragraph" style:parent-style-name="Text_20_body">
      <style:text-properties officeooo:rsid="000455ae"/>
    </style:style>
    <style:style style:name="P4" style:family="paragraph" style:parent-style-name="Text_20_body" style:list-style-name="L1">
      <style:text-properties officeooo:rsid="000455ae"/>
    </style:style>
    <style:style style:name="P5" style:family="paragraph" style:parent-style-name="Text_20_body" style:list-style-name="L1">
      <style:paragraph-properties fo:margin-left="0in" fo:margin-right="0in" fo:text-indent="0in" style:auto-text-indent="false"/>
      <style:text-properties officeooo:rsid="000455ae"/>
    </style:style>
    <style:style style:name="P6" style:family="paragraph" style:parent-style-name="Text_20_body" style:list-style-name="L2">
      <style:text-properties officeooo:rsid="000455ae"/>
    </style:style>
    <style:style style:name="P7" style:family="paragraph" style:parent-style-name="Text_20_body" style:list-style-name="L2">
      <style:paragraph-properties fo:margin-left="0in" fo:margin-right="0in" fo:text-indent="0in" style:auto-text-indent="false"/>
      <style:text-properties officeooo:rsid="000455ae"/>
    </style:style>
    <style:style style:name="P8" style:family="paragraph" style:parent-style-name="Text_20_body" style:list-style-name="L3">
      <style:text-properties officeooo:rsid="000455ae"/>
    </style:style>
    <style:style style:name="P9" style:family="paragraph" style:parent-style-name="Text_20_body" style:list-style-name="L3">
      <style:paragraph-properties fo:margin-left="0in" fo:margin-right="0in" fo:text-indent="0in" style:auto-text-indent="false"/>
      <style:text-properties officeooo:rsid="000455ae"/>
    </style:style>
    <style:style style:name="P10" style:family="paragraph" style:parent-style-name="Text_20_body">
      <style:paragraph-properties fo:text-align="start" style:justify-single-word="false"/>
      <style:text-properties officeooo:rsid="000455ae" officeooo:paragraph-rsid="000455ae"/>
    </style:style>
    <style:style style:name="P11" style:family="paragraph" style:parent-style-name="Text_20_body" style:list-style-name="L4">
      <style:text-properties officeooo:rsid="000455ae"/>
    </style:style>
    <style:style style:name="P12" style:family="paragraph" style:parent-style-name="Text_20_body" style:list-style-name="L4">
      <style:paragraph-properties fo:margin-left="0in" fo:margin-right="0in" fo:text-indent="0in" style:auto-text-indent="false"/>
      <style:text-properties officeooo:rsid="000455ae"/>
    </style:style>
    <style:style style:name="P13" style:family="paragraph" style:parent-style-name="Text_20_body" style:list-style-name="L5">
      <style:text-properties officeooo:rsid="000455ae"/>
    </style:style>
    <style:style style:name="P14" style:family="paragraph" style:parent-style-name="Text_20_body" style:list-style-name="L5">
      <style:paragraph-properties fo:margin-left="0in" fo:margin-right="0in" fo:text-indent="0in" style:auto-text-indent="false"/>
      <style:text-properties officeooo:rsid="000455ae"/>
    </style:style>
    <style:style style:name="P15" style:family="paragraph" style:parent-style-name="Text_20_body" style:list-style-name="L6">
      <style:text-properties officeooo:rsid="000455ae"/>
    </style:style>
    <style:style style:name="P16" style:family="paragraph" style:parent-style-name="Text_20_body" style:list-style-name="L6">
      <style:paragraph-properties fo:margin-left="0in" fo:margin-right="0in" fo:text-indent="0in" style:auto-text-indent="false"/>
      <style:text-properties officeooo:rsid="000455ae"/>
    </style:style>
    <style:style style:name="P17" style:family="paragraph" style:parent-style-name="Text_20_body" style:list-style-name="L7">
      <style:text-properties officeooo:rsid="000455ae"/>
    </style:style>
    <style:style style:name="P18" style:family="paragraph" style:parent-style-name="Text_20_body" style:list-style-name="L7">
      <style:paragraph-properties fo:margin-left="0in" fo:margin-right="0in" fo:text-indent="0in" style:auto-text-indent="false"/>
      <style:text-properties officeooo:rsid="000455ae"/>
    </style:style>
    <style:style style:name="P19" style:family="paragraph" style:parent-style-name="Text_20_body" style:list-style-name="L8">
      <style:text-properties officeooo:rsid="000455ae"/>
    </style:style>
    <style:style style:name="P20" style:family="paragraph" style:parent-style-name="Text_20_body" style:list-style-name="L8">
      <style:paragraph-properties fo:margin-left="0in" fo:margin-right="0in" fo:text-indent="0in" style:auto-text-indent="false"/>
      <style:text-properties officeooo:rsid="000455ae"/>
    </style:style>
    <style:style style:name="P21" style:family="paragraph" style:parent-style-name="Text_20_body" style:list-style-name="L9">
      <style:text-properties officeooo:rsid="000455ae"/>
    </style:style>
    <style:style style:name="P22" style:family="paragraph" style:parent-style-name="Text_20_body" style:list-style-name="L10">
      <style:text-properties officeooo:rsid="000455ae"/>
    </style:style>
    <style:style style:name="P23" style:family="paragraph" style:parent-style-name="Text_20_body" style:list-style-name="L10">
      <style:paragraph-properties fo:margin-left="0in" fo:margin-right="0in" fo:text-indent="0in" style:auto-text-indent="false"/>
      <style:text-properties officeooo:rsid="000455ae"/>
    </style:style>
    <style:style style:name="P24" style:family="paragraph" style:parent-style-name="Text_20_body" style:list-style-name="L11">
      <style:text-properties officeooo:rsid="000455ae"/>
    </style:style>
    <style:style style:name="P25" style:family="paragraph" style:parent-style-name="Text_20_body" style:list-style-name="L11">
      <style:paragraph-properties fo:margin-left="0in" fo:margin-right="0in" fo:text-indent="0in" style:auto-text-indent="false"/>
      <style:text-properties officeooo:rsid="000455ae"/>
    </style:style>
    <style:style style:name="P26" style:family="paragraph" style:parent-style-name="Text_20_body" style:list-style-name="L12">
      <style:text-properties officeooo:rsid="000455ae"/>
    </style:style>
    <style:style style:name="P27" style:family="paragraph" style:parent-style-name="Text_20_body" style:list-style-name="L12">
      <style:paragraph-properties fo:margin-left="0in" fo:margin-right="0in" fo:text-indent="0in" style:auto-text-indent="false"/>
      <style:text-properties officeooo:rsid="000455ae"/>
    </style:style>
    <style:style style:name="P28" style:family="paragraph" style:parent-style-name="Text_20_body" style:list-style-name="L13">
      <style:text-properties officeooo:rsid="000455ae"/>
    </style:style>
    <style:style style:name="P29" style:family="paragraph" style:parent-style-name="Text_20_body" style:list-style-name="L13">
      <style:paragraph-properties fo:margin-left="0in" fo:margin-right="0in" fo:text-indent="0in" style:auto-text-indent="false"/>
      <style:text-properties officeooo:rsid="000455ae"/>
    </style:style>
    <style:style style:name="P30" style:family="paragraph" style:parent-style-name="Text_20_body" style:list-style-name="L14">
      <style:text-properties officeooo:rsid="000455ae"/>
    </style:style>
    <style:style style:name="P31" style:family="paragraph" style:parent-style-name="Text_20_body" style:list-style-name="L14">
      <style:paragraph-properties fo:margin-left="0in" fo:margin-right="0in" fo:text-indent="0in" style:auto-text-indent="false"/>
      <style:text-properties officeooo:rsid="000455ae"/>
    </style:style>
    <style:style style:name="P32" style:family="paragraph" style:parent-style-name="Text_20_body" style:list-style-name="L15">
      <style:text-properties officeooo:rsid="000455ae"/>
    </style:style>
    <style:style style:name="P33" style:family="paragraph" style:parent-style-name="Text_20_body" style:list-style-name="L15">
      <style:paragraph-properties fo:margin-left="0in" fo:margin-right="0in" fo:text-indent="0in" style:auto-text-indent="false"/>
      <style:text-properties officeooo:rsid="000455ae"/>
    </style:style>
    <style:style style:name="P34" style:family="paragraph" style:parent-style-name="Text_20_body" style:list-style-name="L16">
      <style:text-properties officeooo:rsid="000455ae"/>
    </style:style>
    <style:style style:name="P35" style:family="paragraph" style:parent-style-name="Text_20_body" style:list-style-name="L16">
      <style:paragraph-properties fo:margin-left="0in" fo:margin-right="0in" fo:text-indent="0in" style:auto-text-indent="false"/>
      <style:text-properties officeooo:rsid="000455ae"/>
    </style:style>
    <style:style style:name="P36" style:family="paragraph" style:parent-style-name="Text_20_body" style:list-style-name="L17">
      <style:text-properties officeooo:rsid="000455ae"/>
    </style:style>
    <style:style style:name="P37" style:family="paragraph" style:parent-style-name="Text_20_body" style:list-style-name="L17">
      <style:paragraph-properties fo:margin-left="0in" fo:margin-right="0in" fo:text-indent="0in" style:auto-text-indent="false"/>
      <style:text-properties officeooo:rsid="000455ae"/>
    </style:style>
    <style:style style:name="P38" style:family="paragraph" style:parent-style-name="Text_20_body" style:list-style-name="L18">
      <style:text-properties officeooo:rsid="000455ae"/>
    </style:style>
    <style:style style:name="P39" style:family="paragraph" style:parent-style-name="Text_20_body" style:list-style-name="L18">
      <style:paragraph-properties fo:margin-left="0in" fo:margin-right="0in" fo:text-indent="0in" style:auto-text-indent="false"/>
      <style:text-properties officeooo:rsid="000455ae"/>
    </style:style>
    <style:style style:name="P40" style:family="paragraph" style:parent-style-name="Text_20_body" style:list-style-name="L19">
      <style:text-properties officeooo:rsid="000455ae"/>
    </style:style>
    <style:style style:name="P41" style:family="paragraph" style:parent-style-name="Text_20_body" style:list-style-name="L19">
      <style:paragraph-properties fo:margin-left="0in" fo:margin-right="0in" fo:text-indent="0in" style:auto-text-indent="false"/>
      <style:text-properties officeooo:rsid="000455ae"/>
    </style:style>
    <style:style style:name="P42" style:family="paragraph" style:parent-style-name="Text_20_body" style:list-style-name="L20">
      <style:text-properties officeooo:rsid="000455ae"/>
    </style:style>
    <style:style style:name="P43" style:family="paragraph" style:parent-style-name="Text_20_body" style:list-style-name="L20">
      <style:paragraph-properties fo:margin-left="0in" fo:margin-right="0in" fo:text-indent="0in" style:auto-text-indent="false"/>
      <style:text-properties officeooo:rsid="000455ae"/>
    </style:style>
    <style:style style:name="P44" style:family="paragraph" style:parent-style-name="Text_20_body" style:list-style-name="L21">
      <style:text-properties officeooo:rsid="000455ae"/>
    </style:style>
    <style:style style:name="P45" style:family="paragraph" style:parent-style-name="Text_20_body" style:list-style-name="L21">
      <style:paragraph-properties fo:margin-left="0in" fo:margin-right="0in" fo:text-indent="0in" style:auto-text-indent="false"/>
      <style:text-properties officeooo:rsid="000455ae"/>
    </style:style>
    <style:style style:name="P46" style:family="paragraph" style:parent-style-name="Text_20_body" style:list-style-name="L22">
      <style:text-properties officeooo:rsid="000455ae"/>
    </style:style>
    <style:style style:name="P47" style:family="paragraph" style:parent-style-name="Text_20_body" style:list-style-name="L23">
      <style:text-properties officeooo:rsid="000455ae"/>
    </style:style>
    <style:style style:name="P48" style:family="paragraph" style:parent-style-name="Text_20_body" style:list-style-name="L23">
      <style:paragraph-properties fo:margin-left="0in" fo:margin-right="0in" fo:text-indent="0in" style:auto-text-indent="false"/>
      <style:text-properties officeooo:rsid="000455ae"/>
    </style:style>
    <style:style style:name="P49" style:family="paragraph" style:parent-style-name="Text_20_body" style:list-style-name="L24">
      <style:text-properties officeooo:rsid="000455ae"/>
    </style:style>
    <style:style style:name="P50" style:family="paragraph" style:parent-style-name="Text_20_body" style:list-style-name="L25">
      <style:text-properties officeooo:rsid="000455ae"/>
    </style:style>
    <style:style style:name="P51" style:family="paragraph" style:parent-style-name="Text_20_body" style:list-style-name="L25">
      <style:paragraph-properties fo:margin-left="0in" fo:margin-right="0in" fo:text-indent="0in" style:auto-text-indent="false"/>
      <style:text-properties officeooo:rsid="000455ae"/>
    </style:style>
    <style:style style:name="P52" style:family="paragraph" style:parent-style-name="Text_20_body" style:list-style-name="L26">
      <style:text-properties officeooo:rsid="000455ae"/>
    </style:style>
    <style:style style:name="P53" style:family="paragraph" style:parent-style-name="Text_20_body" style:list-style-name="L26">
      <style:paragraph-properties fo:margin-left="0in" fo:margin-right="0in" fo:text-indent="0in" style:auto-text-indent="false"/>
      <style:text-properties officeooo:rsid="000455ae"/>
    </style:style>
    <style:style style:name="P54" style:family="paragraph" style:parent-style-name="Text_20_body" style:list-style-name="L27">
      <style:text-properties officeooo:rsid="000455ae"/>
    </style:style>
    <style:style style:name="P55" style:family="paragraph" style:parent-style-name="Text_20_body" style:list-style-name="L27">
      <style:paragraph-properties fo:margin-left="0in" fo:margin-right="0in" fo:text-indent="0in" style:auto-text-indent="false"/>
      <style:text-properties officeooo:rsid="000455ae"/>
    </style:style>
    <style:style style:name="P56" style:family="paragraph" style:parent-style-name="Text_20_body" style:list-style-name="L28">
      <style:text-properties officeooo:rsid="000455ae"/>
    </style:style>
    <style:style style:name="P57" style:family="paragraph" style:parent-style-name="Text_20_body" style:list-style-name="L28">
      <style:paragraph-properties fo:margin-left="0in" fo:margin-right="0in" fo:text-indent="0in" style:auto-text-indent="false"/>
      <style:text-properties officeooo:rsid="000455ae"/>
    </style:style>
    <style:style style:name="P58" style:family="paragraph" style:parent-style-name="Text_20_body" style:list-style-name="L29">
      <style:text-properties officeooo:rsid="000455ae"/>
    </style:style>
    <style:style style:name="P59" style:family="paragraph" style:parent-style-name="Text_20_body" style:list-style-name="L30">
      <style:text-properties officeooo:rsid="000455ae"/>
    </style:style>
    <style:style style:name="P60" style:family="paragraph" style:parent-style-name="Text_20_body" style:list-style-name="L30">
      <style:paragraph-properties fo:margin-left="0in" fo:margin-right="0in" fo:text-indent="0in" style:auto-text-indent="false"/>
      <style:text-properties officeooo:rsid="000455ae"/>
    </style:style>
    <style:style style:name="P61" style:family="paragraph" style:parent-style-name="Text_20_body" style:list-style-name="L31">
      <style:text-properties officeooo:rsid="000455ae"/>
    </style:style>
    <style:style style:name="P62" style:family="paragraph" style:parent-style-name="Text_20_body" style:list-style-name="L31">
      <style:paragraph-properties fo:margin-left="0in" fo:margin-right="0in" fo:text-indent="0in" style:auto-text-indent="false"/>
      <style:text-properties officeooo:rsid="000455ae"/>
    </style:style>
    <style:style style:name="P63" style:family="paragraph" style:parent-style-name="Text_20_body" style:list-style-name="L32">
      <style:text-properties officeooo:rsid="000455ae"/>
    </style:style>
    <style:style style:name="P64" style:family="paragraph" style:parent-style-name="Text_20_body" style:list-style-name="L33">
      <style:text-properties officeooo:rsid="000455ae"/>
    </style:style>
    <style:style style:name="P65" style:family="paragraph" style:parent-style-name="Text_20_body" style:list-style-name="L33">
      <style:paragraph-properties fo:margin-left="0in" fo:margin-right="0in" fo:text-indent="0in" style:auto-text-indent="false"/>
      <style:text-properties officeooo:rsid="000455ae"/>
    </style:style>
    <style:style style:name="P66" style:family="paragraph" style:parent-style-name="Text_20_body" style:list-style-name="L34">
      <style:text-properties officeooo:rsid="000455ae"/>
    </style:style>
    <style:style style:name="P67" style:family="paragraph" style:parent-style-name="Text_20_body" style:list-style-name="L35">
      <style:text-properties officeooo:rsid="000455ae"/>
    </style:style>
    <style:style style:name="P68" style:family="paragraph" style:parent-style-name="Text_20_body" style:list-style-name="L35">
      <style:paragraph-properties fo:margin-left="0in" fo:margin-right="0in" fo:text-indent="0in" style:auto-text-indent="false"/>
      <style:text-properties officeooo:rsid="000455ae"/>
    </style:style>
    <style:style style:name="P69" style:family="paragraph" style:parent-style-name="Text_20_body" style:list-style-name="L36">
      <style:text-properties officeooo:rsid="000455ae"/>
    </style:style>
    <style:style style:name="P70" style:family="paragraph" style:parent-style-name="Text_20_body" style:list-style-name="L36">
      <style:paragraph-properties fo:margin-left="0in" fo:margin-right="0in" fo:text-indent="0in" style:auto-text-indent="false"/>
      <style:text-properties officeooo:rsid="000455ae"/>
    </style:style>
    <style:style style:name="P71" style:family="paragraph" style:parent-style-name="Text_20_body" style:list-style-name="L37">
      <style:text-properties officeooo:rsid="000455ae"/>
    </style:style>
    <style:style style:name="P72" style:family="paragraph" style:parent-style-name="Text_20_body" style:list-style-name="L37">
      <style:paragraph-properties fo:margin-left="0in" fo:margin-right="0in" fo:text-indent="0in" style:auto-text-indent="false"/>
      <style:text-properties officeooo:rsid="000455ae"/>
    </style:style>
    <style:style style:name="P73" style:family="paragraph" style:parent-style-name="Text_20_body" style:list-style-name="L38">
      <style:text-properties officeooo:rsid="000455ae"/>
    </style:style>
    <style:style style:name="P74" style:family="paragraph" style:parent-style-name="Text_20_body" style:list-style-name="L38">
      <style:paragraph-properties fo:margin-left="0in" fo:margin-right="0in" fo:text-indent="0in" style:auto-text-indent="false"/>
      <style:text-properties officeooo:rsid="000455ae"/>
    </style:style>
    <style:style style:name="P75" style:family="paragraph" style:parent-style-name="Text_20_body" style:list-style-name="L39">
      <style:text-properties officeooo:rsid="000455ae"/>
    </style:style>
    <style:style style:name="P76" style:family="paragraph" style:parent-style-name="Text_20_body" style:list-style-name="L39">
      <style:paragraph-properties fo:margin-left="0in" fo:margin-right="0in" fo:text-indent="0in" style:auto-text-indent="false"/>
      <style:text-properties officeooo:rsid="000455ae"/>
    </style:style>
    <style:style style:name="P77" style:family="paragraph" style:parent-style-name="Text_20_body" style:list-style-name="L40">
      <style:text-properties officeooo:rsid="000455ae"/>
    </style:style>
    <style:style style:name="P78" style:family="paragraph" style:parent-style-name="Text_20_body" style:list-style-name="L40">
      <style:paragraph-properties fo:margin-left="0in" fo:margin-right="0in" fo:text-indent="0in" style:auto-text-indent="false"/>
      <style:text-properties officeooo:rsid="000455ae"/>
    </style:style>
    <style:style style:name="P79" style:family="paragraph" style:parent-style-name="Text_20_body" style:list-style-name="L41">
      <style:text-properties officeooo:rsid="000455ae"/>
    </style:style>
    <style:style style:name="P80" style:family="paragraph" style:parent-style-name="Text_20_body" style:list-style-name="L41">
      <style:paragraph-properties fo:margin-left="0in" fo:margin-right="0in" fo:text-indent="0in" style:auto-text-indent="false"/>
      <style:text-properties officeooo:rsid="000455ae"/>
    </style:style>
    <style:style style:name="P81" style:family="paragraph" style:parent-style-name="Text_20_body" style:list-style-name="L42">
      <style:text-properties officeooo:rsid="000455ae"/>
    </style:style>
    <style:style style:name="P82" style:family="paragraph" style:parent-style-name="Text_20_body" style:list-style-name="L42">
      <style:paragraph-properties fo:margin-left="0in" fo:margin-right="0in" fo:text-indent="0in" style:auto-text-indent="false"/>
      <style:text-properties officeooo:rsid="000455ae"/>
    </style:style>
    <style:style style:name="P83" style:family="paragraph" style:parent-style-name="Text_20_body" style:list-style-name="L43">
      <style:text-properties officeooo:rsid="000455ae"/>
    </style:style>
    <style:style style:name="P84" style:family="paragraph" style:parent-style-name="Text_20_body" style:list-style-name="L43">
      <style:paragraph-properties fo:margin-left="0in" fo:margin-right="0in" fo:text-indent="0in" style:auto-text-indent="false"/>
      <style:text-properties officeooo:rsid="000455ae"/>
    </style:style>
    <style:style style:name="P85" style:family="paragraph" style:parent-style-name="Text_20_body" style:list-style-name="L44">
      <style:text-properties officeooo:rsid="000455ae"/>
    </style:style>
    <style:style style:name="P86" style:family="paragraph" style:parent-style-name="Text_20_body" style:list-style-name="L44">
      <style:paragraph-properties fo:margin-left="0in" fo:margin-right="0in" fo:text-indent="0in" style:auto-text-indent="false"/>
      <style:text-properties officeooo:rsid="000455ae"/>
    </style:style>
    <style:style style:name="P87" style:family="paragraph" style:parent-style-name="Text_20_body" style:list-style-name="L45">
      <style:text-properties officeooo:rsid="000455ae"/>
    </style:style>
    <style:style style:name="P88" style:family="paragraph" style:parent-style-name="Text_20_body" style:list-style-name="L45">
      <style:paragraph-properties fo:margin-left="0in" fo:margin-right="0in" fo:text-indent="0in" style:auto-text-indent="false"/>
      <style:text-properties officeooo:rsid="000455ae"/>
    </style:style>
    <style:style style:name="P89" style:family="paragraph" style:parent-style-name="Text_20_body" style:list-style-name="L46">
      <style:text-properties officeooo:rsid="000455ae"/>
    </style:style>
    <style:style style:name="P90" style:family="paragraph" style:parent-style-name="Text_20_body" style:list-style-name="L46">
      <style:paragraph-properties fo:margin-left="0in" fo:margin-right="0in" fo:text-indent="0in" style:auto-text-indent="false"/>
      <style:text-properties officeooo:rsid="000455ae"/>
    </style:style>
    <style:style style:name="P91" style:family="paragraph" style:parent-style-name="Text_20_body" style:list-style-name="L47">
      <style:text-properties officeooo:rsid="000455ae"/>
    </style:style>
    <style:style style:name="P92" style:family="paragraph" style:parent-style-name="Text_20_body" style:list-style-name="L47">
      <style:paragraph-properties fo:margin-left="0in" fo:margin-right="0in" fo:text-indent="0in" style:auto-text-indent="false"/>
      <style:text-properties officeooo:rsid="000455ae"/>
    </style:style>
    <style:style style:name="P93" style:family="paragraph" style:parent-style-name="Text_20_body" style:list-style-name="L48">
      <style:text-properties officeooo:rsid="000455ae"/>
    </style:style>
    <style:style style:name="P94" style:family="paragraph" style:parent-style-name="Text_20_body" style:list-style-name="L48">
      <style:paragraph-properties fo:margin-left="0in" fo:margin-right="0in" fo:text-indent="0in" style:auto-text-indent="false"/>
      <style:text-properties officeooo:rsid="000455ae"/>
    </style:style>
    <style:style style:name="P95" style:family="paragraph" style:parent-style-name="Text_20_body" style:list-style-name="L49">
      <style:text-properties officeooo:rsid="000455ae"/>
    </style:style>
    <style:style style:name="P96" style:family="paragraph" style:parent-style-name="Text_20_body" style:list-style-name="L49">
      <style:paragraph-properties fo:margin-left="0in" fo:margin-right="0in" fo:text-indent="0in" style:auto-text-indent="false"/>
      <style:text-properties officeooo:rsid="000455ae"/>
    </style:style>
    <style:style style:name="P97" style:family="paragraph" style:parent-style-name="Text_20_body" style:list-style-name="L50">
      <style:text-properties officeooo:rsid="000455ae"/>
    </style:style>
    <style:style style:name="P98" style:family="paragraph" style:parent-style-name="Text_20_body" style:list-style-name="L50">
      <style:paragraph-properties fo:margin-left="0in" fo:margin-right="0in" fo:text-indent="0in" style:auto-text-indent="false"/>
      <style:text-properties officeooo:rsid="000455ae"/>
    </style:style>
    <style:style style:name="P99" style:family="paragraph" style:parent-style-name="Text_20_body" style:list-style-name="L51">
      <style:text-properties officeooo:rsid="000455ae"/>
    </style:style>
    <style:style style:name="P100" style:family="paragraph" style:parent-style-name="Text_20_body" style:list-style-name="L51">
      <style:paragraph-properties fo:margin-left="0in" fo:margin-right="0in" fo:text-indent="0in" style:auto-text-indent="false"/>
      <style:text-properties officeooo:rsid="000455ae"/>
    </style:style>
    <style:style style:name="P101" style:family="paragraph" style:parent-style-name="Text_20_body" style:list-style-name="L52">
      <style:text-properties officeooo:rsid="000455ae"/>
    </style:style>
    <style:style style:name="P102" style:family="paragraph" style:parent-style-name="Text_20_body" style:list-style-name="L53">
      <style:text-properties officeooo:rsid="000455ae"/>
    </style:style>
    <style:style style:name="P103" style:family="paragraph" style:parent-style-name="Text_20_body" style:list-style-name="L54">
      <style:text-properties officeooo:rsid="000455ae"/>
    </style:style>
    <style:style style:name="P104" style:family="paragraph" style:parent-style-name="Text_20_body" style:list-style-name="L54">
      <style:paragraph-properties fo:margin-left="0in" fo:margin-right="0in" fo:text-indent="0in" style:auto-text-indent="false"/>
      <style:text-properties officeooo:rsid="000455ae"/>
    </style:style>
    <style:style style:name="P105" style:family="paragraph" style:parent-style-name="Text_20_body" style:list-style-name="L55">
      <style:text-properties officeooo:rsid="000455ae"/>
    </style:style>
    <style:style style:name="P106" style:family="paragraph" style:parent-style-name="Text_20_body" style:list-style-name="L56">
      <style:text-properties officeooo:rsid="000455ae"/>
    </style:style>
    <style:style style:name="P107" style:family="paragraph" style:parent-style-name="Text_20_body" style:list-style-name="L57">
      <style:text-properties officeooo:rsid="000455ae"/>
    </style:style>
    <style:style style:name="P108" style:family="paragraph" style:parent-style-name="Text_20_body" style:list-style-name="L58">
      <style:text-properties officeooo:rsid="000455ae"/>
    </style:style>
    <style:style style:name="P109" style:family="paragraph" style:parent-style-name="Text_20_body" style:list-style-name="L59">
      <style:text-properties officeooo:rsid="000455ae"/>
    </style:style>
    <style:style style:name="P110" style:family="paragraph" style:parent-style-name="Text_20_body" style:list-style-name="L60">
      <style:text-properties officeooo:rsid="000455ae"/>
    </style:style>
    <style:style style:name="P111" style:family="paragraph" style:parent-style-name="Text_20_body" style:list-style-name="L61">
      <style:text-properties officeooo:rsid="000455ae"/>
    </style:style>
    <style:style style:name="P112" style:family="paragraph" style:parent-style-name="Text_20_body" style:list-style-name="L62">
      <style:text-properties officeooo:rsid="000455ae"/>
    </style:style>
    <style:style style:name="P113" style:family="paragraph" style:parent-style-name="Text_20_body" style:list-style-name="L63">
      <style:text-properties officeooo:rsid="000455ae"/>
    </style:style>
    <style:style style:name="P114" style:family="paragraph" style:parent-style-name="Text_20_body" style:list-style-name="L64">
      <style:text-properties officeooo:rsid="000455ae"/>
    </style:style>
    <style:style style:name="P115" style:family="paragraph" style:parent-style-name="Text_20_body" style:list-style-name="L65">
      <style:text-properties officeooo:rsid="000455ae"/>
    </style:style>
    <style:style style:name="P116" style:family="paragraph" style:parent-style-name="Text_20_body" style:list-style-name="L65">
      <style:paragraph-properties fo:margin-left="0in" fo:margin-right="0in" fo:text-indent="0in" style:auto-text-indent="false"/>
      <style:text-properties officeooo:rsid="000455ae"/>
    </style:style>
    <style:style style:name="P117" style:family="paragraph" style:parent-style-name="Text_20_body" style:list-style-name="L66">
      <style:text-properties officeooo:rsid="000455ae"/>
    </style:style>
    <style:style style:name="P118" style:family="paragraph" style:parent-style-name="Text_20_body" style:list-style-name="L66">
      <style:paragraph-properties fo:margin-left="0in" fo:margin-right="0in" fo:text-indent="0in" style:auto-text-indent="false"/>
      <style:text-properties officeooo:rsid="000455ae"/>
    </style:style>
    <style:style style:name="P119" style:family="paragraph" style:parent-style-name="Text_20_body" style:list-style-name="L67">
      <style:text-properties officeooo:rsid="000455ae"/>
    </style:style>
    <style:style style:name="P120" style:family="paragraph" style:parent-style-name="Text_20_body" style:list-style-name="L67">
      <style:paragraph-properties fo:margin-left="0in" fo:margin-right="0in" fo:text-indent="0in" style:auto-text-indent="false"/>
      <style:text-properties officeooo:rsid="000455ae"/>
    </style:style>
    <style:style style:name="P121" style:family="paragraph" style:parent-style-name="Text_20_body" style:list-style-name="L68">
      <style:text-properties officeooo:rsid="000455ae"/>
    </style:style>
    <style:style style:name="P122" style:family="paragraph" style:parent-style-name="Text_20_body" style:list-style-name="L68">
      <style:paragraph-properties fo:margin-left="0in" fo:margin-right="0in" fo:text-indent="0in" style:auto-text-indent="false"/>
      <style:text-properties officeooo:rsid="000455ae"/>
    </style:style>
    <style:style style:name="P123" style:family="paragraph" style:parent-style-name="Text_20_body" style:list-style-name="L69">
      <style:text-properties officeooo:rsid="000455ae"/>
    </style:style>
    <style:style style:name="P124" style:family="paragraph" style:parent-style-name="Text_20_body" style:list-style-name="L69">
      <style:paragraph-properties fo:margin-left="0in" fo:margin-right="0in" fo:text-indent="0in" style:auto-text-indent="false"/>
      <style:text-properties officeooo:rsid="000455ae"/>
    </style:style>
    <style:style style:name="P125" style:family="paragraph" style:parent-style-name="Text_20_body" style:list-style-name="L70">
      <style:text-properties officeooo:rsid="000455ae"/>
    </style:style>
    <style:style style:name="P126" style:family="paragraph" style:parent-style-name="Text_20_body" style:list-style-name="L70">
      <style:paragraph-properties fo:margin-left="0in" fo:margin-right="0in" fo:text-indent="0in" style:auto-text-indent="false"/>
      <style:text-properties officeooo:rsid="000455ae"/>
    </style:style>
    <style:style style:name="P127" style:family="paragraph" style:parent-style-name="Text_20_body" style:list-style-name="L71">
      <style:text-properties officeooo:rsid="000455ae"/>
    </style:style>
    <style:style style:name="P128" style:family="paragraph" style:parent-style-name="Text_20_body" style:list-style-name="L71">
      <style:paragraph-properties fo:margin-left="0in" fo:margin-right="0in" fo:text-indent="0in" style:auto-text-indent="false"/>
      <style:text-properties officeooo:rsid="000455ae"/>
    </style:style>
    <style:style style:name="P129" style:family="paragraph" style:parent-style-name="Text_20_body" style:list-style-name="L72">
      <style:text-properties officeooo:rsid="000455ae"/>
    </style:style>
    <style:style style:name="P130" style:family="paragraph" style:parent-style-name="Text_20_body" style:list-style-name="L72">
      <style:paragraph-properties fo:margin-left="0in" fo:margin-right="0in" fo:text-indent="0in" style:auto-text-indent="false"/>
      <style:text-properties officeooo:rsid="000455ae"/>
    </style:style>
    <style:style style:name="P131" style:family="paragraph" style:parent-style-name="Text_20_body" style:list-style-name="L73">
      <style:text-properties officeooo:rsid="000455ae"/>
    </style:style>
    <style:style style:name="P132" style:family="paragraph" style:parent-style-name="Text_20_body" style:list-style-name="L74">
      <style:text-properties officeooo:rsid="000455ae"/>
    </style:style>
    <style:style style:name="P133" style:family="paragraph" style:parent-style-name="Text_20_body" style:list-style-name="L74">
      <style:paragraph-properties fo:margin-left="0in" fo:margin-right="0in" fo:text-indent="0in" style:auto-text-indent="false"/>
      <style:text-properties officeooo:rsid="000455ae"/>
    </style:style>
    <style:style style:name="P134" style:family="paragraph" style:parent-style-name="Text_20_body" style:list-style-name="L75">
      <style:paragraph-properties fo:margin-left="0in" fo:margin-right="0in" fo:text-indent="0in" style:auto-text-indent="false"/>
      <style:text-properties officeooo:rsid="000455ae"/>
    </style:style>
    <style:style style:name="P135" style:family="paragraph" style:parent-style-name="Text_20_body" style:list-style-name="L75">
      <style:text-properties officeooo:rsid="000455ae"/>
    </style:style>
    <style:style style:name="P136" style:family="paragraph" style:parent-style-name="Text_20_body" style:list-style-name="L76">
      <style:text-properties officeooo:rsid="000455ae"/>
    </style:style>
    <style:style style:name="P137" style:family="paragraph" style:parent-style-name="Text_20_body" style:list-style-name="L77">
      <style:text-properties officeooo:rsid="000455ae"/>
    </style:style>
    <style:style style:name="P138" style:family="paragraph" style:parent-style-name="Text_20_body" style:list-style-name="L78">
      <style:text-properties officeooo:rsid="000455ae"/>
    </style:style>
    <style:style style:name="P139" style:family="paragraph" style:parent-style-name="Text_20_body" style:list-style-name="L79">
      <style:text-properties officeooo:rsid="000455ae"/>
    </style:style>
    <style:style style:name="P140" style:family="paragraph" style:parent-style-name="Text_20_body" style:list-style-name="L80">
      <style:text-properties officeooo:rsid="000455ae"/>
    </style:style>
    <style:style style:name="P141" style:family="paragraph" style:parent-style-name="Text_20_body" style:list-style-name="L80">
      <style:paragraph-properties fo:margin-left="0in" fo:margin-right="0in" fo:text-indent="0in" style:auto-text-indent="false"/>
      <style:text-properties officeooo:rsid="000455ae"/>
    </style:style>
    <style:style style:name="P142" style:family="paragraph" style:parent-style-name="Text_20_body" style:list-style-name="L81">
      <style:text-properties officeooo:rsid="000455ae"/>
    </style:style>
    <style:style style:name="P143" style:family="paragraph" style:parent-style-name="Text_20_body" style:list-style-name="L82">
      <style:text-properties officeooo:rsid="000455ae"/>
    </style:style>
    <style:style style:name="P144" style:family="paragraph" style:parent-style-name="Text_20_body" style:list-style-name="L83">
      <style:text-properties officeooo:rsid="000455ae"/>
    </style:style>
    <style:style style:name="P145" style:family="paragraph" style:parent-style-name="Text_20_body" style:list-style-name="L83">
      <style:paragraph-properties fo:margin-left="0in" fo:margin-right="0in" fo:text-indent="0in" style:auto-text-indent="false"/>
      <style:text-properties officeooo:rsid="000455ae"/>
    </style:style>
    <style:style style:name="P146" style:family="paragraph" style:parent-style-name="Text_20_body" style:list-style-name="L84">
      <style:text-properties officeooo:rsid="000455ae"/>
    </style:style>
    <style:style style:name="P147" style:family="paragraph" style:parent-style-name="Text_20_body" style:list-style-name="L84">
      <style:paragraph-properties fo:margin-left="0in" fo:margin-right="0in" fo:text-indent="0in" style:auto-text-indent="false"/>
      <style:text-properties officeooo:rsid="000455ae"/>
    </style:style>
    <style:style style:name="P148" style:family="paragraph" style:parent-style-name="Text_20_body" style:list-style-name="L85">
      <style:text-properties officeooo:rsid="000455ae"/>
    </style:style>
    <style:style style:name="P149" style:family="paragraph" style:parent-style-name="Text_20_body" style:list-style-name="L85">
      <style:paragraph-properties fo:margin-left="0in" fo:margin-right="0in" fo:text-indent="0in" style:auto-text-indent="false"/>
      <style:text-properties officeooo:rsid="000455ae"/>
    </style:style>
    <style:style style:name="P150" style:family="paragraph" style:parent-style-name="Text_20_body" style:list-style-name="L86">
      <style:text-properties officeooo:rsid="000455ae"/>
    </style:style>
    <style:style style:name="P151" style:family="paragraph" style:parent-style-name="Text_20_body" style:list-style-name="L87">
      <style:text-properties officeooo:rsid="000455ae"/>
    </style:style>
    <style:style style:name="P152" style:family="paragraph" style:parent-style-name="Text_20_body" style:list-style-name="L87">
      <style:paragraph-properties fo:margin-left="0in" fo:margin-right="0in" fo:text-indent="0in" style:auto-text-indent="false"/>
      <style:text-properties officeooo:rsid="000455ae"/>
    </style:style>
    <style:style style:name="P153" style:family="paragraph" style:parent-style-name="Text_20_body" style:list-style-name="L88">
      <style:text-properties officeooo:rsid="000455ae"/>
    </style:style>
    <style:style style:name="P154" style:family="paragraph" style:parent-style-name="Text_20_body" style:list-style-name="L89">
      <style:text-properties officeooo:rsid="000455ae"/>
    </style:style>
    <style:style style:name="P155" style:family="paragraph" style:parent-style-name="Text_20_body" style:list-style-name="L89">
      <style:paragraph-properties fo:margin-left="0in" fo:margin-right="0in" fo:text-indent="0in" style:auto-text-indent="false"/>
      <style:text-properties officeooo:rsid="000455ae"/>
    </style:style>
    <style:style style:name="P156" style:family="paragraph" style:parent-style-name="Text_20_body" style:list-style-name="L90">
      <style:text-properties officeooo:rsid="000455ae"/>
    </style:style>
    <style:style style:name="P157" style:family="paragraph" style:parent-style-name="Text_20_body" style:list-style-name="L90">
      <style:paragraph-properties fo:margin-left="0in" fo:margin-right="0in" fo:text-indent="0in" style:auto-text-indent="false"/>
      <style:text-properties officeooo:rsid="000455ae"/>
    </style:style>
    <style:style style:name="P158" style:family="paragraph" style:parent-style-name="Text_20_body" style:list-style-name="L91">
      <style:text-properties officeooo:rsid="000455ae"/>
    </style:style>
    <style:style style:name="P159" style:family="paragraph" style:parent-style-name="Text_20_body" style:list-style-name="L91">
      <style:paragraph-properties fo:margin-left="0in" fo:margin-right="0in" fo:text-indent="0in" style:auto-text-indent="false"/>
      <style:text-properties officeooo:rsid="000455ae"/>
    </style:style>
    <style:style style:name="P160" style:family="paragraph" style:parent-style-name="Text_20_body" style:list-style-name="L92">
      <style:text-properties officeooo:rsid="000455ae"/>
    </style:style>
    <style:style style:name="P161" style:family="paragraph" style:parent-style-name="Text_20_body" style:list-style-name="L92">
      <style:paragraph-properties fo:margin-left="0in" fo:margin-right="0in" fo:text-indent="0in" style:auto-text-indent="false"/>
      <style:text-properties officeooo:rsid="000455ae"/>
    </style:style>
    <style:style style:name="P162" style:family="paragraph" style:parent-style-name="Text_20_body" style:list-style-name="L93">
      <style:text-properties officeooo:rsid="000455ae"/>
    </style:style>
    <style:style style:name="P163" style:family="paragraph" style:parent-style-name="Text_20_body" style:list-style-name="L93">
      <style:paragraph-properties fo:margin-left="0in" fo:margin-right="0in" fo:text-indent="0in" style:auto-text-indent="false"/>
      <style:text-properties officeooo:rsid="000455ae"/>
    </style:style>
    <style:style style:name="P164" style:family="paragraph" style:parent-style-name="Text_20_body" style:list-style-name="L94">
      <style:text-properties officeooo:rsid="000455ae"/>
    </style:style>
    <style:style style:name="P165" style:family="paragraph" style:parent-style-name="Text_20_body" style:list-style-name="L94">
      <style:paragraph-properties fo:margin-left="0in" fo:margin-right="0in" fo:text-indent="0in" style:auto-text-indent="false"/>
      <style:text-properties officeooo:rsid="000455ae"/>
    </style:style>
    <style:style style:name="P166" style:family="paragraph" style:parent-style-name="Text_20_body" style:list-style-name="L95">
      <style:text-properties officeooo:rsid="000455ae"/>
    </style:style>
    <style:style style:name="P167" style:family="paragraph" style:parent-style-name="Text_20_body" style:list-style-name="L96">
      <style:text-properties officeooo:rsid="000455ae"/>
    </style:style>
    <style:style style:name="P168" style:family="paragraph" style:parent-style-name="Text_20_body" style:list-style-name="L97">
      <style:text-properties officeooo:rsid="000455ae"/>
    </style:style>
    <style:style style:name="P169" style:family="paragraph" style:parent-style-name="Text_20_body" style:list-style-name="L98">
      <style:text-properties officeooo:rsid="000455ae"/>
    </style:style>
    <style:style style:name="P170" style:family="paragraph" style:parent-style-name="Text_20_body" style:list-style-name="L99">
      <style:text-properties officeooo:rsid="000455ae"/>
    </style:style>
    <style:style style:name="P171" style:family="paragraph" style:parent-style-name="Text_20_body" style:list-style-name="L99">
      <style:paragraph-properties fo:margin-left="0in" fo:margin-right="0in" fo:text-indent="0in" style:auto-text-indent="false"/>
      <style:text-properties officeooo:rsid="000455ae"/>
    </style:style>
    <style:style style:name="P172" style:family="paragraph" style:parent-style-name="Text_20_body" style:list-style-name="L100">
      <style:text-properties officeooo:rsid="000455ae"/>
    </style:style>
    <style:style style:name="P173" style:family="paragraph" style:parent-style-name="Text_20_body" style:list-style-name="L101">
      <style:text-properties officeooo:rsid="000455ae"/>
    </style:style>
    <style:style style:name="P174" style:family="paragraph" style:parent-style-name="Text_20_body" style:list-style-name="L102">
      <style:text-properties officeooo:rsid="000455ae"/>
    </style:style>
    <style:style style:name="P175" style:family="paragraph" style:parent-style-name="Text_20_body" style:list-style-name="L102">
      <style:paragraph-properties fo:margin-left="0in" fo:margin-right="0in" fo:text-indent="0in" style:auto-text-indent="false"/>
      <style:text-properties officeooo:rsid="000455ae"/>
    </style:style>
    <style:style style:name="P176" style:family="paragraph" style:parent-style-name="Text_20_body" style:list-style-name="L103">
      <style:text-properties officeooo:rsid="000455ae"/>
    </style:style>
    <style:style style:name="P177" style:family="paragraph" style:parent-style-name="Text_20_body" style:list-style-name="L103">
      <style:paragraph-properties fo:margin-left="0in" fo:margin-right="0in" fo:text-indent="0in" style:auto-text-indent="false"/>
      <style:text-properties officeooo:rsid="000455ae"/>
    </style:style>
    <style:style style:name="P178" style:family="paragraph" style:parent-style-name="Text_20_body" style:list-style-name="L104">
      <style:text-properties officeooo:rsid="000455ae"/>
    </style:style>
    <style:style style:name="P179" style:family="paragraph" style:parent-style-name="Text_20_body" style:list-style-name="L104">
      <style:paragraph-properties fo:margin-left="0in" fo:margin-right="0in" fo:text-indent="0in" style:auto-text-indent="false"/>
      <style:text-properties officeooo:rsid="000455ae"/>
    </style:style>
    <style:style style:name="P180" style:family="paragraph" style:parent-style-name="Text_20_body" style:list-style-name="L105">
      <style:text-properties officeooo:rsid="000455ae"/>
    </style:style>
    <style:style style:name="P181" style:family="paragraph" style:parent-style-name="Text_20_body" style:list-style-name="L106">
      <style:text-properties officeooo:rsid="000455ae"/>
    </style:style>
    <style:style style:name="P182" style:family="paragraph" style:parent-style-name="Text_20_body" style:list-style-name="L107">
      <style:text-properties officeooo:rsid="000455ae"/>
    </style:style>
    <style:style style:name="P183" style:family="paragraph" style:parent-style-name="Text_20_body" style:list-style-name="L107">
      <style:paragraph-properties fo:margin-left="0in" fo:margin-right="0in" fo:text-indent="0in" style:auto-text-indent="false"/>
      <style:text-properties officeooo:rsid="000455ae"/>
    </style:style>
    <style:style style:name="P184" style:family="paragraph" style:parent-style-name="Text_20_body" style:list-style-name="L108">
      <style:text-properties officeooo:rsid="000455ae"/>
    </style:style>
    <style:style style:name="P185" style:family="paragraph" style:parent-style-name="Text_20_body" style:list-style-name="L109">
      <style:text-properties officeooo:rsid="000455ae"/>
    </style:style>
    <style:style style:name="P186" style:family="paragraph" style:parent-style-name="Text_20_body" style:list-style-name="L110">
      <style:text-properties officeooo:rsid="000455ae"/>
    </style:style>
    <style:style style:name="P187" style:family="paragraph" style:parent-style-name="Text_20_body" style:list-style-name="L110">
      <style:paragraph-properties fo:margin-left="0in" fo:margin-right="0in" fo:text-indent="0in" style:auto-text-indent="false"/>
      <style:text-properties officeooo:rsid="000455ae"/>
    </style:style>
    <style:style style:name="P188" style:family="paragraph" style:parent-style-name="Text_20_body" style:list-style-name="L111">
      <style:text-properties officeooo:rsid="000455ae"/>
    </style:style>
    <style:style style:name="P189" style:family="paragraph" style:parent-style-name="Text_20_body" style:list-style-name="L111">
      <style:paragraph-properties fo:margin-left="0in" fo:margin-right="0in" fo:text-indent="0in" style:auto-text-indent="false"/>
      <style:text-properties officeooo:rsid="000455ae"/>
    </style:style>
    <style:style style:name="P190" style:family="paragraph" style:parent-style-name="Text_20_body" style:list-style-name="L112">
      <style:text-properties officeooo:rsid="000455ae"/>
    </style:style>
    <style:style style:name="P191" style:family="paragraph" style:parent-style-name="Text_20_body" style:list-style-name="L112">
      <style:paragraph-properties fo:margin-left="0in" fo:margin-right="0in" fo:text-indent="0in" style:auto-text-indent="false"/>
      <style:text-properties officeooo:rsid="000455ae"/>
    </style:style>
    <style:style style:name="P192" style:family="paragraph" style:parent-style-name="Text_20_body" style:list-style-name="L113">
      <style:text-properties officeooo:rsid="000455ae"/>
    </style:style>
    <style:style style:name="P193" style:family="paragraph" style:parent-style-name="Text_20_body" style:list-style-name="L113">
      <style:paragraph-properties fo:margin-left="0in" fo:margin-right="0in" fo:text-indent="0in" style:auto-text-indent="false"/>
      <style:text-properties officeooo:rsid="000455ae"/>
    </style:style>
    <style:style style:name="P194" style:family="paragraph" style:parent-style-name="Text_20_body" style:list-style-name="L114">
      <style:text-properties officeooo:rsid="000455ae"/>
    </style:style>
    <style:style style:name="P195" style:family="paragraph" style:parent-style-name="Text_20_body" style:list-style-name="L114">
      <style:paragraph-properties fo:margin-left="0in" fo:margin-right="0in" fo:text-indent="0in" style:auto-text-indent="false"/>
      <style:text-properties officeooo:rsid="000455ae"/>
    </style:style>
    <style:style style:name="P196" style:family="paragraph" style:parent-style-name="Text_20_body" style:list-style-name="L115">
      <style:text-properties officeooo:rsid="000455ae"/>
    </style:style>
    <style:style style:name="P197" style:family="paragraph" style:parent-style-name="Text_20_body" style:list-style-name="L115">
      <style:paragraph-properties fo:margin-left="0in" fo:margin-right="0in" fo:text-indent="0in" style:auto-text-indent="false"/>
      <style:text-properties officeooo:rsid="000455ae"/>
    </style:style>
    <style:style style:name="P198" style:family="paragraph" style:parent-style-name="Text_20_body" style:list-style-name="L116">
      <style:text-properties officeooo:rsid="000455ae"/>
    </style:style>
    <style:style style:name="P199" style:family="paragraph" style:parent-style-name="Text_20_body" style:list-style-name="L117">
      <style:text-properties officeooo:rsid="000455ae"/>
    </style:style>
    <style:style style:name="P200" style:family="paragraph" style:parent-style-name="Text_20_body" style:list-style-name="L117">
      <style:paragraph-properties fo:margin-left="0in" fo:margin-right="0in" fo:text-indent="0in" style:auto-text-indent="false"/>
      <style:text-properties officeooo:rsid="000455ae"/>
    </style:style>
    <style:style style:name="P201" style:family="paragraph" style:parent-style-name="Text_20_body" style:list-style-name="L118">
      <style:text-properties officeooo:rsid="000455ae"/>
    </style:style>
    <style:style style:name="P202" style:family="paragraph" style:parent-style-name="Text_20_body" style:list-style-name="L119">
      <style:text-properties officeooo:rsid="000455ae"/>
    </style:style>
    <style:style style:name="P203" style:family="paragraph" style:parent-style-name="Text_20_body" style:list-style-name="L119">
      <style:paragraph-properties fo:margin-left="0in" fo:margin-right="0in" fo:text-indent="0in" style:auto-text-indent="false"/>
      <style:text-properties officeooo:rsid="000455ae"/>
    </style:style>
    <style:style style:name="P204" style:family="paragraph" style:parent-style-name="Text_20_body" style:list-style-name="L120">
      <style:text-properties officeooo:rsid="000455ae"/>
    </style:style>
    <style:style style:name="P205" style:family="paragraph" style:parent-style-name="Text_20_body" style:list-style-name="L120">
      <style:paragraph-properties fo:margin-left="0in" fo:margin-right="0in" fo:text-indent="0in" style:auto-text-indent="false"/>
      <style:text-properties officeooo:rsid="000455ae"/>
    </style:style>
    <style:style style:name="P206" style:family="paragraph" style:parent-style-name="Text_20_body" style:list-style-name="L121">
      <style:text-properties officeooo:rsid="000455ae"/>
    </style:style>
    <style:style style:name="P207" style:family="paragraph" style:parent-style-name="Text_20_body" style:list-style-name="L121">
      <style:paragraph-properties fo:margin-left="0in" fo:margin-right="0in" fo:text-indent="0in" style:auto-text-indent="false"/>
      <style:text-properties officeooo:rsid="000455ae"/>
    </style:style>
    <style:style style:name="P208" style:family="paragraph" style:parent-style-name="Text_20_body" style:list-style-name="L122">
      <style:text-properties officeooo:rsid="000455ae"/>
    </style:style>
    <style:style style:name="P209" style:family="paragraph" style:parent-style-name="Text_20_body" style:list-style-name="L122">
      <style:paragraph-properties fo:margin-left="0in" fo:margin-right="0in" fo:text-indent="0in" style:auto-text-indent="false"/>
      <style:text-properties officeooo:rsid="000455ae"/>
    </style:style>
    <style:style style:name="P210" style:family="paragraph" style:parent-style-name="Text_20_body" style:list-style-name="L123">
      <style:text-properties officeooo:rsid="000455ae"/>
    </style:style>
    <style:style style:name="P211" style:family="paragraph" style:parent-style-name="Text_20_body" style:list-style-name="L123">
      <style:paragraph-properties fo:margin-left="0in" fo:margin-right="0in" fo:text-indent="0in" style:auto-text-indent="false"/>
      <style:text-properties officeooo:rsid="000455ae"/>
    </style:style>
    <style:style style:name="P212" style:family="paragraph" style:parent-style-name="Text_20_body" style:list-style-name="L124">
      <style:text-properties officeooo:rsid="000455ae"/>
    </style:style>
    <style:style style:name="P213" style:family="paragraph" style:parent-style-name="Text_20_body" style:list-style-name="L124">
      <style:paragraph-properties fo:margin-left="0in" fo:margin-right="0in" fo:text-indent="0in" style:auto-text-indent="false"/>
      <style:text-properties officeooo:rsid="000455ae"/>
    </style:style>
    <style:style style:name="P214" style:family="paragraph" style:parent-style-name="Text_20_body" style:list-style-name="L125">
      <style:text-properties officeooo:rsid="000455ae"/>
    </style:style>
    <style:style style:name="P215" style:family="paragraph" style:parent-style-name="Text_20_body" style:list-style-name="L125">
      <style:paragraph-properties fo:margin-left="0in" fo:margin-right="0in" fo:text-indent="0in" style:auto-text-indent="false"/>
      <style:text-properties officeooo:rsid="000455ae"/>
    </style:style>
    <style:style style:name="P216" style:family="paragraph" style:parent-style-name="Text_20_body" style:list-style-name="L126">
      <style:text-properties officeooo:rsid="000455ae"/>
    </style:style>
    <style:style style:name="P217" style:family="paragraph" style:parent-style-name="Text_20_body" style:list-style-name="L127">
      <style:text-properties officeooo:rsid="000455ae"/>
    </style:style>
    <style:style style:name="P218" style:family="paragraph" style:parent-style-name="Text_20_body" style:list-style-name="L128">
      <style:text-properties officeooo:rsid="000455ae"/>
    </style:style>
    <style:style style:name="P219" style:family="paragraph" style:parent-style-name="Text_20_body" style:list-style-name="L129">
      <style:text-properties officeooo:rsid="000455ae"/>
    </style:style>
    <style:style style:name="P220" style:family="paragraph" style:parent-style-name="Text_20_body" style:list-style-name="L129">
      <style:paragraph-properties fo:margin-left="0in" fo:margin-right="0in" fo:text-indent="0in" style:auto-text-indent="false"/>
      <style:text-properties officeooo:rsid="000455ae"/>
    </style:style>
    <style:style style:name="P221" style:family="paragraph" style:parent-style-name="Text_20_body" style:list-style-name="L130">
      <style:text-properties officeooo:rsid="000455ae"/>
    </style:style>
    <style:style style:name="P222" style:family="paragraph" style:parent-style-name="Text_20_body" style:list-style-name="L131">
      <style:text-properties officeooo:rsid="000455ae"/>
    </style:style>
    <style:style style:name="P223" style:family="paragraph" style:parent-style-name="Text_20_body" style:list-style-name="L132">
      <style:text-properties officeooo:rsid="000455ae"/>
    </style:style>
    <style:style style:name="P224" style:family="paragraph" style:parent-style-name="Text_20_body" style:list-style-name="L133">
      <style:text-properties officeooo:rsid="000455ae"/>
    </style:style>
    <style:style style:name="P225" style:family="paragraph" style:parent-style-name="Text_20_body" style:list-style-name="L134">
      <style:text-properties officeooo:rsid="000455ae"/>
    </style:style>
    <style:style style:name="P226" style:family="paragraph" style:parent-style-name="Text_20_body" style:list-style-name="L134">
      <style:paragraph-properties fo:margin-left="0in" fo:margin-right="0in" fo:text-indent="0in" style:auto-text-indent="false"/>
      <style:text-properties officeooo:rsid="000455ae"/>
    </style:style>
    <style:style style:name="P227" style:family="paragraph" style:parent-style-name="Text_20_body" style:list-style-name="L135">
      <style:text-properties officeooo:rsid="000455ae"/>
    </style:style>
    <style:style style:name="P228" style:family="paragraph" style:parent-style-name="Text_20_body" style:list-style-name="L136">
      <style:text-properties officeooo:rsid="000455ae"/>
    </style:style>
    <style:style style:name="P229" style:family="paragraph" style:parent-style-name="Text_20_body" style:list-style-name="L137">
      <style:text-properties officeooo:rsid="000455ae"/>
    </style:style>
    <style:style style:name="P230" style:family="paragraph" style:parent-style-name="Text_20_body" style:list-style-name="L137">
      <style:paragraph-properties fo:margin-left="0in" fo:margin-right="0in" fo:text-indent="0in" style:auto-text-indent="false"/>
      <style:text-properties officeooo:rsid="000455ae"/>
    </style:style>
    <style:style style:name="P231" style:family="paragraph" style:parent-style-name="Text_20_body" style:list-style-name="L138">
      <style:text-properties officeooo:rsid="000455ae"/>
    </style:style>
    <style:style style:name="P232" style:family="paragraph" style:parent-style-name="Text_20_body" style:list-style-name="L138">
      <style:paragraph-properties fo:margin-left="0in" fo:margin-right="0in" fo:text-indent="0in" style:auto-text-indent="false"/>
      <style:text-properties officeooo:rsid="000455ae"/>
    </style:style>
    <style:style style:name="P233" style:family="paragraph" style:parent-style-name="Text_20_body" style:list-style-name="L139">
      <style:text-properties officeooo:rsid="000455ae"/>
    </style:style>
    <style:style style:name="P234" style:family="paragraph" style:parent-style-name="Text_20_body" style:list-style-name="L140">
      <style:text-properties officeooo:rsid="000455ae"/>
    </style:style>
    <style:style style:name="P235" style:family="paragraph" style:parent-style-name="Text_20_body" style:list-style-name="L141">
      <style:text-properties officeooo:rsid="000455ae"/>
    </style:style>
    <style:style style:name="P236" style:family="paragraph" style:parent-style-name="Text_20_body" style:list-style-name="L142">
      <style:text-properties officeooo:rsid="000455ae"/>
    </style:style>
    <style:style style:name="P237" style:family="paragraph" style:parent-style-name="Text_20_body" style:list-style-name="L143">
      <style:text-properties officeooo:rsid="000455ae"/>
    </style:style>
    <style:style style:name="P238" style:family="paragraph" style:parent-style-name="Text_20_body" style:list-style-name="L144">
      <style:text-properties officeooo:rsid="000455ae"/>
    </style:style>
    <style:style style:name="P239" style:family="paragraph" style:parent-style-name="Text_20_body" style:list-style-name="L144">
      <style:paragraph-properties fo:margin-left="0in" fo:margin-right="0in" fo:text-indent="0in" style:auto-text-indent="false"/>
      <style:text-properties officeooo:rsid="000455ae"/>
    </style:style>
    <style:style style:name="P240" style:family="paragraph" style:parent-style-name="Text_20_body" style:list-style-name="L145">
      <style:text-properties officeooo:rsid="000455ae"/>
    </style:style>
    <style:style style:name="P241" style:family="paragraph" style:parent-style-name="Text_20_body" style:list-style-name="L146">
      <style:text-properties officeooo:rsid="000455ae"/>
    </style:style>
    <style:style style:name="P242" style:family="paragraph" style:parent-style-name="Text_20_body" style:list-style-name="L147">
      <style:text-properties officeooo:rsid="000455ae"/>
    </style:style>
    <style:style style:name="P243" style:family="paragraph" style:parent-style-name="Text_20_body" style:list-style-name="L148">
      <style:text-properties officeooo:rsid="000455ae"/>
    </style:style>
    <style:style style:name="P244" style:family="paragraph" style:parent-style-name="Text_20_body" style:list-style-name="L149">
      <style:text-properties officeooo:rsid="000455ae"/>
    </style:style>
    <style:style style:name="P245" style:family="paragraph" style:parent-style-name="Text_20_body" style:list-style-name="L150">
      <style:text-properties officeooo:rsid="000455ae"/>
    </style:style>
    <style:style style:name="P246" style:family="paragraph" style:parent-style-name="Text_20_body" style:list-style-name="L150">
      <style:paragraph-properties fo:margin-left="0in" fo:margin-right="0in" fo:text-indent="0in" style:auto-text-indent="false"/>
      <style:text-properties officeooo:rsid="000455ae"/>
    </style:style>
    <style:style style:name="P247" style:family="paragraph" style:parent-style-name="Text_20_body" style:list-style-name="L151">
      <style:text-properties officeooo:rsid="000455ae"/>
    </style:style>
    <style:style style:name="P248" style:family="paragraph" style:parent-style-name="Text_20_body" style:list-style-name="L152">
      <style:text-properties officeooo:rsid="000455ae"/>
    </style:style>
    <style:style style:name="P249" style:family="paragraph" style:parent-style-name="Text_20_body" style:list-style-name="L152">
      <style:paragraph-properties fo:margin-left="0in" fo:margin-right="0in" fo:text-indent="0in" style:auto-text-indent="false"/>
      <style:text-properties officeooo:rsid="000455ae"/>
    </style:style>
    <style:style style:name="P250" style:family="paragraph" style:parent-style-name="Text_20_body" style:list-style-name="L152">
      <style:paragraph-properties fo:margin-left="0in" fo:margin-right="0in" fo:text-indent="0in" style:auto-text-indent="false"/>
      <style:text-properties fo:font-style="italic" officeooo:rsid="000455ae"/>
    </style:style>
    <style:style style:name="P251" style:family="paragraph" style:parent-style-name="Text_20_body" style:list-style-name="L153">
      <style:text-properties officeooo:rsid="000455ae"/>
    </style:style>
    <style:style style:name="P252" style:family="paragraph" style:parent-style-name="Text_20_body" style:list-style-name="L154">
      <style:text-properties officeooo:rsid="000455ae"/>
    </style:style>
    <style:style style:name="P253" style:family="paragraph" style:parent-style-name="Text_20_body" style:list-style-name="L155">
      <style:text-properties officeooo:rsid="000455ae"/>
    </style:style>
    <style:style style:name="P254" style:family="paragraph" style:parent-style-name="Text_20_body" style:list-style-name="L156">
      <style:text-properties officeooo:rsid="000455ae"/>
    </style:style>
    <style:style style:name="P255" style:family="paragraph" style:parent-style-name="Text_20_body" style:list-style-name="L156">
      <style:paragraph-properties fo:margin-left="0in" fo:margin-right="0in" fo:text-indent="0in" style:auto-text-indent="false"/>
      <style:text-properties officeooo:rsid="000455ae"/>
    </style:style>
    <style:style style:name="P256" style:family="paragraph" style:parent-style-name="Text_20_body" style:list-style-name="L157">
      <style:text-properties officeooo:rsid="000455ae"/>
    </style:style>
    <style:style style:name="P257" style:family="paragraph" style:parent-style-name="Text_20_body" style:list-style-name="L158">
      <style:text-properties officeooo:rsid="000455ae"/>
    </style:style>
    <style:style style:name="T1" style:family="text">
      <style:text-properties fo:font-style="italic"/>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number text:level="3" text:style-name="Numbering_20_Symbols" loext:num-list-format="%3%." style:num-suffix="." style:num-format="1">
        <style:list-level-properties text:space-before="1.2807in" text:min-label-width="0.1965in"/>
      </text:list-level-style-number>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ilish Tasmania Presents</text:p>
      <text:p text:style-name="P2">Israel-Palestine Studies</text:p>
      <text:p text:style-name="P3"/>
      <text:p text:style-name="P3"><text:span text:style-name="Strong_20_Emphasis">PART I: FOUNDATION</text:span></text:p>
      <text:p text:style-name="P3"><text:span text:style-name="Strong_20_Emphasis">CHAPTER 1.1: Ancient Near East Overview</text:span></text:p>
      <text:p text:style-name="P3"><text:span text:style-name="Strong_20_Emphasis">SECTION 1.1.1: Bronze Age Canaan History</text:span></text:p>
      <text:list text:style-name="L1">
        <text:list-item>
          <text:p text:style-name="P4"><text:span text:style-name="Strong_20_Emphasis">Early Bronze Age (c. 3300–2000 BCE)</text:span></text:p>
          <text:list>
            <text:list-item>
              <text:p text:style-name="P4">Characterized by the first wave of urbanization in the Southern Levant.</text:p>
            </text:list-item>
            <text:list-item>
              <text:p text:style-name="P4">Rise of fortified, independent city-states, including major centers at Megiddo, Jericho, Ai, Tel Yarmuth, and Arad.</text:p>
            </text:list-item>
            <text:list-item>
              <text:p text:style-name="P4">Fortifications were typically massive stone walls, often featuring projecting towers, bastions, and complex gateways.</text:p>
            </text:list-item>
            <text:list-item>
              <text:p text:style-name="P4">The economy was primarily agrarian, based on the Mediterranean triad of wheat, barley, olives, and grapes, supplemented by pastoralism.</text:p>
            </text:list-item>
            <text:list-item>
              <text:p text:style-name="P4">The potter's wheel became widespread, enabling mass production and more refined ceramic forms.</text:p>
            </text:list-item>
            <text:list-item>
              <text:p text:style-name="P4">Significant trade links with Old Kingdom Egypt are evidenced by discoveries of Egyptian pottery, palettes, and flint tools in Canaan, and Canaanite pottery in Egypt.</text:p>
            </text:list-item>
            <text:list-item>
              <text:p text:style-name="P4">The planned city of Arad in the Negev possessed a distinct public district with a temple, palace, and water reservoir, alongside residential areas.</text:p>
            </text:list-item>
            <text:list-item>
              <text:p text:style-name="P4">Urbanization peaked during Early Bronze II-III (c. 3000–2300 BCE).</text:p>
            </text:list-item>
            <text:list-item>
              <text:p text:style-name="P4">The Early Bronze IV period (c. 2300–2000 BCE), also known as the Intermediate Bronze Age, witnessed a widespread systemic collapse.</text:p>
            </text:list-item>
            <text:list-item>
              <text:p text:style-name="P4">This collapse involved the abandonment of cities, a sharp decline in population, and a shift to a more pastoral, semi-nomadic, or village-based lifestyle.</text:p>
            </text:list-item>
            <text:list-item>
              <text:p text:style-name="P4">Debated causes for the collapse include climate change (aridification), Egyptian military campaigns, disruption of trade networks, and internal sociopolitical failures.</text:p>
            </text:list-item>
          </text:list>
        </text:list-item>
        <text:list-item>
          <text:p text:style-name="P4"><text:span text:style-name="Strong_20_Emphasis">Middle Bronze Age (c. 2000–1550 BCE)</text:span></text:p>
          <text:list>
            <text:list-item>
              <text:p text:style-name="P4">Marked by a period of re-urbanization, establishing the largest and most powerful city-states in Canaanite history.</text:p>
            </text:list-item>
            <text:list-item>
              <text:p text:style-name="P4">This era is associated with the influx of West Semitic-speaking peoples, often identified as Amorites, from Syria and Mesopotamia.</text:p>
            </text:list-item>
            <text:list-item>
              <text:p text:style-name="P4"><text:soft-page-break/>A defining feature of Middle Bronze Age fortifications was the glacis—a massive, sloped earthen rampart built against the outer face of city walls to defend against battering rams.</text:p>
            </text:list-item>
            <text:list-item>
              <text:p text:style-name="P4">Hazor, in the Hula Valley, grew into the region's largest metropolis, covering approximately 200 acres with an upper acropolis and a large fortified lower city.</text:p>
            </text:list-item>
            <text:list-item>
              <text:p text:style-name="P4">Technological advancements included the fast potter's wheel, enabling the creation of high-quality, thin-walled ceramics like Chocolate-on-White Ware and Tell el-Yahudiyeh Ware.</text:p>
            </text:list-item>
            <text:list-item>
              <text:p text:style-name="P4">The Proto-Sinaitic script, an early acrophonic alphabet and a likely ancestor of all later alphabetic scripts (including Phoenician, Hebrew, and Greek), was developed by Canaanite-speakers in Egyptian-controlled territory like the Serabit el-Khadim turquoise mines in the Sinai.</text:p>
            </text:list-item>
            <text:list-item>
              <text:p text:style-name="P4">The Second Intermediate Period in Egypt, particularly the Hyksos rule (c. 1650–1550 BCE), represents the apex of Middle Bronze Age Canaanite culture. The Hyksos rulers, based at Avaris in the Nile Delta, were of Canaanite origin and maintained close ties with the Levant.</text:p>
            </text:list-item>
            <text:list-item>
              <text:p text:style-name="P4">Bronze metallurgy advanced with the widespread adoption of tin-bronze, producing superior weapons and tools. Warrior tombs from this period are common, containing distinctive items like duckbill axes and crescentic battle-axes.</text:p>
            </text:list-item>
          </text:list>
        </text:list-item>
        <text:list-item>
          <text:p text:style-name="P4"><text:span text:style-name="Strong_20_Emphasis">Late Bronze Age (c. 1550–1200 BCE)</text:span></text:p>
          <text:list>
            <text:list-item>
              <text:p text:style-name="P4">The political landscape was dominated by the Egyptian New Kingdom empire, established after its founders (Ahmose I) expelled the Hyksos.</text:p>
            </text:list-item>
            <text:list-item>
              <text:p text:style-name="P4">Canaan was administered as an Egyptian province, with pharaohs like Thutmose III and Ramesses II conducting military campaigns and establishing garrisons to maintain control.</text:p>
            </text:list-item>
            <text:list-item>
              <text:p text:style-name="P4">The region was a patchwork of vassal city-states (e.g., Shechem, Gezer, Jerusalem, Lachish, Megiddo) whose local rulers swore fealty and paid tribute to the Pharaoh.</text:p>
            </text:list-item>
            <text:list-item>
              <text:p text:style-name="P4">The Amarna Letters, a cache of over 300 cuneiform tablets discovered in Egypt from the reign of Akhenaten (c. 1350 BCE), provide an unparalleled view into the era's diplomacy and geopolitics.</text:p>
            </text:list-item>
            <text:list-item>
              <text:p text:style-name="P4">The letters detail constant rivalries, betrayals, and turf wars between Canaanite vassals, who frequently wrote to the Pharaoh pleading for military aid against their neighbors.</text:p>
            </text:list-item>
            <text:list-item>
              <text:p text:style-name="P5">A recurring subject in the letters is the ‘<text:span text:style-name="T1">Apiru</text:span> (or <text:span text:style-name="T1">Habiru</text:span>), a term for a diverse social class of outlaws, mercenaries, and stateless individuals who destabilized the Egyptian provincial system.</text:p>
            </text:list-item>
            <text:list-item>
              <text:p text:style-name="P4"><text:soft-page-break/>The Hittite Empire in Anatolia expanded into northern Syria, challenging Egyptian hegemony and culminating in the Battle of Kadesh (c. 1274 BCE) between Ramesses II and Muwatalli II.</text:p>
            </text:list-item>
            <text:list-item>
              <text:p text:style-name="P4">Canaanite material culture was highly cosmopolitan, blending local traditions with Egyptian, Mycenaean, Cypriot, and Mesopotamian artistic influences, visible in temple architecture, ivories, and luxury goods.</text:p>
            </text:list-item>
            <text:list-item>
              <text:p text:style-name="P4">The era concluded with the "Late Bronze Age Collapse" (c. 1200 BCE), a systemic failure across the Eastern Mediterranean.</text:p>
            </text:list-item>
            <text:list-item>
              <text:p text:style-name="P4">Multiple, interconnected causes for the collapse are cited: invasions by the "Sea Peoples" (a coalition of groups including the Peleset, or Philistines), widespread drought and famine, disruption of long-distance trade, and internal rebellions against Egyptian authority.</text:p>
            </text:list-item>
            <text:list-item>
              <text:p text:style-name="P4">Major Canaanite centers, including Hazor, Megiddo, Lachish, and Ugarit (in Syria), exhibit violent destruction layers dating to this transition.</text:p>
            </text:list-item>
          </text:list>
        </text:list-item>
      </text:list>
      <text:p text:style-name="P3"><text:span text:style-name="Strong_20_Emphasis">SECTION 1.1.2: Iron Age Levant Archaeology</text:span></text:p>
      <text:list text:style-name="L2">
        <text:list-item>
          <text:p text:style-name="P6"><text:span text:style-name="Strong_20_Emphasis">Iron Age I (c. 1200–1000 BCE)</text:span></text:p>
          <text:list>
            <text:list-item>
              <text:p text:style-name="P6">A period of political decentralization and demographic resettlement following the collapse of the Egyptian empire and Canaanite city-states.</text:p>
            </text:list-item>
            <text:list-item>
              <text:p text:style-name="P6">Marked by a shift from large, fortified urban centers to a landscape of small, unfortified agricultural villages, particularly in the previously sparsely populated central hill country.</text:p>
            </text:list-item>
            <text:list-item>
              <text:p text:style-name="P6">The material culture was generally less sophisticated than in the preceding age, with a near-total absence of imported luxury goods.</text:p>
            </text:list-item>
            <text:list-item>
              <text:p text:style-name="P6">Archaeological features associated with the new highland settlements (often linked to early Israel) include:</text:p>
              <text:list>
                <text:list-item>
                  <text:p text:style-name="P6">The "four-room house" or "pillared house": a standardized residential plan with a central courtyard flanked by rooms.</text:p>
                </text:list-item>
                <text:list-item>
                  <text:p text:style-name="P6">Collared-rim jars: large, distinctive ceramic storage vessels.</text:p>
                </text:list-item>
                <text:list-item>
                  <text:p text:style-name="P6">Rock-cut cisterns for water storage and agricultural terracing, reflecting adaptation to the highland environment.</text:p>
                </text:list-item>
              </text:list>
            </text:list-item>
            <text:list-item>
              <text:p text:style-name="P6">On the southern coastal plain, the Philistines, one of the Sea Peoples, established a powerful pentapolis of city-states: Ashdod, Ashkelon, Ekron, Gath, and Gaza.</text:p>
            </text:list-item>
            <text:list-item>
              <text:p text:style-name="P6">Early Philistine material culture was unique, featuring Mycenaean-style monochrome pottery (Mycenaean IIIC:1b), which later evolved into the locally produced and distinct Philistine Bichrome Ware.</text:p>
            </text:list-item>
            <text:list-item>
              <text:p text:style-name="P6"><text:soft-page-break/>Iron technology was introduced and slowly disseminated, but bronze remained the dominant metal for most of the period.</text:p>
            </text:list-item>
            <text:list-item>
              <text:p text:style-name="P6">The Merneptah Stele (c. 1208 BCE), a victory inscription of the Egyptian Pharaoh Merneptah, contains the first known extra-biblical reference to "Israel," listing it as a people-group ("Israel is laid waste, its seed is not") among other defeated entities in Canaan.</text:p>
            </text:list-item>
          </text:list>
        </text:list-item>
        <text:list-item>
          <text:p text:style-name="P6"><text:span text:style-name="Strong_20_Emphasis">Iron Age IIA (c. 1000–925 BCE)</text:span></text:p>
          <text:list>
            <text:list-item>
              <text:p text:style-name="P6">This period corresponds to the biblical narrative of the United Monarchy of David and Solomon and is the subject of intense archaeological debate.</text:p>
            </text:list-item>
            <text:list-item>
              <text:p text:style-name="P6">The "Low Chronology" vs. "High Chronology" (or "Traditional") debate centers on the dating of key monumental structures.</text:p>
            </text:list-item>
            <text:list-item>
              <text:p text:style-name="P6">Proponents of the Traditional Chronology (e.g., Amihai Mazar) attribute monumental six-chambered gates at Hazor, Megiddo, and Gezer, along with other large-scale constructions, to the 10th century BCE, aligning with the biblical portrayal of Solomon's building program.</text:p>
            </text:list-item>
            <text:list-item>
              <text:p text:style-name="P6">Proponents of the Low Chronology (e.g., Israel Finkelstein) argue that these structures date to the 9th century BCE and should be credited to the Omride dynasty of the northern Kingdom of Israel. They posit that the 10th-century entity was a more modest chiefdom, not a powerful state.</text:p>
            </text:list-item>
            <text:list-item>
              <text:p text:style-name="P6">The fortified site of Khirbet Qeiyafa in the Elah Valley, dated to the early 10th century BCE, has been presented by its excavators (Yosef Garfinkel) as evidence for a centralized, fortified state in Judah at this time.</text:p>
            </text:list-item>
          </text:list>
        </text:list-item>
        <text:list-item>
          <text:p text:style-name="P6"><text:span text:style-name="Strong_20_Emphasis">Iron Age IIB-C (c. 925–586 BCE)</text:span></text:p>
          <text:list>
            <text:list-item>
              <text:p text:style-name="P6">This era of the divided kingdoms of Israel (north) and Judah (south) is well-attested in the archaeological and extra-biblical record.</text:p>
            </text:list-item>
            <text:list-item>
              <text:p text:style-name="P7"><text:span text:style-name="Strong_20_Emphasis">Kingdom of Israel:</text:span> Its capital, Samaria, was founded by King Omri (c. 880 BCE) and featured a royal acropolis with high-quality ashlar masonry and carved ivories. The Assyrians referred to Israel as <text:span text:style-name="T1">Bīt Ḫumrī</text:span> ("House of Omri").</text:p>
            </text:list-item>
            <text:list-item>
              <text:p text:style-name="P6"><text:span text:style-name="Strong_20_Emphasis">Kingdom of Judah:</text:span> Its capital was Jerusalem. Its existence as a dynastic state is affirmed by the Tel Dan Stele (an Aramaic inscription from c. 840 BCE mentioning the "House of David") and the Mesha Stele (a Moabite inscription also mentioning the "House of David").</text:p>
            </text:list-item>
            <text:list-item>
              <text:p text:style-name="P6">Assyrian royal annals provide numerous synchronisms with biblical kings, including Ahab's participation in an anti-Assyrian coalition at the Battle of Qarqar (853 BCE) and King Jehu's payment of tribute depicted on the Black Obelisk of Shalmaneser III.</text:p>
            </text:list-item>
            <text:list-item>
              <text:p text:style-name="P6">The Assyrian destruction of the Kingdom of Israel in 722/720 BCE is archaeologically evident in thick destruction layers at northern sites.</text:p>
            </text:list-item>
            <text:list-item>
              <text:p text:style-name="P6"><text:soft-page-break/>The reign of Judahite King Hezekiah (late 8th century BCE) is marked by extensive preparations for the Assyrian invasion under Sennacherib:</text:p>
              <text:list>
                <text:list-item>
                  <text:p text:style-name="P6">Construction of Jerusalem's "Broad Wall" to enclose a new residential quarter.</text:p>
                </text:list-item>
                <text:list-item>
                  <text:p text:style-name="P6">The excavation of the Siloam Tunnel to bring water from the Gihon Spring inside the city walls, an event documented by the Siloam Inscription found within it.</text:p>
                </text:list-item>
                <text:list-item>
                  <text:p text:style-name="P6">A state-level administrative system for stockpiling goods, evidenced by thousands of "LMLK" (Hebrew for "belonging to the king") seal impressions on storage jars.</text:p>
                </text:list-item>
              </text:list>
            </text:list-item>
            <text:list-item>
              <text:p text:style-name="P6">Sennacherib's 701 BCE campaign is archaeologically visible in the brutal destruction of Lachish, an event also graphically depicted on stone reliefs from his palace at Nineveh.</text:p>
            </text:list-item>
            <text:list-item>
              <text:p text:style-name="P6">The final decades of the Kingdom of Judah ended with the Babylonian conquest. The destruction of Jerusalem by Nebuchadnezzar's army in 586 BCE is marked archaeologically by a thick stratum of ash, burnt debris, and Babylonian-style arrowheads. The Lachish Letters, a series of ostraca (inscribed potsherds), provide a contemporary glimpse into the final days before the conquest.</text:p>
            </text:list-item>
          </text:list>
        </text:list-item>
      </text:list>
      <text:p text:style-name="P3"><text:span text:style-name="Strong_20_Emphasis">SECTION 1.1.3: Biblical Narratives Contextual Studies</text:span></text:p>
      <text:list text:style-name="L3">
        <text:list-item>
          <text:p text:style-name="P8">This approach uses external evidence from archaeology, epigraphy, and comparative ancient Near Eastern literature to situate biblical texts within their historical and cultural milieu.</text:p>
        </text:list-item>
        <text:list-item>
          <text:p text:style-name="P8"><text:span text:style-name="Strong_20_Emphasis">Patriarchal Narratives (Genesis):</text:span></text:p>
          <text:list>
            <text:list-item>
              <text:p text:style-name="P8">The narratives reflect a semi-nomadic, clan-based social structure.</text:p>
            </text:list-item>
            <text:list-item>
              <text:p text:style-name="P8">Early scholarship pointed to parallels between patriarchal customs (e.g., marriage, inheritance, adoption) and legal texts from the 2nd millennium BCE, like those from Nuzi and Mari, to argue for a historical setting in that period.</text:p>
            </text:list-item>
            <text:list-item>
              <text:p text:style-name="P8">Current scholarship emphasizes numerous anachronisms that suggest a later period of composition, likely the Iron Age (1st millennium BCE):</text:p>
              <text:list>
                <text:list-item>
                  <text:p text:style-name="P8">Widespread use of the domesticated camel as a beast of burden, which was not common until after 1000 BCE.</text:p>
                </text:list-item>
                <text:list-item>
                  <text:p text:style-name="P8">References to "Philistines" centuries before they historically settled on the coast around 1200 BCE.</text:p>
                </text:list-item>
                <text:list-item>
                  <text:p text:style-name="P8">The political geography, which includes entities like Edom, Moab, and Aram as established kingdoms, reflects the Iron Age political map, not the Bronze Age system of city-states.</text:p>
                </text:list-item>
              </text:list>
            </text:list-item>
          </text:list>
        </text:list-item>
        <text:list-item>
          <text:p text:style-name="P8"><text:span text:style-name="Strong_20_Emphasis">Exodus and Conquest Narratives (Exodus, Joshua):</text:span></text:p>
          <text:list>
            <text:list-item>
              <text:p text:style-name="P8">There is a lack of direct archaeological or textual evidence from Egypt for the enslavement of Israelites, the biblical plagues, or a mass exodus of Semitic peoples.</text:p>
            </text:list-item>
            <text:list-item>
              <text:p text:style-name="P9"><text:soft-page-break/>The biblical setting, including the building of the store-city of "Ramesses" (Per-Ramesses), aligns with the Egyptian New Kingdom (Late Bronze Age), when Egypt controlled Canaan and used Semitic laborers (<text:span text:style-name="T1">'Apiru</text:span>) for state projects.</text:p>
            </text:list-item>
            <text:list-item>
              <text:p text:style-name="P8">The Merneptah Stele (c. 1208 BCE) places a group called "Israel" within Canaan, creating a tight chronological problem for a preceding 40-year wilderness sojourn if the exodus was a large-scale event.</text:p>
            </text:list-item>
            <text:list-item>
              <text:p text:style-name="P8">Extensive archaeological surveys of the Sinai peninsula have not revealed evidence of large encampments from the Late Bronze Age.</text:p>
            </text:list-item>
            <text:list-item>
              <text:p text:style-name="P8">The biblical model of a swift, unified military conquest of Canaan is not supported by the archaeological record.</text:p>
            </text:list-item>
            <text:list-item>
              <text:p text:style-name="P8">Many key cities listed as conquered, such as Jericho and Ai, were either unwalled, sparsely populated, or completely abandoned during the Late Bronze Age II.</text:p>
            </text:list-item>
            <text:list-item>
              <text:p text:style-name="P8">While some cities (e.g., Hazor, Lachish) have Late Bronze Age destruction layers, these cannot be definitively attributed to a single "Israelite" campaign and fit a broader pattern of regional collapse and Egyptian punitive raids.</text:p>
            </text:list-item>
            <text:list-item>
              <text:p text:style-name="P8">Scholarly consensus has shifted away from the conquest model towards models of indigenous origins:</text:p>
              <text:list>
                <text:list-item>
                  <text:p text:style-name="P8"><text:span text:style-name="Strong_20_Emphasis">Peaceful Infiltration/Settlement Model (Alt/Noth):</text:span> Proposed that proto-Israelites were pastoral nomads who gradually and peacefully settled the highland frontiers.</text:p>
                </text:list-item>
                <text:list-item>
                  <text:p text:style-name="P8"><text:span text:style-name="Strong_20_Emphasis">Peasant Revolt Model (Mendenhall/Gottwald):</text:span> Posited that "Israel" was primarily composed of indigenous Canaanite peasants who revolted against the feudal city-state system and forged a new egalitarian identity.</text:p>
                </text:list-item>
                <text:list-item>
                  <text:p text:style-name="P8"><text:span text:style-name="Strong_20_Emphasis">Gradual Emergence/Social Evolution Model (Current Consensus):</text:span> Views early Israel as arising primarily from an indigenous Canaanite population in the central highlands who, over time, developed a distinct social, political, and religious identity, possibly joined by smaller external groups. This model is supported by the clear continuity in material culture (e.g., pottery, architecture) from Late Bronze Age Canaan into Iron Age I highland settlements.</text:p>
                </text:list-item>
              </text:list>
            </text:list-item>
          </text:list>
        </text:list-item>
      </text:list>
      <text:p text:style-name="P3"/>
      <text:p text:style-name="P10"/>
      <text:p text:style-name="P3"><text:span text:style-name="Strong_20_Emphasis">PART I: FOUNDATION (CONTINUED)</text:span></text:p>
      <text:p text:style-name="P3"><text:span text:style-name="Strong_20_Emphasis">CHAPTER 1.2: Greco-Roman Judea</text:span></text:p>
      <text:p text:style-name="P3"><text:span text:style-name="Strong_20_Emphasis">SECTION 1.2.1: Hellenistic Palestine Political Structures</text:span></text:p>
      <text:list text:style-name="L4">
        <text:list-item>
          <text:p text:style-name="P11"><text:span text:style-name="Strong_20_Emphasis">Alexander the Great and the Diadochi (332–301 BCE)</text:span></text:p>
          <text:list>
            <text:list-item>
              <text:p text:style-name="P11"><text:soft-page-break/>Alexander the Great's army conquered the Persian-controlled Levant in 332 BCE after the Siege of Tyre.</text:p>
            </text:list-item>
            <text:list-item>
              <text:p text:style-name="P11">Judea (Yehud Medinata under the Persians) submitted peacefully; Samaria revolted and was punished by having its population partly replaced by Macedonian veterans.</text:p>
            </text:list-item>
            <text:list-item>
              <text:p text:style-name="P12">Alexander's policy was generally one of cultural syncretism, promoting Greek language and institutions (<text:span text:style-name="T1">polis</text:span>) while respecting local religions.</text:p>
            </text:list-item>
            <text:list-item>
              <text:p text:style-name="P12">Upon Alexander's death in 323 BCE, his empire was fragmented among his generals, the <text:span text:style-name="T1">Diadochi</text:span> (Successors).</text:p>
            </text:list-item>
            <text:list-item>
              <text:p text:style-name="P11">The region of Coele-Syria (including Judea) became a contested borderland between two successor kingdoms: the Ptolemaic Kingdom based in Egypt and the Seleucid Empire based in Syria and Mesopotamia.</text:p>
            </text:list-item>
            <text:list-item>
              <text:p text:style-name="P11">The ensuing Wars of the Diadochi saw Palestine change hands multiple times.</text:p>
            </text:list-item>
          </text:list>
        </text:list-item>
        <text:list-item>
          <text:p text:style-name="P11"><text:span text:style-name="Strong_20_Emphasis">Ptolemaic Rule (c. 301–200 BCE)</text:span></text:p>
          <text:list>
            <text:list-item>
              <text:p text:style-name="P11">Ptolemy I Soter secured control of Egypt and Judea around 301 BCE.</text:p>
            </text:list-item>
            <text:list-item>
              <text:p text:style-name="P11">Ptolemaic administration was highly centralized and bureaucratic, modeled on Egyptian pharaonic systems and aimed at efficient tax extraction.</text:p>
            </text:list-item>
            <text:list-item>
              <text:p text:style-name="P11">The Zenon Papyri (mid-3rd century BCE), archives of a Ptolemaic official, provide detailed evidence of the economic administration, documenting trade in grain, oil, wine, and slaves in the region.</text:p>
            </text:list-item>
            <text:list-item>
              <text:p text:style-name="P11">The Ptolemies maintained the local administrative structure, with the High Priest in Jerusalem serving as the ethno-religious head of the Jewish population and a key intermediary.</text:p>
            </text:list-item>
            <text:list-item>
              <text:p text:style-name="P11">The Tobiad family, a powerful Jewish aristocratic clan, held significant political and economic influence as tax farmers for the Ptolemies.</text:p>
            </text:list-item>
            <text:list-item>
              <text:p text:style-name="P11">Ptolemaic policy was largely non-interventionist in Jewish religious affairs, fostering a period of relative peace and cultural exchange.</text:p>
            </text:list-item>
            <text:list-item>
              <text:p text:style-name="P11">This period saw the beginning of the translation of the Hebrew Bible into Koine Greek in Alexandria, producing the Septuagint (LXX), primarily for the large Greek-speaking Jewish diaspora in Egypt.</text:p>
            </text:list-item>
          </text:list>
        </text:list-item>
        <text:list-item>
          <text:p text:style-name="P11"><text:span text:style-name="Strong_20_Emphasis">Seleucid Rule and the Maccabean Revolt (200–141 BCE)</text:span></text:p>
          <text:list>
            <text:list-item>
              <text:p text:style-name="P11">The Seleucid emperor Antiochus III the Great defeated the Ptolemaic army at the Battle of Panium (Banias) in 200 BCE, bringing Judea under Seleucid control.</text:p>
            </text:list-item>
            <text:list-item>
              <text:p text:style-name="P11">Initially, Antiochus III affirmed Jewish religious liberties through a charter, respecting the authority of the High Priest and the Torah.</text:p>
            </text:list-item>
            <text:list-item>
              <text:p text:style-name="P11"><text:soft-page-break/>The political situation shifted dramatically under Antiochus IV Epiphanes (r. 175–164 BCE).</text:p>
            </text:list-item>
            <text:list-item>
              <text:p text:style-name="P12">Antiochus IV supported a radical Hellenizing faction within the Jewish aristocracy in Jerusalem. He replaced the legitimate High Priest Onias III with his Hellenizing brother Jason, who paid a large bribe and sought to turn Jerusalem into a Greek <text:span text:style-name="T1">polis</text:span> named <text:span text:style-name="T1">Antioch-in-Jerusalem</text:span>, complete with a gymnasium.</text:p>
            </text:list-item>
            <text:list-item>
              <text:p text:style-name="P11">Jason was later outbid and replaced by Menelaus, an even more extreme Hellenizer who was not from a high-priestly family.</text:p>
            </text:list-item>
            <text:list-item>
              <text:p text:style-name="P11">While Antiochus IV was campaigning in Egypt, a rumor of his death sparked a civil war in Jerusalem. Antiochus returned in 168 BCE, brutally suppressed the conflict, and plundered the Second Temple treasury.</text:p>
            </text:list-item>
            <text:list-item>
              <text:p text:style-name="P11">In 167 BCE, Antiochus IV issued decrees banning core tenets of Judaism: Sabbath observance, circumcision, dietary laws, and Torah study were outlawed on pain of death.</text:p>
            </text:list-item>
            <text:list-item>
              <text:p text:style-name="P11">He ordered the Jerusalem Temple to be rededicated to Zeus Olympios and an altar to be erected for pagan sacrifice, an event known as the "abomination of desolation."</text:p>
            </text:list-item>
            <text:list-item>
              <text:p text:style-name="P11">The revolt began in the village of Modi'in, led by the priest Mattathias of the Hasmonean family, who killed a royal official and a Hellenized Jew performing a pagan sacrifice.</text:p>
            </text:list-item>
            <text:list-item>
              <text:p text:style-name="P11">After Mattathias's death, leadership passed to his son, Judah, known as "Maccabee" (the Hammer).</text:p>
            </text:list-item>
            <text:list-item>
              <text:p text:style-name="P11">Judah Maccabee led a successful guerrilla war against larger, better-equipped Seleucid armies, winning key victories at Wadi Haramia, Beth Horon, and Emmaus.</text:p>
            </text:list-item>
            <text:list-item>
              <text:p text:style-name="P11">In 164 BCE, Judah's forces recaptured Jerusalem (except for the Seleucid fortress, the Akra), cleansed and rededicated the Temple. This event is commemorated by the Jewish festival of Hanukkah.</text:p>
            </text:list-item>
          </text:list>
        </text:list-item>
        <text:list-item>
          <text:p text:style-name="P11"><text:span text:style-name="Strong_20_Emphasis">The Hasmonean Dynasty (141–63 BCE)</text:span></text:p>
          <text:list>
            <text:list-item>
              <text:p text:style-name="P11">After Judah's death in battle, his brothers Jonathan and Simon continued the struggle.</text:p>
            </text:list-item>
            <text:list-item>
              <text:p text:style-name="P12">Simon Maccabee exploited Seleucid dynastic instability to achieve full political independence in 141 BCE, when he captured the Akra. He was proclaimed High Priest, military commander, and <text:span text:style-name="T1">ethnarch</text:span> (national leader) by a "great assembly" in Jerusalem.</text:p>
            </text:list-item>
            <text:list-item>
              <text:p text:style-name="P11">Simon's son, John Hyrcanus I (r. 134–104 BCE), embarked on a major territorial expansion, conquering Samaria (and destroying the Samaritan temple on Mount Gerizim), and Idumea, whose population he forcibly converted to Judaism.</text:p>
            </text:list-item>
            <text:list-item>
              <text:p text:style-name="P11">John Hyrcanus I was the first Hasmonean ruler to mint his own coins, a clear sign of sovereignty.</text:p>
            </text:list-item>
            <text:list-item>
              <text:p text:style-name="P12"><text:soft-page-break/>His son, Aristobulus I (r. 104–103 BCE), was the first Hasmonean to formally adopt the title of <text:span text:style-name="T1">basileus</text:span> (king), combining the secular role of king with the religious role of High Priest.</text:p>
            </text:list-item>
            <text:list-item>
              <text:p text:style-name="P11">Alexander Jannaeus (r. 103–76 BCE) expanded the kingdom to its greatest extent, controlling the entire coastal plain, Galilee, and territories east of the Jordan River. His reign was marked by brutal internal conflict with the Pharisees, a major religious sect.</text:p>
            </text:list-item>
            <text:list-item>
              <text:p text:style-name="P11">His widow, Salome Alexandra (r. 76–67 BCE), succeeded him as queen regent. She reversed Jannaeus's policies, favoring the Pharisees and appointing her elder son, Hyrcanus II, as High Priest.</text:p>
            </text:list-item>
            <text:list-item>
              <text:p text:style-name="P11">After Salome's death, a devastating civil war erupted between her sons: the mild-mannered Hyrcanus II and the ambitious Aristobulus II.</text:p>
            </text:list-item>
            <text:list-item>
              <text:p text:style-name="P11">This internal strife prompted both sides to appeal for intervention from the Roman general Pompey the Great, who was campaigning in the region. This act effectively ended Jewish independence.</text:p>
            </text:list-item>
          </text:list>
        </text:list-item>
      </text:list>
      <text:p text:style-name="P3"><text:span text:style-name="Strong_20_Emphasis">SECTION 1.2.2: Second Temple Judaism Sociocultural Life</text:span></text:p>
      <text:list text:style-name="L5">
        <text:list-item>
          <text:p text:style-name="P13"><text:span text:style-name="Strong_20_Emphasis">The Jerusalem Temple:</text:span></text:p>
          <text:list>
            <text:list-item>
              <text:p text:style-name="P13">The central institution of Jewish religious and national life, a unique site for sacrificial worship prescribed by the Torah.</text:p>
            </text:list-item>
            <text:list-item>
              <text:p text:style-name="P13">Administered by a hereditary priesthood, led by the High Priest. The priesthood was divided into 24 "courses" or "divisions" that served in the Temple on a rotating basis.</text:p>
            </text:list-item>
            <text:list-item>
              <text:p text:style-name="P13">The Sadducees, an aristocratic party, were heavily associated with the high-priestly families and Temple administration.</text:p>
            </text:list-item>
            <text:list-item>
              <text:p text:style-name="P13">The Temple economy was vast, funded by a half-shekel annual tax on all Jewish men, tithes, and votive offerings.</text:p>
            </text:list-item>
            <text:list-item>
              <text:p text:style-name="P14">Three major pilgrimage festivals (<text:span text:style-name="T1">Shalosh Regalim</text:span>)—Passover, Shavuot (Pentecost), and Sukkot (Tabernacles)—drew Jews from across Judea and the diaspora to Jerusalem.</text:p>
            </text:list-item>
          </text:list>
        </text:list-item>
        <text:list-item>
          <text:p text:style-name="P13"><text:span text:style-name="Strong_20_Emphasis">Major Socioreligious Groups (Sects):</text:span></text:p>
          <text:list>
            <text:list-item>
              <text:p text:style-name="P13"><text:span text:style-name="Strong_20_Emphasis">Sadducees:</text:span></text:p>
              <text:list>
                <text:list-item>
                  <text:p text:style-name="P13">Primarily composed of the wealthy, priestly, and landed aristocracy.</text:p>
                </text:list-item>
                <text:list-item>
                  <text:p text:style-name="P13">Held political power through their control of the Temple and their role in the Sanhedrin.</text:p>
                </text:list-item>
                <text:list-item>
                  <text:p text:style-name="P13">Theologically conservative, they accepted only the authority of the written Torah and rejected innovations.</text:p>
                </text:list-item>
                <text:list-item>
                  <text:p text:style-name="P13">Denied the existence of a soul, an afterlife, the resurrection of the dead, and the influence of angels or demons.</text:p>
                </text:list-item>
              </text:list>
            </text:list-item>
            <text:list-item>
              <text:p text:style-name="P13"><text:soft-page-break/><text:span text:style-name="Strong_20_Emphasis">Pharisees:</text:span></text:p>
              <text:list>
                <text:list-item>
                  <text:p text:style-name="P13">Enjoyed broad popular support among the common people.</text:p>
                </text:list-item>
                <text:list-item>
                  <text:p text:style-name="P13">Believed that God gave Moses both a Written Law (the Torah) and an Oral Law, an unfolding tradition of interpretation that they developed. This became the foundation of Rabbinic Judaism.</text:p>
                </text:list-item>
                <text:list-item>
                  <text:p text:style-name="P13">Their theological doctrines included the resurrection of the dead, a final judgment, and a belief in a combination of divine providence and human free will.</text:p>
                </text:list-item>
                <text:list-item>
                  <text:p text:style-name="P14">Were organized into fellowships (<text:span text:style-name="T1">havurot</text:span>) that practiced strict observance of purity and tithing laws.</text:p>
                </text:list-item>
              </text:list>
            </text:list-item>
            <text:list-item>
              <text:p text:style-name="P13"><text:span text:style-name="Strong_20_Emphasis">Essenes:</text:span></text:p>
              <text:list>
                <text:list-item>
                  <text:p text:style-name="P13">An ascetic and apocalyptic sect.</text:p>
                </text:list-item>
                <text:list-item>
                  <text:p text:style-name="P13">Lived in communal, tightly-organized communities, often separating themselves from mainstream society to maintain ritual purity.</text:p>
                </text:list-item>
                <text:list-item>
                  <text:p text:style-name="P13">The community at Qumran, which produced the Dead Sea Scrolls, is widely believed to be Essene or a related group.</text:p>
                </text:list-item>
                <text:list-item>
                  <text:p text:style-name="P13">Held property in common, practiced celibacy (in some branches), and followed a strict daily regimen of prayer and study.</text:p>
                </text:list-item>
                <text:list-item>
                  <text:p text:style-name="P13">Believed in a deterministic worldview (predestination) and a sharp dualism between good and evil, light and darkness.</text:p>
                </text:list-item>
              </text:list>
            </text:list-item>
            <text:list-item>
              <text:p text:style-name="P13"><text:span text:style-name="Strong_20_Emphasis">Fourth Philosophy (Zealots and Sicarii):</text:span></text:p>
              <text:list>
                <text:list-item>
                  <text:p text:style-name="P13">A radical political movement, not a purely religious sect, that emerged in the early 1st century CE.</text:p>
                </text:list-item>
                <text:list-item>
                  <text:p text:style-name="P13">Founded by Judas of Galilee in response to the Roman census of 6 CE.</text:p>
                </text:list-item>
                <text:list-item>
                  <text:p text:style-name="P13">Theologically aligned with the Pharisees on most matters but held a radical belief in God as Israel's only ruler, making submission to a pagan emperor (and paying taxes to him) an act of apostasy.</text:p>
                </text:list-item>
                <text:list-item>
                  <text:p text:style-name="P14">Advocated violent revolution to overthrow Roman rule. The <text:span text:style-name="T1">Sicarii</text:span> (dagger-men) were an extremist splinter group known for assassinating Roman officials and their Jewish collaborators.</text:p>
                </text:list-item>
              </text:list>
            </text:list-item>
          </text:list>
        </text:list-item>
        <text:list-item>
          <text:p text:style-name="P13"><text:span text:style-name="Strong_20_Emphasis">Purity, Synagogues, and Social Life:</text:span></text:p>
          <text:list>
            <text:list-item>
              <text:p text:style-name="P14">Ritual purity (<text:span text:style-name="T1">taharah</text:span>) was a pervasive concept, not limited to the Temple. It governed diet (<text:span text:style-name="T1">kashrut</text:span>), sexual relations, contact with corpses, and more.</text:p>
            </text:list-item>
            <text:list-item>
              <text:p text:style-name="P13"><text:soft-page-break/>The widespread discovery of stone vessels from this period is linked to purity concerns, as stone was believed not to be susceptible to ritual impurity.</text:p>
            </text:list-item>
            <text:list-item>
              <text:p text:style-name="P14">Ritual immersion baths (<text:span text:style-name="T1">mikva'ot</text:span>) became common in both public and private settings for purification.</text:p>
            </text:list-item>
            <text:list-item>
              <text:p text:style-name="P13">The synagogue emerged as a vital local institution, particularly in the Diaspora and Galilee, serving as a house of prayer, Torah reading, education, and community assembly. It complemented, rather than competed with, the centralized Temple cult.</text:p>
            </text:list-item>
            <text:list-item>
              <text:p text:style-name="P13">Hellenism created a spectrum of cultural responses. Some Jews, especially in the Diaspora (e.g., Philo of Alexandria), synthesized Jewish theology with Greek philosophy. In Judea, while Greek was used for administration and commerce, resistance to Hellenistic cultural and religious encroachment was a powerful social force.</text:p>
            </text:list-item>
          </text:list>
        </text:list-item>
      </text:list>
      <text:p text:style-name="P3"><text:span text:style-name="Strong_20_Emphasis">SECTION 1.2.3: Roman Provincial Administration Judea</text:span></text:p>
      <text:list text:style-name="L6">
        <text:list-item>
          <text:p text:style-name="P15"><text:span text:style-name="Strong_20_Emphasis">Roman Intervention and the Rise of Herod (63–37 BCE)</text:span></text:p>
          <text:list>
            <text:list-item>
              <text:p text:style-name="P15">In 63 BCE, Pompey the Great captured Jerusalem, settling the Hasmonean civil war in favor of Hyrcanus II. He famously entered the Temple's Holy of Holies, finding it empty.</text:p>
            </text:list-item>
            <text:list-item>
              <text:p text:style-name="P15">Judea was stripped of its coastal and Hellenistic cities, reduced in territory, and made a client state of Rome, required to pay tribute. Hyrcanus II was confirmed as High Priest but stripped of the title of king.</text:p>
            </text:list-item>
            <text:list-item>
              <text:p text:style-name="P15">Real power shifted to the Idumean courtier Antipater, who was appointed Roman procurator of Judea and secured positions for his sons, Phasael (governor of Jerusalem) and Herod (governor of Galilee).</text:p>
            </text:list-item>
            <text:list-item>
              <text:p text:style-name="P15">After Antipater's assassination and a Parthian invasion, Herod fled to Rome. In 40 BCE, the Roman Senate, with the support of Mark Antony and Octavian, declared Herod "King of the Jews," tasking him with retaking the kingdom.</text:p>
            </text:list-item>
            <text:list-item>
              <text:p text:style-name="P15">Herod, with Roman military backing, conquered Jerusalem in 37 BCE, ending Hasmonean rule.</text:p>
            </text:list-item>
          </text:list>
        </text:list-item>
        <text:list-item>
          <text:p text:style-name="P15"><text:span text:style-name="Strong_20_Emphasis">The Reign of Herod the Great (37–4 BCE)</text:span></text:p>
          <text:list>
            <text:list-item>
              <text:p text:style-name="P16">Herod ruled as a <text:span text:style-name="T1">rex socius et amicus populi Romani</text:span> (a friendly and allied king of the Roman people), a client monarch with internal autonomy but subordinate to Rome in foreign policy.</text:p>
            </text:list-item>
            <text:list-item>
              <text:p text:style-name="P15">He was an exceptionally ambitious builder. His major projects included:</text:p>
              <text:list>
                <text:list-item>
                  <text:p text:style-name="P15">A complete, magnificent reconstruction and expansion of the Jerusalem Temple, known as Herod's Temple.</text:p>
                </text:list-item>
                <text:list-item>
                  <text:p text:style-name="P15">The construction of the port city of Caesarea Maritima, with a man-made harbor, temple to Roma and Augustus, theater, and aqueduct.</text:p>
                </text:list-item>
                <text:list-item>
                  <text:p text:style-name="P15"><text:soft-page-break/>A series of powerful fortresses, including Masada, Herodium (his palace-fortress and tomb), and Machaerus.</text:p>
                </text:list-item>
              </text:list>
            </text:list-item>
            <text:list-item>
              <text:p text:style-name="P15">Herod meticulously balanced his duties to Rome with his role as king of a Jewish population, largely avoiding provocation in religious matters within Judea proper.</text:p>
            </text:list-item>
            <text:list-item>
              <text:p text:style-name="P15">His reign was also marked by extreme paranoia and cruelty; he executed his Hasmonean wife Mariamne, several of his sons, and many other perceived rivals.</text:p>
            </text:list-item>
            <text:list-item>
              <text:p text:style-name="P15">Upon his death in 4 BCE, his kingdom was divided by Augustus among his three surviving sons: Herod Archelaus (Judea, Samaria, Idumea), Herod Antipas (Galilee, Perea), and Philip (Gaulanitis, Trachonitis).</text:p>
            </text:list-item>
          </text:list>
        </text:list-item>
        <text:list-item>
          <text:p text:style-name="P15"><text:span text:style-name="Strong_20_Emphasis">Direct Roman Rule (6 CE onwards)</text:span></text:p>
          <text:list>
            <text:list-item>
              <text:p text:style-name="P15">Herod Archelaus's rule was so tyrannical that a joint Jewish-Samaritan delegation appealed to Rome for his removal. In 6 CE, Augustus exiled him and annexed his territory, creating the Roman province of Judea.</text:p>
            </text:list-item>
            <text:list-item>
              <text:p text:style-name="P16">The province was governed by a Roman official of the equestrian (knightly) order, with the title of <text:span text:style-name="T1">Prefect</text:span> (until 41 CE), later <text:span text:style-name="T1">Procurator</text:span>.</text:p>
            </text:list-item>
            <text:list-item>
              <text:p text:style-name="P15">The prefect/procurator was subordinate to the higher-ranking imperial legate of the much larger province of Syria.</text:p>
            </text:list-item>
            <text:list-item>
              <text:p text:style-name="P15">The governor's capital was Caesarea Maritima. His primary responsibilities included:</text:p>
              <text:list>
                <text:list-item>
                  <text:p text:style-name="P15">Command of auxiliary military forces (non-citizen troops) stationed in the province.</text:p>
                </text:list-item>
                <text:list-item>
                  <text:p text:style-name="P15">Overseeing tax collection (poll tax, land tax).</text:p>
                </text:list-item>
                <text:list-item>
                  <text:p text:style-name="P16">Exclusive jurisdiction in capital cases (<text:span text:style-name="T1">ius gladii</text:span>, the "right of the sword"), such as the trial of Jesus.</text:p>
                </text:list-item>
              </text:list>
            </text:list-item>
            <text:list-item>
              <text:p text:style-name="P15">The immediate imposition of direct rule was marked by the Census of Quirinius (6 CE) for taxation purposes, which triggered the revolt of Judas of Galilee and the formation of the Zealot movement.</text:p>
            </text:list-item>
            <text:list-item>
              <text:p text:style-name="P15">The Sanhedrin in Jerusalem retained significant authority in religious matters and local civil law among the Jewish population.</text:p>
            </text:list-item>
            <text:list-item>
              <text:p text:style-name="P15">The period was characterized by escalating tensions between the Jewish population and a succession of often corrupt or culturally insensitive Roman procurators, culminating in the outbreak of the First Jewish-Roman War in 66 CE.</text:p>
            </text:list-item>
          </text:list>
        </text:list-item>
      </text:list>
      <text:p text:style-name="P3"/>
      <text:p text:style-name="P10"/>
      <text:p text:style-name="P3"><text:span text:style-name="Strong_20_Emphasis">PART I: FOUNDATION (CONTINUED)</text:span></text:p>
      <text:p text:style-name="P3"><text:soft-page-break/><text:span text:style-name="Strong_20_Emphasis">CHAPTER 1.3: Early Islamic Palestine</text:span></text:p>
      <text:p text:style-name="P3"><text:span text:style-name="Strong_20_Emphasis">SECTION 1.3.1: Arab Conquest and Administration</text:span></text:p>
      <text:list text:style-name="L7">
        <text:list-item>
          <text:p text:style-name="P17"><text:span text:style-name="Strong_20_Emphasis">Background and Preliminaries</text:span></text:p>
          <text:list>
            <text:list-item>
              <text:p text:style-name="P17">The conquest occurred in the immediate aftermath of the devastating Byzantine-Sasanian War of 602–628, which left both empires militarily and economically exhausted.</text:p>
            </text:list-item>
            <text:list-item>
              <text:p text:style-name="P17">The population of Byzantine Palestine was religiously diverse, including Chalcedonian Christians (Melkites), Monophysite Christians (Jacobites), Samaritans, and Jews, with widespread discontent against Byzantine imperial rule.</text:p>
            </text:list-item>
            <text:list-item>
              <text:p text:style-name="P17">The rise of Islam in the Arabian Peninsula under the Prophet Muhammad provided the ideological unification and military impetus for the conquests.</text:p>
            </text:list-item>
            <text:list-item>
              <text:p text:style-name="P17">Early skirmishes, such as the Battle of Mu'tah in 629, served as precursors to the full-scale invasion, testing Byzantine defenses.</text:p>
            </text:list-item>
          </text:list>
        </text:list-item>
        <text:list-item>
          <text:p text:style-name="P17"><text:span text:style-name="Strong_20_Emphasis">The Rashidun Conquest (c. 634–640 CE)</text:span></text:p>
          <text:list>
            <text:list-item>
              <text:p text:style-name="P17">The invasion of Syria and Palestine was launched under the second Caliph, Umar ibn al-Khattab (r. 634–644).</text:p>
            </text:list-item>
            <text:list-item>
              <text:p text:style-name="P17">Four main armies were dispatched, led by generals Abu Ubayda ibn al-Jarrah (overall commander), Yazid ibn Abi Sufyan, Shurahbil ibn Hasana, and 'Amr ibn al-'As.</text:p>
            </text:list-item>
            <text:list-item>
              <text:p text:style-name="P17">The highly experienced general Khalid ibn al-Walid was transferred from the Iraqi front to Syria, where his tactical genius proved decisive.</text:p>
            </text:list-item>
            <text:list-item>
              <text:p text:style-name="P17"><text:span text:style-name="Strong_20_Emphasis">Battle of Ajnadayn (634):</text:span> Fought in central Palestine, this was the first major pitched battle. The Muslim Arab army under Khalid ibn al-Walid decisively defeated a larger Byzantine army, effectively shattering Byzantine field power in Palestine.</text:p>
            </text:list-item>
            <text:list-item>
              <text:p text:style-name="P17"><text:span text:style-name="Strong_20_Emphasis">Battle of Fahl (Pella) (635):</text:span> Another major victory for the Arab forces, routing Byzantine remnants in the Jordan Valley.</text:p>
            </text:list-item>
            <text:list-item>
              <text:p text:style-name="P17"><text:span text:style-name="Strong_20_Emphasis">Battle of Yarmouk (636):</text:span> The culminating and most significant battle. Fought near the Yarmouk River, a massive Byzantine army was annihilated by a smaller, more mobile Arab force under Khalid ibn al-Walid. This victory permanently sealed the fate of Byzantine Syria and Palestine.</text:p>
            </text:list-item>
            <text:list-item>
              <text:p text:style-name="P17">Following these victories, Byzantine garrisons were isolated in fortified cities, which were besieged and captured or surrendered one by one.</text:p>
            </text:list-item>
            <text:list-item>
              <text:p text:style-name="P17">Caesarea Maritima, the heavily fortified Byzantine capital of Palaestina Prima, held out the longest, falling around 640 CE.</text:p>
            </text:list-item>
          </text:list>
        </text:list-item>
        <text:list-item>
          <text:p text:style-name="P17"><text:span text:style-name="Strong_20_Emphasis">Surrender of Jerusalem and the Pact of Umar</text:span></text:p>
          <text:list>
            <text:list-item>
              <text:p text:style-name="P17"><text:soft-page-break/>Jerusalem, under the Chalcedonian Patriarch Sophronius, surrendered to the Arab forces around 637 or 638 CE.</text:p>
            </text:list-item>
            <text:list-item>
              <text:p text:style-name="P17">According to tradition, Sophronius refused to surrender to anyone but the Caliph himself. Caliph Umar traveled from Medina to accept the city's surrender in person.</text:p>
            </text:list-item>
            <text:list-item>
              <text:p text:style-name="P17">Umar was reportedly shown the holy sites of the city, including the Temple Mount, which had been left in ruins since the Roman destruction in 70 CE. He is said to have cleared a space on the Mount for prayer.</text:p>
            </text:list-item>
            <text:list-item>
              <text:p text:style-name="P18">The terms of surrender were codified in an agreement known as the "Pact of Umar" or "Covenant of Umar" (<text:span text:style-name="T1">al-'Uhda al-'Umariyya</text:span>).</text:p>
            </text:list-item>
            <text:list-item>
              <text:p text:style-name="P18">While the authenticity of the specific traditional text is debated by historians, its principles reflect early Islamic policy towards non-Muslim subjects (<text:span text:style-name="T1">ahl al-dhimma</text:span>).</text:p>
            </text:list-item>
            <text:list-item>
              <text:p text:style-name="P17">Key provisions included:</text:p>
              <text:list>
                <text:list-item>
                  <text:p text:style-name="P17">Guarantee of security for the lives, property, churches, and crosses of the Christian inhabitants.</text:p>
                </text:list-item>
                <text:list-item>
                  <text:p text:style-name="P17">Churches would not be inhabited (by Muslims) or destroyed.</text:p>
                </text:list-item>
                <text:list-item>
                  <text:p text:style-name="P17">Christians would be allowed to practice their religion without coercion.</text:p>
                </text:list-item>
                <text:list-item>
                  <text:p text:style-name="P18">In return, the non-Muslim population was required to pay the <text:span text:style-name="T1">jizya</text:span>, a per-capita poll tax.</text:p>
                </text:list-item>
                <text:list-item>
                  <text:p text:style-name="P18">Land under cultivation was subject to the <text:span text:style-name="T1">kharaj</text:span>, a land tax.</text:p>
                </text:list-item>
                <text:list-item>
                  <text:p text:style-name="P18">The Pact included a set of restrictions (<text:span text:style-name="T1">ghiyar</text:span>) on <text:span text:style-name="T1">dhimmi</text:span> populations, which became standard over time: prohibitions on building new churches, displaying crosses or religious books publicly, ringing bells loudly, and requirements to wear distinctive clothing and not ride horses.</text:p>
                </text:list-item>
              </text:list>
            </text:list-item>
          </text:list>
        </text:list-item>
        <text:list-item>
          <text:p text:style-name="P17"><text:span text:style-name="Strong_20_Emphasis">Early Islamic Administration (The Jund System)</text:span></text:p>
          <text:list>
            <text:list-item>
              <text:p text:style-name="P18">The region of Greater Syria (<text:span text:style-name="T1">Bilad al-Sham</text:span>) was divided into military-administrative provinces called <text:span text:style-name="T1">ajnad</text:span> (singular: <text:span text:style-name="T1">jund</text:span>).</text:p>
            </text:list-item>
            <text:list-item>
              <text:p text:style-name="P17">This system was established by Caliph Umar to manage the conquered territories and pay the Arab soldiers.</text:p>
            </text:list-item>
            <text:list-item>
              <text:p text:style-name="P17">The territory of Palestine was divided primarily between two districts:</text:p>
              <text:list>
                <text:list-item>
                  <text:p text:style-name="P17"><text:span text:style-name="Strong_20_Emphasis">Jund Filastin:</text:span> The largest and most southerly district, corresponding roughly to the former Byzantine provinces of Palaestina Prima and Palaestina Tertia. Its capital was initially Lydda (Ludd), then moved to the newly founded city of Ramla in the early 8th century.</text:p>
                </text:list-item>
                <text:list-item>
                  <text:p text:style-name="P18"><text:soft-page-break/><text:span text:style-name="Strong_20_Emphasis">Jund al-Urdunn:</text:span> The "Jordan District," corresponding to Palaestina Secunda. Its capital was Tiberias (<text:span text:style-name="T1">Tabariyya</text:span>). It included the Galilee, the Golan, and parts of modern Jordan.</text:p>
                </text:list-item>
              </text:list>
            </text:list-item>
            <text:list-item>
              <text:p text:style-name="P17">Early administration relied heavily on the existing Byzantine bureaucracy. Greek remained the language of administration for several decades, and many Christian officials kept their posts.</text:p>
            </text:list-item>
            <text:list-item>
              <text:p text:style-name="P17">The tax system was also adopted from Byzantine precedents.</text:p>
            </text:list-item>
            <text:list-item>
              <text:p text:style-name="P17">Arab tribes from the Arabian peninsula and southern Syria began to settle in the region, some in existing cities and many in rural areas and newly established garrison camps, gradually changing the demographic landscape.</text:p>
            </text:list-item>
          </text:list>
        </text:list-item>
      </text:list>
      <text:p text:style-name="P3"><text:span text:style-name="Strong_20_Emphasis">SECTION 1.3.2: Umayyad Jerusalem Urban Development</text:span></text:p>
      <text:list text:style-name="L8">
        <text:list-item>
          <text:p text:style-name="P19"><text:span text:style-name="Strong_20_Emphasis">Umayyad Dynasty (661–750 CE)</text:span></text:p>
          <text:list>
            <text:list-item>
              <text:p text:style-name="P19">The Umayyad caliphs, beginning with Mu'awiya I, moved the capital of the Islamic Caliphate from the Hijaz to Damascus.</text:p>
            </text:list-item>
            <text:list-item>
              <text:p text:style-name="P19">This move dramatically increased the geopolitical importance of Syria and Palestine, making them the new imperial heartland.</text:p>
            </text:list-item>
            <text:list-item>
              <text:p text:style-name="P20">Jerusalem (<text:span text:style-name="T1">Iliya</text:span> in early sources, later <text:span text:style-name="T1">Bayt al-Maqdis</text:span> or <text:span text:style-name="T1">al-Quds</text:span>), while not the administrative capital, was elevated to a site of major religious and imperial significance.</text:p>
            </text:list-item>
            <text:list-item>
              <text:p text:style-name="P20">Umayyad interest in Jerusalem stemmed from its association with earlier prophets in the Quran and its link to the Prophet Muhammad's Night Journey (<text:span text:style-name="T1">Isra'</text:span>) and Ascension (<text:span text:style-name="T1">Mi'raj</text:span>).</text:p>
            </text:list-item>
          </text:list>
        </text:list-item>
        <text:list-item>
          <text:p text:style-name="P19"><text:span text:style-name="Strong_20_Emphasis">The Haram al-Sharif (Temple Mount) Transformation</text:span></text:p>
          <text:list>
            <text:list-item>
              <text:p text:style-name="P19">Caliph Abd al-Malik ibn Marwan (r. 685–705) initiated a monumental building program on the Haram al-Sharif, transforming the platform into a grand Islamic sanctuary.</text:p>
            </text:list-item>
            <text:list-item>
              <text:p text:style-name="P20"><text:span text:style-name="Strong_20_Emphasis">The Dome of the Rock (</text:span><text:span text:style-name="Strong_20_Emphasis"><text:span text:style-name="T1">Qubbat al-Sakhra</text:span></text:span><text:span text:style-name="Strong_20_Emphasis">)</text:span>:</text:p>
              <text:list>
                <text:list-item>
                  <text:p text:style-name="P19">Constructed between 688 and 691 CE, it is one of the earliest surviving masterpieces of Islamic architecture.</text:p>
                </text:list-item>
                <text:list-item>
                  <text:p text:style-name="P19">It is a shrine, not a mosque, built to enshrine the Foundation Stone, a rock sacred in Jewish and Islamic tradition.</text:p>
                </text:list-item>
                <text:list-item>
                  <text:p text:style-name="P19">The building has a centrally planned, octagonal design, influenced by Byzantine martyria, with a large wooden dome (originally lead, now gold-plated).</text:p>
                </text:list-item>
                <text:list-item>
                  <text:p text:style-name="P19">Its interior and exterior were lavishly decorated with glass mosaics depicting royal imagery—jewels, crowns, and vegetative scrolls—but were strictly aniconic (without human or animal figures).</text:p>
                </text:list-item>
                <text:list-item>
                  <text:p text:style-name="P19"><text:soft-page-break/>A 240-meter-long Kufic inscription running along the inner arcade contains Quranic verses and polemical statements directed at Christians, asserting Islamic monotheism, the prophethood of Jesus, and rejecting the Trinity and the divinity of Christ.</text:p>
                </text:list-item>
                <text:list-item>
                  <text:p text:style-name="P19">Its construction served multiple purposes: to establish a physical symbol of Islam's ascendancy over Christianity, to provide a major pilgrimage destination, and to assert Umayyad dynastic legitimacy during a civil war.</text:p>
                </text:list-item>
              </text:list>
            </text:list-item>
            <text:list-item>
              <text:p text:style-name="P19"><text:span text:style-name="Strong_20_Emphasis">The Al-Aqsa Mosque</text:span>:</text:p>
              <text:list>
                <text:list-item>
                  <text:p text:style-name="P19">The southern end of the Haram was designated as the main congregational mosque. An early simple wooden mosque was likely built under Caliph Umar.</text:p>
                </text:list-item>
                <text:list-item>
                  <text:p text:style-name="P19">Abd al-Malik or his son, al-Walid I (r. 705–715), replaced this with a massive stone structure.</text:p>
                </text:list-item>
                <text:list-item>
                  <text:p text:style-name="P20">Unlike the Dome of the Rock, al-Aqsa was a hypostyle mosque with a broad, rectangular plan, its central nave aligned with the <text:span text:style-name="T1">mihrab</text:span> (prayer niche) facing Mecca.</text:p>
                </text:list-item>
                <text:list-item>
                  <text:p text:style-name="P19">The original Umayyad structure has been destroyed by earthquakes and rebuilt multiple times, so its original form is only partially known through archaeology.</text:p>
                </text:list-item>
              </text:list>
            </text:list-item>
          </text:list>
        </text:list-item>
        <text:list-item>
          <text:p text:style-name="P19"><text:span text:style-name="Strong_20_Emphasis">Umayyad Palaces and City of Ramla</text:span></text:p>
          <text:list>
            <text:list-item>
              <text:p text:style-name="P19">Archaeological excavations south and southwest of the Haram have uncovered a complex of large Umayyad-era buildings.</text:p>
            </text:list-item>
            <text:list-item>
              <text:p text:style-name="P19">These structures are identified as administrative centers and palaces, likely used by the governor and for the caliph's entourage during visits to Jerusalem. They were connected to the Al-Aqsa Mosque by a bridge.</text:p>
            </text:list-item>
            <text:list-item>
              <text:p text:style-name="P19"><text:span text:style-name="Strong_20_Emphasis">Founding of Ramla:</text:span></text:p>
              <text:list>
                <text:list-item>
                  <text:p text:style-name="P20">The city of Ramla (<text:span text:style-name="T1">al-Ramla</text:span>) was founded by the Umayyad caliph Sulayman ibn Abd al-Malik around 716 CE.</text:p>
                </text:list-item>
                <text:list-item>
                  <text:p text:style-name="P19">It was the only completely new city founded by the Arabs in Palestine.</text:p>
                </text:list-item>
                <text:list-item>
                  <text:p text:style-name="P19">It was built to serve as the new administrative capital of Jund Filastin, replacing nearby Lydda.</text:p>
                </text:list-item>
                <text:list-item>
                  <text:p text:style-name="P20">It was a planned city with a mosque (the White Mosque), a governor's palace (<text:span text:style-name="T1">dar al-imara</text:span>), markets, and an advanced water system of cisterns and aqueducts. Its strategic location on major trade routes ensured its economic importance.</text:p>
                </text:list-item>
              </text:list>
            </text:list-item>
          </text:list>
        </text:list-item>
      </text:list>
      <text:p text:style-name="P3"><text:span text:style-name="Strong_20_Emphasis">SECTION 1.3.3: Abbasid and Fatimid Societies in Palestine</text:span></text:p>
      <text:list text:style-name="L9">
        <text:list-item>
          <text:p text:style-name="P21"><text:span text:style-name="Strong_20_Emphasis">The Abbasid Period (750–c. 969)</text:span></text:p>
          <text:list>
            <text:list-item>
              <text:p text:style-name="P21"><text:soft-page-break/>The Abbasid Revolution in 750 CE overthrew the Umayyads and moved the imperial capital from Damascus to the newly founded city of Baghdad.</text:p>
            </text:list-item>
            <text:list-item>
              <text:p text:style-name="P21">This shift rendered Palestine a remote, peripheral province, leading to a period of political neglect and economic decline relative to the Umayyad era.</text:p>
            </text:list-item>
            <text:list-item>
              <text:p text:style-name="P21">The region suffered from frequent Bedouin uprisings and internal revolts against Abbasid taxation and authority.</text:p>
            </text:list-item>
            <text:list-item>
              <text:p text:style-name="P21">A massive earthquake in 749 CE caused widespread destruction in Tiberias, Beit She'an, Ramla, and Jerusalem, further hampering the region's prosperity.</text:p>
            </text:list-item>
            <text:list-item>
              <text:p text:style-name="P21">As central Abbasid authority weakened in the 9th and 10th centuries, Palestine fell under the control of autonomous dynasties based in Egypt.</text:p>
              <text:list>
                <text:list-item>
                  <text:p text:style-name="P21"><text:span text:style-name="Strong_20_Emphasis">The Tulunids (868–905):</text:span> Ahmad ibn Tulun, an Abbasid governor of Egypt, established a de facto independent state that included Palestine and Syria.</text:p>
                </text:list-item>
                <text:list-item>
                  <text:p text:style-name="P21"><text:span text:style-name="Strong_20_Emphasis">The Ikhshidids (935–969):</text:span> Another Turko-Egyptian dynasty that ruled the region before the Fatimid conquest.</text:p>
                </text:list-item>
              </text:list>
            </text:list-item>
          </text:list>
        </text:list-item>
        <text:list-item>
          <text:p text:style-name="P21"><text:span text:style-name="Strong_20_Emphasis">The Fatimid Period (969–1099)</text:span></text:p>
          <text:list>
            <text:list-item>
              <text:p text:style-name="P21">The Fatimids, a Shi'a Isma'ili dynasty from North Africa, conquered Egypt in 969 and soon extended their rule over Palestine. Their capital was Cairo.</text:p>
            </text:list-item>
            <text:list-item>
              <text:p text:style-name="P21">Fatimid rule over Palestine was often unstable, contested by the Sunni Abbasids, the Byzantines, and powerful local Bedouin tribes, particularly the Jarrahids of the Banu Tayy, who controlled the interior for decades.</text:p>
            </text:list-item>
            <text:list-item>
              <text:p text:style-name="P21">The port cities of Acre, Ashkelon, and Caesarea flourished as centers of trade connecting the Fatimid empire with Byzantium and the rising Italian maritime republics.</text:p>
            </text:list-item>
            <text:list-item>
              <text:p text:style-name="P21">The Cairo Geniza documents reveal a vibrant Jewish community deeply involved in this Mediterranean trade, with regular correspondence between merchants in Fustat (Old Cairo), Jerusalem, Ramla, and Tyre.</text:p>
            </text:list-item>
            <text:list-item>
              <text:p text:style-name="P21">The reign of the sixth Fatimid Caliph, al-Hakim bi-Amr Allah (r. 996–1021), was a period of severe persecution for Christians and Jews.</text:p>
            </text:list-item>
            <text:list-item>
              <text:p text:style-name="P21">In 1009, al-Hakim ordered the destruction of the Church of the Holy Sepulchre in Jerusalem, along with numerous other churches and synagogues. This act sent shockwaves through Christendom and became a significant contributing cause of the Crusades.</text:p>
            </text:list-item>
            <text:list-item>
              <text:p text:style-name="P21">Permission to rebuild the Holy Sepulchre was granted by al-Hakim's successors, and reconstruction was completed around 1048 with funding from the Byzantine Emperor.</text:p>
            </text:list-item>
            <text:list-item>
              <text:p text:style-name="P21">In the latter half of the 11th century, the Sunni Seljuk Turks expanded from Central Asia, conquering Baghdad and pressing into Syria-Palestine.</text:p>
            </text:list-item>
            <text:list-item>
              <text:p text:style-name="P21"><text:soft-page-break/>The Seljuks captured Ramla and Jerusalem (1073) from the Fatimids, disrupting Christian pilgrimage routes and further destabilizing the region.</text:p>
            </text:list-item>
            <text:list-item>
              <text:p text:style-name="P21">In a final twist before the First Crusade, the Fatimids managed to recapture Jerusalem from the Seljuks' successors in 1098, only a year before the Crusaders arrived at the city's walls.</text:p>
            </text:list-item>
          </text:list>
        </text:list-item>
      </text:list>
      <text:p text:style-name="P3"/>
      <text:p text:style-name="P10"/>
      <text:p text:style-name="P3"><text:span text:style-name="Strong_20_Emphasis">PART I: FOUNDATION (CONTINUED)</text:span></text:p>
      <text:p text:style-name="P3"><text:span text:style-name="Strong_20_Emphasis">CHAPTER 1.4: Crusader and Ayyubid Periods</text:span></text:p>
      <text:p text:style-name="P3"><text:span text:style-name="Strong_20_Emphasis">SECTION 1.4.1: Latin Kingdom of Jerusalem Institutions</text:span></text:p>
      <text:list text:style-name="L10">
        <text:list-item>
          <text:p text:style-name="P22"><text:span text:style-name="Strong_20_Emphasis">Establishment and Political Structure</text:span></text:p>
          <text:list>
            <text:list-item>
              <text:p text:style-name="P22">The First Crusade (1096–1099) culminated in the capture of Jerusalem on July 15, 1099, marked by a widespread massacre of the city's Muslim and Jewish inhabitants.</text:p>
            </text:list-item>
            <text:list-item>
              <text:p text:style-name="P23">The state was established as a feudal monarchy. Godfrey of Bouillon, a leader of the Crusade, was elected its first ruler but refused the title of king, instead taking the title <text:span text:style-name="T1">Advocatus Sancti Sepulchri</text:span> (Defender of the Holy Sepulchre).</text:p>
            </text:list-item>
            <text:list-item>
              <text:p text:style-name="P22">His brother, Baldwin I (r. 1100–1118), became the first to be crowned King of Jerusalem, establishing a hereditary, though often contested, monarchy.</text:p>
            </text:list-item>
            <text:list-item>
              <text:p text:style-name="P23">The kingdom's political structure was highly decentralized, reflecting its feudal European origins. The king was considered <text:span text:style-name="T1">primus inter pares</text:span> ("first among equals") in relation to his powerful vassals.</text:p>
            </text:list-item>
            <text:list-item>
              <text:p text:style-name="P22">The core of the kingdom was the royal domain, territories directly controlled by the king, including Jerusalem, Acre, and Tyre.</text:p>
            </text:list-item>
            <text:list-item>
              <text:p text:style-name="P22">The kingdom was divided into a small number of large baronies, or fiefs, held by the most powerful nobles. The four great "tenants-in-chief" were the Count of Jaffa and Ascalon, the Prince of Galilee, the Lord of Sidon, and the Lord of Oultrejordain (trans-Jordan).</text:p>
            </text:list-item>
            <text:list-item>
              <text:p text:style-name="P23">Succession to the throne was not automatic and required the consent of the <text:span text:style-name="T1">Haute Cour</text:span> (High Court), the kingdom's central feudal council. This court also elected regents during the minority or absence of a monarch.</text:p>
            </text:list-item>
          </text:list>
        </text:list-item>
        <text:list-item>
          <text:p text:style-name="P22"><text:span text:style-name="Strong_20_Emphasis">Legal and Administrative Framework</text:span></text:p>
          <text:list>
            <text:list-item>
              <text:p text:style-name="P23">The <text:span text:style-name="T1">Haute Cour</text:span> was the primary legislative and judicial body for the nobility. It was composed of the king's direct vassals and its decisions were, in theory, binding on the king, significantly limiting royal power.</text:p>
            </text:list-item>
            <text:list-item>
              <text:p text:style-name="P22"><text:soft-page-break/>The kingdom developed a sophisticated legal system, codified in texts known as the Assizes of Jerusalem. These were compilations of customary law, legal treatises, and court judgments, representing one of the most extensive expressions of feudal law.</text:p>
            </text:list-item>
            <text:list-item>
              <text:p text:style-name="P23">Separate courts existed for non-nobles. The <text:span text:style-name="T1">Cour des Bourgeois</text:span> handled civil and criminal cases for the non-noble Latin population (merchants, artisans).</text:p>
            </text:list-item>
            <text:list-item>
              <text:p text:style-name="P23">Local, non-Latin communities (Eastern Christians, Muslims, Jews) were often allowed to maintain their own courts (<text:span text:style-name="T1">cours de la fonde</text:span> for commercial disputes, <text:span text:style-name="T1">Cour de la Chaîne</text:span> for port taxes) to adjudicate internal matters according to their own laws and customs, particularly in cities that had surrendered by treaty.</text:p>
            </text:list-item>
            <text:list-item>
              <text:p text:style-name="P22">Key royal officials included the Seneschal (oversaw the royal household and administration), the Constable (commander of the army), the Marshal (the Constable's deputy), and the Chancellor (head of the royal chancery).</text:p>
            </text:list-item>
          </text:list>
        </text:list-item>
        <text:list-item>
          <text:p text:style-name="P22"><text:span text:style-name="Strong_20_Emphasis">Military Organization</text:span></text:p>
          <text:list>
            <text:list-item>
              <text:p text:style-name="P22">The army was composed of several elements:</text:p>
              <text:list>
                <text:list-item>
                  <text:p text:style-name="P22">The feudal levy: Knights and sergeants who owed military service for their land fiefs. The size of this force was small, likely no more than 600-750 knights at its peak.</text:p>
                </text:list-item>
                <text:list-item>
                  <text:p text:style-name="P22">The Military Orders: The Knights Templar and the Knights Hospitaller were powerful, autonomous, transnational military-religious organizations. They answered only to the Pope, controlled vast estates and crucial castles (e.g., Safed, Belvoir, Kerak), and provided the kingdom's only standing, professional fighting force. The Teutonic Knights were a smaller, later addition.</text:p>
                </text:list-item>
                <text:list-item>
                  <text:p text:style-name="P22">Mercenaries: Frequently employed, including Turcopoles—lightly armed, mounted archers, often recruited from local Eastern Christian populations or of mixed parentage.</text:p>
                </text:list-item>
                <text:list-item>
                  <text:p text:style-name="P22">Urban militias from the Italian communes.</text:p>
                </text:list-item>
              </text:list>
            </text:list-item>
            <text:list-item>
              <text:p text:style-name="P22">Fortifications were the backbone of the kingdom's defense. A vast network of castles and fortified towns was constructed or rebuilt.</text:p>
            </text:list-item>
            <text:list-item>
              <text:p text:style-name="P22">Castle designs evolved from simple tower keeps to complex concentric castles with multiple lines of walls and projecting towers, designed to withstand siege warfare (e.g., Belvoir Castle, Krak des Chevaliers in the County of Tripoli).</text:p>
            </text:list-item>
          </text:list>
        </text:list-item>
        <text:list-item>
          <text:p text:style-name="P22"><text:span text:style-name="Strong_20_Emphasis">Society and Economy</text:span></text:p>
          <text:list>
            <text:list-item>
              <text:p text:style-name="P22">Society was rigidly hierarchical. A small Latin Catholic elite (the "Franks") ruled over a diverse majority population.</text:p>
            </text:list-item>
            <text:list-item>
              <text:p text:style-name="P22"><text:soft-page-break/>The bulk of the population consisted of Eastern Christians (Greek Orthodox, Armenian, Syriac, Maronite), Muslims (primarily rural peasants), and smaller communities of Jews and Samaritans.</text:p>
            </text:list-item>
            <text:list-item>
              <text:p text:style-name="P22">The Italian maritime republics—Venice, Genoa, and Pisa—were granted extensive commercial privileges, autonomous quarters, and tax exemptions in the port cities (Acre, Tyre) in exchange for providing crucial naval support during the conquests. They controlled the kingdom's lucrative trade with Europe.</text:p>
            </text:list-item>
            <text:list-item>
              <text:p text:style-name="P22">The economy was primarily agrarian, based on large estates producing wheat, olives, and wine. Sugar cane, grown in coastal plains and the Jordan Valley, was a highly profitable export crop processed in sugar mills.</text:p>
            </text:list-item>
            <text:list-item>
              <text:p text:style-name="P22">Pilgrimage was a massive economic driver. The influx of Christian pilgrims from Europe created a constant demand for housing, food, security, and souvenirs, constituting a major service industry.</text:p>
            </text:list-item>
          </text:list>
        </text:list-item>
      </text:list>
      <text:p text:style-name="P3"><text:span text:style-name="Strong_20_Emphasis">SECTION 1.4.2: Ayyubid Reconquest Strategies</text:span></text:p>
      <text:list text:style-name="L11">
        <text:list-item>
          <text:p text:style-name="P24"><text:span text:style-name="Strong_20_Emphasis">The Unification of Muslim Power under Saladin</text:span></text:p>
          <text:list>
            <text:list-item>
              <text:p text:style-name="P24">The key weakness exploited by the early Crusaders was the political disunity of the Muslim world, split between the Shi'a Fatimid Caliphate in Egypt and various Sunni Seljuk successor states (Zengids) in Syria.</text:p>
            </text:list-item>
            <text:list-item>
              <text:p text:style-name="P24">Salah al-Din (Saladin), a Kurdish general in the service of the Zengid ruler Nur al-Din, ended this division.</text:p>
            </text:list-item>
            <text:list-item>
              <text:p text:style-name="P24">In 1169, Saladin became the vizier of Fatimid Egypt. In 1171, he abolished the Fatimid Caliphate, bringing Egypt back into the Sunni Abbasid fold and making himself its effective ruler.</text:p>
            </text:list-item>
            <text:list-item>
              <text:p text:style-name="P24">Following Nur al-Din's death in 1174, Saladin spent the next 13 years systematically consolidating his power, taking Damascus (1174), Aleppo (1183), and Mosul (1186). This process unified the Muslim territories of Egypt, Syria, and the Jazira, completely encircling the Crusader states.</text:p>
            </text:list-item>
          </text:list>
        </text:list-item>
        <text:list-item>
          <text:p text:style-name="P24"><text:span text:style-name="Strong_20_Emphasis">Military and Political Strategy</text:span></text:p>
          <text:list>
            <text:list-item>
              <text:p text:style-name="P24">Saladin's strategy evolved from cautious probes to a decisive grand campaign. An early, overconfident invasion of the kingdom in 1177 led to a humiliating defeat at the Battle of Montgisard, teaching him to respect Frankish military capabilities.</text:p>
            </text:list-item>
            <text:list-item>
              <text:p text:style-name="P25">He employed a strategy of attrition, launching frequent raids (<text:span text:style-name="T1">razzias</text:span>) to damage the Crusader economy, test defenses, and wear down their limited manpower.</text:p>
            </text:list-item>
            <text:list-item>
              <text:p text:style-name="P25">He masterfully used the ideology of <text:span text:style-name="T1">jihad</text:span> (holy war) to rally diverse and often fractious Turcic, Kurdish, and Arab forces under a single banner, portraying himself as the unifier of Islam against a common enemy.</text:p>
            </text:list-item>
            <text:list-item>
              <text:p text:style-name="P24"><text:soft-page-break/>Saladin exploited deep political divisions within the Kingdom of Jerusalem, particularly the rivalry between the "court party" of King Guy of Lusignan and Raynald of Châtillon, who favored aggression, and the "noble party" of Raymond III of Tripoli, who advocated for a more cautious, defensive posture.</text:p>
            </text:list-item>
          </text:list>
        </text:list-item>
        <text:list-item>
          <text:p text:style-name="P24"><text:span text:style-name="Strong_20_Emphasis">The Hattin Campaign and its Aftermath (1187)</text:span></text:p>
          <text:list>
            <text:list-item>
              <text:p text:style-name="P25">Raynald of Châtillon provided Saladin with a <text:span text:style-name="T1">casus belli</text:span> in 1187 by attacking a large Muslim caravan in defiance of a truce.</text:p>
            </text:list-item>
            <text:list-item>
              <text:p text:style-name="P24">Saladin responded by besieging the city of Tiberias, held by Raymond of Tripoli's wife. This was a calculated trap to force the Crusader army to march to its relief.</text:p>
            </text:list-item>
            <text:list-item>
              <text:p text:style-name="P24">The entire Crusader field army, led by King Guy, marched from their well-watered camp at Sepphoris across a dry, hot plain in mid-summer.</text:p>
            </text:list-item>
            <text:list-item>
              <text:p text:style-name="P24">Saladin's forces harassed the marching Crusaders, blocking access to the Sea of Galilee.</text:p>
            </text:list-item>
            <text:list-item>
              <text:p text:style-name="P24">On July 4, 1187, at the Horns of Hattin, Saladin's army surrounded the dehydrated and exhausted Frankish army and annihilated it. The king was captured, and the military power of the kingdom was destroyed in a single day.</text:p>
            </text:list-item>
            <text:list-item>
              <text:p text:style-name="P24">In the three months following Hattin, with no army to oppose him, Saladin captured over 50 Crusader castles and cities, including the vital ports of Acre and Jaffa.</text:p>
            </text:list-item>
            <text:list-item>
              <text:p text:style-name="P24">Jerusalem surrendered in October 1187. In a calculated move that contrasted sharply with the 1099 massacre, Saladin forbade a general slaughter and allowed many inhabitants to ransom themselves. He purified the Dome of the Rock and Al-Aqsa Mosque for Muslim worship.</text:p>
            </text:list-item>
            <text:list-item>
              <text:p text:style-name="P24">The Ayyubid military policy later included strategic dismantling of fortifications (e.g., Ascalon) to prevent their recapture and use by new Crusades, such as the Third Crusade (1189–1192).</text:p>
            </text:list-item>
          </text:list>
        </text:list-item>
        <text:list-item>
          <text:p text:style-name="P24"><text:span text:style-name="Strong_20_Emphasis">Later Ayyubid Policy</text:span></text:p>
          <text:list>
            <text:list-item>
              <text:p text:style-name="P24">Saladin's successors, the later Ayyubid sultans, were often more pragmatic and less ideologically driven. They engaged in frequent diplomacy with the remaining Crusader state (centered at Acre).</text:p>
            </text:list-item>
            <text:list-item>
              <text:p text:style-name="P24">This pragmatism culminated in the Treaty of Jaffa (1229) between Sultan al-Kamil of Egypt and Holy Roman Emperor Frederick II. Al-Kamil ceded a demilitarized Jerusalem (excluding the Haram al-Sharif) to the Crusaders in exchange for a 10-year truce and an alliance, a deal condemned by many Muslims and Christians alike.</text:p>
            </text:list-item>
          </text:list>
        </text:list-item>
      </text:list>
      <text:p text:style-name="P3"><text:span text:style-name="Strong_20_Emphasis">SECTION 1.4.3: Interfaith Relations in Medieval Palestine</text:span></text:p>
      <text:list text:style-name="L12">
        <text:list-item>
          <text:p text:style-name="P26"><text:span text:style-name="Strong_20_Emphasis">Under Crusader Rule (1099–1291)</text:span></text:p>
          <text:list>
            <text:list-item>
              <text:p text:style-name="P26"><text:span text:style-name="Strong_20_Emphasis">Franks and Muslims:</text:span> While the era was defined by military conflict, daily interactions were common. The majority of the agricultural workforce remained Muslim, living as <text:soft-page-break/>serfs on Frankish estates. In cities, Muslim communities were governed by Frankish lords but retained some internal legal autonomy. The Spanish Muslim traveler Ibn Jubayr noted that Muslim peasants under Frankish rule were often treated better than those under some Muslim rulers due to a more predictable tax system.</text:p>
            </text:list-item>
            <text:list-item>
              <text:p text:style-name="P26"><text:span text:style-name="Strong_20_Emphasis">Franks and Eastern Christians:</text:span> The native Christian population (Melkites, Jacobites, Armenians, etc.) vastly outnumbered the Frankish rulers. They were tolerated as fellow Christians but treated as second-class citizens by the dominant Latin (Catholic) Church, which seized control of the most important holy sites and bishoprics. Eastern Christians were vital as translators, administrators, and guides. The Church of the Holy Sepulchre was shared by multiple Christian denominations, a source of constant negotiation and dispute over liturgical rights.</text:p>
            </text:list-item>
            <text:list-item>
              <text:p text:style-name="P26"><text:span text:style-name="Strong_20_Emphasis">Franks and Jews:</text:span> The Jewish community of Jerusalem was annihilated in 1099, but communities survived and recovered in other cities, especially Acre, Tyre, and in the Galilee. They lived under Frankish rule as a protected but subordinate minority, often engaged in specialized trades like dyeing and glass-making. The 12th-century Jewish traveler Benjamin of Tudela provided a detailed account of these communities.</text:p>
            </text:list-item>
          </text:list>
        </text:list-item>
        <text:list-item>
          <text:p text:style-name="P26"><text:span text:style-name="Strong_20_Emphasis">Under Ayyubid Rule (post-1187)</text:span></text:p>
          <text:list>
            <text:list-item>
              <text:p text:style-name="P27"><text:span text:style-name="Strong_20_Emphasis">Restoration of the Dhimma System:</text:span> With the reconquest, Muslims became the ruling group again, and non-Muslims (Christians and Jews) were governed under the traditional Islamic laws of the <text:span text:style-name="T1">dhimma</text:span>, which granted them protection and religious autonomy in exchange for paying the <text:span text:style-name="T1">jizya</text:span> tax and accepting a subordinate social status.</text:p>
            </text:list-item>
            <text:list-item>
              <text:p text:style-name="P27"><text:span text:style-name="Strong_20_Emphasis">Ayyubids and Christians:</text:span> Saladin's policy distinguished between the Frankish enemy and native Eastern Christians. While Franks were expelled or ransomed, Eastern Christian communities were granted <text:span text:style-name="T1">dhimmi</text:span> status. Their situation was often preferable to that under the Franks, as they were no longer ruled by a rival Christian sect. Pragmatism prevailed in Ayyubid policy: Christian pilgrimage to Jerusalem was allowed to continue for a fee, as it provided significant state revenue.</text:p>
            </text:list-item>
            <text:list-item>
              <text:p text:style-name="P26"><text:span text:style-name="Strong_20_Emphasis">Ayyubids and Jews:</text:span> Saladin actively encouraged Jews to resettle in Jerusalem and other parts of Palestine after 1187 as part of a policy to repopulate and economically revive the region. This led to a significant wave of Jewish immigration from Europe and other parts of the Muslim world. The preeminent Jewish scholar Maimonides served as a court physician to Saladin in Cairo, reflecting a period of high cultural achievement and relative security for Jewish communities under Ayyubid rule.</text:p>
            </text:list-item>
          </text:list>
        </text:list-item>
      </text:list>
      <text:p text:style-name="P3"/>
      <text:p text:style-name="P10"/>
      <text:p text:style-name="P3"><text:span text:style-name="Strong_20_Emphasis">PART I: FOUNDATION (CONTINUED)</text:span></text:p>
      <text:p text:style-name="P3"><text:span text:style-name="Strong_20_Emphasis">CHAPTER 1.5: Mamluk and Ottoman Palestine</text:span></text:p>
      <text:p text:style-name="P3"><text:span text:style-name="Strong_20_Emphasis">SECTION 1.5.1: Mamluk Rural Economy in Palestine (1291–1516)</text:span></text:p>
      <text:list text:style-name="L13">
        <text:list-item>
          <text:p text:style-name="P28"><text:soft-page-break/><text:span text:style-name="Strong_20_Emphasis">Political and Administrative Context</text:span></text:p>
          <text:list>
            <text:list-item>
              <text:p text:style-name="P28">The Mamluk Sultanate, based in Cairo, ruled Palestine from the final expulsion of the Crusaders in 1291 until the Ottoman conquest in 1516.</text:p>
            </text:list-item>
            <text:list-item>
              <text:p text:style-name="P29">The Mamluks were a military caste of Turkic and later Circassian origin who had been purchased as slaves (<text:span text:style-name="T1">mamluk</text:span> literally means "owned") and trained as elite soldiers.</text:p>
            </text:list-item>
            <text:list-item>
              <text:p text:style-name="P29">The region of Palestine was not a single administrative unit but was incorporated into the larger Province of Damascus (<text:span text:style-name="T1">Mamlakat Dimashq</text:span>).</text:p>
            </text:list-item>
            <text:list-item>
              <text:p text:style-name="P29">It was subdivided into smaller districts or governorates (<text:span text:style-name="T1">niyabas</text:span>), with key administrative centers at Safed (Tsfat), Gaza, and Jerusalem.</text:p>
            </text:list-item>
            <text:list-item>
              <text:p text:style-name="P28">Mamluk policy was deeply shaped by the fear of a renewed Crusader invasion. This led to a deliberate strategy of "slighting" the coast: the fortifications of major port cities like Acre, Jaffa, and Ascalon were systematically destroyed to make them unusable for an invading army.</text:p>
            </text:list-item>
            <text:list-item>
              <text:p text:style-name="P28">Administrative and military power was consequently concentrated in inland centers. Safed, in particular, was built up as a major Mamluk bastion controlling the Galilee.</text:p>
            </text:list-item>
          </text:list>
        </text:list-item>
        <text:list-item>
          <text:p text:style-name="P28"><text:span text:style-name="Strong_20_Emphasis">Land Tenure: The Iqta' System</text:span></text:p>
          <text:list>
            <text:list-item>
              <text:p text:style-name="P29">The backbone of the Mamluk military-administrative system was the <text:span text:style-name="T1">iqta'</text:span>, a grant of revenue from a designated parcel of land.</text:p>
            </text:list-item>
            <text:list-item>
              <text:p text:style-name="P28">Iqta' grants were given to Mamluk emirs (commanders) and soldiers in lieu of cash salaries, in exchange for providing military service and equipping a specified number of troops.</text:p>
            </text:list-item>
            <text:list-item>
              <text:p text:style-name="P29">The holder of an iqta' (<text:span text:style-name="T1">muqta'</text:span>) was entitled to the tax revenue from the villages and lands within his grant, but he did not own the land itself, which remained state property (<text:span text:style-name="T1">miri</text:span>).</text:p>
            </text:list-item>
            <text:list-item>
              <text:p text:style-name="P28">The system was non-hereditary; an iqta' reverted to the state upon the emir's death or dismissal and could be reassigned at the Sultan's discretion.</text:p>
            </text:list-item>
            <text:list-item>
              <text:p text:style-name="P28">This lack of long-term security discouraged investment in agricultural infrastructure (canals, terraces, presses). The primary incentive for the muqta' was to maximize revenue extraction during his tenure, often to the detriment of the peasantry and the land's productivity.</text:p>
            </text:list-item>
          </text:list>
        </text:list-item>
        <text:list-item>
          <text:p text:style-name="P28"><text:span text:style-name="Strong_20_Emphasis">Waqf Endowments</text:span></text:p>
          <text:list>
            <text:list-item>
              <text:p text:style-name="P29">A very large proportion of agricultural land was converted into <text:span text:style-name="T1">waqf</text:span> (plural: <text:span text:style-name="T1">awqaf</text:span>), a pious endowment in Islamic law.</text:p>
            </text:list-item>
            <text:list-item>
              <text:p text:style-name="P29">Land placed in waqf was inalienable, and its revenue was perpetually dedicated to a charitable or religious purpose, such as funding mosques, madrasas (theological <text:soft-page-break/>schools), Sufi lodges (<text:span text:style-name="T1">zawiya</text:span> or <text:span text:style-name="T1">khanqah</text:span>), hospitals (<text:span text:style-name="T1">bimaristan</text:span>), or public fountains (<text:span text:style-name="T1">sabil</text:span>).</text:p>
            </text:list-item>
            <text:list-item>
              <text:p text:style-name="P28">Mamluk sultans and emirs made extensive waqf endowments, particularly in Jerusalem, Hebron, and Gaza, as a means of displaying piety, securing a legacy, and protecting their family's wealth from confiscation by placing it under religious trust.</text:p>
            </text:list-item>
            <text:list-item>
              <text:p text:style-name="P28">This led to a major architectural boom in Jerusalem, which was endowed with dozens of madrasas and other institutions, transforming its urban fabric.</text:p>
            </text:list-item>
            <text:list-item>
              <text:p text:style-name="P28">While providing social services, the waqf system also had negative economic consequences. It removed vast tracts of land from the tax rolls and locked them into a rigid, often inefficient and corrupt, administrative system that hampered agricultural innovation and flexibility.</text:p>
            </text:list-item>
          </text:list>
        </text:list-item>
        <text:list-item>
          <text:p text:style-name="P28"><text:span text:style-name="Strong_20_Emphasis">Agriculture, Demography, and Rural Life</text:span></text:p>
          <text:list>
            <text:list-item>
              <text:p text:style-name="P29">The rural population (<text:span text:style-name="T1">fellahin</text:span>) consisted mostly of Arabic-speaking peasants living in villages.</text:p>
            </text:list-item>
            <text:list-item>
              <text:p text:style-name="P29">The primary agricultural products were cereals (wheat and barley), olives (for oil, a key export), grapes (processed into molasses-like <text:span text:style-name="T1">dibs</text:span>, not wine, for Muslim consumption), figs, and dates.</text:p>
            </text:list-item>
            <text:list-item>
              <text:p text:style-name="P28">Nablus and its hinterland were famous for their high-quality olive oil and the production of olive oil soap, which was exported throughout the Middle East.</text:p>
            </text:list-item>
            <text:list-item>
              <text:p text:style-name="P28">Cotton was an important cash crop, particularly in the northern valleys. Sugar cane, a highly profitable crop in the Ayyubid and Crusader periods, continued to be grown in the Jordan Valley, but its production declined significantly during the Mamluk era due to soil exhaustion and lack of investment.</text:p>
            </text:list-item>
            <text:list-item>
              <text:p text:style-name="P29">Nomadic Bedouin tribes were a major feature of the rural landscape, controlling the Negev, the Judean wilderness, and the Jordan Valley. Their relationship with the state was ambivalent, alternating between serving as auxiliary forces and guides for the Mamluk postal service (<text:span text:style-name="T1">barid</text:span>) and raiding agricultural villages and trade caravans.</text:p>
            </text:list-item>
            <text:list-item>
              <text:p text:style-name="P28">The mid-14th century was marked by the Black Death (c. 1347–49), which caused a demographic catastrophe. It is estimated to have killed between a quarter and a third of the population, leading to the permanent abandonment of many villages and a sharp, long-term decline in agricultural production.</text:p>
            </text:list-item>
            <text:list-item>
              <text:p text:style-name="P28">The late Mamluk period (15th century) was characterized by general economic and political decay, exacerbated by political instability in Cairo, recurrent plagues, Bedouin raids, and oppressive taxation policies.</text:p>
            </text:list-item>
          </text:list>
        </text:list-item>
      </text:list>
      <text:p text:style-name="P3"><text:span text:style-name="Strong_20_Emphasis">SECTION 1.5.2: Early Ottoman Land Tenure Reforms (16th–18th Centuries)</text:span></text:p>
      <text:list text:style-name="L14">
        <text:list-item>
          <text:p text:style-name="P30"><text:span text:style-name="Strong_20_Emphasis">The Ottoman Conquest and Administration</text:span></text:p>
          <text:list>
            <text:list-item>
              <text:p text:style-name="P30"><text:soft-page-break/>The Ottoman Empire, under Sultan Selim I, conquered Palestine from the Mamluks in 1516–1517 after the decisive Battle of Marj Dabiq.</text:p>
            </text:list-item>
            <text:list-item>
              <text:p text:style-name="P30">The region was integrated into the Ottoman provincial system, initially as part of the Eyalet (Province) of Damascus.</text:p>
            </text:list-item>
            <text:list-item>
              <text:p text:style-name="P31">It was subdivided into administrative districts known as <text:span text:style-name="T1">sanjaks</text:span> or <text:span text:style-name="T1">liwas</text:span>. The main sanjaks covering Palestine were Safed, Nablus, Jerusalem, Gaza, and Lajjun.</text:p>
            </text:list-item>
            <text:list-item>
              <text:p text:style-name="P30">The cornerstone of early Ottoman rule was the establishment of a centralized, bureaucratic system of fiscal control.</text:p>
            </text:list-item>
            <text:list-item>
              <text:p text:style-name="P31">This involved conducting detailed cadastral surveys (<text:span text:style-name="T1">tahrir</text:span>) that recorded the population (by household and religious affiliation), land use, crops, and expected tax yields of every settlement. The results were compiled in official registers called <text:span text:style-name="T1">Tapu Defterleri</text:span>.</text:p>
            </text:list-item>
            <text:list-item>
              <text:p text:style-name="P30">These registers are invaluable historical documents providing a granular snapshot of the region's demography and economy in the 16th century.</text:p>
            </text:list-item>
          </text:list>
        </text:list-item>
        <text:list-item>
          <text:p text:style-name="P30"><text:span text:style-name="Strong_20_Emphasis">The Timar System</text:span></text:p>
          <text:list>
            <text:list-item>
              <text:p text:style-name="P31">The Ottomans replaced the Mamluk iqta' with their own land-for-service system, the <text:span text:style-name="T1">timar</text:span>.</text:p>
            </text:list-item>
            <text:list-item>
              <text:p text:style-name="P31">A timar was a grant of the right to collect tax revenue from a plot of land, assigned to a cavalryman (<text:span text:style-name="T1">sipahi</text:span>) in return for his military service and that of his retainers.</text:p>
            </text:list-item>
            <text:list-item>
              <text:p text:style-name="P31">The sipahi was responsible for maintaining order and acting as the local agent of the state in his timar, but he did not own the land (<text:span text:style-name="T1">miri</text:span>) and his grant was non-hereditary.</text:p>
            </text:list-item>
            <text:list-item>
              <text:p text:style-name="P31">This system was designed to support a large, decentralized provincial cavalry force at no cost to the central treasury. It was most effective in the 16th century, contributing to a period of relative stability and demographic recovery known as the <text:span text:style-name="T1">Pax Ottomanica</text:span>.</text:p>
            </text:list-item>
          </text:list>
        </text:list-item>
        <text:list-item>
          <text:p text:style-name="P30"><text:span text:style-name="Strong_20_Emphasis">Decline of the Timar System and Rise of Tax Farming</text:span></text:p>
          <text:list>
            <text:list-item>
              <text:p text:style-name="P30">From the late 16th century onward, the timar system began to decay.</text:p>
            </text:list-item>
            <text:list-item>
              <text:p text:style-name="P31">Causes included severe inflation caused by the influx of American silver (the Price Revolution), the growing military importance of salaried infantry with firearms (<text:span text:style-name="T1">Janissaries</text:span>) over provincial cavalry, and the central state's increasing need for cash.</text:p>
            </text:list-item>
            <text:list-item>
              <text:p text:style-name="P31">The state increasingly converted timars into tax farms (<text:span text:style-name="T1">iltizam</text:span>).</text:p>
            </text:list-item>
            <text:list-item>
              <text:p text:style-name="P31">Under the iltizam system, the right to collect taxes from a district was auctioned off to the highest bidder, the <text:span text:style-name="T1">multazim</text:span>.</text:p>
            </text:list-item>
            <text:list-item>
              <text:p text:style-name="P30">The multazim paid a fixed sum to the treasury and was legally entitled to keep any surplus he could collect. This created a strong incentive for ruthless, short-term exploitation of the peasantry.</text:p>
            </text:list-item>
            <text:list-item>
              <text:p text:style-name="P31"><text:soft-page-break/>By the 18th century, the iltizam system became dominant. A life-term version, the <text:span text:style-name="T1">malikane</text:span>, created a powerful class of local and regional notables (<text:span text:style-name="T1">a'yan</text:span>) who controlled vast areas and could challenge the authority of the Ottoman governors. This led to the rise of semi-autonomous regional rulers like Zahir al-Umar in the Galilee and Ahmad Pasha al-Jazzar in Acre.</text:p>
            </text:list-item>
          </text:list>
        </text:list-item>
      </text:list>
      <text:p text:style-name="P3"><text:span text:style-name="Strong_20_Emphasis">SECTION 1.5.3: Ottoman Tanzimat Impacts in the Levant</text:span></text:p>
      <text:list text:style-name="L15">
        <text:list-item>
          <text:p text:style-name="P32"><text:span text:style-name="Strong_20_Emphasis">The Tanzimat Era (1839–1876)</text:span></text:p>
          <text:list>
            <text:list-item>
              <text:p text:style-name="P32">A period of extensive, state-led reforms aimed at modernizing and centralizing the Ottoman Empire to resist European encroachment and suppress nationalist separatism.</text:p>
            </text:list-item>
            <text:list-item>
              <text:p text:style-name="P32">The reforms were heavily influenced by the preceding period of Egyptian occupation (1831–1840) under Ibrahim Pasha, who had already introduced policies of conscription, direct taxation, and state monopolies, breaking the power of many traditional local leaders.</text:p>
            </text:list-item>
            <text:list-item>
              <text:p text:style-name="P33">The Tanzimat sought to create a common Ottoman citizenship (<text:span text:style-name="T1">Osmanlilik</text:span>) and establish a modern, rationalized bureaucracy, army, and legal system.</text:p>
            </text:list-item>
          </text:list>
        </text:list-item>
        <text:list-item>
          <text:p text:style-name="P32"><text:span text:style-name="Strong_20_Emphasis">The Ottoman Land Law of 1858</text:span></text:p>
          <text:list>
            <text:list-item>
              <text:p text:style-name="P32">This was the single most impactful reform on Palestinian society.</text:p>
            </text:list-item>
            <text:list-item>
              <text:p text:style-name="P33">Its goal was to abolish pre-modern forms of land tenure (like the <text:span text:style-name="T1">iltizam</text:span> and the collective village tenure system, <text:span text:style-name="T1">musha'a</text:span>), register all land in the name of an individual owner, and thereby increase state control and tax revenue.</text:p>
            </text:list-item>
            <text:list-item>
              <text:p text:style-name="P33">It required every cultivator to obtain a title deed (<text:span text:style-name="T1">tapu</text:span>) from the state.</text:p>
            </text:list-item>
            <text:list-item>
              <text:p text:style-name="P32">The law had profound and largely unintended consequences:</text:p>
              <text:list>
                <text:list-item>
                  <text:p text:style-name="P33">Many small-scale peasants (<text:span text:style-name="T1">fellahin</text:span>) feared that registration was a prelude to higher taxes and, more importantly, conscription into the Ottoman army. They avoided registering land in their own names.</text:p>
                </text:list-item>
                <text:list-item>
                  <text:p text:style-name="P33">They often registered their family or village lands in the name of a powerful urban notable (<text:span text:style-name="T1">effendi</text:span>) or a local moneylender for protection, effectively giving that person legal title.</text:p>
                </text:list-item>
                <text:list-item>
                  <text:p text:style-name="P33">The concept of individual ownership was alien to the <text:span text:style-name="T1">musha'a</text:span> system, where village land was held communally and periodically re-allotted among families. This system was undermined by the new law.</text:p>
                </text:list-item>
                <text:list-item>
                  <text:p text:style-name="P32">The long-term result was the large-scale transfer of legal title over agricultural land from the peasants who worked it to a new class of wealthy, absentee urban landlords. The fellahin were reduced to the status of tenant farmers, often deeply in debt to the landlord.</text:p>
                </text:list-item>
                <text:list-item>
                  <text:p text:style-name="P32"><text:soft-page-break/>The law also made it possible for foreign individuals and organizations, including early Zionist societies and German Templers, to purchase large tracts of land legally.</text:p>
                </text:list-item>
              </text:list>
            </text:list-item>
          </text:list>
        </text:list-item>
        <text:list-item>
          <text:p text:style-name="P32"><text:span text:style-name="Strong_20_Emphasis">Administrative and Socioeconomic Changes</text:span></text:p>
          <text:list>
            <text:list-item>
              <text:p text:style-name="P33"><text:span text:style-name="Strong_20_Emphasis">New Administrative Divisions:</text:span> The Vilayet Law of 1864 reorganized provinces. By the late 19th century, northern Palestine was part of the Vilayet of Beirut, the central hills were in the Vilayet of Syria, and the Sanjak of Jerusalem was elevated to a special status (<text:span text:style-name="T1">mutasarriflik</text:span>) in 1872, reporting directly to Istanbul due to its growing international importance.</text:p>
            </text:list-item>
            <text:list-item>
              <text:p text:style-name="P33"><text:span text:style-name="Strong_20_Emphasis">Integration into the Global Economy:</text:span> The reforms, coupled with European commercial treaties (<text:span text:style-name="T1">capitulations</text:span>), accelerated the integration of the local economy into global markets. Palestine became an exporter of cash crops, especially Jaffa oranges, wheat, and sesame.</text:p>
            </text:list-item>
            <text:list-item>
              <text:p text:style-name="P32"><text:span text:style-name="Strong_20_Emphasis">Infrastructure:</text:span> Modest modernization occurred, including the construction of carriage roads, telegraph lines, and the first railway from Jaffa to Jerusalem, completed in 1892 by a French company.</text:p>
            </text:list-item>
            <text:list-item>
              <text:p text:style-name="P32"><text:span text:style-name="Strong_20_Emphasis">Rise of Port Cities:</text:span> Port cities, particularly Jaffa and later Haifa, grew rapidly as centers of commerce, export, and immigration.</text:p>
            </text:list-item>
            <text:list-item>
              <text:p text:style-name="P32"><text:span text:style-name="Strong_20_Emphasis">Increased European Presence:</text:span> The Tanzimat period coincided with a massive increase in European political and cultural penetration, manifested through consulates, religious missions, schools, hospitals, archaeological societies, and a growing stream of pilgrims and tourists. This presence further reshaped the social and political landscape of cities like Jerusalem and Jaffa.</text:p>
            </text:list-item>
          </text:list>
        </text:list-item>
      </text:list>
      <text:p text:style-name="P3"/>
      <text:p text:style-name="P10"/>
      <text:p text:style-name="P3"><text:span text:style-name="Strong_20_Emphasis">PART I: FOUNDATION (CONTINUED)</text:span></text:p>
      <text:p text:style-name="P3"><text:span text:style-name="Strong_20_Emphasis">CHAPTER 1.6: Enlightenment and Modernity Context</text:span></text:p>
      <text:p text:style-name="P3"><text:span text:style-name="Strong_20_Emphasis">SECTION 1.6.1: European Imperialism in the Middle East Prelude</text:span></text:p>
      <text:list text:style-name="L16">
        <text:list-item>
          <text:p text:style-name="P34"><text:span text:style-name="Strong_20_Emphasis">Early Modern Encounters (16th–18th Centuries)</text:span></text:p>
          <text:list>
            <text:list-item>
              <text:p text:style-name="P34"><text:span text:style-name="Strong_20_Emphasis">The Capitulations:</text:span> A series of commercial treaties granted by Ottoman Sultans to European powers, beginning with France in the 16th century.</text:p>
            </text:list-item>
            <text:list-item>
              <text:p text:style-name="P35">Initially intended to promote trade, they granted European merchants (<text:span text:style-name="T1">millets</text:span>) extraterritorial rights, exempting them from local laws and taxes and placing them under the legal jurisdiction of their own consuls.</text:p>
            </text:list-item>
            <text:list-item>
              <text:p text:style-name="P34">Over time, these capitulations were expanded and became a key instrument of European economic penetration and political leverage, undermining Ottoman sovereignty. <text:soft-page-break/>European powers could also extend their "protection" to Ottoman non-Muslim subjects, creating a class of local intermediaries with loyalties to foreign powers.</text:p>
            </text:list-item>
            <text:list-item>
              <text:p text:style-name="P34"><text:span text:style-name="Strong_20_Emphasis">Strategic Competition:</text:span> The "Eastern Question"—the political and diplomatic problem posed by the decline of the Ottoman Empire—dominated European international relations from the late 18th century onward.</text:p>
            </text:list-item>
            <text:list-item>
              <text:p text:style-name="P34">Major powers (Britain, France, Russia, Austria-Hungary) competed to gain strategic advantages from the Ottoman decline, either by propping up the empire to maintain the balance of power or by carving out spheres of influence for themselves.</text:p>
            </text:list-item>
            <text:list-item>
              <text:p text:style-name="P34">Russia positioned itself as the protector of the Ottoman Empire's Orthodox Christian subjects, seeking access to the Mediterranean through the Turkish Straits.</text:p>
            </text:list-item>
            <text:list-item>
              <text:p text:style-name="P34">France claimed a traditional role as protector of Ottoman Catholics, particularly the Maronites in Mount Lebanon.</text:p>
            </text:list-item>
            <text:list-item>
              <text:p text:style-name="P34">Britain, concerned with protecting its imperial route to India, generally sought to preserve the Ottoman Empire's territorial integrity as a buffer against Russian expansion.</text:p>
            </text:list-item>
          </text:list>
        </text:list-item>
        <text:list-item>
          <text:p text:style-name="P34"><text:span text:style-name="Strong_20_Emphasis">The Napoleonic Catalyst (1798–1801)</text:span></text:p>
          <text:list>
            <text:list-item>
              <text:p text:style-name="P34">Napoleon Bonaparte's invasion of Ottoman Egypt in 1798 was a watershed event.</text:p>
            </text:list-item>
            <text:list-item>
              <text:p text:style-name="P34">It demonstrated the profound military weakness of the Ottoman Empire and its Mamluk vassals against a modern European army.</text:p>
            </text:list-item>
            <text:list-item>
              <text:p text:style-name="P34">It brought modern European military technology, administrative techniques, and Enlightenment ideas directly into the heart of the Arab world.</text:p>
            </text:list-item>
            <text:list-item>
              <text:p text:style-name="P34">During his campaign into Palestine and Syria, Napoleon laid siege to Acre in 1799. To rally support, he issued a proclamation offering to restore Jerusalem to the Jews, a pragmatic gesture that foreshadowed later European Zionist sympathies but had no immediate effect.</text:p>
            </text:list-item>
            <text:list-item>
              <text:p text:style-name="P34">The invasion prompted direct British military intervention in the region to counter France and ultimately led to the rise of Muhammad Ali in Egypt, whose modernizing state-building project further destabilized Ottoman rule in the Levant.</text:p>
            </text:list-item>
          </text:list>
        </text:list-item>
        <text:list-item>
          <text:p text:style-name="P34"><text:span text:style-name="Strong_20_Emphasis">19th Century "Penetration"</text:span></text:p>
          <text:list>
            <text:list-item>
              <text:p text:style-name="P34"><text:span text:style-name="Strong_20_Emphasis">Economic Imperialism:</text:span> European manufactured goods, particularly textiles, flooded local markets, often outcompeting and destroying traditional artisan industries. The region was increasingly integrated into the world economy as a supplier of raw materials (cotton, silk, grain) and a market for European products. European capital financed infrastructure projects like railways and ports, often creating debt and dependency.</text:p>
            </text:list-item>
            <text:list-item>
              <text:p text:style-name="P34"><text:span text:style-name="Strong_20_Emphasis">Religious and Cultural Imperialism:</text:span> The 19th century saw a dramatic increase in Christian missionary activity, both Protestant (British, German, American) and Catholic (French).</text:p>
            </text:list-item>
            <text:list-item>
              <text:p text:style-name="P34"><text:soft-page-break/>Missionaries established schools, hospitals, and printing presses, which became powerful vectors for the transmission of Western languages, ideas, and values.</text:p>
            </text:list-item>
            <text:list-item>
              <text:p text:style-name="P34">These institutions often provided a superior education to that available locally, creating a new, Western-oriented intellectual elite among local Christian communities. This in turn stimulated a competitive modernizing response from Jewish and Muslim communities.</text:p>
            </text:list-item>
            <text:list-item>
              <text:p text:style-name="P34"><text:span text:style-name="Strong_20_Emphasis">Proto-Zionism:</text:span> Christian restorationism, a belief prevalent among British evangelicals that the return of Jews to the Holy Land was a precondition for the Second Coming of Christ, created a powerful ideological lobby in Britain. This led to political actions like the establishment of a British consulate in Jerusalem in 1838 and Lord Palmerston's policy of extending diplomatic protection to Jews.</text:p>
            </text:list-item>
            <text:list-item>
              <text:p text:style-name="P35"><text:span text:style-name="Strong_20_Emphasis">Archaeology and "Discovery":</text:span> European powers sponsored major archaeological expeditions and surveys, such as the British Palestine Exploration Fund (PEF) and the French <text:span text:style-name="T1">École Biblique</text:span>. While producing invaluable scholarly knowledge, these activities also served as a form of colonial reconnaissance and reinforced a European narrative of "reclaiming" a biblical land that had been neglected under Ottoman rule.</text:p>
            </text:list-item>
          </text:list>
        </text:list-item>
        <text:list-item>
          <text:p text:style-name="P34"><text:span text:style-name="Strong_20_Emphasis">The Scramble for the Middle East (c. 1870–1914)</text:span></text:p>
          <text:list>
            <text:list-item>
              <text:p text:style-name="P34">The opening of the Suez Canal in 1869 dramatically increased the strategic importance of the region, making it the "jugular vein" of the British Empire's route to India.</text:p>
            </text:list-item>
            <text:list-item>
              <text:p text:style-name="P34">Britain occupied Egypt in 1882, establishing a formal protectorate.</text:p>
            </text:list-item>
            <text:list-item>
              <text:p text:style-name="P34">France expanded its control over Algeria and Tunisia and consolidated its influence in Lebanon and Syria.</text:p>
            </text:list-item>
            <text:list-item>
              <text:p text:style-name="P35">Germany emerged as a new player, pursuing a <text:span text:style-name="T1">Drang nach Osten</text:span> (Drive to the East) policy, cultivating a political and economic alliance with the Ottoman government and financing projects like the Berlin-to-Baghdad Railway.</text:p>
            </text:list-item>
            <text:list-item>
              <text:p text:style-name="P34">This intensified geopolitical rivalry, coupled with the rise of local nationalisms, set the stage for the complete dismemberment of the Ottoman Empire during World War I.</text:p>
            </text:list-item>
          </text:list>
        </text:list-item>
      </text:list>
      <text:p text:style-name="P3"><text:span text:style-name="Strong_20_Emphasis">SECTION 1.6.2: Jewish Enlightenment and Emancipation</text:span></text:p>
      <text:list text:style-name="L17">
        <text:list-item>
          <text:p text:style-name="P36"><text:span text:style-name="Strong_20_Emphasis">The Haskalah (Jewish Enlightenment)</text:span></text:p>
          <text:list>
            <text:list-item>
              <text:p text:style-name="P36">A major intellectual and social movement that began in the 1770s in Germany, led by figures like Moses Mendelssohn.</text:p>
            </text:list-item>
            <text:list-item>
              <text:p text:style-name="P36">Its central aim was to modernize Jewish life and culture by integrating Jews into mainstream European society while reforming traditional Jewish education and religious practice.</text:p>
            </text:list-item>
            <text:list-item>
              <text:p text:style-name="P36">Its slogan was "Be a Jew in your home and a man in the street."</text:p>
            </text:list-item>
            <text:list-item>
              <text:p text:style-name="P37"><text:soft-page-break/>Proponents of Haskalah (<text:span text:style-name="T1">maskilim</text:span>) advocated for the adoption of secular education, European languages, and modern dress. They encouraged entry into professions beyond traditional Jewish occupations like trade and finance.</text:p>
            </text:list-item>
            <text:list-item>
              <text:p text:style-name="P36">The movement spread from Germany eastward to Galicia, Poland, and the Russian Empire throughout the 19th century, adapting to different local conditions.</text:p>
            </text:list-item>
            <text:list-item>
              <text:p text:style-name="P36">In Eastern Europe, the Haskalah often took a more nationalistic turn, promoting the revival of Hebrew as a modern literary language (led by writers like Peretz Smolenskin) and laying the cultural groundwork for Zionism.</text:p>
            </text:list-item>
          </text:list>
        </text:list-item>
        <text:list-item>
          <text:p text:style-name="P36"><text:span text:style-name="Strong_20_Emphasis">Political Emancipation</text:span></text:p>
          <text:list>
            <text:list-item>
              <text:p text:style-name="P36">The parallel political process by which Jews were granted full civil and political rights as citizens of the states in which they lived.</text:p>
            </text:list-item>
            <text:list-item>
              <text:p text:style-name="P36">The process began with the French Revolution, which granted Jews citizenship in 1791 based on the universalist principles of liberty and equality.</text:p>
            </text:list-item>
            <text:list-item>
              <text:p text:style-name="P36">Emancipation spread across Western and Central Europe throughout the 19th century, albeit unevenly and often with reversals. Britain granted full rights in 1858, Austria-Hungary in 1867, and Germany in 1871.</text:p>
            </text:list-item>
            <text:list-item>
              <text:p text:style-name="P37">Emancipation was a "social contract": Jews were expected to abandon their traditional corporate, semi-autonomous community structures (<text:span text:style-name="T1">kehilla</text:span>) and become individual citizens, loyal to the nation-state.</text:p>
            </text:list-item>
          </text:list>
        </text:list-item>
        <text:list-item>
          <text:p text:style-name="P36"><text:span text:style-name="Strong_20_Emphasis">Responses and Crises</text:span></text:p>
          <text:list>
            <text:list-item>
              <text:p text:style-name="P36"><text:span text:style-name="Strong_20_Emphasis">Religious Denominations:</text:span> The Haskalah and emancipation led to the fragmentation of Ashkenazi Judaism into modern denominations.</text:p>
              <text:list>
                <text:list-item>
                  <text:p text:style-name="P36"><text:span text:style-name="Strong_20_Emphasis">Reform Judaism</text:span> (originating in Germany) sought to modernize religious ritual and doctrine, often abandoning traditional practices and the hope for a national return to Zion, redefining Judaism as an ethical monotheistic faith.</text:p>
                </text:list-item>
                <text:list-item>
                  <text:p text:style-name="P36"><text:span text:style-name="Strong_20_Emphasis">Orthodox Judaism</text:span> emerged in reaction to Reform, reasserting the divine authority of the entire corpus of Jewish law (Halakha) and resisting significant changes to ritual.</text:p>
                </text:list-item>
                <text:list-item>
                  <text:p text:style-name="P36"><text:span text:style-name="Strong_20_Emphasis">Conservative/Masorti Judaism</text:span> sought a middle path, accepting modern critical scholarship but seeking to conserve traditional practices, arguing for a more evolutionary interpretation of Jewish law.</text:p>
                </text:list-item>
              </text:list>
            </text:list-item>
            <text:list-item>
              <text:p text:style-name="P36"><text:span text:style-name="Strong_20_Emphasis">The Rise of Modern Antisemitism:</text:span> The late 19th century saw the emergence of a new, virulent form of antisemitism.</text:p>
            </text:list-item>
            <text:list-item>
              <text:p text:style-name="P36">Unlike traditional Christian anti-Judaism, which was religious, modern antisemitism was racial and political. It portrayed Jews not as followers of a false religion but as a <text:soft-page-break/>biologically distinct and inferior race, an alien "nation within a nation" conspiring to dominate Europe.</text:p>
            </text:list-item>
            <text:list-item>
              <text:p text:style-name="P36">This ideology gained traction following the economic crash of 1873 and was fueled by social Darwinism and nationalist politics.</text:p>
            </text:list-item>
            <text:list-item>
              <text:p text:style-name="P36"><text:span text:style-name="Strong_20_Emphasis">Pogroms in the Russian Empire:</text:span> In the Russian Empire, where the vast majority of Jews lived and emancipation had not occurred, state-sponsored persecution was intense. Waves of violent massacres, or pogroms, particularly in 1881–1884 (following the assassination of Tsar Alexander II) and 1903–1906, led to mass death, destruction, and impoverishment.</text:p>
            </text:list-item>
            <text:list-item>
              <text:p text:style-name="P36"><text:span text:style-name="Strong_20_Emphasis">The Dreyfus Affair (1894–1906):</text:span> In France, the heartland of emancipation, a Jewish army captain, Alfred Dreyfus, was falsely convicted of treason in a case fueled by blatant antisemitism. The affair deeply shook the confidence of many assimilated Jews, who realized that legal emancipation did not guarantee social acceptance or security.</text:p>
            </text:list-item>
          </text:list>
        </text:list-item>
        <text:list-item>
          <text:p text:style-name="P36"><text:span text:style-name="Strong_20_Emphasis">Impact on Zionism:</text:span></text:p>
          <text:list>
            <text:list-item>
              <text:p text:style-name="P36">The failure of emancipation to solve the "Jewish Question" and the rise of racial antisemitism were the primary drivers for the emergence of modern political Zionism.</text:p>
            </text:list-item>
            <text:list-item>
              <text:p text:style-name="P36">Zionist thinkers concluded that assimilation was impossible and that the only solution was for Jews to leave Europe and establish their own nation-state, thereby "normalizing" their national existence.</text:p>
            </text:list-item>
            <text:list-item>
              <text:p text:style-name="P36">The pogroms in Russia catalyzed the first large-scale Zionist immigration wave to Palestine (the First Aliyah, 1882–1903) and fostered the growth of proto-Zionist movements like Hovevei Zion (Lovers of Zion).</text:p>
            </text:list-item>
            <text:list-item>
              <text:p text:style-name="P36">The Dreyfus Affair was a pivotal event for Theodor Herzl, a secular, assimilated Viennese journalist, convincing him that even in the most "enlightened" part of Europe, Jews would never be safe.</text:p>
            </text:list-item>
          </text:list>
        </text:list-item>
      </text:list>
      <text:p text:style-name="P3"><text:span text:style-name="Strong_20_Emphasis">SECTION 1.6.3: Arab Nahda Intellectual Currents</text:span></text:p>
      <text:list text:style-name="L18">
        <text:list-item>
          <text:p text:style-name="P38"><text:span text:style-name="Strong_20_Emphasis">The Nahda (Awakening or Renaissance)</text:span></text:p>
          <text:list>
            <text:list-item>
              <text:p text:style-name="P38">A cultural and intellectual movement that flourished in the Arabic-speaking regions of the Ottoman Empire, particularly in Egypt, Lebanon, and Syria, from the mid-19th to the early 20th century.</text:p>
            </text:list-item>
            <text:list-item>
              <text:p text:style-name="P38">It was a response to the dual challenge of internal Ottoman decline and the growing encroachment of European power.</text:p>
            </text:list-item>
            <text:list-item>
              <text:p text:style-name="P38">The movement sought to revitalize Arab culture, language, and society to meet the challenges of modernity.</text:p>
            </text:list-item>
          </text:list>
        </text:list-item>
        <text:list-item>
          <text:p text:style-name="P38"><text:span text:style-name="Strong_20_Emphasis">Early Pioneers and Institutions</text:span></text:p>
          <text:list>
            <text:list-item>
              <text:p text:style-name="P38"><text:soft-page-break/>The Nahda was pioneered by Christian Arab intellectuals in Beirut and Lebanon, often educated in European or American missionary schools. Figures like Butrus al-Bustani and Nasif al-Yaziji were central.</text:p>
            </text:list-item>
            <text:list-item>
              <text:p text:style-name="P39"><text:span text:style-name="Strong_20_Emphasis">Butrus al-Bustani (1819–1883):</text:span> A Lebanese Maronite convert to Protestantism. He was a polymath who created the first modern Arabic encyclopedia (<text:span text:style-name="T1">Da'irat al-Ma'arif</text:span>) and dictionary (<text:span text:style-name="T1">Muhit al-Muhit</text:span>). He founded the National School (<text:span text:style-name="T1">al-Madrasa al-Wataniyya</text:span>) in Beirut, a secular institution that taught Arabic, foreign languages, and modern sciences to students of all sects. His key concept was <text:span text:style-name="T1">watan</text:span> (homeland), and he promoted a form of patriotic, non-sectarian identity to overcome religious divisions.</text:p>
            </text:list-item>
            <text:list-item>
              <text:p text:style-name="P38"><text:span text:style-name="Strong_20_Emphasis">The Printing Press:</text:span> The establishment of modern printing presses (e.g., the American Press in Beirut, the Bulaq Press in Cairo) was crucial. It enabled the mass production and dissemination of newly translated scientific and literary works from Europe, as well as the revival and publication of classical Arabic literature.</text:p>
            </text:list-item>
            <text:list-item>
              <text:p text:style-name="P39"><text:span text:style-name="Strong_20_Emphasis">Journalism:</text:span> The rise of a vibrant Arabic press was a key feature of the Nahda. Newspapers and periodicals like al-Bustani's <text:span text:style-name="T1">Nafir Suriya</text:span> (The Clarion of Syria) and the influential Cairo journal <text:span text:style-name="T1">Al-Muqtataf</text:span> became platforms for debate on political, social, and scientific reform.</text:p>
            </text:list-item>
          </text:list>
        </text:list-item>
        <text:list-item>
          <text:p text:style-name="P38"><text:span text:style-name="Strong_20_Emphasis">Major Intellectual Currents</text:span></text:p>
          <text:list>
            <text:list-item>
              <text:p text:style-name="P38"><text:span text:style-name="Strong_20_Emphasis">Cultural Revivalism:</text:span> A major focus was the purification and modernization of the Arabic language to make it a suitable vehicle for contemporary thought. This involved rediscovering the glories of the classical Arab-Islamic past as a source of pride and inspiration for the future.</text:p>
            </text:list-item>
            <text:list-item>
              <text:p text:style-name="P38"><text:span text:style-name="Strong_20_Emphasis">Islamic Modernism:</text:span> Muslim thinkers sought to reconcile Islam with modern science, political thought, and social norms.</text:p>
              <text:list>
                <text:list-item>
                  <text:p text:style-name="P38"><text:span text:style-name="Strong_20_Emphasis">Jamal al-Din al-Afghani (1838–1897):</text:span> An itinerant activist who preached Pan-Islamic unity as a means to resist European imperialism. He argued that there was no inherent conflict between Islam and modern science and reason.</text:p>
                </text:list-item>
                <text:list-item>
                  <text:p text:style-name="P39"><text:span text:style-name="Strong_20_Emphasis">Muhammad Abduh (1849–1905):</text:span> An Egyptian scholar, Mufti of Egypt, and student of al-Afghani. He advocated for a reform of Islamic education and law (<text:span text:style-name="T1">shari'a</text:span>) by returning to the original sources (Quran and Sunnah) and reinterpreting them using reason (<text:span text:style-name="T1">ijtihad</text:span>) to address modern challenges. He sought to separate a core of essential religious dogma from a wider sphere of social practices that could and should be adapted.</text:p>
                </text:list-item>
                <text:list-item>
                  <text:p text:style-name="P39"><text:span text:style-name="Strong_20_Emphasis">Rashid Rida (1865–1935):</text:span> A Syrian student of Abduh who became a more conservative figure, developing the Salafi ideology which, while advocating reform, emphasized a stricter adherence to the model of the early Islamic community (<text:span text:style-name="T1">salaf</text:span>). His journal, <text:span text:style-name="T1">Al-Manar</text:span>, was highly influential.</text:p>
                </text:list-item>
              </text:list>
            </text:list-item>
            <text:list-item>
              <text:p text:style-name="P38"><text:soft-page-break/><text:span text:style-name="Strong_20_Emphasis">Secular Liberalism and Early Nationalism:</text:span> Another wing of the Nahda, influenced by European constitutionalism and nationalism, advocated for the separation of religion and state, the adoption of secular laws, and the establishment of constitutional, parliamentary governments.</text:p>
              <text:list>
                <text:list-item>
                  <text:p text:style-name="P38">Thinkers like Shibli Shumayyil and Farah Antun were proponents of secularism and Darwinism.</text:p>
                </text:list-item>
                <text:list-item>
                  <text:p text:style-name="P38">This current contributed to the development of early Arab nationalism, which defined identity based on shared language, culture, and territory, rather than religion. It initially took the form of demanding greater autonomy for Arab-populated provinces within a decentralized Ottoman Empire, but eventually evolved into a call for full independence.</text:p>
                </text:list-item>
              </text:list>
            </text:list-item>
          </text:list>
        </text:list-item>
      </text:list>
      <text:p text:style-name="P3"/>
      <text:p text:style-name="P10"/>
      <text:p text:style-name="P3"><text:span text:style-name="Strong_20_Emphasis">PART I: FOUNDATION (CONTINUED)</text:span></text:p>
      <text:p text:style-name="P3"><text:span text:style-name="Strong_20_Emphasis">CHAPTER 1.7: Foundations of Zionism</text:span></text:p>
      <text:p text:style-name="P3"><text:span text:style-name="Strong_20_Emphasis">SECTION 1.7.1: Herzl and Political Zionism</text:span></text:p>
      <text:list text:style-name="L19">
        <text:list-item>
          <text:p text:style-name="P40"><text:span text:style-name="Strong_20_Emphasis">Theodor Herzl (1860–1904)</text:span></text:p>
          <text:list>
            <text:list-item>
              <text:p text:style-name="P40">An Austro-Hungarian Jewish journalist, playwright, and writer, considered the father of modern political Zionism.</text:p>
            </text:list-item>
            <text:list-item>
              <text:p text:style-name="P40">He came from a secular, assimilated, upper-middle-class background in Budapest and Vienna.</text:p>
            </text:list-item>
            <text:list-item>
              <text:p text:style-name="P41">His formative experience was his work as the Paris correspondent for the Viennese newspaper <text:span text:style-name="T1">Neue Freie Presse</text:span>, during which he covered the Dreyfus Affair (starting in 1894).</text:p>
            </text:list-item>
            <text:list-item>
              <text:p text:style-name="P40">The affair, and the eruption of mass antisemitic rallies in "enlightened" France, convinced Herzl that assimilation was a failed project and that the "Jewish Question" was a national question, not a religious or social one.</text:p>
            </text:list-item>
            <text:list-item>
              <text:p text:style-name="P40">He concluded that the only viable solution was the mass exodus of Jews from Europe and the creation of a Jewish state.</text:p>
            </text:list-item>
          </text:list>
        </text:list-item>
        <text:list-item>
          <text:p text:style-name="P41"><text:span text:style-name="Strong_20_Emphasis"><text:span text:style-name="T1">Der Judenstaat</text:span></text:span><text:span text:style-name="Strong_20_Emphasis"> (The Jewish State, 1896)</text:span></text:p>
          <text:list>
            <text:list-item>
              <text:p text:style-name="P40">Herzl's foundational pamphlet, which laid out the practical and political program for creating a Jewish state.</text:p>
            </text:list-item>
            <text:list-item>
              <text:p text:style-name="P40"><text:span text:style-name="Strong_20_Emphasis">Core Thesis:</text:span> Antisemitism is an inevitable and incurable byproduct of the Jews' abnormal condition as a nation without a homeland. No amount of assimilation or appeals to tolerance can solve it.</text:p>
            </text:list-item>
            <text:list-item>
              <text:p text:style-name="P40"><text:soft-page-break/><text:span text:style-name="Strong_20_Emphasis">The Solution:</text:span> The "Jewish Question" must be settled politically, on the international stage. The creation of a Jewish state is not a utopian dream but a practical problem of international politics that can be solved through diplomacy.</text:p>
            </text:list-item>
            <text:list-item>
              <text:p text:style-name="P40"><text:span text:style-name="Strong_20_Emphasis">The Program:</text:span> He proposed the creation of two key institutions:</text:p>
              <text:list>
                <text:list-item>
                  <text:p text:style-name="P40"><text:span text:style-name="Strong_20_Emphasis">The Society of Jews:</text:span> A political body of Jewish leaders to conduct diplomatic negotiations with the great powers to secure a territory for the state.</text:p>
                </text:list-item>
                <text:list-item>
                  <text:p text:style-name="P40"><text:span text:style-name="Strong_20_Emphasis">The Jewish Company:</text:span> A massive joint-stock company, modeled on colonial charter companies, to organize the financing, mass emigration, land purchase, and economic development of the future state.</text:p>
                </text:list-item>
              </text:list>
            </text:list-item>
            <text:list-item>
              <text:p text:style-name="P40">Herzl was initially agnostic about the location, considering both Palestine and Argentina, but recognized the powerful historical and emotional pull of Palestine for the Jewish masses.</text:p>
            </text:list-item>
            <text:list-item>
              <text:p text:style-name="P40">The book provided a clear, modern, political-diplomatic framework that distinguished his approach from the earlier, more grassroots, settlement-focused efforts of the Hovevei Zion.</text:p>
            </text:list-item>
          </text:list>
        </text:list-item>
        <text:list-item>
          <text:p text:style-name="P40"><text:span text:style-name="Strong_20_Emphasis">The World Zionist Organization (WZO)</text:span></text:p>
          <text:list>
            <text:list-item>
              <text:p text:style-name="P40">To implement his program, Herzl convened the First Zionist Congress in Basel, Switzerland, in August 1897.</text:p>
            </text:list-item>
            <text:list-item>
              <text:p text:style-name="P40">The Congress brought together 200 delegates from 17 countries, representing a wide range of Jewish ideologies.</text:p>
            </text:list-item>
            <text:list-item>
              <text:p text:style-name="P40">It was a crucial act of modern nation-building, creating the institutions of a "state-in-waiting."</text:p>
            </text:list-item>
            <text:list-item>
              <text:p text:style-name="P40">The Congress established the World Zionist Organization (WZO) as the political arm of the movement.</text:p>
            </text:list-item>
            <text:list-item>
              <text:p text:style-name="P40">It adopted the <text:span text:style-name="Strong_20_Emphasis">Basel Program</text:span>, which became the official platform of Zionism: "Zionism seeks to establish a home for the Jewish people in Palestine secured under public law."</text:p>
            </text:list-item>
            <text:list-item>
              <text:p text:style-name="P40">The program outlined the means to achieve this goal: promoting Jewish settlement (farmers, artisans), organizing Jews into local and international bodies, strengthening Jewish national consciousness, and taking steps to obtain the necessary government consents.</text:p>
            </text:list-item>
            <text:list-item>
              <text:p text:style-name="P40">Herzl was elected the first president of the WZO. After the congress, he famously wrote in his diary: "At Basel, I founded the Jewish State... If I said this out loud today, I would be answered by universal laughter. Perhaps in five years, and certainly in fifty, everyone will know it."</text:p>
            </text:list-item>
          </text:list>
        </text:list-item>
        <text:list-item>
          <text:p text:style-name="P40"><text:span text:style-name="Strong_20_Emphasis">Diplomatic Efforts and the "Uganda Scheme"</text:span></text:p>
          <text:list>
            <text:list-item>
              <text:p text:style-name="P40"><text:soft-page-break/>Herzl devoted the rest of his life to a whirlwind of diplomatic activity, seeking a charter for Jewish settlement from one of the great powers.</text:p>
            </text:list-item>
            <text:list-item>
              <text:p text:style-name="P40">He met with Ottoman Sultan Abdulhamid II, offering to use Jewish finance to help pay off the Ottoman national debt in exchange for a charter for Palestine. The Sultan refused.</text:p>
            </text:list-item>
            <text:list-item>
              <text:p text:style-name="P40">He met with German Kaiser Wilhelm II, hoping to gain his support for a German protectorate over a Jewish entity in Palestine. This also failed.</text:p>
            </text:list-item>
            <text:list-item>
              <text:p text:style-name="P40">His most significant diplomatic opening was with Great Britain. In 1903, British Colonial Secretary Joseph Chamberlain, seeing the Zionist movement as a potential ally for British imperial interests, offered a territory in British East Africa (the "Uganda Scheme") for autonomous Jewish settlement.</text:p>
            </text:list-item>
            <text:list-item>
              <text:p text:style-name="P41">Herzl, desperate for a tangible success and deeply concerned about the immediate plight of Russian Jews facing pogroms, presented the plan to the Sixth Zionist Congress in 1903 as a temporary "night asylum" (<text:span text:style-name="T1">Nachtasyl</text:span>).</text:p>
            </text:list-item>
            <text:list-item>
              <text:p text:style-name="P40">The proposal caused a massive split in the Zionist movement. The Russian delegates, who formed the backbone of the movement, were outraged, insisting on a "Zionism without Zion" was impossible. They walked out of the congress.</text:p>
            </text:list-item>
            <text:list-item>
              <text:p text:style-name="P40">Although the plan was ultimately rejected by the next congress (after Herzl's death in 1904), the debate solidified the movement's exclusive focus on Palestine and demonstrated the deep emotional and ideological attachment to the historic homeland.</text:p>
            </text:list-item>
          </text:list>
        </text:list-item>
      </text:list>
      <text:p text:style-name="P3"><text:span text:style-name="Strong_20_Emphasis">SECTION 1.7.2: Labor Zionism Ideology</text:span></text:p>
      <text:list text:style-name="L20">
        <text:list-item>
          <text:p text:style-name="P42"><text:span text:style-name="Strong_20_Emphasis">Origins and Synthesis</text:span></text:p>
          <text:list>
            <text:list-item>
              <text:p text:style-name="P42">The dominant ideology of the Zionist movement in Palestine from the Second Aliyah (1904–1914) until the 1970s.</text:p>
            </text:list-item>
            <text:list-item>
              <text:p text:style-name="P42">It represented a synthesis of two major 19th-century European ideologies: socialist revolution and romantic nationalism.</text:p>
            </text:list-item>
            <text:list-item>
              <text:p text:style-name="P42">Its key theorists and leaders—such as Ber Borochov, Nachman Syrkin, and A. D. Gordon—were products of the revolutionary ferment in the Russian Empire.</text:p>
            </text:list-item>
            <text:list-item>
              <text:p text:style-name="P42">They sought to solve two problems simultaneously: the "Jewish Problem" (lack of a homeland) and the "Social Problem" (class exploitation).</text:p>
            </text:list-item>
          </text:list>
        </text:list-item>
        <text:list-item>
          <text:p text:style-name="P42"><text:span text:style-name="Strong_20_Emphasis">Core Tenets</text:span></text:p>
          <text:list>
            <text:list-item>
              <text:p text:style-name="P42"><text:span text:style-name="Strong_20_Emphasis">"Inverted Pyramid":</text:span> Theorists like Borochov argued that Jewish society in the Diaspora was abnormal and unproductive, resembling an "inverted pyramid." It was top-heavy with merchants, intellectuals, and middlemen, but lacked a broad base of peasants and industrial workers. This abnormal class structure was the source of both antisemitism and Jewish powerlessness.</text:p>
            </text:list-item>
            <text:list-item>
              <text:p text:style-name="P43"><text:soft-page-break/><text:span text:style-name="Strong_20_Emphasis">"Productivization" and Conquest of Labor (</text:span><text:span text:style-name="Strong_20_Emphasis"><text:span text:style-name="T1">Kibbush Ha'Avoda</text:span></text:span><text:span text:style-name="Strong_20_Emphasis">):</text:span> The solution was to "normalize" the Jewish people by creating a Jewish working class in Palestine. This meant a conscious effort by Jewish immigrants to perform all forms of manual labor, especially agricultural work.</text:p>
            </text:list-item>
            <text:list-item>
              <text:p text:style-name="P42">This "Conquest of Labor" was not just an economic strategy but an ideological and personal imperative. It had a dual aim:</text:p>
              <text:list>
                <text:list-item>
                  <text:p text:style-name="P42">To ensure that the national economy was built by Jewish, not cheaper Arab, labor.</text:p>
                </text:list-item>
                <text:list-item>
                  <text:p text:style-name="P42">To spiritually redeem the individual Jew through physical work on the land, transforming the "Diaspora Jew" into a "New Hebrew Man."</text:p>
                </text:list-item>
              </text:list>
            </text:list-item>
            <text:list-item>
              <text:p text:style-name="P42"><text:span text:style-name="Strong_20_Emphasis">A. D. Gordon and the "Religion of Labor":</text:span> A. D. Gordon (1856–1922) was the movement's spiritual guru. He was not a Marxist but a Tolystoyan-inspired romantic nationalist. He argued that the Jewish people's exile from nature and manual labor was the root of their spiritual sickness. By working the land in Palestine, Jews would forge an organic, quasi-mystical bond with their national soil, thereby healing themselves and creating a just, non-exploitative society.</text:p>
            </text:list-item>
          </text:list>
        </text:list-item>
        <text:list-item>
          <text:p text:style-name="P42"><text:span text:style-name="Strong_20_Emphasis">Institutions and Practices</text:span></text:p>
          <text:list>
            <text:list-item>
              <text:p text:style-name="P43">The ideology of Labor Zionism was translated into a comprehensive set of institutions that formed the backbone of the <text:span text:style-name="T1">Yishuv</text:span> (the pre-state Jewish community in Palestine).</text:p>
            </text:list-item>
            <text:list-item>
              <text:p text:style-name="P42"><text:span text:style-name="Strong_20_Emphasis">The Kibbutz and Moshav:</text:span> The movement's signature creations.</text:p>
              <text:list>
                <text:list-item>
                  <text:p text:style-name="P42"><text:span text:style-name="Strong_20_Emphasis">Kibbutz:</text:span> A collective settlement where all property was owned communally, and all decisions were made democratically. Members worked for the community and received no personal wages. Children were often raised in communal children's houses. It was the ultimate expression of socialist and nationalist ideals.</text:p>
                </text:list-item>
                <text:list-item>
                  <text:p text:style-name="P42"><text:span text:style-name="Strong_20_Emphasis">Moshav:</text:span> A cooperative settlement where each family had its own house and plot of land to work, but heavy machinery was owned cooperatively, and produce was marketed collectively. It offered a balance between individual autonomy and socialist cooperation.</text:p>
                </text:list-item>
              </text:list>
            </text:list-item>
            <text:list-item>
              <text:p text:style-name="P42"><text:span text:style-name="Strong_20_Emphasis">The Histadrut (General Federation of Labour):</text:span> Founded in 1920, it was far more than a trade union. The Histadrut became a "state within a state." It was the largest employer in the Yishuv, owning construction companies (Solel Boneh), banks (Bank Hapoalim), a healthcare system (Kupat Holim), and cultural institutions. Its goal was to create a self-sufficient, Jewish-only socialist economy.</text:p>
            </text:list-item>
            <text:list-item>
              <text:p text:style-name="P42"><text:span text:style-name="Strong_20_Emphasis">Political Parties:</text:span> The movement's political expressions were parties like Poale Zion (Workers of Zion) and Hapoel Hatzair (The Young Worker), which eventually merged to form Mapai, the party that dominated Israeli politics from the 1930s to 1977.</text:p>
            </text:list-item>
            <text:list-item>
              <text:p text:style-name="P42"><text:soft-page-break/><text:span text:style-name="Strong_20_Emphasis">The Haganah:</text:span> The main underground military organization of the Yishuv was established and controlled by the Labor Zionist-dominated leadership.</text:p>
            </text:list-item>
          </text:list>
        </text:list-item>
      </text:list>
      <text:p text:style-name="P3"><text:span text:style-name="Strong_20_Emphasis">SECTION 1.7.3: Religious and Cultural Zionisms</text:span></text:p>
      <text:list text:style-name="L21">
        <text:list-item>
          <text:p text:style-name="P44"><text:span text:style-name="Strong_20_Emphasis">Religious Zionism</text:span></text:p>
          <text:list>
            <text:list-item>
              <text:p text:style-name="P44">An ideology that synthesizes Zionism and Orthodox Judaism, viewing the modern return to the Land of Israel as having divine significance.</text:p>
            </text:list-item>
            <text:list-item>
              <text:p text:style-name="P45"><text:span text:style-name="Strong_20_Emphasis">Early Forerunners:</text:span> In the 19th century, rabbis like Zvi Hirsch Kalischer and Judah Alkalai reinterpreted traditional Jewish texts to argue that the era of passive messianic waiting was over. They taught that the Jewish people should take active, practical steps to settle the land of Israel, which would be the "beginning of the redemption" (<text:span text:style-name="T1">atchalta d'geula</text:span>), a necessary human prelude to the final messianic age.</text:p>
            </text:list-item>
            <text:list-item>
              <text:p text:style-name="P44"><text:span text:style-name="Strong_20_Emphasis">Rabbi Abraham Isaac Kook (1865–1935):</text:span> The most influential thinker of Religious Zionism and the first Ashkenazi Chief Rabbi of Mandate Palestine.</text:p>
            </text:list-item>
            <text:list-item>
              <text:p text:style-name="P45"><text:span text:style-name="Strong_20_Emphasis">Kook's Theology:</text:span> He developed a mystical, dialectical theology that saw inherent holiness in the Zionist project, even in its secular proponents. He taught that the secular, often anti-religious, Labor Zionist pioneers (<text:span text:style-name="T1">halutzim</text:span>) were unknowingly fulfilling a divine plan. Their devotion to rebuilding the nation and the land, even if framed in secular terms, was a holy spark that was contributing to the cosmic process of redemption (<text:span text:style-name="T1">tikkun</text:span>). He saw Zionism as the vehicle through which the divine spirit of Israel was re-engaging with its physical body, the Land of Israel.</text:p>
            </text:list-item>
            <text:list-item>
              <text:p text:style-name="P44"><text:span text:style-name="Strong_20_Emphasis">Mizrahi Movement:</text:span> The political party of Religious Zionism, founded in 1902. Its slogan was, "The Land of Israel for the People of Israel according to the Torah of Israel." It functioned as a partner to the secular Zionist parties, ensuring that the public life of the future state (e.g., marriage/divorce law, Sabbath observance, kosher food) would respect Jewish law, in exchange for supporting the broader political goals of the WZO.</text:p>
            </text:list-item>
          </text:list>
        </text:list-item>
        <text:list-item>
          <text:p text:style-name="P44"><text:span text:style-name="Strong_20_Emphasis">Cultural Zionism</text:span></text:p>
          <text:list>
            <text:list-item>
              <text:p text:style-name="P44">A strain of Zionism that prioritized the creation of a Jewish cultural and spiritual center in Palestine over the immediate attainment of political statehood.</text:p>
            </text:list-item>
            <text:list-item>
              <text:p text:style-name="P44"><text:span text:style-name="Strong_20_Emphasis">Ahad Ha'am (Asher Zvi Ginsberg, 1856–1927):</text:span> The foremost proponent and thinker of Cultural Zionism.</text:p>
            </text:list-item>
            <text:list-item>
              <text:p text:style-name="P44"><text:span text:style-name="Strong_20_Emphasis">Critique of Political and Practical Zionism:</text:span> Ahad Ha'am was a sharp critic of both Herzl and the early settlers. He argued that Herzl's political diplomacy was superficial and that the small-scale settlement of Hovevei Zion was economically unsustainable and ignored the "Arab problem."</text:p>
            </text:list-item>
            <text:list-item>
              <text:p text:style-name="P44"><text:span text:style-name="Strong_20_Emphasis">"The Spiritual Center":</text:span> He argued that the Jewish people were not yet ready for political independence. The primary problem was not the "problem of the Jews" <text:soft-page-break/>(antisemitism) but the "problem of Judaism"—the erosion of Jewish national culture and identity in the modern world.</text:p>
            </text:list-item>
            <text:list-item>
              <text:p text:style-name="P45"><text:span text:style-name="Strong_20_Emphasis">The Solution:</text:span> Palestine should become a "spiritual center" (<text:span text:style-name="T1">merkaz ruhani</text:span>) for the Jewish people worldwide. A select, high-quality community of Jews in Palestine, living a full Hebrew national life, would produce a modern, secular Hebrew culture (literature, philosophy, ethics) that would radiate outwards, inspiring and revitalizing the Jewish diaspora.</text:p>
            </text:list-item>
            <text:list-item>
              <text:p text:style-name="P44"><text:span text:style-name="Strong_20_Emphasis">Emphasis on Hebrew Culture:</text:span> Cultural Zionism placed immense importance on the revival of Hebrew as a modern spoken language, the development of Hebrew education systems, and the creation of national cultural institutions.</text:p>
            </text:list-item>
            <text:list-item>
              <text:p text:style-name="P44"><text:span text:style-name="Strong_20_Emphasis">Influence:</text:span> While a minority view, Ahad Ha'am's ideas were profoundly influential. They inspired the establishment of key cultural institutions like the Hebrew University of Jerusalem (conceived by him), the Technion, and the national publishing houses. His insistence on quality over quantity and on the primacy of cultural revival left a deep imprint on the Yishuv's intellectual life. He also offered an early, prescient warning about the need to treat the native Arab population with respect to avoid future conflict.</text:p>
            </text:list-item>
          </text:list>
        </text:list-item>
      </text:list>
      <text:p text:style-name="P3"/>
      <text:p text:style-name="P10"/>
      <text:p text:style-name="P3"><text:span text:style-name="Strong_20_Emphasis">PART I: FOUNDATION (CONTINUED)</text:span></text:p>
      <text:p text:style-name="P3"><text:span text:style-name="Strong_20_Emphasis">CHAPTER 1.8: Palestinian National Awakening</text:span></text:p>
      <text:p text:style-name="P3"><text:span text:style-name="Strong_20_Emphasis">SECTION 1.8.1: Late Ottoman Arab Nationalism</text:span></text:p>
      <text:list text:style-name="L22">
        <text:list-item>
          <text:p text:style-name="P46"><text:span text:style-name="Strong_20_Emphasis">Seeds of Nationalism</text:span></text:p>
          <text:list>
            <text:list-item>
              <text:p text:style-name="P46">Arab nationalism emerged in the late 19th and early 20th centuries as a response to the centralizing policies of the late Ottoman Empire (the Tanzimat and the later "Turkification" policies of the Young Turks) and increasing European encroachment.</text:p>
            </text:list-item>
            <text:list-item>
              <text:p text:style-name="P46">Initial expressions were not separatist but sought greater autonomy for the Arab provinces, recognition of Arabic as an official language, and more political power for Arab elites within a reformed, decentralized Ottoman Empire.</text:p>
            </text:list-item>
            <text:list-item>
              <text:p text:style-name="P46">The intellectual foundations were laid by the Arab Nahda, which fostered a renewed sense of shared cultural and linguistic identity among Arabic-speakers.</text:p>
            </text:list-item>
            <text:list-item>
              <text:p text:style-name="P46">This identity transcended religious lines, with Christian Arabs playing a leading role alongside Muslims in promoting the idea of a secular, cultural Arab nation.</text:p>
            </text:list-item>
          </text:list>
        </text:list-item>
        <text:list-item>
          <text:p text:style-name="P46"><text:span text:style-name="Strong_20_Emphasis">The Young Turk Revolution and its Aftermath (1908)</text:span></text:p>
          <text:list>
            <text:list-item>
              <text:p text:style-name="P46">The 1908 Young Turk Revolution, which restored the Ottoman Constitution of 1876, was initially welcomed by Arab intellectuals and notables with enthusiasm.</text:p>
            </text:list-item>
            <text:list-item>
              <text:p text:style-name="P46"><text:soft-page-break/>It promised liberty, equality, and an end to the autocracy of Sultan Abdulhamid II. Arabs participated actively in the new Ottoman parliament.</text:p>
            </text:list-item>
            <text:list-item>
              <text:p text:style-name="P46">However, the Committee of Union and Progress (CUP), the party that came to dominate the Young Turk government, soon embarked on a policy of aggressive political centralization and cultural "Turkification."</text:p>
            </text:list-item>
            <text:list-item>
              <text:p text:style-name="P46">These policies promoted the Turkish language and identity at the expense of non-Turkish groups, alienating Arabs, Albanians, and others.</text:p>
            </text:list-item>
            <text:list-item>
              <text:p text:style-name="P46">The disillusionment with the CUP's pan-Turanian ideology radicalized Arab political thought, pushing it from demands for autonomy toward separatism.</text:p>
            </text:list-item>
          </text:list>
        </text:list-item>
        <text:list-item>
          <text:p text:style-name="P46"><text:span text:style-name="Strong_20_Emphasis">Early Political Organizations and Congresses</text:span></text:p>
          <text:list>
            <text:list-item>
              <text:p text:style-name="P46">In response to Turkification, a network of secret societies and public clubs was formed in major Arab cities (Damascus, Beirut, Baghdad, Istanbul) and among Arab students and officers in the Ottoman capital.</text:p>
            </text:list-item>
            <text:list-item>
              <text:p text:style-name="P46"><text:span text:style-name="Strong_20_Emphasis">Al-Fatat (The Young Arab Society):</text:span> A secret society founded in Paris in 1911 by Arab students. It became one of the most influential pre-war nationalist organizations, advocating for Arab independence from the Ottoman Empire.</text:p>
            </text:list-item>
            <text:list-item>
              <text:p text:style-name="P46"><text:span text:style-name="Strong_20_Emphasis">The Ottoman Decentralization Party:</text:span> Founded in Cairo in 1912, it advocated publicly for administrative decentralization within the empire.</text:p>
            </text:list-item>
            <text:list-item>
              <text:p text:style-name="P46"><text:span text:style-name="Strong_20_Emphasis">The First Arab Congress (Paris, 1913):</text:span> A key public expression of this growing political consciousness. Organized by al-Fatat, it brought together delegates from Syria, Lebanon, and Palestine to formulate a set of demands for the Ottoman government, including administrative autonomy for the Arab provinces and recognition of Arabic.</text:p>
            </text:list-item>
            <text:list-item>
              <text:p text:style-name="P46">Palestinian notables were active participants in this pan-Arab movement. Figures like Ruhi al-Khalidi (a Jerusalem deputy in the Ottoman Parliament) and Shukri al-Asali represented a generation of Ottoman-educated Arabs who articulated a distinct Arab identity while still operating within the imperial framework.</text:p>
            </text:list-item>
          </text:list>
        </text:list-item>
        <text:list-item>
          <text:p text:style-name="P46"><text:span text:style-name="Strong_20_Emphasis">World War I and the Arab Revolt</text:span></text:p>
          <text:list>
            <text:list-item>
              <text:p text:style-name="P46">The Ottoman Empire's entry into World War I on the side of the Central Powers (Germany and Austria-Hungary) in 1914 was the final catalyst for open revolt.</text:p>
            </text:list-item>
            <text:list-item>
              <text:p text:style-name="P46">The brutal repression of Arab nationalist leaders in Beirut and Damascus by the Ottoman governor, Jamal Pasha, sealed the break.</text:p>
            </text:list-item>
            <text:list-item>
              <text:p text:style-name="P46"><text:span text:style-name="Strong_20_Emphasis">Sharif Hussein-McMahon Correspondence (1915–1916):</text:span> A series of letters between Sharif Hussein ibn Ali, the Hashemite Emir of Mecca, and Sir Henry McMahon, the British High Commissioner in Egypt.</text:p>
            </text:list-item>
            <text:list-item>
              <text:p text:style-name="P46"><text:soft-page-break/>The British encouraged an Arab revolt against the Ottomans. In exchange, McMahon, on behalf of Britain, promised to "recognize and support the independence of the Arabs" in territories proposed by Hussein.</text:p>
            </text:list-item>
            <text:list-item>
              <text:p text:style-name="P46">The precise boundaries of these territories were left deliberately ambiguous. McMahon's letters included a controversial exclusion for "portions of Syria lying to the west of the districts of Damascus, Homs, Hama and Aleppo," which Britain claimed referred to Lebanon, while Arabs understood it to apply only to the immediate coast.</text:p>
            </text:list-item>
            <text:list-item>
              <text:p text:style-name="P46">Crucially, Palestine was not explicitly mentioned in the exclusion, leading Arabs to believe it had been included in the promised area of independence. This became a core point of contention later.</text:p>
            </text:list-item>
            <text:list-item>
              <text:p text:style-name="P46"><text:span text:style-name="Strong_20_Emphasis">The Arab Revolt (1916–1918):</text:span> Led by Sharif Hussein's sons, Faisal and Abdullah, and aided by British liaison officers like T.E. Lawrence, the revolt succeeded in tying down large numbers of Ottoman troops and capturing key towns in the Hejaz and Transjordan, eventually entering Damascus with British forces in 1918. The revolt solidified the idea of a unified Arab state emerging from the ashes of the Ottoman Empire.</text:p>
            </text:list-item>
          </text:list>
        </text:list-item>
      </text:list>
      <text:p text:style-name="P3"><text:span text:style-name="Strong_20_Emphasis">SECTION 1.8.2: Early Palestinian Press and Societies</text:span></text:p>
      <text:list text:style-name="L23">
        <text:list-item>
          <text:p text:style-name="P47"><text:span text:style-name="Strong_20_Emphasis">The Emergence of a Local Palestinian Identity</text:span></text:p>
          <text:list>
            <text:list-item>
              <text:p text:style-name="P47">Alongside the broader pan-Arab identity, a more specific, local Palestinian patriotism was developing in the late Ottoman period.</text:p>
            </text:list-item>
            <text:list-item>
              <text:p text:style-name="P47">This identity was rooted in attachment to a particular territory and a growing awareness of a specific political threat: Zionist settlement.</text:p>
            </text:list-item>
            <text:list-item>
              <text:p text:style-name="P47">It was not mutually exclusive with Syrian or pan-Arab identity; individuals could see themselves as Palestinian, Syrian, and Arab simultaneously.</text:p>
            </text:list-item>
            <text:list-item>
              <text:p text:style-name="P47">The "Mutasarrifate of Jerusalem," a special administrative district reporting directly to Istanbul, helped to institutionally define a "Palestine" separate from the surrounding provinces of Beirut and Damascus.</text:p>
            </text:list-item>
          </text:list>
        </text:list-item>
        <text:list-item>
          <text:p text:style-name="P47"><text:span text:style-name="Strong_20_Emphasis">The Role of the Press</text:span></text:p>
          <text:list>
            <text:list-item>
              <text:p text:style-name="P47">The Arabic-language press was the single most important vehicle for shaping and disseminating early Palestinian national consciousness.</text:p>
            </text:list-item>
            <text:list-item>
              <text:p text:style-name="P47">Following the 1908 Young Turk Revolution, censorship was relaxed, and a vibrant press emerged in cities like Jaffa, Jerusalem, and Haifa.</text:p>
            </text:list-item>
            <text:list-item>
              <text:p text:style-name="P47"><text:span text:style-name="Strong_20_Emphasis">Key Newspapers:</text:span></text:p>
              <text:list>
                <text:list-item>
                  <text:p text:style-name="P48"><text:span text:style-name="Strong_20_Emphasis"><text:span text:style-name="T1">Al-Karmil</text:span></text:span><text:span text:style-name="Strong_20_Emphasis"> (The Carmel):</text:span> Founded in Haifa in 1908 by Najib Nassar, a Greek Orthodox Palestinian. It was one of the first and most consistent newspapers to express outspoken opposition to Zionism. Nassar meticulously documented <text:soft-page-break/>Zionist land purchases and warned that the movement's goal was political dispossession, not just economic development.</text:p>
                </text:list-item>
                <text:list-item>
                  <text:p text:style-name="P48"><text:span text:style-name="Strong_20_Emphasis"><text:span text:style-name="T1">Filastin</text:span></text:span><text:span text:style-name="Strong_20_Emphasis"> (Palestine):</text:span> Founded in Jaffa in 1911 by the Christian cousins Issa al-Issa and Yusuf al-Issa. Its very name was a political statement. <text:span text:style-name="T1">Filastin</text:span> became the most prominent and influential Palestinian newspaper of the era, articulating a modern, non-sectarian Palestinian patriotism and fiercely critiquing Zionist colonization.</text:p>
                </text:list-item>
              </text:list>
            </text:list-item>
            <text:list-item>
              <text:p text:style-name="P47"><text:span text:style-name="Strong_20_Emphasis">Themes and Impact:</text:span> These newspapers created a public sphere for political debate. They reported on Zionist congresses, land sales, and immigration, translating articles from the Hebrew press. They warned local peasants not to sell land to Zionist organizations and criticized Ottoman officials for facilitating such sales. They connected disparate local concerns into a coherent narrative of a shared national threat.</text:p>
            </text:list-item>
          </text:list>
        </text:list-item>
        <text:list-item>
          <text:p text:style-name="P47"><text:span text:style-name="Strong_20_Emphasis">Societies and Political Activity</text:span></text:p>
          <text:list>
            <text:list-item>
              <text:p text:style-name="P47">Alongside the press, a number of clubs and societies were formed, primarily by the urban educated elite (journalists, teachers, civil servants, lawyers).</text:p>
            </text:list-item>
            <text:list-item>
              <text:p text:style-name="P47">These societies engaged in political lobbying, sending petitions and telegrams to the Ottoman authorities in Jerusalem and Istanbul to protest Zionist immigration and land acquisition.</text:p>
            </text:list-item>
            <text:list-item>
              <text:p text:style-name="P47">Examples include the "Benevolent Orthodox Society" and various branches of pan-Arab organizations like the Decentralization Party.</text:p>
            </text:list-item>
            <text:list-item>
              <text:p text:style-name="P47">Palestinian deputies in the Ottoman Parliament, such as Said al-Husseini and Ruhi al-Khalidi from Jerusalem, repeatedly raised the issue of the "Zionist danger" in Istanbul, demanding restrictions on Jewish immigration and land purchase.</text:p>
            </text:list-item>
            <text:list-item>
              <text:p text:style-name="P47">This early anti-Zionist activity was not primarily based on religious antisemitism but on a modern political analysis. The critique focused on Zionism as a colonial political movement whose goal of creating an exclusive Jewish entity posed an existential threat to the future of the indigenous Arab population. The arguments were framed in terms of Ottoman patriotism (warning that Zionism would create a disloyal entity) and the rights of the local inhabitants.</text:p>
            </text:list-item>
          </text:list>
        </text:list-item>
      </text:list>
      <text:p text:style-name="P3"><text:span text:style-name="Strong_20_Emphasis">SECTION 1.8.3: British Mandate Administrative Changes</text:span></text:p>
      <text:list text:style-name="L24">
        <text:list-item>
          <text:p text:style-name="P49"><text:span text:style-name="Strong_20_Emphasis">The End of Ottoman Rule and the Military Occupation</text:span></text:p>
          <text:list>
            <text:list-item>
              <text:p text:style-name="P49">British imperial forces under General Edmund Allenby captured Jerusalem from the Ottomans in December 1917 and completed the conquest of Palestine by October 1918.</text:p>
            </text:list-item>
            <text:list-item>
              <text:p text:style-name="P49">From 1918 to 1920, the country was under a British military administration known as the Occupied Enemy Territory Administration (OETA-South).</text:p>
            </text:list-item>
            <text:list-item>
              <text:p text:style-name="P49"><text:soft-page-break/>This period was marked by uncertainty and tension. The military administration was primarily concerned with maintaining order and was often ambivalent or hostile to the political aims of Zionism, which it saw as a source of instability.</text:p>
            </text:list-item>
          </text:list>
        </text:list-item>
        <text:list-item>
          <text:p text:style-name="P49"><text:span text:style-name="Strong_20_Emphasis">The San Remo Conference and the Mandate System</text:span></text:p>
          <text:list>
            <text:list-item>
              <text:p text:style-name="P49">In April 1920, the victorious Allied powers met at the San Remo Conference to dispose of the former Ottoman territories.</text:p>
            </text:list-item>
            <text:list-item>
              <text:p text:style-name="P49">They decided to implement the Mandate system, a new form of colonial tutelage created by the League of Nations. A territory would be assigned to a "Mandatory" power, which would administer it until its inhabitants were deemed "ready" for self-rule.</text:p>
            </text:list-item>
            <text:list-item>
              <text:p text:style-name="P49">Britain was formally awarded the Mandate for Palestine.</text:p>
            </text:list-item>
            <text:list-item>
              <text:p text:style-name="P49">Crucially, the text of the Balfour Declaration was incorporated directly into the preamble of the Mandate for Palestine, making the establishment of a "Jewish national home" a binding international obligation for the British administration.</text:p>
            </text:list-item>
            <text:list-item>
              <text:p text:style-name="P49">The Mandate for Palestine was unique among the "Class A" mandates (which were supposed to lead rapidly to independence) in that it contained this dual, and ultimately contradictory, obligation: to facilitate the Jewish national home while also "safeguarding the civil and religious rights of existing non-Jewish communities."</text:p>
            </text:list-item>
          </text:list>
        </text:list-item>
        <text:list-item>
          <text:p text:style-name="P49"><text:span text:style-name="Strong_20_Emphasis">Defining the Territory and Establishing Civil Administration</text:span></text:p>
          <text:list>
            <text:list-item>
              <text:p text:style-name="P49">In July 1920, the military administration was replaced by a civil administration, with Sir Herbert Samuel, a prominent British Jewish politician and Zionist sympathizer, appointed as the first High Commissioner.</text:p>
            </text:list-item>
            <text:list-item>
              <text:p text:style-name="P49">In 1921, Winston Churchill, then Colonial Secretary, created the Emirate of Transjordan out of the territory of the Mandate east of the Jordan River. He appointed the Hashemite prince Abdullah as its emir.</text:p>
            </text:list-item>
            <text:list-item>
              <text:p text:style-name="P49">The provisions of the Mandate concerning the Jewish national home were explicitly stated not to apply to Transjordan, effectively restricting the scope of Zionist colonization to the area west of the river. This was known as the "Transjordan Memorandum" of 1922.</text:p>
            </text:list-item>
            <text:list-item>
              <text:p text:style-name="P49">The final text of the Mandate for Palestine was approved by the Council of the League of Nations in July 1922 and officially came into effect in September 1923.</text:p>
            </text:list-item>
          </text:list>
        </text:list-item>
        <text:list-item>
          <text:p text:style-name="P49"><text:span text:style-name="Strong_20_Emphasis">Key Administrative Policies and their Impact</text:span></text:p>
          <text:list>
            <text:list-item>
              <text:p text:style-name="P49"><text:span text:style-name="Strong_20_Emphasis">Recognition of Institutions:</text:span> The Mandate administration formally recognized the Zionist Organisation (reconstituted as the Jewish Agency in 1929) as a public body for the purpose of advising and cooperating with the administration on matters affecting the Jewish national home. No equivalent Arab body was given official recognition, institutionalizing an asymmetry of power.</text:p>
            </text:list-item>
            <text:list-item>
              <text:p text:style-name="P49"><text:soft-page-break/><text:span text:style-name="Strong_20_Emphasis">Language:</text:span> English, Arabic, and Hebrew were all made official languages of the Mandate. This gave Hebrew, a language revived in the late 19th century and spoken by a small minority, a status equal to that of the language of the vast majority of the population.</text:p>
            </text:list-item>
            <text:list-item>
              <text:p text:style-name="P49"><text:span text:style-name="Strong_20_Emphasis">Immigration and Land:</text:span> The administration was responsible for facilitating Jewish immigration "under suitable conditions." It set annual immigration quotas, which became a major point of political conflict. It also continued the Ottoman land registration system, which, combined with the capital of Zionist institutions, facilitated the continued transfer of land from Arab owners (often absentee landlords) to Jewish organizations like the Jewish National Fund (JNF).</text:p>
            </text:list-item>
            <text:list-item>
              <text:p text:style-name="P49"><text:span text:style-name="Strong_20_Emphasis">Political Representation:</text:span> An early attempt by Samuel to create a Legislative Council with elected Arab and Jewish representatives failed in 1922–23 when Palestinian leaders boycotted the elections, refusing to participate in a political structure based on the Balfour Declaration, which they fundamentally rejected. This boycott led the British to rule directly, with the High Commissioner governing through decrees advised by nominated boards. The lack of representative institutions meant that Palestinian and Jewish politics developed in separate, parallel, and increasingly antagonistic communal spheres.</text:p>
            </text:list-item>
          </text:list>
        </text:list-item>
      </text:list>
      <text:p text:style-name="P3"/>
      <text:p text:style-name="P10"/>
      <text:p text:style-name="P3"><text:span text:style-name="Strong_20_Emphasis">PART I: FOUNDATION (CONTINUED)</text:span></text:p>
      <text:p text:style-name="P3"><text:span text:style-name="Strong_20_Emphasis">CHAPTER 1.9: Foundational Language Studies</text:span></text:p>
      <text:p text:style-name="P3"><text:span text:style-name="Strong_20_Emphasis">SECTION 1.9.1: Modern Hebrew Elementary</text:span></text:p>
      <text:list text:style-name="L25">
        <text:list-item>
          <text:p text:style-name="P50"><text:span text:style-name="Strong_20_Emphasis">Alphabet and Writing System</text:span></text:p>
          <text:list>
            <text:list-item>
              <text:p text:style-name="P51">The Hebrew alphabet (<text:span text:style-name="T1">alef-bet</text:span>) consists of 22 consonants. There are no dedicated vowel letters in the basic script.</text:p>
            </text:list-item>
            <text:list-item>
              <text:p text:style-name="P50">It is written from right to left.</text:p>
            </text:list-item>
            <text:list-item>
              <text:p text:style-name="P51">Five consonants have a different, "final" form (<text:span text:style-name="T1">sofit</text:span>) when they appear at the end of a word: Kaf (כ/ך), Mem (מ/ם), Nun (נ/ן), Pe (פ/ף), and Tzadi (צ/ץ).</text:p>
            </text:list-item>
            <text:list-item>
              <text:p text:style-name="P51">Vowels are indicated by a system of diacritical marks (dots and dashes) called <text:span text:style-name="T1">nikkud</text:span>, placed above, below, or inside the consonants.</text:p>
            </text:list-item>
            <text:list-item>
              <text:p text:style-name="P51">The <text:span text:style-name="T1">nikkud</text:span> system is used primarily in beginner texts, poetry, prayer books, and for clarification. Most modern texts (newspapers, novels, signs) are written without vowels, requiring the reader to know the vocabulary and grammar to supply the correct vowels.</text:p>
            </text:list-item>
            <text:list-item>
              <text:p text:style-name="P51">There are two styles of writing: block print script (<text:span text:style-name="T1">dfus</text:span>) used for printing, and cursive script (<text:span text:style-name="T1">ktav</text:span>) used for handwriting.</text:p>
            </text:list-item>
          </text:list>
        </text:list-item>
        <text:list-item>
          <text:p text:style-name="P50"><text:soft-page-break/><text:span text:style-name="Strong_20_Emphasis">Phonology (Sounds)</text:span></text:p>
          <text:list>
            <text:list-item>
              <text:p text:style-name="P50">Vowels: Modern Hebrew has a simple five-vowel system: /a/, /e/, /i/, /o/, /u/.</text:p>
            </text:list-item>
            <text:list-item>
              <text:p text:style-name="P50">Consonants:</text:p>
              <text:list>
                <text:list-item>
                  <text:p text:style-name="P50">Some historical distinctions have been lost in standard Israeli pronunciation. The guttural sounds of Ayin (ע) and Aleph (א) are often both realized as a glottal stop or are silent. The historical pharyngeal sound of Het (ח) is often pronounced as a voiceless velar fricative [x], identical to Khaf (כ).</text:p>
                </text:list-item>
                <text:list-item>
                  <text:p text:style-name="P50">The distinction between Tav (ת) and Tet (ט) [both /t/] and between Kaf (כ) and Kuf (ק) [both /k/] is also largely lost in general speech.</text:p>
                </text:list-item>
                <text:list-item>
                  <text:p text:style-name="P51">The consonant Bet can be pronounced as /b/ (with a dot, <text:span text:style-name="T1">dagesh</text:span>, inside: בּ) or /v/ (without the dot: ב). Similarly, Kaf can be /k/ (כּ) or /x/ (כ), and Pe can be /p/ (פּ) or /f/ (פ).</text:p>
                </text:list-item>
              </text:list>
            </text:list-item>
          </text:list>
        </text:list-item>
        <text:list-item>
          <text:p text:style-name="P50"><text:span text:style-name="Strong_20_Emphasis">Basic Grammar: Nouns and Adjectives</text:span></text:p>
          <text:list>
            <text:list-item>
              <text:p text:style-name="P50"><text:span text:style-name="Strong_20_Emphasis">Gender:</text:span> All Hebrew nouns are either masculine or feminine. There is no neuter gender.</text:p>
              <text:list>
                <text:list-item>
                  <text:p text:style-name="P51">Feminine nouns often end in -a (ה, ָ) or -et (ת, ֶ). For example, <text:span text:style-name="T1">yalda</text:span> (יַלְדָּה, girl), <text:span text:style-name="T1">mishpachat</text:span> (מִשְׁפַּחַת, family).</text:p>
                </text:list-item>
                <text:list-item>
                  <text:p text:style-name="P51">Masculine nouns typically have no special ending. For example, <text:span text:style-name="T1">yeled</text:span> (יֶלֶד, boy), <text:span text:style-name="T1">sefer</text:span> (סֵפֶר, book).</text:p>
                </text:list-item>
              </text:list>
            </text:list-item>
            <text:list-item>
              <text:p text:style-name="P50"><text:span text:style-name="Strong_20_Emphasis">Number:</text:span> Nouns have singular and plural forms.</text:p>
              <text:list>
                <text:list-item>
                  <text:p text:style-name="P51">The standard masculine plural ending is <text:span text:style-name="T1">-im</text:span> (ִים). <text:span text:style-name="T1">Yeled</text:span> → <text:span text:style-name="T1">yeladim</text:span> (יְלָדִים, boys).</text:p>
                </text:list-item>
                <text:list-item>
                  <text:p text:style-name="P51">The standard feminine plural ending is <text:span text:style-name="T1">-ot</text:span> (וֹת). <text:span text:style-name="T1">Yalda</text:span> → <text:span text:style-name="T1">yaladot</text:span> (יְלָדוֹת, girls). Many masculine nouns take the feminine plural ending and vice-versa.</text:p>
                </text:list-item>
              </text:list>
            </text:list-item>
            <text:list-item>
              <text:p text:style-name="P50"><text:span text:style-name="Strong_20_Emphasis">Adjectives:</text:span> Adjectives must agree in gender and number with the noun they modify. They are typically placed after the noun.</text:p>
              <text:list>
                <text:list-item>
                  <text:p text:style-name="P51"><text:span text:style-name="T1">sefer tov</text:span> (סֵפֶר טוֹב, a good book)</text:p>
                </text:list-item>
                <text:list-item>
                  <text:p text:style-name="P51"><text:span text:style-name="T1">yalda tova</text:span> (יַלְדָּה טוֹבָה, a good girl)</text:p>
                </text:list-item>
                <text:list-item>
                  <text:p text:style-name="P51"><text:span text:style-name="T1">sefarim tovim</text:span> (סְפָרִים טוֹבִים, good books)</text:p>
                </text:list-item>
                <text:list-item>
                  <text:p text:style-name="P51"><text:span text:style-name="T1">yeladot tovot</text:span> (יְלָדוֹת טוֹבוֹת, good girls)</text:p>
                </text:list-item>
              </text:list>
            </text:list-item>
            <text:list-item>
              <text:p text:style-name="P51"><text:span text:style-name="Strong_20_Emphasis">The Definite Article:</text:span> The definite article "the" is the prefix <text:span text:style-name="T1">ha-</text:span> (הַ), which attaches directly to the noun. If the noun is modified by an adjective, the adjective also takes the definite article.</text:p>
              <text:list>
                <text:list-item>
                  <text:p text:style-name="P51"><text:span text:style-name="T1">ha-sefer ha-tov</text:span> (הַסֵּפֶר הַטּוֹב, the good book).</text:p>
                </text:list-item>
              </text:list>
            </text:list-item>
          </text:list>
        </text:list-item>
        <text:list-item>
          <text:p text:style-name="P50"><text:span text:style-name="Strong_20_Emphasis">Basic Grammar: Verbs</text:span></text:p>
          <text:list>
            <text:list-item>
              <text:p text:style-name="P51"><text:soft-page-break/>Hebrew verbs are built on a system of three-consonant roots (<text:span text:style-name="T1">shoresh</text:span>), e.g., K-T-V (כ-ת-ב) for "write."</text:p>
            </text:list-item>
            <text:list-item>
              <text:p text:style-name="P51">These roots are placed into verb patterns or templates called <text:span text:style-name="T1">binyanim</text:span> (singular: <text:span text:style-name="T1">binyan</text:span>). There are seven main <text:span text:style-name="T1">binyanim</text:span> that determine the verb's voice (active, passive) and function (simple, intensive, causative).</text:p>
            </text:list-item>
            <text:list-item>
              <text:p text:style-name="P50">Verbs are conjugated according to person (I, you, he/she, etc.), gender, number, and tense.</text:p>
            </text:list-item>
            <text:list-item>
              <text:p text:style-name="P50"><text:span text:style-name="Strong_20_Emphasis">Tenses:</text:span> Modern Hebrew primarily uses three tenses: Past, Present, and Future.</text:p>
              <text:list>
                <text:list-item>
                  <text:p text:style-name="P51"><text:span text:style-name="Strong_20_Emphasis">Present Tense:</text:span> Functions more like a participle and is conjugated only for gender and number, not person. <text:span text:style-name="T1">Ani kotev</text:span> (אֲנִי כּוֹתֵב, I [m.] write), <text:span text:style-name="T1">At kotevet</text:span> (אַתְּ כּוֹתֶבֶת, You [f.] write).</text:p>
                </text:list-item>
                <text:list-item>
                  <text:p text:style-name="P51"><text:span text:style-name="Strong_20_Emphasis">Past Tense:</text:span> Conjugated with suffixes. <text:span text:style-name="T1">katavti</text:span> (כָּתַבְתִּי, I wrote).</text:p>
                </text:list-item>
                <text:list-item>
                  <text:p text:style-name="P51"><text:span text:style-name="Strong_20_Emphasis">Future Tense:</text:span> Conjugated with prefixes (and sometimes suffixes). <text:span text:style-name="T1">ektov</text:span> (אֶכְתֹּב, I will write).</text:p>
                </text:list-item>
              </text:list>
            </text:list-item>
            <text:list-item>
              <text:p text:style-name="P51"><text:span text:style-name="Strong_20_Emphasis">The Infinitive:</text:span> Expresses the basic idea of the verb, usually preceded by the preposition <text:span text:style-name="T1">le-</text:span> (to). <text:span text:style-name="T1">likhtov</text:span> (לִכְתֹּב, to write).</text:p>
            </text:list-item>
          </text:list>
        </text:list-item>
        <text:list-item>
          <text:p text:style-name="P50"><text:span text:style-name="Strong_20_Emphasis">Basic Sentence Structure</text:span></text:p>
          <text:list>
            <text:list-item>
              <text:p text:style-name="P50">The most common word order is Subject-Verb-Object (SVO), similar to English.</text:p>
            </text:list-item>
            <text:list-item>
              <text:p text:style-name="P50">The verb "to be" is not used in the present tense. Sentences are formed by simple juxtaposition.</text:p>
              <text:list>
                <text:list-item>
                  <text:p text:style-name="P51"><text:span text:style-name="T1">Ha-yeled ba-bayit</text:span> (הַיֶלֶד בַּבַּיִת) - literally "The boy in the house" - means "The boy is in the house."</text:p>
                </text:list-item>
              </text:list>
            </text:list-item>
            <text:list-item>
              <text:p text:style-name="P51">Possession is often expressed using the preposition <text:span text:style-name="T1">shel</text:span> (שֶׁל, of).</text:p>
              <text:list>
                <text:list-item>
                  <text:p text:style-name="P51"><text:span text:style-name="T1">Ha-sefer shel ha-yeled</text:span> (הַסֵּפֶר שֶׁל הַיֶּלֶד, The book of the boy) - "The boy's book."</text:p>
                </text:list-item>
              </text:list>
            </text:list-item>
          </text:list>
        </text:list-item>
      </text:list>
      <text:p text:style-name="P3"><text:span text:style-name="Strong_20_Emphasis">SECTION 1.9.2: Levantine Arabic Elementary</text:span></text:p>
      <text:list text:style-name="L26">
        <text:list-item>
          <text:p text:style-name="P52"><text:span text:style-name="Strong_20_Emphasis">Dialect vs. Modern Standard Arabic (MSA)</text:span></text:p>
          <text:list>
            <text:list-item>
              <text:p text:style-name="P52">Levantine Arabic is the spoken dialect of the Levant (Palestine, Lebanon, Syria, Jordan). It is used for all daily communication.</text:p>
            </text:list-item>
            <text:list-item>
              <text:p text:style-name="P52">Modern Standard Arabic (MSA) is the formal, written language used in books, newspapers, news broadcasts, and formal speeches.</text:p>
            </text:list-item>
            <text:list-item>
              <text:p text:style-name="P52">This curriculum focuses on the spoken dialect, specifically a generalized Southern Levantine (Palestinian/Jordanian) variety. While mutually intelligible with Northern Levantine (Lebanese/Syrian), there are distinct differences in phonology and vocabulary.</text:p>
            </text:list-item>
          </text:list>
        </text:list-item>
        <text:list-item>
          <text:p text:style-name="P52"><text:soft-page-break/><text:span text:style-name="Strong_20_Emphasis">Alphabet and Writing System</text:span></text:p>
          <text:list>
            <text:list-item>
              <text:p text:style-name="P52">The Arabic alphabet has 28 consonants. It is written from right to left.</text:p>
            </text:list-item>
            <text:list-item>
              <text:p text:style-name="P53">Vowels are indicated by diacritics (<text:span text:style-name="T1">harakat</text:span>), but like Hebrew, they are almost never used in standard writing. There are three short vowels (/a/, /i/, /u/) and three long vowels (ā, ī, ū), which are represented by the letters Alif (ا), Ya (ي), and Waw (و).</text:p>
            </text:list-item>
            <text:list-item>
              <text:p text:style-name="P52">The script is cursive; letters connect to each other and change shape depending on their position (initial, medial, final, or isolated) in a word.</text:p>
            </text:list-item>
          </text:list>
        </text:list-item>
        <text:list-item>
          <text:p text:style-name="P52"><text:span text:style-name="Strong_20_Emphasis">Phonology (Sounds)</text:span></text:p>
          <text:list>
            <text:list-item>
              <text:p text:style-name="P52">Levantine Arabic contains several sounds not found in English, known as emphatic consonants: ص (ṣād), ض (ḍād), ط (ṭāʾ), ظ (ẓāʾ). These have a "heavier" or more pharyngealized sound than their non-emphatic counterparts (s, d, t, z).</text:p>
            </text:list-item>
            <text:list-item>
              <text:p text:style-name="P52">It also features guttural sounds like 'Ayn (ع) and Ghayn (غ), and the pharyngeal Ḥa (ح).</text:p>
            </text:list-item>
            <text:list-item>
              <text:p text:style-name="P53">A key feature of Palestinian Arabic is the pronunciation of the classical <text:span text:style-name="T1">qāf</text:span> (ق) as a hard 'g' sound in rural/Bedouin-influenced speech or as a glottal stop ('hamza') in urban speech. E.g., the classical word <text:span text:style-name="T1">qalam</text:span> (pen) becomes <text:span text:style-name="T1">galam</text:span> or <text:span text:style-name="T1">'alam</text:span>.</text:p>
            </text:list-item>
          </text:list>
        </text:list-item>
        <text:list-item>
          <text:p text:style-name="P52"><text:span text:style-name="Strong_20_Emphasis">Basic Grammar: Nouns and Adjectives</text:span></text:p>
          <text:list>
            <text:list-item>
              <text:p text:style-name="P53"><text:span text:style-name="Strong_20_Emphasis">Gender:</text:span> Nouns are masculine or feminine. Feminine nouns typically end in <text:span text:style-name="T1">-a</text:span> or <text:span text:style-name="T1">-eh</text:span>. E.g., <text:span text:style-name="T1">bint</text:span> (بنت, girl/daughter), <text:span text:style-name="T1">madrasa</text:span> (مدرسة, school).</text:p>
            </text:list-item>
            <text:list-item>
              <text:p text:style-name="P53"><text:span text:style-name="Strong_20_Emphasis">Number:</text:span> Nouns have singular, dual (for two of something), and plural forms. The dual is formed with the suffix <text:span text:style-name="T1">-ein</text:span>. E.g., <text:span text:style-name="T1">walad</text:span> (boy) → <text:span text:style-name="T1">waladein</text:span> (two boys). Plural formation is complex, using both regular "sound" plurals and many irregular "broken" plurals which change the internal structure of the word.</text:p>
            </text:list-item>
            <text:list-item>
              <text:p text:style-name="P52"><text:span text:style-name="Strong_20_Emphasis">Adjectives:</text:span> Follow the noun and must agree in gender, number, and definiteness.</text:p>
              <text:list>
                <text:list-item>
                  <text:p text:style-name="P53"><text:span text:style-name="T1">bēt kbiir</text:span> (بيت كبير, a big house)</text:p>
                </text:list-item>
                <text:list-item>
                  <text:p text:style-name="P53"><text:span text:style-name="T1">il-bēt il-kbiir</text:span> (البيت الكبير, the big house)</text:p>
                </text:list-item>
              </text:list>
            </text:list-item>
            <text:list-item>
              <text:p text:style-name="P53"><text:span text:style-name="Strong_20_Emphasis">The Definite Article:</text:span> The definite article "the" is the prefix <text:span text:style-name="T1">il-</text:span> or <text:span text:style-name="T1">al-</text:span> (ال). The 'l' assimilates to the sound of certain consonants (sun letters), e.g., <text:span text:style-name="T1">il-shams</text:span> becomes <text:span text:style-name="T1">ish-shams</text:span> (the sun).</text:p>
            </text:list-item>
          </text:list>
        </text:list-item>
        <text:list-item>
          <text:p text:style-name="P52"><text:span text:style-name="Strong_20_Emphasis">Basic Grammar: Verbs</text:span></text:p>
          <text:list>
            <text:list-item>
              <text:p text:style-name="P52">Like Hebrew, verbs are based on a three-consonant root system (e.g., K-T-B for "write").</text:p>
            </text:list-item>
            <text:list-item>
              <text:p text:style-name="P52"><text:span text:style-name="Strong_20_Emphasis">Tenses:</text:span> The dialect's tense/aspect system is different from MSA.</text:p>
              <text:list>
                <text:list-item>
                  <text:p text:style-name="P53"><text:span text:style-name="Strong_20_Emphasis">Present/Imperfect Tense:</text:span> The base imperfect form is prefixed with a <text:span text:style-name="T1">b-</text:span> to indicate a habitual or ongoing present action. <text:span text:style-name="T1">Ana b-aktob</text:span> (انا بكتب, I write / I am writing).</text:p>
                </text:list-item>
                <text:list-item>
                  <text:p text:style-name="P53"><text:soft-page-break/><text:span text:style-name="Strong_20_Emphasis">Past/Perfect Tense:</text:span> Conjugated with suffixes. <text:span text:style-name="T1">Ana katab-it</text:span> (انا كتبت, I wrote).</text:p>
                </text:list-item>
                <text:list-item>
                  <text:p text:style-name="P53"><text:span text:style-name="Strong_20_Emphasis">Future Tense:</text:span> Expressed by adding the prefix <text:span text:style-name="T1">raḥa-</text:span> or <text:span text:style-name="T1">ḥa-</text:span> to the imperfect verb. <text:span text:style-name="T1">Ana raḥa aktob</text:span> (انا رح أكتب, I will write).</text:p>
                </text:list-item>
              </text:list>
            </text:list-item>
            <text:list-item>
              <text:p text:style-name="P53"><text:span text:style-name="Strong_20_Emphasis">Negation:</text:span> The verb is typically negated by placing <text:span text:style-name="T1">mā</text:span> before it and adding the suffix <text:span text:style-name="T1">-sh</text:span>. <text:span text:style-name="T1">Mā katabit-sh</text:span> (ما كتبت-ش, I did not write). In the present tense, <text:span text:style-name="T1">mish</text:span> is often used. <text:span text:style-name="T1">Mish b-aktob</text:span> (مش بكتب, I don't write).</text:p>
            </text:list-item>
          </text:list>
        </text:list-item>
        <text:list-item>
          <text:p text:style-name="P52"><text:span text:style-name="Strong_20_Emphasis">Basic Sentence Structure</text:span></text:p>
          <text:list>
            <text:list-item>
              <text:p text:style-name="P52">Word order is more flexible than in English. Both SVO and VSO (Verb-Subject-Object) are common.</text:p>
            </text:list-item>
            <text:list-item>
              <text:p text:style-name="P53">The verb "to be" is not used in the present tense. <text:span text:style-name="T1">Il-walad fi-l-bēt</text:span> (الولد في البيت, The boy is in the house).</text:p>
            </text:list-item>
            <text:list-item>
              <text:p text:style-name="P53">Possession is expressed using possessive suffixes attached directly to nouns. <text:span text:style-name="T1">Bēt</text:span> (house) → <text:span text:style-name="T1">bēt-i</text:span> (بيتي, my house), <text:span text:style-name="T1">bēt-ak</text:span> (بيتك, your [m.] house).</text:p>
            </text:list-item>
          </text:list>
        </text:list-item>
      </text:list>
      <text:p text:style-name="P3"><text:span text:style-name="Strong_20_Emphasis">SECTION 1.9.3: Biblical Hebrew Basics</text:span></text:p>
      <text:list text:style-name="L27">
        <text:list-item>
          <text:p text:style-name="P54"><text:span text:style-name="Strong_20_Emphasis">Distinctions from Modern Hebrew</text:span></text:p>
          <text:list>
            <text:list-item>
              <text:p text:style-name="P54">Biblical or Classical Hebrew is the language of the Hebrew Bible (Tanakh). While Modern Hebrew is its direct descendant, there are significant differences in phonology, syntax, and especially the verbal system.</text:p>
            </text:list-item>
            <text:list-item>
              <text:p text:style-name="P54"><text:span text:style-name="Strong_20_Emphasis">Phonology:</text:span> It is presumed to have had a richer consonantal system, with distinctions between gutturals (e.g., ח, ע) and other sounds that are largely lost in modern speech.</text:p>
            </text:list-item>
            <text:list-item>
              <text:p text:style-name="P54"><text:span text:style-name="Strong_20_Emphasis">Syntax:</text:span> The standard word order was Verb-Subject-Object (VSO), not SVO.</text:p>
            </text:list-item>
            <text:list-item>
              <text:p text:style-name="P54"><text:span text:style-name="Strong_20_Emphasis">Verbal System:</text:span> The most significant difference. Biblical Hebrew does not have tenses in the modern sense (past, present, future). It has two main verb forms or "aspects":</text:p>
              <text:list>
                <text:list-item>
                  <text:p text:style-name="P55"><text:span text:style-name="Strong_20_Emphasis">Perfect (suffix conjugation, e.g., </text:span><text:span text:style-name="Strong_20_Emphasis"><text:span text:style-name="T1">katav</text:span></text:span><text:span text:style-name="Strong_20_Emphasis">):</text:span> Denotes a completed action. Typically translated as a past tense.</text:p>
                </text:list-item>
                <text:list-item>
                  <text:p text:style-name="P55"><text:span text:style-name="Strong_20_Emphasis">Imperfect (prefix conjugation, e.g., </text:span><text:span text:style-name="Strong_20_Emphasis"><text:span text:style-name="T1">yikhtov</text:span></text:span><text:span text:style-name="Strong_20_Emphasis">):</text:span> Denotes an incomplete, ongoing, or future action. Typically translated as a future or present tense.</text:p>
                </text:list-item>
              </text:list>
            </text:list-item>
            <text:list-item>
              <text:p text:style-name="P55"><text:span text:style-name="Strong_20_Emphasis">The Waw-Consecutive:</text:span> A crucial syntactic feature. When the conjunction <text:span text:style-name="T1">waw</text:span> (ו, and) is attached to a verb, it can "convert" its aspect.</text:p>
              <text:list>
                <text:list-item>
                  <text:p text:style-name="P55"><text:span text:style-name="T1">Waw</text:span> + Perfect = Imperfect meaning. A perfect form like <text:span text:style-name="T1">və-katavta</text:span> (and you wrote) can mean "and you will write."</text:p>
                </text:list-item>
                <text:list-item>
                  <text:p text:style-name="P55"><text:span text:style-name="T1">Waw</text:span> + Imperfect = Perfect meaning. An imperfect form like <text:span text:style-name="T1">wa-yikhtov</text:span> (and he will write) usually means "and he wrote." This form is extremely common in biblical narrative prose.</text:p>
                </text:list-item>
              </text:list>
            </text:list-item>
          </text:list>
        </text:list-item>
        <text:list-item>
          <text:p text:style-name="P54"><text:soft-page-break/><text:span text:style-name="Strong_20_Emphasis">Key Grammatical Features for Reading</text:span></text:p>
          <text:list>
            <text:list-item>
              <text:p text:style-name="P55"><text:span text:style-name="Strong_20_Emphasis">Pronominal Suffixes:</text:span> Pronouns can be attached as suffixes not only to nouns (for possession) and prepositions but also directly to verbs to indicate the object. <text:span text:style-name="T1">Ahavti-kha</text:span> (I loved you), combining the verb and the object pronoun into one word.</text:p>
            </text:list-item>
            <text:list-item>
              <text:p text:style-name="P55"><text:span text:style-name="Strong_20_Emphasis">Construct State (</text:span><text:span text:style-name="Strong_20_Emphasis"><text:span text:style-name="T1">Smikhut</text:span></text:span><text:span text:style-name="Strong_20_Emphasis">):</text:span> The primary way of expressing "of" (possession or relationship). The first noun in a construct chain is phonologically reduced. <text:span text:style-name="T1">Davar</text:span> (word) + <text:span text:style-name="T1">Elohim</text:span> (God) → <text:span text:style-name="T1">Dəvar Elohim</text:span> (word of God).</text:p>
            </text:list-item>
            <text:list-item>
              <text:p text:style-name="P54"><text:span text:style-name="Strong_20_Emphasis">Vocabulary:</text:span> While there is large overlap, many words have different meanings or connotations than their Modern Hebrew cognates.</text:p>
            </text:list-item>
          </text:list>
        </text:list-item>
      </text:list>
      <text:p text:style-name="P3"><text:span text:style-name="Strong_20_Emphasis">SECTION 1.9.4: Classical Arabic Grammar</text:span></text:p>
      <text:list text:style-name="L28">
        <text:list-item>
          <text:p text:style-name="P56"><text:span text:style-name="Strong_20_Emphasis">Distinctions from Levantine Arabic</text:span></text:p>
          <text:list>
            <text:list-item>
              <text:p text:style-name="P56">Classical Arabic is the language of the Quran and early Islamic literature. It is the ancestor of both Modern Standard Arabic and the modern spoken dialects.</text:p>
            </text:list-item>
            <text:list-item>
              <text:p text:style-name="P57"><text:span text:style-name="Strong_20_Emphasis">Case System (</text:span><text:span text:style-name="Strong_20_Emphasis"><text:span text:style-name="T1">I'rab</text:span></text:span><text:span text:style-name="Strong_20_Emphasis">):</text:span> The most prominent feature absent from spoken dialects. Nouns and adjectives have case endings (indicated by final short vowels) to mark their grammatical function:</text:p>
              <text:list>
                <text:list-item>
                  <text:p text:style-name="P57">Nominative (<text:span text:style-name="T1">-u</text:span>): for the subject.</text:p>
                </text:list-item>
                <text:list-item>
                  <text:p text:style-name="P57">Accusative (<text:span text:style-name="T1">-a</text:span>): for the object of a verb.</text:p>
                </text:list-item>
                <text:list-item>
                  <text:p text:style-name="P57">Genitive (<text:span text:style-name="T1">-i</text:span>): for the object of a preposition or the second noun in a possessive construction (<text:span text:style-name="T1">iḍāfa</text:span>).</text:p>
                </text:list-item>
              </text:list>
            </text:list-item>
            <text:list-item>
              <text:p text:style-name="P56"><text:span text:style-name="Strong_20_Emphasis">Moods:</text:span> The imperfect verb has different moods indicated by changes in its final vowel:</text:p>
              <text:list>
                <text:list-item>
                  <text:p text:style-name="P57"><text:span text:style-name="Strong_20_Emphasis">Indicative (</text:span><text:span text:style-name="Strong_20_Emphasis"><text:span text:style-name="T1">-u</text:span></text:span><text:span text:style-name="Strong_20_Emphasis">):</text:span> For statements of fact.</text:p>
                </text:list-item>
                <text:list-item>
                  <text:p text:style-name="P57"><text:span text:style-name="Strong_20_Emphasis">Subjunctive (</text:span><text:span text:style-name="Strong_20_Emphasis"><text:span text:style-name="T1">-a</text:span></text:span><text:span text:style-name="Strong_20_Emphasis">):</text:span> Used after certain particles (e.g., <text:span text:style-name="T1">'an</text:span>, to) to express purpose or desire.</text:p>
                </text:list-item>
                <text:list-item>
                  <text:p text:style-name="P57"><text:span text:style-name="Strong_20_Emphasis">Jussive (</text:span><text:span text:style-name="Strong_20_Emphasis"><text:span text:style-name="T1">-sukūn</text:span></text:span><text:span text:style-name="Strong_20_Emphasis">, i.e., no vowel):</text:span> Used for prohibitions and commands.</text:p>
                </text:list-item>
              </text:list>
            </text:list-item>
            <text:list-item>
              <text:p text:style-name="P57"><text:span text:style-name="Strong_20_Emphasis">Nunation (</text:span><text:span text:style-name="Strong_20_Emphasis"><text:span text:style-name="T1">Tanwin</text:span></text:span><text:span text:style-name="Strong_20_Emphasis">):</text:span> Indefinite nouns take a final <text:span text:style-name="T1">-n</text:span> suffix in addition to their case vowel (<text:span text:style-name="T1">-un, -an, -in</text:span>).</text:p>
            </text:list-item>
            <text:list-item>
              <text:p text:style-name="P57"><text:span text:style-name="Strong_20_Emphasis">Verbal System:</text:span> More complex than the dialect, with a full set of ten (or more) verb forms (<text:span text:style-name="T1">awzan</text:span>) that systematically derive different meanings from the same root. It also has a passive voice for all forms.</text:p>
            </text:list-item>
            <text:list-item>
              <text:p text:style-name="P56"><text:span text:style-name="Strong_20_Emphasis">Syntax:</text:span> VSO is the standard, unmarked sentence order.</text:p>
            </text:list-item>
          </text:list>
        </text:list-item>
        <text:list-item>
          <text:p text:style-name="P56"><text:span text:style-name="Strong_20_Emphasis">Key Grammatical Features for Reading</text:span></text:p>
          <text:list>
            <text:list-item>
              <text:p text:style-name="P57"><text:soft-page-break/><text:span text:style-name="Strong_20_Emphasis">The </text:span><text:span text:style-name="Strong_20_Emphasis"><text:span text:style-name="T1">Iḍāfa</text:span></text:span><text:span text:style-name="Strong_20_Emphasis">:</text:span> The possessive construction, equivalent to the Hebrew construct state. The first noun cannot be definite (no <text:span text:style-name="T1">al-</text:span>) or have nunation. The second noun is in the genitive case. <text:span text:style-name="T1">Kitāb-u l-walad-i</text:span> (كتابُ الولدِ, the book of the boy).</text:p>
            </text:list-item>
            <text:list-item>
              <text:p text:style-name="P56"><text:span text:style-name="Strong_20_Emphasis">"Hollow" and "Defective" Verbs:</text:span> Verbs whose three-consonant root contains a "weak" letter (Waw or Ya) follow complex but regular patterns of vowel and consonant changes.</text:p>
            </text:list-item>
            <text:list-item>
              <text:p text:style-name="P56"><text:span text:style-name="Strong_20_Emphasis">Dual:</text:span> The dual number is used consistently not just for nouns but for adjectives, pronouns, and verbs as well, resulting in conjugations for "you two" and "they two."</text:p>
            </text:list-item>
          </text:list>
        </text:list-item>
      </text:list>
      <text:p text:style-name="P3"/>
      <text:p text:style-name="P10"/>
      <text:p text:style-name="P3"><text:span text:style-name="Strong_20_Emphasis">PART II: CORE SURVEYS</text:span></text:p>
      <text:p text:style-name="P3"><text:span text:style-name="Strong_20_Emphasis">CHAPTER 2.1: British Mandate Palestine 1917–1948</text:span></text:p>
      <text:p text:style-name="P3"><text:span text:style-name="Strong_20_Emphasis">SECTION 2.1.1: Balfour Declaration Diplomatic Context</text:span></text:p>
      <text:list text:style-name="L29">
        <text:list-item>
          <text:p text:style-name="P58"><text:span text:style-name="Strong_20_Emphasis">World War I Strategic Imperatives</text:span></text:p>
          <text:list>
            <text:list-item>
              <text:p text:style-name="P58">British war strategy aimed to defeat the Ottoman Empire, an ally of the Central Powers, and secure the eastern flank of the Suez Canal, Britain's vital imperial lifeline to India.</text:p>
            </text:list-item>
            <text:list-item>
              <text:p text:style-name="P58">The Sykes-Picot Agreement of 1916, a secret Anglo-French pact, had initially planned for Palestine to be under international administration, reflecting its complex religious significance.</text:p>
            </text:list-item>
            <text:list-item>
              <text:p text:style-name="P58">As the war progressed, key British strategists in the War Cabinet, particularly Prime Minister David Lloyd George, came to believe that direct or indirect British control over Palestine was essential for post-war imperial security.</text:p>
            </text:list-item>
            <text:list-item>
              <text:p text:style-name="P58">A pro-British entity in Palestine was seen as a strategic buffer against potential threats to Egypt and the Canal from the north.</text:p>
            </text:list-item>
          </text:list>
        </text:list-item>
        <text:list-item>
          <text:p text:style-name="P58"><text:span text:style-name="Strong_20_Emphasis">The Zionist Lobbying Effort</text:span></text:p>
          <text:list>
            <text:list-item>
              <text:p text:style-name="P58">Chaim Weizmann, a Russian-born chemist at the University of Manchester and a leader of the Zionist movement, was the central figure in the lobbying campaign in London.</text:p>
            </text:list-item>
            <text:list-item>
              <text:p text:style-name="P58">Weizmann's scientific contribution to the British war effort—developing a process for bacterial fermentation to produce acetone, a crucial component for manufacturing cordite explosives—granted him access to the highest levels of the British government.</text:p>
            </text:list-item>
            <text:list-item>
              <text:p text:style-name="P58">He cultivated personal relationships with key cabinet members and officials, including Lloyd George, Foreign Secretary Arthur Balfour, Colonial Secretary Lord Milner, and Mark Sykes (of the Sykes-Picot Agreement).</text:p>
            </text:list-item>
            <text:list-item>
              <text:p text:style-name="P58">Weizmann articulated a vision of Zionism that aligned with British imperial interests, arguing that a Jewish national home in Palestine would result in a loyal, European-oriented client population grateful to Britain for its patronage.</text:p>
            </text:list-item>
          </text:list>
        </text:list-item>
        <text:list-item>
          <text:p text:style-name="P58"><text:soft-page-break/><text:span text:style-name="Strong_20_Emphasis">Motivations of the British War Cabinet</text:span></text:p>
          <text:list>
            <text:list-item>
              <text:p text:style-name="P58"><text:span text:style-name="Strong_20_Emphasis">Imperial Strategy:</text:span> The primary motivation was the belief that a Jewish national home under British protection would secure a vital strategic asset in the Middle East after the war.</text:p>
            </text:list-item>
            <text:list-item>
              <text:p text:style-name="P58"><text:span text:style-name="Strong_20_Emphasis">Christian Restorationism:</text:span> Many key figures, including Lloyd George and Balfour, were raised in a Protestant tradition that viewed the biblical prophecies of the Jews' return to the Holy Land with reverence. This created a sympathetic ideological backdrop.</text:p>
            </text:list-item>
            <text:list-item>
              <text:p text:style-name="P58"><text:span text:style-name="Strong_20_Emphasis">Belief in Jewish International Influence:</text:span> A prevalent and exaggerated belief in "world Jewry" as a powerful international force was a critical factor. The British government believed that a pro-Zionist declaration would:</text:p>
              <text:list>
                <text:list-item>
                  <text:p text:style-name="P58">Encourage the United States' Jewish community to press for greater American involvement in the war.</text:p>
                </text:list-item>
                <text:list-item>
                  <text:p text:style-name="P58">Persuade Russia's large Jewish population, influential in the revolutionary movement, to support keeping Russia in the war against Germany. This was based on a flawed assumption, as most Russian Jewish revolutionaries were anti-Zionist.</text:p>
                </text:list-item>
              </text:list>
            </text:list-item>
            <text:list-item>
              <text:p text:style-name="P58"><text:span text:style-name="Strong_20_Emphasis">Countering French and German Moves:</text:span> Britain was aware that Germany was making its own pro-Zionist overtures to gain Jewish support. The declaration was partly a pre-emptive move to secure Zionist loyalty for the Allied cause. It also aimed to revise the Sykes-Picot agreement to bring Palestine under British, not international, control.</text:p>
            </text:list-item>
          </text:list>
        </text:list-item>
        <text:list-item>
          <text:p text:style-name="P58"><text:span text:style-name="Strong_20_Emphasis">The Text and its Ambiguities</text:span></text:p>
          <text:list>
            <text:list-item>
              <text:p text:style-name="P58">The final text of the declaration was issued on November 2, 1917, in the form of a letter from Arthur Balfour to Lord Rothschild, a figurehead of the British Jewish community.</text:p>
            </text:list-item>
            <text:list-item>
              <text:p text:style-name="P58">The wording was the result of months of careful drafting and negotiation between the British government and Zionist leaders.</text:p>
            </text:list-item>
            <text:list-item>
              <text:p text:style-name="P58"><text:span text:style-name="Strong_20_Emphasis">"a national home for the Jewish people":</text:span> This phrase was deliberately ambiguous. It stopped short of promising a "state," which the Zionists had requested, to avoid alarming anti-Zionist Jews and to maintain diplomatic flexibility.</text:p>
            </text:list-item>
            <text:list-item>
              <text:p text:style-name="P58"><text:span text:style-name="Strong_20_Emphasis">"in Palestine":</text:span> This phrasing was also intentional. The original Zionist draft stated "Palestine as the national home"; the revision implied that the national home would exist within Palestine alongside another entity, not encompass the entire country.</text:p>
            </text:list-item>
            <text:list-item>
              <text:p text:style-name="P58"><text:span text:style-name="Strong_20_Emphasis">The "Safeguard Clauses":</text:span> Two conditions were attached:</text:p>
              <text:list>
                <text:list-item>
                  <text:p text:style-name="P58">"...it being clearly understood that nothing shall be done which may prejudice the civil and religious rights of existing non-Jewish communities in Palestine..." This clause referred to the 90% Arab majority.</text:p>
                </text:list-item>
                <text:list-item>
                  <text:p text:style-name="P58"><text:soft-page-break/>"...or the rights and political status enjoyed by Jews in any other country." This was added to appease prominent anti-Zionist British Jews who feared that the creation of a Jewish national home would lead to questions about their own loyalty and citizenship in the diaspora.</text:p>
                </text:list-item>
              </text:list>
            </text:list-item>
          </text:list>
        </text:list-item>
        <text:list-item>
          <text:p text:style-name="P58"><text:span text:style-name="Strong_20_Emphasis">Contradictory Wartime Promises</text:span></text:p>
          <text:list>
            <text:list-item>
              <text:p text:style-name="P58">The Balfour Declaration was the third in a series of contradictory British commitments regarding the future of the Arab territories.</text:p>
            </text:list-item>
            <text:list-item>
              <text:p text:style-name="P58"><text:span text:style-name="Strong_20_Emphasis">Hussein-McMahon Correspondence (1915–16):</text:span> Britain promised Sharif Hussein of Mecca recognition of Arab independence in a large area in exchange for revolting against the Ottomans. Arabs understood Palestine to be included in this promise; Britain later disputed this.</text:p>
            </text:list-item>
            <text:list-item>
              <text:p text:style-name="P58"><text:span text:style-name="Strong_20_Emphasis">Sykes-Picot Agreement (1916):</text:span> Britain and France secretly agreed to partition the region into spheres of influence, contradicting the promise of a unified Arab state.</text:p>
            </text:list-item>
            <text:list-item>
              <text:p text:style-name="P58"><text:span text:style-name="Strong_20_Emphasis">Balfour Declaration (1917):</text:span> Britain promised support for a Jewish national home in Palestine, contradicting the promise of Arab sovereignty and the plan for internationalization.</text:p>
            </text:list-item>
          </text:list>
        </text:list-item>
      </text:list>
      <text:p text:style-name="P3"><text:span text:style-name="Strong_20_Emphasis">SECTION 2.1.2: Arab Revolt 1936–1939 Dynamics</text:span></text:p>
      <text:list text:style-name="L30">
        <text:list-item>
          <text:p text:style-name="P59"><text:span text:style-name="Strong_20_Emphasis">Long-Term Causes</text:span></text:p>
          <text:list>
            <text:list-item>
              <text:p text:style-name="P59">Decades of Palestinian Arab opposition to the core tenets of the Mandate: the Balfour Declaration, large-scale Jewish immigration, and Zionist land acquisition.</text:p>
            </text:list-item>
            <text:list-item>
              <text:p text:style-name="P59">A massive surge in Jewish immigration (the Fifth Aliyah) between 1933 and 1936, driven by the Nazi rise to power in Germany. The Jewish population nearly doubled in this period, dramatically altering the demographic balance.</text:p>
            </text:list-item>
            <text:list-item>
              <text:p text:style-name="P60">Ongoing dispossession of Arab tenant farmers (<text:span text:style-name="T1">fellahin</text:span>) following the purchase of large tracts of agricultural land by the Jewish National Fund from absentee landlords.</text:p>
            </text:list-item>
            <text:list-item>
              <text:p text:style-name="P59">The spread of pan-Arab nationalism, inspired by the achievement of nominal independence in neighboring Iraq and Egypt, fueling demands for Palestinian self-determination.</text:p>
            </text:list-item>
            <text:list-item>
              <text:p text:style-name="P59">The rise of a new generation of radical activists, epitomized by Sheikh Izz ad-Din al-Qassam, a charismatic Islamist preacher who organized anti-British and anti-Zionist guerrilla cells. His death in a firefight with the British in November 1935 made him a national martyr.</text:p>
            </text:list-item>
          </text:list>
        </text:list-item>
        <text:list-item>
          <text:p text:style-name="P59"><text:span text:style-name="Strong_20_Emphasis">First Phase (1936): The General Strike</text:span></text:p>
          <text:list>
            <text:list-item>
              <text:p text:style-name="P59">The revolt began spontaneously in April 1936. To provide unified leadership, the major Palestinian political parties formed the Arab Higher Committee (AHC), with Hajj Amin al-Husseini, the Mufti of Jerusalem, as its president.</text:p>
            </text:list-item>
            <text:list-item>
              <text:p text:style-name="P59"><text:soft-page-break/>The AHC initiated and coordinated a nationwide general strike that lasted for six months (April-October 1936), one of the longest anti-colonial general strikes in history.</text:p>
            </text:list-item>
            <text:list-item>
              <text:p text:style-name="P59">The strike paralyzed urban economies and government services. It was accompanied by a campaign of civil disobedience and escalating armed attacks on British personnel, transport links (railways, pipelines), and Jewish settlements.</text:p>
            </text:list-item>
            <text:list-item>
              <text:p text:style-name="P59">The AHC's demands were unequivocal: (1) complete cessation of Jewish immigration; (2) a total ban on the sale of Arab land to Jews; (3) the establishment of an independent national government.</text:p>
            </text:list-item>
            <text:list-item>
              <text:p text:style-name="P59">The strike was suspended in October 1936 following the intervention of the kings of Saudi Arabia, Iraq, and Transjordan, who urged the Palestinians to trust in Britain's "good intentions" to find a just solution via a Royal Commission.</text:p>
            </text:list-item>
          </text:list>
        </text:list-item>
        <text:list-item>
          <text:p text:style-name="P59"><text:span text:style-name="Strong_20_Emphasis">Second Phase (1937–1939): The Rural Guerrilla Rebellion</text:span></text:p>
          <text:list>
            <text:list-item>
              <text:p text:style-name="P59">The publication of the Peel Commission report in July 1937, which recommended partitioning Palestine, acted as the trigger for the second, more violent phase of the revolt. The partition proposal was seen by Arabs as the ultimate betrayal, confirming their fears of dispossession.</text:p>
            </text:list-item>
            <text:list-item>
              <text:p text:style-name="P60">The revolt transformed into a widespread rural insurgency led by peasant guerrilla bands (<text:span text:style-name="T1">fasa'il</text:span>), largely independent of the exiled urban elite.</text:p>
            </text:list-item>
            <text:list-item>
              <text:p text:style-name="P59">Rebel forces gained effective control over large swathes of the countryside, particularly in the hills of Samaria and the Galilee. They assassinated British officials, attacked police stations, and for a time even occupied the Old City of Jerusalem.</text:p>
            </text:list-item>
            <text:list-item>
              <text:p text:style-name="P59">The revolt also took on the character of an internal social conflict, with rebels targeting traditional notable families and village leaders suspected of collaboration or land-selling.</text:p>
            </text:list-item>
          </text:list>
        </text:list-item>
        <text:list-item>
          <text:p text:style-name="P59"><text:span text:style-name="Strong_20_Emphasis">British Suppression and Zionist Role</text:span></text:p>
          <text:list>
            <text:list-item>
              <text:p text:style-name="P59">The British government declared martial law and launched a massive counter-insurgency campaign, eventually deploying over 20,000 troops and the Royal Air Force.</text:p>
            </text:list-item>
            <text:list-item>
              <text:p text:style-name="P59">Suppression tactics were harsh and included mass arrests, administrative detention without trial, punitive house demolitions, and the imposition of collective fines on villages. Military courts were empowered to hand down death sentences.</text:p>
            </text:list-item>
            <text:list-item>
              <text:p text:style-name="P59">A crucial element of British strategy was official cooperation with and arming of the Jewish community's paramilitary, the Haganah.</text:p>
            </text:list-item>
            <text:list-item>
              <text:p text:style-name="P59">The British created the Jewish Settlement Police (JSP), a force of several thousand armed Jewish auxiliaries to defend settlements.</text:p>
            </text:list-item>
            <text:list-item>
              <text:p text:style-name="P59">Most significantly, Captain Orde Wingate, a British intelligence officer and ardent Zionist, created the Special Night Squads (SNS). These were elite, mobile counter-guerrilla units composed of British soldiers and Haganah volunteers (including future <text:soft-page-break/>leaders like Moshe Dayan) that engaged in aggressive offensive operations against Arab rebels and villages.</text:p>
            </text:list-item>
            <text:list-item>
              <text:p text:style-name="P59">This collaboration provided the Haganah with invaluable military training, combat experience, and legal weaponry, transforming it from a clandestine militia into the nucleus of a modern army.</text:p>
            </text:list-item>
          </text:list>
        </text:list-item>
        <text:list-item>
          <text:p text:style-name="P59"><text:span text:style-name="Strong_20_Emphasis">Outcome and Consequences</text:span></text:p>
          <text:list>
            <text:list-item>
              <text:p text:style-name="P59">By the spring of 1939, the revolt was militarily crushed.</text:p>
            </text:list-item>
            <text:list-item>
              <text:p text:style-name="P59">The cost to Palestinian society was catastrophic: an estimated 5,000 Arabs were killed, 15,000 wounded, and over 10% of the adult male population had been killed, wounded, imprisoned, or exiled.</text:p>
            </text:list-item>
            <text:list-item>
              <text:p text:style-name="P59">The traditional leadership of the AHC was shattered and in exile, and the general population was politically exhausted and disarmed.</text:p>
            </text:list-item>
            <text:list-item>
              <text:p text:style-name="P59">The Zionist Yishuv, in contrast, emerged from the conflict militarily strengthened, economically more self-sufficient (due to boycotts), and with a trained cadre of future military leaders.</text:p>
            </text:list-item>
            <text:list-item>
              <text:p text:style-name="P59">Despite its military failure, the revolt succeeded in forcing a major reversal of British policy, demonstrated by the issuance of the 1939 White Paper, which sought to appease Arab anger.</text:p>
            </text:list-item>
          </text:list>
        </text:list-item>
      </text:list>
      <text:p text:style-name="P3"/>
      <text:p text:style-name="P10"/>
      <text:p text:style-name="P3"><text:span text:style-name="Strong_20_Emphasis">PART II: CORE SURVEYS (CONTINUED)</text:span></text:p>
      <text:p text:style-name="P3"><text:span text:style-name="Strong_20_Emphasis">CHAPTER 2.1: British Mandate Palestine 1917–1948 (CONTINUED)</text:span></text:p>
      <text:p text:style-name="P3"><text:span text:style-name="Strong_20_Emphasis">SECTION 2.1.3: White Papers and Partition Proposals</text:span></text:p>
      <text:list text:style-name="L31">
        <text:list-item>
          <text:p text:style-name="P61"><text:span text:style-name="Strong_20_Emphasis">The Churchill White Paper (1922)</text:span></text:p>
          <text:list>
            <text:list-item>
              <text:p text:style-name="P61"><text:span text:style-name="Strong_20_Emphasis">Context:</text:span> Issued in response to the first major wave of Arab anti-Zionist riots (the Jaffa riots of 1921) and to clarify British policy after the creation of Transjordan.</text:p>
            </text:list-item>
            <text:list-item>
              <text:p text:style-name="P61"><text:span text:style-name="Strong_20_Emphasis">Content:</text:span></text:p>
              <text:list>
                <text:list-item>
                  <text:p text:style-name="P61">Reaffirmed Britain's commitment to the Balfour Declaration, stating it was "not susceptible of change."</text:p>
                </text:list-item>
                <text:list-item>
                  <text:p text:style-name="P61">Sought to placate Arab fears by defining the concept of a "Jewish national home" in minimalist terms. It stated that the Declaration did not mean "the imposition of a Jewish nationality upon the inhabitants of Palestine as a whole, but the further development of the existing Jewish community."</text:p>
                </text:list-item>
                <text:list-item>
                  <text:p text:style-name="P61"><text:soft-page-break/>It explicitly disavowed the Zionist goal of making Palestine "as Jewish as England is English."</text:p>
                </text:list-item>
                <text:list-item>
                  <text:p text:style-name="P61">Introduced the principle of "economic absorptive capacity" as the criterion for determining Jewish immigration levels, meaning immigration should not exceed the country's ability to support new arrivals without harming the existing population.</text:p>
                </text:list-item>
              </text:list>
            </text:list-item>
            <text:list-item>
              <text:p text:style-name="P61"><text:span text:style-name="Strong_20_Emphasis">Reception:</text:span> The Zionist Organisation reluctantly accepted the White Paper. Palestinian Arab leaders, led by the Palestine Arab Congress, rejected it outright because it reaffirmed the Balfour Declaration as its basis.</text:p>
            </text:list-item>
          </text:list>
        </text:list-item>
        <text:list-item>
          <text:p text:style-name="P61"><text:span text:style-name="Strong_20_Emphasis">The Passfield White Paper (1930)</text:span></text:p>
          <text:list>
            <text:list-item>
              <text:p text:style-name="P61"><text:span text:style-name="Strong_20_Emphasis">Context:</text:span> Issued by the Labour government of Ramsay MacDonald following investigations (the Shaw Commission and Hope Simpson Report) into the causes of the 1929 riots, which were far more widespread and violent than those of 1921. These reports were more critical of Zionist policy and its impact on the Arab population.</text:p>
            </text:list-item>
            <text:list-item>
              <text:p text:style-name="P61"><text:span text:style-name="Strong_20_Emphasis">Content:</text:span></text:p>
              <text:list>
                <text:list-item>
                  <text:p text:style-name="P61">Represented a significant shift in tone, emphasizing Britain's "dual obligation" to both Arabs and Jews.</text:p>
                </text:list-item>
                <text:list-item>
                  <text:p text:style-name="P61">Stated that Britain's obligations to the "non-Jewish communities" were as valid as its obligation to the Jewish national home.</text:p>
                </text:list-item>
                <text:list-item>
                  <text:p text:style-name="P61">Was highly critical of the Jewish Agency's labor policies, which sought to exclude Arab workers from Jewish enterprises.</text:p>
                </text:list-item>
                <text:list-item>
                  <text:p text:style-name="P61">Called for stricter controls on Jewish immigration and land purchase, arguing that the country had a limited amount of cultivable land and a growing class of landless Arabs. It implied a coming halt to land transfers.</text:p>
                </text:list-item>
              </text:list>
            </text:list-item>
            <text:list-item>
              <text:p text:style-name="P61"><text:span text:style-name="Strong_20_Emphasis">Reception:</text:span> The Zionist movement condemned the White Paper as a betrayal of the Mandate, viewing it as a severe blow to the national home project. Chaim Weizmann resigned as president of the WZO in protest. A massive pro-Zionist lobbying campaign was launched in Britain.</text:p>
            </text:list-item>
            <text:list-item>
              <text:p text:style-name="P61"><text:span text:style-name="Strong_20_Emphasis">Retraction:</text:span> Under intense political pressure, Prime Minister MacDonald effectively nullified the White Paper in a 1931 letter to Weizmann (the "MacDonald Letter"), which "reinterpreted" its key provisions and reaffirmed the government's commitment to Zionist immigration and settlement. Arabs referred to this as the "Black Letter," seeing it as proof that Zionist influence could overturn any pro-Arab British policy.</text:p>
            </text:list-item>
          </text:list>
        </text:list-item>
        <text:list-item>
          <text:p text:style-name="P61"><text:span text:style-name="Strong_20_Emphasis">The Peel Commission Report (1937)</text:span></text:p>
          <text:list>
            <text:list-item>
              <text:p text:style-name="P61"><text:span text:style-name="Strong_20_Emphasis">Context:</text:span> Appointed to investigate the causes of the 1936 Arab Revolt and propose a long-term solution. It was the most comprehensive official inquiry into the Palestine problem.</text:p>
            </text:list-item>
            <text:list-item>
              <text:p text:style-name="P61"><text:soft-page-break/><text:span text:style-name="Strong_20_Emphasis">Analysis:</text:span> The Commission's report offered a stark and lucid analysis. It concluded that the Mandate was unworkable because the national aspirations of Arabs and Jews were irreconcilable. It stated that the conflict was not a misunderstanding but a "conflict of right with right."</text:p>
            </text:list-item>
            <text:list-item>
              <text:p text:style-name="P61"><text:span text:style-name="Strong_20_Emphasis">Recommendation: Partition:</text:span> For the first time, an official British body recommended terminating the Mandate and partitioning Palestine into three entities:</text:p>
              <text:list>
                <text:list-item>
                  <text:p text:style-name="P61"><text:span text:style-name="Strong_20_Emphasis">A Jewish State:</text:span> Comprising the most fertile areas, the coastal plain, the Galilee, and the Jezreel Valley (about 20% of Palestine).</text:p>
                </text:list-item>
                <text:list-item>
                  <text:p text:style-name="P61"><text:span text:style-name="Strong_20_Emphasis">An Arab State:</text:span> Comprising the less fertile hill country of Judea and Samaria, the Jordan Valley, and the Negev desert, to be merged with Transjordan.</text:p>
                </text:list-item>
                <text:list-item>
                  <text:p text:style-name="P61"><text:span text:style-name="Strong_20_Emphasis">A Permanent British Mandatory Zone:</text:span> An enclave stretching from Jerusalem to Jaffa, including Bethlehem and other holy sites, as well as a British base in Haifa.</text:p>
                </text:list-item>
              </text:list>
            </text:list-item>
            <text:list-item>
              <text:p text:style-name="P61">The plan also called for a "transfer" (voluntary or compulsory was left ambiguous) of some 225,000 Arabs from the proposed Jewish state and 1,250 Jews from the Arab state.</text:p>
            </text:list-item>
            <text:list-item>
              <text:p text:style-name="P61"><text:span text:style-name="Strong_20_Emphasis">Reception:</text:span></text:p>
              <text:list>
                <text:list-item>
                  <text:p text:style-name="P61">The Arab Higher Committee completely rejected the plan, opposing any partition of their homeland. The proposal ignited the second, more violent phase of the Arab Revolt.</text:p>
                </text:list-item>
                <text:list-item>
                  <text:p text:style-name="P61">The Zionist movement was divided. The mainstream leadership, led by Weizmann and David Ben-Gurion, pragmatically accepted the principle of partition, seeing it as a historic opportunity to achieve statehood, even in a small territory. The Revisionist Zionists, led by Ze'ev Jabotinsky, fiercely opposed it, demanding a Jewish state in all of Palestine and Transjordan.</text:p>
                </text:list-item>
              </text:list>
            </text:list-item>
          </text:list>
        </text:list-item>
        <text:list-item>
          <text:p text:style-name="P61"><text:span text:style-name="Strong_20_Emphasis">The Woodhead Commission (1938)</text:span></text:p>
          <text:list>
            <text:list-item>
              <text:p text:style-name="P61">A technical commission sent to Palestine to examine the practicalities of implementing the Peel partition plan.</text:p>
            </text:list-item>
            <text:list-item>
              <text:p text:style-name="P61">It concluded that the Peel plan was not viable, primarily because it was impossible to draw boundaries that would not leave a very large Arab minority in the proposed Jewish state (almost 50%).</text:p>
            </text:list-item>
            <text:list-item>
              <text:p text:style-name="P61">It proposed two alternative, more complex partition plans that drastically reduced the size of the Jewish state, making it economically and strategically non-viable.</text:p>
            </text:list-item>
            <text:list-item>
              <text:p text:style-name="P61">The commission's negative report effectively killed the idea of partition for the time being and led the British government to abandon it as a policy.</text:p>
            </text:list-item>
          </text:list>
        </text:list-item>
        <text:list-item>
          <text:p text:style-name="P61"><text:span text:style-name="Strong_20_Emphasis">The MacDonald White Paper (1939)</text:span></text:p>
          <text:list>
            <text:list-item>
              <text:p text:style-name="P61"><text:soft-page-break/><text:span text:style-name="Strong_20_Emphasis">Context:</text:span> Issued in the shadow of the approaching war in Europe and as a direct consequence of the 1936-39 Arab Revolt. Britain's primary goal was to pacify the Arab world and secure its vital strategic position in the Middle East. It followed the failure of the London Conference (St. James's Palace Conference) to produce an Arab-Jewish agreement.</text:p>
            </text:list-item>
            <text:list-item>
              <text:p text:style-name="P61"><text:span text:style-name="Strong_20_Emphasis">Content:</text:span> This was a radical reversal of British policy, effectively repudiating the Balfour Declaration's pro-Zionist interpretation.</text:p>
              <text:list>
                <text:list-item>
                  <text:p text:style-name="P61"><text:span text:style-name="Strong_20_Emphasis">Independence:</text:span> It explicitly rejected partition and declared that the ultimate goal was the establishment of an independent, binational Palestinian state within 10 years, in which Arabs and Jews would share in government.</text:p>
                </text:list-item>
                <text:list-item>
                  <text:p text:style-name="P61"><text:span text:style-name="Strong_20_Emphasis">Immigration:</text:span> It severely restricted Jewish immigration. A total of 75,000 Jewish immigrants would be allowed over the next five years (10,000 per year plus a one-time bonus of 25,000 refugees). After 1944, any further Jewish immigration would be subject to Arab consent, effectively meaning a complete halt.</text:p>
                </text:list-item>
                <text:list-item>
                  <text:p text:style-name="P61"><text:span text:style-name="Strong_20_Emphasis">Land:</text:span> It gave the High Commissioner the authority to prohibit or restrict the sale of Arab land to Jews. In 1940, Land Transfer Regulations were issued, dividing the country into zones where land sales to Jews were prohibited, restricted, or remained free.</text:p>
                </text:list-item>
              </text:list>
            </text:list-item>
            <text:list-item>
              <text:p text:style-name="P61"><text:span text:style-name="Strong_20_Emphasis">Reception:</text:span></text:p>
              <text:list>
                <text:list-item>
                  <text:p text:style-name="P61">Palestinian Arab leaders, though mollified, officially rejected it because it did not grant immediate independence. However, the policy achieved its goal of largely pacifying the Arab population for the duration of World War II.</text:p>
                </text:list-item>
                <text:list-item>
                  <text:p text:style-name="P62">The Zionist Yishuv and the WZO condemned it as a catastrophic betrayal, issued at the darkest hour of European Jewry. Ben-Gurion famously set the Yishuv's policy for WWII: "We will fight the war as if there is no White Paper, and we will fight the White Paper as if there is no war." The 1939 White Paper became the central focus of Zionist political and military opposition to Britain for the next decade, leading to a campaign of illegal immigration (<text:span text:style-name="T1">Aliyah Bet</text:span>) and, after WWII, armed struggle by Jewish underground groups.</text:p>
                </text:list-item>
              </text:list>
            </text:list-item>
          </text:list>
        </text:list-item>
      </text:list>
      <text:p text:style-name="P3"><text:span text:style-name="Strong_20_Emphasis">SECTION 2.1.4: Socioeconomic Developments During the Mandate Era</text:span></text:p>
      <text:list text:style-name="L32">
        <text:list-item>
          <text:p text:style-name="P63"><text:span text:style-name="Strong_20_Emphasis">Demographic Transformation</text:span></text:p>
          <text:list>
            <text:list-item>
              <text:p text:style-name="P63">The population of Palestine grew dramatically, from about 750,000 in 1922 to about 1,850,000 by 1946.</text:p>
            </text:list-item>
            <text:list-item>
              <text:p text:style-name="P63">The Jewish population increased from approx. 84,000 (11%) in 1922 to approx. 608,000 (33%) in 1946, primarily through immigration.</text:p>
            </text:list-item>
            <text:list-item>
              <text:p text:style-name="P63"><text:soft-page-break/>The Arab population also grew rapidly, from approx. 670,000 to over 1,200,000, due to high birth rates and a sharp decline in mortality resulting from improved sanitation, healthcare, and an end to Ottoman-era conscription and famine.</text:p>
            </text:list-item>
          </text:list>
        </text:list-item>
        <text:list-item>
          <text:p text:style-name="P63"><text:span text:style-name="Strong_20_Emphasis">The Jewish Sector (The Yishuv)</text:span></text:p>
          <text:list>
            <text:list-item>
              <text:p text:style-name="P63"><text:span text:style-name="Strong_20_Emphasis">Economic Structure:</text:span> The Yishuv developed a separate, semi-autarkic national economy. It was highly institutionalized, led by the Jewish Agency and the Histadrut labor federation.</text:p>
            </text:list-item>
            <text:list-item>
              <text:p text:style-name="P63"><text:span text:style-name="Strong_20_Emphasis">Capital Inflow:</text:span> The economy was fueled by a massive influx of capital from world Jewry (via organizations like the JNF and Keren Hayesod) and private capital brought by immigrants, especially during the Fifth Aliyah from Germany.</text:p>
            </text:list-item>
            <text:list-item>
              <text:p text:style-name="P63"><text:span text:style-name="Strong_20_Emphasis">Agriculture:</text:span> Zionist settlement focused on creating modern, intensive agriculture in the coastal plain and northern valleys. The kibbutz and moshav were key settlement models. The main cash crop was citrus, especially Jaffa oranges, which became Palestine's leading export.</text:p>
            </text:list-item>
            <text:list-item>
              <text:p text:style-name="P63"><text:span text:style-name="Strong_20_Emphasis">Industry:</text:span> A modern industrial sector was established, centered in Tel Aviv and Haifa, producing textiles, food products, chemicals, and building materials.</text:p>
            </text:list-item>
            <text:list-item>
              <text:p text:style-name="P63"><text:span text:style-name="Strong_20_Emphasis">Labor:</text:span> Guided by the ideology of "Hebrew Labor," the Histadrut worked to ensure Jewish enterprises hired Jewish workers, often through picketing and other coercive means, leading to the development of a segregated labor market.</text:p>
            </text:list-item>
            <text:list-item>
              <text:p text:style-name="P63"><text:span text:style-name="Strong_20_Emphasis">Urbanization:</text:span> Tel Aviv, founded in 1909, grew into a bustling, all-Jewish metropolis, becoming the Yishuv's commercial and cultural heart.</text:p>
            </text:list-item>
          </text:list>
        </text:list-item>
        <text:list-item>
          <text:p text:style-name="P63"><text:span text:style-name="Strong_20_Emphasis">The Arab Sector</text:span></text:p>
          <text:list>
            <text:list-item>
              <text:p text:style-name="P63"><text:span text:style-name="Strong_20_Emphasis">Economic Structure:</text:span> The Arab economy remained largely agrarian and less capitalized. It was predominantly based on small-scale family farming and was dominated by a traditional elite of large landowning families (e.g., Husseinis, Nashashibis).</text:p>
            </text:list-item>
            <text:list-item>
              <text:p text:style-name="P63"><text:span text:style-name="Strong_20_Emphasis">Agriculture:</text:span> Most Arabs were engaged in subsistence or small-scale commercial farming of cereals, olives, and vegetables. Many became tenant farmers after absentee landlords sold their estates to Zionist institutions.</text:p>
            </text:list-item>
            <text:list-item>
              <text:p text:style-name="P63"><text:span text:style-name="Strong_20_Emphasis">Impact of the Yishuv:</text:span> The Arab economy was unevenly impacted by the Yishuv's growth.</text:p>
              <text:list>
                <text:list-item>
                  <text:p text:style-name="P63"><text:span text:style-name="Strong_20_Emphasis">Positive Spillovers:</text:span> Proximity to Jewish settlements and urban centers created new markets for Arab agricultural produce and new employment opportunities in construction, transport, and the citrus industry. The Mandatory government, funded largely by taxes on Jewish imports and industry, invested in infrastructure (roads, ports) that benefited the entire country.</text:p>
                </text:list-item>
                <text:list-item>
                  <text:p text:style-name="P63"><text:soft-page-break/><text:span text:style-name="Strong_20_Emphasis">Negative Impacts:</text:span> Competition from capitalized Jewish agriculture and industry put pressure on Arab producers. The most significant negative impact was the creation of a class of landless Arab peasants as a result of land sales.</text:p>
                </text:list-item>
              </text:list>
            </text:list-item>
            <text:list-item>
              <text:p text:style-name="P63"><text:span text:style-name="Strong_20_Emphasis">Social Change:</text:span> The Mandate period witnessed the growth of an Arab urban middle class of professionals, merchants, and civil servants. Literacy rates improved, and political consciousness grew. However, the traditional social structure, dominated by clan and notable family loyalties, remained powerful.</text:p>
            </text:list-item>
          </text:list>
        </text:list-item>
        <text:list-item>
          <text:p text:style-name="P63"><text:span text:style-name="Strong_20_Emphasis">A Dual Society</text:span></text:p>
          <text:list>
            <text:list-item>
              <text:p text:style-name="P63">Despite being under a single administration, Palestine developed into a "dual society" with two distinct, parallel national communities.</text:p>
            </text:list-item>
            <text:list-item>
              <text:p text:style-name="P63">They had separate political institutions (the Jewish Agency vs. the Arab Higher Committee), separate education systems, separate economies, separate languages, and separate settlement patterns.</text:p>
            </text:list-item>
            <text:list-item>
              <text:p text:style-name="P63">Interaction was primarily economic, but social, cultural, and political integration was minimal and declined over time as the conflict intensified. The two communities lived in close proximity but in increasingly separate worlds, each developing the institutions and consciousness of a nation-state in waiting.</text:p>
            </text:list-item>
          </text:list>
        </text:list-item>
      </text:list>
      <text:p text:style-name="P3"/>
      <text:p text:style-name="P10"/>
      <text:p text:style-name="P3"><text:span text:style-name="Strong_20_Emphasis">PART II: CORE SURVEYS (CONTINUED)</text:span></text:p>
      <text:p text:style-name="P3"><text:span text:style-name="Strong_20_Emphasis">CHAPTER 2.2: 1948 War and Nakba</text:span></text:p>
      <text:p text:style-name="P3"><text:span text:style-name="Strong_20_Emphasis">SECTION 2.2.1: Military Campaigns Comparative Analysis</text:span></text:p>
      <text:list text:style-name="L33">
        <text:list-item>
          <text:p text:style-name="P64"><text:span text:style-name="Strong_20_Emphasis">Phase I: The Civil War (30 November 1947 – 14 May 1948)</text:span></text:p>
          <text:list>
            <text:list-item>
              <text:p text:style-name="P64">This phase began the day after the UN General Assembly passed Resolution 181, recommending the partition of Palestine.</text:p>
            </text:list-item>
            <text:list-item>
              <text:p text:style-name="P64">The conflict was primarily between the Jewish Yishuv's paramilitary forces and Palestinian Arab irregulars.</text:p>
            </text:list-item>
            <text:list-item>
              <text:p text:style-name="P64"><text:span text:style-name="Strong_20_Emphasis">Palestinian Forces:</text:span></text:p>
              <text:list>
                <text:list-item>
                  <text:p text:style-name="P64">Comprised local village militias, politically-affiliated youth groups, and two main organized bodies.</text:p>
                </text:list-item>
                <text:list-item>
                  <text:p text:style-name="P64"><text:span text:style-name="Strong_20_Emphasis">Jaysh al-Jihad al-Muqaddas (Army of the Holy War):</text:span> Led by Abd al-Qadir al-Husayni, the charismatic commander of the Jerusalem district. It was loyal to the Arab Higher Committee and its leader, Hajj Amin al-Husseini.</text:p>
                </text:list-item>
                <text:list-item>
                  <text:p text:style-name="P65"><text:soft-page-break/><text:span text:style-name="Strong_20_Emphasis">Arab Liberation Army (ALA - </text:span><text:span text:style-name="Strong_20_Emphasis"><text:span text:style-name="T1">Jaysh al-Inqadh al-Arabi</text:span></text:span><text:span text:style-name="Strong_20_Emphasis">):</text:span> A volunteer force of several thousand Arabs from neighboring countries, organized and funded by the Arab League. Led by Fawzi al-Qawuqji, it operated mainly in northern Palestine.</text:p>
                </text:list-item>
                <text:list-item>
                  <text:p text:style-name="P64"><text:span text:style-name="Strong_20_Emphasis">Strengths:</text:span> Strong motivation, intimate knowledge of the terrain, initial success in disrupting Jewish transportation and besieging isolated settlements.</text:p>
                </text:list-item>
                <text:list-item>
                  <text:p text:style-name="P64"><text:span text:style-name="Strong_20_Emphasis">Weaknesses:</text:span> Poorly coordinated, plagued by rivalries between Husayni and Qawuqji, lacked a central command structure and logistical support.</text:p>
                </text:list-item>
              </text:list>
            </text:list-item>
            <text:list-item>
              <text:p text:style-name="P64"><text:span text:style-name="Strong_20_Emphasis">Jewish Forces:</text:span></text:p>
              <text:list>
                <text:list-item>
                  <text:p text:style-name="P64"><text:span text:style-name="Strong_20_Emphasis">Haganah:</text:span> The main underground army of the Yishuv, with a unified command structure under David Ben-Gurion. It was organized into a static defense force (HIM), a field corps (HISH), and an elite full-time strike force (Palmach).</text:p>
                </text:list-item>
                <text:list-item>
                  <text:p text:style-name="P64"><text:span text:style-name="Strong_20_Emphasis">Irgun Zvai Leumi (Etzel):</text:span> A more radical nationalist underground group, led by Menachem Begin, that operated independently of the Haganah until after statehood.</text:p>
                </text:list-item>
                <text:list-item>
                  <text:p text:style-name="P64"><text:span text:style-name="Strong_20_Emphasis">Lohamei Herut Israel (Lehi or Stern Gang):</text:span> A smaller, more militant splinter group.</text:p>
                </text:list-item>
                <text:list-item>
                  <text:p text:style-name="P64"><text:span text:style-name="Strong_20_Emphasis">Strengths:</text:span> Centralized command, high levels of training and discipline (especially in the Palmach), a national network for recruitment and mobilization.</text:p>
                </text:list-item>
                <text:list-item>
                  <text:p text:style-name="P64"><text:span text:style-name="Strong_20_Emphasis">Weaknesses (initially):</text:span> A severe shortage of modern weaponry, lack of artillery and aircraft, and the vulnerability of its extensive network of settlements and convoy routes.</text:p>
                </text:list-item>
              </text:list>
            </text:list-item>
            <text:list-item>
              <text:p text:style-name="P64"><text:span text:style-name="Strong_20_Emphasis">Initial Stage (Dec 1947 - Mar 1948):</text:span></text:p>
              <text:list>
                <text:list-item>
                  <text:p text:style-name="P64">Characterized by a "war of the roads." Arab forces successfully blockaded the main highways, cutting off Jerusalem, the Negev, and parts of the Galilee from the coastal heartland of the Yishuv.</text:p>
                </text:list-item>
                <text:list-item>
                  <text:p text:style-name="P64">Jewish forces were largely on the defensive, focusing on protecting settlements and attempting to run armed convoys through to besieged areas, often with heavy losses.</text:p>
                </text:list-item>
              </text:list>
            </text:list-item>
            <text:list-item>
              <text:p text:style-name="P64"><text:span text:style-name="Strong_20_Emphasis">Turning Point: Plan Dalet and the Haganah Offensive (Apr - May 1948):</text:span></text:p>
              <text:list>
                <text:list-item>
                  <text:p text:style-name="P64">In late March 1948, the Haganah command launched Plan Dalet (Plan D), a strategic shift from defensive to offensive operations.</text:p>
                </text:list-item>
                <text:list-item>
                  <text:p text:style-name="P64"><text:span text:style-name="Strong_20_Emphasis">Plan Dalet's Stated Goals:</text:span> To secure the territory allotted to the Jewish state by the UN, protect its borders, and gain control of Jewish settlement areas outside those borders ahead of the anticipated invasion by Arab states.</text:p>
                </text:list-item>
                <text:list-item>
                  <text:p text:style-name="P64">The plan included provisions for capturing Arab villages and towns inside and along the borders of the Jewish state. It authorized the destruction of villages and <text:soft-page-break/>the expulsion of hostile local populations if they resisted. The plan's intent remains a subject of intense historical debate.</text:p>
                </text:list-item>
                <text:list-item>
                  <text:p text:style-name="P64"><text:span text:style-name="Strong_20_Emphasis">Operation Nachshon (April 1–15):</text:span> The first major operation under Plan D. It used a large force (1,500 men) to temporarily clear the Bab el-Wad gorge and break the siege of Jerusalem. This operation marked the shift to large-scale offensive action.</text:p>
                </text:list-item>
                <text:list-item>
                  <text:p text:style-name="P64">During Nachshon, Abd al-Qadir al-Husayni was killed leading a counter-attack at al-Qastal, a major blow to Palestinian morale and leadership.</text:p>
                </text:list-item>
                <text:list-item>
                  <text:p text:style-name="P64"><text:span text:style-name="Strong_20_Emphasis">Deir Yassin Massacre (April 9):</text:span> Irgun and Lehi forces attacked the village of Deir Yassin near Jerusalem, killing over 100 inhabitants, including many non-combatants. News of the massacre was widely broadcast and created a wave of panic and fear among the Palestinian population, accelerating the refugee flight.</text:p>
                </text:list-item>
                <text:list-item>
                  <text:p text:style-name="P64"><text:span text:style-name="Strong_20_Emphasis">Fall of Major Cities:</text:span> Haganah offensives led to the rapid collapse of Arab resistance in mixed cities.</text:p>
                  <text:list>
                    <text:list-item>
                      <text:p text:style-name="P64"><text:span text:style-name="Strong_20_Emphasis">Tiberias (April 18):</text:span> Arab population evacuated.</text:p>
                    </text:list-item>
                    <text:list-item>
                      <text:p text:style-name="P64"><text:span text:style-name="Strong_20_Emphasis">Haifa (April 22):</text:span> After a brief but decisive battle and the abrupt withdrawal of the British garrison, the local Arab leadership rejected a truce offer, and the vast majority of the city's 70,000 Arab residents fled by sea.</text:p>
                    </text:list-item>
                    <text:list-item>
                      <text:p text:style-name="P64"><text:span text:style-name="Strong_20_Emphasis">Jaffa (late April - early May):</text:span> An Irgun offensive followed by a Haganah encirclement (Operation Chametz) led to the flight of nearly all of its 70,000 Arab residents.</text:p>
                    </text:list-item>
                    <text:list-item>
                      <text:p text:style-name="P64"><text:span text:style-name="Strong_20_Emphasis">Safed (May 10):</text:span> Captured by the Palmach (Operation Yiftach), leading to the exodus of its Arab population.</text:p>
                    </text:list-item>
                  </text:list>
                </text:list-item>
              </text:list>
            </text:list-item>
          </text:list>
        </text:list-item>
        <text:list-item>
          <text:p text:style-name="P64"><text:span text:style-name="Strong_20_Emphasis">Phase II: The Interstate War (15 May 1948 – March 1949)</text:span></text:p>
          <text:list>
            <text:list-item>
              <text:p text:style-name="P64"><text:span text:style-name="Strong_20_Emphasis">The Arab Invasion (May 15, 1948):</text:span> Following Israel's declaration of independence, the armies of Egypt, Transjordan, Syria, Lebanon, and an Iraqi contingent invaded.</text:p>
            </text:list-item>
            <text:list-item>
              <text:p text:style-name="P64"><text:span text:style-name="Strong_20_Emphasis">Comparative Forces (Initial):</text:span></text:p>
              <text:list>
                <text:list-item>
                  <text:p text:style-name="P64"><text:span text:style-name="Strong_20_Emphasis">Arab States:</text:span> Possessed significant superiority in conventional heavy weaponry: artillery, armor, aircraft. The best-trained and most effective force was Transjordan's British-officered Arab Legion.</text:p>
                </text:list-item>
                <text:list-item>
                  <text:p text:style-name="P64"><text:span text:style-name="Strong_20_Emphasis">Israel Defense Forces (IDF):</text:span> Formally established on May 26, unifying Haganah, Irgun, and Lehi. The IDF had superiority in manpower (mobilizing a larger percentage of its population) and a unified command structure, but initially lacked heavy arms.</text:p>
                </text:list-item>
              </text:list>
            </text:list-item>
            <text:list-item>
              <text:p text:style-name="P64"><text:span text:style-name="Strong_20_Emphasis">First Stage of the War (May 15 – June 11):</text:span></text:p>
              <text:list>
                <text:list-item>
                  <text:p text:style-name="P64"><text:soft-page-break/><text:span text:style-name="Strong_20_Emphasis">Southern Front:</text:span> The Egyptian army advanced up the coast, bypassing Jewish settlements, but was halted at Isdud (Ashdod) in Operation Pleshet.</text:p>
                </text:list-item>
                <text:list-item>
                  <text:p text:style-name="P64"><text:span text:style-name="Strong_20_Emphasis">Central Front:</text:span> The Arab Legion focused on the Jerusalem area. It captured the Jewish Quarter of the Old City (May 28) and successfully defended the crucial Latrun police fort against repeated, costly Israeli attacks (Operation Bin Nun). The Israelis constructed a makeshift "Burma Road" to bypass Latrun and relieve West Jerusalem.</text:p>
                </text:list-item>
                <text:list-item>
                  <text:p text:style-name="P64"><text:span text:style-name="Strong_20_Emphasis">Northern Front:</text:span> The Syrians were repulsed at the kibbutz of Degania. The Lebanese army made only minor incursions. The ALA was largely defeated.</text:p>
                </text:list-item>
              </text:list>
            </text:list-item>
            <text:list-item>
              <text:p text:style-name="P64"><text:span text:style-name="Strong_20_Emphasis">First Truce (June 11 – July 8):</text:span></text:p>
              <text:list>
                <text:list-item>
                  <text:p text:style-name="P64">A UN-brokered one-month truce. Israel used this period crucially to reorganize and, in violation of the truce's arms embargo, to import a massive shipment of heavy weapons (artillery, tanks, aircraft) from Czechoslovakia. This decisively tipped the military balance in Israel's favor.</text:p>
                </text:list-item>
              </text:list>
            </text:list-item>
            <text:list-item>
              <text:p text:style-name="P64"><text:span text:style-name="Strong_20_Emphasis">The Ten Days' Battle (July 9–18):</text:span></text:p>
              <text:list>
                <text:list-item>
                  <text:p text:style-name="P64">The IDF went on the offensive immediately after the truce ended.</text:p>
                </text:list-item>
                <text:list-item>
                  <text:p text:style-name="P64"><text:span text:style-name="Strong_20_Emphasis">Operation Dani:</text:span> The largest offensive of the war. Israeli forces captured the strategic towns of Lydda and Ramle, leading to the expulsion of their 50,000–70,000 Arab inhabitants. The Jerusalem corridor was widened.</text:p>
                </text:list-item>
                <text:list-item>
                  <text:p text:style-name="P64"><text:span text:style-name="Strong_20_Emphasis">Operation Dekel:</text:span> Israeli forces captured Nazareth in the lower Galilee.</text:p>
                </text:list-item>
              </text:list>
            </text:list-item>
            <text:list-item>
              <text:p text:style-name="P64"><text:span text:style-name="Strong_20_Emphasis">Second Truce (July 18 – October 15):</text:span> A longer, more fragile truce period marked by localized skirmishes.</text:p>
            </text:list-item>
            <text:list-item>
              <text:p text:style-name="P64"><text:span text:style-name="Strong_20_Emphasis">Final IDF Offensives (October 1948 – January 1949):</text:span></text:p>
              <text:list>
                <text:list-item>
                  <text:p text:style-name="P64"><text:span text:style-name="Strong_20_Emphasis">Operation Yoav (South, October 15–22):</text:span> A major offensive that broke the Egyptian lines, captured Beersheba (the "capital of the Negev"), and encircled a large Egyptian brigade in the "Faluja Pocket."</text:p>
                </text:list-item>
                <text:list-item>
                  <text:p text:style-name="P64"><text:span text:style-name="Strong_20_Emphasis">Operation Hiram (North, October 29–31):</text:span> A 60-hour blitz operation that routed the ALA and captured the entire Upper Galilee up to the Lebanese border. The offensive was accompanied by several massacres and a large-scale exodus of the Arab population.</text:p>
                </text:list-item>
                <text:list-item>
                  <text:p text:style-name="P64"><text:span text:style-name="Strong_20_Emphasis">Operation Horev (South, Dec 22, 1948 – Jan 7, 1949):</text:span> The final major operation. The IDF drove the remaining Egyptian forces from the Negev and crossed into the Sinai peninsula, withdrawing only after a British ultimatum.</text:p>
                </text:list-item>
              </text:list>
            </text:list-item>
          </text:list>
        </text:list-item>
      </text:list>
      <text:p text:style-name="P3"><text:span text:style-name="Strong_20_Emphasis">SECTION 2.2.2: Refugee Exodus and Demography</text:span></text:p>
      <text:list text:style-name="L34">
        <text:list-item>
          <text:p text:style-name="P66"><text:span text:style-name="Strong_20_Emphasis">Scale and Scope:</text:span></text:p>
          <text:list>
            <text:list-item>
              <text:p text:style-name="P66"><text:soft-page-break/>An estimated 700,000 to 750,000 Palestinian Arabs—the majority of the Arab population of the territory that became Israel—fled or were expelled from their homes and became refugees.</text:p>
            </text:list-item>
            <text:list-item>
              <text:p text:style-name="P66">Over 400 Arab villages and towns were depopulated and subsequently destroyed or resettled by Jews.</text:p>
            </text:list-item>
          </text:list>
        </text:list-item>
        <text:list-item>
          <text:p text:style-name="P66"><text:span text:style-name="Strong_20_Emphasis">Causes and Historiography:</text:span></text:p>
          <text:list>
            <text:list-item>
              <text:p text:style-name="P66">The causes of the exodus are a central and deeply contentious issue in the conflict's historiography.</text:p>
            </text:list-item>
            <text:list-item>
              <text:p text:style-name="P66"><text:span text:style-name="Strong_20_Emphasis">Traditional Israeli Narrative ("The 'Myth of the Vanishing')</text:span>: Argued that the refugees left voluntarily, primarily on the orders of their own leaders and the Arab states, who promised a triumphant return after the expected Arab military victory. This view places the blame for the refugee problem on Arab leadership.</text:p>
            </text:list-item>
            <text:list-item>
              <text:p text:style-name="P66"><text:span text:style-name="Strong_20_Emphasis">Palestinian Narrative (The Nakba - "The Catastrophe"):</text:span> Argues that the displacement was the result of a deliberate and systematic policy of ethnic cleansing planned before the war and executed by Zionist forces through military expulsions, massacres, and psychological warfare.</text:p>
            </text:list-item>
            <text:list-item>
              <text:p text:style-name="P66"><text:span text:style-name="Strong_20_Emphasis">The "New Historians" (since the 1980s):</text:span> A group of Israeli historians (including Benny Morris, Ilan Pappé, Avi Shlaim) who used newly declassified Israeli, British, and UN archives to re-examine the events.</text:p>
              <text:list>
                <text:list-item>
                  <text:p text:style-name="P66"><text:span text:style-name="Strong_20_Emphasis">Benny Morris's Research:</text:span> Concluded that there was no single, preconceived master plan for expulsion. However, he found that the exodus was overwhelmingly the result of Israeli military actions. He documented numerous cases of direct expulsion orders and "atrocity-driven flight." Morris's central argument is one of a "multi-causal" exodus where the main "motor" was Israeli military pressure, which evolved into a more explicit policy of expulsion as the war progressed.</text:p>
                </text:list-item>
                <text:list-item>
                  <text:p text:style-name="P66"><text:span text:style-name="Strong_20_Emphasis">Ilan Pappé's Argument:</text:span> Goes further than Morris, arguing in works like "The Ethnic Cleansing of Palestine" that Plan Dalet was, in fact, a detailed blueprint for systematic ethnic cleansing, planned and approved by the top Zionist leadership.</text:p>
                </text:list-item>
              </text:list>
            </text:list-item>
            <text:list-item>
              <text:p text:style-name="P66"><text:span text:style-name="Strong_20_Emphasis">Summary of Causes:</text:span> Modern scholarship generally agrees the exodus was driven by a combination of factors:</text:p>
              <text:list>
                <text:list-item>
                  <text:p text:style-name="P66">Direct military expulsion by Israeli forces (e.g., Lydda, Ramle).</text:p>
                </text:list-item>
                <text:list-item>
                  <text:p text:style-name="P66">Fear of massacres, amplified by the news of events like Deir Yassin.</text:p>
                </text:list-item>
                <text:list-item>
                  <text:p text:style-name="P66">The collapse of Palestinian civil society, economy, and leadership structure after the fall of the major cities.</text:p>
                </text:list-item>
                <text:list-item>
                  <text:p text:style-name="P66">Psychological warfare operations by the Haganah to induce flight.</text:p>
                </text:list-item>
                <text:list-item>
                  <text:p text:style-name="P66"><text:soft-page-break/>Advice from local Arab leaders to evacuate non-combatants from war zones.</text:p>
                </text:list-item>
                <text:list-item>
                  <text:p text:style-name="P66">Voluntary flight by some upper and middle-class families early in the conflict.</text:p>
                </text:list-item>
              </text:list>
            </text:list-item>
          </text:list>
        </text:list-item>
        <text:list-item>
          <text:p text:style-name="P66"><text:span text:style-name="Strong_20_Emphasis">Israeli Policy on Return:</text:span></text:p>
          <text:list>
            <text:list-item>
              <text:p text:style-name="P66">Immediately after the war, the new Israeli government adopted a firm policy against allowing the refugees to return.</text:p>
            </text:list-item>
            <text:list-item>
              <text:p text:style-name="P66"><text:span text:style-name="Strong_20_Emphasis">Reasons:</text:span> The refugees were seen as a hostile "fifth column"; their homes and lands were needed to settle new Jewish immigrants (including Holocaust survivors and, later, Jews from Arab countries); and their return would fundamentally alter the Jewish demographic majority of the new state.</text:p>
            </text:list-item>
            <text:list-item>
              <text:p text:style-name="P66">Israel's "Absentee Property Law" (1950) transferred the property of the refugees to a state-appointed Custodian, formalizing the expropriation of their land and homes.</text:p>
            </text:list-item>
          </text:list>
        </text:list-item>
        <text:list-item>
          <text:p text:style-name="P66"><text:span text:style-name="Strong_20_Emphasis">UN General Assembly Resolution 194 (11 December 1948):</text:span></text:p>
          <text:list>
            <text:list-item>
              <text:p text:style-name="P66">Passed during the final stages of the war.</text:p>
            </text:list-item>
            <text:list-item>
              <text:p text:style-name="P66">Article 11 resolved that "refugees wishing to return to their homes and live at peace with their neighbours should be permitted to do so at the earliest practicable date, and that compensation should be paid for the property of those choosing not to return..."</text:p>
            </text:list-item>
            <text:list-item>
              <text:p text:style-name="P66">This resolution became the foundation of the Palestinian claim to a "Right of Return," a core issue of the conflict ever since. Israel has consistently rejected the resolution's applicability as a legal or political basis for a mass return.</text:p>
            </text:list-item>
          </text:list>
        </text:list-item>
      </text:list>
      <text:p text:style-name="P3"><text:span text:style-name="Strong_20_Emphasis">SECTION 2.2.3: Armistice Agreements Consequences</text:span></text:p>
      <text:list text:style-name="L35">
        <text:list-item>
          <text:p text:style-name="P67"><text:span text:style-name="Strong_20_Emphasis">The Rhodes Agreements (1949):</text:span></text:p>
          <text:list>
            <text:list-item>
              <text:p text:style-name="P67">A series of bilateral military armistice agreements negotiated between Israel and its neighbors under the mediation of UN Acting Mediator Ralph Bunche.</text:p>
            </text:list-item>
            <text:list-item>
              <text:p text:style-name="P67">They were not peace treaties and did not resolve any of the underlying political issues. Their purpose was solely to end the fighting.</text:p>
            </text:list-item>
            <text:list-item>
              <text:p text:style-name="P67">Agreements were signed between Israel and: Egypt (February 24), Lebanon (March 23), Transjordan (April 3), and Syria (July 20). Iraq withdrew its forces without signing an agreement.</text:p>
            </text:list-item>
          </text:list>
        </text:list-item>
        <text:list-item>
          <text:p text:style-name="P67"><text:span text:style-name="Strong_20_Emphasis">Territorial Outcomes:</text:span></text:p>
          <text:list>
            <text:list-item>
              <text:p text:style-name="P67"><text:span text:style-name="Strong_20_Emphasis">The Green Line:</text:span> The armistice lines established by the agreements became Israel's de facto borders until 1967. This line is known as the Green Line because it was drawn in green ink on the map during negotiations.</text:p>
            </text:list-item>
            <text:list-item>
              <text:p text:style-name="P67"><text:span text:style-name="Strong_20_Emphasis">Israeli Territorial Gains:</text:span> Israel was left in control of approximately 78% of the territory of Mandate Palestine, significantly more than the 56% allocated to the Jewish state under the UN Partition Plan.</text:p>
            </text:list-item>
            <text:list-item>
              <text:p text:style-name="P67"><text:soft-page-break/><text:span text:style-name="Strong_20_Emphasis">Division of Palestine:</text:span> The agreements formalized the tripartite division of Mandate Palestine:</text:p>
              <text:list>
                <text:list-item>
                  <text:p text:style-name="P67"><text:span text:style-name="Strong_20_Emphasis">The State of Israel.</text:span></text:p>
                </text:list-item>
                <text:list-item>
                  <text:p text:style-name="P67"><text:span text:style-name="Strong_20_Emphasis">The Gaza Strip:</text:span> A narrow coastal territory came under Egyptian military administration.</text:p>
                </text:list-item>
                <text:list-item>
                  <text:p text:style-name="P67"><text:span text:style-name="Strong_20_Emphasis">The West Bank:</text:span> The hill country of Judea and Samaria, including East Jerusalem, was controlled by Transjordan's Arab Legion. Transjordan formally annexed the West Bank in 1950, renaming the country the Hashemite Kingdom of Jordan.</text:p>
                </text:list-item>
              </text:list>
            </text:list-item>
          </text:list>
        </text:list-item>
        <text:list-item>
          <text:p text:style-name="P67"><text:span text:style-name="Strong_20_Emphasis">Division of Jerusalem:</text:span></text:p>
          <text:list>
            <text:list-item>
              <text:p text:style-name="P67">The city was partitioned by the armistice line.</text:p>
            </text:list-item>
            <text:list-item>
              <text:p text:style-name="P67">Israel controlled the western, modern part of the city, which it declared its capital.</text:p>
            </text:list-item>
            <text:list-item>
              <text:p text:style-name="P67">Jordan controlled East Jerusalem, including the entire Old City with its major Jewish, Christian, and Muslim holy sites (the Western Wall, the Church of the Holy Sepulchre, the Haram al-Sharif/Temple Mount). The agreement's provisions for Israeli access to the Western Wall were never implemented by Jordan.</text:p>
            </text:list-item>
          </text:list>
        </text:list-item>
        <text:list-item>
          <text:p text:style-name="P67"><text:span text:style-name="Strong_20_Emphasis">Demilitarized Zones (DMZs):</text:span></text:p>
          <text:list>
            <text:list-item>
              <text:p text:style-name="P67">The agreements created several sensitive DMZs, most notably the area around Latrun, the Government House area in Jerusalem, and a significant zone along the Syrian border (south and east of the Sea of Galilee). These became sources of constant, low-level conflict and friction for years.</text:p>
            </text:list-item>
          </text:list>
        </text:list-item>
        <text:list-item>
          <text:p text:style-name="P67"><text:span text:style-name="Strong_20_Emphasis">The Infiltration Problem:</text:span></text:p>
          <text:list>
            <text:list-item>
              <text:p text:style-name="P67">The armistice lines were artificial and did not reflect traditional village boundaries or property lines.</text:p>
            </text:list-item>
            <text:list-item>
              <text:p text:style-name="P67">In the early 1950s, tens of thousands of Palestinian refugees crossed the lines ("infiltrated") to return to their homes, retrieve belongings, harvest crops from their former lands, or carry out attacks on Israelis.</text:p>
            </text:list-item>
            <text:list-item>
              <text:p text:style-name="P68">Israel adopted a harsh policy of reprisal raids against villages and military posts in Jordan and Egypt that were seen as bases for these "infiltrators" (who came to be known as <text:span text:style-name="T1">fedayeen</text:span>). This created a cycle of raid and counter-raid that defined the state of "no war, no peace" throughout the 1950s.</text:p>
            </text:list-item>
          </text:list>
        </text:list-item>
      </text:list>
      <text:p text:style-name="P3"/>
      <text:p text:style-name="P10"/>
      <text:p text:style-name="P3"><text:span text:style-name="Strong_20_Emphasis">PART II: CORE SURVEYS (CONTINUED)</text:span></text:p>
      <text:p text:style-name="P3"><text:span text:style-name="Strong_20_Emphasis">CHAPTER 2.3: Establishment of Israel State</text:span></text:p>
      <text:p text:style-name="P3"><text:soft-page-break/><text:span text:style-name="Strong_20_Emphasis">SECTION 2.3.1: Israeli Political Institutions Formation</text:span></text:p>
      <text:list text:style-name="L36">
        <text:list-item>
          <text:p text:style-name="P69"><text:span text:style-name="Strong_20_Emphasis">Transition from Yishuv to State</text:span></text:p>
          <text:list>
            <text:list-item>
              <text:p text:style-name="P70">On May 14, 1948, the day the British Mandate expired, the People's Council (<text:span text:style-name="T1">Moetzet HaAm</text:span>), a 37-member body representing the Yishuv, gathered in Tel Aviv to declare the establishment of the State of Israel.</text:p>
            </text:list-item>
            <text:list-item>
              <text:p text:style-name="P69">The Yishuv's pre-state institutions provided the immediate framework for the new state's government.</text:p>
            </text:list-item>
            <text:list-item>
              <text:p text:style-name="P70">The People's Administration (<text:span text:style-name="T1">Minhelet HaAm</text:span>), a 13-member executive body, became the Provisional Government, with David Ben-Gurion as Prime Minister.</text:p>
            </text:list-item>
            <text:list-item>
              <text:p text:style-name="P69">The People's Council became the Provisional State Council, acting as a temporary legislature.</text:p>
            </text:list-item>
            <text:list-item>
              <text:p text:style-name="P69">The Haganah, the Yishuv's main military force, was officially transformed into the Israel Defense Forces (IDF) by order of the Provisional Government on May 26, 1948.</text:p>
            </text:list-item>
            <text:list-item>
              <text:p text:style-name="P70">The "Altalena Affair" in June 1948 was a pivotal moment in state formation. Ben-Gurion ordered the IDF to fire on and sink the ship <text:span text:style-name="T1">Altalena</text:span>, which was carrying weapons for the independent Irgun militia. This action decisively asserted the state's monopoly on the use of force and led to the forced disbandment of separate military organizations and their integration into the IDF.</text:p>
            </text:list-item>
          </text:list>
        </text:list-item>
        <text:list-item>
          <text:p text:style-name="P69"><text:span text:style-name="Strong_20_Emphasis">Formation of the Knesset and Government</text:span></text:p>
          <text:list>
            <text:list-item>
              <text:p text:style-name="P69">Israel's first national election was held on January 25, 1949, to elect a 120-member Constituent Assembly.</text:p>
            </text:list-item>
            <text:list-item>
              <text:p text:style-name="P69">The dominant party in the election was Mapai, the democratic socialist Labor party led by Ben-Gurion, which won 46 seats. Other major parties included the left-wing socialist Mapam (19 seats) and the right-wing Herut, the successor to the Irgun, led by Menachem Begin (14 seats).</text:p>
            </text:list-item>
            <text:list-item>
              <text:p text:style-name="P69">The Constituent Assembly convened in February 1949 and passed a "Transition Law," formally renaming itself the First Knesset (Parliament).</text:p>
            </text:list-item>
            <text:list-item>
              <text:p text:style-name="P69">The Assembly opted not to draft a single, formal written constitution. This decision, known as the "Harari Resolution" of 1950, was a political compromise.</text:p>
            </text:list-item>
            <text:list-item>
              <text:p text:style-name="P69">Reasons for not drafting a constitution included:</text:p>
              <text:list>
                <text:list-item>
                  <text:p text:style-name="P70">Deep disagreements between secular and religious parties on the role of Jewish law (<text:span text:style-name="T1">halakha</text:span>) in the state.</text:p>
                </text:list-item>
                <text:list-item>
                  <text:p text:style-name="P69">Ben-Gurion's desire to avoid a culture war during a period of mass immigration and security threats.</text:p>
                </text:list-item>
                <text:list-item>
                  <text:p text:style-name="P69"><text:soft-page-break/>The belief that a constitution should be written only when the entire Jewish people had been gathered in from the diaspora.</text:p>
                </text:list-item>
              </text:list>
            </text:list-item>
            <text:list-item>
              <text:p text:style-name="P69">Instead, the Knesset resolved to create a constitution "chapter by chapter" through the enactment of "Basic Laws" over an indefinite period.</text:p>
            </text:list-item>
            <text:list-item>
              <text:p text:style-name="P69">Israel's political system is a parliamentary democracy. The government (cabinet) requires the confidence of the Knesset to rule.</text:p>
            </text:list-item>
            <text:list-item>
              <text:p text:style-name="P69">The electoral system is a nationwide proportional representation system with a low threshold for a party to enter the Knesset, a system that has historically resulted in multi-party coalition governments.</text:p>
            </text:list-item>
          </text:list>
        </text:list-item>
        <text:list-item>
          <text:p text:style-name="P69"><text:span text:style-name="Strong_20_Emphasis">The "Status Quo" Agreement and Legal System</text:span></text:p>
          <text:list>
            <text:list-item>
              <text:p text:style-name="P69">The relationship between religion and state was largely defined by the "Status Quo Agreement," a pre-state understanding reached in a 1947 letter from Ben-Gurion to the ultra-Orthodox Agudat Yisrael party.</text:p>
            </text:list-item>
            <text:list-item>
              <text:p text:style-name="P69">This agreement established four key principles for public life in the new state to secure religious parties' cooperation:</text:p>
              <text:list>
                <text:list-item>
                  <text:p text:style-name="P70"><text:span text:style-name="Strong_20_Emphasis">Sabbath (</text:span><text:span text:style-name="Strong_20_Emphasis"><text:span text:style-name="T1">Shabbat</text:span></text:span><text:span text:style-name="Strong_20_Emphasis">):</text:span> To be the official national day of rest.</text:p>
                </text:list-item>
                <text:list-item>
                  <text:p text:style-name="P69"><text:span text:style-name="Strong_20_Emphasis">Kashrut (Dietary Laws):</text:span> To be maintained in all state-run institutions, such as the army and government kitchens.</text:p>
                </text:list-item>
                <text:list-item>
                  <text:p text:style-name="P69"><text:span text:style-name="Strong_20_Emphasis">Education:</text:span> The state would recognize and fund a separate stream of religious education alongside the main secular stream.</text:p>
                </text:list-item>
                <text:list-item>
                  <text:p text:style-name="P69"><text:span text:style-name="Strong_20_Emphasis">Personal Status Law:</text:span> Matters of marriage, divorce, and personal status for the Jewish community would remain under the exclusive jurisdiction of the Rabbinical Courts, operating according to Jewish law. This meant there would be no civil marriage or divorce in Israel for Jews.</text:p>
                </text:list-item>
              </text:list>
            </text:list-item>
            <text:list-item>
              <text:p text:style-name="P69">The state's legal system became a mixture of Ottoman law, British Mandate common law, and new Israeli legislation.</text:p>
            </text:list-item>
            <text:list-item>
              <text:p text:style-name="P69">The Supreme Court was established as the highest judicial body. In the absence of a formal constitution, it assumed a powerful role in protecting civil liberties and developing a body of case law through a process of quasi-constitutional judicial review of Knesset legislation.</text:p>
            </text:list-item>
          </text:list>
        </text:list-item>
      </text:list>
      <text:p text:style-name="P3"><text:span text:style-name="Strong_20_Emphasis">SECTION 2.3.2: Nation-Building and Immigration Waves</text:span></text:p>
      <text:list text:style-name="L37">
        <text:list-item>
          <text:p text:style-name="P71"><text:span text:style-name="Strong_20_Emphasis">Ideology and Law of Return</text:span></text:p>
          <text:list>
            <text:list-item>
              <text:p text:style-name="P72">The central ideological project of the early state was <text:span text:style-name="T1">Mizug Galuyot</text:span> (the "Ingathering of the Exiles" or "Melting Pot"). The goal was to absorb hundreds of thousands of Jewish immigrants from diverse cultural backgrounds and forge them into a new, unified Israeli-Hebrew nation.</text:p>
            </text:list-item>
            <text:list-item>
              <text:p text:style-name="P71"><text:soft-page-break/>The legal instrument for this policy was the <text:span text:style-name="Strong_20_Emphasis">Law of Return</text:span>, passed by the Knesset in 1950.</text:p>
            </text:list-item>
            <text:list-item>
              <text:p text:style-name="P72">The law grants any Jew (defined initially in religious-historical terms) the right to immigrate to Israel (<text:span text:style-name="T1">aliyah</text:span>) and, under the later Nationality Law of 1952, to receive immediate citizenship. This law enshrined the state's primary purpose as a haven for the Jewish people.</text:p>
            </text:list-item>
          </text:list>
        </text:list-item>
        <text:list-item>
          <text:p text:style-name="P71"><text:span text:style-name="Strong_20_Emphasis">Mass Immigration (1948–1951)</text:span></text:p>
          <text:list>
            <text:list-item>
              <text:p text:style-name="P71">In the first three and a half years of its existence, Israel's Jewish population doubled, from roughly 650,000 to 1.3 million, due to the arrival of nearly 700,000 immigrants.</text:p>
            </text:list-item>
            <text:list-item>
              <text:p text:style-name="P71">The immigration came in two massive, distinct waves:</text:p>
            </text:list-item>
            <text:list-item>
              <text:p text:style-name="P71"><text:span text:style-name="Strong_20_Emphasis">1. European Survivors:</text:span> The first wave consisted of Holocaust survivors from Displaced Persons (DP) camps in Germany, Austria, and Italy, as well as from countries like Poland, Romania, and Bulgaria.</text:p>
            </text:list-item>
            <text:list-item>
              <text:p text:style-name="P71"><text:span text:style-name="Strong_20_Emphasis">2. Mizrahi Jews (from Arab and Muslim countries):</text:span> This wave involved the migration of entire Jewish communities from the Middle East and North Africa. This was prompted by a combination of Zionist messianic fervor and a post-1948 surge in state-sponsored persecution and popular hostility in Arab countries.</text:p>
              <text:list>
                <text:list-item>
                  <text:p text:style-name="P71"><text:span text:style-name="Strong_20_Emphasis">Operation Magic Carpet (1949–50):</text:span> The airlift of nearly 50,000 Jews from Yemen.</text:p>
                </text:list-item>
                <text:list-item>
                  <text:p text:style-name="P71"><text:span text:style-name="Strong_20_Emphasis">Operation Ezra and Nehemiah (1950–51):</text:span> The airlift of over 120,000 Jews from Iraq, following legislation that briefly allowed them to leave if they renounced their citizenship.</text:p>
                </text:list-item>
                <text:list-item>
                  <text:p text:style-name="P71">Large-scale immigration also occurred from Libya, with a smaller but steady flow from Morocco, Tunisia, and Egypt.</text:p>
                </text:list-item>
              </text:list>
            </text:list-item>
          </text:list>
        </text:list-item>
        <text:list-item>
          <text:p text:style-name="P71"><text:span text:style-name="Strong_20_Emphasis">Absorption and Social Engineering</text:span></text:p>
          <text:list>
            <text:list-item>
              <text:p text:style-name="P72">The state's resources were overwhelmed by the influx. The government implemented a policy of severe economic austerity (<text:span text:style-name="T1">Tzena</text:span>) from 1949 to 1952, involving strict rationing of food, clothing, and fuel.</text:p>
            </text:list-item>
            <text:list-item>
              <text:p text:style-name="P72"><text:span text:style-name="Strong_20_Emphasis">The </text:span><text:span text:style-name="Strong_20_Emphasis"><text:span text:style-name="T1">Ma'abarot</text:span></text:span><text:span text:style-name="Strong_20_Emphasis">:</text:span> Immigrants were housed in transit camps (<text:span text:style-name="T1">ma'abarot</text:span>), which consisted of tent cities and later, small tin or wooden shacks. Conditions were extremely difficult, with high unemployment, inadequate sanitation, and social dislocation. By the end of 1951, over 220,000 people lived in these camps.</text:p>
            </text:list-item>
            <text:list-item>
              <text:p text:style-name="P71">The "Melting Pot" policy was often implemented in a paternalistic manner by the Ashkenazi (European) establishment. It aimed to strip immigrants of their "Diaspora" cultures and remake them in the mold of the secular, socialist, pioneering "New Hebrew."</text:p>
            </text:list-item>
            <text:list-item>
              <text:p text:style-name="P72"><text:soft-page-break/>The Hebrew language was taught in intensive schools called <text:span text:style-name="T1">ulpanim</text:span>.</text:p>
            </text:list-item>
            <text:list-item>
              <text:p text:style-name="P71">The IDF was a primary instrument of this social engineering, taking on the role of educator and social integrator for young immigrants.</text:p>
            </text:list-item>
            <text:list-item>
              <text:p text:style-name="P71">The policy often involved cultural suppression and denigration, particularly towards the Mizrahi immigrants, whose traditional, religious, and patriarchal social structures were viewed as "primitive" by the secular Ashkenazi elite. This laid the foundation for future ethnic and social cleavages in Israeli society.</text:p>
            </text:list-item>
            <text:list-item>
              <text:p text:style-name="P71">The <text:span text:style-name="Strong_20_Emphasis">Luxembourg Agreement (1952)</text:span>, a reparations treaty with West Germany, provided a critical injection of capital ($845 million) that helped fund the absorption infrastructure and industrial development, despite fierce opposition from Menachem Begin's Herut party and Holocaust survivors who saw it as "blood money."</text:p>
            </text:list-item>
          </text:list>
        </text:list-item>
      </text:list>
      <text:p text:style-name="P3"><text:span text:style-name="Strong_20_Emphasis">SECTION 2.3.3: Early Arab Minority Policies</text:span></text:p>
      <text:list text:style-name="L38">
        <text:list-item>
          <text:p text:style-name="P73"><text:span text:style-name="Strong_20_Emphasis">The Arab Population after 1948</text:span></text:p>
          <text:list>
            <text:list-item>
              <text:p text:style-name="P73">Approximately 156,000 non-Jews, overwhelmingly Palestinian Arabs, remained within the 1949 armistice lines.</text:p>
            </text:list-item>
            <text:list-item>
              <text:p text:style-name="P73">They were a shattered community: their political and economic elite had fled, their social structure was broken, and many were internally displaced persons (termed "present absentees") who had fled from one village to another.</text:p>
            </text:list-item>
            <text:list-item>
              <text:p text:style-name="P73">Although granted Israeli citizenship under the 1952 Nationality Law, the Arab minority was viewed by the state primarily through a security lens, as a potentially hostile "fifth column" and a demographic threat to the Jewish character of the state.</text:p>
            </text:list-item>
          </text:list>
        </text:list-item>
        <text:list-item>
          <text:p text:style-name="P73"><text:span text:style-name="Strong_20_Emphasis">The Military Government (1948–1966)</text:span></text:p>
          <text:list>
            <text:list-item>
              <text:p text:style-name="P73">The central instrument of control was the Military Government. The main Arab population centers in the Galilee, the Negev, and the Triangle area were placed under military, not civilian, jurisdiction.</text:p>
            </text:list-item>
            <text:list-item>
              <text:p text:style-name="P73">This administration governed using the <text:span text:style-name="Strong_20_Emphasis">Defense (Emergency) Regulations of 1945</text:span>, a set of laws inherited from the British Mandate.</text:p>
            </text:list-item>
            <text:list-item>
              <text:p text:style-name="P73">These regulations gave military governors sweeping powers over the civilian population, including:</text:p>
              <text:list>
                <text:list-item>
                  <text:p text:style-name="P73">The ability to declare areas as "closed zones," restricting entry and exit.</text:p>
                </text:list-item>
                <text:list-item>
                  <text:p text:style-name="P73">The requirement for citizens to carry identification cards and obtain travel permits to leave their towns or villages.</text:p>
                </text:list-item>
                <text:list-item>
                  <text:p text:style-name="P73">The power of administrative detention (imprisonment without trial).</text:p>
                </text:list-item>
                <text:list-item>
                  <text:p text:style-name="P73">The authority to impose curfews and to demolish houses.</text:p>
                </text:list-item>
              </text:list>
            </text:list-item>
          </text:list>
        </text:list-item>
        <text:list-item>
          <text:p text:style-name="P73"><text:span text:style-name="Strong_20_Emphasis">Land Expropriation</text:span></text:p>
          <text:list>
            <text:list-item>
              <text:p text:style-name="P73"><text:soft-page-break/>A primary goal of state policy was to acquire Arab-owned land for the settlement of new Jewish immigrants and for security purposes.</text:p>
            </text:list-item>
            <text:list-item>
              <text:p text:style-name="P73">The <text:span text:style-name="Strong_20_Emphasis">Absentee Property Law of 1950</text:span> defined an "absentee" as any person who had left their place of residence for enemy territory between November 29, 1947, and the end of the state of emergency. This law applied not only to external refugees but also to the "present absentees"—Israeli citizens who were declared absent from their original property.</text:p>
            </text:list-item>
            <text:list-item>
              <text:p text:style-name="P73">All "absentee" property was vested in a state-appointed Custodian of Absentee Property. This law was the main legal tool used to expropriate the land of the 750,000 refugees.</text:p>
            </text:list-item>
            <text:list-item>
              <text:p text:style-name="P73">The <text:span text:style-name="Strong_20_Emphasis">Land Acquisition Law of 1953</text:span> retroactively legalized the expropriation of land from Arabs who were citizens and present in the state, if the land had been seized for military or settlement purposes between 1948 and 1953.</text:p>
            </text:list-item>
            <text:list-item>
              <text:p text:style-name="P73">Through these and other means, a substantial portion of the land owned by the Arab minority was transferred to state ownership.</text:p>
            </text:list-item>
          </text:list>
        </text:list-item>
        <text:list-item>
          <text:p text:style-name="P73"><text:span text:style-name="Strong_20_Emphasis">Political and Social Control</text:span></text:p>
          <text:list>
            <text:list-item>
              <text:p text:style-name="P73">Independent Arab political organization was suppressed.</text:p>
            </text:list-item>
            <text:list-item>
              <text:p text:style-name="P74">The ruling Mapai party managed Arab political life by sponsoring affiliated "Arab Lists" for Knesset elections. These lists were headed by traditional, co-opted local leaders (<text:span text:style-name="T1">mukhtars</text:span>) who ensured votes for Mapai in exchange for local patronage.</text:p>
            </text:list-item>
            <text:list-item>
              <text:p text:style-name="P73">The Israeli Communist Party (Maki), being a Jewish-Arab party, became the main avenue for protest and opposition politics for the Arab minority, consistently winning a significant share of the Arab vote.</text:p>
            </text:list-item>
            <text:list-item>
              <text:p text:style-name="P73">The <text:span text:style-name="Strong_20_Emphasis">Kafr Qasim massacre</text:span> on October 29, 1956, starkly illustrated the nature of the military government. On the eve of the Sinai War, Israeli Border Police shot and killed 49 villagers, including women and children, who were returning from their fields after a new, earlier curfew had been imposed without their knowledge. The subsequent trial and conviction of the officers involved established the legal principle that Israeli soldiers have a duty to disobey "manifestly illegal orders."</text:p>
            </text:list-item>
          </text:list>
        </text:list-item>
      </text:list>
      <text:p text:style-name="P3"/>
      <text:p text:style-name="P10"/>
      <text:p text:style-name="P3"><text:span text:style-name="Strong_20_Emphasis">PART II: CORE SURVEYS (CONTINUED)</text:span></text:p>
      <text:p text:style-name="P3"><text:span text:style-name="Strong_20_Emphasis">CHAPTER 2.4: Palestinian Society Post-1948</text:span></text:p>
      <text:p text:style-name="P3"><text:span text:style-name="Strong_20_Emphasis">SECTION 2.4.1: West Bank under Jordanian Rule</text:span></text:p>
      <text:list text:style-name="L39">
        <text:list-item>
          <text:p text:style-name="P75"><text:span text:style-name="Strong_20_Emphasis">The Annexation of the West Bank</text:span></text:p>
          <text:list>
            <text:list-item>
              <text:p text:style-name="P75"><text:soft-page-break/>Following the 1948 war, the territory of the West Bank, including East Jerusalem, was under the military control of Transjordan's Arab Legion.</text:p>
            </text:list-item>
            <text:list-item>
              <text:p text:style-name="P75">King Abdullah I of Transjordan had long-standing ambitions to annex the area and create a "Greater Syria" under Hashemite rule, having been in secret communication with Zionist leaders before the war.</text:p>
            </text:list-item>
            <text:list-item>
              <text:p text:style-name="P75"><text:span text:style-name="Strong_20_Emphasis">Jericho Conference (December 1, 1948):</text:span> King Abdullah convened a congress of several thousand Palestinian notables in Jericho. The conference, heavily influenced by pro-Hashemite figures, declared Abdullah "King of all Palestine" and called for the unification of Palestine and Transjordan.</text:p>
            </text:list-item>
            <text:list-item>
              <text:p text:style-name="P75">This conference was a key step in legitimizing Abdullah's annexationist plans, though its representativeness was disputed by supporters of the Husseini-led Arab Higher Committee (AHC).</text:p>
            </text:list-item>
            <text:list-item>
              <text:p text:style-name="P75">On April 24, 1950, the newly elected Jordanian parliament, with equal representation from the East and West Banks, formally approved the "Act of Union of the Two Banks," unifying the Hashemite Kingdom of Transjordan with the West Bank.</text:p>
            </text:list-item>
            <text:list-item>
              <text:p text:style-name="P75">The country's name was officially changed to the Hashemite Kingdom of Jordan.</text:p>
            </text:list-item>
            <text:list-item>
              <text:p text:style-name="P75"><text:span text:style-name="Strong_20_Emphasis">International Reaction:</text:span> The annexation was widely condemned by other Arab states, particularly Egypt and Saudi Arabia, which saw it as a violation of Arab League resolutions and a betrayal of the Palestinian cause. Jordan was threatened with expulsion from the Arab League. Only Great Britain and Pakistan formally recognized the annexation.</text:p>
            </text:list-item>
          </text:list>
        </text:list-item>
        <text:list-item>
          <text:p text:style-name="P75"><text:span text:style-name="Strong_20_Emphasis">Political Administration and Control</text:span></text:p>
          <text:list>
            <text:list-item>
              <text:p text:style-name="P75"><text:span text:style-name="Strong_20_Emphasis">Jordanian Citizenship:</text:span> A key policy of the annexation was the granting of full Jordanian citizenship to all West Bank Palestinians, including refugees. This distinguished Jordan's approach from that of Egypt and other Arab host countries.</text:p>
            </text:list-item>
            <text:list-item>
              <text:p text:style-name="P75"><text:span text:style-name="Strong_20_Emphasis">Suppression of Palestinian Nationalism:</text:span> The primary goal of the Jordanian regime was to subsume Palestinian identity into a broader Jordanian one ("Jordanization").</text:p>
              <text:list>
                <text:list-item>
                  <text:p text:style-name="P75">Independent Palestinian political organizations, including the AHC, were outlawed.</text:p>
                </text:list-item>
                <text:list-item>
                  <text:p text:style-name="P76">The use of the term "Palestine" in official documents was discouraged in favor of "West Bank" (<text:span text:style-name="T1">al-Daffa al-Gharbiyya</text:span>).</text:p>
                </text:list-item>
                <text:list-item>
                  <text:p text:style-name="P75">The regime systematically suppressed any expression of independent Palestinian nationalism, jailing or exiling communists, Ba'athists, and followers of Hajj Amin al-Husseini.</text:p>
                </text:list-item>
              </text:list>
            </text:list-item>
            <text:list-item>
              <text:p text:style-name="P75"><text:span text:style-name="Strong_20_Emphasis">Co-optation of Elites:</text:span> The Hashemite monarchy maintained control by co-opting traditional Palestinian notable families who were rivals of the Husseinis (e.g., the <text:soft-page-break/>Nashashibis, Tuqans). These families were given positions in the government, parliament, and civil service in exchange for their loyalty.</text:p>
            </text:list-item>
            <text:list-item>
              <text:p text:style-name="P75"><text:span text:style-name="Strong_20_Emphasis">Assassination of King Abdullah:</text:span> On July 20, 1951, King Abdullah I was assassinated on the steps of the Al-Aqsa Mosque in Jerusalem by a Palestinian nationalist. This event highlighted the deep-seated opposition to Hashemite rule among a significant portion of the Palestinian population.</text:p>
            </text:list-item>
          </text:list>
        </text:list-item>
        <text:list-item>
          <text:p text:style-name="P75"><text:span text:style-name="Strong_20_Emphasis">Socioeconomic Conditions</text:span></text:p>
          <text:list>
            <text:list-item>
              <text:p text:style-name="P75">The Jordanian government pursued a deliberate policy of concentrating economic development and investment on the East Bank, particularly in the capital, Amman.</text:p>
            </text:list-item>
            <text:list-item>
              <text:p text:style-name="P75">The West Bank, despite having a larger population and a more developed pre-1948 economy, was treated as a source of tax revenue and human capital, but its own development was neglected.</text:p>
            </text:list-item>
            <text:list-item>
              <text:p text:style-name="P75">Major banks and businesses were encouraged to move their headquarters from Jerusalem and Nablus to Amman.</text:p>
            </text:list-item>
            <text:list-item>
              <text:p text:style-name="P75">The West Bank's economy stagnated. It suffered from the loss of its natural commercial hinterland on the coastal plain (now Israel) and its main port, Haifa.</text:p>
            </text:list-item>
            <text:list-item>
              <text:p text:style-name="P75">Unemployment was high, particularly among the large refugee population, leading to significant emigration of educated and skilled Palestinians from the West Bank to the East Bank and to oil-producing Gulf states.</text:p>
            </text:list-item>
            <text:list-item>
              <text:p text:style-name="P75">Despite the neglect, the West Bank remained crucial for Jordan's economy, particularly in agriculture and tourism (focused on the holy sites of East Jerusalem and Bethlehem).</text:p>
            </text:list-item>
          </text:list>
        </text:list-item>
      </text:list>
      <text:p text:style-name="P3"><text:span text:style-name="Strong_20_Emphasis">SECTION 2.4.2: Gaza under Egyptian Administration</text:span></text:p>
      <text:list text:style-name="L40">
        <text:list-item>
          <text:p text:style-name="P77"><text:span text:style-name="Strong_20_Emphasis">Status: No Annexation, No Citizenship</text:span></text:p>
          <text:list>
            <text:list-item>
              <text:p text:style-name="P77">In stark contrast to Jordan's policy, Egypt never annexed the Gaza Strip or granted its inhabitants Egyptian citizenship.</text:p>
            </text:list-item>
            <text:list-item>
              <text:p text:style-name="P77">The territory was held under a formal military administration, governed by an Egyptian military governor appointed by Cairo.</text:p>
            </text:list-item>
            <text:list-item>
              <text:p text:style-name="P77">The population was considered stateless Palestinians, and their movement was severely restricted. They required special permits to travel to or through Egypt proper.</text:p>
            </text:list-item>
          </text:list>
        </text:list-item>
        <text:list-item>
          <text:p text:style-name="P77"><text:span text:style-name="Strong_20_Emphasis">The All-Palestine Government</text:span></text:p>
          <text:list>
            <text:list-item>
              <text:p text:style-name="P77">In September 1948, the Arab League, at Egypt's behest, announced the formation of the "All-Palestine Government" (APG) in Gaza.</text:p>
            </text:list-item>
            <text:list-item>
              <text:p text:style-name="P77">Hajj Amin al-Husseini was appointed its president.</text:p>
            </text:list-item>
            <text:list-item>
              <text:p text:style-name="P77">The APG was a political maneuver designed primarily to challenge and undermine King Abdullah's claims to represent the Palestinians and his annexation of the West Bank.</text:p>
            </text:list-item>
            <text:list-item>
              <text:p text:style-name="P77"><text:soft-page-break/>It was a government in name only, with no real authority, funding, or military power. Its "National Council" met only once. Within a few years, it was moved to Cairo and became a forgotten department within the Arab League bureaucracy.</text:p>
            </text:list-item>
          </text:list>
        </text:list-item>
        <text:list-item>
          <text:p text:style-name="P77"><text:span text:style-name="Strong_20_Emphasis">Demographic and Social Crisis</text:span></text:p>
          <text:list>
            <text:list-item>
              <text:p text:style-name="P77">The Gaza Strip experienced a demographic catastrophe. Its pre-1948 population of around 80,000 was overwhelmed by an influx of more than 200,000 refugees from towns and villages in southern Palestine (e.g., Jaffa, Lydda, Ramle, and surrounding areas).</text:p>
            </text:list-item>
            <text:list-item>
              <text:p text:style-name="P77">Refugees constituted over two-thirds of the Strip's population.</text:p>
            </text:list-item>
            <text:list-item>
              <text:p text:style-name="P77">The territory was one of the most densely populated areas in the world.</text:p>
            </text:list-item>
            <text:list-item>
              <text:p text:style-name="P77">Socioeconomic conditions were dire. The economy collapsed, with the loss of its agricultural lands and markets. Unemployment was rampant.</text:p>
            </text:list-item>
            <text:list-item>
              <text:p text:style-name="P77">The population became almost entirely dependent on rations provided by the newly formed United Nations Relief and Works Agency for Palestine Refugees (UNRWA), which established eight massive refugee camps (e.g., Jabalia, Rafah, Beach Camp).</text:p>
            </text:list-item>
            <text:list-item>
              <text:p text:style-name="P77">Gaza was effectively sealed off, becoming what some have described as a large open-air detention camp.</text:p>
            </text:list-item>
          </text:list>
        </text:list-item>
        <text:list-item>
          <text:p text:style-name="P77"><text:span text:style-name="Strong_20_Emphasis">Incubator of Resistance</text:span></text:p>
          <text:list>
            <text:list-item>
              <text:p text:style-name="P77">The combination of extreme poverty, overcrowding, statelessness, and close proximity to their former homes in Israel made Gaza a fertile ground for resistance.</text:p>
            </text:list-item>
            <text:list-item>
              <text:p text:style-name="P78">From the early 1950s, Gaza became the primary base for Palestinian "infiltrators" (<text:span text:style-name="T1">fedayeen</text:span>) crossing into Israel.</text:p>
            </text:list-item>
            <text:list-item>
              <text:p text:style-name="P77">Initially, these were often unarmed refugees seeking to retrieve possessions or harvest crops. Over time, they became more organized and armed.</text:p>
            </text:list-item>
            <text:list-item>
              <text:p text:style-name="P77">The Egyptian government under Gamal Abdel Nasser, from 1954 onwards, began to organize, train, and sponsor fedayeen units to conduct raids against Israel as part of its broader confrontation with the Zionist state.</text:p>
            </text:list-item>
            <text:list-item>
              <text:p text:style-name="P77">Israel responded with a policy of large-scale reprisal raids, most notably the devastating raid on an Egyptian army base in Gaza in February 1955, which killed 38 Egyptian soldiers. This raid is often cited as a key trigger that prompted Nasser to seek arms from the Soviet bloc, setting in motion the chain of events leading to the 1956 Suez Crisis.</text:p>
            </text:list-item>
          </text:list>
        </text:list-item>
      </text:list>
      <text:p text:style-name="P3"><text:span text:style-name="Strong_20_Emphasis">SECTION 2.4.3: Palestinian Diaspora Communities</text:span></text:p>
      <text:list text:style-name="L41">
        <text:list-item>
          <text:p text:style-name="P79"><text:span text:style-name="Strong_20_Emphasis">The Role of UNRWA</text:span></text:p>
          <text:list>
            <text:list-item>
              <text:p text:style-name="P79">The United Nations Relief and Works Agency for Palestine Refugees in the Near East was established by UN General Assembly Resolution 302 in December 1949.</text:p>
            </text:list-item>
            <text:list-item>
              <text:p text:style-name="P79"><text:soft-page-break/>It was mandated to provide direct relief and works programs for registered Palestine refugees.</text:p>
            </text:list-item>
            <text:list-item>
              <text:p text:style-name="P79">UNRWA became the single most important institution in the lives of diaspora Palestinians, providing essential services in its areas of operation (Jordan, Lebanon, Syria, West Bank, Gaza Strip).</text:p>
            </text:list-item>
            <text:list-item>
              <text:p text:style-name="P79"><text:span text:style-name="Strong_20_Emphasis">Core Services:</text:span> Food distribution, shelter (in camps), healthcare, and, most crucially, education.</text:p>
            </text:list-item>
            <text:list-item>
              <text:p text:style-name="P79"><text:span text:style-name="Strong_20_Emphasis">Education as a Transformative Force:</text:span> The UNRWA school system created a new generation of Palestinians that was highly literate, educated, and politically aware. This new educated class, unable to find professional work commensurate with its skills in the host countries, formed the backbone of the new nationalist movements that emerged in the late 1950s.</text:p>
            </text:list-item>
          </text:list>
        </text:list-item>
        <text:list-item>
          <text:p text:style-name="P79"><text:span text:style-name="Strong_20_Emphasis">Community in Lebanon</text:span></text:p>
          <text:list>
            <text:list-item>
              <text:p text:style-name="P79"><text:span text:style-name="Strong_20_Emphasis">Status:</text:span> The approximately 100,000 Palestinian refugees who fled to Lebanon were not granted citizenship and were classified as foreigners.</text:p>
            </text:list-item>
            <text:list-item>
              <text:p text:style-name="P79"><text:span text:style-name="Strong_20_Emphasis">Political Context:</text:span> The Lebanese state, built on a delicate sectarian balance between Christians and Muslims, refused to naturalize the overwhelmingly Sunni Muslim refugees for fear of upsetting this balance in favor of the Muslim population.</text:p>
            </text:list-item>
            <text:list-item>
              <text:p text:style-name="P79"><text:span text:style-name="Strong_20_Emphasis">Living Conditions:</text:span> Refugees were largely confined to a dozen UNRWA-administered camps. The Lebanese government imposed severe restrictions on their right to work in many professions and their right to own property.</text:p>
            </text:list-item>
            <text:list-item>
              <text:p text:style-name="P80"><text:span text:style-name="Strong_20_Emphasis">Control and Isolation:</text:span> The camps were heavily policed by the Lebanese army's intelligence branch (the <text:span text:style-name="T1">Deuxième Bureau</text:span>). This isolation and lack of integration created a social and political vacuum within the camps, allowing them to develop into autonomous, highly politicized spaces. This laid the groundwork for the PLO to establish a "state-within-a-state" in Lebanon in the late 1960s and 1970s.</text:p>
            </text:list-item>
          </text:list>
        </text:list-item>
        <text:list-item>
          <text:p text:style-name="P79"><text:span text:style-name="Strong_20_Emphasis">Community in Syria</text:span></text:p>
          <text:list>
            <text:list-item>
              <text:p text:style-name="P79"><text:span text:style-name="Strong_20_Emphasis">Status:</text:span> Syria also did not grant citizenship to its Palestinian refugee population (initially around 85,000).</text:p>
            </text:list-item>
            <text:list-item>
              <text:p text:style-name="P79"><text:span text:style-name="Strong_20_Emphasis">Policy:</text:span> However, guided by a pan-Arab ideology, Syria adopted a more integrationist approach than Lebanon. Law No. 260 of 1956 stipulated that Palestinians residing in Syria were to be treated as Syrian nationals in matters of employment, trade, military service, and education, while retaining their Palestinian identity.</text:p>
            </text:list-item>
            <text:list-item>
              <text:p text:style-name="P79"><text:span text:style-name="Strong_20_Emphasis">Living Conditions:</text:span> While many lived in camps, these were generally more open and integrated with surrounding urban areas than in Lebanon.</text:p>
            </text:list-item>
            <text:list-item>
              <text:p text:style-name="P79"><text:soft-page-break/><text:span text:style-name="Strong_20_Emphasis">Political Control:</text:span> The Syrian Ba'athist regime sought to tightly control and co-opt Palestinian political activity, sponsoring its own Palestinian factions (e.g., as-Sa'iqa) to use as proxies in inter-Arab and anti-Israel politics.</text:p>
            </text:list-item>
          </text:list>
        </text:list-item>
        <text:list-item>
          <text:p text:style-name="P79"><text:span text:style-name="Strong_20_Emphasis">The Social Transformation of Palestinian Society</text:span></text:p>
          <text:list>
            <text:list-item>
              <text:p text:style-name="P79">The Nakba and the subsequent diaspora experience fundamentally transformed Palestinian society.</text:p>
            </text:list-item>
            <text:list-item>
              <text:p text:style-name="P80"><text:span text:style-name="Strong_20_Emphasis">From Peasant to Refugee:</text:span> It destroyed the traditional village-based, peasant (<text:span text:style-name="T1">fellahin</text:span>) society that had formed the backbone of Palestine for centuries.</text:p>
            </text:list-item>
            <text:list-item>
              <text:p text:style-name="P79"><text:span text:style-name="Strong_20_Emphasis">Urbanization and Proletarianization:</text:span> Palestinians became a highly urbanized (in refugee camps, which were effectively dense urban neighborhoods) and proletarianized population.</text:p>
            </text:list-item>
            <text:list-item>
              <text:p text:style-name="P79"><text:span text:style-name="Strong_20_Emphasis">The Political Vacuum:</text:span> The traditional elite of landowning notable families who had led the Palestinian national movement before 1948 were largely discredited by the defeat and dispersed.</text:p>
            </text:list-item>
            <text:list-item>
              <text:p text:style-name="P79"><text:span text:style-name="Strong_20_Emphasis">Rise of a New Elite:</text:span> This vacuum was filled by a new generation of educated, often middle-class or lower-middle-class men who had grown up in the camps and universities of the diaspora. Figures like Yasser Arafat, George Habash, and Khalil al-Wazir, who were students and young professionals in the 1950s, would go on to found the guerrilla organizations (Fatah, PFLP) that would form the core of the Palestine Liberation Organization (PLO).</text:p>
            </text:list-item>
          </text:list>
        </text:list-item>
      </text:list>
      <text:p text:style-name="P3"/>
      <text:p text:style-name="P10"/>
      <text:p text:style-name="P3"><text:span text:style-name="Strong_20_Emphasis">PART II: CORE SURVEYS (CONTINUED)</text:span></text:p>
      <text:p text:style-name="P3"><text:span text:style-name="Strong_20_Emphasis">CHAPTER 2.5: 1967 War and Occupation</text:span></text:p>
      <text:p text:style-name="P3"><text:span text:style-name="Strong_20_Emphasis">SECTION 2.5.1: Six-Day War Military Strategies</text:span></text:p>
      <text:list text:style-name="L42">
        <text:list-item>
          <text:p text:style-name="P81"><text:span text:style-name="Strong_20_Emphasis">Prelude and Escalation (April–June 1967)</text:span></text:p>
          <text:list>
            <text:list-item>
              <text:p text:style-name="P81"><text:span text:style-name="Strong_20_Emphasis">Growing Tensions:</text:span> The mid-1960s saw escalating border clashes, particularly on the Syrian front. Newly established Palestinian guerrilla groups, notably Fatah, launched raids from Syria, Jordan, and Lebanon, provoking heavy Israeli military reprisals.</text:p>
            </text:list-item>
            <text:list-item>
              <text:p text:style-name="P81"><text:span text:style-name="Strong_20_Emphasis">The Samu Incident (November 1966):</text:span> After a Fatah landmine killed three Israeli soldiers, the IDF launched a major reprisal raid against the Jordanian-controlled West Bank village of Samu, destroying homes and killing Jordanian soldiers. The raid was widely condemned and destabilized King Hussein's regime.</text:p>
            </text:list-item>
            <text:list-item>
              <text:p text:style-name="P81"><text:span text:style-name="Strong_20_Emphasis">The "Dogfight" of April 7, 1967:</text:span> An aerial battle over the Golan Heights in which the Israeli Air Force (IAF) shot down six Syrian MiG fighter jets. In a show of force, Israeli jets then flew over Damascus.</text:p>
            </text:list-item>
            <text:list-item>
              <text:p text:style-name="P81"><text:soft-page-break/><text:span text:style-name="Strong_20_Emphasis">Soviet Misinformation:</text:span> In May 1967, the Soviet Union provided false intelligence to its client, Egypt, claiming that Israel was massing troops on the Syrian border for a major invasion.</text:p>
            </text:list-item>
            <text:list-item>
              <text:p text:style-name="P81"><text:span text:style-name="Strong_20_Emphasis">Nasser's Escalatory Steps:</text:span> Egyptian President Gamal Abdel Nasser, under pressure to demonstrate leadership of the Arab world and bound by a defense pact with Syria, took a series of actions that led to war:</text:p>
              <text:list>
                <text:list-item>
                  <text:p text:style-name="P81"><text:span text:style-name="Strong_20_Emphasis">Deployment in Sinai (May 14):</text:span> He moved tens of thousands of Egyptian troops and hundreds of tanks into the Sinai Peninsula.</text:p>
                </text:list-item>
                <text:list-item>
                  <text:p text:style-name="P81"><text:span text:style-name="Strong_20_Emphasis">Expulsion of UNEF (May 16):</text:span> He demanded and secured the withdrawal of the UN Emergency Force (UNEF), which had patrolled the border since the 1956 Suez Crisis.</text:p>
                </text:list-item>
                <text:list-item>
                  <text:p text:style-name="P82"><text:span text:style-name="Strong_20_Emphasis">Closing the Straits of Tiran (May 22):</text:span> Nasser announced the blockade of the Straits of Tiran to all Israeli shipping and all ships bound for the Israeli port of Eilat. For Israel, this was a <text:span text:style-name="T1">casus belli</text:span> (an act justifying war), as it had declared in 1957 that it would view such a blockade as an act of aggression.</text:p>
                </text:list-item>
              </text:list>
            </text:list-item>
            <text:list-item>
              <text:p text:style-name="P82"><text:span text:style-name="Strong_20_Emphasis">Israeli Deliberations:</text:span> Israel entered a three-week period of intense crisis known as the "waiting period" (<text:span text:style-name="T1">ha-hamtana</text:span>). Prime Minister Levi Eshkol's government was hesitant, seeking a diplomatic solution. However, intense pressure from the military establishment, led by Chief of Staff Yitzhak Rabin and former premier David Ben-Gurion, and public opinion pushed for a pre-emptive strike. A National Unity Government was formed on June 1, with the hawkish Moshe Dayan appointed Minister of Defense.</text:p>
            </text:list-item>
          </text:list>
        </text:list-item>
        <text:list-item>
          <text:p text:style-name="P81"><text:span text:style-name="Strong_20_Emphasis">Israel's Pre-emptive Strike: Operation Focus (Moked)</text:span></text:p>
          <text:list>
            <text:list-item>
              <text:p text:style-name="P81">At 7:45 AM on June 5, 1967, Israel launched a massive, pre-emptive air strike against Egypt. This was the decisive action of the war.</text:p>
            </text:list-item>
            <text:list-item>
              <text:p text:style-name="P81"><text:span text:style-name="Strong_20_Emphasis">Strategy:</text:span> The IAF had spent years training for this operation. It exploited intelligence on Egyptian air base layouts, patrol schedules, and command procedures.</text:p>
            </text:list-item>
            <text:list-item>
              <text:p text:style-name="P81"><text:span text:style-name="Strong_20_Emphasis">Execution:</text:span> Nearly all of Israel's 200 combat aircraft flew low over the Mediterranean to avoid Egyptian radar before turning inland to attack Egyptian airfields.</text:p>
            </text:list-item>
            <text:list-item>
              <text:p text:style-name="P81"><text:span text:style-name="Strong_20_Emphasis">Results:</text:span> Within three hours, the IAF had destroyed over 300 Egyptian aircraft, most of them on the ground. The Egyptian Air Force was annihilated as an effective fighting force. Later in the day, the IAF executed similar successful strikes against the Jordanian, Syrian, and Iraqi air forces.</text:p>
            </text:list-item>
            <text:list-item>
              <text:p text:style-name="P81"><text:span text:style-name="Strong_20_Emphasis">Consequence:</text:span> The success of Operation Focus gave Israel complete air supremacy for the remainder of the war, which was the single most important factor in the speed and scale of its victory.</text:p>
            </text:list-item>
          </text:list>
        </text:list-item>
        <text:list-item>
          <text:p text:style-name="P81"><text:span text:style-name="Strong_20_Emphasis">The Sinai Campaign (June 5–8)</text:span></text:p>
          <text:list>
            <text:list-item>
              <text:p text:style-name="P81"><text:soft-page-break/>With the Egyptian air force destroyed, Israeli ground forces under Generals Israel Tal, Avraham Yoffe, and Ariel Sharon launched a three-pronged offensive into the Sinai.</text:p>
            </text:list-item>
            <text:list-item>
              <text:p text:style-name="P81"><text:span text:style-name="Strong_20_Emphasis">Strategy:</text:span> The plan was a lightning armored campaign designed to encircle and destroy the Egyptian army in the Sinai.</text:p>
            </text:list-item>
            <text:list-item>
              <text:p text:style-name="P81"><text:span text:style-name="Strong_20_Emphasis">Key Battles:</text:span> Israeli armored divisions broke through Egyptian defenses at Abu-Ageila and Umm-Katef in a complex, coordinated night attack.</text:p>
            </text:list-item>
            <text:list-item>
              <text:p text:style-name="P81"><text:span text:style-name="Strong_20_Emphasis">Egyptian Collapse:</text:span> After the initial defeats and with no air cover, the Egyptian command ordered a general, chaotic retreat. The Israeli advance turned into a pursuit, trapping and destroying Egyptian formations as they tried to flee back across the Suez Canal.</text:p>
            </text:list-item>
            <text:list-item>
              <text:p text:style-name="P81">By June 8, Israeli forces had reached the Suez Canal, having conquered the entire Sinai Peninsula.</text:p>
            </text:list-item>
          </text:list>
        </text:list-item>
        <text:list-item>
          <text:p text:style-name="P81"><text:span text:style-name="Strong_20_Emphasis">The West Bank and Jerusalem Campaign (June 5–7)</text:span></text:p>
          <text:list>
            <text:list-item>
              <text:p text:style-name="P81">Israel initially hoped to keep the Jordanian front quiet. Prime Minister Eshkol sent a message to King Hussein via the UN, promising no action if Jordan stayed out of the fight.</text:p>
            </text:list-item>
            <text:list-item>
              <text:p text:style-name="P81">However, bound by his defense pact with Egypt and misled by false Egyptian reports of stunning victories, Hussein ordered his forces to begin shelling Israeli-controlled West Jerusalem and Tel Aviv.</text:p>
            </text:list-item>
            <text:list-item>
              <text:p text:style-name="P81"><text:span text:style-name="Strong_20_Emphasis">Israeli Response:</text:span> Israel launched a swift counter-offensive.</text:p>
            </text:list-item>
            <text:list-item>
              <text:p text:style-name="P81"><text:span text:style-name="Strong_20_Emphasis">Battle for Jerusalem:</text:span> The toughest fighting of the war occurred in and around Jerusalem. After encircling the city, elite Israeli paratroopers under Mordechai "Motta" Gur stormed the Jordanian-held Old City on June 7. The capture of the Old City, and particularly the Western Wall (the holiest site in Judaism), was the most emotionally resonant moment of the war for Israel.</text:p>
            </text:list-item>
            <text:list-item>
              <text:p text:style-name="P81"><text:span text:style-name="Strong_20_Emphasis">Conquest of the West Bank:</text:span> Other Israeli units rapidly captured the major towns of the West Bank, including Jenin, Nablus, Hebron, and Bethlehem, with the Jordanian Arab Legion putting up stiff but ultimately futile resistance.</text:p>
            </text:list-item>
          </text:list>
        </text:list-item>
        <text:list-item>
          <text:p text:style-name="P81"><text:span text:style-name="Strong_20_Emphasis">The Golan Heights Campaign (June 9–10)</text:span></text:p>
          <text:list>
            <text:list-item>
              <text:p text:style-name="P81">The Syrian front was initially quiet, limited to shelling of Israeli settlements below the Golan Heights.</text:p>
            </text:list-item>
            <text:list-item>
              <text:p text:style-name="P81">For the first four days, the Israeli cabinet, led by Dayan, was reluctant to open a major front against Syria, fearing high casualties and Soviet intervention.</text:p>
            </text:list-item>
            <text:list-item>
              <text:p text:style-name="P81">However, following the victories in Sinai and the West Bank, and under intense pressure from northern settlements and military commander David Elazar, Dayan authorized an attack on the Golan Heights on June 9.</text:p>
            </text:list-item>
            <text:list-item>
              <text:p text:style-name="P81"><text:soft-page-break/><text:span text:style-name="Strong_20_Emphasis">The Attack:</text:span> Israeli forces faced a difficult uphill assault against heavily fortified Syrian positions. The battle was costly, but after Israeli Golani Brigade infantry breached the initial lines, the Syrian defense crumbled quickly.</text:p>
            </text:list-item>
            <text:list-item>
              <text:p text:style-name="P81">By June 10, when a ceasefire came into effect, Israeli forces were in full control of the Golan Heights and the road to Damascus was open.</text:p>
            </text:list-item>
          </text:list>
        </text:list-item>
      </text:list>
      <text:p text:style-name="P3"><text:span text:style-name="Strong_20_Emphasis">SECTION 2.5.2: UN Security Council Resolution 242</text:span></text:p>
      <text:list text:style-name="L43">
        <text:list-item>
          <text:p text:style-name="P83"><text:span text:style-name="Strong_20_Emphasis">Adoption and Purpose</text:span></text:p>
          <text:list>
            <text:list-item>
              <text:p text:style-name="P83">Unanimously adopted by the UN Security Council on November 22, 1967.</text:p>
            </text:list-item>
            <text:list-item>
              <text:p text:style-name="P83">It was intended to be the foundational framework for achieving a just and lasting peace in the Middle East following the war.</text:p>
            </text:list-item>
            <text:list-item>
              <text:p text:style-name="P83">It was drafted primarily by the British ambassador, Lord Caradon, and was the product of months of intensive diplomacy and compromise between the US and the Soviet Union.</text:p>
            </text:list-item>
          </text:list>
        </text:list-item>
        <text:list-item>
          <text:p text:style-name="P83"><text:span text:style-name="Strong_20_Emphasis">Key Principles: "Land for Peace"</text:span></text:p>
          <text:list>
            <text:list-item>
              <text:p text:style-name="P83">The resolution established the principle of "land for peace" as the basis for resolving the Arab-Israeli conflict. It is a carefully balanced package deal, linking Israeli withdrawal from territories to Arab recognition and security guarantees.</text:p>
            </text:list-item>
            <text:list-item>
              <text:p text:style-name="P83">Its preamble emphasizes "the inadmissibility of the acquisition of territory by war."</text:p>
            </text:list-item>
            <text:list-item>
              <text:p text:style-name="P83"><text:span text:style-name="Strong_20_Emphasis">Clause 1 (Israeli Obligations):</text:span> Calls for the "Withdrawal of Israeli armed forces from territories occupied in the recent conflict."</text:p>
            </text:list-item>
            <text:list-item>
              <text:p text:style-name="P83"><text:span text:style-name="Strong_20_Emphasis">Clause 2 (Arab Obligations):</text:span> Calls for the "Termination of all claims or states of belligerency and respect for and acknowledgement of the sovereignty, territorial integrity and political independence of every State in the area and their right to live in peace within secure and recognized boundaries free from threats or acts of force."</text:p>
            </text:list-item>
            <text:list-item>
              <text:p text:style-name="P83"><text:span text:style-name="Strong_20_Emphasis">Other Provisions:</text:span> It also affirms the necessity for guaranteeing freedom of navigation through international waterways, achieving a "just settlement of the refugee problem," and guaranteeing the territorial inviolability of all states in the area through measures including the establishment of demilitarized zones.</text:p>
            </text:list-item>
          </text:list>
        </text:list-item>
        <text:list-item>
          <text:p text:style-name="P83"><text:span text:style-name="Strong_20_Emphasis">The "Definite Article" Controversy</text:span></text:p>
          <text:list>
            <text:list-item>
              <text:p text:style-name="P83">A crucial ambiguity in the text has been a source of diplomatic dispute ever since its adoption.</text:p>
            </text:list-item>
            <text:list-item>
              <text:p text:style-name="P83">The <text:span text:style-name="Strong_20_Emphasis">English-language version</text:span> calls for withdrawal "from territories occupied."</text:p>
            </text:list-item>
            <text:list-item>
              <text:p text:style-name="P84">The <text:span text:style-name="Strong_20_Emphasis">French-language version</text:span> (also an official UN language) calls for withdrawal "<text:span text:style-name="T1">des territoires occupés</text:span>" ("from the territories occupied").</text:p>
            </text:list-item>
            <text:list-item>
              <text:p text:style-name="P84"><text:soft-page-break/><text:span text:style-name="Strong_20_Emphasis">Israeli/US Interpretation:</text:span> Israel and the US have consistently argued that the absence of the definite article "the" in the English text was deliberate. They interpret this to mean that Israel is not required to withdraw from <text:span text:style-name="T1">all</text:span> the territories captured in 1967. A partial withdrawal to "secure and recognized boundaries" (to be negotiated) would satisfy the resolution's requirements.</text:p>
            </text:list-item>
            <text:list-item>
              <text:p text:style-name="P83"><text:span text:style-name="Strong_20_Emphasis">Arab/Soviet Interpretation:</text:span> The Arab states and the former Soviet bloc have argued that the French text is clearer and that the resolution's preamble on the inadmissibility of acquiring territory by war implies a required withdrawal from all occupied territories.</text:p>
            </text:list-item>
          </text:list>
        </text:list-item>
        <text:list-item>
          <text:p text:style-name="P83"><text:span text:style-name="Strong_20_Emphasis">Reception and Legacy</text:span></text:p>
          <text:list>
            <text:list-item>
              <text:p text:style-name="P83"><text:span text:style-name="Strong_20_Emphasis">Initial Reception:</text:span></text:p>
              <text:list>
                <text:list-item>
                  <text:p text:style-name="P83">Egypt and Jordan accepted the resolution.</text:p>
                </text:list-item>
                <text:list-item>
                  <text:p text:style-name="P83">Israel accepted the resolution.</text:p>
                </text:list-item>
                <text:list-item>
                  <text:p text:style-name="P83">Syria rejected it for several years.</text:p>
                </text:list-item>
                <text:list-item>
                  <text:p text:style-name="P83">The Palestine Liberation Organization (PLO) fiercely rejected it because it reduced the Palestinian issue from a question of national self-determination to a "refugee problem." It refers to the sovereignty of "every State in the area" but does not mention Palestinians or a Palestinian state.</text:p>
                </text:list-item>
              </text:list>
            </text:list-item>
            <text:list-item>
              <text:p text:style-name="P83"><text:span text:style-name="Strong_20_Emphasis">Enduring Significance:</text:span> Despite its ambiguities, Resolution 242 (along with UNSCR 338, which reaffirmed it after the 1973 war) became the cornerstone of all subsequent Arab-Israeli peace negotiations, including the Camp David Accords, the Oslo Accords, and the Israel-Jordan peace treaty. Its "land for peace" formula remains the fundamental paradigm for resolving the conflict.</text:p>
            </text:list-item>
          </text:list>
        </text:list-item>
      </text:list>
      <text:p text:style-name="P3"><text:span text:style-name="Strong_20_Emphasis">SECTION 2.5.3: Settlements Policy Origins</text:span></text:p>
      <text:list text:style-name="L44">
        <text:list-item>
          <text:p text:style-name="P85"><text:span text:style-name="Strong_20_Emphasis">Immediate Post-War Atmosphere</text:span></text:p>
          <text:list>
            <text:list-item>
              <text:p text:style-name="P85">The victory in 1967 produced a state of euphoria and messianic fervor in Israel. The reunification of Jerusalem and the capture of the biblical heartlands of Judea and Samaria were seen by many, especially in the religious community, as a miraculous, divinely ordained event.</text:p>
            </text:list-item>
            <text:list-item>
              <text:p text:style-name="P85">This created immense public pressure to settle and retain the newly conquered territories.</text:p>
            </text:list-item>
          </text:list>
        </text:list-item>
        <text:list-item>
          <text:p text:style-name="P85"><text:span text:style-name="Strong_20_Emphasis">The Labor Government's Initial Policy: "Land for Peace"</text:span></text:p>
          <text:list>
            <text:list-item>
              <text:p text:style-name="P85">The initial, official policy of the Labor-led National Unity Government was to treat the territories (with the exception of East Jerusalem) as a bargaining chip for a comprehensive peace settlement.</text:p>
            </text:list-item>
            <text:list-item>
              <text:p text:style-name="P85">In a secret resolution on June 19, 1967, the Israeli cabinet agreed to offer a full withdrawal from the Sinai Peninsula and the Golan Heights in exchange for full peace <text:soft-page-break/>treaties with Egypt and Syria, respectively. The fate of the West Bank was left more ambiguous. This offer was transmitted to the US but was rejected by the Arab states.</text:p>
            </text:list-item>
            <text:list-item>
              <text:p text:style-name="P85"><text:span text:style-name="Strong_20_Emphasis">The Khartoum Resolution (September 1, 1967):</text:span> At an Arab League summit in Khartoum, the Arab states famously adopted the "Three No's": No peace with Israel, No recognition of Israel, No negotiations with Israel. This rejection reinforced the Israeli view that there was "no partner for peace" and provided a justification for holding onto the territories indefinitely.</text:p>
            </text:list-item>
          </text:list>
        </text:list-item>
        <text:list-item>
          <text:p text:style-name="P85"><text:span text:style-name="Strong_20_Emphasis">East Jerusalem: De Facto Annexation</text:span></text:p>
          <text:list>
            <text:list-item>
              <text:p text:style-name="P85">East Jerusalem was treated differently from the outset. It was seen as non-negotiable.</text:p>
            </text:list-item>
            <text:list-item>
              <text:p text:style-name="P85">On June 27, 1967, the Knesset passed legislation extending Israeli "law, jurisdiction, and administration" to East Jerusalem, effectively annexing it. The municipal boundaries of Jerusalem were greatly expanded to include surrounding areas.</text:p>
            </text:list-item>
            <text:list-item>
              <text:p text:style-name="P85">A massive construction program was initiated to build a ring of new Jewish neighborhoods (e.g., Ramot, Gilo, French Hill) on expropriated land in East Jerusalem. The strategic goal was to create a "demographic and geographic reality" of a unified, Jewish-majority city that would be impossible to re-divide.</text:p>
            </text:list-item>
          </text:list>
        </text:list-item>
        <text:list-item>
          <text:p text:style-name="P85"><text:span text:style-name="Strong_20_Emphasis">The Allon Plan</text:span></text:p>
          <text:list>
            <text:list-item>
              <text:p text:style-name="P85">Developed in July 1967 by Yigal Allon, a senior Labor minister and former general, the Allon Plan became the unofficial strategic blueprint for Israeli settlement policy in the West Bank under Labor governments (1967–1977).</text:p>
            </text:list-item>
            <text:list-item>
              <text:p text:style-name="P85"><text:span text:style-name="Strong_20_Emphasis">Strategic Concept:</text:span> The plan was a security-focused compromise. It sought to maximize Israel's security while minimizing the number of Palestinians under its permanent control.</text:p>
            </text:list-item>
            <text:list-item>
              <text:p text:style-name="P85"><text:span text:style-name="Strong_20_Emphasis">Provisions:</text:span></text:p>
              <text:list>
                <text:list-item>
                  <text:p text:style-name="P85">Israel would annex a "security belt" along the Jordan River Valley (about a third of the West Bank), the Gush Etzion settlement bloc south of Jerusalem, and an expanded East Jerusalem.</text:p>
                </text:list-item>
                <text:list-item>
                  <text:p text:style-name="P85">The heavily populated Arab heartland of the West Bank hills (the "Arab Palestinian canton") would be granted self-governing autonomy and would eventually be linked to Jordan via a corridor through Jericho.</text:p>
                </text:list-item>
                <text:list-item>
                  <text:p text:style-name="P85">The plan did not envision an independent Palestinian state.</text:p>
                </text:list-item>
              </text:list>
            </text:list-item>
            <text:list-item>
              <text:p text:style-name="P86"><text:span text:style-name="Strong_20_Emphasis">Implementation:</text:span> The Labor government, while never officially adopting the plan, implemented its core tenets. The first settlements in the West Bank were built according to the Allon Plan's map, concentrated in the Jordan Valley and the Gush Etzion bloc. These were often established as <text:span text:style-name="T1">Nahal</text:span> outposts (military-agricultural settlements).</text:p>
            </text:list-item>
          </text:list>
        </text:list-item>
        <text:list-item>
          <text:p text:style-name="P85"><text:span text:style-name="Strong_20_Emphasis">The Rise of Gush Emunim</text:span></text:p>
          <text:list>
            <text:list-item>
              <text:p text:style-name="P85"><text:soft-page-break/>The Allon Plan's security-based, minimalist approach was challenged by a new, powerful ideological movement: Gush Emunim ("Bloc of the Faithful").</text:p>
            </text:list-item>
            <text:list-item>
              <text:p text:style-name="P85"><text:span text:style-name="Strong_20_Emphasis">Ideology:</text:span> Emerging from the Religious Zionist movement and inspired by the teachings of Rabbi Zvi Yehuda Kook (son of Abraham Isaac Kook), Gush Emunim viewed the 1967 victory as a divine command to settle the entire Land of Israel. They saw settling Judea and Samaria not as a matter of security, but as the fulfillment of a messianic destiny.</text:p>
            </text:list-item>
            <text:list-item>
              <text:p text:style-name="P85"><text:span text:style-name="Strong_20_Emphasis">"Wildcat" Settlements:</text:span> Gush Emunim activists directly challenged the Labor government's policy by attempting to establish "facts on the ground" in the heart of the West Bank, outside the Allon Plan's boundaries.</text:p>
            </text:list-item>
            <text:list-item>
              <text:p text:style-name="P85"><text:span text:style-name="Strong_20_Emphasis">The Sebastia Showdown (1975):</text:span> A pivotal event where Gush Emunim activists repeatedly tried to establish a settlement near the ancient site of Sebastia (near Nablus). After several confrontations and evacuations by the IDF, the government, under pressure from within its own ranks, eventually compromised and allowed the settlers to move to a nearby army camp. This event demonstrated the movement's political power and signaled the erosion of the government's ability to control settlement activity. The rise of Gush Emunim laid the ideological groundwork for the massive expansion of settlements that would occur after the Likud party came to power in 1977.</text:p>
            </text:list-item>
          </text:list>
        </text:list-item>
      </text:list>
      <text:p text:style-name="P3"/>
      <text:p text:style-name="P10"/>
      <text:p text:style-name="P3"><text:span text:style-name="Strong_20_Emphasis">PART II: CORE SURVEYS (CONTINUED)</text:span></text:p>
      <text:p text:style-name="P3"><text:span text:style-name="Strong_20_Emphasis">CHAPTER 2.6: Palestinian Liberation Movement</text:span></text:p>
      <text:p text:style-name="P3"><text:span text:style-name="Strong_20_Emphasis">SECTION 2.6.1: PLO Evolution Organizational Structures</text:span></text:p>
      <text:list text:style-name="L45">
        <text:list-item>
          <text:p text:style-name="P87"><text:span text:style-name="Strong_20_Emphasis">Founding and Early Years (1964–1968)</text:span></text:p>
          <text:list>
            <text:list-item>
              <text:p text:style-name="P87">The Palestine Liberation Organization (PLO) was founded in 1964 at an Arab League summit in Cairo.</text:p>
            </text:list-item>
            <text:list-item>
              <text:p text:style-name="P87">It was established as a top-down organization, created and controlled by Arab states, particularly Gamal Abdel Nasser's Egypt.</text:p>
            </text:list-item>
            <text:list-item>
              <text:p text:style-name="P87">Its initial purpose was to contain, co-opt, and control independent Palestinian political activity, not to genuinely liberate Palestine. It provided a formal address for the "Palestinian entity" without threatening the sovereignty of the host states.</text:p>
            </text:list-item>
            <text:list-item>
              <text:p text:style-name="P87">The first chairman was Ahmed Shukeiri, a veteran Palestinian diplomat who was seen as loyal to the Arab state system.</text:p>
            </text:list-item>
            <text:list-item>
              <text:p text:style-name="P87">The early PLO was essentially a "paper tiger," possessing a small conventional army (the Palestine Liberation Army - PLA), which was integrated into the command <text:soft-page-break/>structures of the host countries (Egypt, Syria, Iraq), and a bureaucracy, but no real political independence.</text:p>
            </text:list-item>
          </text:list>
        </text:list-item>
        <text:list-item>
          <text:p text:style-name="P87"><text:span text:style-name="Strong_20_Emphasis">The Fatah Takeover (1968–1969)</text:span></text:p>
          <text:list>
            <text:list-item>
              <text:p text:style-name="P87">The crushing defeat of the Arab states in the 1967 Six-Day War completely discredited the state-centric approach and Nasser's leadership.</text:p>
            </text:list-item>
            <text:list-item>
              <text:p text:style-name="P88">The Palestinian guerrilla organizations (<text:span text:style-name="T1">fedayeen</text:span>), particularly Fatah, which had been operating independently, emerged as the only actors seen as credible and effective.</text:p>
            </text:list-item>
            <text:list-item>
              <text:p text:style-name="P87">The Battle of Karameh in March 1968, where Fatah fighters and Jordanian soldiers inflicted heavy casualties on an Israeli raiding force, became a massive symbolic victory that led to a surge in recruitment and prestige for the fedayeen.</text:p>
            </text:list-item>
            <text:list-item>
              <text:p text:style-name="P87">The guerrilla groups moved to take over the existing structure of the PLO, seeing it as a valuable vehicle for international legitimacy.</text:p>
            </text:list-item>
            <text:list-item>
              <text:p text:style-name="P87">At the fifth session of the Palestine National Council (PNC) in Cairo in February 1969, the guerrilla groups secured a majority of the seats.</text:p>
            </text:list-item>
            <text:list-item>
              <text:p text:style-name="P87">Yasser Arafat, the leader of Fatah, was elected Chairman of the PLO Executive Committee, a position he would hold until his death in 2004. This event marked the transformation of the PLO from a puppet of Arab states into an independent, revolutionary umbrella organization led by the fedayeen.</text:p>
            </text:list-item>
          </text:list>
        </text:list-item>
        <text:list-item>
          <text:p text:style-name="P87"><text:span text:style-name="Strong_20_Emphasis">Core Organizational Structures</text:span></text:p>
          <text:list>
            <text:list-item>
              <text:p text:style-name="P87"><text:span text:style-name="Strong_20_Emphasis">Palestine National Council (PNC):</text:span> The PLO's parliament-in-exile. It is the highest decision-making body, responsible for setting policy and electing the Executive Committee. Its membership includes representatives of the political factions, military organizations, and popular unions (students, women, workers), as well as independent figures from diaspora communities.</text:p>
            </text:list-item>
            <text:list-item>
              <text:p text:style-name="P87"><text:span text:style-name="Strong_20_Emphasis">Executive Committee (EC):</text:span> The PLO's executive branch or cabinet. It is a smaller body (typically 15-18 members) that runs the day-to-day affairs of the organization. Seats are allocated among the major factions, with Fatah always holding the largest bloc. The Chairman of the Executive Committee is the de facto leader of the PLO.</text:p>
            </text:list-item>
            <text:list-item>
              <text:p text:style-name="P87"><text:span text:style-name="Strong_20_Emphasis">Palestine Central Council (PCC):</text:span> An intermediary body created to make policy decisions when the PNC is not in session.</text:p>
            </text:list-item>
            <text:list-item>
              <text:p text:style-name="P87"><text:span text:style-name="Strong_20_Emphasis">Palestine National Fund (PNF):</text:span> The PLO's treasury, responsible for managing finances, which were largely derived from taxes levied on Palestinians working in the Gulf and from contributions from Arab states.</text:p>
            </text:list-item>
          </text:list>
        </text:list-item>
        <text:list-item>
          <text:p text:style-name="P87"><text:span text:style-name="Strong_20_Emphasis">The Palestine National Charter (Al-Mithaq al-Watani al-Filastini)</text:span></text:p>
          <text:list>
            <text:list-item>
              <text:p text:style-name="P87">The PLO's foundational ideological document, first adopted in 1964 and revised into a more militant form in 1968 after the Fatah takeover.</text:p>
            </text:list-item>
            <text:list-item>
              <text:p text:style-name="P87"><text:soft-page-break/><text:span text:style-name="Strong_20_Emphasis">Key Articles of the 1968 Charter:</text:span></text:p>
              <text:list>
                <text:list-item>
                  <text:p text:style-name="P87"><text:span text:style-name="Strong_20_Emphasis">Article 1:</text:span> "Palestine is the homeland of the Arab Palestinian people; it is an indivisible part of the great Arab homeland, and the Palestinian people are an integral part of the Arab nation."</text:p>
                </text:list-item>
                <text:list-item>
                  <text:p text:style-name="P87"><text:span text:style-name="Strong_20_Emphasis">Article 2:</text:span> "Palestine, with the boundaries it had during the British Mandate, is an indivisible territorial unit." (This implicitly includes the State of Israel).</text:p>
                </text:list-item>
                <text:list-item>
                  <text:p text:style-name="P87"><text:span text:style-name="Strong_20_Emphasis">Article 9:</text:span> "Armed struggle is the only way to liberate Palestine. This it is the overall strategy, not merely a tactical phase."</text:p>
                </text:list-item>
                <text:list-item>
                  <text:p text:style-name="P87"><text:span text:style-name="Strong_20_Emphasis">Article 19:</text:span> "The partition of Palestine in 1947 and the establishment of the state of Israel are entirely illegal, regardless of the passage of time..."</text:p>
                </text:list-item>
                <text:list-item>
                  <text:p text:style-name="P87"><text:span text:style-name="Strong_20_Emphasis">Article 20:</text:span> Declared the Balfour Declaration, the Mandate, and all that stemmed from them, to be null and void. It also contained a statement challenging the Jewish claim to nationhood based on historical or religious ties to Palestine.</text:p>
                </text:list-item>
              </text:list>
            </text:list-item>
            <text:list-item>
              <text:p text:style-name="P87">The charter unequivocally called for the dismantling of the State of Israel through armed struggle and the establishment of a secular, democratic state in all of Mandate Palestine.</text:p>
            </text:list-item>
          </text:list>
        </text:list-item>
        <text:list-item>
          <text:p text:style-name="P87"><text:span text:style-name="Strong_20_Emphasis">Evolution toward a Two-State Framework</text:span></text:p>
          <text:list>
            <text:list-item>
              <text:p text:style-name="P87"><text:span text:style-name="Strong_20_Emphasis">The "Ten Point Program" (1974):</text:span> After the 1973 war, the PNC adopted a new political program. This was the first major step away from the absolute rejectionism of the 1968 Charter. It called for the establishment of a "national authority" on "any part of Palestinian territory that is liberated." This was seen by rejectionist factions as a sell-out and the first step toward a two-state solution.</text:p>
            </text:list-item>
            <text:list-item>
              <text:p text:style-name="P87"><text:span text:style-name="Strong_20_Emphasis">Rabat Summit (1974):</text:span> At an Arab League summit in Rabat, Morocco, the PLO achieved a major diplomatic victory. The Arab states officially recognized the PLO as the "sole, legitimate representative of the Palestinian people," overriding Jordan's claim to the West Bank.</text:p>
            </text:list-item>
            <text:list-item>
              <text:p text:style-name="P87"><text:span text:style-name="Strong_20_Emphasis">UN Recognition (1974):</text:span> Following the Rabat summit, Yasser Arafat was invited to address the UN General Assembly. He famously declared, "Today I have come bearing an olive branch and a freedom-fighter's gun. Do not let the olive branch fall from my hand." The PLO was granted observer status at the UN.</text:p>
            </text:list-item>
            <text:list-item>
              <text:p text:style-name="P87"><text:span text:style-name="Strong_20_Emphasis">Algiers Declaration (1988):</text:span> At a PNC meeting in Algiers, following the First Intifada, the PLO formally declared the independence of the State of Palestine. Crucially, it did so on the basis of UN Resolution 181 (the 1947 Partition Plan) and also explicitly accepted UN Security Council Resolutions 242 and 338. This constituted an implicit recognition of Israel and a formal acceptance of the two-state solution. This was followed by Arafat's public renunciation of terrorism, which opened the door for direct dialogue with the United States.</text:p>
            </text:list-item>
          </text:list>
        </text:list-item>
      </text:list>
      <text:p text:style-name="P3"><text:span text:style-name="Strong_20_Emphasis">SECTION 2.6.2: Fatah and Guerrilla Warfare</text:span></text:p>
      <text:list text:style-name="L46">
        <text:list-item>
          <text:p text:style-name="P89"><text:soft-page-break/><text:span text:style-name="Strong_20_Emphasis">Founding and Ideology</text:span></text:p>
          <text:list>
            <text:list-item>
              <text:p text:style-name="P90">Fatah (<text:span text:style-name="T1">Harakat al-Tahrir al-Watani al-Filastini</text:span> - the Palestinian National Liberation Movement) is a reverse acronym.</text:p>
            </text:list-item>
            <text:list-item>
              <text:p text:style-name="P89">Founded in the late 1950s in Kuwait by a group of diaspora Palestinian students and professionals, including Yasser Arafat, Salah Khalaf (Abu Iyad), and Khalil al-Wazir (Abu Jihad).</text:p>
            </text:list-item>
            <text:list-item>
              <text:p text:style-name="P89">Its core ideology was secular Palestinian nationalism.</text:p>
            </text:list-item>
            <text:list-item>
              <text:p text:style-name="P89">Fatah's key innovation was its insistence on the principle of <text:span text:style-name="Strong_20_Emphasis">independent Palestinian decision-making</text:span>. It rejected the pan-Arab ideologies of the time (Nasserism, Ba'athism) which subsumed the Palestine question into the broader project of Arab unity. Fatah's slogan was "Palestine first."</text:p>
            </text:list-item>
            <text:list-item>
              <text:p text:style-name="P89">It argued that Palestinians themselves, not the Arab states, must be the vanguard of their own liberation through armed struggle.</text:p>
            </text:list-item>
          </text:list>
        </text:list-item>
        <text:list-item>
          <text:p text:style-name="P89"><text:span text:style-name="Strong_20_Emphasis">Armed Struggle and the Battle of Karameh</text:span></text:p>
          <text:list>
            <text:list-item>
              <text:p text:style-name="P89">Fatah's military wing is known as al-Assifa (The Storm).</text:p>
            </text:list-item>
            <text:list-item>
              <text:p text:style-name="P89">It launched its first guerrilla raid against Israel on January 1, 1965, an unsuccessful attempt to sabotage the National Water Carrier. This date is commemorated as the start of the Palestinian revolution.</text:p>
            </text:list-item>
            <text:list-item>
              <text:p text:style-name="P90">Early guerrilla operations (<text:span text:style-name="T1">fedayeen</text:span> actions) were small-scale, but symbolically important for demonstrating Palestinian agency.</text:p>
            </text:list-item>
            <text:list-item>
              <text:p text:style-name="P89"><text:span text:style-name="Strong_20_Emphasis">The Battle of Karameh (March 21, 1968):</text:span> This was the movement's defining moment. The Israeli army launched a major raid on the town of Karameh in the Jordan Valley, which Fatah was using as its main base.</text:p>
            </text:list-item>
            <text:list-item>
              <text:p text:style-name="P89">Instead of retreating as they had in the past, Fatah fighters chose to stand and fight alongside units of the Jordanian Army.</text:p>
            </text:list-item>
            <text:list-item>
              <text:p text:style-name="P89">Although Israeli forces achieved their objective of destroying the camp, they suffered unexpectedly high casualties (28 killed) and were forced to withdraw under pressure, leaving behind several damaged tanks.</text:p>
            </text:list-item>
            <text:list-item>
              <text:p text:style-name="P89">Arafat and Fatah skillfully portrayed the battle as a huge victory, the first time Arabs had stood their ground and successfully fought the IDF. This myth-making produced a massive wave of popular support and an influx of thousands of new recruits, propelling Fatah to the leadership of the Palestinian national movement.</text:p>
            </text:list-item>
          </text:list>
        </text:list-item>
        <text:list-item>
          <text:p text:style-name="P89"><text:span text:style-name="Strong_20_Emphasis">Black September in Jordan (1970–1971)</text:span></text:p>
          <text:list>
            <text:list-item>
              <text:p text:style-name="P89">After Karameh, the PLO and Fatah established a "state-within-a-state" in Jordan, controlling the refugee camps and operating with near-total autonomy.</text:p>
            </text:list-item>
            <text:list-item>
              <text:p text:style-name="P89"><text:soft-page-break/>This created increasing friction with King Hussein's regime, as the fedayeen challenged the authority of the Jordanian state.</text:p>
            </text:list-item>
            <text:list-item>
              <text:p text:style-name="P89">In September 1970, the radical PFLP hijacked three Western airliners and flew them to a desert airstrip in Jordan (Dawson's Field), blowing them up in front of the world's media. This was the final straw for King Hussein.</text:p>
            </text:list-item>
            <text:list-item>
              <text:p text:style-name="P89">He declared martial law and ordered the Jordanian army to crush the PLO presence. The ensuing conflict, known as Black September, was a brutal civil war that lasted for ten months.</text:p>
            </text:list-item>
            <text:list-item>
              <text:p text:style-name="P89">Thousands of Palestinians, both fighters and civilians, were killed. By July 1971, the PLO infrastructure in Jordan had been destroyed, and the fedayeen were expelled from the country.</text:p>
            </text:list-item>
          </text:list>
        </text:list-item>
        <text:list-item>
          <text:p text:style-name="P89"><text:span text:style-name="Strong_20_Emphasis">The Lebanon Era (1971–1982)</text:span></text:p>
          <text:list>
            <text:list-item>
              <text:p text:style-name="P89">After their expulsion from Jordan, the PLO leadership and fighters relocated to Lebanon, with their headquarters in Beirut.</text:p>
            </text:list-item>
            <text:list-item>
              <text:p text:style-name="P89">They replicated their "state-within-a-state" in southern Lebanon, an area dubbed "Fatahland" by the press. From here, they launched attacks on northern Israel.</text:p>
            </text:list-item>
            <text:list-item>
              <text:p text:style-name="P89">The PLO's armed presence became a major destabilizing factor in Lebanon's fragile sectarian political system, eventually becoming a key combatant in the Lebanese Civil War (1975–1990), where it was allied with Lebanese leftist and Muslim militias against Christian Phalangist militias.</text:p>
            </text:list-item>
            <text:list-item>
              <text:p text:style-name="P89">This era ended in 1982 when Israel launched a full-scale invasion of Lebanon (Operation Peace for Galilee) with the stated aim of destroying the PLO's military infrastructure. After a lengthy siege of West Beirut, the PLO leadership and fighters agreed to a US-brokered evacuation. They were dispersed to various Arab countries, with Arafat and the PLO headquarters relocating to Tunis.</text:p>
            </text:list-item>
          </text:list>
        </text:list-item>
      </text:list>
      <text:p text:style-name="P3"><text:span text:style-name="Strong_20_Emphasis">SECTION 2.6.3: Palestinian Political Factions Landscape</text:span></text:p>
      <text:list text:style-name="L47">
        <text:list-item>
          <text:p text:style-name="P91"><text:span text:style-name="Strong_20_Emphasis">Fatah:</text:span></text:p>
          <text:list>
            <text:list-item>
              <text:p text:style-name="P91">The largest, wealthiest, and most dominant faction within the PLO. A "big tent" secular-nationalist movement.</text:p>
            </text:list-item>
            <text:list-item>
              <text:p text:style-name="P91">Historically represented the political mainstream and provided the PLO's leadership (Arafat).</text:p>
            </text:list-item>
            <text:list-item>
              <text:p text:style-name="P91">Over time, it evolved from a purely revolutionary guerrilla movement to a quasi-governmental body, leading the diplomatic track that culminated in the Oslo Accords.</text:p>
            </text:list-item>
          </text:list>
        </text:list-item>
        <text:list-item>
          <text:p text:style-name="P91"><text:span text:style-name="Strong_20_Emphasis">The Popular Front for the Liberation of Palestine (PFLP):</text:span></text:p>
          <text:list>
            <text:list-item>
              <text:p text:style-name="P91">Founded in 1967 by George Habash, a Christian Palestinian physician.</text:p>
            </text:list-item>
            <text:list-item>
              <text:p text:style-name="P91"><text:soft-page-break/>The second-largest PLO faction.</text:p>
            </text:list-item>
            <text:list-item>
              <text:p text:style-name="P91"><text:span text:style-name="Strong_20_Emphasis">Ideology:</text:span> Marxist-Leninist and pan-Arab nationalist. It viewed the liberation of Palestine as inseparable from a socialist revolution throughout the Arab world to overthrow "reactionary" Arab regimes.</text:p>
            </text:list-item>
            <text:list-item>
              <text:p text:style-name="P91"><text:span text:style-name="Strong_20_Emphasis">Tactics:</text:span> Pioneered spectacular acts of international terrorism to draw global attention to the Palestinian cause, including airline hijackings (e.g., Dawson's Field, 1970) and attacks on international targets.</text:p>
            </text:list-item>
          </text:list>
        </text:list-item>
        <text:list-item>
          <text:p text:style-name="P91"><text:span text:style-name="Strong_20_Emphasis">The Democratic Front for the Liberation of Palestine (DFLP):</text:span></text:p>
          <text:list>
            <text:list-item>
              <text:p text:style-name="P91">Split from the PFLP in 1969, led by Nayef Hawatmeh.</text:p>
            </text:list-item>
            <text:list-item>
              <text:p text:style-name="P91"><text:span text:style-name="Strong_20_Emphasis">Ideology:</text:span> More doctrinaire Marxist-Leninist than the PFLP. It emphasized class struggle within Palestinian society and collaboration with the Israeli left.</text:p>
            </text:list-item>
            <text:list-item>
              <text:p text:style-name="P91"><text:span text:style-name="Strong_20_Emphasis">Political Stance:</text:span> Was the first major PLO faction to advocate for a two-state solution, proposing the creation of a Palestinian state in the West Bank and Gaza as a pragmatic first step.</text:p>
            </text:list-item>
          </text:list>
        </text:list-item>
        <text:list-item>
          <text:p text:style-name="P91"><text:span text:style-name="Strong_20_Emphasis">The "Rejectionist Front":</text:span></text:p>
          <text:list>
            <text:list-item>
              <text:p text:style-name="P91">A coalition of factions that broke away from the PLO mainstream after the 1974 Ten Point Program, which they saw as a betrayal of the goal of liberating all of Palestine.</text:p>
            </text:list-item>
            <text:list-item>
              <text:p text:style-name="P91">Included the PFLP, PFLP-General Command, and others who rejected any political settlement or compromise with Israel.</text:p>
            </text:list-item>
          </text:list>
        </text:list-item>
        <text:list-item>
          <text:p text:style-name="P91"><text:span text:style-name="Strong_20_Emphasis">State-Sponsored Factions (Proxies):</text:span></text:p>
          <text:list>
            <text:list-item>
              <text:p text:style-name="P91"><text:span text:style-name="Strong_20_Emphasis">PFLP-General Command (PFLP-GC):</text:span> A splinter group that broke from the PFLP in 1968, led by Ahmed Jibril. It was heavily backed by Syria and later Libya. Focused almost exclusively on military and terrorist tactics, eschewing political ideology.</text:p>
            </text:list-item>
            <text:list-item>
              <text:p text:style-name="P91"><text:span text:style-name="Strong_20_Emphasis">As-Sa'iqa ("The Thunderbolt"):</text:span> A faction created and directly controlled by the Syrian Ba'ath Party. It acted as the Syrian government's proxy within the PLO.</text:p>
            </text:list-item>
            <text:list-item>
              <text:p text:style-name="P91"><text:span text:style-name="Strong_20_Emphasis">Arab Liberation Front (ALF):</text:span> A smaller faction created and controlled by the Iraqi Ba'ath Party.</text:p>
            </text:list-item>
          </text:list>
        </text:list-item>
        <text:list-item>
          <text:p text:style-name="P91"><text:span text:style-name="Strong_20_Emphasis">The Islamist Opposition (Outside the PLO initially):</text:span></text:p>
          <text:list>
            <text:list-item>
              <text:p text:style-name="P92"><text:span text:style-name="Strong_20_Emphasis">Hamas (</text:span><text:span text:style-name="Strong_20_Emphasis"><text:span text:style-name="T1">Harakat al-Muqawama al-Islamiyya</text:span></text:span><text:span text:style-name="Strong_20_Emphasis"> - Islamic Resistance Movement):</text:span></text:p>
              <text:list>
                <text:list-item>
                  <text:p text:style-name="P91">Founded in 1987 at the start of the First Intifada, as an offshoot of the Palestinian branch of the Muslim Brotherhood.</text:p>
                </text:list-item>
                <text:list-item>
                  <text:p text:style-name="P91"><text:span text:style-name="Strong_20_Emphasis">Ideology:</text:span> Islamic nationalism. It seeks to liberate all of historic Palestine and establish an Islamic state. Its 1988 charter is virulently anti-Zionist.</text:p>
                </text:list-item>
                <text:list-item>
                  <text:p text:style-name="P91"><text:soft-page-break/>Emerged as the main political rival to the secular PLO/Fatah, building a vast network of social services (schools, clinics) in Gaza. It fiercely opposed the Oslo Accords, launching a campaign of suicide bombings in the 1990s to derail the peace process.</text:p>
                </text:list-item>
              </text:list>
            </text:list-item>
            <text:list-item>
              <text:p text:style-name="P91"><text:span text:style-name="Strong_20_Emphasis">Palestinian Islamic Jihad (PIJ):</text:span></text:p>
              <text:list>
                <text:list-item>
                  <text:p text:style-name="P91">A smaller, more militant group that emerged in the early 1980s.</text:p>
                </text:list-item>
                <text:list-item>
                  <text:p text:style-name="P91">Inspired by the Iranian Revolution and backed by Iran.</text:p>
                </text:list-item>
                <text:list-item>
                  <text:p text:style-name="P92"><text:span text:style-name="Strong_20_Emphasis">Ideology:</text:span> Single-mindedly focused on the military destruction of Israel through armed struggle (<text:span text:style-name="T1">jihad</text:span>). It has no broader social or political program like Hamas and has consistently rejected any participation in Palestinian politics.</text:p>
                </text:list-item>
              </text:list>
            </text:list-item>
          </text:list>
        </text:list-item>
      </text:list>
      <text:p text:style-name="P3"/>
      <text:p text:style-name="P10"/>
      <text:p text:style-name="P3"><text:span text:style-name="Strong_20_Emphasis">PART II: CORE SURVEYS (CONTINUED)</text:span></text:p>
      <text:p text:style-name="P3"><text:span text:style-name="Strong_20_Emphasis">CHAPTER 2.7: Israeli Politics and Society 1967–1993</text:span></text:p>
      <text:p text:style-name="P3"><text:span text:style-name="Strong_20_Emphasis">SECTION 2.7.1: Labor Alignment Hegemony Decline</text:span></text:p>
      <text:list text:style-name="L48">
        <text:list-item>
          <text:p text:style-name="P93"><text:span text:style-name="Strong_20_Emphasis">The Height of Hegemony (1967–1973)</text:span></text:p>
          <text:list>
            <text:list-item>
              <text:p text:style-name="P93">The Israeli Labor Party (known as Mapai until 1968, then the Labor Alignment) had dominated Yishuv and Israeli politics since the 1930s.</text:p>
            </text:list-item>
            <text:list-item>
              <text:p text:style-name="P93">The sweeping victory of the 1967 Six-Day War, achieved under a National Unity Government led by Labor Prime Minister Levi Eshkol, initially solidified Labor's preeminence and created a national mood of euphoria.</text:p>
            </text:list-item>
            <text:list-item>
              <text:p text:style-name="P93">The period was characterized by a broad national consensus around the Labor leadership of Eshkol, and later Golda Meir (from 1969), who were seen as guardians of national security.</text:p>
            </text:list-item>
            <text:list-item>
              <text:p text:style-name="P94">This era was governed by <text:span text:style-name="T1">HaKonseptzia</text:span> ("The Conception"), a strategic doctrine holding that:</text:p>
              <text:list>
                <text:list-item>
                  <text:p text:style-name="P93">The Arab states were too disunited and militarily weak to wage a successful coordinated war against Israel.</text:p>
                </text:list-item>
                <text:list-item>
                  <text:p text:style-name="P93">Israel's qualitative military edge, particularly its air supremacy, was absolute and guaranteed victory in any conflict.</text:p>
                </text:list-item>
                <text:list-item>
                  <text:p text:style-name="P93">The Bar-Lev Line, a chain of fortifications along the Suez Canal, was impregnable and would provide sufficient warning of any Egyptian attack.</text:p>
                </text:list-item>
              </text:list>
            </text:list-item>
            <text:list-item>
              <text:p text:style-name="P93"><text:soft-page-break/>The War of Attrition (1969-70), a static but bloody conflict with Egypt along the Suez Canal, introduced high casualty rates and a sense of ongoing military strain but did not fundamentally shake the ruling "Conception" or Labor's hold on power.</text:p>
            </text:list-item>
          </text:list>
        </text:list-item>
        <text:list-item>
          <text:p text:style-name="P93"><text:span text:style-name="Strong_20_Emphasis">The Yom Kippur War (October 1973): The Cataclysm</text:span></text:p>
          <text:list>
            <text:list-item>
              <text:p text:style-name="P93">On October 6, 1973, on the Jewish holy day of Yom Kippur, Egypt and Syria launched a coordinated surprise attack, overrunning the Bar-Lev Line in the south and advancing on the Golan Heights in the north.</text:p>
            </text:list-item>
            <text:list-item>
              <text:p text:style-name="P94">The attack constituted a massive intelligence and operational failure for Israel, known as the <text:span text:style-name="T1">Mehdal</text:span> ("the blunder" or "the omission").</text:p>
            </text:list-item>
            <text:list-item>
              <text:p text:style-name="P94">The war shattered the core tenets of <text:span text:style-name="T1">HaKonseptzia</text:span> and destroyed the nation's sense of invincibility.</text:p>
            </text:list-item>
            <text:list-item>
              <text:p text:style-name="P93">In the first few days, Israel suffered devastating casualties and faced a perceived existential threat, particularly on the Syrian front. The war ultimately cost Israel over 2,600 lives.</text:p>
            </text:list-item>
            <text:list-item>
              <text:p text:style-name="P93">Though the IDF eventually repulsed the attacks and carried the war into enemy territory, the initial shock and high cost of the conflict created a deep national trauma and a crisis of confidence in the political and military leadership.</text:p>
            </text:list-item>
          </text:list>
        </text:list-item>
        <text:list-item>
          <text:p text:style-name="P93"><text:span text:style-name="Strong_20_Emphasis">Political Fallout and the Agranat Commission</text:span></text:p>
          <text:list>
            <text:list-item>
              <text:p text:style-name="P93">Public anger was directed at the Labor government, particularly Prime Minister Golda Meir and Defense Minister Moshe Dayan, who were seen as arrogant and complacent.</text:p>
            </text:list-item>
            <text:list-item>
              <text:p text:style-name="P94">The government established a state commission of inquiry, the Agranat Commission, to investigate the <text:span text:style-name="T1">Mehdal</text:span>.</text:p>
            </text:list-item>
            <text:list-item>
              <text:p text:style-name="P93">In its interim report in April 1974, the Commission exonerated the political leadership (Meir and Dayan), concluding they had acted reasonably based on the intelligence provided to them.</text:p>
            </text:list-item>
            <text:list-item>
              <text:p text:style-name="P93">The Commission placed direct responsibility on the military leadership, recommending the dismissal of the IDF Chief of Staff David Elazar and the head of military intelligence, Eli Zeira.</text:p>
            </text:list-item>
            <text:list-item>
              <text:p text:style-name="P93">The report sparked a wave of public outrage and protest. The protest movement was led by Motti Ashkenazi, a reserve captain who had commanded a fort on the Bar-Lev Line. The public rejected the exoneration of the political echelon.</text:p>
            </text:list-item>
            <text:list-item>
              <text:p text:style-name="P93">Under overwhelming public pressure, Golda Meir resigned as Prime Minister on April 11, 1974, bringing her government down with her. Moshe Dayan was also forced from public life for a time. The resignations marked the symbolic end of the era of the state's founding fathers.</text:p>
            </text:list-item>
          </text:list>
        </text:list-item>
        <text:list-item>
          <text:p text:style-name="P93"><text:span text:style-name="Strong_20_Emphasis">Rabin's First Government and Continued Decline (1974–1977)</text:span></text:p>
          <text:list>
            <text:list-item>
              <text:p text:style-name="P93"><text:soft-page-break/>Yitzhak Rabin, a hero of the 1967 war and former IDF Chief of Staff, was chosen to lead a new, younger Labor government, representing a break from the past.</text:p>
            </text:list-item>
            <text:list-item>
              <text:p text:style-name="P93">Rabin's government was weak and unstable, presiding over a shattered national morale and a severe economic crisis fueled by the global oil shock and massive defense spending.</text:p>
            </text:list-item>
            <text:list-item>
              <text:p text:style-name="P93">The period was marked by a series of high-profile corruption scandals involving senior figures in the Labor establishment, which further eroded public trust.</text:p>
              <text:list>
                <text:list-item>
                  <text:p text:style-name="P93">Asher Yadlin, a Histadrut official nominated to be Governor of the Bank of Israel, was convicted of bribery.</text:p>
                </text:list-item>
                <text:list-item>
                  <text:p text:style-name="P93">Housing Minister Avraham Ofer committed suicide while under investigation for corruption.</text:p>
                </text:list-item>
              </text:list>
            </text:list-item>
            <text:list-item>
              <text:p text:style-name="P93">In early 1977, just before the national elections, it was revealed that Rabin's wife, Leah Rabin, held an illegal bank account in the United States (a violation of Israeli currency regulations at the time).</text:p>
            </text:list-item>
            <text:list-item>
              <text:p text:style-name="P93">The scandal forced Yitzhak Rabin to resign as head of the Labor party, handing leadership to Shimon Peres. This final blow to Labor's prestige sealed its fate in the upcoming election.</text:p>
            </text:list-item>
          </text:list>
        </text:list-item>
      </text:list>
      <text:p text:style-name="P3"><text:span text:style-name="Strong_20_Emphasis">SECTION 2.7.2: Likud Rise and Policies</text:span></text:p>
      <text:list text:style-name="L49">
        <text:list-item>
          <text:p text:style-name="P95"><text:span text:style-name="Strong_20_Emphasis">The Perpetual Opposition</text:span></text:p>
          <text:list>
            <text:list-item>
              <text:p text:style-name="P95">The right-wing of Israeli politics had been dominated since 1948 by the Herut party, the political successor to the pre-state Irgun militia, led by Menachem Begin.</text:p>
            </text:list-item>
            <text:list-item>
              <text:p text:style-name="P95">Herut was consistently delegitimized by the Labor establishment (Ben-Gurion famously pledged to form a government with any party "without Herut and the Communists").</text:p>
            </text:list-item>
            <text:list-item>
              <text:p text:style-name="P95">In 1973, Herut joined with the centrist Liberal Party and other smaller factions to create the Likud ("Consolidation") bloc, presenting a more moderate and credible electoral alternative to Labor.</text:p>
            </text:list-item>
          </text:list>
        </text:list-item>
        <text:list-item>
          <text:p text:style-name="P96"><text:span text:style-name="Strong_20_Emphasis">The 1977 </text:span><text:span text:style-name="Strong_20_Emphasis"><text:span text:style-name="T1">Mahapach</text:span></text:span><text:span text:style-name="Strong_20_Emphasis"> (Upheaval)</text:span></text:p>
          <text:list>
            <text:list-item>
              <text:p text:style-name="P96">In the Knesset elections of May 17, 1977, the Likud party, led by Begin, won a plurality of seats and formed a right-wing government, ending 29 years of unbroken Labor rule. The event was a political earthquake known as the <text:span text:style-name="T1">Mahapach</text:span>.</text:p>
            </text:list-item>
            <text:list-item>
              <text:p text:style-name="P95"><text:span text:style-name="Strong_20_Emphasis">Causes:</text:span></text:p>
              <text:list>
                <text:list-item>
                  <text:p text:style-name="P95">The deep public anger at Labor over the Yom Kippur War.</text:p>
                </text:list-item>
                <text:list-item>
                  <text:p text:style-name="P95">Labor's corruption scandals and perceived arrogance.</text:p>
                </text:list-item>
                <text:list-item>
                  <text:p text:style-name="P95"><text:span text:style-name="Strong_20_Emphasis">The Mizrahi Vote:</text:span> This was the key sociological factor. Mizrahi Jews, who had faced decades of discrimination and paternalism under the Ashkenazi-dominated <text:soft-page-break/>Labor establishment, turned out in massive numbers for Likud. Begin appealed to their sense of Jewish tradition and national pride, which had been alienated by Labor's secularism.</text:p>
                </text:list-item>
                <text:list-item>
                  <text:p text:style-name="P95">Economic discontent due to high inflation and slow growth.</text:p>
                </text:list-item>
                <text:list-item>
                  <text:p text:style-name="P95">The rise of the Gush Emunim settler movement, which found an ideological home in Likud's commitment to retaining the "entire Land of Israel" (Eretz Israel HaShlema).</text:p>
                </text:list-item>
              </text:list>
            </text:list-item>
          </text:list>
        </text:list-item>
        <text:list-item>
          <text:p text:style-name="P95"><text:span text:style-name="Strong_20_Emphasis">Policies of the First Likud Government (1977–1983)</text:span></text:p>
          <text:list>
            <text:list-item>
              <text:p text:style-name="P95"><text:span text:style-name="Strong_20_Emphasis">Peace with Egypt:</text:span> Begin's most historic and unexpected achievement. Encouraged by Egyptian President Anwar Sadat's dramatic visit to Jerusalem in 1977, Begin entered into negotiations mediated by US President Jimmy Carter.</text:p>
              <text:list>
                <text:list-item>
                  <text:p text:style-name="P95"><text:span text:style-name="Strong_20_Emphasis">Camp David Accords (1978):</text:span> A framework for peace was agreed upon.</text:p>
                </text:list-item>
                <text:list-item>
                  <text:p text:style-name="P95"><text:span text:style-name="Strong_20_Emphasis">Israel-Egypt Peace Treaty (1979):</text:span> Israel agreed to a complete withdrawal from the Sinai Peninsula in exchange for a full peace treaty, normalization of relations, and US aid.</text:p>
                </text:list-item>
                <text:list-item>
                  <text:p text:style-name="P95">The withdrawal involved the traumatic and forcible evacuation of Israeli settlements in the Sinai, including the town of Yamit, demonstrating Begin's pragmatic side and fracturing his right-wing coalition.</text:p>
                </text:list-item>
              </text:list>
            </text:list-item>
            <text:list-item>
              <text:p text:style-name="P95"><text:span text:style-name="Strong_20_Emphasis">Massive Settlement Expansion:</text:span> While ceding the Sinai, the Likud government fundamentally changed settlement policy in the West Bank and Gaza.</text:p>
              <text:list>
                <text:list-item>
                  <text:p text:style-name="P95">It abandoned the security-focused Allon Plan and began an ideologically driven campaign to build settlements throughout the territories, especially in the heavily populated Arab heartland of Samaria.</text:p>
                </text:list-item>
                <text:list-item>
                  <text:p text:style-name="P95">The goal was to create irreversible "facts on the ground" to prevent a future withdrawal. The number of settlers grew from ~5,000 in 1977 to ~28,000 by 1983. Ariel Sharon, as minister in Begin's governments, was the primary architect of this expansion.</text:p>
                </text:list-item>
              </text:list>
            </text:list-item>
            <text:list-item>
              <text:p text:style-name="P95"><text:span text:style-name="Strong_20_Emphasis">The First Lebanon War (1982):</text:span></text:p>
              <text:list>
                <text:list-item>
                  <text:p text:style-name="P95">Launched by Defense Minister Ariel Sharon, the war's stated aim was to clear a 40km security zone in southern Lebanon free of the PLO.</text:p>
                </text:list-item>
                <text:list-item>
                  <text:p text:style-name="P95">The war quickly expanded into a full-scale invasion with the broader, unstated goals of expelling the PLO from Lebanon entirely and installing a pro-Israel Christian government.</text:p>
                </text:list-item>
                <text:list-item>
                  <text:p text:style-name="P95">The IDF besieged and bombed West Beirut, and the war culminated in the Sabra and Shatila massacre (September 1982), where Christian Phalangist militias <text:soft-page-break/>allied with Israel slaughtered hundreds of Palestinian civilians in camps under Israeli military control.</text:p>
                </text:list-item>
                <text:list-item>
                  <text:p text:style-name="P95">The war became Israel's most divisive conflict, sparking huge anti-war demonstrations (including one of an estimated 400,000 people in Tel Aviv). The Kahan Commission, an Israeli commission of inquiry, found Israel "indirectly responsible" for the massacre and recommended Sharon's removal as Defense Minister.</text:p>
                </text:list-item>
                <text:list-item>
                  <text:p text:style-name="P95">The war's trauma and the death of his wife led a broken Menachem Begin to resign in 1983. He was succeeded by Yitzhak Shamir. The 1984 and 1988 elections resulted in stalemates, leading to National Unity Governments where Labor and Likud shared power.</text:p>
                </text:list-item>
              </text:list>
            </text:list-item>
          </text:list>
        </text:list-item>
      </text:list>
      <text:p text:style-name="P3"><text:span text:style-name="Strong_20_Emphasis">SECTION 2.7.3: Mizrahi Social Movements</text:span></text:p>
      <text:list text:style-name="L50">
        <text:list-item>
          <text:p text:style-name="P97"><text:span text:style-name="Strong_20_Emphasis">Background: Discrimination and Alienation</text:span></text:p>
          <text:list>
            <text:list-item>
              <text:p text:style-name="P98">Jews from Middle Eastern and North African countries (<text:span text:style-name="T1">Mizrahim</text:span>) who immigrated in the 1950s faced systemic discrimination by the Ashkenazi (European) elite that controlled the state and the Labor party.</text:p>
            </text:list-item>
            <text:list-item>
              <text:p text:style-name="P97">The state's "melting pot" ideology often meant the forced suppression of Mizrahi cultural and religious traditions, which were viewed as "primitive."</text:p>
            </text:list-item>
            <text:list-item>
              <text:p text:style-name="P97">Mizrahim were disproportionately settled in peripheral "development towns" and experienced significant and lasting socioeconomic gaps in income, education, and political representation compared to Ashkenazim.</text:p>
            </text:list-item>
          </text:list>
        </text:list-item>
        <text:list-item>
          <text:p text:style-name="P97"><text:span text:style-name="Strong_20_Emphasis">Wadi Salib Riots (1959)</text:span></text:p>
          <text:list>
            <text:list-item>
              <text:p text:style-name="P97">The first major, violent protest by Mizrahim against discrimination.</text:p>
            </text:list-item>
            <text:list-item>
              <text:p text:style-name="P97">The riots erupted in the Wadi Salib neighborhood of Haifa after a police officer shot a Moroccan immigrant.</text:p>
            </text:list-item>
            <text:list-item>
              <text:p text:style-name="P97">The events exposed the deep ethnic tensions simmering beneath the surface of Israeli society. The Labor establishment largely dismissed the riots as simple criminality, failing to address the root causes.</text:p>
            </text:list-item>
          </text:list>
        </text:list-item>
        <text:list-item>
          <text:p text:style-name="P97"><text:span text:style-name="Strong_20_Emphasis">The Israeli Black Panthers (1971)</text:span></text:p>
          <text:list>
            <text:list-item>
              <text:p text:style-name="P97">A radical protest movement founded in the Musrara neighborhood of Jerusalem by young, second-generation Mizrahim, inspired by the American Black Panthers.</text:p>
            </text:list-item>
            <text:list-item>
              <text:p text:style-name="P97">Led by figures like Sa'adia Marciano and Charlie Biton, the Panthers organized confrontational demonstrations against poverty and discrimination.</text:p>
            </text:list-item>
            <text:list-item>
              <text:p text:style-name="P97">Their slogan, "Din-U'b-Cheshbon" (roughly, "a day of reckoning"), captured their anger at the establishment.</text:p>
            </text:list-item>
            <text:list-item>
              <text:p text:style-name="P97"><text:soft-page-break/>The movement shocked the political elite. Prime Minister Golda Meir famously met with them and then dismissed them as "not nice boys," a comment that highlighted the establishment's paternalistic attitude.</text:p>
            </text:list-item>
            <text:list-item>
              <text:p text:style-name="P97">Though short-lived, the Panthers were highly effective in forcing the "Mizrahi issue" onto the national agenda and compelling the government to increase social welfare spending.</text:p>
            </text:list-item>
          </text:list>
        </text:list-item>
        <text:list-item>
          <text:p text:style-name="P97"><text:span text:style-name="Strong_20_Emphasis">The Rise of Shas (1984)</text:span></text:p>
          <text:list>
            <text:list-item>
              <text:p text:style-name="P97">The most enduring and powerful political expression of Mizrahi identity. Shas (the Sephardic Torah Guardians) is an ultra-Orthodox religious party.</text:p>
            </text:list-item>
            <text:list-item>
              <text:p text:style-name="P97"><text:span text:style-name="Strong_20_Emphasis">Leadership:</text:span> Its spiritual leader was Rabbi Ovadia Yosef, a charismatic former Sephardic Chief Rabbi of Israel. Its political leader was Aryeh Deri.</text:p>
            </text:list-item>
            <text:list-item>
              <text:p text:style-name="P97"><text:span text:style-name="Strong_20_Emphasis">Ideology and Appeal:</text:span> Shas fused Haredi religiosity with Mizrahi ethnic pride. Its slogan, "to restore the crown to its former glory," was a call to reclaim the dignity of the Sephardic heritage that had been denigrated by the Ashkenazi establishment.</text:p>
            </text:list-item>
            <text:list-item>
              <text:p text:style-name="P97"><text:span text:style-name="Strong_20_Emphasis">Social and Educational Network:</text:span> The key to its success was the creation of its own educational system, El HaMa'ayan ("To the Wellspring"), which provided a network of schools, daycare centers, and social support for its constituents, creating a powerful base of support independent of the state.</text:p>
            </text:list-item>
            <text:list-item>
              <text:p text:style-name="P97"><text:span text:style-name="Strong_20_Emphasis">Political Power:</text:span> Shas mobilized a huge constituency of religious, traditional, and lower-income Mizrahim. It grew rapidly to become the third-largest party in Israel and a perennial "kingmaker" in coalition governments, using its political leverage to secure massive state funding for its institutions and communities. Shas's rise institutionalized the Mizrahi ethnic cleavage as a central feature of Israeli politics.</text:p>
            </text:list-item>
          </text:list>
        </text:list-item>
      </text:list>
      <text:p text:style-name="P3"/>
      <text:p text:style-name="P10"/>
      <text:p text:style-name="P3"><text:span text:style-name="Strong_20_Emphasis">PART II: CORE SURVEYS (CONTINUED)</text:span></text:p>
      <text:p text:style-name="P3"><text:span text:style-name="Strong_20_Emphasis">CHAPTER 2.8: Intifadas Comparative Survey</text:span></text:p>
      <text:p text:style-name="P3"><text:span text:style-name="Strong_20_Emphasis">SECTION 2.8.1: First Intifada Grassroots Mobilization</text:span></text:p>
      <text:list text:style-name="L51">
        <text:list-item>
          <text:p text:style-name="P99"><text:span text:style-name="Strong_20_Emphasis">Trigger and Spontaneous Outbreak</text:span></text:p>
          <text:list>
            <text:list-item>
              <text:p text:style-name="P99">The uprising began on December 8, 1987, when an Israeli Defense Forces (IDF) truck collided with civilian vehicles in the Jabalia refugee camp in the Gaza Strip, killing four Palestinians.</text:p>
            </text:list-item>
            <text:list-item>
              <text:p text:style-name="P99">The incident occurred in a context of rising tensions and Palestinian frustration after 20 years of military occupation.</text:p>
            </text:list-item>
            <text:list-item>
              <text:p text:style-name="P99"><text:soft-page-break/>A rumor quickly spread through the camp that the crash was a deliberate act of revenge for the killing of an Israeli in Gaza days earlier.</text:p>
            </text:list-item>
            <text:list-item>
              <text:p text:style-name="P99">Spontaneous, mass protests erupted in Jabalia on December 9 and rapidly spread throughout the Gaza Strip and then to the West Bank, including East Jerusalem.</text:p>
            </text:list-item>
          </text:list>
        </text:list-item>
        <text:list-item>
          <text:p text:style-name="P99"><text:span text:style-name="Strong_20_Emphasis">Characteristics of the Uprising</text:span></text:p>
          <text:list>
            <text:list-item>
              <text:p text:style-name="P100">The name <text:span text:style-name="T1">Intifada</text:span> in Arabic means "shaking off," connoting a popular casting off of the occupation.</text:p>
            </text:list-item>
            <text:list-item>
              <text:p text:style-name="P99">It was overwhelmingly a popular, civilian, and grassroots uprising, not a military campaign directed by an external leadership.</text:p>
            </text:list-item>
            <text:list-item>
              <text:p text:style-name="P100">The primary actors were the <text:span text:style-name="T1">shabab</text:span> (youth), many of whom had grown up entirely under Israeli occupation.</text:p>
            </text:list-item>
            <text:list-item>
              <text:p text:style-name="P99">The iconic image of the uprising was that of Palestinian youths throwing stones and using slingshots against heavily armed IDF soldiers and military vehicles.</text:p>
            </text:list-item>
            <text:list-item>
              <text:p text:style-name="P99">The core methods were civil disobedience and mass non-cooperation with the Israeli authorities.</text:p>
            </text:list-item>
            <text:list-item>
              <text:p text:style-name="P99">Key tactics included:</text:p>
              <text:list>
                <text:list-item>
                  <text:p text:style-name="P99">General strikes and commercial strikes, where shops would close in protest.</text:p>
                </text:list-item>
                <text:list-item>
                  <text:p text:style-name="P99">Boycotts of Israeli civil administration offices and Israeli products.</text:p>
                </text:list-item>
                <text:list-item>
                  <text:p text:style-name="P99">Refusal to pay Israeli-imposed taxes.</text:p>
                </text:list-item>
                <text:list-item>
                  <text:p text:style-name="P99">Mass demonstrations and marches.</text:p>
                </text:list-item>
              </text:list>
            </text:list-item>
            <text:list-item>
              <text:p text:style-name="P99">While stone-throwing and the use of Molotov cocktails were common, there was a near-complete absence of firearms in the first couple of years, distinguishing it sharply from later conflicts.</text:p>
            </text:list-item>
          </text:list>
        </text:list-item>
        <text:list-item>
          <text:p text:style-name="P99"><text:span text:style-name="Strong_20_Emphasis">Underground Leadership and Local Organization</text:span></text:p>
          <text:list>
            <text:list-item>
              <text:p text:style-name="P99"><text:span text:style-name="Strong_20_Emphasis">Unified National Leadership of the Uprising (UNLU):</text:span> Soon after the outbreak, a clandestine, collective leadership emerged from within the Occupied Territories.</text:p>
            </text:list-item>
            <text:list-item>
              <text:p text:style-name="P99">The UNLU was a coalition of local activists representing the major PLO factions operating in the territories: Fatah, the Popular Front for the Liberation of Palestine (PFLP), the Democratic Front for the Liberation of Palestine (DFLP), and the Palestinian Communist Party.</text:p>
            </text:list-item>
            <text:list-item>
              <text:p text:style-name="P100">Its primary function was to provide coordination and direction to the spontaneous uprising. It did this by issuing numbered leaflets (<text:span text:style-name="T1">bayanat</text:span>) that were secretly printed and distributed. These leaflets set schedules for strikes, outlined political goals, and gave a sense of unified purpose.</text:p>
            </text:list-item>
            <text:list-item>
              <text:p text:style-name="P100"><text:soft-page-break/><text:span text:style-name="Strong_20_Emphasis">Popular Committees (</text:span><text:span text:style-name="Strong_20_Emphasis"><text:span text:style-name="T1">Lijan Sha'abiya</text:span></text:span><text:span text:style-name="Strong_20_Emphasis">):</text:span> The backbone of the Intifada's grassroots organization. These committees were formed at the neighborhood, village, and camp level.</text:p>
            </text:list-item>
            <text:list-item>
              <text:p text:style-name="P99">They created a parallel civil society infrastructure to replace the Israeli Civil Administration, which the Intifada sought to make ungovernable.</text:p>
            </text:list-item>
            <text:list-item>
              <text:p text:style-name="P99">Activities of the popular committees included:</text:p>
              <text:list>
                <text:list-item>
                  <text:p text:style-name="P99">Organizing "victory gardens" on household plots to achieve food self-sufficiency in the face of Israeli curfews and closures.</text:p>
                </text:list-item>
                <text:list-item>
                  <text:p text:style-name="P99">Running clandestine schools when the Israeli military ordered the closure of the formal education system for extended periods.</text:p>
                </text:list-item>
                <text:list-item>
                  <text:p text:style-name="P99">Providing local security and mediating disputes.</text:p>
                </text:list-item>
                <text:list-item>
                  <text:p text:style-name="P99">Organizing local medical relief and food distribution.</text:p>
                </text:list-item>
              </text:list>
            </text:list-item>
            <text:list-item>
              <text:p text:style-name="P99">This grassroots mobilization empowered a new internal leadership, presenting a challenge to both the Israeli occupation and the traditional Palestinian elite, as well as the exiled PLO leadership in Tunis.</text:p>
            </text:list-item>
          </text:list>
        </text:list-item>
        <text:list-item>
          <text:p text:style-name="P99"><text:span text:style-name="Strong_20_Emphasis">Israeli Response</text:span></text:p>
          <text:list>
            <text:list-item>
              <text:p text:style-name="P99">The Israeli government and military were caught completely by surprise by the nature, scale, and persistence of the uprising.</text:p>
            </text:list-item>
            <text:list-item>
              <text:p text:style-name="P99">Defense Minister Yitzhak Rabin articulated the initial policy of "force, might, and beatings." The intent was to use non-lethal force (clubs, physical beatings) to quell riots and deter protesters, in an effort to avoid the high death tolls and international condemnation that would result from widespread use of live ammunition.</text:p>
            </text:list-item>
            <text:list-item>
              <text:p text:style-name="P99">This policy proved brutally ineffective, generating infamous images of soldiers breaking the bones of protesters and leading to widespread international condemnation.</text:p>
            </text:list-item>
            <text:list-item>
              <text:p text:style-name="P99">The IDF, an army trained for conventional warfare against state armies, struggled to adapt its doctrine and morale to a "people's war" or mass civilian policing role.</text:p>
            </text:list-item>
            <text:list-item>
              <text:p text:style-name="P99">Israel implemented a wide range of collective punishment measures:</text:p>
              <text:list>
                <text:list-item>
                  <text:p text:style-name="P99">Prolonged and repeated curfews on entire towns, villages, and refugee camps.</text:p>
                </text:list-item>
                <text:list-item>
                  <text:p text:style-name="P99">Punitive demolition of the family homes of suspected activists.</text:p>
                </text:list-item>
                <text:list-item>
                  <text:p text:style-name="P99">Mass arrests, with over 100,000 Palestinians detained at some point during the uprising.</text:p>
                </text:list-item>
                <text:list-item>
                  <text:p text:style-name="P99">Widespread use of administrative detention (imprisonment without charge or trial).</text:p>
                </text:list-item>
                <text:list-item>
                  <text:p text:style-name="P99">The deportation of over 50 key leaders and activists.</text:p>
                </text:list-item>
                <text:list-item>
                  <text:p text:style-name="P99"><text:soft-page-break/>The closure of all Palestinian universities for most of the Intifada.</text:p>
                </text:list-item>
              </text:list>
            </text:list-item>
          </text:list>
        </text:list-item>
        <text:list-item>
          <text:p text:style-name="P99"><text:span text:style-name="Strong_20_Emphasis">Impact and Consequences</text:span></text:p>
          <text:list>
            <text:list-item>
              <text:p text:style-name="P99">The Intifada shattered the post-1967 status quo and the Israeli illusion of a "benign occupation" that could be managed indefinitely.</text:p>
            </text:list-item>
            <text:list-item>
              <text:p text:style-name="P99">The consistent international media coverage, particularly the imagery of the David-and-Goliath conflict between stone-throwers and the IDF, generated significant global sympathy for the Palestinian cause.</text:p>
            </text:list-item>
            <text:list-item>
              <text:p text:style-name="P99">In July 1988, King Hussein of Jordan formally relinquished all legal and administrative ties to the West Bank, ceding the claim to represent the Palestinians exclusively to the PLO.</text:p>
            </text:list-item>
            <text:list-item>
              <text:p text:style-name="P99">The uprising demonstrated to the PLO leadership in Tunis that the locus of political energy had shifted to the population inside the territories, compelling them to adopt a more pragmatic political program. This culminated in the PLO's 1988 declaration of Palestinian independence based on the UN partition plan, and its acceptance of UNSCR 242, which opened the door to diplomacy with the US.</text:p>
            </text:list-item>
            <text:list-item>
              <text:p text:style-name="P99">The Intifada also saw the rise of a major new actor: Hamas, which was founded in late 1987 and began to compete with the secular PLO for leadership of the uprising.</text:p>
            </text:list-item>
          </text:list>
        </text:list-item>
      </text:list>
      <text:p text:style-name="P3"><text:span text:style-name="Strong_20_Emphasis">SECTION 2.8.2: Oslo Accords Negotiation Frameworks</text:span></text:p>
      <text:list text:style-name="L52">
        <text:list-item>
          <text:p text:style-name="P101"><text:span text:style-name="Strong_20_Emphasis">Context for Negotiations</text:span></text:p>
          <text:list>
            <text:list-item>
              <text:p text:style-name="P101"><text:span text:style-name="Strong_20_Emphasis">End of Cold War:</text:span> The collapse of the Soviet Union deprived the PLO of its main superpower patron and financial support.</text:p>
            </text:list-item>
            <text:list-item>
              <text:p text:style-name="P101"><text:span text:style-name="Strong_20_Emphasis">1991 Gulf War:</text:span> Yasser Arafat's decision to support Saddam Hussein's invasion of Kuwait was a strategic disaster. It led to the expulsion of over 300,000 Palestinians from Kuwait and the cut-off of crucial financial aid from Saudi Arabia and the Gulf states, leaving the PLO nearly bankrupt.</text:p>
            </text:list-item>
            <text:list-item>
              <text:p text:style-name="P101"><text:span text:style-name="Strong_20_Emphasis">Pressure on Israel:</text:span> The First Intifada demonstrated that the military occupation was costly and unsustainable, creating internal pressure in Israel to find a political solution.</text:p>
            </text:list-item>
            <text:list-item>
              <text:p text:style-name="P101"><text:span text:style-name="Strong_20_Emphasis">Madrid Conference (October 1991):</text:span> Following the Gulf War, the United States, under President George H.W. Bush, convened an international peace conference in Madrid. It launched parallel tracks of public negotiations between Israel and its neighbors—Syria, Lebanon, and a joint Jordanian-Palestinian delegation. The PLO was formally excluded because Israel refused to negotiate with it, but the Palestinian delegates were PLO-approved figures from the territories.</text:p>
            </text:list-item>
          </text:list>
        </text:list-item>
        <text:list-item>
          <text:p text:style-name="P101"><text:span text:style-name="Strong_20_Emphasis">The Secret Oslo Channel</text:span></text:p>
          <text:list>
            <text:list-item>
              <text:p text:style-name="P101">When the public Madrid-Washington talks bogged down, a secret back-channel was established in Oslo, Norway, beginning in late 1992.</text:p>
            </text:list-item>
            <text:list-item>
              <text:p text:style-name="P101"><text:soft-page-break/>The process was facilitated by Norwegian officials and the Fafo Institute, represented by Terje Rød-Larsen.</text:p>
            </text:list-item>
            <text:list-item>
              <text:p text:style-name="P101">Initial meetings were between two Israeli academics, Yair Hirschfeld and Ron Pundak, and the PLO's finance chief, Ahmed Qurei (Abu Ala).</text:p>
            </text:list-item>
            <text:list-item>
              <text:p text:style-name="P101">As progress was made, the talks were upgraded to include senior officials: Uri Savir (Director-General of the Israeli Foreign Ministry) and eventually Foreign Minister Shimon Peres on the Israeli side, and senior PLO figures on the Palestinian side, with Yasser Arafat directing his team from Tunis.</text:p>
            </text:list-item>
          </text:list>
        </text:list-item>
        <text:list-item>
          <text:p text:style-name="P101"><text:span text:style-name="Strong_20_Emphasis">The Declaration of Principles (DOP / Oslo I - 1993)</text:span></text:p>
          <text:list>
            <text:list-item>
              <text:p text:style-name="P101">The resulting agreement, signed on the White House lawn on September 13, 1993, was not a final peace treaty but a framework agreement outlining a five-year interim period for Palestinian self-government.</text:p>
            </text:list-item>
            <text:list-item>
              <text:p text:style-name="P101"><text:span text:style-name="Strong_20_Emphasis">Mutual Recognition:</text:span> The crucial prerequisite for the agreement. In letters exchanged just before the signing, the PLO recognized Israel's right to exist in peace and security, renounced terrorism, and committed to resolving the conflict peacefully. Israel, in turn, recognized the PLO as the representative of the Palestinian people.</text:p>
            </text:list-item>
            <text:list-item>
              <text:p text:style-name="P101"><text:span text:style-name="Strong_20_Emphasis">Palestinian Authority (PA):</text:span> The DOP called for the establishment of a Palestinian Interim Self-Governing Authority, the PA, to assume administrative powers.</text:p>
            </text:list-item>
            <text:list-item>
              <text:p text:style-name="P101"><text:span text:style-name="Strong_20_Emphasis">Phased Withdrawal:</text:span> Israel would conduct a phased military withdrawal, beginning with the Gaza Strip and the West Bank town of Jericho ("Gaza-Jericho First").</text:p>
            </text:list-item>
            <text:list-item>
              <text:p text:style-name="P101"><text:span text:style-name="Strong_20_Emphasis">Deferred "Final Status" Issues:</text:span> The agreement's key mechanism was the postponement of all the most contentious issues. Jerusalem, refugees, settlements, security arrangements, and final borders were to be resolved in "final status negotiations" scheduled to begin by the third year of the interim period.</text:p>
            </text:list-item>
          </text:list>
        </text:list-item>
        <text:list-item>
          <text:p text:style-name="P101"><text:span text:style-name="Strong_20_Emphasis">The Interim Agreement (Oslo II - 1995)</text:span></text:p>
          <text:list>
            <text:list-item>
              <text:p text:style-name="P101">Signed in Taba, Egypt, in September 1995, this agreement implemented the next phase of the DOP, extending Palestinian self-rule and detailing Israeli military redeployment in the West Bank.</text:p>
            </text:list-item>
            <text:list-item>
              <text:p text:style-name="P101"><text:span text:style-name="Strong_20_Emphasis">Territorial Division:</text:span> It created a complex tripartite division of the West Bank:</text:p>
              <text:list>
                <text:list-item>
                  <text:p text:style-name="P101"><text:span text:style-name="Strong_20_Emphasis">Area A:</text:span> Major Palestinian cities (initially 3% of the West Bank). Full Palestinian Authority civil and security control.</text:p>
                </text:list-item>
                <text:list-item>
                  <text:p text:style-name="P101"><text:span text:style-name="Strong_20_Emphasis">Area B:</text:span> Palestinian towns and villages (about 24% of the land). PA civil control, but joint Israeli-Palestinian security control.</text:p>
                </text:list-item>
                <text:list-item>
                  <text:p text:style-name="P101"><text:span text:style-name="Strong_20_Emphasis">Area C:</text:span> The remaining territory (over 70% of the West Bank). Full Israeli civil and security control. This area contained all Israeli settlements, military bases, and most of the land and water resources.</text:p>
                </text:list-item>
              </text:list>
            </text:list-item>
            <text:list-item>
              <text:p text:style-name="P101"><text:soft-page-break/>This division was intended to be temporary but has largely defined the map of the West Bank since.</text:p>
            </text:list-item>
          </text:list>
        </text:list-item>
        <text:list-item>
          <text:p text:style-name="P101"><text:span text:style-name="Strong_20_Emphasis">Fatal Flaws of the Oslo Framework</text:span></text:p>
          <text:list>
            <text:list-item>
              <text:p text:style-name="P101"><text:span text:style-name="Strong_20_Emphasis">Absence of a Settlement Freeze:</text:span> The accords placed no restrictions on Israeli settlement construction. The settler population in the West Bank and Gaza almost doubled during the Oslo years (1993–2000), which Palestinians saw as a sign of Israeli bad faith.</text:p>
            </text:list-item>
            <text:list-item>
              <text:p text:style-name="P101"><text:span text:style-name="Strong_20_Emphasis">"Constructive Ambiguity":</text:span> The DOP was intentionally vague on the final outcome. Palestinians believed it was an inexorable path to an independent state on the 1967 lines. Many Israelis, particularly on the right, saw it as leading to a form of enhanced autonomy, not full statehood.</text:p>
            </text:list-item>
            <text:list-item>
              <text:p text:style-name="P101"><text:span text:style-name="Strong_20_Emphasis">Asymmetry of Power:</text:span> The process locked the newly created PA into a position of dependency on Israel for security, economic viability (via the Paris Protocol), and freedom of movement, without the powers of a sovereign state.</text:p>
            </text:list-item>
            <text:list-item>
              <text:p text:style-name="P101"><text:span text:style-name="Strong_20_Emphasis">Empowerment of Opponents:</text:span> The interim period gave radical opponents on both sides—Hamas and Islamic Jihad on the Palestinian side, and the Israeli far-right—time and opportunity to derail the process through violence. A Hamas campaign of suicide bombings and the assassination of Prime Minister Yitzhak Rabin by a right-wing Israeli extremist in November 1995 were devastating blows to the process.</text:p>
            </text:list-item>
          </text:list>
        </text:list-item>
      </text:list>
      <text:p text:style-name="P3"><text:span text:style-name="Strong_20_Emphasis">SECTION 2.8.3: Second Intifada Militarization Trends</text:span></text:p>
      <text:list text:style-name="L53">
        <text:list-item>
          <text:p text:style-name="P102"><text:span text:style-name="Strong_20_Emphasis">Triggers and Outbreak</text:span></text:p>
          <text:list>
            <text:list-item>
              <text:p text:style-name="P102"><text:span text:style-name="Strong_20_Emphasis">Collapse of the Camp David Summit (July 2000):</text:span> A final status summit between Israeli Prime Minister Ehud Barak and PA Chairman Yasser Arafat, hosted by US President Bill Clinton, failed to reach an agreement. Barak offered a Palestinian state on most of the West Bank and Gaza, but the deal was seen by Arafat as insufficient, particularly regarding Jerusalem and the refugee issue. The collapse created widespread Palestinian disillusionment.</text:p>
            </text:list-item>
            <text:list-item>
              <text:p text:style-name="P102"><text:span text:style-name="Strong_20_Emphasis">Sharon's Visit to the Temple Mount/Haram al-Sharif (September 28, 2000):</text:span> Ariel Sharon, then the leader of the right-wing Likud opposition, made a highly publicized visit to the holy site accompanied by a massive police force. The visit was perceived by Palestinians as a profound provocation asserting Israeli sovereignty over the Islamic holy places.</text:p>
            </text:list-item>
            <text:list-item>
              <text:p text:style-name="P102">The following day, after Friday prayers, large demonstrations broke out. Israeli police responded to stone-throwing with lethal force, killing several protesters and sparking riots that rapidly escalated into a full-blown, armed uprising.</text:p>
            </text:list-item>
          </text:list>
        </text:list-item>
        <text:list-item>
          <text:p text:style-name="P102"><text:span text:style-name="Strong_20_Emphasis">Militarized Character</text:span></text:p>
          <text:list>
            <text:list-item>
              <text:p text:style-name="P102"><text:soft-page-break/>This uprising, also known as the Al-Aqsa Intifada, was fundamentally different from the first. It was highly militarized from its outset.</text:p>
            </text:list-item>
            <text:list-item>
              <text:p text:style-name="P102"><text:span text:style-name="Strong_20_Emphasis">Centrality of Armed Groups:</text:span> While popular demonstrations occurred, the conflict was defined by the actions of organized militant factions.</text:p>
              <text:list>
                <text:list-item>
                  <text:p text:style-name="P102"><text:span text:style-name="Strong_20_Emphasis">Hamas and Palestinian Islamic Jihad (PIJ):</text:span> These groups launched an unprecedented and systematic campaign of suicide bombings targeting Israeli civilians inside Israel's major cities—on buses, in restaurants, markets, and nightclubs.</text:p>
                </text:list-item>
                <text:list-item>
                  <text:p text:style-name="P102"><text:span text:style-name="Strong_20_Emphasis">Fatah's Armed Wings:</text:span> Fatah-affiliated groups, such as the Tanzim militia and the newly formed Al-Aqsa Martyrs' Brigades, engaged in guerrilla warfare, conducting shooting attacks against IDF soldiers and Israeli settlers in the West Bank and Gaza. Many members were drawn from the ranks of the PA's own security forces.</text:p>
                </text:list-item>
              </text:list>
            </text:list-item>
            <text:list-item>
              <text:p text:style-name="P102"><text:span text:style-name="Strong_20_Emphasis">Lack of Centralized Command:</text:span> Unlike the UNLU in the First Intifada, there was no single coordinating body. The uprising was characterized by a chaotic mix of actions by different groups, with the PA under Arafat having only partial and often tenuous control.</text:p>
            </text:list-item>
          </text:list>
        </text:list-item>
        <text:list-item>
          <text:p text:style-name="P102"><text:span text:style-name="Strong_20_Emphasis">Israeli Military Response</text:span></text:p>
          <text:list>
            <text:list-item>
              <text:p text:style-name="P102">The response was not one of "riot control" but of full-scale warfare.</text:p>
            </text:list-item>
            <text:list-item>
              <text:p text:style-name="P102"><text:span text:style-name="Strong_20_Emphasis">Targeted Killings:</text:span> The IDF made extensive use of "targeted killings" (assassinations) of militant leaders and operatives, often using helicopter gunships and fighter jets in dense urban areas.</text:p>
            </text:list-item>
            <text:list-item>
              <text:p text:style-name="P102"><text:span text:style-name="Strong_20_Emphasis">Large-Scale Incursions:</text:span> The IDF launched frequent, large-scale incursions with tanks and armored personnel carriers into Area A cities, which were supposed to be under full PA control.</text:p>
            </text:list-item>
            <text:list-item>
              <text:p text:style-name="P102"><text:span text:style-name="Strong_20_Emphasis">Operation Defensive Shield (March–April 2002):</text:span> Following a devastating suicide bombing that killed 30 people at a Passover Seder in Netanya, Israel launched its largest military operation in the West Bank since 1967. The IDF re-occupied all major Palestinian cities, besieging Arafat's compound in Ramallah and systematically dismantling militant and PA infrastructure. The Battle of Jenin refugee camp was the most intense engagement of the operation.</text:p>
            </text:list-item>
            <text:list-item>
              <text:p text:style-name="P102"><text:span text:style-name="Strong_20_Emphasis">Construction of the West Bank Barrier:</text:span> Beginning in 2002, Israel began construction of a massive separation barrier. Israel argues it is a vital security measure to stop terrorist attacks. Palestinians call it an "Apartheid Wall," arguing its route, which cuts deep into the West Bank to enclose settlement blocs, constitutes a de facto annexation of their land.</text:p>
            </text:list-item>
          </text:list>
        </text:list-item>
        <text:list-item>
          <text:p text:style-name="P102"><text:span text:style-name="Strong_20_Emphasis">Consequences</text:span></text:p>
          <text:list>
            <text:list-item>
              <text:p text:style-name="P102"><text:soft-page-break/><text:span text:style-name="Strong_20_Emphasis">Casualties:</text:span> The violence was far deadlier than the First Intifada. By 2005, roughly 1,000 Israelis (mostly civilians) and 3,000 Palestinians had been killed.</text:p>
            </text:list-item>
            <text:list-item>
              <text:p text:style-name="P102"><text:span text:style-name="Strong_20_Emphasis">Collapse of the Peace Process:</text:span> The intifada destroyed the Oslo framework and the mutual trust it was built on.</text:p>
            </text:list-item>
            <text:list-item>
              <text:p text:style-name="P102"><text:span text:style-name="Strong_20_Emphasis">Political Shift in Israel:</text:span> The violence led to a dramatic rightward shift in Israeli public opinion. Ariel Sharon, who promised to crush the uprising, was elected Prime Minister in a landslide in 2001.</text:p>
            </text:list-item>
            <text:list-item>
              <text:p text:style-name="P102"><text:span text:style-name="Strong_20_Emphasis">Devastation of the PA:</text:span> The Palestinian Authority's infrastructure was decimated, and its legitimacy was severely damaged.</text:p>
            </text:list-item>
            <text:list-item>
              <text:p text:style-name="P102">The intifada's end is indistinct but is generally associated with the death of Yasser Arafat in November 2004 and the subsequent Israeli unilateral disengagement from Gaza in 2005.</text:p>
            </text:list-item>
          </text:list>
        </text:list-item>
      </text:list>
      <text:p text:style-name="P3"/>
      <text:p text:style-name="P10"/>
      <text:p text:style-name="P3"><text:span text:style-name="Strong_20_Emphasis">PART II: CORE SURVEYS (CONTINUED)</text:span></text:p>
      <text:p text:style-name="P3"><text:span text:style-name="Strong_20_Emphasis">CHAPTER 2.9: Contemporary Israeli Society</text:span></text:p>
      <text:p text:style-name="P3"><text:span text:style-name="Strong_20_Emphasis">SECTION 2.9.1: Religious-Secular Cleavages</text:span></text:p>
      <text:list text:style-name="L54">
        <text:list-item>
          <text:p text:style-name="P103"><text:span text:style-name="Strong_20_Emphasis">The Four "Tribes"</text:span></text:p>
          <text:list>
            <text:list-item>
              <text:p text:style-name="P103">A common framework for understanding the major divisions in Israeli Jewish society, famously articulated by former President Reuven Rivlin.</text:p>
            </text:list-item>
            <text:list-item>
              <text:p text:style-name="P103"><text:span text:style-name="Strong_20_Emphasis">Hiloni (Secular):</text:span></text:p>
              <text:list>
                <text:list-item>
                  <text:p text:style-name="P103">Comprises approximately 40-45% of the Israeli Jewish population.</text:p>
                </text:list-item>
                <text:list-item>
                  <text:p text:style-name="P103">Views Jewishness primarily as a matter of nationality, culture, and history, rather than religious observance.</text:p>
                </text:list-item>
                <text:list-item>
                  <text:p text:style-name="P103">Predominantly supports a liberal, democratic state with a separation of religion and public life.</text:p>
                </text:list-item>
                <text:list-item>
                  <text:p text:style-name="P103">The historic and cultural bedrock of the state's founding Ashkenazi elite.</text:p>
                </text:list-item>
              </text:list>
            </text:list-item>
            <text:list-item>
              <text:p text:style-name="P103"><text:span text:style-name="Strong_20_Emphasis">Masorti (Traditional):</text:span></text:p>
              <text:list>
                <text:list-item>
                  <text:p text:style-name="P103">Comprises approximately 25-35% of the population.</text:p>
                </text:list-item>
                <text:list-item>
                  <text:p text:style-name="P103">The largest group among Mizrahi Jews.</text:p>
                </text:list-item>
                <text:list-item>
                  <text:p text:style-name="P104">Maintains a connection to Jewish tradition and observes some religious customs (e.g., lighting Sabbath candles, attending synagogue occasionally, observing dietary laws to some degree) but does not adhere to the strict interpretation of Jewish law (<text:span text:style-name="T1">halakha</text:span>).</text:p>
                </text:list-item>
                <text:list-item>
                  <text:p text:style-name="P103"><text:soft-page-break/>Often serves as a cultural and political bridge between the secular and religious worlds.</text:p>
                </text:list-item>
              </text:list>
            </text:list-item>
            <text:list-item>
              <text:p text:style-name="P103"><text:span text:style-name="Strong_20_Emphasis">Dati-Leumi (Religious Zionist):</text:span></text:p>
              <text:list>
                <text:list-item>
                  <text:p text:style-name="P103">Comprises approximately 10-15% of the population.</text:p>
                </text:list-item>
                <text:list-item>
                  <text:p text:style-name="P103">Integrates a fully Orthodox religious life with active participation in the modern, Zionist state.</text:p>
                </text:list-item>
                <text:list-item>
                  <text:p text:style-name="P104">Views the State of Israel and its successes (especially the 1967 victory) as part of a divine messianic process (<text:span text:style-name="T1">atchalta d'geula</text:span> - "the beginning of the redemption").</text:p>
                </text:list-item>
                <text:list-item>
                  <text:p text:style-name="P103">The ideological backbone of the West Bank settlement movement (Gush Emunim).</text:p>
                </text:list-item>
              </text:list>
            </text:list-item>
            <text:list-item>
              <text:p text:style-name="P103"><text:span text:style-name="Strong_20_Emphasis">Haredi (Ultra-Orthodox):</text:span></text:p>
              <text:list>
                <text:list-item>
                  <text:p text:style-name="P103">Comprises approximately 12-13% of the population and is the fastest-growing demographic group due to very high birth rates.</text:p>
                </text:list-item>
                <text:list-item>
                  <text:p text:style-name="P104">Prioritizes intensive, full-time Torah study and strict adherence to <text:span text:style-name="T1">halakha</text:span> in communities that are largely segregated from mainstream Israeli society.</text:p>
                </text:list-item>
                <text:list-item>
                  <text:p text:style-name="P103">Historically held a non-Zionist or anti-Zionist stance, viewing the secular state as an impiety, but pragmatically participates in politics to secure funding for its communities and maintain religious autonomy.</text:p>
                </text:list-item>
                <text:list-item>
                  <text:p text:style-name="P103">Divided into two main sub-groups: Ashkenazi Haredim (Lithuanian and Hasidic streams) and Sephardic Haredim (represented by the Shas party).</text:p>
                </text:list-item>
              </text:list>
            </text:list-item>
          </text:list>
        </text:list-item>
        <text:list-item>
          <text:p text:style-name="P103"><text:span text:style-name="Strong_20_Emphasis">Key Arenas of Conflict</text:span></text:p>
          <text:list>
            <text:list-item>
              <text:p text:style-name="P103"><text:span text:style-name="Strong_20_Emphasis">Military Service:</text:span></text:p>
              <text:list>
                <text:list-item>
                  <text:p text:style-name="P103">This is the most acute point of tension. Most Haredi men receive exemptions from the mandatory military service that is a formative experience for most other Jewish Israelis.</text:p>
                </text:list-item>
                <text:list-item>
                  <text:p text:style-name="P103">The exemption is based on the "Torato Umanuto" ("His Torah is his craft") arrangement, dating back to a 1948 agreement with David Ben-Gurion, which allows full-time yeshiva students to indefinitely defer service.</text:p>
                </text:list-item>
                <text:list-item>
                  <text:p text:style-name="P103">Secular and Religious Zionist Israelis view this as a gross violation of the principle of equal burden-sharing.</text:p>
                </text:list-item>
                <text:list-item>
                  <text:p text:style-name="P103">The Supreme Court has repeatedly struck down laws attempting to formalize the mass exemptions, leading to a constant cycle of political crises as the Knesset tries to pass new legislation that circumvents the court's rulings.</text:p>
                </text:list-item>
              </text:list>
            </text:list-item>
            <text:list-item>
              <text:p text:style-name="P103"><text:span text:style-name="Strong_20_Emphasis">Sabbath and Public Sphere:</text:span></text:p>
              <text:list>
                <text:list-item>
                  <text:p text:style-name="P103"><text:soft-page-break/>The "Status Quo" agreement designates Saturday as the official day of rest, but the extent of public restrictions is a constant battle.</text:p>
                </text:list-item>
                <text:list-item>
                  <text:p text:style-name="P103">Major conflicts erupt over the operation of public transportation, the opening of shopping malls and entertainment venues, and national infrastructure work on Shabbat.</text:p>
                </text:list-item>
                <text:list-item>
                  <text:p text:style-name="P103">These battles are fought at both the national level (e.g., legislation governing El Al flights) and the municipal level, where city councils determine local bylaws.</text:p>
                </text:list-item>
              </text:list>
            </text:list-item>
            <text:list-item>
              <text:p text:style-name="P103"><text:span text:style-name="Strong_20_Emphasis">Personal Status Law and Conversion:</text:span></text:p>
              <text:list>
                <text:list-item>
                  <text:p text:style-name="P103">The Chief Rabbinate, an Orthodox state institution, holds a legal monopoly over marriage, divorce, burial, and conversion for the Jewish population.</text:p>
                </text:list-item>
                <text:list-item>
                  <text:p text:style-name="P103">There is no civil marriage or divorce in Israel. Jews can only marry other Jews in a ceremony conducted by an Orthodox rabbi. This prevents interfaith marriages and marriages for those not considered Jewish by the Rabbinate (e.g., some immigrants from the former USSR).</text:p>
                </text:list-item>
                <text:list-item>
                  <text:p text:style-name="P103">The "Who is a Jew?" question is a recurring crisis, centering on the Rabbinate's refusal to recognize non-Orthodox (Reform and Conservative) conversions performed in Israel.</text:p>
                </text:list-item>
                <text:list-item>
                  <text:p text:style-name="P103">This creates a major rift between Israel and the largely non-Orthodox Jewish diaspora, particularly in the United States.</text:p>
                </text:list-item>
              </text:list>
            </text:list-item>
            <text:list-item>
              <text:p text:style-name="P103"><text:span text:style-name="Strong_20_Emphasis">Public Space and Gender Segregation:</text:span></text:p>
              <text:list>
                <text:list-item>
                  <text:p text:style-name="P103">Haredi communities seek to enforce gender segregation in public spaces, leading to conflicts over gender-segregated seating on public buses ("mehadrin lines"), separate hours for men and women at public facilities, and attempts to exclude women from public events and advertisements.</text:p>
                </text:list-item>
                <text:list-item>
                  <text:p text:style-name="P103">The feminist group "Women of the Wall" has engaged in a long-standing struggle for the right to hold egalitarian prayer services at the Western Wall, clashing with Haredi authorities and worshipers.</text:p>
                </text:list-item>
              </text:list>
            </text:list-item>
            <text:list-item>
              <text:p text:style-name="P103"><text:span text:style-name="Strong_20_Emphasis">Education:</text:span></text:p>
              <text:list>
                <text:list-item>
                  <text:p text:style-name="P103">The state funds four parallel school systems: secular state schools, state-religious (Dati-Leumi) schools, and two "recognized but not official" Haredi systems (for Shas and Ashkenazi Haredim).</text:p>
                </text:list-item>
                <text:list-item>
                  <text:p text:style-name="P103">The Haredi school systems are largely autonomous and do not teach a "core curriculum" of secular subjects like math, science, and English, particularly in the boys' high schools. This is a major source of controversy, seen as perpetuating poverty and preventing Haredi men from integrating into the modern workforce.</text:p>
                </text:list-item>
              </text:list>
            </text:list-item>
          </text:list>
        </text:list-item>
      </text:list>
      <text:p text:style-name="P3"><text:soft-page-break/><text:span text:style-name="Strong_20_Emphasis">SECTION 2.9.2: Ethnic Diversity and Integration</text:span></text:p>
      <text:list text:style-name="L55">
        <text:list-item>
          <text:p text:style-name="P105"><text:span text:style-name="Strong_20_Emphasis">Ashkenazi-Mizrahi Cleavage:</text:span></text:p>
          <text:list>
            <text:list-item>
              <text:p text:style-name="P105"><text:span text:style-name="Strong_20_Emphasis">Origins:</text:span> The historical divide between Jews of European descent (Ashkenazim) and those of Middle Eastern and North African descent (Mizrahim). The cleavage was solidified during the mass immigration of the 1950s, when Mizrahim faced discrimination and cultural condescension from the ruling Ashkenazi establishment.</text:p>
            </text:list-item>
            <text:list-item>
              <text:p text:style-name="P105"><text:span text:style-name="Strong_20_Emphasis">Socioeconomic Gaps:</text:span> Despite significant progress, persistent average gaps remain in income, educational attainment, and representation in academia, high-tech, and elite military units.</text:p>
            </text:list-item>
            <text:list-item>
              <text:p text:style-name="P105"><text:span text:style-name="Strong_20_Emphasis">Political Manifestations:</text:span> The Mizrahi sense of grievance fueled the 1977 political upheaval that brought the Likud party to power and the subsequent rise of the Mizrahi-Haredi Shas party. Voting patterns still show a strong correlation between Mizrahi identity and support for right-wing and religious parties.</text:p>
            </text:list-item>
            <text:list-item>
              <text:p text:style-name="P105"><text:span text:style-name="Strong_20_Emphasis">Integration:</text:span> Over time, the cleavage has softened due to high rates of intermarriage between the groups and the emergence of a more blended, "Sabra" Israeli identity.</text:p>
            </text:list-item>
          </text:list>
        </text:list-item>
        <text:list-item>
          <text:p text:style-name="P105"><text:span text:style-name="Strong_20_Emphasis">Ethiopian Jews (Beta Israel):</text:span></text:p>
          <text:list>
            <text:list-item>
              <text:p text:style-name="P105"><text:span text:style-name="Strong_20_Emphasis">Immigration:</text:span> Brought to Israel in two main waves: Operation Moses (1984) and Operation Solomon (1991). The community now numbers over 160,000.</text:p>
            </text:list-item>
            <text:list-item>
              <text:p text:style-name="P105"><text:span text:style-name="Strong_20_Emphasis">Integration Challenges:</text:span> The community has faced immense challenges, including poverty, educational gaps, and significant racism and discrimination.</text:p>
            </text:list-item>
            <text:list-item>
              <text:p text:style-name="P105"><text:span text:style-name="Strong_20_Emphasis">Religious Controversy:</text:span> Their integration was initially hampered by the Israeli Chief Rabbinate's questioning of their Jewishness, which required them to undergo a symbolic conversion process.</text:p>
            </text:list-item>
            <text:list-item>
              <text:p text:style-name="P105"><text:span text:style-name="Strong_20_Emphasis">Activism and Protest:</text:span> The community has organized major protests against police brutality and systemic discrimination, most notably after the killing of Solomon Teka in 2019 and following the revelation that the national blood bank was discarding blood donations from Ethiopian Israelis.</text:p>
            </text:list-item>
          </text:list>
        </text:list-item>
        <text:list-item>
          <text:p text:style-name="P105"><text:span text:style-name="Strong_20_Emphasis">Immigrants from the Former Soviet Union:</text:span></text:p>
          <text:list>
            <text:list-item>
              <text:p text:style-name="P105"><text:span text:style-name="Strong_20_Emphasis">The 1990s Aliyah:</text:span> The largest wave of immigration in recent Israeli history, with over one million people arriving from the former USSR in the 1990s.</text:p>
            </text:list-item>
            <text:list-item>
              <text:p text:style-name="P105"><text:span text:style-name="Strong_20_Emphasis">Demographic Impact:</text:span> These immigrants, mostly secular and highly educated, had a transformative effect on Israeli society, culture, and economy.</text:p>
            </text:list-item>
            <text:list-item>
              <text:p text:style-name="P105"><text:span text:style-name="Strong_20_Emphasis">Economic Contribution:</text:span> They provided a huge infusion of human capital that was crucial to the growth of Israel's high-tech sector.</text:p>
            </text:list-item>
            <text:list-item>
              <text:p text:style-name="P105"><text:soft-page-break/><text:span text:style-name="Strong_20_Emphasis">Political Integration:</text:span> They initially formed their own party, Yisrael BaAliyah, and later became the power base for Avigdor Lieberman's Yisrael Beiteinu party, which champions a hard-line secular and nationalist agenda.</text:p>
            </text:list-item>
            <text:list-item>
              <text:p text:style-name="P105"><text:span text:style-name="Strong_20_Emphasis">Religious Status:</text:span> A significant portion (estimated at 300,000) are not considered Jewish according to halakha, creating ongoing problems with marriage and personal status and fueling calls for civil marriage.</text:p>
            </text:list-item>
          </text:list>
        </text:list-item>
        <text:list-item>
          <text:p text:style-name="P105"><text:span text:style-name="Strong_20_Emphasis">Arab Citizens of Israel:</text:span></text:p>
          <text:list>
            <text:list-item>
              <text:p text:style-name="P105">Comprise about 21% of Israel's population (approx. 2 million people). Also referred to as Palestinian citizens of Israel.</text:p>
            </text:list-item>
            <text:list-item>
              <text:p text:style-name="P105"><text:span text:style-name="Strong_20_Emphasis">Socioeconomic Disparities:</text:span> Face significant disadvantages, including the highest poverty rates, lower funding for their municipalities, and systemic discrimination in employment and land allocation.</text:p>
            </text:list-item>
            <text:list-item>
              <text:p text:style-name="P105"><text:span text:style-name="Strong_20_Emphasis">Political Participation:</text:span> Participate in Knesset elections and have their own political parties (e.g., Hadash, Ta'al, Ra'am). The Joint List, a coalition of several Arab-majority parties, has at times been the third-largest faction in the Knesset. In 2021, the Islamist Ra'am party made history by joining an Israeli governing coalition.</text:p>
            </text:list-item>
            <text:list-item>
              <text:p text:style-name="P105"><text:span text:style-name="Strong_20_Emphasis">Identity Crisis:</text:span> Face a fundamental conflict between their Israeli citizenship and their Palestinian national and Arab cultural identity, a tension exacerbated by the ongoing Israeli-Palestinian conflict.</text:p>
            </text:list-item>
            <text:list-item>
              <text:p text:style-name="P105"><text:span text:style-name="Strong_20_Emphasis">The 2018 Nation-State Law:</text:span> A quasi-constitutional Basic Law that defines Israel as the "nation-state of the Jewish people" and downgrades Arabic from an official language to one with a "special status." The law was widely condemned by Arab citizens as legally enshrining their status as second-class citizens.</text:p>
            </text:list-item>
          </text:list>
        </text:list-item>
      </text:list>
      <text:p text:style-name="P3"><text:span text:style-name="Strong_20_Emphasis">SECTION 2.9.3: Economy and Technology Sectors</text:span></text:p>
      <text:list text:style-name="L56">
        <text:list-item>
          <text:p text:style-name="P106"><text:span text:style-name="Strong_20_Emphasis">From Socialism to Market Economy:</text:span></text:p>
          <text:list>
            <text:list-item>
              <text:p text:style-name="P106">For its first few decades, Israel's economy was dominated by the state and the powerful Histadrut labor federation, which owned a large percentage of the country's industry.</text:p>
            </text:list-item>
            <text:list-item>
              <text:p text:style-name="P106">The <text:span text:style-name="Strong_20_Emphasis">1985 Economic Stabilization Plan</text:span> was a watershed moment. Facing hyperinflation of over 400%, a national unity government implemented drastic free-market reforms, cutting subsidies, liberalizing trade, and breaking the power of the Histadrut. This laid the groundwork for the modern Israeli economy.</text:p>
            </text:list-item>
          </text:list>
        </text:list-item>
        <text:list-item>
          <text:p text:style-name="P106"><text:span text:style-name="Strong_20_Emphasis">"Silicon Wadi": The High-Tech Engine:</text:span></text:p>
          <text:list>
            <text:list-item>
              <text:p text:style-name="P106">Israel has one of the world's most dynamic and innovative high-tech ecosystems, earning it the nickname "Silicon Wadi." It has the highest number of startups and venture capital investment per capita in the world.</text:p>
            </text:list-item>
            <text:list-item>
              <text:p text:style-name="P106"><text:span text:style-name="Strong_20_Emphasis">Origins:</text:span></text:p>
              <text:list>
                <text:list-item>
                  <text:p text:style-name="P106"><text:soft-page-break/><text:span text:style-name="Strong_20_Emphasis">Military-Industrial Complex:</text:span> Elite IDF technology and intelligence units (like Unit 8200) serve as de facto incubators, providing graduates with advanced technical skills, teamwork experience, and valuable alumni networks.</text:p>
                </text:list-item>
                <text:list-item>
                  <text:p text:style-name="P106"><text:span text:style-name="Strong_20_Emphasis">Academic Excellence:</text:span> World-class universities like the Technion and the Weizmann Institute produce cutting-edge research.</text:p>
                </text:list-item>
                <text:list-item>
                  <text:p text:style-name="P106"><text:span text:style-name="Strong_20_Emphasis">Human Capital:</text:span> The influx of a million highly educated immigrants from the former Soviet Union in the 1990s provided a critical mass of engineers and scientists.</text:p>
                </text:list-item>
              </text:list>
            </text:list-item>
            <text:list-item>
              <text:p text:style-name="P106"><text:span text:style-name="Strong_20_Emphasis">Key Sectors:</text:span> Cybersecurity, fintech, artificial intelligence, agricultural technology (agritech), water technology, and biotechnology.</text:p>
            </text:list-item>
            <text:list-item>
              <text:p text:style-name="P106"><text:span text:style-name="Strong_20_Emphasis">Exit Strategy:</text:span> The dominant model is the "exit"—a startup is developed and then sold to a large multinational corporation (like Google, Intel, or Microsoft), all of which have major R&amp;D centers in Israel.</text:p>
            </text:list-item>
          </text:list>
        </text:list-item>
        <text:list-item>
          <text:p text:style-name="P106"><text:span text:style-name="Strong_20_Emphasis">Structural Challenges and Inequalities:</text:span></text:p>
          <text:list>
            <text:list-item>
              <text:p text:style-name="P106"><text:span text:style-name="Strong_20_Emphasis">The Dual Economy:</text:span> The high-tech sector has created a "dual economy." It generates immense wealth and pays very high salaries for its employees, but it employs only about 10% of the workforce. The rest of the economy has much lower productivity and wage growth.</text:p>
            </text:list-item>
            <text:list-item>
              <text:p text:style-name="P106"><text:span text:style-name="Strong_20_Emphasis">High Cost of Living:</text:span> Israel consistently ranks as one of the most expensive developed countries in the world, particularly for housing and food. This has led to major social protests, like the 2011 mass demonstrations.</text:p>
            </text:list-item>
            <text:list-item>
              <text:p text:style-name="P106"><text:span text:style-name="Strong_20_Emphasis">Inequality:</text:span> Israel has one of the highest levels of income inequality in the OECD. The Gini coefficient, a measure of inequality, remains stubbornly high.</text:p>
            </text:list-item>
            <text:list-item>
              <text:p text:style-name="P106"><text:span text:style-name="Strong_20_Emphasis">Labor Force Integration:</text:span> A central economic challenge is the low labor force participation rate of Haredi men (due to a focus on religious study) and Arab women (due to cultural and social barriers). Their integration into the workforce, particularly high-tech, is seen as crucial for the country's long-term economic health.</text:p>
            </text:list-item>
            <text:list-item>
              <text:p text:style-name="P106"><text:span text:style-name="Strong_20_Emphasis">Natural Gas:</text:span> The discovery of massive offshore natural gas fields (Tamar and Leviathan) in the 2000s has transformed Israel's energy sector, making it a net energy exporter and creating new geopolitical opportunities and tensions in the Eastern Mediterranean.</text:p>
            </text:list-item>
          </text:list>
        </text:list-item>
      </text:list>
      <text:p text:style-name="P3"/>
      <text:p text:style-name="P10"/>
      <text:p text:style-name="P3"><text:span text:style-name="Strong_20_Emphasis">PART II: CORE SURVEYS (CONTINUED)</text:span></text:p>
      <text:p text:style-name="P3"><text:span text:style-name="Strong_20_Emphasis">CHAPTER 2.10: Contemporary Palestinian Society</text:span></text:p>
      <text:p text:style-name="P3"><text:span text:style-name="Strong_20_Emphasis">SECTION 2.10.1: Governance under PA and Hamas</text:span></text:p>
      <text:list text:style-name="L57">
        <text:list-item>
          <text:p text:style-name="P107"><text:soft-page-break/><text:span text:style-name="Strong_20_Emphasis">The Palestinian Authority (PA)</text:span></text:p>
          <text:list>
            <text:list-item>
              <text:p text:style-name="P107"><text:span text:style-name="Strong_20_Emphasis">Establishment:</text:span> Created by the 1993 Oslo Accords as a temporary, five-year interim body to administer Palestinian population centers in the West Bank and Gaza Strip.</text:p>
            </text:list-item>
            <text:list-item>
              <text:p text:style-name="P107"><text:span text:style-name="Strong_20_Emphasis">Structure:</text:span></text:p>
              <text:list>
                <text:list-item>
                  <text:p text:style-name="P107">Headed by a President (or Chairman until 2005), elected by the Palestinian population. The first was Yasser Arafat, followed by Mahmoud Abbas (since 2005).</text:p>
                </text:list-item>
                <text:list-item>
                  <text:p text:style-name="P107">The legislative branch is the Palestinian Legislative Council (PLC), a 132-member parliament.</text:p>
                </text:list-item>
                <text:list-item>
                  <text:p text:style-name="P107">The executive branch is the cabinet, led by a Prime Minister.</text:p>
                </text:list-item>
              </text:list>
            </text:list-item>
            <text:list-item>
              <text:p text:style-name="P107"><text:span text:style-name="Strong_20_Emphasis">Jurisdiction:</text:span> The PA's authority is limited to the fragmented territories of Area A (full civil and security control) and Area B (civil control only), as defined by the Oslo II Accord. Area C (60% of the West Bank) remains under full Israeli control.</text:p>
            </text:list-item>
            <text:list-item>
              <text:p text:style-name="P107"><text:span text:style-name="Strong_20_Emphasis">Financial Dependency:</text:span> The PA is heavily dependent on two external sources of revenue:</text:p>
              <text:list>
                <text:list-item>
                  <text:p text:style-name="P107"><text:span text:style-name="Strong_20_Emphasis">International Aid:</text:span> From donor countries, primarily the EU and the US. This aid is often used as political leverage.</text:p>
                </text:list-item>
                <text:list-item>
                  <text:p text:style-name="P107"><text:span text:style-name="Strong_20_Emphasis">Clearance Revenues:</text:span> Taxes (customs duties, VAT) collected by Israel on behalf of the PA on goods destined for the Palestinian territories, as stipulated by the 1994 Paris Protocol. Israel frequently withholds these funds as a punitive measure.</text:p>
                </text:list-item>
              </text:list>
            </text:list-item>
            <text:list-item>
              <text:p text:style-name="P107"><text:span text:style-name="Strong_20_Emphasis">Challenges and Criticisms:</text:span></text:p>
              <text:list>
                <text:list-item>
                  <text:p text:style-name="P107"><text:span text:style-name="Strong_20_Emphasis">Lack of Sovereignty:</text:span> The PA lacks the core attributes of a state: it does not control its borders, airspace, or natural resources, and its security forces operate with Israeli consent.</text:p>
                </text:list-item>
                <text:list-item>
                  <text:p text:style-name="P107"><text:span text:style-name="Strong_20_Emphasis">Corruption and Patronage:</text:span> The PA has been widely criticized for systemic corruption, lack of transparency, and a bloated public sector that functions as a patronage network for the ruling Fatah party.</text:p>
                </text:list-item>
                <text:list-item>
                  <text:p text:style-name="P107"><text:span text:style-name="Strong_20_Emphasis">Democratic Deficit:</text:span> Mahmoud Abbas was elected to a four-year term in 2005, but no presidential or legislative elections have been held since 2006, leading to a profound crisis of legitimacy. Abbas rules largely by decree.</text:p>
                </text:list-item>
                <text:list-item>
                  <text:p text:style-name="P107"><text:span text:style-name="Strong_20_Emphasis">Security Coordination:</text:span> A core function of the PA security forces is security coordination with the IDF. While seen by Israel and the US as essential for preventing attacks, it is deeply unpopular among Palestinians, who view it as collaboration with the occupation.</text:p>
                </text:list-item>
              </text:list>
            </text:list-item>
          </text:list>
        </text:list-item>
        <text:list-item>
          <text:p text:style-name="P107"><text:span text:style-name="Strong_20_Emphasis">The Hamas-Fatah Split (2006–Present)</text:span></text:p>
          <text:list>
            <text:list-item>
              <text:p text:style-name="P107"><text:soft-page-break/><text:span text:style-name="Strong_20_Emphasis">2006 Legislative Elections:</text:span> In the first PLC elections in a decade, Hamas won a stunning landslide victory, taking 74 of the 132 seats. This was attributed to Fatah's corruption and Hamas's reputation for discipline and its extensive social welfare network.</text:p>
            </text:list-item>
            <text:list-item>
              <text:p text:style-name="P107"><text:span text:style-name="Strong_20_Emphasis">International Boycott:</text:span> The international community (the Quartet: US, EU, UN, Russia) refused to recognize the Hamas-led government, demanding it first recognize Israel, renounce violence, and accept previous Israeli-Palestinian agreements. An international economic and diplomatic boycott was imposed on the PA.</text:p>
            </text:list-item>
            <text:list-item>
              <text:p text:style-name="P107"><text:span text:style-name="Strong_20_Emphasis">Unity Government and Armed Conflict:</text:span> After months of factional violence, Fatah and Hamas formed a short-lived National Unity Government in March 2007. However, tensions escalated into a full-blown military conflict in the Gaza Strip.</text:p>
            </text:list-item>
            <text:list-item>
              <text:p text:style-name="P107"><text:span text:style-name="Strong_20_Emphasis">Battle of Gaza (June 2007):</text:span> In a week of fighting, Hamas forces decisively routed Fatah-allied PA security forces and seized complete control of the Gaza Strip.</text:p>
            </text:list-item>
            <text:list-item>
              <text:p text:style-name="P107"><text:span text:style-name="Strong_20_Emphasis">Consequences:</text:span> The takeover resulted in the political and territorial bifurcation of the Palestinian polity.</text:p>
              <text:list>
                <text:list-item>
                  <text:p text:style-name="P107"><text:span text:style-name="Strong_20_Emphasis">The West Bank:</text:span> Governed by the Fatah-dominated Palestinian Authority, led by Mahmoud Abbas, and recognized and funded by the international community.</text:p>
                </text:list-item>
                <text:list-item>
                  <text:p text:style-name="P107"><text:span text:style-name="Strong_20_Emphasis">The Gaza Strip:</text:span> Governed by Hamas, which is designated as a terrorist organization by Israel, the US, and the EU, and subjected to a strict land, air, and sea blockade imposed by Israel and Egypt.</text:p>
                </text:list-item>
              </text:list>
            </text:list-item>
          </text:list>
        </text:list-item>
        <text:list-item>
          <text:p text:style-name="P107"><text:span text:style-name="Strong_20_Emphasis">Hamas Governance in Gaza</text:span></text:p>
          <text:list>
            <text:list-item>
              <text:p text:style-name="P107">Since 2007, Hamas has established a de facto government in Gaza, controlling all ministries, security forces, and courts.</text:p>
            </text:list-item>
            <text:list-item>
              <text:p text:style-name="P107"><text:span text:style-name="Strong_20_Emphasis">Challenges:</text:span></text:p>
              <text:list>
                <text:list-item>
                  <text:p text:style-name="P107"><text:span text:style-name="Strong_20_Emphasis">The Blockade:</text:span> The Israeli-Egyptian blockade has crippled Gaza's economy, leading to extreme rates of unemployment (often over 50%), widespread poverty, and a permanent humanitarian crisis.</text:p>
                </text:list-item>
                <text:list-item>
                  <text:p text:style-name="P107"><text:span text:style-name="Strong_20_Emphasis">Repeated Wars:</text:span> The governance period has been punctuated by several devastating wars with Israel (2008–09, 2012, 2014, 2021, 2023-24), which have destroyed much of the territory's infrastructure.</text:p>
                </text:list-item>
                <text:list-item>
                  <text:p text:style-name="P107"><text:span text:style-name="Strong_20_Emphasis">Isolation:</text:span> Hamas is diplomatically isolated and financially strained, relying on support from patrons like Qatar and, at times, Iran.</text:p>
                </text:list-item>
              </text:list>
            </text:list-item>
            <text:list-item>
              <text:p text:style-name="P107"><text:span text:style-name="Strong_20_Emphasis">Methods of Rule:</text:span> Hamas maintains control through a combination of popular support (derived from its resistance ideology and social services), coercion, and suppression of dissent. It has cracked down on Fatah loyalists and other political rivals.</text:p>
            </text:list-item>
            <text:list-item>
              <text:p text:style-name="P107"><text:soft-page-break/><text:span text:style-name="Strong_20_Emphasis">Islamization:</text:span> While not fully imposing Sharia law, Hamas has promoted a gradual Islamization of society, enforcing conservative social norms regarding women's dress and gender segregation in some public institutions.</text:p>
            </text:list-item>
          </text:list>
        </text:list-item>
      </text:list>
      <text:p text:style-name="P3"><text:span text:style-name="Strong_20_Emphasis">SECTION 2.10.2: Civil Society and NGOs</text:span></text:p>
      <text:list text:style-name="L58">
        <text:list-item>
          <text:p text:style-name="P108"><text:span text:style-name="Strong_20_Emphasis">Historical Role</text:span></text:p>
          <text:list>
            <text:list-item>
              <text:p text:style-name="P108">Palestinian civil society has historically been a crucial vehicle for national mobilization and social service provision, especially in the absence of a state.</text:p>
            </text:list-item>
            <text:list-item>
              <text:p text:style-name="P108">The popular committees of the First Intifada are a prime example of grassroots civil society organizations creating a parallel infrastructure.</text:p>
            </text:list-item>
            <text:list-item>
              <text:p text:style-name="P108">The post-Oslo period saw a massive professionalization and expansion of the non-governmental organization (NGO) sector.</text:p>
            </text:list-item>
          </text:list>
        </text:list-item>
        <text:list-item>
          <text:p text:style-name="P108"><text:span text:style-name="Strong_20_Emphasis">The NGO Sector</text:span></text:p>
          <text:list>
            <text:list-item>
              <text:p text:style-name="P108">A vast and diverse network of NGOs operates in the West Bank and Gaza, playing a central role in delivering services that the PA is unable or unwilling to provide.</text:p>
            </text:list-item>
            <text:list-item>
              <text:p text:style-name="P108"><text:span text:style-name="Strong_20_Emphasis">Areas of Operation:</text:span></text:p>
              <text:list>
                <text:list-item>
                  <text:p text:style-name="P108"><text:span text:style-name="Strong_20_Emphasis">Human Rights:</text:span> Documenting and litigating against human rights violations by both Israeli authorities and the PA/Hamas (e.g., Al-Haq, B'Tselem - an Israeli org with Palestinian fieldworkers, Palestinian Centre for Human Rights).</text:p>
                </text:list-item>
                <text:list-item>
                  <text:p text:style-name="P108"><text:span text:style-name="Strong_20_Emphasis">Healthcare:</text:span> Running clinics and health awareness campaigns (e.g., Palestinian Medical Relief Society).</text:p>
                </text:list-item>
                <text:list-item>
                  <text:p text:style-name="P108"><text:span text:style-name="Strong_20_Emphasis">Agriculture:</text:span> Supporting farmers facing land confiscation and water restrictions (e.g., Union of Agricultural Work Committees).</text:p>
                </text:list-item>
                <text:list-item>
                  <text:p text:style-name="P108"><text:span text:style-name="Strong_20_Emphasis">Women's Rights:</text:span> Operating women's shelters, providing legal aid, and advocating against gender-based violence.</text:p>
                </text:list-item>
                <text:list-item>
                  <text:p text:style-name="P108"><text:span text:style-name="Strong_20_Emphasis">Education and Culture:</text:span> Running cultural centers, youth programs, and educational initiatives.</text:p>
                </text:list-item>
              </text:list>
            </text:list-item>
            <text:list-item>
              <text:p text:style-name="P108"><text:span text:style-name="Strong_20_Emphasis">"NGO-ization":</text:span> The sector's heavy reliance on international donor funding has led to a phenomenon termed "NGO-ization."</text:p>
              <text:list>
                <text:list-item>
                  <text:p text:style-name="P108"><text:span text:style-name="Strong_20_Emphasis">Criticisms:</text:span> Critics argue this has created a professional class of NGO workers who are more accountable to their foreign donors than to the local communities they serve.</text:p>
                </text:list-item>
                <text:list-item>
                  <text:p text:style-name="P108">It is also argued that this can lead to the de-politicization of the national struggle, framing political problems as technical issues to be solved by projects, and creating competition rather than cooperation among different groups.</text:p>
                </text:list-item>
              </text:list>
            </text:list-item>
          </text:list>
        </text:list-item>
        <text:list-item>
          <text:p text:style-name="P108"><text:span text:style-name="Strong_20_Emphasis">Other Civil Society Actors</text:span></text:p>
          <text:list>
            <text:list-item>
              <text:p text:style-name="P108"><text:soft-page-break/><text:span text:style-name="Strong_20_Emphasis">Universities:</text:span> Palestinian universities (e.g., Birzeit, An-Najah, Al-Quds) are central institutions of civil society, serving as hubs of intellectual life, student activism, and political debate. Student council elections are often seen as a barometer of the national political mood.</text:p>
            </text:list-item>
            <text:list-item>
              <text:p text:style-name="P108"><text:span text:style-name="Strong_20_Emphasis">Trade Unions:</text:span> While politically fragmented and weaker than in the past, trade unions continue to advocate for workers' rights.</text:p>
            </text:list-item>
            <text:list-item>
              <text:p text:style-name="P108"><text:span text:style-name="Strong_20_Emphasis">Youth Movements and Activism:</text:span> A new generation of activists, often unaffiliated with the traditional political factions, has emerged, using social media and non-violent direct action to protest the occupation (e.g., protests against the separation barrier in villages like Bil'in and Ni'lin).</text:p>
            </text:list-item>
            <text:list-item>
              <text:p text:style-name="P108"><text:span text:style-name="Strong_20_Emphasis">Popular Culture:</text:span> Artists, musicians, filmmakers, and writers are key actors in shaping and sustaining Palestinian identity and narrating the experience of occupation and displacement.</text:p>
            </text:list-item>
          </text:list>
        </text:list-item>
      </text:list>
      <text:p text:style-name="P3"><text:span text:style-name="Strong_20_Emphasis">SECTION 2.10.3: Socioeconomic Challenges of Occupation</text:span></text:p>
      <text:list text:style-name="L59">
        <text:list-item>
          <text:p text:style-name="P109"><text:span text:style-name="Strong_20_Emphasis">Movement and Access Restrictions</text:span></text:p>
          <text:list>
            <text:list-item>
              <text:p text:style-name="P109">This is the most pervasive and defining feature of life under occupation.</text:p>
            </text:list-item>
            <text:list-item>
              <text:p text:style-name="P109"><text:span text:style-name="Strong_20_Emphasis">Checkpoints:</text:span> The West Bank is fragmented by a network of hundreds of Israeli military checkpoints, roadblocks, and earth mounds that severely restrict the movement of people and goods between Palestinian towns and villages.</text:p>
            </text:list-item>
            <text:list-item>
              <text:p text:style-name="P109"><text:span text:style-name="Strong_20_Emphasis">The Permit System:</text:span> Palestinians require special permits from the Israeli military administration (COGAT) to travel between the West Bank and Gaza, to enter Israel or East Jerusalem for work, medical care, or family visits. These permits are often difficult to obtain.</text:p>
            </text:list-item>
            <text:list-item>
              <text:p text:style-name="P109"><text:span text:style-name="Strong_20_Emphasis">The Separation Barrier:</text:span> The barrier's route isolates Palestinian communities, separates farmers from their land, and cuts off East Jerusalem from its West Bank hinterland.</text:p>
            </text:list-item>
            <text:list-item>
              <text:p text:style-name="P109"><text:span text:style-name="Strong_20_Emphasis">Economic Impact:</text:span> These restrictions have fragmented the Palestinian economy, destroyed internal markets, dramatically increased transportation costs and time for businesses, and limited access to jobs and resources.</text:p>
            </text:list-item>
          </text:list>
        </text:list-item>
        <text:list-item>
          <text:p text:style-name="P109"><text:span text:style-name="Strong_20_Emphasis">Land Confiscation and Settlements</text:span></text:p>
          <text:list>
            <text:list-item>
              <text:p text:style-name="P109">The ongoing expansion of Israeli settlements is a primary socioeconomic challenge.</text:p>
            </text:list-item>
            <text:list-item>
              <text:p text:style-name="P109">Settlements are often built on privately owned Palestinian land or on land declared "state land" by Israel.</text:p>
            </text:list-item>
            <text:list-item>
              <text:p text:style-name="P109">The infrastructure supporting the settlements—a network of "bypass roads" for settlers only, security zones, and checkpoints—further fragments Palestinian territory and consumes vast amounts of land.</text:p>
            </text:list-item>
            <text:list-item>
              <text:p text:style-name="P109"><text:soft-page-break/><text:span text:style-name="Strong_20_Emphasis">Settler Violence:</text:span> Palestinians living near settlements face regular harassment, intimidation, and violence from Israeli settlers, including attacks on farmers, vandalism of olive groves, and physical assaults, often with little to no intervention from the IDF.</text:p>
            </text:list-item>
          </text:list>
        </text:list-item>
        <text:list-item>
          <text:p text:style-name="P109"><text:span text:style-name="Strong_20_Emphasis">Resource Control</text:span></text:p>
          <text:list>
            <text:list-item>
              <text:p text:style-name="P109"><text:span text:style-name="Strong_20_Emphasis">Water:</text:span> Israel controls the vast majority of the water resources in the West Bank.</text:p>
              <text:list>
                <text:list-item>
                  <text:p text:style-name="P109">It controls the Mountain Aquifer, the main underground water source. Israeli water allocations to its settlements in the West Bank are far greater per capita than those allowed for Palestinian communities.</text:p>
                </text:list-item>
                <text:list-item>
                  <text:p text:style-name="P109">Palestinians are prohibited from drilling new wells or rehabilitating old ones without a permit from Israel, which is rarely granted.</text:p>
                </text:list-item>
              </text:list>
            </text:list-item>
            <text:list-item>
              <text:p text:style-name="P109"><text:span text:style-name="Strong_20_Emphasis">Area C:</text:span> This area, under full Israeli control, contains the majority of the West Bank's open space, agricultural land, and natural resources. Palestinian construction and development in Area C is almost entirely prohibited by Israel, stifling economic growth.</text:p>
            </text:list-item>
          </text:list>
        </text:list-item>
        <text:list-item>
          <text:p text:style-name="P109"><text:span text:style-name="Strong_20_Emphasis">De-development and Economic Stagnation</text:span></text:p>
          <text:list>
            <text:list-item>
              <text:p text:style-name="P109">The cumulative effect of these occupation policies is a process of "de-development," preventing the Palestinian economy from developing its productive base.</text:p>
            </text:list-item>
            <text:list-item>
              <text:p text:style-name="P109">The economy is characterized by:</text:p>
              <text:list>
                <text:list-item>
                  <text:p text:style-name="P109"><text:span text:style-name="Strong_20_Emphasis">High Unemployment:</text:span> Consistently among the highest in the world.</text:p>
                </text:list-item>
                <text:list-item>
                  <text:p text:style-name="P109"><text:span text:style-name="Strong_20_Emphasis">Low Investment:</text:span> Political instability and restrictions deter private investment.</text:p>
                </text:list-item>
                <text:list-item>
                  <text:p text:style-name="P109"><text:span text:style-name="Strong_20_Emphasis">Trade Dependence:</text:span> The 1994 Paris Protocol created a customs union that makes the Palestinian economy a captive market for Israeli goods and highly dependent on Israel for trade.</text:p>
                </text:list-item>
              </text:list>
            </text:list-item>
            <text:list-item>
              <text:p text:style-name="P109">The result is a society with high levels of poverty and food insecurity, where a large portion of the population remains dependent on a combination of PA public sector salaries, international aid, and remittances from abroad.</text:p>
            </text:list-item>
          </text:list>
        </text:list-item>
      </text:list>
      <text:p text:style-name="P3"/>
      <text:p text:style-name="P10"/>
      <text:p text:style-name="P3"><text:span text:style-name="Strong_20_Emphasis">PART II: CORE SURVEYS (CONTINUED)</text:span></text:p>
      <text:p text:style-name="P3"><text:span text:style-name="Strong_20_Emphasis">CHAPTER 2.11: Regional and International Dimensions</text:span></text:p>
      <text:p text:style-name="P3"><text:span text:style-name="Strong_20_Emphasis">SECTION 2.11.1: Arab-Israeli Relations Post-1979</text:span></text:p>
      <text:list text:style-name="L60">
        <text:list-item>
          <text:p text:style-name="P110"><text:span text:style-name="Strong_20_Emphasis">The Egypt-Israel "Cold Peace"</text:span></text:p>
          <text:list>
            <text:list-item>
              <text:p text:style-name="P110">The 1979 Egypt-Israel Peace Treaty, signed by Israeli Prime Minister Menachem Begin and Egyptian President Anwar Sadat, was the first peace treaty between Israel and an Arab state, fundamentally altering the strategic landscape of the Middle East.</text:p>
            </text:list-item>
            <text:list-item>
              <text:p text:style-name="P110"><text:soft-page-break/>The treaty ended the state of war, established full diplomatic relations, and mandated a phased Israeli withdrawal from the entire Sinai Peninsula, which was completed in 1982.</text:p>
            </text:list-item>
            <text:list-item>
              <text:p text:style-name="P110">The peace has been characterized as a "cold peace"—a strategic, government-to-government relationship, not a warm, people-to-people one.</text:p>
            </text:list-item>
            <text:list-item>
              <text:p text:style-name="P110"><text:span text:style-name="Strong_20_Emphasis">Governmental Cooperation:</text:span> The core of the relationship is robust security and intelligence cooperation. This has been particularly vital in managing the Sinai border, combating Islamist insurgency in the Sinai, and coordinating policy regarding the Gaza Strip.</text:p>
            </text:list-item>
            <text:list-item>
              <text:p text:style-name="P110"><text:span text:style-name="Strong_20_Emphasis">Limited Normalization:</text:span> Cultural and popular ties remain minimal. Professional syndicates in Egypt largely forbid their members from engaging with Israelis. Public opinion in Egypt remains overwhelmingly hostile to Israel.</text:p>
            </text:list-item>
            <text:list-item>
              <text:p text:style-name="P110"><text:span text:style-name="Strong_20_Emphasis">Arab League Suspension:</text:span> Following the treaty, Egypt was suspended from the Arab League from 1979 to 1989, and the league's headquarters moved from Cairo to Tunis, demonstrating the initial Arab rejection of a separate peace.</text:p>
            </text:list-item>
            <text:list-item>
              <text:p text:style-name="P110"><text:span text:style-name="Strong_20_Emphasis">Taba Dispute:</text:span> A final border dispute over the Taba resort area was resolved in 1988 through international arbitration, which awarded the territory to Egypt, solidifying the treaty's durability.</text:p>
            </text:list-item>
            <text:list-item>
              <text:p text:style-name="P110"><text:span text:style-name="Strong_20_Emphasis">Multinational Force and Observers (MFO):</text:span> As a substitute for a UN peacekeeping force (blocked by a Soviet veto), the treaty established the MFO, an independent international force that monitors the security provisions of the treaty in the Sinai.</text:p>
            </text:list-item>
          </text:list>
        </text:list-item>
        <text:list-item>
          <text:p text:style-name="P110"><text:span text:style-name="Strong_20_Emphasis">The Lebanon Front and the Rise of Hezbollah</text:span></text:p>
          <text:list>
            <text:list-item>
              <text:p text:style-name="P110"><text:span text:style-name="Strong_20_Emphasis">The 1982 Lebanon War:</text:span> Israel's invasion aimed to destroy the PLO's military and political infrastructure. It led to the expulsion of the PLO from Lebanon but had the unintended consequence of creating a power vacuum in the south.</text:p>
            </text:list-item>
            <text:list-item>
              <text:p text:style-name="P110"><text:span text:style-name="Strong_20_Emphasis">May 17 Agreement (1983):</text:span> A short-lived peace agreement between Israel and the government of Lebanese President Amine Gemayel. It was brokered by the US but collapsed within a year under intense pressure from Syria, which maintained a military presence in Lebanon.</text:p>
            </text:list-item>
            <text:list-item>
              <text:p text:style-name="P110"><text:span text:style-name="Strong_20_Emphasis">Israeli "Security Zone" (1985–2000):</text:span> After withdrawing the bulk of its forces, Israel maintained control over a "security zone" in southern Lebanon, working with a proxy militia, the South Lebanon Army (SLA).</text:p>
            </text:list-item>
            <text:list-item>
              <text:p text:style-name="P110"><text:span text:style-name="Strong_20_Emphasis">Hezbollah's Emergence:</text:span> The Israeli occupation was the primary catalyst for the rise of Hezbollah ("Party of God"), a Shi'a Islamist militant group and political party backed by Iran's Islamic Revolutionary Guard Corps (IRGC).</text:p>
            </text:list-item>
            <text:list-item>
              <text:p text:style-name="P110">Hezbollah waged a successful, protracted guerrilla war against the IDF and SLA in southern Lebanon, developing sophisticated military tactics.</text:p>
            </text:list-item>
            <text:list-item>
              <text:p text:style-name="P110"><text:soft-page-break/><text:span text:style-name="Strong_20_Emphasis">Israeli Unilateral Withdrawal (May 2000):</text:span> Facing mounting casualties and domestic pressure, Israeli Prime Minister Ehud Barak ordered a unilateral withdrawal from the security zone. Hezbollah portrayed this as a historic victory for armed resistance, boosting its prestige across the region.</text:p>
            </text:list-item>
            <text:list-item>
              <text:p text:style-name="P110"><text:span text:style-name="Strong_20_Emphasis">Second Lebanon War (2006):</text:span> A 34-day conflict triggered by a cross-border Hezbollah raid. The war resulted in a strategic stalemate but demonstrated Hezbollah's advanced capabilities as a powerful, non-state military actor with a vast rocket arsenal.</text:p>
            </text:list-item>
          </text:list>
        </text:list-item>
        <text:list-item>
          <text:p text:style-name="P110"><text:span text:style-name="Strong_20_Emphasis">The Madrid-Oslo Peace Process Era</text:span></text:p>
          <text:list>
            <text:list-item>
              <text:p text:style-name="P110"><text:span text:style-name="Strong_20_Emphasis">Israel-Jordan Peace Treaty (October 1994):</text:span> Signed at the Wadi Araba border crossing by Israeli Prime Minister Yitzhak Rabin and Jordan's King Hussein.</text:p>
            </text:list-item>
            <text:list-item>
              <text:p text:style-name="P110">The treaty formally ended the state of war, settled all outstanding border disputes (demarcating the border based on the 1922 Mandate line), and established agreements on water sharing from the Jordan and Yarmouk rivers.</text:p>
            </text:list-item>
            <text:list-item>
              <text:p text:style-name="P110">It established full diplomatic and economic relations and significant security cooperation.</text:p>
            </text:list-item>
            <text:list-item>
              <text:p text:style-name="P110"><text:span text:style-name="Strong_20_Emphasis">Special Role for Jordan:</text:span> Article 9 of the treaty recognized the "special role of the Hashemite Kingdom of Jordan in Muslim Holy shrines in Jerusalem," a key demand for the monarchy's legitimacy.</text:p>
            </text:list-item>
            <text:list-item>
              <text:p text:style-name="P110">Compared to the Egyptian treaty, the peace with Jordan has been warmer, with more overt cooperation in areas like trade and tourism, though popular Jordanian sentiment remains largely anti-Israel.</text:p>
            </text:list-item>
            <text:list-item>
              <text:p text:style-name="P110"><text:span text:style-name="Strong_20_Emphasis">Opening to the Gulf and North Africa:</text:span> The optimism of the Oslo Accords led to unprecedented, though low-level, diplomatic openings.</text:p>
              <text:list>
                <text:list-item>
                  <text:p text:style-name="P110">Israel opened trade offices in Qatar (1996) and Oman (1996).</text:p>
                </text:list-item>
                <text:list-item>
                  <text:p text:style-name="P110">Morocco and Tunisia established liaison offices/interest sections in Israel.</text:p>
                </text:list-item>
                <text:list-item>
                  <text:p text:style-name="P110">These relationships were mostly frozen or severed following the collapse of the peace process and the outbreak of the Second Intifada in 2000.</text:p>
                </text:list-item>
              </text:list>
            </text:list-item>
          </text:list>
        </text:list-item>
        <text:list-item>
          <text:p text:style-name="P110"><text:span text:style-name="Strong_20_Emphasis">The Arab Peace Initiative (API)</text:span></text:p>
          <text:list>
            <text:list-item>
              <text:p text:style-name="P110">Proposed by then-Saudi Crown Prince Abdullah at the 2002 Arab League summit in Beirut.</text:p>
            </text:list-item>
            <text:list-item>
              <text:p text:style-name="P110">It offers Israel full normalization of relations with all 22 members of the Arab League.</text:p>
            </text:list-item>
            <text:list-item>
              <text:p text:style-name="P110">The price for this comprehensive peace is Israel's fulfillment of three conditions:</text:p>
              <text:list>
                <text:list-item>
                  <text:p text:style-name="P110">Full withdrawal from all territories occupied since 1967, including the Golan Heights to the June 4, 1967 lines, and the remaining occupied Lebanese territory.</text:p>
                </text:list-item>
                <text:list-item>
                  <text:p text:style-name="P110"><text:soft-page-break/>Achievement of a just solution to the Palestinian refugee problem to be "agreed upon" in accordance with UN General Assembly Resolution 194.</text:p>
                </text:list-item>
                <text:list-item>
                  <text:p text:style-name="P110">Acceptance of the establishment of a sovereign, independent Palestinian state with East Jerusalem as its capital.</text:p>
                </text:list-item>
              </text:list>
            </text:list-item>
            <text:list-item>
              <text:p text:style-name="P110">The API represented a historic consensus position from the entire Arab world, shifting from rejection to offering a comprehensive peace settlement.</text:p>
            </text:list-item>
            <text:list-item>
              <text:p text:style-name="P110">Israel never formally accepted the API, viewing it as a "take-it-or-leave-it" ultimatum. The Israeli government under Ariel Sharon officially rejected the call for a full withdrawal and the reference to the "right of return."</text:p>
            </text:list-item>
          </text:list>
        </text:list-item>
        <text:list-item>
          <text:p text:style-name="P110"><text:span text:style-name="Strong_20_Emphasis">The Abraham Accords and the New Normalization (2020)</text:span></text:p>
          <text:list>
            <text:list-item>
              <text:p text:style-name="P110">A series of US-brokered agreements that established full diplomatic relations between Israel and several Arab states.</text:p>
            </text:list-item>
            <text:list-item>
              <text:p text:style-name="P110"><text:span text:style-name="Strong_20_Emphasis">Core Agreements (August–September 2020):</text:span></text:p>
              <text:list>
                <text:list-item>
                  <text:p text:style-name="P110"><text:span text:style-name="Strong_20_Emphasis">United Arab Emirates (UAE):</text:span> The first Gulf state to normalize relations. The deal was linked to Israel's agreement to suspend its declared plans to annex parts of the West Bank.</text:p>
                </text:list-item>
                <text:list-item>
                  <text:p text:style-name="P110"><text:span text:style-name="Strong_20_Emphasis">Bahrain:</text:span> Followed the UAE in establishing full ties.</text:p>
                </text:list-item>
              </text:list>
            </text:list-item>
            <text:list-item>
              <text:p text:style-name="P110"><text:span text:style-name="Strong_20_Emphasis">Subsequent Agreements:</text:span></text:p>
              <text:list>
                <text:list-item>
                  <text:p text:style-name="P110"><text:span text:style-name="Strong_20_Emphasis">Sudan:</text:span> Agreed to normalize relations in exchange for the US removing Sudan from its list of state sponsors of terrorism and providing economic aid.</text:p>
                </text:list-item>
                <text:list-item>
                  <text:p text:style-name="P110"><text:span text:style-name="Strong_20_Emphasis">Morocco:</text:span> Agreed to normalize relations in exchange for US recognition of Moroccan sovereignty over the disputed territory of Western Sahara.</text:p>
                </text:list-item>
              </text:list>
            </text:list-item>
            <text:list-item>
              <text:p text:style-name="P110"><text:span text:style-name="Strong_20_Emphasis">Paradigm Shift:</text:span> The accords broke with the long-standing Arab consensus embodied in the API, which made normalization contingent on resolving the Palestinian issue. The accords prioritized bilateral state interests.</text:p>
            </text:list-item>
            <text:list-item>
              <text:p text:style-name="P110"><text:span text:style-name="Strong_20_Emphasis">Motivations:</text:span></text:p>
              <text:list>
                <text:list-item>
                  <text:p text:style-name="P110"><text:span text:style-name="Strong_20_Emphasis">Shared threat perception of Iran:</text:span> A key driver, creating a de facto strategic alignment between Israel and the Gulf monarchies.</text:p>
                </text:list-item>
                <text:list-item>
                  <text:p text:style-name="P110"><text:span text:style-name="Strong_20_Emphasis">Economic and Technological Interests:</text:span> Gulf states sought access to Israeli high-tech, cybersecurity, and agricultural technology.</text:p>
                </text:list-item>
                <text:list-item>
                  <text:p text:style-name="P110"><text:span text:style-name="Strong_20_Emphasis">Shifting Regional Priorities:</text:span> A growing view among some Gulf leaders that the Palestinian issue should not hold their national interests hostage.</text:p>
                </text:list-item>
              </text:list>
            </text:list-item>
            <text:list-item>
              <text:p text:style-name="P110"><text:span text:style-name="Strong_20_Emphasis">Palestinian Reaction:</text:span> The Palestinian leadership across all factions condemned the accords as a "stab in the back" and a betrayal of the Arab consensus, viewing it as undermining their leverage for a two-state solution.</text:p>
            </text:list-item>
          </text:list>
        </text:list-item>
      </text:list>
      <text:p text:style-name="P3"><text:soft-page-break/><text:span text:style-name="Strong_20_Emphasis">SECTION 2.11.2: US Foreign Policy in the Middle East</text:span></text:p>
      <text:list text:style-name="L61">
        <text:list-item>
          <text:p text:style-name="P111"><text:span text:style-name="Strong_20_Emphasis">Pillars of the "Special Relationship"</text:span></text:p>
          <text:list>
            <text:list-item>
              <text:p text:style-name="P111"><text:span text:style-name="Strong_20_Emphasis">Strategic Alignment:</text:span> During the Cold War, Israel was seen as a key democratic, pro-Western ally and a bulwark against Soviet-backed Arab states. Post-Cold War, this evolved into a partnership based on shared intelligence, counter-terrorism, and containing regional threats like Iran.</text:p>
            </text:list-item>
            <text:list-item>
              <text:p text:style-name="P111"><text:span text:style-name="Strong_20_Emphasis">Qualitative Military Edge (QME):</text:span> A cornerstone of US policy enshrined in law. It mandates that the US ensure Israel maintains military and technological superiority over any credible combination of regional adversaries. This guides all US arms sales to the region.</text:p>
            </text:list-item>
            <text:list-item>
              <text:p text:style-name="P111"><text:span text:style-name="Strong_20_Emphasis">Financial Aid:</text:span> Israel is the largest cumulative recipient of US foreign aid since World War II. Under a 10-year Memorandum of Understanding (MOU) signed in 2016, the US provides $3.8 billion annually in military aid, much of which must be spent on US-made defense equipment. The US also provides billions in funding for joint missile defense programs like Iron Dome, David's Sling, and Arrow.</text:p>
            </text:list-item>
            <text:list-item>
              <text:p text:style-name="P111"><text:span text:style-name="Strong_20_Emphasis">Domestic Political Support:</text:span> The relationship is sustained by broad, bipartisan support in the US Congress and the influence of a well-organized pro-Israel lobby, most notably the American Israel Public Affairs Committee (AIPAC).</text:p>
            </text:list-item>
          </text:list>
        </text:list-item>
        <text:list-item>
          <text:p text:style-name="P111"><text:span text:style-name="Strong_20_Emphasis">The US as Peacemaker and Mediator</text:span></text:p>
          <text:list>
            <text:list-item>
              <text:p text:style-name="P111">Since the 1970s, the US has been the primary external mediator in the Israeli-Palestinian and broader Arab-Israeli conflicts.</text:p>
            </text:list-item>
            <text:list-item>
              <text:p text:style-name="P111"><text:span text:style-name="Strong_20_Emphasis">Shuttle Diplomacy:</text:span> Perfected by Secretary of State Henry Kissinger after the 1973 war, this involves an intermediary traveling back and forth between parties who refuse to meet directly. It resulted in the Sinai I and Sinai II disengagement agreements.</text:p>
            </text:list-item>
            <text:list-item>
              <text:p text:style-name="P111"><text:span text:style-name="Strong_20_Emphasis">Presidential Engagement:</text:span></text:p>
              <text:list>
                <text:list-item>
                  <text:p text:style-name="P111"><text:span text:style-name="Strong_20_Emphasis">Camp David (1978):</text:span> President Jimmy Carter personally sequestered Begin and Sadat for 13 days at the presidential retreat, leading to the breakthrough Camp David Accords.</text:p>
                </text:list-item>
                <text:list-item>
                  <text:p text:style-name="P111"><text:span text:style-name="Strong_20_Emphasis">Oslo Process (1990s):</text:span> While the initial breakthrough was Norwegian-led, President Bill Clinton invested enormous personal effort, hosting the 1993 White House signing, and brokering subsequent agreements like the Wye River Memorandum. His failed Camp David summit in 2000 and the subsequent "Clinton Parameters" represented the high-water mark of this approach.</text:p>
                </text:list-item>
                <text:list-item>
                  <text:p text:style-name="P111"><text:span text:style-name="Strong_20_Emphasis">The "Roadmap" (2003):</text:span> The George W. Bush administration initiated the "Roadmap for Peace," a performance-based plan created by the Quartet, but US leadership remained central.</text:p>
                </text:list-item>
                <text:list-item>
                  <text:p text:style-name="P111"><text:soft-page-break/><text:span text:style-name="Strong_20_Emphasis">Annapolis Conference (2007):</text:span> A US-led effort to revive final status talks between Israeli PM Ehud Olmert and PA President Mahmoud Abbas.</text:p>
                </text:list-item>
              </text:list>
            </text:list-item>
          </text:list>
        </text:list-item>
        <text:list-item>
          <text:p text:style-name="P111"><text:span text:style-name="Strong_20_Emphasis">Policy Positions and Administrative Shifts</text:span></text:p>
          <text:list>
            <text:list-item>
              <text:p text:style-name="P111"><text:span text:style-name="Strong_20_Emphasis">The Two-State Solution:</text:span> Since the Clinton administration, this has been the declared objective of US policy, envisioning an independent, viable Palestinian state alongside a secure Israel.</text:p>
            </text:list-item>
            <text:list-item>
              <text:p text:style-name="P111"><text:span text:style-name="Strong_20_Emphasis">Israeli Settlements:</text:span> Official US policy for decades has been that settlements are an "obstacle to peace" or "illegitimate." The Obama administration allowed UNSC Resolution 2334, which condemned settlements as a "flagrant violation" of international law, to pass by abstaining. The Trump administration reversed this long-standing policy, declaring that settlements were not, per se, inconsistent with international law.</text:p>
            </text:list-item>
            <text:list-item>
              <text:p text:style-name="P111"><text:span text:style-name="Strong_20_Emphasis">Jerusalem:</text:span> For decades, the US maintained that the final status of Jerusalem must be decided through negotiations, keeping its embassy in Tel Aviv. In December 2017, President Donald Trump formally recognized Jerusalem as Israel's capital and moved the US embassy there in May 2018.</text:p>
            </text:list-item>
            <text:list-item>
              <text:p text:style-name="P111"><text:span text:style-name="Strong_20_Emphasis">Golan Heights:</text:span> In March 2019, the Trump administration formally recognized Israeli sovereignty over the Golan Heights, another departure from international consensus.</text:p>
            </text:list-item>
            <text:list-item>
              <text:p text:style-name="P111"><text:span text:style-name="Strong_20_Emphasis">Refugees:</text:span> The US has historically supported UNRWA as the main agency providing for Palestinian refugees. The Trump administration defunded UNRWA in 2018, questioning its mission and the definition of a refugee. The Biden administration later restored funding.</text:p>
            </text:list-item>
          </text:list>
        </text:list-item>
      </text:list>
      <text:p text:style-name="P3"/>
      <text:p text:style-name="P10"/>
      <text:p text:style-name="P3"><text:span text:style-name="Strong_20_Emphasis">PART II: CORE SURVEYS (CONTINUED)</text:span></text:p>
      <text:p text:style-name="P3"><text:span text:style-name="Strong_20_Emphasis">CHAPTER 2.12: Conflict Resolution Frameworks</text:span></text:p>
      <text:p text:style-name="P3"><text:span text:style-name="Strong_20_Emphasis">SECTION 2.12.1: Two-State Solution Debates</text:span></text:p>
      <text:list text:style-name="L62">
        <text:list-item>
          <text:p text:style-name="P112"><text:span text:style-name="Strong_20_Emphasis">Core Concept</text:span></text:p>
          <text:list>
            <text:list-item>
              <text:p text:style-name="P112">The two-state solution envisions the partition of Mandate Palestine into two states for two peoples: the State of Israel and an independent State of Palestine.</text:p>
            </text:list-item>
            <text:list-item>
              <text:p text:style-name="P112"><text:span text:style-name="Strong_20_Emphasis">The "1967 Lines":</text:span> The framework is based on the 1967 borders (the Green Line) that existed before the Six-Day War.</text:p>
            </text:list-item>
            <text:list-item>
              <text:p text:style-name="P112"><text:span text:style-name="Strong_20_Emphasis">Land Swaps:</text:span> It universally incorporates the idea of "land swaps," where Israel would annex some of the large settlement blocs in the West Bank that are contiguous to the Green Line, and in exchange, would transfer an equivalent amount of territory from within its own pre-1967 borders to the future Palestinian state.</text:p>
            </text:list-item>
            <text:list-item>
              <text:p text:style-name="P112"><text:soft-page-break/><text:span text:style-name="Strong_20_Emphasis">International Consensus:</text:span> This framework has been the basis of virtually all major peace negotiations since the 1990s and represents the consensus position of the international community, including the UN, the US (historically), the European Union, and the Arab League (via the Arab Peace Initiative).</text:p>
            </text:list-item>
          </text:list>
        </text:list-item>
        <text:list-item>
          <text:p text:style-name="P112"><text:span text:style-name="Strong_20_Emphasis">Final Status Issues: The Major Sticking Points</text:span></text:p>
          <text:list>
            <text:list-item>
              <text:p text:style-name="P112">The two-state paradigm requires resolving a set of core, deeply contentious "final status" issues.</text:p>
            </text:list-item>
            <text:list-item>
              <text:p text:style-name="P112"><text:span text:style-name="Strong_20_Emphasis">1. Borders and Settlements:</text:span></text:p>
              <text:list>
                <text:list-item>
                  <text:p text:style-name="P112"><text:span text:style-name="Strong_20_Emphasis">Palestinian Position:</text:span> A sovereign, viable, and contiguous state based on the June 4, 1967 lines, with minor, one-for-one land swaps.</text:p>
                </text:list-item>
                <text:list-item>
                  <text:p text:style-name="P112"><text:span text:style-name="Strong_20_Emphasis">Israeli Position:</text:span> Varies, but generally seeks to annex the major settlement blocs (Gush Etzion, Ma'ale Adumim, Ariel) and maintain security control over the Jordan Valley. The debate is over the percentage of the West Bank to be annexed (ranging from 3-4% in more dovish proposals to over 10%).</text:p>
                </text:list-item>
                <text:list-item>
                  <text:p text:style-name="P112"><text:span text:style-name="Strong_20_Emphasis">The Problem:</text:span> The extensive network of settlements, particularly deep inside the West Bank, and their associated infrastructure (bypass roads, security zones) makes drawing a contiguous and viable Palestinian state extremely difficult.</text:p>
                </text:list-item>
              </text:list>
            </text:list-item>
            <text:list-item>
              <text:p text:style-name="P112"><text:span text:style-name="Strong_20_Emphasis">2. Jerusalem:</text:span></text:p>
              <text:list>
                <text:list-item>
                  <text:p text:style-name="P112"><text:span text:style-name="Strong_20_Emphasis">Palestinian Position:</text:span> East Jerusalem as the capital of the State of Palestine, including sovereignty over the Muslim and Christian holy sites in the Old City.</text:p>
                </text:list-item>
                <text:list-item>
                  <text:p text:style-name="P112"><text:span text:style-name="Strong_20_Emphasis">Israeli Position:</text:span> Jerusalem must remain the "eternal, undivided capital" of Israel.</text:p>
                </text:list-item>
                <text:list-item>
                  <text:p text:style-name="P112"><text:span text:style-name="Strong_20_Emphasis">Proposed Compromises (e.g., Clinton Parameters):</text:span> "What is Jewish should be Israeli, what is Arab should be Palestinian." This would involve dividing sovereignty along ethnic lines, with Israeli sovereignty over Jewish neighborhoods in East Jerusalem and the Western Wall, and Palestinian sovereignty over Arab neighborhoods and the Temple Mount/Haram al-Sharif.</text:p>
                </text:list-item>
              </text:list>
            </text:list-item>
            <text:list-item>
              <text:p text:style-name="P112"><text:span text:style-name="Strong_20_Emphasis">3. Refugees:</text:span></text:p>
              <text:list>
                <text:list-item>
                  <text:p text:style-name="P112"><text:span text:style-name="Strong_20_Emphasis">Palestinian Position:</text:span> Demands the implementation of UN General Assembly Resolution 194, which recognizes the "Right of Return" for Palestinian refugees and their descendants to their former homes and lands inside what is now Israel. This is a foundational element of the Palestinian national narrative.</text:p>
                </text:list-item>
                <text:list-item>
                  <text:p text:style-name="P112"><text:span text:style-name="Strong_20_Emphasis">Israeli Position:</text:span> Completely rejects the Right of Return on a demographic basis, arguing that the influx of millions of Palestinian refugees would mean the end of Israel as a Jewish-majority state. Israel insists the refugee problem must be resolved through compensation and resettlement in the future Palestinian state or third countries.</text:p>
                </text:list-item>
                <text:list-item>
                  <text:p text:style-name="P112"><text:soft-page-break/><text:span text:style-name="Strong_20_Emphasis">Proposed Compromises:</text:span> A symbolic return of a limited, agreed-upon number of refugees to Israel proper, with the vast majority receiving compensation and citizenship in the State of Palestine.</text:p>
                </text:list-item>
              </text:list>
            </text:list-item>
            <text:list-item>
              <text:p text:style-name="P112"><text:span text:style-name="Strong_20_Emphasis">4. Security:</text:span></text:p>
              <text:list>
                <text:list-item>
                  <text:p text:style-name="P112"><text:span text:style-name="Strong_20_Emphasis">Israeli Position:</text:span> Insists on overriding security control over the entire area west of the Jordan River. Demands that the future Palestinian state be demilitarized and that Israel maintain military control over its airspace and the Jordan Valley to prevent weapons smuggling and external threats.</text:p>
                </text:list-item>
                <text:list-item>
                  <text:p text:style-name="P112"><text:span text:style-name="Strong_20_Emphasis">Palestinian Position:</text:span> Demands a fully sovereign state with control over its own borders and security, possibly with international forces deployed for a transitional period. A permanent Israeli military presence is seen as incompatible with sovereignty.</text:p>
                </text:list-item>
              </text:list>
            </text:list-item>
          </text:list>
        </text:list-item>
        <text:list-item>
          <text:p text:style-name="P112"><text:span text:style-name="Strong_20_Emphasis">Viability and Criticisms</text:span></text:p>
          <text:list>
            <text:list-item>
              <text:p text:style-name="P112"><text:span text:style-name="Strong_20_Emphasis">Arguments for Demise:</text:span> A growing number of analysts, activists, and even former political leaders on both sides argue that the two-state solution is no longer viable.</text:p>
              <text:list>
                <text:list-item>
                  <text:p text:style-name="P112"><text:span text:style-name="Strong_20_Emphasis">"Facts on the Ground":</text:span> The primary argument is that the number of Israeli settlers in the West Bank (over 450,000, not including East Jerusalem) and the fragmentation of Palestinian territory have made the creation of a contiguous, viable state physically impossible. The settlement enterprise has effectively created a one-state reality.</text:p>
                </text:list-item>
                <text:list-item>
                  <text:p text:style-name="P112"><text:span text:style-name="Strong_20_Emphasis">Political Will:</text:span> Both societies have seen a decline in popular support for the two-state solution and a radicalization of their politics, with leadership on both sides seen as either unable or unwilling to make the necessary historic compromises.</text:p>
                </text:list-item>
                <text:list-item>
                  <text:p text:style-name="P112"><text:span text:style-name="Strong_20_Emphasis">The Gaza Problem:</text:span> The political split between the Hamas-ruled Gaza Strip and the Fatah-led West Bank presents a major obstacle, as it is unclear who could negotiate on behalf of a unified Palestinian entity.</text:p>
                </text:list-item>
              </text:list>
            </text:list-item>
            <text:list-item>
              <text:p text:style-name="P112"><text:span text:style-name="Strong_20_Emphasis">Arguments for its Endurance:</text:span></text:p>
              <text:list>
                <text:list-item>
                  <text:p text:style-name="P112">Proponents argue that despite the challenges, it remains the "least bad" option and the only framework that addresses the core national aspirations of both peoples.</text:p>
                </text:list-item>
                <text:list-item>
                  <text:p text:style-name="P112">It is seen as the only way to ensure Israel's future as both a Jewish and a democratic state, by separating it from a large, disenfranchised Palestinian population.</text:p>
                </text:list-item>
                <text:list-item>
                  <text:p text:style-name="P112">They argue that the settlement issue, while difficult, is not insurmountable and could be resolved through land swaps and the evacuation of more isolated settlements.</text:p>
                </text:list-item>
              </text:list>
            </text:list-item>
          </text:list>
        </text:list-item>
      </text:list>
      <text:p text:style-name="P3"><text:span text:style-name="Strong_20_Emphasis">SECTION 2.12.2: One-State Models and Alternatives</text:span></text:p>
      <text:list text:style-name="L63">
        <text:list-item>
          <text:p text:style-name="P113"><text:soft-page-break/><text:span text:style-name="Strong_20_Emphasis">The "One-State Solution"</text:span></text:p>
          <text:list>
            <text:list-item>
              <text:p text:style-name="P113">This is a broad term for a range of models that propose a single state in all the territory of Mandate Palestine (between the Jordan River and the Mediterranean Sea). It is a paradigm gaining traction as faith in the two-state solution wanes.</text:p>
            </text:list-item>
            <text:list-item>
              <text:p text:style-name="P113"><text:span text:style-name="Strong_20_Emphasis">1. The Democratic, Secular State (Binationalism):</text:span></text:p>
              <text:list>
                <text:list-item>
                  <text:p text:style-name="P113"><text:span text:style-name="Strong_20_Emphasis">Concept:</text:span> The creation of a single, secular, democratic state with a constitution that guarantees equal rights for all its citizens, irrespective of ethnicity or religion. This model is favored by many Palestinian intellectuals (e.g., Edward Said, Ali Abunimah) and a small number of Israeli leftists.</text:p>
                </text:list-item>
                <text:list-item>
                  <text:p text:style-name="P113"><text:span text:style-name="Strong_20_Emphasis">Vision:</text:span> A "state for all its citizens," dismantling the structures of ethno-national privilege. Power would be shared through democratic institutions.</text:p>
                </text:list-item>
                <text:list-item>
                  <text:p text:style-name="P113"><text:span text:style-name="Strong_20_Emphasis">Challenges:</text:span></text:p>
                  <text:list>
                    <text:list-item>
                      <text:p text:style-name="P113"><text:span text:style-name="Strong_20_Emphasis">Zionist Opposition:</text:span> It is fundamentally antithetical to Zionism, as the creation of a state with a Palestinian majority or plurality would mean the end of Israel as a Jewish state.</text:p>
                    </text:list-item>
                    <text:list-item>
                      <text:p text:style-name="P113"><text:span text:style-name="Strong_20_Emphasis">Power Dynamics:</text:span> Israelis fear that given the history of conflict, a one-state model would quickly descend into civil war or result in the oppression of the Jewish minority.</text:p>
                    </text:list-item>
                    <text:list-item>
                      <text:p text:style-name="P113"><text:span text:style-name="Strong_20_Emphasis">Implementation:</text:span> The practical challenges of merging two deeply antagonistic national communities, economies, and legal systems are immense.</text:p>
                    </text:list-item>
                  </text:list>
                </text:list-item>
              </text:list>
            </text:list-item>
            <text:list-item>
              <text:p text:style-name="P113"><text:span text:style-name="Strong_20_Emphasis">2. The "Apartheid State" or De Facto One-State Reality:</text:span></text:p>
              <text:list>
                <text:list-item>
                  <text:p text:style-name="P113"><text:span text:style-name="Strong_20_Emphasis">Concept:</text:span> This is not a proposed solution, but a description of the current reality or a projection of its continuation.</text:p>
                </text:list-item>
                <text:list-item>
                  <text:p text:style-name="P113"><text:span text:style-name="Strong_20_Emphasis">Argument:</text:span> Israel already exercises permanent control over the entire territory and its populations, but with a system of unequal rights. Jews in Israel and the West Bank settlements enjoy full citizenship, while Palestinians in the West Bank live under military law without political rights, and Palestinians in Gaza are blockaded.</text:p>
                </text:list-item>
                <text:list-item>
                  <text:p text:style-name="P113">Human rights organizations (both Israeli, like B'Tselem, and international, like Human Rights Watch and Amnesty International) have increasingly used the legal term "apartheid" to describe this system of structured discrimination and domination.</text:p>
                </text:list-item>
              </text:list>
            </text:list-item>
            <text:list-item>
              <text:p text:style-name="P113"><text:span text:style-name="Strong_20_Emphasis">3. The Israeli Right's One-State Vision (Annexation):</text:span></text:p>
              <text:list>
                <text:list-item>
                  <text:p text:style-name="P113"><text:span text:style-name="Strong_20_Emphasis">Concept:</text:span> A vision promoted by elements of the Israeli far-right, which advocates for the formal Israeli annexation of the West Bank (or at least Area C).</text:p>
                </text:list-item>
                <text:list-item>
                  <text:p text:style-name="P113"><text:soft-page-break/><text:span text:style-name="Strong_20_Emphasis">The Demographic Dilemma:</text:span> Proponents are divided on the status of the Palestinian population in the annexed territory.</text:p>
                  <text:list>
                    <text:list-item>
                      <text:p text:style-name="P113">Some advocate for granting them permanent residency but not citizenship, maintaining Jewish demographic control at the cost of democracy.</text:p>
                    </text:list-item>
                    <text:list-item>
                      <text:p text:style-name="P113">Others propose granting them citizenship, believing that a combination of Jewish immigration and higher Jewish birth rates can maintain a Jewish majority.</text:p>
                    </text:list-item>
                    <text:list-item>
                      <text:p text:style-name="P113">More extreme versions envision "transfer" (expulsion) or incentivized emigration of the Palestinian population.</text:p>
                    </text:list-item>
                  </text:list>
                </text:list-item>
              </text:list>
            </text:list-item>
          </text:list>
        </text:list-item>
        <text:list-item>
          <text:p text:style-name="P113"><text:span text:style-name="Strong_20_Emphasis">Confederation Models</text:span></text:p>
          <text:list>
            <text:list-item>
              <text:p text:style-name="P113"><text:span text:style-name="Strong_20_Emphasis">Concept:</text:span> A middle ground between the one-state and two-state solutions.</text:p>
            </text:list-item>
            <text:list-item>
              <text:p text:style-name="P113"><text:span text:style-name="Strong_20_Emphasis">Israel-Palestine Confederation:</text:span> Proposes the creation of two independent states, Israel and Palestine, which would then join in a confederation with shared institutions to manage issues like security, economy, and freedom of movement. Citizens could potentially live in the other state as permanent residents (e.g., settlers could remain in Palestine, Palestinian refugees could live in Israel).</text:p>
            </text:list-item>
            <text:list-item>
              <text:p text:style-name="P113"><text:span text:style-name="Strong_20_Emphasis">Jordan-Palestine Confederation:</text:span> A long-standing idea to resolve the issue by re-linking a Palestinian entity in the West Bank with the Hashemite Kingdom of Jordan. This is unpopular with Palestinians who demand full independence, and with Jordan, which fears the demographic and political consequences.</text:p>
            </text:list-item>
          </text:list>
        </text:list-item>
        <text:list-item>
          <text:p text:style-name="P113"><text:span text:style-name="Strong_20_Emphasis">Autonomy Plans ("Economic Peace")</text:span></text:p>
          <text:list>
            <text:list-item>
              <text:p text:style-name="P113"><text:span text:style-name="Strong_20_Emphasis">Concept:</text:span> Often promoted by the Israeli right as an alternative to Palestinian statehood.</text:p>
            </text:list-item>
            <text:list-item>
              <text:p text:style-name="P113"><text:span text:style-name="Strong_20_Emphasis">Vision:</text:span> Palestinians would be granted extensive municipal self-rule ("autonomy on steroids") in their population centers in Areas A and B. They would manage their own civil affairs but would lack sovereignty. Israel would retain overriding security control, control of borders, and control over all of Area C.</text:p>
            </text:list-item>
            <text:list-item>
              <text:p text:style-name="P113">This is often coupled with a vision of "economic peace," where economic development and improved living standards are seen as a substitute for political rights and national aspirations.</text:p>
            </text:list-item>
            <text:list-item>
              <text:p text:style-name="P113"><text:span text:style-name="Strong_20_Emphasis">Criticism:</text:span> Palestinians overwhelmingly reject this model as a repackaging of the status quo that perpetuates occupation and denies them self-determination.</text:p>
            </text:list-item>
          </text:list>
        </text:list-item>
      </text:list>
      <text:p text:style-name="P3"><text:span text:style-name="Strong_20_Emphasis">SECTION 2.12.3: International Law and Human Rights</text:span></text:p>
      <text:list text:style-name="L64">
        <text:list-item>
          <text:p text:style-name="P114"><text:span text:style-name="Strong_20_Emphasis">Legal Status of the Territories</text:span></text:p>
          <text:list>
            <text:list-item>
              <text:p text:style-name="P114"><text:soft-page-break/><text:span text:style-name="Strong_20_Emphasis">International Consensus:</text:span> The vast majority of states and international legal bodies (including the International Court of Justice - ICJ, and the UN) consider the West Bank, Gaza Strip, and East Jerusalem to be "occupied territory."</text:p>
            </text:list-item>
            <text:list-item>
              <text:p text:style-name="P114"><text:span text:style-name="Strong_20_Emphasis">Applicable Law:</text:span> As such, the primary legal framework governing Israel's conduct is the law of belligerent occupation, principally the <text:span text:style-name="Strong_20_Emphasis">Fourth Geneva Convention of 1949</text:span> (Relative to the Protection of Civilian Persons in Time of War) and the <text:span text:style-name="Strong_20_Emphasis">Hague Regulations of 1907</text:span>.</text:p>
            </text:list-item>
            <text:list-item>
              <text:p text:style-name="P114"><text:span text:style-name="Strong_20_Emphasis">Israeli Position:</text:span> The official position of the Israeli government is that the territories are not "occupied" but "disputed." The legal argument is that since no sovereign state was legitimately in control of the territories when Israel captured them in 1967 (Jordan's annexation of the West Bank was not widely recognized), they cannot be legally considered "occupied." Israel states that it voluntarily applies the "humanitarian provisions" of the Fourth Geneva Convention but rejects its full de jure applicability.</text:p>
            </text:list-item>
          </text:list>
        </text:list-item>
        <text:list-item>
          <text:p text:style-name="P114"><text:span text:style-name="Strong_20_Emphasis">Key Legal Issues</text:span></text:p>
          <text:list>
            <text:list-item>
              <text:p text:style-name="P114"><text:span text:style-name="Strong_20_Emphasis">Israeli Settlements:</text:span></text:p>
              <text:list>
                <text:list-item>
                  <text:p text:style-name="P114"><text:span text:style-name="Strong_20_Emphasis">Article 49(6) of the Fourth Geneva Convention</text:span> states: "The Occupying Power shall not deport or transfer parts of its own civilian population into the territory it occupies."</text:p>
                </text:list-item>
                <text:list-item>
                  <text:p text:style-name="P114">The international community views this article as explicitly prohibiting the establishment of Israeli settlements, which are therefore considered illegal under international law.</text:p>
                </text:list-item>
                <text:list-item>
                  <text:p text:style-name="P114">The ICJ's 2004 advisory opinion on the legality of the separation barrier affirmed this position.</text:p>
                </text:list-item>
              </text:list>
            </text:list-item>
            <text:list-item>
              <text:p text:style-name="P114"><text:span text:style-name="Strong_20_Emphasis">The Separation Barrier:</text:span></text:p>
              <text:list>
                <text:list-item>
                  <text:p text:style-name="P114">The ICJ's 2004 advisory opinion found that the route of the barrier, which deviates significantly from the Green Line and cuts deep into the West Bank, violates international law.</text:p>
                </text:list-item>
              </text:list>
            </text:list-item>
            <text:list-item>
              <text:p text:style-name="P114"><text:span text:style-name="Strong_20_Emphasis">Use of Force and Collective Punishment:</text:span></text:p>
              <text:list>
                <text:list-item>
                  <text:p text:style-name="P114">International humanitarian law (IHL) strictly regulates the use of force by an occupying power. The principles of distinction (distinguishing between combatants and civilians) and proportionality (ensuring that collateral damage is not excessive in relation to the military advantage gained) are central.</text:p>
                </text:list-item>
                <text:list-item>
                  <text:p text:style-name="P114">Practices such as punitive house demolitions, prolonged curfews, and comprehensive closures are widely condemned by human rights organizations as forms of "collective punishment," which are prohibited by Article 33 of the Fourth Geneva Convention.</text:p>
                </text:list-item>
              </text:list>
            </text:list-item>
            <text:list-item>
              <text:p text:style-name="P114"><text:span text:style-name="Strong_20_Emphasis">Jerusalem:</text:span></text:p>
              <text:list>
                <text:list-item>
                  <text:p text:style-name="P114"><text:soft-page-break/>UN Security Council resolutions (e.g., UNSCR 478) have declared Israel's 1980 "Jerusalem Law," which formalized the annexation of East Jerusalem, to be a violation of international law and "null and void."</text:p>
                </text:list-item>
              </text:list>
            </text:list-item>
          </text:list>
        </text:list-item>
        <text:list-item>
          <text:p text:style-name="P114"><text:span text:style-name="Strong_20_Emphasis">International Justice Mechanisms</text:span></text:p>
          <text:list>
            <text:list-item>
              <text:p text:style-name="P114"><text:span text:style-name="Strong_20_Emphasis">International Court of Justice (ICJ):</text:span> The principal judicial organ of the UN. It settles legal disputes between states and gives advisory opinions on legal questions. Its 2004 opinion on the barrier is the most significant ruling on the conflict to date. In 2022, the UN General Assembly voted to request another advisory opinion from the ICJ on the legal consequences of Israel's ongoing occupation.</text:p>
            </text:list-item>
            <text:list-item>
              <text:p text:style-name="P114"><text:span text:style-name="Strong_20_Emphasis">International Criminal Court (ICC):</text:span></text:p>
              <text:list>
                <text:list-item>
                  <text:p text:style-name="P114">An independent judicial body with jurisdiction to prosecute individuals for the gravest international crimes: genocide, crimes against humanity, war crimes, and the crime of aggression.</text:p>
                </text:list-item>
                <text:list-item>
                  <text:p text:style-name="P114">In 2015, the State of Palestine acceded to the Rome Statute, the treaty that established the ICC.</text:p>
                </text:list-item>
                <text:list-item>
                  <text:p text:style-name="P114">In 2021, the ICC's Pre-Trial Chamber ruled that the Court's territorial jurisdiction extends to the territories occupied by Israel since 1967.</text:p>
                </text:list-item>
                <text:list-item>
                  <text:p text:style-name="P114">The ICC Office of the Prosecutor subsequently opened a formal investigation into the "Situation in Palestine," looking at alleged crimes committed by both Israeli forces (e.g., in relation to settlements, the 2014 Gaza war) and Palestinian militant groups like Hamas (e.g., rocket attacks on civilians).</text:p>
                </text:list-item>
                <text:list-item>
                  <text:p text:style-name="P114">Israel is not a state party to the Rome Statute and vehemently rejects the ICC's jurisdiction.</text:p>
                </text:list-item>
              </text:list>
            </text:list-item>
          </text:list>
        </text:list-item>
      </text:list>
      <text:p text:style-name="P3"><text:line-break/>⟨COMPLETE⟩</text:p>
      <text:p text:style-name="P10"/>
      <text:p text:style-name="P3"><text:span text:style-name="Strong_20_Emphasis">PART III: ADVANCED / SPECIALISED</text:span></text:p>
      <text:p text:style-name="P3"><text:span text:style-name="Strong_20_Emphasis">CHAPTER 3.1: Colonial and Postcolonial Theories Applied</text:span></text:p>
      <text:p text:style-name="P3"><text:span text:style-name="Strong_20_Emphasis">SECTION 3.1.1: Settler Colonialism in Palestine-Israel</text:span></text:p>
      <text:list text:style-name="L65">
        <text:list-item>
          <text:p text:style-name="P115"><text:span text:style-name="Strong_20_Emphasis">Defining Settler Colonialism</text:span></text:p>
          <text:list>
            <text:list-item>
              <text:p text:style-name="P115">A distinct form of colonialism that seeks to replace the original population of the colonized territory with a new society of settlers.</text:p>
            </text:list-item>
            <text:list-item>
              <text:p text:style-name="P115">Unlike classical colonialism, which is based on extracting resources or labor for the benefit of a metropole, settler colonialism operates through a "logic of elimination."</text:p>
            </text:list-item>
            <text:list-item>
              <text:p text:style-name="P115"><text:soft-page-break/>The goal is not to rule over the native population, but to erase them as a sovereign political and social entity from the land. The settlers "come to stay."</text:p>
            </text:list-item>
            <text:list-item>
              <text:p text:style-name="P115">This "logic of elimination" can manifest in various ways, not limited to physical genocide. It includes demographic swamping, spatial confinement (reservations, Bantustans), assimilationist policies, and the erasure of indigenous culture and history from the national narrative.</text:p>
            </text:list-item>
            <text:list-item>
              <text:p text:style-name="P115">The key theorist of this framework is the late Australian scholar Patrick Wolfe, who argued that settler colonialism is a structure, not a historical event, and that the logic of elimination is continuous.</text:p>
            </text:list-item>
          </text:list>
        </text:list-item>
        <text:list-item>
          <text:p text:style-name="P115"><text:span text:style-name="Strong_20_Emphasis">Application to the Israeli-Palestinian Context</text:span></text:p>
          <text:list>
            <text:list-item>
              <text:p text:style-name="P115">This framework analyzes Zionism as a settler-colonial movement originating in Europe, which established a new settler society in Palestine that displaced the indigenous Palestinian Arab population.</text:p>
            </text:list-item>
            <text:list-item>
              <text:p text:style-name="P115">Proponents of this theory argue that Zionism fits the model because its primary objective was the creation of a Jewish-majority state through immigration and land acquisition, which necessitated the displacement of the non-Jewish majority.</text:p>
            </text:list-item>
            <text:list-item>
              <text:p text:style-name="P115">The analysis focuses on specific Zionist ideologies and practices as evidence of settler-colonial logic.</text:p>
            </text:list-item>
          </text:list>
        </text:list-item>
        <text:list-item>
          <text:p text:style-name="P115"><text:span text:style-name="Strong_20_Emphasis">Key Concepts and Arguments in the Settler-Colonial Analysis</text:span></text:p>
          <text:list>
            <text:list-item>
              <text:p text:style-name="P115"><text:span text:style-name="Strong_20_Emphasis">Territoriality and Replacement:</text:span></text:p>
              <text:list>
                <text:list-item>
                  <text:p text:style-name="P115">The Zionist slogan "A land without a people for a people without a land" is presented as a classic settler-colonial trope that erases the presence and claims of the indigenous population.</text:p>
                </text:list-item>
                <text:list-item>
                  <text:p text:style-name="P115">The Jewish National Fund (JNF), established in 1901, purchased land in Palestine and registered it as the inalienable property of the Jewish people in perpetuity. This removed land permanently from the local market and Arab hands.</text:p>
                </text:list-item>
                <text:list-item>
                  <text:p text:style-name="P115">The JNF constitution often stipulated that only Jewish labor could be employed on its lands, a policy aimed at replacing indigenous Arab labor with settler labor.</text:p>
                </text:list-item>
              </text:list>
            </text:list-item>
            <text:list-item>
              <text:p text:style-name="P115"><text:span text:style-name="Strong_20_Emphasis">"Conquest of Labor" and "Hebrew Labor":</text:span></text:p>
              <text:list>
                <text:list-item>
                  <text:p text:style-name="P116">The Labor Zionist ideologies of <text:span text:style-name="T1">Kibbush Ha'Avoda</text:span> (Conquest of Labor) and <text:span text:style-name="T1">Avoda Ivrit</text:span> (Hebrew Labor) are interpreted not just as socialist ideals but as settler-colonial strategies to create a segregated, self-sufficient Jewish economy by displacing Arab workers from the Jewish sector.</text:p>
                </text:list-item>
              </text:list>
            </text:list-item>
            <text:list-item>
              <text:p text:style-name="P115"><text:span text:style-name="Strong_20_Emphasis">The Nakba as a Structure:</text:span></text:p>
              <text:list>
                <text:list-item>
                  <text:p text:style-name="P115"><text:soft-page-break/>The 1948 exodus and expulsion of over 750,000 Palestinians (the Nakba) is seen as the foundational, large-scale act of elimination that enabled the creation of a Jewish-majority state.</text:p>
                </text:list-item>
                <text:list-item>
                  <text:p text:style-name="P115">Within this framework, the prevention of the refugees' return is a continuous policy of elimination, essential for maintaining the state's demographic character.</text:p>
                </text:list-item>
              </text:list>
            </text:list-item>
            <text:list-item>
              <text:p text:style-name="P115"><text:span text:style-name="Strong_20_Emphasis">Ongoing Settler Colonialism:</text:span></text:p>
              <text:list>
                <text:list-item>
                  <text:p text:style-name="P116">The post-1967 Israeli settlement project in the West Bank and East Jerusalem is viewed as a direct continuation of the same settler-colonial logic, seeking to claim more land (<text:span text:style-name="T1">Eretz Israel</text:span>) and demographically alter the territory to preclude a future Palestinian state.</text:p>
                </text:list-item>
                <text:list-item>
                  <text:p text:style-name="P115">The fragmentation of the West Bank into Areas A, B, and C is analyzed as a modern form of creating reservations or Bantustans, confining the indigenous population to disconnected enclaves while the settler society controls the majority of the land and resources.</text:p>
                </text:list-item>
              </text:list>
            </text:list-item>
            <text:list-item>
              <text:p text:style-name="P115"><text:span text:style-name="Strong_20_Emphasis">The "Native" Question:</text:span></text:p>
              <text:list>
                <text:list-item>
                  <text:p text:style-name="P115">The theory posits that a core feature of settler colonialism is the "indigenization" of the settler. The settler society creates a new national identity rooted in the land, portraying itself as the true or rightful native.</text:p>
                </text:list-item>
                <text:list-item>
                  <text:p text:style-name="P115">The creation of the "Sabra"—the native-born, Hebrew-speaking Israeli—is seen as an example of this process.</text:p>
                </text:list-item>
              </text:list>
            </text:list-item>
          </text:list>
        </text:list-item>
        <text:list-item>
          <text:p text:style-name="P115"><text:span text:style-name="Strong_20_Emphasis">Critiques and Counter-Arguments</text:span></text:p>
          <text:list>
            <text:list-item>
              <text:p text:style-name="P115"><text:span text:style-name="Strong_20_Emphasis">Jewish Indigeneity:</text:span> The primary counter-argument is that Jews are not foreign settlers but are themselves indigenous to the land of Israel/Palestine. This view posits Zionism not as a colonial movement but as a movement of national liberation and "re-indigenization" for a people returning to their ancestral homeland after centuries of exile and persecution.</text:p>
            </text:list-item>
            <text:list-item>
              <text:p text:style-name="P115"><text:span text:style-name="Strong_20_Emphasis">Lack of a Metropole:</text:span> A key critique is that Zionism lacks a traditional "metropole" or mother country sponsoring the colonial project. The settlers were often refugees fleeing persecution, not agents of an imperial power.</text:p>
            </text:list-item>
            <text:list-item>
              <text:p text:style-name="P115"><text:span text:style-name="Strong_20_Emphasis">Incomplete Elimination:</text:span> Unlike "purer" cases of settler colonialism (e.g., Tasmania, parts of North America), the "elimination" of the Palestinians was incomplete. A significant Arab minority remained within Israel and became citizens, and a large population persists in the occupied territories, actively resisting its own erasure.</text:p>
            </text:list-item>
            <text:list-item>
              <text:p text:style-name="P115"><text:span text:style-name="Strong_20_Emphasis">Competing Nationalisms:</text:span> An alternative framing is that of two competing national movements with legitimate, overlapping historical claims to the same territory, rather than a simple binary of settler vs. indigenous.</text:p>
            </text:list-item>
            <text:list-item>
              <text:p text:style-name="P115"><text:soft-page-break/><text:span text:style-name="Strong_20_Emphasis">The Holocaust Context:</text:span> This argument emphasizes the unique historical context of Zionism as a response to European antisemitism and the Holocaust, distinguishing it from classic European colonial expansion driven by profit or imperial ambition.</text:p>
            </text:list-item>
          </text:list>
        </text:list-item>
      </text:list>
      <text:p text:style-name="P3"><text:span text:style-name="Strong_20_Emphasis">SECTION 3.1.2: Postcolonial Narratives and Memory</text:span></text:p>
      <text:list text:style-name="L66">
        <text:list-item>
          <text:p text:style-name="P117"><text:span text:style-name="Strong_20_Emphasis">Postcolonial Theory Overview</text:span></text:p>
          <text:list>
            <text:list-item>
              <text:p text:style-name="P117">An academic field that examines the cultural, social, and political legacy of colonialism and imperialism.</text:p>
            </text:list-item>
            <text:list-item>
              <text:p text:style-name="P117">It critiques the construction of knowledge and power dynamics embedded in colonial relationships and analyzes the ways in which colonized peoples resist and subvert colonial discourse.</text:p>
            </text:list-item>
            <text:list-item>
              <text:p text:style-name="P117">Key thinkers include Edward Said, Homi Bhabha, and Gayatri Chakravorty Spivak.</text:p>
            </text:list-item>
          </text:list>
        </text:list-item>
        <text:list-item>
          <text:p text:style-name="P117"><text:span text:style-name="Strong_20_Emphasis">Orientalism and the "Other"</text:span></text:p>
          <text:list>
            <text:list-item>
              <text:p text:style-name="P118">Edward Said's seminal work, <text:span text:style-name="T1">Orientalism</text:span> (1978), argues that the West produced a discourse that constructed the "Orient" (including the Arab world) as its opposite: exotic, irrational, despotic, and unchanging. This served to justify Western colonial rule.</text:p>
            </text:list-item>
            <text:list-item>
              <text:p text:style-name="P117">This framework is applied to analyze how Israeli and Western discourse has often portrayed Palestinians and Arabs as the "Other"—primitive, violent, and incapable of self-government—thereby legitimizing Israeli control and occupation.</text:p>
            </text:list-item>
            <text:list-item>
              <text:p text:style-name="P117">It also examines "self-Orientalism," where Arab elites internalize and reproduce these Western constructs.</text:p>
            </text:list-item>
          </text:list>
        </text:list-item>
        <text:list-item>
          <text:p text:style-name="P117"><text:span text:style-name="Strong_20_Emphasis">Narrative and Counter-Narrative</text:span></text:p>
          <text:list>
            <text:list-item>
              <text:p text:style-name="P117">Postcolonial theory views the conflict as a "war of narratives" between two competing national memories and historical accounts.</text:p>
            </text:list-item>
            <text:list-item>
              <text:p text:style-name="P117"><text:span text:style-name="Strong_20_Emphasis">The Israeli/Zionist Narrative:</text:span></text:p>
              <text:list>
                <text:list-item>
                  <text:p text:style-name="P117">Rooted in a timeline of 2,000 years of exile, persecution (pogroms, the Holocaust), and a yearning for return.</text:p>
                </text:list-item>
                <text:list-item>
                  <text:p text:style-name="P117">Emphasizes biblical claims, the revival of the Hebrew language, and the "redemption" of the land ("making the desert bloom").</text:p>
                </text:list-item>
                <text:list-item>
                  <text:p text:style-name="P117">The 1948 war is framed as a heroic War of Independence against overwhelming odds, and the 1967 war as a defensive miracle.</text:p>
                </text:list-item>
                <text:list-item>
                  <text:p text:style-name="P117">The occupation is often narrated as a security necessity in the face of implacable Arab hostility.</text:p>
                </text:list-item>
              </text:list>
            </text:list-item>
            <text:list-item>
              <text:p text:style-name="P117"><text:span text:style-name="Strong_20_Emphasis">The Palestinian Narrative:</text:span></text:p>
              <text:list>
                <text:list-item>
                  <text:p text:style-name="P117"><text:soft-page-break/>Rooted in the experience of the Nakba of 1948 as the central, traumatic event of dispossession and fragmentation.</text:p>
                </text:list-item>
                <text:list-item>
                  <text:p text:style-name="P117">Emphasizes centuries of continuous presence, a lost agricultural society, and a vibrant culture.</text:p>
                </text:list-item>
                <text:list-item>
                  <text:p text:style-name="P118">The narrative is one of injustice, occupation, resistance (<text:span text:style-name="T1">muqawama</text:span>), and steadfastness (<text:span text:style-name="T1">sumud</text:span>).</text:p>
                </text:list-item>
                <text:list-item>
                  <text:p text:style-name="P117">Memory is preserved and transmitted through oral history, poetry, music, and family stories of lost villages.</text:p>
                </text:list-item>
              </text:list>
            </text:list-item>
          </text:list>
        </text:list-item>
        <text:list-item>
          <text:p text:style-name="P117"><text:span text:style-name="Strong_20_Emphasis">Subaltern Studies and Reclaiming History</text:span></text:p>
          <text:list>
            <text:list-item>
              <text:p text:style-name="P117">Drawing from the work of Gayatri Spivak, this approach asks, "Can the subaltern speak?" It focuses on the difficulty of recovering the histories of non-elite, marginalized groups whose voices have been written out of official, state-centric histories.</text:p>
            </text:list-item>
            <text:list-item>
              <text:p text:style-name="P117">In this context, it promotes the study of Palestinian oral history, particularly Nakba testimonies from peasant and refugee communities, as a crucial method for writing a "history from below" that challenges the dominant Israeli state narrative.</text:p>
            </text:list-item>
          </text:list>
        </text:list-item>
        <text:list-item>
          <text:p text:style-name="P117"><text:span text:style-name="Strong_20_Emphasis">Hybridity, Mimicry, and Ambivalence</text:span></text:p>
          <text:list>
            <text:list-item>
              <text:p text:style-name="P117">Homi Bhabha's work explores the complex, ambivalent space of colonial encounters.</text:p>
            </text:list-item>
            <text:list-item>
              <text:p text:style-name="P117"><text:span text:style-name="Strong_20_Emphasis">Mimicry:</text:span> The colonized subject often "mimics" the colonizer by adopting their language, dress, and institutions (e.g., the Palestinian adoption of modern nationalism and the structures of a nation-state like the PA). This mimicry is never perfect and can become a site of resistance and mockery.</text:p>
            </text:list-item>
            <text:list-item>
              <text:p text:style-name="P117"><text:span text:style-name="Strong_20_Emphasis">Hybridity:</text:span> This describes the new, hybrid cultural forms and identities that emerge from the mixing of colonizer and colonized cultures.</text:p>
            </text:list-item>
            <text:list-item>
              <text:p text:style-name="P117">The identity of Palestinian citizens of Israel is a prime example of hybridity. They navigate a complex identity, speaking both Arabic and Hebrew, participating in Israeli institutions while maintaining a Palestinian national consciousness, creating a unique "third space."</text:p>
            </text:list-item>
          </text:list>
        </text:list-item>
        <text:list-item>
          <text:p text:style-name="P117"><text:span text:style-name="Strong_20_Emphasis">Postcolonial Critique of the "Peace Process"</text:span></text:p>
          <text:list>
            <text:list-item>
              <text:p text:style-name="P117">This analysis critiques the Oslo Accords and other peace frameworks as neo-colonial structures, not genuine paths to decolonization.</text:p>
            </text:list-item>
            <text:list-item>
              <text:p text:style-name="P117">It argues that the accords perpetuated a power imbalance, creating a Palestinian "Bantustan" (the PA in Areas A and B) that was dependent on Israel for its economic and security survival.</text:p>
            </text:list-item>
            <text:list-item>
              <text:p text:style-name="P117">The language of the peace process (e.g., "security," "confidence-building measures") is seen as a discourse that masks the underlying structures of occupation and control.</text:p>
            </text:list-item>
          </text:list>
        </text:list-item>
      </text:list>
      <text:p text:style-name="P3"><text:soft-page-break/><text:span text:style-name="Strong_20_Emphasis">SECTION 3.1.3: Indigenous Studies Comparative Perspectives</text:span></text:p>
      <text:list text:style-name="L67">
        <text:list-item>
          <text:p text:style-name="P119"><text:span text:style-name="Strong_20_Emphasis">Defining Indigeneity</text:span></text:p>
          <text:list>
            <text:list-item>
              <text:p text:style-name="P119">Indigenous Studies is a field focused on the rights, sovereignty, knowledge systems, and experiences of Indigenous peoples worldwide.</text:p>
            </text:list-item>
            <text:list-item>
              <text:p text:style-name="P119">Indigeneity is typically defined by criteria such as: first-comers to a territory, non-dominance in the state, a desire to perpetuate distinct cultural traditions, and a strong connection to ancestral lands.</text:p>
            </text:list-item>
          </text:list>
        </text:list-item>
        <text:list-item>
          <text:p text:style-name="P119"><text:span text:style-name="Strong_20_Emphasis">Palestinian Claims to Indigeneity</text:span></text:p>
          <text:list>
            <text:list-item>
              <text:p text:style-name="P119">Palestinians are framed as the indigenous people of the land based on their long, continuous presence for centuries prior to the advent of Zionism.</text:p>
            </text:list-item>
            <text:list-item>
              <text:p text:style-name="P119">Their society was overwhelmingly agricultural, with deep cultural, linguistic, and social ties to the specific geography of their villages and towns.</text:p>
            </text:list-item>
            <text:list-item>
              <text:p text:style-name="P119">Zionism is presented as an external, settler movement that disrupted and displaced this indigenous society.</text:p>
            </text:list-item>
            <text:list-item>
              <text:p text:style-name="P120">The concept of <text:span text:style-name="T1">sumud</text:span> (steadfastness) is central to this claim, representing a form of indigenous resistance based on remaining on the land despite pressure to leave.</text:p>
            </text:list-item>
          </text:list>
        </text:list-item>
        <text:list-item>
          <text:p text:style-name="P119"><text:span text:style-name="Strong_20_Emphasis">Jewish Claims to Indigeneity</text:span></text:p>
          <text:list>
            <text:list-item>
              <text:p text:style-name="P119">This perspective frames Jews as an indigenous people of Judea/Land of Israel, with origins in the land dating back thousands of years.</text:p>
            </text:list-item>
            <text:list-item>
              <text:p text:style-name="P119">Indigeneity is defined not just by continuous physical presence but by deep, unbroken cultural, linguistic (Hebrew), and religious ties to the land that were maintained throughout the diaspora.</text:p>
            </text:list-item>
            <text:list-item>
              <text:p text:style-name="P119">Zionism is thus framed as the return of an exiled indigenous people to their ancestral homeland.</text:p>
            </text:list-item>
          </text:list>
        </text:list-item>
        <text:list-item>
          <text:p text:style-name="P119"><text:span text:style-name="Strong_20_Emphasis">Comparative Frameworks</text:span></text:p>
          <text:list>
            <text:list-item>
              <text:p text:style-name="P119"><text:span text:style-name="Strong_20_Emphasis">The "Clash of Indigeneities":</text:span> This model views the conflict not as a simple settler-indigenous binary but as a tragic conflict between two groups with competing and legitimate indigenous claims to the same territory.</text:p>
            </text:list-item>
            <text:list-item>
              <text:p text:style-name="P119"><text:span text:style-name="Strong_20_Emphasis">Comparison with North America/Australia:</text:span> Parallels are drawn between the Zionist project and Anglo-European settlement, focusing on:</text:p>
              <text:list>
                <text:list-item>
                  <text:p text:style-name="P120">Doctrines of "empty land" (<text:span text:style-name="T1">terra nullius</text:span>).</text:p>
                </text:list-item>
                <text:list-item>
                  <text:p text:style-name="P119">The establishment of a new settler society that displaces the natives from the most fertile lands.</text:p>
                </text:list-item>
                <text:list-item>
                  <text:p text:style-name="P119"><text:soft-page-break/>The creation of enclaves or reservations (the West Bank 'cantons' and Gaza) to contain the indigenous population.</text:p>
                </text:list-item>
                <text:list-item>
                  <text:p text:style-name="P119">Legal and military struggles over land and resource rights.</text:p>
                </text:list-item>
              </text:list>
            </text:list-item>
            <text:list-item>
              <text:p text:style-name="P119"><text:span text:style-name="Strong_20_Emphasis">The South Africa/Apartheid Analogy:</text:span></text:p>
              <text:list>
                <text:list-item>
                  <text:p text:style-name="P119">This is a highly potent and contentious comparative framework.</text:p>
                </text:list-item>
                <text:list-item>
                  <text:p text:style-name="P119">It compares the Israeli system of control over Palestinians to the system of racial segregation and discrimination in apartheid-era South Africa.</text:p>
                </text:list-item>
                <text:list-item>
                  <text:p text:style-name="P119">Points of comparison include: pass laws (the permit system), racial classification, the creation of quasi-autonomous "homelands" (Bantustans / Areas A &amp; B), separate and unequal legal systems, and the expropriation of land.</text:p>
                </text:list-item>
                <text:list-item>
                  <text:p text:style-name="P119">This analogy has been adopted by numerous Palestinian activists and, more recently, by major human rights organizations like Human Rights Watch, Amnesty International, and Israel's B'Tselem.</text:p>
                </text:list-item>
                <text:list-item>
                  <text:p text:style-name="P119">Critics of the analogy argue that the conflict is national, not racial; that Israeli Arabs have full citizenship rights unlike black South Africans; and that Israeli security measures are a response to violence, not a system of racial subjugation.</text:p>
                </text:list-item>
              </text:list>
            </text:list-item>
          </text:list>
        </text:list-item>
      </text:list>
      <text:p text:style-name="P3"/>
      <text:p text:style-name="P10"/>
      <text:p text:style-name="P3"><text:span text:style-name="Strong_20_Emphasis">PART III: ADVANCED / SPECIALISED (CONTINUED)</text:span></text:p>
      <text:p text:style-name="P3"><text:span text:style-name="Strong_20_Emphasis">CHAPTER 3.2: Nationalism and Identity Politics</text:span></text:p>
      <text:p text:style-name="P3"><text:span text:style-name="Strong_20_Emphasis">SECTION 3.2.1: Ethnonational Narratives Comparative Analysis</text:span></text:p>
      <text:list text:style-name="L68">
        <text:list-item>
          <text:p text:style-name="P121"><text:span text:style-name="Strong_20_Emphasis">Zionist / Israeli Ethnonational Narrative</text:span></text:p>
          <text:list>
            <text:list-item>
              <text:p text:style-name="P121"><text:span text:style-name="Strong_20_Emphasis">Core Logic:</text:span> Defines the Jewish people as an ancient nation, not just a religious group. The narrative is one of national liberation, return, and redemption.</text:p>
            </text:list-item>
            <text:list-item>
              <text:p text:style-name="P121"><text:span text:style-name="Strong_20_Emphasis">Timeline and Key Tropes:</text:span></text:p>
              <text:list>
                <text:list-item>
                  <text:p text:style-name="P122"><text:span text:style-name="Strong_20_Emphasis">Antiquity and Sovereignty:</text:span> Begins with an assertion of an unbroken 3,000-year connection to the Land of Israel (<text:span text:style-name="T1">Eretz Israel</text:span>). It highlights the period of biblical sovereignty (the kingdoms of David and Solomon) as the golden age and rightful basis for modern claims.</text:p>
                </text:list-item>
                <text:list-item>
                  <text:p text:style-name="P122"><text:span text:style-name="Strong_20_Emphasis">Exile and Persecution:</text:span> The destruction of the Second Temple in 70 CE initiates a 2,000-year period of forced exile (<text:span text:style-name="T1">Galut</text:span>). This period is characterized by powerlessness, persecution in host nations (pogroms, the Inquisition), and a constant yearning to return to Zion ("Next year in Jerusalem").</text:p>
                </text:list-item>
                <text:list-item>
                  <text:p text:style-name="P122"><text:soft-page-break/><text:span text:style-name="Strong_20_Emphasis">The Holocaust (</text:span><text:span text:style-name="Strong_20_Emphasis"><text:span text:style-name="T1">Shoah</text:span></text:span><text:span text:style-name="Strong_20_Emphasis">):</text:span> The Holocaust serves as the ultimate proof of the failure of diaspora existence and the existential necessity of a sovereign Jewish state. It is a central, sacred component of Israeli national identity and civil religion.</text:p>
                </text:list-item>
                <text:list-item>
                  <text:p text:style-name="P122"><text:span text:style-name="Strong_20_Emphasis">Return and Redemption:</text:span> Modern Zionism is framed as the political movement that actively fulfilled the ancient dream of return. The pioneers (<text:span text:style-name="T1">halutzim</text:span>) are depicted as redeeming a barren, neglected land ("making the desert bloom").</text:p>
                </text:list-item>
                <text:list-item>
                  <text:p text:style-name="P121"><text:span text:style-name="Strong_20_Emphasis">Independence and Heroism:</text:span> The 1948 war is narrated as a David-and-Goliath "War of Independence," where a small, nascent state fought off invading Arab armies to secure its survival. The "New Hebrew" or "Sabra" archetype—strong, self-reliant, and rooted in the land—is contrasted with the weak "Diaspora Jew."</text:p>
                </text:list-item>
              </text:list>
            </text:list-item>
            <text:list-item>
              <text:p text:style-name="P121"><text:span text:style-name="Strong_20_Emphasis">Function:</text:span> This narrative legitimizes the state's existence, forges a common identity among Jews from diverse backgrounds, and provides a moral and historical justification for its policies and conflicts. It often marginalizes or erases the Palestinian presence and narrative.</text:p>
            </text:list-item>
          </text:list>
        </text:list-item>
        <text:list-item>
          <text:p text:style-name="P121"><text:span text:style-name="Strong_20_Emphasis">Palestinian Ethnonational Narrative</text:span></text:p>
          <text:list>
            <text:list-item>
              <text:p text:style-name="P121"><text:span text:style-name="Strong_20_Emphasis">Core Logic:</text:span> Defines Palestinians as the indigenous people of the land, whose society and national development were violently disrupted by an external colonial movement. The narrative is one of dispossession, resistance, and the struggle for self-determination.</text:p>
            </text:list-item>
            <text:list-item>
              <text:p text:style-name="P121"><text:span text:style-name="Strong_20_Emphasis">Timeline and Key Tropes:</text:span></text:p>
              <text:list>
                <text:list-item>
                  <text:p text:style-name="P122"><text:span text:style-name="Strong_20_Emphasis">Indigeneity and Continuous Presence:</text:span> Emphasizes centuries of uninterrupted existence in Palestine, rooted in a peasant (<text:span text:style-name="T1">fellahin</text:span>) society with deep connections to specific villages and lands. Some versions trace ancestry back to ancient Canaanite or other pre-Israelite peoples.</text:p>
                </text:list-item>
                <text:list-item>
                  <text:p text:style-name="P121"><text:span text:style-name="Strong_20_Emphasis">A Lost "Golden Age":</text:span> The late Ottoman and early Mandate periods are often remembered as a time of a developing, pluralistic civil society and burgeoning national consciousness before the full impact of Zionism.</text:p>
                </text:list-item>
                <text:list-item>
                  <text:p text:style-name="P122"><text:span text:style-name="Strong_20_Emphasis">The Nakba ("The Catastrophe"):</text:span> The 1948 war and the resulting expulsion and flight of the majority of the population is the foundational trauma and central event of the national narrative. It represents a "shattering" (<text:span text:style-name="T1">tashattut</text:span>) of Palestinian society. The keys to lost homes and deeds to lost land are powerful symbols of this memory.</text:p>
                </text:list-item>
                <text:list-item>
                  <text:p text:style-name="P121"><text:span text:style-name="Strong_20_Emphasis">Exile and Fragmentation:</text:span> The post-1948 experience is defined by life in refugee camps, statelessness, and the fragmentation of the Palestinian people into separate communities (West Bank, Gaza, Israel, diaspora).</text:p>
                </text:list-item>
                <text:list-item>
                  <text:p text:style-name="P122"><text:span text:style-name="Strong_20_Emphasis">Sumud (Steadfastness) and Muqawama (Resistance):</text:span> These are the two central concepts of Palestinian national identity. <text:span text:style-name="T1">Sumud</text:span> is the act of remaining on the land, a form of passive resistance against displacement. <text:span text:style-name="T1">Muqawama</text:span> refers to <text:soft-page-break/>active resistance, which can range from non-violent protest (the First Intifada) to armed struggle.</text:p>
                </text:list-item>
              </text:list>
            </text:list-item>
            <text:list-item>
              <text:p text:style-name="P121"><text:span text:style-name="Strong_20_Emphasis">Function:</text:span> This narrative asserts a right to self-determination, maintains national cohesion in the face of fragmentation, and mobilizes resistance against Israeli occupation and policies. It often struggles to incorporate or acknowledge the Jewish narrative of persecution and return.</text:p>
            </text:list-item>
          </text:list>
        </text:list-item>
        <text:list-item>
          <text:p text:style-name="P121"><text:span text:style-name="Strong_20_Emphasis">Comparative Dynamics</text:span></text:p>
          <text:list>
            <text:list-item>
              <text:p text:style-name="P121"><text:span text:style-name="Strong_20_Emphasis">Mirror Images:</text:span> The two narratives are often structured as mirror images, each claiming indigeneity and victimhood while often denying the other's legitimacy.</text:p>
            </text:list-item>
            <text:list-item>
              <text:p text:style-name="P121"><text:span text:style-name="Strong_20_Emphasis">Asymmetry of Power:</text:span> The Israeli narrative is the "hegemonic" or "state" narrative, backed by the power of state institutions (schools, museums, military). The Palestinian narrative is that of a stateless, "subaltern" people, transmitted primarily through memory, oral history, and cultural production.</text:p>
            </text:list-item>
            <text:list-item>
              <text:p text:style-name="P121"><text:span text:style-name="Strong_20_Emphasis">Zero-Sum Game:</text:span> Both narratives are often perceived as mutually exclusive. Acknowledging the legitimacy of one is seen as undermining the claims of the other, making reconciliation a "zero-sum" endeavor. For example, Israeli "Independence Day" is commemorated by Palestinians as "Nakba Day."</text:p>
            </text:list-item>
            <text:list-item>
              <text:p text:style-name="P121"><text:span text:style-name="Strong_20_Emphasis">The Land as Central Character:</text:span> In both narratives, the land itself is a central, almost mythical, character. For Zionism, it is the object of redemption and return. For Palestinians, it is the source of identity and the object of loss and longing.</text:p>
            </text:list-item>
          </text:list>
        </text:list-item>
      </text:list>
      <text:p text:style-name="P3"><text:span text:style-name="Strong_20_Emphasis">SECTION 3.2.2: Religion and National Identity Construction</text:span></text:p>
      <text:list text:style-name="L69">
        <text:list-item>
          <text:p text:style-name="P123"><text:span text:style-name="Strong_20_Emphasis">Zionism: From Secular to Religious Nationalism</text:span></text:p>
          <text:list>
            <text:list-item>
              <text:p text:style-name="P123"><text:span text:style-name="Strong_20_Emphasis">Early Secular Zionism:</text:span> The founders of political and Labor Zionism (Herzl, Ben-Gurion) were largely secular. They utilized religious symbols, biblical geography, and messianic concepts, but repurposed them for a modern, secular national project. The goal was the "normalization" of the Jewish people into a nation like any other, not the fulfillment of religious prophecy.</text:p>
            </text:list-item>
            <text:list-item>
              <text:p text:style-name="P123"><text:span text:style-name="Strong_20_Emphasis">The "Status Quo" and Civil Religion:</text:span> The state developed a "civil religion" that blended secular national symbols with religious ones. National holidays like Independence Day and Memorial Day incorporate Jewish religious rituals. The army uses the Bible for soldiers' swearing-in ceremonies. This created a hybrid secular-religious national identity.</text:p>
            </text:list-item>
            <text:list-item>
              <text:p text:style-name="P123"><text:span text:style-name="Strong_20_Emphasis">The Rise of Religious Zionism:</text:span> The 1967 war was a major turning point. The capture of the biblical heartland of Judea and Samaria and the Old City of Jerusalem was interpreted by Religious Zionists (followers of Rabbi Kook) as a sign of divine intervention and the acceleration of the messianic age.</text:p>
            </text:list-item>
            <text:list-item>
              <text:p text:style-name="P123"><text:soft-page-break/><text:span text:style-name="Strong_20_Emphasis">Gush Emunim and Messianic Nationalism:</text:span> This movement fused religious fervor with nationalist territorial claims, arguing that settling the "liberated" territories was a religious commandment that superseded international law or state policy. This transformed Religious Zionism from a junior partner into a driving ideological force, particularly within the right-wing political camp and the settlement movement.</text:p>
            </text:list-item>
            <text:list-item>
              <text:p text:style-name="P123"><text:span text:style-name="Strong_20_Emphasis">Haredi Shift:</text:span> Even among the non-Zionist Haredim, there has been a gradual process of "Israelization." While ideologically distinct, their reliance on the state for funding and security, and the rise of Mizrahi-Haredi nationalism (Shas), has increasingly enmeshed them in the national project.</text:p>
            </text:list-item>
          </text:list>
        </text:list-item>
        <text:list-item>
          <text:p text:style-name="P123"><text:span text:style-name="Strong_20_Emphasis">Palestinian Nationalism: The Role of Islam</text:span></text:p>
          <text:list>
            <text:list-item>
              <text:p text:style-name="P123"><text:span text:style-name="Strong_20_Emphasis">Early Secularism:</text:span> Palestinian nationalism, like other forms of Arab nationalism, was initially pioneered by a secular-oriented elite, with Christian Palestinians playing a prominent role (e.g., George Habash, Edward Said). The PLO, under Fatah, officially advocated for a "secular, democratic state" in all of Palestine.</text:p>
            </text:list-item>
            <text:list-item>
              <text:p text:style-name="P123"><text:span text:style-name="Strong_20_Emphasis">Islam as a Symbol of Resistance:</text:span> Despite official secularism, Islam has always been a core component of Palestinian identity and a powerful mobilizing force.</text:p>
              <text:list>
                <text:list-item>
                  <text:p text:style-name="P123"><text:span text:style-name="Strong_20_Emphasis">Hajj Amin al-Husseini:</text:span> As Mufti of Jerusalem in the Mandate era, he effectively used the defense of Islamic holy sites, particularly the Al-Aqsa Mosque, to rally popular opposition to Zionism.</text:p>
                </text:list-item>
                <text:list-item>
                  <text:p text:style-name="P123">The cry "Al-Aqsa is in danger!" has remained a potent rallying cry throughout the conflict. The Haram al-Sharif/Temple Mount is the most volatile symbol of the religious dimension of the national conflict.</text:p>
                </text:list-item>
              </text:list>
            </text:list-item>
            <text:list-item>
              <text:p text:style-name="P123"><text:span text:style-name="Strong_20_Emphasis">The Rise of Political Islam:</text:span></text:p>
              <text:list>
                <text:list-item>
                  <text:p text:style-name="P123">The 1979 Iranian Revolution and the general Islamic revival across the Middle East provided a powerful alternative to the perceived failures of secular Arab nationalism.</text:p>
                </text:list-item>
                <text:list-item>
                  <text:p text:style-name="P124"><text:span text:style-name="Strong_20_Emphasis">Hamas and Islamic Jihad:</text:span> The emergence of these groups in the 1980s introduced a new paradigm that framed the conflict not simply as a national liberation struggle but as a religious one—a <text:span text:style-name="T1">jihad</text:span> to reclaim Islamic land (<text:span text:style-name="T1">waqf</text:span>).</text:p>
                </text:list-item>
                <text:list-item>
                  <text:p text:style-name="P123">Hamas's ideology posits that Palestine is an inalienable Islamic endowment that cannot be conceded through political negotiation. This provides a theological basis for its rejection of the Oslo Accords and the two-state solution.</text:p>
                </text:list-item>
                <text:list-item>
                  <text:p text:style-name="P123">The success of Hamas in the 2006 elections demonstrated the deep resonance of political Islam within Palestinian society, challenging the decades-long hegemony of the secular-nationalist PLO.</text:p>
                </text:list-item>
              </text:list>
            </text:list-item>
          </text:list>
        </text:list-item>
      </text:list>
      <text:p text:style-name="P3"><text:span text:style-name="Strong_20_Emphasis">SECTION 3.2.3: Diasporic Nationalisms and Transnational Networks</text:span></text:p>
      <text:list text:style-name="L70">
        <text:list-item>
          <text:p text:style-name="P125"><text:span text:style-name="Strong_20_Emphasis">The Jewish Diaspora and Zionism</text:span></text:p>
          <text:list>
            <text:list-item>
              <text:p text:style-name="P125"><text:soft-page-break/><text:span text:style-name="Strong_20_Emphasis">A "State-Seeking Diaspora":</text:span> Zionism is a classic example of a diaspora nationalist movement. It was created and led from the diaspora with the goal of ending the diaspora by creating a state.</text:p>
            </text:list-item>
            <text:list-item>
              <text:p text:style-name="P125"><text:span text:style-name="Strong_20_Emphasis">Transnational Institutions:</text:span> The movement built powerful transnational institutions before 1948 to achieve its goals:</text:p>
              <text:list>
                <text:list-item>
                  <text:p text:style-name="P125"><text:span text:style-name="Strong_20_Emphasis">The World Zionist Organization (WZO):</text:span> The political "parliament" of the Jewish people.</text:p>
                </text:list-item>
                <text:list-item>
                  <text:p text:style-name="P126"><text:span text:style-name="Strong_20_Emphasis">The Jewish Agency:</text:span> The quasi-governmental body responsible for organizing immigration (<text:span text:style-name="T1">aliyah</text:span>) and settlement.</text:p>
                </text:list-item>
                <text:list-item>
                  <text:p text:style-name="P125"><text:span text:style-name="Strong_20_Emphasis">The Jewish National Fund (JNF):</text:span> The land-purchasing and development arm.</text:p>
                </text:list-item>
              </text:list>
            </text:list-item>
            <text:list-item>
              <text:p text:style-name="P125"><text:span text:style-name="Strong_20_Emphasis">Post-1948 Relationship:</text:span> After the state's creation, the relationship between Israel and the diaspora became more complex.</text:p>
              <text:list>
                <text:list-item>
                  <text:p text:style-name="P125"><text:span text:style-name="Strong_20_Emphasis">Israel-Centrism:</text:span> For much of the 20th century, diaspora Jewish life, particularly in the US, was highly "Israel-centric." Support for Israel (political lobbying, philanthropy, tourism) became a central pillar of communal Jewish identity.</text:p>
                </text:list-item>
                <text:list-item>
                  <text:p text:style-name="P126"><text:span text:style-name="Strong_20_Emphasis">"Negation of the Diaspora" (</text:span><text:span text:style-name="Strong_20_Emphasis"><text:span text:style-name="T1">Shlilat HaGalut</text:span></text:span><text:span text:style-name="Strong_20_Emphasis">):</text:span> A classical Zionist concept that viewed diaspora life as inherently insecure and inauthentic. This created a tension with diaspora communities who affirmed the viability and value of their own existence.</text:p>
                </text:list-item>
                <text:list-item>
                  <text:p text:style-name="P125"><text:span text:style-name="Strong_20_Emphasis">Growing Rifts:</text:span> In recent decades, significant rifts have emerged, particularly between Israel and the largely liberal, non-Orthodox American Jewish community, over issues like religious pluralism (the Western Wall, conversion) and Israeli policies towards the Palestinians.</text:p>
                </text:list-item>
                <text:list-item>
                  <text:p text:style-name="P125"><text:span text:style-name="Strong_20_Emphasis">Transnational Networks of Opposition:</text:span> Groups like Jewish Voice for Peace and IfNotNow represent a growing transnational network of anti-occupation or anti-Zionist Jewish activism in the diaspora.</text:p>
                </text:list-item>
              </text:list>
            </text:list-item>
          </text:list>
        </text:list-item>
        <text:list-item>
          <text:p text:style-name="P125"><text:span text:style-name="Strong_20_Emphasis">The Palestinian Diaspora and Nationalism</text:span></text:p>
          <text:list>
            <text:list-item>
              <text:p text:style-name="P125"><text:span text:style-name="Strong_20_Emphasis">A "Stateless Diaspora":</text:span> The Palestinian diaspora was created by the dispossession of 1948. For a stateless people, the diaspora is the primary site for the preservation and development of national identity and political organization.</text:p>
            </text:list-item>
            <text:list-item>
              <text:p text:style-name="P125"><text:span text:style-name="Strong_20_Emphasis">The PLO as a Transnational Actor:</text:span> The PLO was the quintessential diaspora liberation movement. Founded and operated from various host countries (Jordan, Lebanon, Tunisia), it created a transnational proto-state with embassies, a tax system, social services, and a military, all linking the fragmented Palestinian communities.</text:p>
            </text:list-item>
            <text:list-item>
              <text:p text:style-name="P125"><text:span text:style-name="Strong_20_Emphasis">The Role of Refugee Camps:</text:span> Camps in Lebanon, Syria, and Jordan are not just sites of humanitarian aid but are crucial nodes in the transnational network. They are highly politicized spaces where national memory is preserved and mobilized.</text:p>
            </text:list-item>
            <text:list-item>
              <text:p text:style-name="P125"><text:soft-page-break/><text:span text:style-name="Strong_20_Emphasis">Digital Nationalism:</text:span> In the internet age, social media has become a vital tool for connecting the fragmented diaspora. It allows for the rapid dissemination of information, mobilization for political campaigns (e.g., the Boycott, Divestment, Sanctions - BDS movement), and the construction of a shared virtual national space.</text:p>
            </text:list-item>
            <text:list-item>
              <text:p text:style-name="P125"><text:span text:style-name="Strong_20_Emphasis">The BDS Movement:</text:span> The Boycott, Divestment, and Sanctions movement, launched in 2005 by a coalition of Palestinian civil society groups, is a prime example of a globalized, transnational strategy. It seeks to leverage international pressure on Israel, modeled on the anti-apartheid movement in South Africa.</text:p>
            </text:list-item>
            <text:list-item>
              <text:p text:style-name="P125"><text:span text:style-name="Strong_20_Emphasis">Tension between "Inside" and "Outside":</text:span> A central dynamic in Palestinian politics is the tension between the leadership and population "inside" (the West Bank and Gaza) and the diaspora "outside." The Oslo Accords exacerbated this tension, as they created a governing authority inside the territories, shifting the political center of gravity and marginalizing the diaspora and the refugee issue.</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3: Gender and Sexuality in Israel/Palestine</text:span></text:p>
      <text:p text:style-name="P3"><text:span text:style-name="Strong_20_Emphasis">SECTION 3.3.1: Palestinian Feminist Movements</text:span></text:p>
      <text:list text:style-name="L71">
        <text:list-item>
          <text:p text:style-name="P127"><text:span text:style-name="Strong_20_Emphasis">First Wave: The Mandate Era (1920s–1940s)</text:span></text:p>
          <text:list>
            <text:list-item>
              <text:p text:style-name="P127">Early Palestinian women's activism was intrinsically linked to the anti-colonial and anti-Zionist national movement.</text:p>
            </text:list-item>
            <text:list-item>
              <text:p text:style-name="P127">The movement was led by urban, educated, upper- and middle-class women.</text:p>
            </text:list-item>
            <text:list-item>
              <text:p text:style-name="P128">Initial forms of organization were primarily charitable societies (<text:span text:style-name="T1">jam'iyyat khayriyya</text:span>) focused on social welfare, education for girls, and providing for the poor.</text:p>
            </text:list-item>
            <text:list-item>
              <text:p text:style-name="P127">The 1929 Arab Revolt marked a turning point, politicizing women's activism. In response to the violence, the first Arab Women's Congress was held in Jerusalem in October 1929.</text:p>
            </text:list-item>
            <text:list-item>
              <text:p text:style-name="P127">The Congress, led by figures like Tarab Abd al-Hadi and Matiel Mogannam, brought together 200 women. It passed resolutions demanding an end to the Balfour Declaration and Zionist immigration, and sent delegations to the British High Commissioner.</text:p>
            </text:list-item>
            <text:list-item>
              <text:p text:style-name="P127">This "nationalist feminism" framed women's rights as part of the broader struggle for national liberation. Women's emancipation was seen as a necessary component for a modern, independent Palestine, but the national cause was paramount.</text:p>
            </text:list-item>
            <text:list-item>
              <text:p text:style-name="P127">Activism included public demonstrations, writing petitions, and participation in boycotts of British and Zionist goods.</text:p>
            </text:list-item>
          </text:list>
        </text:list-item>
        <text:list-item>
          <text:p text:style-name="P127"><text:soft-page-break/><text:span text:style-name="Strong_20_Emphasis">Second Wave: Post-1967 and the First Intifada (1970s–1990s)</text:span></text:p>
          <text:list>
            <text:list-item>
              <text:p text:style-name="P127">The 1967 occupation catalyzed a new phase of women's activism, more grassroots and explicitly feminist in nature.</text:p>
            </text:list-item>
            <text:list-item>
              <text:p text:style-name="P127">In the 1970s and early 1980s, a new type of organization, the Women's Work Committees, emerged. These were affiliated with the main PLO political factions (Fatah, PFLP, DFLP).</text:p>
            </text:list-item>
            <text:list-item>
              <text:p text:style-name="P127">Unlike the earlier charitable societies, the committees focused on mass mobilization of women in villages and refugee camps, offering literacy programs, vocational training, and political education.</text:p>
            </text:list-item>
            <text:list-item>
              <text:p text:style-name="P127">The First Intifada (1987-1993) was a key moment for female empowerment. Women were central to the grassroots organizing of the uprising.</text:p>
            </text:list-item>
            <text:list-item>
              <text:p text:style-name="P127">They participated in demonstrations, organized popular committees that ran clandestine schools and "victory gardens," coordinated boycotts, and provided support for prisoners' families.</text:p>
            </text:list-item>
            <text:list-item>
              <text:p text:style-name="P127">This activism challenged traditional gender roles, as women took on public leadership positions and confronted Israeli soldiers.</text:p>
            </text:list-item>
            <text:list-item>
              <text:p text:style-name="P127">The concept of a "double burden" or "double struggle" became central to this wave of feminism: the struggle against the Israeli occupation and the parallel struggle against patriarchal structures within Palestinian society.</text:p>
            </text:list-item>
            <text:list-item>
              <text:p text:style-name="P127">Feminist organizations began to more openly address issues like domestic violence and demand changes to discriminatory personal status laws.</text:p>
            </text:list-item>
          </text:list>
        </text:list-item>
        <text:list-item>
          <text:p text:style-name="P127"><text:span text:style-name="Strong_20_Emphasis">Third Wave: The Post-Oslo Era and "NGO-ization"</text:span></text:p>
          <text:list>
            <text:list-item>
              <text:p text:style-name="P127">The creation of the Palestinian Authority (PA) in 1994 and the influx of international donor funding led to the professionalization and "NGO-ization" of the women's movement.</text:p>
            </text:list-item>
            <text:list-item>
              <text:p text:style-name="P127">Mass-based committees were largely replaced by professional NGOs with paid staff, project proposals, and reporting requirements for foreign donors.</text:p>
            </text:list-item>
            <text:list-item>
              <text:p text:style-name="P127">The focus shifted to specific, project-based advocacy in areas like legal reform, political participation (e.g., quotas for women in the PLC), and combating gender-based violence.</text:p>
            </text:list-item>
            <text:list-item>
              <text:p text:style-name="P127">Key organizations from this era include the Women's Centre for Legal Aid and Counseling (WCLAC), the Women's Affairs Technical Committee (WATC), and MUSAWA.</text:p>
            </text:list-item>
            <text:list-item>
              <text:p text:style-name="P127"><text:span text:style-name="Strong_20_Emphasis">Critiques of NGO-ization:</text:span></text:p>
              <text:list>
                <text:list-item>
                  <text:p text:style-name="P127">It created a dependency on foreign agendas and funding cycles.</text:p>
                </text:list-item>
                <text:list-item>
                  <text:p text:style-name="P127">It fostered competition between NGOs for limited funds.</text:p>
                </text:list-item>
                <text:list-item>
                  <text:p text:style-name="P127"><text:soft-page-break/>It led to a disconnect from the grassroots base, replacing popular mobilization with professional advocacy.</text:p>
                </text:list-item>
                <text:list-item>
                  <text:p text:style-name="P127">It often required framing political issues in the technocratic, depoliticized language of "gender mainstreaming" and "capacity building."</text:p>
                </text:list-item>
              </text:list>
            </text:list-item>
          </text:list>
        </text:list-item>
        <text:list-item>
          <text:p text:style-name="P127"><text:span text:style-name="Strong_20_Emphasis">Contemporary Currents: Islamist and Queer Feminisms</text:span></text:p>
          <text:list>
            <text:list-item>
              <text:p text:style-name="P127"><text:span text:style-name="Strong_20_Emphasis">Islamist Women's Movements:</text:span> Hamas and other Islamist groups have mobilized large numbers of women.</text:p>
            </text:list-item>
            <text:list-item>
              <text:p text:style-name="P127">This framework offers an alternative model of empowerment based on Islamic principles of piety, modesty, education, and family. It emphasizes women's role as mothers of martyrs and their participation in resistance within a defined Islamic social order.</text:p>
            </text:list-item>
            <text:list-item>
              <text:p text:style-name="P127">There is a deep ideological rift between Islamist and secular feminist movements over issues like personal status law, dress codes, and the role of religion in the state.</text:p>
            </text:list-item>
            <text:list-item>
              <text:p text:style-name="P127"><text:span text:style-name="Strong_20_Emphasis">Queer Feminism:</text:span> A younger generation of activists and academics is developing a queer and intersectional feminist critique.</text:p>
            </text:list-item>
            <text:list-item>
              <text:p text:style-name="P127">This critique challenges the heteronormativity of both the nationalist and Islamist movements.</text:p>
            </text:list-item>
            <text:list-item>
              <text:p text:style-name="P127">It seeks to de-center the national struggle as the sole axis of oppression and instead focus on the intersections of national, patriarchal, and capitalist oppression. It also actively resists the appropriation of LGBTQ issues by pro-Israel advocacy ("pinkwashing").</text:p>
            </text:list-item>
          </text:list>
        </text:list-item>
      </text:list>
      <text:p text:style-name="P3"><text:span text:style-name="Strong_20_Emphasis">SECTION 3.3.2: Israeli Gender Politics and Military</text:span></text:p>
      <text:list text:style-name="L72">
        <text:list-item>
          <text:p text:style-name="P129"><text:span text:style-name="Strong_20_Emphasis">The Myth of the Egalitarian Pioneer</text:span></text:p>
          <text:list>
            <text:list-item>
              <text:p text:style-name="P130">Early Labor Zionism promoted an ideal of gender equality, symbolized by the female pioneer (<text:span text:style-name="T1">halutza</text:span>) working and fighting alongside men in the kibbutz and the Palmach militia.</text:p>
            </text:list-item>
            <text:list-item>
              <text:p text:style-name="P129">This myth was crucial for mobilizing women and for presenting the Zionist project as modern and progressive.</text:p>
            </text:list-item>
            <text:list-item>
              <text:p text:style-name="P129">The 1948 Declaration of Independence explicitly guarantees gender equality.</text:p>
            </text:list-item>
          </text:list>
        </text:list-item>
        <text:list-item>
          <text:p text:style-name="P129"><text:span text:style-name="Strong_20_Emphasis">The IDF: An Engine of Gendered Citizenship</text:span></text:p>
          <text:list>
            <text:list-item>
              <text:p text:style-name="P129">Military service is mandatory for most Jewish women (though service is shorter than for men, and exemptions are more common).</text:p>
            </text:list-item>
            <text:list-item>
              <text:p text:style-name="P129">Despite this, the IDF has traditionally been a highly gendered institution, reinforcing rather than dismantling traditional roles.</text:p>
            </text:list-item>
            <text:list-item>
              <text:p text:style-name="P129">For decades, women were excluded from combat roles and channeled into administrative, support, and educational positions, often referred to as the "M-System" (secretaries, clerks, teachers).</text:p>
            </text:list-item>
            <text:list-item>
              <text:p text:style-name="P129"><text:soft-page-break/>Because military service is a key pathway to social status, business networks, and economic benefits in Israeli society, women's different and often less-valued service has historically placed them at a disadvantage in civilian life.</text:p>
            </text:list-item>
            <text:list-item>
              <text:p text:style-name="P129">The concept of "militarized motherhood" is also prominent, where women's primary national duty is framed as raising future soldiers for the nation.</text:p>
            </text:list-item>
          </text:list>
        </text:list-item>
        <text:list-item>
          <text:p text:style-name="P129"><text:span text:style-name="Strong_20_Emphasis">Israeli Feminist Movements and Legislative Gains</text:span></text:p>
          <text:list>
            <text:list-item>
              <text:p text:style-name="P129">A second-wave feminist movement emerged in Israel in the early 1970s, influenced by American feminism and the social introspection following the 1973 war.</text:p>
            </text:list-item>
            <text:list-item>
              <text:p text:style-name="P129">It focused on consciousness-raising, establishing the first rape crisis centers and shelters for battered women, and advocating for legislative change.</text:p>
            </text:list-item>
            <text:list-item>
              <text:p text:style-name="P129"><text:span text:style-name="Strong_20_Emphasis">Key Legal Victories:</text:span></text:p>
              <text:list>
                <text:list-item>
                  <text:p text:style-name="P129">The Equal Opportunity in Employment Law (1988) prohibited gender discrimination in the workplace.</text:p>
                </text:list-item>
                <text:list-item>
                  <text:p text:style-name="P129">The establishment of the Authority for the Advancement of the Status of Women.</text:p>
                </text:list-item>
                <text:list-item>
                  <text:p text:style-name="P129"><text:span text:style-name="Strong_20_Emphasis">The Alice Miller Case (1995):</text:span> A landmark Supreme Court ruling which affirmed that women had the right to be considered for the Air Force's prestigious pilot training course. This decision opened the door to the gradual integration of women into combat roles.</text:p>
                </text:list-item>
              </text:list>
            </text:list-item>
            <text:list-item>
              <text:p text:style-name="P129">Today, women serve in a wide range of combat positions, including as infantry soldiers (e.g., in the Caracal Battalion), tank crews, and naval officers, though the most elite commando units remain male-only.</text:p>
            </text:list-item>
          </text:list>
        </text:list-item>
        <text:list-item>
          <text:p text:style-name="P129"><text:span text:style-name="Strong_20_Emphasis">Contemporary Divides and Debates</text:span></text:p>
          <text:list>
            <text:list-item>
              <text:p text:style-name="P129"><text:span text:style-name="Strong_20_Emphasis">Religion vs. Secularism:</text:span> This is the primary fault line in Israeli gender politics. Secular feminists see the Orthodox Rabbinate's monopoly on marriage and divorce as the single greatest obstacle to gender equality. The struggle for civil marriage is a core feminist issue.</text:p>
            </text:list-item>
            <text:list-item>
              <text:p text:style-name="P129"><text:span text:style-name="Strong_20_Emphasis">Ashkenazi vs. Mizrahi Feminism:</text:span> Mizrahi feminists have criticized the mainstream movement as being dominated by Ashkenazi women and for ignoring the intersection of gender, ethnicity, and class. They argue that the focus on issues relevant to middle-class Ashkenazi women has marginalized the struggles of Mizrahi women.</text:p>
            </text:list-item>
            <text:list-item>
              <text:p text:style-name="P129"><text:span text:style-name="Strong_20_Emphasis">The Occupation and Peace Movements:</text:span> A significant strain of Israeli feminism has been linked to the peace movement.</text:p>
              <text:list>
                <text:list-item>
                  <text:p text:style-name="P129">Groups like Women in Black (who hold silent vigils against the occupation) and Four Mothers (a movement that successfully lobbied for the withdrawal from Lebanon) have used maternal identity as a platform for anti-war activism.</text:p>
                </text:list-item>
                <text:list-item>
                  <text:p text:style-name="P129"><text:soft-page-break/>A central paradox for Israeli feminism is the tension between celebrating women's integration into the IDF as a feminist achievement while also critiquing the army's role as an occupying force. This creates a deep and often unbridgeable gap with Palestinian feminists.</text:p>
                </text:list-item>
              </text:list>
            </text:list-item>
          </text:list>
        </text:list-item>
      </text:list>
      <text:p text:style-name="P3"><text:span text:style-name="Strong_20_Emphasis">SECTION 3.3.3: LGBTQ Communities and Rights Discourse</text:span></text:p>
      <text:list text:style-name="L73">
        <text:list-item>
          <text:p text:style-name="P131"><text:span text:style-name="Strong_20_Emphasis">LGBTQ Rights in Israel</text:span></text:p>
          <text:list>
            <text:list-item>
              <text:p text:style-name="P131">Israel has the most advanced record on LGBTQ rights in the Middle East, a status achieved primarily through judicial activism rather than legislation.</text:p>
            </text:list-item>
            <text:list-item>
              <text:p text:style-name="P131"><text:span text:style-name="Strong_20_Emphasis">Decriminalization:</text:span> A British Mandate-era law against sodomy was formally repealed by the Knesset in 1988.</text:p>
            </text:list-item>
            <text:list-item>
              <text:p text:style-name="P131"><text:span text:style-name="Strong_20_Emphasis">Judicial Victories:</text:span> The Supreme Court, under the leadership of Aharon Barak, played a pivotal role.</text:p>
              <text:list>
                <text:list-item>
                  <text:p text:style-name="P131">It has consistently interpreted the Basic Law: Human Dignity and Liberty to include the right to equality and non-discrimination based on sexual orientation.</text:p>
                </text:list-item>
                <text:list-item>
                  <text:p text:style-name="P131">Key rulings have granted spousal and survivor benefits to same-sex partners, recognized foreign same-sex marriages for administrative purposes, and allowed same-sex couples to adopt and access state-supported surrogacy.</text:p>
                </text:list-item>
              </text:list>
            </text:list-item>
            <text:list-item>
              <text:p text:style-name="P131"><text:span text:style-name="Strong_20_Emphasis">Legislative Gridlock:</text:span> Religious parties in government coalitions have consistently blocked any legislation for marriage equality, meaning there is no same-sex civil marriage in Israel.</text:p>
            </text:list-item>
            <text:list-item>
              <text:p text:style-name="P131"><text:span text:style-name="Strong_20_Emphasis">Public Visibility:</text:span> Tel Aviv is renowned as a global hub for LGBTQ tourism and hosts one of the world's largest Pride parades. In contrast, the Jerusalem Pride Parade is a site of major political and religious tension and has been the target of violent attacks by Haredi extremists.</text:p>
            </text:list-item>
            <text:list-item>
              <text:p text:style-name="P131"><text:span text:style-name="Strong_20_Emphasis">Military Service:</text:span> The IDF officially dropped all restrictions on gay and lesbian soldiers in 1993. Transgender Israelis are also able to serve openly.</text:p>
            </text:list-item>
          </text:list>
        </text:list-item>
        <text:list-item>
          <text:p text:style-name="P131"><text:span text:style-name="Strong_20_Emphasis">The "Pinkwashing" Critique</text:span></text:p>
          <text:list>
            <text:list-item>
              <text:p text:style-name="P131"><text:span text:style-name="Strong_20_Emphasis">Definition:</text:span> A term used by activists to describe the accusation that Israel's government and advocacy groups deliberately promote the state's positive record on LGBTQ rights as a way to deflect criticism of its occupation of Palestinian territories.</text:p>
            </text:list-item>
            <text:list-item>
              <text:p text:style-name="P131"><text:span text:style-name="Strong_20_Emphasis">The Argument:</text:span> This strategy presents a "good/bad" binary: a "gay-friendly," progressive, democratic Israel is contrasted with a "homophobic," repressive, and backward Arab/Palestinian society.</text:p>
            </text:list-item>
            <text:list-item>
              <text:p text:style-name="P131">It is seen as a public relations or "branding" campaign that uses LGBTQ rights to position Israel as part of the "enlightened West" and to normalize and justify its policies towards Palestinians.</text:p>
            </text:list-item>
            <text:list-item>
              <text:p text:style-name="P131"><text:soft-page-break/>Critics argue it instrumentalizes the lives and rights of LGBTQ people for political gain and ignores the complexities of the situation.</text:p>
            </text:list-item>
          </text:list>
        </text:list-item>
        <text:list-item>
          <text:p text:style-name="P131"><text:span text:style-name="Strong_20_Emphasis">Palestinian LGBTQ Communities</text:span></text:p>
          <text:list>
            <text:list-item>
              <text:p text:style-name="P131">Queer Palestinians face a situation of "double jeopardy" or compounded oppression.</text:p>
            </text:list-item>
            <text:list-item>
              <text:p text:style-name="P131">They face the daily realities of the Israeli military occupation (checkpoints, the wall, potential for blackmail by security services).</text:p>
            </text:list-item>
            <text:list-item>
              <text:p text:style-name="P131">Simultaneously, they face social ostracism, familial rejection, and violence within their own conservative society, where homosexuality is often taboo.</text:p>
            </text:list-item>
            <text:list-item>
              <text:p text:style-name="P131"><text:span text:style-name="Strong_20_Emphasis">Key Organizations:</text:span></text:p>
              <text:list>
                <text:list-item>
                  <text:p text:style-name="P131"><text:span text:style-name="Strong_20_Emphasis">Al-Qaws for Sexual and Gender Diversity in Palestinian Society:</text:span> Works within Palestinian society to challenge sexual and gender-based oppression and promote new, inclusive discourses.</text:p>
                </text:list-item>
                <text:list-item>
                  <text:p text:style-name="P131"><text:span text:style-name="Strong_20_Emphasis">Aswat - Palestinian Feminist Center for Gender and Sexual Freedoms:</text:span> Focuses on building a community for queer Palestinian women.</text:p>
                </text:list-item>
              </text:list>
            </text:list-item>
            <text:list-item>
              <text:p text:style-name="P131"><text:span text:style-name="Strong_20_Emphasis">Activism and Discourse:</text:span> These organizations work to create a distinct Palestinian queer political language.</text:p>
              <text:list>
                <text:list-item>
                  <text:p text:style-name="P131">They explicitly reject "pinkwashing," refusing to be used as a justification for Israeli policies.</text:p>
                </text:list-item>
                <text:list-item>
                  <text:p text:style-name="P131">They argue for a queer liberation that is intrinsically linked to national liberation. Their position is that one cannot be "sexually free" under military occupation.</text:p>
                </text:list-item>
                <text:list-item>
                  <text:p text:style-name="P131">They challenge both the homophobia within Palestinian society and the colonialism of the Israeli state, refusing to be forced to choose between their national and their sexual identities. They seek to build a movement that is simultaneously anti-colonial and anti-patriarchal.</text:p>
                </text:list-item>
              </text:list>
            </text:list-item>
          </text:list>
        </text:list-item>
      </text:list>
      <text:p text:style-name="P3"/>
      <text:p text:style-name="P10"/>
      <text:p text:style-name="P3"><text:span text:style-name="Strong_20_Emphasis">PART III: ADVANCED / SPECIALISED (CONTINUED)</text:span></text:p>
      <text:p text:style-name="P3"><text:span text:style-name="Strong_20_Emphasis">CHAPTER 3.4: Religion, Theology, and the Land</text:span></text:p>
      <text:p text:style-name="P3"><text:span text:style-name="Strong_20_Emphasis">SECTION 3.4.1: Jewish Religious Zionism Thought</text:span></text:p>
      <text:list text:style-name="L74">
        <text:list-item>
          <text:p text:style-name="P132"><text:span text:style-name="Strong_20_Emphasis">19th-Century Forerunners: The "Harbingers of Zion"</text:span></text:p>
          <text:list>
            <text:list-item>
              <text:p text:style-name="P132">Pioneered a theological shift from passive messianic expectation to active human participation in bringing about redemption.</text:p>
            </text:list-item>
            <text:list-item>
              <text:p text:style-name="P133"><text:soft-page-break/><text:span text:style-name="Strong_20_Emphasis">Rabbi Judah ben Solomon Hai Alkalai (1798–1878):</text:span> A Sephardic rabbi in Serbia. Influenced by the success of the Greek and Serbian nationalist movements, he argued that the redemption (<text:span text:style-name="T1">geulah</text:span>) must begin with a natural, human effort (<text:span text:style-name="T1">geulah tiv'it</text:span>).</text:p>
              <text:list>
                <text:list-item>
                  <text:p text:style-name="P132">He interpreted biblical prophecies as calling for Jews to organize, raise funds, purchase land in Palestine, and establish settlements.</text:p>
                </text:list-item>
                <text:list-item>
                  <text:p text:style-name="P132">Proposed the revival of Hebrew, the establishment of a representative assembly, and the creation of a Jewish army.</text:p>
                </text:list-item>
              </text:list>
            </text:list-item>
            <text:list-item>
              <text:p text:style-name="P132"><text:span text:style-name="Strong_20_Emphasis">Rabbi Zvi Hirsch Kalischer (1795–1874):</text:span> An Ashkenazi rabbi in Prussia. He argued that the messianic age would not arrive miraculously but would be ushered in through the natural means of agricultural settlement and the renewal of sacrifices in Jerusalem.</text:p>
              <text:list>
                <text:list-item>
                  <text:p text:style-name="P133">His 1862 work, <text:span text:style-name="T1">Derishat Zion</text:span> (Seeking Zion), provided a detailed halakhic (Jewish legal) justification for this activist approach.</text:p>
                </text:list-item>
                <text:list-item>
                  <text:p text:style-name="P133">These thinkers laid the religious groundwork for the later Hovevei Zion movement and Religious Zionism, reframing settlement as a religious commandment (<text:span text:style-name="T1">mitzvah</text:span>).</text:p>
                </text:list-item>
              </text:list>
            </text:list-item>
          </text:list>
        </text:list-item>
        <text:list-item>
          <text:p text:style-name="P132"><text:span text:style-name="Strong_20_Emphasis">Rav Kook: The Theologian of Synthesis</text:span></text:p>
          <text:list>
            <text:list-item>
              <text:p text:style-name="P132"><text:span text:style-name="Strong_20_Emphasis">Rabbi Abraham Isaac Kook (1865–1935):</text:span> The first Ashkenazi Chief Rabbi of Mandate Palestine and the most influential thinker of Religious Zionism. His theology is mystical, dialectical, and all-embracing.</text:p>
            </text:list-item>
            <text:list-item>
              <text:p text:style-name="P133"><text:span text:style-name="Strong_20_Emphasis">The Sanctity of the Secular:</text:span> Kook's most radical concept was his positive valuation of secular Zionism. He taught that the secular, often anti-religious pioneers (<text:span text:style-name="T1">halutzim</text:span>) were unknowingly agents of a divine plan.</text:p>
              <text:list>
                <text:list-item>
                  <text:p text:style-name="P132">Their passionate devotion to building the land, the nation, and the Hebrew language was a manifestation of the "holy spirit" of the Jewish people, even if they themselves were not observant.</text:p>
                </text:list-item>
                <text:list-item>
                  <text:p text:style-name="P133">Their secularism was a necessary, temporary phase to cleanse Judaism of the perceived weaknesses and impurities of diaspora existence (<text:span text:style-name="T1">Galut</text:span>).</text:p>
                </text:list-item>
              </text:list>
            </text:list-item>
            <text:list-item>
              <text:p text:style-name="P133"><text:span text:style-name="Strong_20_Emphasis">Dialectical Mysticism:</text:span> Kook's thought sought to unify apparent opposites: the holy (<text:span text:style-name="T1">kodesh</text:span>) and the profane (<text:span text:style-name="T1">hol</text:span>), spirit and matter, religious and secular. All were part of a divine unity, striving towards ultimate redemption.</text:p>
            </text:list-item>
            <text:list-item>
              <text:p text:style-name="P132"><text:span text:style-name="Strong_20_Emphasis">Nation as Body and Soul:</text:span> He used a kabbalistic metaphor: the People of Israel are the soul, the Land of Israel is the body. The 2,000-year exile was an unnatural separation of body and soul. Zionism is the divinely-guided process of their reunification, a national "resurrection."</text:p>
            </text:list-item>
            <text:list-item>
              <text:p text:style-name="P133"><text:span text:style-name="Strong_20_Emphasis"><text:span text:style-name="T1">Atchalta D'Geula</text:span></text:span><text:span text:style-name="Strong_20_Emphasis"> (The Beginning of the Redemption):</text:span> Kook saw the modern Zionist enterprise—the return of the Jewish people to their land—as the concrete, unfolding beginning of the final Messianic Redemption.</text:p>
            </text:list-item>
          </text:list>
        </text:list-item>
        <text:list-item>
          <text:p text:style-name="P132"><text:soft-page-break/><text:span text:style-name="Strong_20_Emphasis">Rabbi Zvi Yehuda Kook and Gush Emunim</text:span></text:p>
          <text:list>
            <text:list-item>
              <text:p text:style-name="P132"><text:span text:style-name="Strong_20_Emphasis">Rabbi Zvi Yehuda Kook (1891–1982):</text:span> Son of Rav Kook. He systematized his father's mystical teachings into a concrete, political-territorial ideology. He headed the influential Mercaz HaRav yeshiva in Jerusalem.</text:p>
            </text:list-item>
            <text:list-item>
              <text:p text:style-name="P132"><text:span text:style-name="Strong_20_Emphasis">The 1967 War as Divine Confirmation:</text:span> He interpreted the Six-Day War victory and the capture of the West Bank (Judea and Samaria), Gaza, and East Jerusalem as a miraculous divine act.</text:p>
              <text:list>
                <text:list-item>
                  <text:p text:style-name="P132">This event was seen as absolute proof of his father's theology and a divine command to possess and settle the newly "liberated" lands.</text:p>
                </text:list-item>
              </text:list>
            </text:list-item>
            <text:list-item>
              <text:p text:style-name="P132"><text:span text:style-name="Strong_20_Emphasis">Theology of the Land:</text:span> He taught that the Land of Israel is inherently holy and that the Jewish people have a divine, inalienable right to the entirety of it. Territorial compromise was seen as a betrayal of the divine messianic process.</text:p>
            </text:list-item>
            <text:list-item>
              <text:p text:style-name="P132"><text:span text:style-name="Strong_20_Emphasis">Spiritual Father of Gush Emunim ("Bloc of the Faithful"):</text:span> The activist settlement movement founded in 1974 by his disciples from the Mercaz HaRav yeshiva.</text:p>
              <text:list>
                <text:list-item>
                  <text:p text:style-name="P132">Gush Emunim's ideology held that settling the land was the most important religious commandment of the generation.</text:p>
                </text:list-item>
                <text:list-item>
                  <text:p text:style-name="P133">This <text:span text:style-name="T1">mitzvah</text:span> was seen to supersede the laws of the secular state or the norms of international law.</text:p>
                </text:list-item>
                <text:list-item>
                  <text:p text:style-name="P132">They pioneered the strategy of establishing "wildcat" settlements in the heart of the West Bank, forcing the government's hand and creating "facts on the ground." This movement fundamentally shifted Religious Zionism from a moderate political partner into the driving force of the settlement enterprise.</text:p>
                </text:list-item>
              </text:list>
            </text:list-item>
          </text:list>
        </text:list-item>
        <text:list-item>
          <text:p text:style-name="P132"><text:span text:style-name="Strong_20_Emphasis">Contemporary Trends and Internal Divisions</text:span></text:p>
          <text:list>
            <text:list-item>
              <text:p text:style-name="P133"><text:span text:style-name="Strong_20_Emphasis">Hardalim (</text:span><text:span text:style-name="Strong_20_Emphasis"><text:span text:style-name="T1">Haredi Leumi</text:span></text:span><text:span text:style-name="Strong_20_Emphasis">):</text:span> A more radical stream that has emerged since the 1990s. It combines the messianic, nationalist-territorial fervor of Gush Emunim with the social insularity and stringent interpretations of Jewish law characteristic of the Haredi (ultra-Orthodox) world.</text:p>
            </text:list-item>
            <text:list-item>
              <text:p text:style-name="P132"><text:span text:style-name="Strong_20_Emphasis">The Temple Mount Movement:</text:span> A growing activist movement, rooted in Religious Zionist theology, that seeks to challenge the Islamic control of the Temple Mount/Haram al-Sharif. Its goals range from securing the right for Jewish prayer on the Mount to the ultimate goal of rebuilding the Third Temple.</text:p>
            </text:list-item>
            <text:list-item>
              <text:p text:style-name="P133"><text:span text:style-name="Strong_20_Emphasis">State vs. Land:</text:span> A central tension within the movement exists between two forms of sanctity: the sanctity of the State of Israel (<text:span text:style-name="T1">Medinat Yisrael</text:span>) as the "first flowering of our redemption," and the sanctity of the Land of Israel (<text:span text:style-name="T1">Eretz Israel</text:span>). This tension becomes acute when the state pursues policies of territorial withdrawal (e.g., the 2005 Gaza disengagement), leading some radical elements to advocate for defying the state in the name of the land.</text:p>
            </text:list-item>
          </text:list>
        </text:list-item>
      </text:list>
      <text:p text:style-name="P3"><text:soft-page-break/><text:span text:style-name="Strong_20_Emphasis">SECTION 3.4.2: Islamic Jurisprudence on Palestine</text:span></text:p>
      <text:list text:style-name="L75">
        <text:list-item>
          <text:p text:style-name="P134"><text:span text:style-name="Strong_20_Emphasis">Sanctity of Jerusalem and </text:span><text:span text:style-name="Strong_20_Emphasis"><text:span text:style-name="T1">Bilad al-Sham</text:span></text:span></text:p>
          <text:list>
            <text:list-item>
              <text:p text:style-name="P134"><text:span text:style-name="Strong_20_Emphasis">Quranic Basis:</text:span> Jerusalem's holiness is primarily derived from Surah 17, Al-Isra, which describes the Prophet Muhammad's miraculous Night Journey from the "sacred mosque" (Mecca) to the "farthest mosque" (<text:span text:style-name="T1">al-masjid al-aqsa</text:span>). This "farthest mosque" has been universally identified in Islamic tradition with Jerusalem.</text:p>
            </text:list-item>
            <text:list-item>
              <text:p text:style-name="P134"><text:span text:style-name="Strong_20_Emphasis">The First Qibla:</text:span> Before the direction of prayer (<text:span text:style-name="T1">qibla</text:span>) was fixed towards the Kaaba in Mecca, early Muslims prayed facing Jerusalem.</text:p>
            </text:list-item>
            <text:list-item>
              <text:p text:style-name="P134"><text:span text:style-name="Strong_20_Emphasis"><text:span text:style-name="T1">Fada'il al-Quds</text:span></text:span><text:span text:style-name="Strong_20_Emphasis"> (Merits of Jerusalem):</text:span> A genre of Islamic literature that developed from the early medieval period, collecting <text:span text:style-name="T1">hadith</text:span> (sayings of the Prophet) and traditions that extol the unique religious virtues of Jerusalem and the surrounding region of <text:span text:style-name="T1">Bilad al-Sham</text:span> (Greater Syria).</text:p>
            </text:list-item>
            <text:list-item>
              <text:p text:style-name="P135">The Haram al-Sharif (Noble Sanctuary) is considered the third holiest site in Sunni Islam, after Mecca and Medina.</text:p>
            </text:list-item>
          </text:list>
        </text:list-item>
        <text:list-item>
          <text:p text:style-name="P134"><text:span text:style-name="Strong_20_Emphasis">The Land as Islamic </text:span><text:span text:style-name="Strong_20_Emphasis"><text:span text:style-name="T1">Waqf</text:span></text:span></text:p>
          <text:list>
            <text:list-item>
              <text:p text:style-name="P135">This is the central concept in Islamic legal discourse regarding the political status of Palestine.</text:p>
            </text:list-item>
            <text:list-item>
              <text:p text:style-name="P134"><text:span text:style-name="Strong_20_Emphasis">Definition:</text:span> <text:span text:style-name="T1">Waqf</text:span> is a permanent religious endowment under Islamic law. Property designated as waqf cannot be sold, gifted, or otherwise alienated.</text:p>
            </text:list-item>
            <text:list-item>
              <text:p text:style-name="P134"><text:span text:style-name="Strong_20_Emphasis">Legal Theory:</text:span> According to a dominant school of Islamic jurisprudence, land conquered by Muslim armies becomes a <text:span text:style-name="T1">waqf</text:span> for the benefit of the entire Muslim community (<text:span text:style-name="T1">ummah</text:span>) for all time.</text:p>
            </text:list-item>
            <text:list-item>
              <text:p text:style-name="P134"><text:span text:style-name="Strong_20_Emphasis">Application to Palestine:</text:span> Since Palestine was conquered by Muslims in the 7th century under Caliph Umar, it is considered <text:span text:style-name="T1">waqf</text:span>.</text:p>
            </text:list-item>
            <text:list-item>
              <text:p text:style-name="P134"><text:span text:style-name="Strong_20_Emphasis">Legal Implication:</text:span> This status makes it religiously forbidden (<text:span text:style-name="T1">haram</text:span>) for any Muslim ruler to cede sovereignty over any part of the land to a non-Muslim entity. Such an act would be a violation of Islamic law.</text:p>
            </text:list-item>
            <text:list-item>
              <text:p text:style-name="P135">This principle provides the theological foundation for the rejection of the 1947 UN Partition Plan and any two-state solution by Islamist movements.</text:p>
            </text:list-item>
          </text:list>
        </text:list-item>
        <text:list-item>
          <text:p text:style-name="P134"><text:span text:style-name="Strong_20_Emphasis">Territorial Jurisprudence: </text:span><text:span text:style-name="Strong_20_Emphasis"><text:span text:style-name="T1">Dar al-Islam</text:span></text:span><text:span text:style-name="Strong_20_Emphasis"> and </text:span><text:span text:style-name="Strong_20_Emphasis"><text:span text:style-name="T1">Dar al-Harb</text:span></text:span></text:p>
          <text:list>
            <text:list-item>
              <text:p text:style-name="P135">Classical Islamic jurisprudence divides the world into two spheres:</text:p>
              <text:list>
                <text:list-item>
                  <text:p text:style-name="P134"><text:span text:style-name="Strong_20_Emphasis"><text:span text:style-name="T1">Dar al-Islam</text:span></text:span><text:span text:style-name="Strong_20_Emphasis"> (The Abode of Islam):</text:span> Territory where Islamic law is ascendant and Muslims are secure.</text:p>
                </text:list-item>
                <text:list-item>
                  <text:p text:style-name="P134"><text:soft-page-break/><text:span text:style-name="Strong_20_Emphasis"><text:span text:style-name="T1">Dar al-Harb</text:span></text:span><text:span text:style-name="Strong_20_Emphasis"> (The Abode of War):</text:span> Territory controlled by non-Muslims. A third category, <text:span text:style-name="T1">Dar al-'Ahd</text:span> (Abode of Covenant), refers to non-Muslim territories in a state of truce with <text:span text:style-name="T1">Dar al-Islam</text:span>.</text:p>
                </text:list-item>
              </text:list>
            </text:list-item>
            <text:list-item>
              <text:p text:style-name="P134">The establishment of the State of Israel in 1948 on land that was part of <text:span text:style-name="T1">Dar al-Islam</text:span> is viewed as an act of aggression that transformed the territory into <text:span text:style-name="T1">Dar al-Harb</text:span>.</text:p>
            </text:list-item>
            <text:list-item>
              <text:p text:style-name="P134">The recovery of this land is therefore considered a religious duty, a form of defensive <text:span text:style-name="T1">jihad</text:span>, incumbent upon the <text:span text:style-name="T1">ummah</text:span>.</text:p>
            </text:list-item>
          </text:list>
        </text:list-item>
        <text:list-item>
          <text:p text:style-name="P135"><text:span text:style-name="Strong_20_Emphasis">Modern Islamist Rulings and Charters</text:span></text:p>
          <text:list>
            <text:list-item>
              <text:p text:style-name="P134"><text:span text:style-name="Strong_20_Emphasis">Fatwas against Land Sales:</text:span> From the 1930s onward, prominent Islamic jurists issued <text:span text:style-name="T1">fatwas</text:span> forbidding Palestinians from selling land to Zionist organizations, ruling that such an act constituted treason against Islam.</text:p>
            </text:list-item>
            <text:list-item>
              <text:p text:style-name="P135"><text:span text:style-name="Strong_20_Emphasis">The Hamas Covenant (1988):</text:span> This document is a clear articulation of these jurisprudential principles.</text:p>
              <text:list>
                <text:list-item>
                  <text:p text:style-name="P135">Article 11: "The land of Palestine is an Islamic Waqf... It is forbidden to give up any part of it."</text:p>
                </text:list-item>
                <text:list-item>
                  <text:p text:style-name="P135">Article 13: "[Peace] initiatives, and so-called peaceful solutions and international conferences, are in contradiction to the principles of the Islamic Resistance Movement... There is no solution for the Palestinian question except through Jihad."</text:p>
                </text:list-item>
              </text:list>
            </text:list-item>
            <text:list-item>
              <text:p text:style-name="P135"><text:span text:style-name="Strong_20_Emphasis">Yusuf al-Qaradawi:</text:span> The influential contemporary cleric associated with the Muslim Brotherhood has issued numerous fatwas reaffirming the prohibition on ceding any part of Palestine and endorsing "martyrdom operations" (suicide attacks) as a legitimate form of jihad in this context.</text:p>
            </text:list-item>
          </text:list>
        </text:list-item>
        <text:list-item>
          <text:p text:style-name="P134"><text:span text:style-name="Strong_20_Emphasis">Pragmatic Jurisprudence: The Concept of </text:span><text:span text:style-name="Strong_20_Emphasis"><text:span text:style-name="T1">Hudna</text:span></text:span></text:p>
          <text:list>
            <text:list-item>
              <text:p text:style-name="P134">While the ideal is the full recovery of the land, some Islamic jurisprudence allows for pragmatic, temporary solutions based on the principle of <text:span text:style-name="T1">maslaha</text:span> (public interest) and the need to preserve life.</text:p>
            </text:list-item>
            <text:list-item>
              <text:p text:style-name="P134"><text:span text:style-name="Strong_20_Emphasis"><text:span text:style-name="T1">Hudna</text:span></text:span><text:span text:style-name="Strong_20_Emphasis"> (Truce):</text:span> A term for a long-term ceasefire or armistice with a non-Muslim enemy. It is based on the precedent of the Treaty of Hudaybiyyah, a 10-year truce the Prophet Muhammad made with the Quraysh of Mecca.</text:p>
            </text:list-item>
            <text:list-item>
              <text:p text:style-name="P134">A <text:span text:style-name="T1">hudna</text:span> does not imply recognition of the enemy's sovereignty or abandonment of the ultimate claim to the land. It is a tactical, time-bound measure to allow the Muslim community to regain its strength.</text:p>
            </text:list-item>
            <text:list-item>
              <text:p text:style-name="P134">Hamas has at various times offered Israel a long-term <text:span text:style-name="T1">hudna</text:span> in exchange for a full withdrawal to the 1967 borders, an offer Israel has viewed as a tactical ploy, not a genuine move towards peace.</text:p>
            </text:list-item>
          </text:list>
        </text:list-item>
      </text:list>
      <text:p text:style-name="P3"><text:soft-page-break/><text:span text:style-name="Strong_20_Emphasis">SECTION 3.4.3: Christian Pilgrimage and Churches</text:span></text:p>
      <text:list text:style-name="L76">
        <text:list-item>
          <text:p text:style-name="P136"><text:span text:style-name="Strong_20_Emphasis">The "Living Stones" - Indigenous Christian Communities</text:span></text:p>
          <text:list>
            <text:list-item>
              <text:p text:style-name="P136">The local Christian population of the Holy Land refers to itself as the "Living Stones," in contrast to the ancient archaeological sites ("dead stones").</text:p>
            </text:list-item>
            <text:list-item>
              <text:p text:style-name="P136">These are among the oldest Christian communities in the world, dating back to the apostolic age. The majority are Arabic-speaking Palestinians.</text:p>
            </text:list-item>
            <text:list-item>
              <text:p text:style-name="P136"><text:span text:style-name="Strong_20_Emphasis">Major Denominations:</text:span> The largest is the Greek Orthodox Patriarchate of Jerusalem, followed by the Melkite (Greek Catholic) and Roman Catholic (Latin) churches. Smaller but ancient communities include the Armenian Apostolic, Coptic Orthodox, Ethiopian Orthodox, and Syriac Orthodox churches.</text:p>
            </text:list-item>
            <text:list-item>
              <text:p text:style-name="P136"><text:span text:style-name="Strong_20_Emphasis">Demographic Crisis:</text:span> The Christian population in the West Bank and Gaza has declined precipitously, from over 10% of the Palestinian population in 1948 to less than 2% today. This is due to a combination of lower birth rates and high rates of emigration driven by the economic and political instability of the conflict.</text:p>
            </text:list-item>
          </text:list>
        </text:list-item>
        <text:list-item>
          <text:p text:style-name="P136"><text:span text:style-name="Strong_20_Emphasis">The Status Quo of the Holy Places (1852)</text:span></text:p>
          <text:list>
            <text:list-item>
              <text:p text:style-name="P136">A decree issued by the Ottoman Sultan that governs the ownership and liturgical rights of the Christian denominations at the key shared holy sites: the Church of the Holy Sepulchre (Jerusalem), the Church of the Nativity (Bethlehem), and the Tomb of the Virgin Mary (Jerusalem).</text:p>
            </text:list-item>
            <text:list-item>
              <text:p text:style-name="P136">It effectively "freezes" the division of rights and responsibilities among the Greek Orthodox, Roman Catholic, and Armenian churches, with minor rights for Copts, Syriacs, and Ethiopians.</text:p>
            </text:list-item>
            <text:list-item>
              <text:p text:style-name="P136">The agreement is notoriously complex and rigid. It dictates which community can use which altar at what time, who is responsible for cleaning which section, and requires unanimous consent for any repairs or alterations, however minor.</text:p>
            </text:list-item>
            <text:list-item>
              <text:p text:style-name="P136">This has led to frequent, sometimes physical, disputes between clergy over perceived infringements. The Israeli Police are often called upon to enforce the intricate rules. The "immovable ladder" on a ledge of the Holy Sepulchre, which has not been moved since the 18th century, is a famous symbol of the rigidity of the Status Quo.</text:p>
            </text:list-item>
          </text:list>
        </text:list-item>
        <text:list-item>
          <text:p text:style-name="P136"><text:span text:style-name="Strong_20_Emphasis">The Politics of Pilgrimage</text:span></text:p>
          <text:list>
            <text:list-item>
              <text:p text:style-name="P136">Christian pilgrimage is a major source of revenue and a key industry for both Israel and the Palestinian Authority.</text:p>
            </text:list-item>
            <text:list-item>
              <text:p text:style-name="P136"><text:span text:style-name="Strong_20_Emphasis">Christian Zionism:</text:span> A powerful theological movement, particularly within American Evangelical Protestantism, that provides significant political and financial support for the State of Israel.</text:p>
              <text:list>
                <text:list-item>
                  <text:p text:style-name="P136"><text:soft-page-break/><text:span text:style-name="Strong_20_Emphasis">Theology (Dispensationalism):</text:span> Interprets the Bible literally as a blueprint for history. It holds that the gathering of the Jews in Israel is a necessary precondition for the End Times and the Second Coming of Christ.</text:p>
                </text:list-item>
                <text:list-item>
                  <text:p text:style-name="P136"><text:span text:style-name="Strong_20_Emphasis">Political Impact:</text:span> Christian Zionist lobbying groups (e.g., Christians United for Israel - CUFI) are a major force in US politics, advocating for pro-Israel policies like the moving of the US embassy to Jerusalem.</text:p>
                </text:list-item>
                <text:list-item>
                  <text:p text:style-name="P136"><text:span text:style-name="Strong_20_Emphasis">Pilgrimage:</text:span> Christian Zionist tourism often focuses on biblical sites, emphasizes solidarity with the State of Israel, and generally avoids contact with or discussion of the local Palestinian Christian communities.</text:p>
                </text:list-item>
              </text:list>
            </text:list-item>
            <text:list-item>
              <text:p text:style-name="P136"><text:span text:style-name="Strong_20_Emphasis">Palestinian Liberation Theology:</text:span> A counter-theology developed by Palestinian Christians (e.g., Naim Ateek, Mitri Raheb).</text:p>
              <text:list>
                <text:list-item>
                  <text:p text:style-name="P136">It reads the Bible through the lens of the Palestinian experience of oppression and occupation.</text:p>
                </text:list-item>
                <text:list-item>
                  <text:p text:style-name="P136">It critiques Christian Zionism as a heretical ideology that ignores the New Testament's message of universalism and justice in favor of a political and racialized interpretation of the Old Testament.</text:p>
                </text:list-item>
                <text:list-item>
                  <text:p text:style-name="P136">The <text:span text:style-name="Strong_20_Emphasis">Kairos Palestine Document (2009)</text:span>, issued by a coalition of Palestinian Christian leaders, is a key text of this theology, calling for an end to the occupation and for non-violent resistance.</text:p>
                </text:list-item>
              </text:list>
            </text:list-item>
          </text:list>
        </text:list-item>
        <text:list-item>
          <text:p text:style-name="P136"><text:span text:style-name="Strong_20_Emphasis">The Churches as Political Actors</text:span></text:p>
          <text:list>
            <text:list-item>
              <text:p text:style-name="P136">The heads of the thirteen officially recognized patriarchal churches in Jerusalem often act collectively as a political body.</text:p>
            </text:list-item>
            <text:list-item>
              <text:p text:style-name="P136">They issue joint public statements on major political events, condemning violence, protesting settlement expansion, and advocating for the preservation of the multi-religious character of Jerusalem.</text:p>
            </text:list-item>
            <text:list-item>
              <text:p text:style-name="P136">The Vatican maintains a special diplomatic interest in the Holy Land, advocating for a "special statute" for Jerusalem to guarantee freedom of religion and access to holy sites for all faiths.</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5: Economics and Development</text:span></text:p>
      <text:p text:style-name="P3"><text:span text:style-name="Strong_20_Emphasis">SECTION 3.5.1: Israeli High-Tech Sector Globalization</text:span></text:p>
      <text:list text:style-name="L77">
        <text:list-item>
          <text:p text:style-name="P137"><text:span text:style-name="Strong_20_Emphasis">Foundations of "Silicon Wadi"</text:span></text:p>
          <text:list>
            <text:list-item>
              <text:p text:style-name="P137"><text:soft-page-break/><text:span text:style-name="Strong_20_Emphasis">Military-Industrial Origins:</text:span> The Israeli high-tech ecosystem grew out of the military-industrial complex. Elite technology and intelligence units of the Israel Defense Forces (IDF), such as Unit 8200 (signals intelligence) and the Talpiot program (an elite training program for recruits with scientific talent), serve as de facto incubators.</text:p>
            </text:list-item>
            <text:list-item>
              <text:p text:style-name="P137"><text:span text:style-name="Strong_20_Emphasis">Role of IDF Units:</text:span> These units provide young soldiers with cutting-edge technical training, experience in high-pressure, mission-oriented teamwork, and create powerful, lifelong alumni networks that are central to the startup culture.</text:p>
            </text:list-item>
            <text:list-item>
              <text:p text:style-name="P137"><text:span text:style-name="Strong_20_Emphasis">Academic Research:</text:span> World-class universities like the Technion – Israel Institute of Technology, the Weizmann Institute of Science, and the Hebrew University of Jerusalem provide a steady stream of fundamental research and skilled graduates.</text:p>
            </text:list-item>
            <text:list-item>
              <text:p text:style-name="P137"><text:span text:style-name="Strong_20_Emphasis">Government Catalysis:</text:span> The Office of the Chief Scientist (now the Israel Innovation Authority) has played a crucial role since the 1970s by providing grants, early-stage funding, and risk-sharing programs that encourage private sector R&amp;D.</text:p>
            </text:list-item>
            <text:list-item>
              <text:p text:style-name="P137"><text:span text:style-name="Strong_20_Emphasis">The Yozma Program (1993):</text:span> A government initiative that was a key catalyst for the venture capital (VC) industry in Israel. It offered to match foreign VC investments in Israeli funds and provided significant upside incentives, attracting the first major wave of international venture capital.</text:p>
            </text:list-item>
            <text:list-item>
              <text:p text:style-name="P137"><text:span text:style-name="Strong_20_Emphasis">Human Capital Influx:</text:span> The mass immigration of over a million people from the former Soviet Union in the 1990s brought a huge number of highly educated scientists and engineers, providing the critical mass of talent needed to fuel the sector's growth.</text:p>
            </text:list-item>
          </text:list>
        </text:list-item>
        <text:list-item>
          <text:p text:style-name="P137"><text:span text:style-name="Strong_20_Emphasis">Globalization and Business Models</text:span></text:p>
          <text:list>
            <text:list-item>
              <text:p text:style-name="P137"><text:span text:style-name="Strong_20_Emphasis">Venture Capital Dominance:</text:span> The Israeli tech scene is heavily financed by venture capital, with one of the highest per-capita VC investment rates in the world. The majority of this capital originates from the United States, with increasing investment from Europe and Asia.</text:p>
            </text:list-item>
            <text:list-item>
              <text:p text:style-name="P137"><text:span text:style-name="Strong_20_Emphasis">The "Exit" Strategy:</text:span> The dominant business model is not to build large, multinational Israeli companies but to create a startup with a novel technology and then sell it to a large foreign corporation. This sale is known as an "exit." This "Start-up Nation" model is geared towards rapid innovation and acquisition.</text:p>
            </text:list-item>
            <text:list-item>
              <text:p text:style-name="P137"><text:span text:style-name="Strong_20_Emphasis">Multinational R&amp;D Centers:</text:span> A direct result of the exit strategy is the proliferation of R&amp;D centers owned by global tech giants (Intel, Microsoft, Google, Apple, Amazon, etc.). These MNCs often enter the Israeli market by acquiring a local startup and then use that team as the foundation for a larger R&amp;D presence, tapping into the local talent pool.</text:p>
            </text:list-item>
            <text:list-item>
              <text:p text:style-name="P137"><text:span text:style-name="Strong_20_Emphasis">"Born Global" Mentality:</text:span> Due to the small size of the Israeli domestic market, startups are designed from inception to be global. Their products, services, and marketing strategies are aimed at international markets, primarily North America and Europe.</text:p>
            </text:list-item>
          </text:list>
        </text:list-item>
        <text:list-item>
          <text:p text:style-name="P137"><text:span text:style-name="Strong_20_Emphasis">Key High-Tech Sub-Sectors</text:span></text:p>
          <text:list>
            <text:list-item>
              <text:p text:style-name="P137"><text:soft-page-break/><text:span text:style-name="Strong_20_Emphasis">Cybersecurity:</text:span> Israel is a global superpower in cybersecurity, a direct legacy of the expertise developed in IDF intelligence units. Foundational companies like Check Point, CyberArk, and Imperva, and a constant stream of new startups, have made Israel a hub for cyber defense technology.</text:p>
            </text:list-item>
            <text:list-item>
              <text:p text:style-name="P137"><text:span text:style-name="Strong_20_Emphasis">Automotive Technology:</text:span> A leading sector focused on autonomous driving and smart mobility. The most prominent example is Mobileye, a developer of advanced driver-assistance systems, which was acquired by Intel for $15.3 billion in 2017, one of the largest exits in Israeli history.</text:p>
            </text:list-item>
            <text:list-item>
              <text:p text:style-name="P137"><text:span text:style-name="Strong_20_Emphasis">Fintech (Financial Technology):</text:span> A strong sector in areas such as online payment processing, fraud detection, algorithmic trading, and insure-tech.</text:p>
            </text:list-item>
            <text:list-item>
              <text:p text:style-name="P137"><text:span text:style-name="Strong_20_Emphasis">Digital Health:</text:span> This sector leverages Israel's advanced, digitized healthcare system, where national health maintenance organizations (HMOs) have comprehensive electronic health records for millions of citizens. This data is used (with privacy regulations) to develop AI-driven diagnostics, personalized medicine, and medical devices.</text:p>
            </text:list-item>
            <text:list-item>
              <text:p text:style-name="P137"><text:span text:style-name="Strong_20_Emphasis">Agritech &amp; Watertech:</text:span> Building on early pioneering work in a resource-scarce environment, this sector is a world leader in technologies like drip irrigation (Netafim), desalination, wastewater recycling, precision agriculture, and developing alternative proteins and food technologies.</text:p>
            </text:list-item>
          </text:list>
        </text:list-item>
        <text:list-item>
          <text:p text:style-name="P137"><text:span text:style-name="Strong_20_Emphasis">Economic Impact and Systemic Challenges</text:span></text:p>
          <text:list>
            <text:list-item>
              <text:p text:style-name="P137"><text:span text:style-name="Strong_20_Emphasis">Engine of Growth:</text:span> The high-tech sector is the primary engine of the Israeli economy, accounting for over 15% of GDP, around 50% of total industrial exports, and employing over 10% of the workforce.</text:p>
            </text:list-item>
            <text:list-item>
              <text:p text:style-name="P137"><text:span text:style-name="Strong_20_Emphasis">The Dual Economy:</text:span> The success has created a stark "dual economy." The high-tech sector is characterized by extremely high productivity and salaries, while the rest of the economy (services, traditional manufacturing) lags significantly in both. This contributes to high levels of social and economic inequality.</text:p>
            </text:list-item>
            <text:list-item>
              <text:p text:style-name="P137"><text:span text:style-name="Strong_20_Emphasis">Human Capital Shortage:</text:span> There is a chronic shortage of skilled engineers and programmers, which is the main constraint on the sector's growth. This has led to government and private initiatives aimed at integrating underrepresented populations, specifically Haredi men and Arab women, into the tech workforce.</text:p>
            </text:list-item>
            <text:list-item>
              <text:p text:style-name="P137"><text:span text:style-name="Strong_20_Emphasis">Over-reliance on a Single Sector:</text:span> The economy's heavy dependence on the global-facing tech sector makes it vulnerable to global economic downturns and fluctuations in international investment sentiment.</text:p>
            </text:list-item>
          </text:list>
        </text:list-item>
      </text:list>
      <text:p text:style-name="P3"><text:span text:style-name="Strong_20_Emphasis">SECTION 3.5.2: Palestinian Economic Dependency Structures</text:span></text:p>
      <text:list text:style-name="L78">
        <text:list-item>
          <text:p text:style-name="P138"><text:span text:style-name="Strong_20_Emphasis">The Paris Protocol (Protocol on Economic Relations, 1994)</text:span></text:p>
          <text:list>
            <text:list-item>
              <text:p text:style-name="P138"><text:soft-page-break/>An agreement signed as part of the Oslo Accords that governs the economic relationship between Israel and the Palestinian Authority (PA).</text:p>
            </text:list-item>
            <text:list-item>
              <text:p text:style-name="P138">It established a customs union, requiring the PA to align its import tariffs and VAT rates with Israel's, thereby limiting Palestinian economic sovereignty.</text:p>
            </text:list-item>
            <text:list-item>
              <text:p text:style-name="P138">It gave Israel control over all external borders of the West Bank and Gaza, meaning all Palestinian trade must pass through Israeli ports or crossings.</text:p>
            </text:list-item>
            <text:list-item>
              <text:p text:style-name="P138"><text:span text:style-name="Strong_20_Emphasis">Clearance Revenues:</text:span> It created a system where Israel collects customs duties and other indirect taxes on goods destined for the Palestinian territories and transfers this money monthly to the PA. These "clearance revenues" constitute the single largest source of the PA's budget (up to two-thirds).</text:p>
            </text:list-item>
          </text:list>
        </text:list-item>
        <text:list-item>
          <text:p text:style-name="P138"><text:span text:style-name="Strong_20_Emphasis">Pillars of Dependency</text:span></text:p>
          <text:list>
            <text:list-item>
              <text:p text:style-name="P138"><text:span text:style-name="Strong_20_Emphasis">Fiscal Dependency:</text:span> The clearance revenue system makes the PA fiscally dependent on Israel and gives Israel powerful political leverage. Israel has frequently withheld or deducted from these funds to punish the PA for political actions (e.g., pursuing ICC cases, making payments to prisoners' families).</text:p>
            </text:list-item>
            <text:list-item>
              <text:p text:style-name="P138"><text:span text:style-name="Strong_20_Emphasis">Trade Dependency:</text:span> The customs union has made Israel the dominant trading partner for Palestine. The arrangement creates a captive market for Israeli goods, resulting in a large and structural trade deficit for the Palestinian economy.</text:p>
            </text:list-item>
            <text:list-item>
              <text:p text:style-name="P138"><text:span text:style-name="Strong_20_Emphasis">Labor Dependency:</text:span> A significant part of the Palestinian labor force depends on employment in Israel and in Israeli settlements. Access to this labor market is controlled by an Israeli permit system, which is subject to political and security considerations. This creates a volatile situation where mass unemployment can be triggered by security-related closures.</text:p>
            </text:list-item>
            <text:list-item>
              <text:p text:style-name="P138"><text:span text:style-name="Strong_20_Emphasis">Monetary Dependency:</text:span> The Palestinian economy does not have its own currency. The Israeli shekel is the de facto currency in the West Bank and Gaza, meaning the PA has no independent monetary policy tools (like setting interest rates) to manage its economy.</text:p>
            </text:list-item>
          </text:list>
        </text:list-item>
        <text:list-item>
          <text:p text:style-name="P138"><text:span text:style-name="Strong_20_Emphasis">"De-development" in the West Bank</text:span></text:p>
          <text:list>
            <text:list-item>
              <text:p text:style-name="P138">A term coined by scholar Sara Roy to describe a process whereby Israeli policies have actively prevented the development of an independent and productive Palestinian economy.</text:p>
            </text:list-item>
            <text:list-item>
              <text:p text:style-name="P138"><text:span text:style-name="Strong_20_Emphasis">Area C Restrictions:</text:span> Israeli control over Area C (60% of the West Bank) is central to this process. Area C contains the vast majority of Palestinian agricultural land, water resources, stone quarries, and land for potential industrial zones. Israeli restrictions on Palestinian construction, development, and access to resources in this area stifle economic growth.</text:p>
            </text:list-item>
            <text:list-item>
              <text:p text:style-name="P138"><text:span text:style-name="Strong_20_Emphasis">Movement Restrictions (Fragmentation):</text:span> The internal closure system in the West Bank—comprising checkpoints, the separation barrier, and settler-only roads—<text:soft-page-break/>fragments the territory into disconnected cantons. This severely impedes the movement of goods and labor, raises transaction costs, and prevents the formation of an integrated domestic market.</text:p>
            </text:list-item>
          </text:list>
        </text:list-item>
        <text:list-item>
          <text:p text:style-name="P138"><text:span text:style-name="Strong_20_Emphasis">The Economy of Gaza Under Blockade</text:span></text:p>
          <text:list>
            <text:list-item>
              <text:p text:style-name="P138">Since Hamas took control in 2007, Israel and Egypt have imposed a severe land, air, and sea blockade on the Gaza Strip.</text:p>
            </text:list-item>
            <text:list-item>
              <text:p text:style-name="P138">This has resulted in near-total economic collapse and what the UN has termed "de-industrialization." The blockade severely restricts the import of raw materials (especially "dual-use" items like cement and steel) and virtually prohibits all exports.</text:p>
            </text:list-item>
            <text:list-item>
              <text:p text:style-name="P138">The economy has shifted from production to extreme dependence on international aid, salaries paid by the PA and Qatar, and remittances.</text:p>
            </text:list-item>
            <text:list-item>
              <text:p text:style-name="P138">Unemployment and poverty rates are among the highest in the world, with over 80% of the population reliant on some form of humanitarian assistance.</text:p>
            </text:list-item>
            <text:list-item>
              <text:p text:style-name="P138">Repeated wars have destroyed much of Gaza's infrastructure and capital stock, with rebuilding efforts hampered by the blockade.</text:p>
            </text:list-item>
          </text:list>
        </text:list-item>
      </text:list>
      <text:p text:style-name="P3"><text:span text:style-name="Strong_20_Emphasis">SECTION 3.5.3: Regional Energy and Water Economics</text:span></text:p>
      <text:list text:style-name="L79">
        <text:list-item>
          <text:p text:style-name="P139"><text:span text:style-name="Strong_20_Emphasis">Hydro-politics: The Politics of Water</text:span></text:p>
          <text:list>
            <text:list-item>
              <text:p text:style-name="P139">The region is extremely arid, and control over shared water resources is a critical component of regional power dynamics.</text:p>
            </text:list-item>
            <text:list-item>
              <text:p text:style-name="P139"><text:span text:style-name="Strong_20_Emphasis">The Jordan River Basin:</text:span> This river and its tributaries are shared by Israel, Jordan, Syria, Lebanon, and the Palestinians. Historically, competition over its waters was a major source of conflict, contributing to the tensions leading up to the 1967 war. The 1994 Israel-Jordan peace treaty contains detailed articles on water allocation.</text:p>
            </text:list-item>
            <text:list-item>
              <text:p text:style-name="P139"><text:span text:style-name="Strong_20_Emphasis">The Mountain Aquifer:</text:span> This is the primary source of groundwater for both Israelis and Palestinians in the West Bank. It is a transboundary resource that flows from the West Bank into Israel. Under the Oslo II Accords, Israel controls the vast majority of the aquifer's resources and has veto power over Palestinian water projects. Palestinians face chronic water shortages, while Israeli settlements in the West Bank are well-supplied.</text:p>
            </text:list-item>
            <text:list-item>
              <text:p text:style-name="P139"><text:span text:style-name="Strong_20_Emphasis">Israel's Technological Solutions:</text:span> Israel has largely solved its own water scarcity problem through massive investment in technology. It is a world leader in:</text:p>
              <text:list>
                <text:list-item>
                  <text:p text:style-name="P139"><text:span text:style-name="Strong_20_Emphasis">Desalination:</text:span> Operates some of the world's largest and most efficient reverse osmosis desalination plants, which now provide the majority of its drinking water.</text:p>
                </text:list-item>
                <text:list-item>
                  <text:p text:style-name="P139"><text:span text:style-name="Strong_20_Emphasis">Wastewater Recycling:</text:span> Treats and reuses over 85% of its municipal wastewater, primarily for agriculture.</text:p>
                </text:list-item>
                <text:list-item>
                  <text:p text:style-name="P139"><text:soft-page-break/><text:span text:style-name="Strong_20_Emphasis">Drip Irrigation:</text:span> Pioneered and commercialized micro-irrigation systems that drastically reduce water use in agriculture.</text:p>
                </text:list-item>
              </text:list>
            </text:list-item>
            <text:list-item>
              <text:p text:style-name="P139">While technology has provided Israel with water security, it has not resolved the underlying political dispute over Palestinian water rights.</text:p>
            </text:list-item>
          </text:list>
        </text:list-item>
        <text:list-item>
          <text:p text:style-name="P139"><text:span text:style-name="Strong_20_Emphasis">The Eastern Mediterranean Gas Revolution</text:span></text:p>
          <text:list>
            <text:list-item>
              <text:p text:style-name="P139"><text:span text:style-name="Strong_20_Emphasis">Major Discoveries:</text:span> Since 2009, massive offshore natural gas fields have been discovered in the Eastern Mediterranean, primarily in the exclusive economic zones (EEZs) of Israel (Tamar, Leviathan) and Cyprus (Aphrodite).</text:p>
            </text:list-item>
            <text:list-item>
              <text:p text:style-name="P139"><text:span text:style-name="Strong_20_Emphasis">Israel as an Energy Power:</text:span> These discoveries have transformed Israel's geostrategic position, turning it from an energy-dependent nation into a significant energy producer and exporter.</text:p>
            </text:list-item>
            <text:list-item>
              <text:p text:style-name="P139"><text:span text:style-name="Strong_20_Emphasis">Regional Export Deals:</text:span> Israel has signed major, long-term deals to export natural gas via pipeline to its neighbors, Egypt and Jordan. This has created a new layer of economic interdependence and reinforced strategic ties.</text:p>
            </text:list-item>
            <text:list-item>
              <text:p text:style-name="P139"><text:span text:style-name="Strong_20_Emphasis">The EastMed Gas Forum (EMGF):</text:span> A Cairo-based regional organization established to promote gas cooperation. Its members include Israel, Egypt, Jordan, the Palestinian Authority, Cyprus, Greece, and Italy. It is a key forum for coordinating regional energy policy.</text:p>
            </text:list-item>
          </text:list>
        </text:list-item>
        <text:list-item>
          <text:p text:style-name="P139"><text:span text:style-name="Strong_20_Emphasis">Energy and Geopolitical Conflict</text:span></text:p>
          <text:list>
            <text:list-item>
              <text:p text:style-name="P139"><text:span text:style-name="Strong_20_Emphasis">Exclusion of Turkey:</text:span> The EMGF notably excludes Turkey, which has its own ambitions to be a regional energy hub and has challenged the maritime claims of Greece and Cyprus. This has created a major geopolitical fault line in the Eastern Mediterranean.</text:p>
            </text:list-item>
            <text:list-item>
              <text:p text:style-name="P139"><text:span text:style-name="Strong_20_Emphasis">Israel-Lebanon Maritime Border:</text:span> A long-standing dispute over the maritime border held up exploration in contested waters. A US-brokered agreement was finalized in 2022 that demarcated the border, a rare diplomatic success between the two enemy states.</text:p>
            </text:list-item>
            <text:list-item>
              <text:p text:style-name="P139"><text:span text:style-name="Strong_20_Emphasis">Palestinian Gas Fields:</text:span> A significant gas field, "Gaza Marine," was discovered off the coast of Gaza in the late 1990s. Its development has been stalled for over two decades due to the Israeli-Palestinian conflict, the blockade, and disagreements over commercial terms, denying the Palestinians a crucial potential source of revenue and energy independence.</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6: Legal Studies and Governance</text:span></text:p>
      <text:p text:style-name="P3"><text:span text:style-name="Strong_20_Emphasis">SECTION 3.6.1: Israeli Constitutional Debates and Basic Laws</text:span></text:p>
      <text:list text:style-name="L80">
        <text:list-item>
          <text:p text:style-name="P140"><text:soft-page-break/><text:span text:style-name="Strong_20_Emphasis">The "Unwritten" Constitution</text:span></text:p>
          <text:list>
            <text:list-item>
              <text:p text:style-name="P140">Israel does not have a single, codified constitutional document.</text:p>
            </text:list-item>
            <text:list-item>
              <text:p text:style-name="P140">The "Harari Resolution" of June 1950 determined that the state's constitution would be created piecemeal over time through the enactment of "Basic Laws."</text:p>
            </text:list-item>
            <text:list-item>
              <text:p text:style-name="P140">These Basic Laws are intended to eventually be compiled into a formal constitution.</text:p>
            </text:list-item>
            <text:list-item>
              <text:p text:style-name="P141">The process of creating a constitution remains incomplete, primarily due to irreconcilable disagreements between secular and religious parties over the state's fundamental identity and the role of Jewish law (<text:span text:style-name="T1">halakha</text:span>).</text:p>
            </text:list-item>
          </text:list>
        </text:list-item>
        <text:list-item>
          <text:p text:style-name="P140"><text:span text:style-name="Strong_20_Emphasis">The Basic Laws</text:span></text:p>
          <text:list>
            <text:list-item>
              <text:p text:style-name="P140">A series of laws enacted by the Knesset that have quasi-constitutional status.</text:p>
            </text:list-item>
            <text:list-item>
              <text:p text:style-name="P140">They define the structure and powers of the main branches of government and, since 1992, fundamental human rights.</text:p>
            </text:list-item>
            <text:list-item>
              <text:p text:style-name="P140"><text:span text:style-name="Strong_20_Emphasis">Key Basic Laws include:</text:span></text:p>
              <text:list>
                <text:list-item>
                  <text:p text:style-name="P140"><text:span text:style-name="Strong_20_Emphasis">Basic Law: The Knesset (1958):</text:span> Establishes the Knesset as the state's legislature, defines its electoral system (proportional representation), and grants its members parliamentary immunity.</text:p>
                </text:list-item>
                <text:list-item>
                  <text:p text:style-name="P140"><text:span text:style-name="Strong_20_Emphasis">Basic Law: The Government (1968, updated 2001):</text:span> Defines the executive branch, its powers, and its relationship of confidence with the Knesset.</text:p>
                </text:list-item>
                <text:list-item>
                  <text:p text:style-name="P140"><text:span text:style-name="Strong_20_Emphasis">Basic Law: The Judiciary (1984):</text:span> Establishes the court system, including the Supreme Court, and guarantees judicial independence.</text:p>
                </text:list-item>
                <text:list-item>
                  <text:p text:style-name="P140"><text:span text:style-name="Strong_20_Emphasis">Basic Law: Jerusalem, Capital of Israel (1980):</text:span> Declares "Jerusalem, complete and united" as the capital of Israel.</text:p>
                </text:list-item>
                <text:list-item>
                  <text:p text:style-name="P140"><text:span text:style-name="Strong_20_Emphasis">Basic Law: The Army (1976):</text:span> Establishes the Israel Defense Forces (IDF) as the state's army and affirms its subordination to the civilian government.</text:p>
                </text:list-item>
              </text:list>
            </text:list-item>
          </text:list>
        </text:list-item>
        <text:list-item>
          <text:p text:style-name="P140"><text:span text:style-name="Strong_20_Emphasis">The "Constitutional Revolution" of 1992</text:span></text:p>
          <text:list>
            <text:list-item>
              <text:p text:style-name="P140">A pivotal moment in Israeli constitutional law, led by Supreme Court President Aharon Barak.</text:p>
            </text:list-item>
            <text:list-item>
              <text:p text:style-name="P140">In 1992, the Knesset passed two new Basic Laws:</text:p>
              <text:list>
                <text:list-item>
                  <text:p text:style-name="P140"><text:span text:style-name="Strong_20_Emphasis">Basic Law: Human Dignity and Liberty:</text:span> Enshrines rights to life, bodily integrity, property, and personal liberty. It contains a "limitation clause" stating that these rights can only be infringed by a law that "befits the values of the State of Israel, is enacted for a proper purpose, and to an extent no greater than is required."</text:p>
                </text:list-item>
                <text:list-item>
                  <text:p text:style-name="P140"><text:soft-page-break/><text:span text:style-name="Strong_20_Emphasis">Basic Law: Freedom of Occupation:</text:span> Guarantees the right to engage in any occupation, profession, or trade.</text:p>
                </text:list-item>
              </text:list>
            </text:list-item>
            <text:list-item>
              <text:p text:style-name="P141"><text:span text:style-name="Strong_20_Emphasis">Judicial Review:</text:span> In the landmark <text:span text:style-name="T1">United Mizrahi Bank v. Migdal Cooperative Village</text:span> case (1995), the Supreme Court ruled that these new Basic Laws gave the judiciary the power of judicial review over Knesset legislation.</text:p>
            </text:list-item>
            <text:list-item>
              <text:p text:style-name="P140">The court asserted its authority to strike down ordinary laws that are found to be in conflict with the rights protected in a Basic Law.</text:p>
            </text:list-item>
            <text:list-item>
              <text:p text:style-name="P140">This "revolution" significantly empowered the judiciary and shifted the balance of power between the branches of government, creating a system of constitutional checks and balances where none had formally existed.</text:p>
            </text:list-item>
          </text:list>
        </text:list-item>
        <text:list-item>
          <text:p text:style-name="P140"><text:span text:style-name="Strong_20_Emphasis">The Counter-Revolution and Judicial Reform Debates</text:span></text:p>
          <text:list>
            <text:list-item>
              <text:p text:style-name="P140">The "Constitutional Revolution" has been met with decades of political backlash, primarily from right-wing and religious parties who accuse the Supreme Court of being an unelected, activist, and leftist elite that oversteps its authority and thwarts the will of the democratically elected Knesset.</text:p>
            </text:list-item>
            <text:list-item>
              <text:p text:style-name="P140"><text:span text:style-name="Strong_20_Emphasis">The "Nation-State Law" (2018):</text:span></text:p>
              <text:list>
                <text:list-item>
                  <text:p text:style-name="P140"><text:span text:style-name="Strong_20_Emphasis">Basic Law: Israel as the Nation-State of the Jewish People.</text:span> This law defines the right to national self-determination in Israel as "unique to the Jewish people." It establishes Hebrew as the sole official language (downgrading Arabic) and states that Jewish settlement is a "national value" that the state will work to encourage.</text:p>
                </text:list-item>
                <text:list-item>
                  <text:p text:style-name="P140">It was fiercely criticized for omitting any mention of democracy or equality, and for marginalizing the state's non-Jewish minorities.</text:p>
                </text:list-item>
                <text:list-item>
                  <text:p text:style-name="P140">The Supreme Court controversially declined to strike down the law, but ruled that it must be interpreted in conjunction with the Basic Law: Human Dignity and Liberty, and does not diminish the individual rights of minority citizens.</text:p>
                </text:list-item>
              </text:list>
            </text:list-item>
            <text:list-item>
              <text:p text:style-name="P140"><text:span text:style-name="Strong_20_Emphasis">The 2023 Judicial Overhaul Controversy:</text:span></text:p>
              <text:list>
                <text:list-item>
                  <text:p text:style-name="P140">A coalition government led by Benjamin Netanyahu proposed a sweeping package of legislation aimed at fundamentally curtailing the power of the judiciary.</text:p>
                </text:list-item>
                <text:list-item>
                  <text:p text:style-name="P140"><text:span text:style-name="Strong_20_Emphasis">Key Proposals:</text:span></text:p>
                  <text:list>
                    <text:list-item>
                      <text:p text:style-name="P140">An "override clause" allowing a simple majority in the Knesset to re-enact any law struck down by the Supreme Court.</text:p>
                    </text:list-item>
                    <text:list-item>
                      <text:p text:style-name="P140">Changing the composition of the Judicial Selection Committee to give the governing coalition effective control over the appointment of all judges.</text:p>
                    </text:list-item>
                    <text:list-item>
                      <text:p text:style-name="P140"><text:soft-page-break/>Abolishing the "reasonableness standard," a judicial tool used to review administrative decisions.</text:p>
                    </text:list-item>
                  </text:list>
                </text:list-item>
                <text:list-item>
                  <text:p text:style-name="P140">The proposals triggered the largest and most sustained mass protest movement in Israeli history, with hundreds of thousands demonstrating weekly for months. Protesters, including a massive contingent of military reservists, argued the overhaul would remove all effective checks on government power and undermine Israeli democracy.</text:p>
                </text:list-item>
                <text:list-item>
                  <text:p text:style-name="P140">The controversy has created a deep societal and constitutional crisis, exposing the fundamental disagreements over the character of the Israeli state.</text:p>
                </text:list-item>
              </text:list>
            </text:list-item>
          </text:list>
        </text:list-item>
      </text:list>
      <text:p text:style-name="P3"><text:span text:style-name="Strong_20_Emphasis">SECTION 3.6.2: Palestinian Authority Legal Framework</text:span></text:p>
      <text:list text:style-name="L81">
        <text:list-item>
          <text:p text:style-name="P142"><text:span text:style-name="Strong_20_Emphasis">A Patchwork of Legal Systems</text:span></text:p>
          <text:list>
            <text:list-item>
              <text:p text:style-name="P142">The Palestinian legal system is a complex and fragmented amalgamation of laws from different historical periods.</text:p>
            </text:list-item>
            <text:list-item>
              <text:p text:style-name="P142">The legal framework in the West Bank and Gaza Strip consists of layers of:</text:p>
              <text:list>
                <text:list-item>
                  <text:p text:style-name="P142"><text:span text:style-name="Strong_20_Emphasis">Ottoman Law (pre-1917):</text:span> Remnants, particularly in land law.</text:p>
                </text:list-item>
                <text:list-item>
                  <text:p text:style-name="P142"><text:span text:style-name="Strong_20_Emphasis">British Mandate Law (1922-1948):</text:span> Including the 1936 Civil Wrongs Ordinance and the 1945 Defense (Emergency) Regulations.</text:p>
                </text:list-item>
                <text:list-item>
                  <text:p text:style-name="P142"><text:span text:style-name="Strong_20_Emphasis">Jordanian Law (1948-1967):</text:span> Applies only in the West Bank.</text:p>
                </text:list-item>
                <text:list-item>
                  <text:p text:style-name="P142"><text:span text:style-name="Strong_20_Emphasis">Egyptian Law (1948-1967):</text:span> Applies only in the Gaza Strip.</text:p>
                </text:list-item>
                <text:list-item>
                  <text:p text:style-name="P142"><text:span text:style-name="Strong_20_Emphasis">Israeli Military Orders (1967-present):</text:span> Over 1,800 military orders have been issued for the West Bank, forming a primary layer of law governing all aspects of life. These orders can amend or supersede prior Jordanian law.</text:p>
                </text:list-item>
                <text:list-item>
                  <text:p text:style-name="P142"><text:span text:style-name="Strong_20_Emphasis">Palestinian Authority (PA) Law (1994-present):</text:span> Laws passed by the Palestinian Legislative Council (PLC).</text:p>
                </text:list-item>
              </text:list>
            </text:list-item>
          </text:list>
        </text:list-item>
        <text:list-item>
          <text:p text:style-name="P142"><text:span text:style-name="Strong_20_Emphasis">The Palestinian Basic Law</text:span></text:p>
          <text:list>
            <text:list-item>
              <text:p text:style-name="P142">The closest thing to a constitution for the PA. It was passed by the PLC in 1997 and finally signed by Yasser Arafat in 2002.</text:p>
            </text:list-item>
            <text:list-item>
              <text:p text:style-name="P142">It establishes the PA as a parliamentary democracy with three separate branches of government (executive, legislative, judicial).</text:p>
            </text:list-item>
            <text:list-item>
              <text:p text:style-name="P142">It guarantees a range of human rights and fundamental freedoms.</text:p>
            </text:list-item>
            <text:list-item>
              <text:p text:style-name="P142">It declares Islam to be the official religion and states that the principles of Islamic Sharia shall be a "main source" of legislation.</text:p>
            </text:list-item>
            <text:list-item>
              <text:p text:style-name="P142">It defines Jerusalem as the capital of the State of Palestine.</text:p>
            </text:list-item>
          </text:list>
        </text:list-item>
        <text:list-item>
          <text:p text:style-name="P142"><text:span text:style-name="Strong_20_Emphasis">Legislative and Judicial Paralysis</text:span></text:p>
          <text:list>
            <text:list-item>
              <text:p text:style-name="P142"><text:soft-page-break/>The Palestinian legislative process has been effectively frozen since the Hamas-Fatah split in 2007.</text:p>
            </text:list-item>
            <text:list-item>
              <text:p text:style-name="P142">The Palestinian Legislative Council has not convened since 2007.</text:p>
            </text:list-item>
            <text:list-item>
              <text:p text:style-name="P142">PA President Mahmoud Abbas rules by presidential decree, which his opponents argue is unconstitutional.</text:p>
            </text:list-item>
            <text:list-item>
              <text:p text:style-name="P142"><text:span text:style-name="Strong_20_Emphasis">Judicial System:</text:span> The Basic Law established a dual court system: regular civil and criminal courts, and religious courts (Sharia courts for Muslims, ecclesiastical courts for Christian denominations) that handle personal status matters.</text:p>
            </text:list-item>
            <text:list-item>
              <text:p text:style-name="P142">The judiciary suffers from chronic underfunding, lack of enforcement power, and political interference from the executive branch.</text:p>
            </text:list-item>
            <text:list-item>
              <text:p text:style-name="P142">There is no unified judiciary between the West Bank and Gaza. Each territory has its own separate court system operating under different political authorities.</text:p>
            </text:list-item>
          </text:list>
        </text:list-item>
        <text:list-item>
          <text:p text:style-name="P142"><text:span text:style-name="Strong_20_Emphasis">Governance in Gaza under Hamas</text:span></text:p>
          <text:list>
            <text:list-item>
              <text:p text:style-name="P142">Since seizing control in 2007, Hamas has established its own de facto legal and governance system in Gaza.</text:p>
            </text:list-item>
            <text:list-item>
              <text:p text:style-name="P142">It does not recognize the legitimacy of the Ramallah-based PA judiciary.</text:p>
            </text:list-item>
            <text:list-item>
              <text:p text:style-name="P142">It has established its own courts and appointed its own judges.</text:p>
            </text:list-item>
            <text:list-item>
              <text:p text:style-name="P142">While it has not formally replaced the existing legal code with a strict Sharia-based one, its legislation and court rulings are heavily influenced by its Islamic ideology, particularly in areas of public morality and personal status.</text:p>
            </text:list-item>
          </text:list>
        </text:list-item>
      </text:list>
      <text:p text:style-name="P3"><text:span text:style-name="Strong_20_Emphasis">SECTION 3.6.3: International Criminal Court and Occupation</text:span></text:p>
      <text:list text:style-name="L82">
        <text:list-item>
          <text:p text:style-name="P143"><text:span text:style-name="Strong_20_Emphasis">The ICC and its Jurisdiction</text:span></text:p>
          <text:list>
            <text:list-item>
              <text:p text:style-name="P143">The International Criminal Court (ICC), based in The Hague, was established by the 1998 Rome Statute.</text:p>
            </text:list-item>
            <text:list-item>
              <text:p text:style-name="P143">It is a court of last resort, designed to prosecute individuals for the most serious international crimes: genocide, crimes against humanity, and war crimes.</text:p>
            </text:list-item>
            <text:list-item>
              <text:p text:style-name="P143">The ICC can exercise jurisdiction if the alleged crime was committed on the territory of a State Party to the Rome Statute, or if the accused is a national of a State Party.</text:p>
            </text:list-item>
          </text:list>
        </text:list-item>
        <text:list-item>
          <text:p text:style-name="P143"><text:span text:style-name="Strong_20_Emphasis">The "Situation in Palestine"</text:span></text:p>
          <text:list>
            <text:list-item>
              <text:p text:style-name="P143"><text:span text:style-name="Strong_20_Emphasis">Accession to the Rome Statute:</text:span> In January 2015, the "State of Palestine" formally acceded to the Rome Statute, becoming a member of the ICC.</text:p>
            </text:list-item>
            <text:list-item>
              <text:p text:style-name="P143"><text:span text:style-name="Strong_20_Emphasis">Referral:</text:span> In May 2018, Palestine referred the overall situation to the ICC Prosecutor, requesting an investigation into alleged crimes committed in the Palestinian territories since June 13, 2014.</text:p>
            </text:list-item>
            <text:list-item>
              <text:p text:style-name="P143"><text:soft-page-break/><text:span text:style-name="Strong_20_Emphasis">Jurisdictional Ruling (February 2021):</text:span> The ICC's Pre-Trial Chamber was asked by the Prosecutor to rule on the scope of the Court's territorial jurisdiction. In a landmark decision, the Chamber ruled that the ICC's jurisdiction extends to the territories occupied by Israel since 1967, namely the West Bank, including East Jerusalem, and the Gaza Strip.</text:p>
            </text:list-item>
            <text:list-item>
              <text:p text:style-name="P143"><text:span text:style-name="Strong_20_Emphasis">Israeli Position:</text:span> Israel is not a party to the Rome Statute and vehemently rejects the ICC's jurisdiction. Its legal arguments are:</text:p>
              <text:list>
                <text:list-item>
                  <text:p text:style-name="P143">Palestine does not meet the criteria for statehood under international law and therefore could not legally accede to the Rome Statute.</text:p>
                </text:list-item>
                <text:list-item>
                  <text:p text:style-name="P143">The ICC has no jurisdiction because Israel has a robust, independent judicial system capable of investigating and prosecuting any alleged crimes itself (the principle of "complementarity").</text:p>
                </text:list-item>
              </text:list>
            </text:list-item>
            <text:list-item>
              <text:p text:style-name="P143"><text:span text:style-name="Strong_20_Emphasis">US Position:</text:span> The US, also not a party to the Rome Statute, has strongly supported Israel's position and opposed the ICC investigation.</text:p>
            </text:list-item>
          </text:list>
        </text:list-item>
        <text:list-item>
          <text:p text:style-name="P143"><text:span text:style-name="Strong_20_Emphasis">Opening of the Formal Investigation (March 2021)</text:span></text:p>
          <text:list>
            <text:list-item>
              <text:p text:style-name="P143">Following the jurisdictional ruling, the ICC Office of the Prosecutor formally announced the opening of a criminal investigation into the Situation in Palestine.</text:p>
            </text:list-item>
            <text:list-item>
              <text:p text:style-name="P143">The investigation is expected to cover potential crimes committed by both sides of the conflict.</text:p>
            </text:list-item>
            <text:list-item>
              <text:p text:style-name="P143"><text:span text:style-name="Strong_20_Emphasis">Potential Cases against Israeli Actors:</text:span></text:p>
              <text:list>
                <text:list-item>
                  <text:p text:style-name="P143"><text:span text:style-name="Strong_20_Emphasis">War Crime of Settlement Transfer:</text:span> The transfer of an occupying power's own civilian population into occupied territory (Article 8(2)(b)(viii) of the Rome Statute). This relates to the policy of building Israeli settlements.</text:p>
                </text:list-item>
                <text:list-item>
                  <text:p text:style-name="P143"><text:span text:style-name="Strong_20_Emphasis">War Crimes during Hostilities:</text:span> Allegations related to the conduct of the IDF during the 2014 Gaza war and other military operations, particularly regarding the principles of distinction and proportionality (e.g., disproportionate attacks, targeting of civilian infrastructure).</text:p>
                </text:list-item>
              </text:list>
            </text:list-item>
            <text:list-item>
              <text:p text:style-name="P143"><text:span text:style-name="Strong_20_Emphasis">Potential Cases against Palestinian Actors:</text:span></text:p>
              <text:list>
                <text:list-item>
                  <text:p text:style-name="P143"><text:span text:style-name="Strong_20_Emphasis">War Crimes of Indiscriminate Attacks:</text:span> The launching of rockets and mortars by Hamas and other Palestinian militant groups from Gaza into Israeli civilian areas.</text:p>
                </text:list-item>
                <text:list-item>
                  <text:p text:style-name="P143"><text:span text:style-name="Strong_20_Emphasis">War Crime of Using Human Shields:</text:span> Allegations that militants operate from within densely populated civilian areas.</text:p>
                </text:list-item>
              </text:list>
            </text:list-item>
          </text:list>
        </text:list-item>
        <text:list-item>
          <text:p text:style-name="P143"><text:span text:style-name="Strong_20_Emphasis">Significance and Potential Impact</text:span></text:p>
          <text:list>
            <text:list-item>
              <text:p text:style-name="P143">The ICC investigation represents the most significant international legal challenge to the occupation to date.</text:p>
            </text:list-item>
            <text:list-item>
              <text:p text:style-name="P143"><text:soft-page-break/>It shifts the focus from the actions of states to the potential criminal liability of individuals, including senior political and military leaders.</text:p>
            </text:list-item>
            <text:list-item>
              <text:p text:style-name="P143">While the practical challenges of bringing suspects to trial are immense (the ICC has no police force and relies on state cooperation), the investigation could lead to the issuance of arrest warrants, which would severely restrict the international travel of any individuals named.</text:p>
            </text:list-item>
            <text:list-item>
              <text:p text:style-name="P143">For Palestinians, the ICC process is seen as a crucial avenue for seeking justice and accountability in the absence of a political resolution.</text:p>
            </text:list-item>
            <text:list-item>
              <text:p text:style-name="P143">For Israel, it is viewed as a lawfare campaign that politically instrumentalizes an international legal body to attack its legitimacy.</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7: Security and Military Studies</text:span></text:p>
      <text:p text:style-name="P3"><text:span text:style-name="Strong_20_Emphasis">SECTION 3.7.1: Israel Defense Forces Doctrine Evolution</text:span></text:p>
      <text:list text:style-name="L83">
        <text:list-item>
          <text:p text:style-name="P144"><text:span text:style-name="Strong_20_Emphasis">Foundational Period (1948–1967): The Ben-Gurion Doctrine</text:span></text:p>
          <text:list>
            <text:list-item>
              <text:p text:style-name="P144">Shaped by Israel's perceived strategic vulnerabilities: lack of strategic depth, long and indefensible borders, and quantitative inferiority to surrounding Arab armies.</text:p>
            </text:list-item>
            <text:list-item>
              <text:p text:style-name="P144"><text:span text:style-name="Strong_20_Emphasis">Core Principles:</text:span></text:p>
              <text:list>
                <text:list-item>
                  <text:p text:style-name="P145"><text:span text:style-name="Strong_20_Emphasis">Deterrence (</text:span><text:span text:style-name="Strong_20_Emphasis"><text:span text:style-name="T1">Hart'a</text:span></text:span><text:span text:style-name="Strong_20_Emphasis">):</text:span> Israel could not afford to win every war; it had to deter its enemies from starting one in the first place by demonstrating overwhelming military superiority and a credible willingness to use it.</text:p>
                </text:list-item>
                <text:list-item>
                  <text:p text:style-name="P145"><text:span text:style-name="Strong_20_Emphasis">Pre-emption (</text:span><text:span text:style-name="Strong_20_Emphasis"><text:span text:style-name="T1">Mekademet</text:span></text:span><text:span text:style-name="Strong_20_Emphasis">):</text:span> Given its lack of strategic depth, Israel could not absorb a first strike. If war was unavoidable, Israel must strike first to gain the initiative.</text:p>
                </text:list-item>
                <text:list-item>
                  <text:p text:style-name="P144"><text:span text:style-name="Strong_20_Emphasis">Transferring the War:</text:span> The IDF must quickly transfer the fighting onto enemy territory to protect its own civilian population centers and infrastructure.</text:p>
                </text:list-item>
                <text:list-item>
                  <text:p text:style-name="P144"><text:span text:style-name="Strong_20_Emphasis">Decisive and Rapid Victory:</text:span> Wars must be won quickly and decisively due to the inability of the Israeli economy and society to sustain a long, protracted conflict.</text:p>
                </text:list-item>
              </text:list>
            </text:list-item>
            <text:list-item>
              <text:p text:style-name="P144"><text:span text:style-name="Strong_20_Emphasis">Force Structure:</text:span> This doctrine emphasized a small, highly trained standing army built around a core of elite units, which could be rapidly augmented by a large, well-organized civilian reserve force upon mobilization. The key striking arms were the Air Force and the Armored Corps.</text:p>
            </text:list-item>
            <text:list-item>
              <text:p text:style-name="P144"><text:soft-page-break/><text:span text:style-name="Strong_20_Emphasis">Success:</text:span> This doctrine proved highly successful in the 1956 Sinai Campaign and the 1967 Six-Day War, where pre-emption and rapid offensive maneuver led to overwhelming victories.</text:p>
            </text:list-item>
          </text:list>
        </text:list-item>
        <text:list-item>
          <text:p text:style-name="P144"><text:span text:style-name="Strong_20_Emphasis">Post-1973 Trauma and the Shift to Defense</text:span></text:p>
          <text:list>
            <text:list-item>
              <text:p text:style-name="P144">The 1973 Yom Kippur War was a traumatic failure of the Ben-Gurion doctrine. The concept of deterrence failed, and the IDF was caught unprepared by a surprise attack, forcing it into a defensive posture at the start of the war with devastating casualties.</text:p>
            </text:list-item>
            <text:list-item>
              <text:p text:style-name="P144"><text:span text:style-name="Strong_20_Emphasis">Post-War Changes:</text:span></text:p>
              <text:list>
                <text:list-item>
                  <text:p text:style-name="P144"><text:span text:style-name="Strong_20_Emphasis">Emphasis on Early Warning:</text:span> A massive investment was made in intelligence capabilities (both signals and human intelligence) to ensure that a strategic surprise could never happen again.</text:p>
                </text:list-item>
                <text:list-item>
                  <text:p text:style-name="P144"><text:span text:style-name="Strong_20_Emphasis">Larger Standing Army:</text:span> The size of the standing army, particularly the Armored Corps, was significantly increased to ensure a more robust defensive capability that could hold the line until the reserves were fully mobilized.</text:p>
                </text:list-item>
                <text:list-item>
                  <text:p text:style-name="P144"><text:span text:style-name="Strong_20_Emphasis">Defensive Doctrine:</text:span> While retaining its offensive capability, the IDF developed a more robust defensive doctrine. The "conception" shifted from relying on a pre-emptive strike to being able to absorb a first strike and then launch a decisive counter-offensive.</text:p>
                </text:list-item>
              </text:list>
            </text:list-item>
          </text:list>
        </text:list-item>
        <text:list-item>
          <text:p text:style-name="P144"><text:span text:style-name="Strong_20_Emphasis">The Rise of Asymmetric Warfare and Low-Intensity Conflict (LIC)</text:span></text:p>
          <text:list>
            <text:list-item>
              <text:p text:style-name="P144">The 1982 Lebanon War and the two Intifadas shifted the primary challenge from conventional state armies to non-state actors, guerrilla forces, and popular uprisings.</text:p>
            </text:list-item>
            <text:list-item>
              <text:p text:style-name="P144"><text:span text:style-name="Strong_20_Emphasis">First Lebanon War (1982):</text:span> The IDF, designed to fight conventional battles in open terrain, found itself bogged down in urban warfare in Beirut and a protracted counter-insurgency campaign against guerrilla forces in southern Lebanon.</text:p>
            </text:list-item>
            <text:list-item>
              <text:p text:style-name="P144"><text:span text:style-name="Strong_20_Emphasis">First Intifada (1987-1993):</text:span> The IDF was forced into a policing and riot-control role for which it was ill-suited, leading to a crisis of morale and doctrine.</text:p>
            </text:list-item>
            <text:list-item>
              <text:p text:style-name="P144"><text:span text:style-name="Strong_20_Emphasis">Second Intifada (2000-2005):</text:span> This conflict was a hybrid of guerrilla warfare, terrorism, and popular unrest. The IDF had to develop new tactics and technologies to fight in dense urban environments (e.g., Operation Defensive Shield in 2002). This led to innovations in urban warfare tactics, the development of unmanned aerial vehicles (UAVs) for surveillance and targeted strikes, and advanced armored vehicles designed for urban combat (e.g., heavily armored bulldozers, Merkava IV tank).</text:p>
            </text:list-item>
          </text:list>
        </text:list-item>
        <text:list-item>
          <text:p text:style-name="P144"><text:span text:style-name="Strong_20_Emphasis">The "Dahiya Doctrine" and the Revolution in Military Affairs (RMA)</text:span></text:p>
          <text:list>
            <text:list-item>
              <text:p text:style-name="P144"><text:span text:style-name="Strong_20_Emphasis">Second Lebanon War (2006):</text:span> This war against Hezbollah revealed significant IDF shortcomings. Hezbollah, a heavily armed non-state actor, fought effectively, withstood Israeli air power, and launched thousands of rockets at Israeli cities.</text:p>
            </text:list-item>
            <text:list-item>
              <text:p text:style-name="P144"><text:soft-page-break/><text:span text:style-name="Strong_20_Emphasis">The Dahiya Doctrine:</text:span> In the aftermath of the 2006 war, a new strategic concept emerged, named after the Dahiya quarter of Beirut (a Hezbollah stronghold) that was heavily bombed by the IAF.</text:p>
              <text:list>
                <text:list-item>
                  <text:p text:style-name="P144">Articulated by IDF General Gadi Eizenkot, the doctrine states that in any future conflict with a non-state actor like Hezbollah or Hamas that embeds itself within a civilian population, Israel will use disproportionate force and target the enemy's national infrastructure to create deterrence.</text:p>
                </text:list-item>
                <text:list-item>
                  <text:p text:style-name="P144">It rejects the traditional constraints of proportionality in asymmetric conflicts, aiming to inflict such massive damage on the host society that it will restrain the non-state actor in the future. This doctrine was applied in the Gaza wars of 2008-09 and 2014.</text:p>
                </text:list-item>
              </text:list>
            </text:list-item>
            <text:list-item>
              <text:p text:style-name="P144"><text:span text:style-name="Strong_20_Emphasis">Technological Dominance (RMA):</text:span> The contemporary IDF doctrine relies heavily on a "Revolution in Military Affairs" based on technological superiority.</text:p>
              <text:list>
                <text:list-item>
                  <text:p text:style-name="P144"><text:span text:style-name="Strong_20_Emphasis">Network-Centric Warfare:</text:span> Integrating intelligence, surveillance, and reconnaissance (ISR) capabilities with precision-strike platforms in real-time.</text:p>
                </text:list-item>
                <text:list-item>
                  <text:p text:style-name="P144"><text:span text:style-name="Strong_20_Emphasis">Multi-Dimensional Warfare:</text:span> The ability to conduct simultaneous, integrated operations across multiple domains: land, air, sea, cyber, and space.</text:p>
                </text:list-item>
                <text:list-item>
                  <text:p text:style-name="P144"><text:span text:style-name="Strong_20_Emphasis">AI and Big Data:</text:span> The use of artificial intelligence and big data analysis to rapidly identify targets and shorten the "sensor-to-shooter" cycle.</text:p>
                </text:list-item>
                <text:list-item>
                  <text:p text:style-name="P144"><text:span text:style-name="Strong_20_Emphasis">Missile Defense:</text:span> The creation of a multi-layered missile defense shield (Iron Dome, David's Sling, Arrow) to protect the civilian home front from rocket and missile attacks, giving the political echelon more "decision space" during a conflict.</text:p>
                </text:list-item>
              </text:list>
            </text:list-item>
          </text:list>
        </text:list-item>
      </text:list>
      <text:p text:style-name="P3"><text:span text:style-name="Strong_20_Emphasis">SECTION 3.7.2: Palestinian Armed Groups Strategies</text:span></text:p>
      <text:list text:style-name="L84">
        <text:list-item>
          <text:p text:style-name="P146"><text:span text:style-name="Strong_20_Emphasis">Phase I: The Fedayeen Era (1950s–1960s)</text:span></text:p>
          <text:list>
            <text:list-item>
              <text:p text:style-name="P147"><text:span text:style-name="Strong_20_Emphasis">Strategy of Provocation:</text:span> Early guerrilla actions (<text:span text:style-name="T1">fedayeen</text:span>) were primarily small-scale cross-border raids from Jordan, Gaza, and Lebanon.</text:p>
            </text:list-item>
            <text:list-item>
              <text:p text:style-name="P146">The goal was not military victory but to demonstrate resistance, keep the Palestinian cause alive, and, crucially, to provoke massive Israeli reprisals against the host Arab states.</text:p>
            </text:list-item>
            <text:list-item>
              <text:p text:style-name="P146">The strategic logic, particularly for Fatah, was that these reprisals would shatter the stability of the Arab regimes, forcing them into a general confrontation with Israel that would lead to Palestine's liberation (a "people's war of liberation" model).</text:p>
            </text:list-item>
          </text:list>
        </text:list-item>
        <text:list-item>
          <text:p text:style-name="P146"><text:span text:style-name="Strong_20_Emphasis">Phase II: "State-in-a-State" and International Terrorism (1968–1982)</text:span></text:p>
          <text:list>
            <text:list-item>
              <text:p text:style-name="P146">Following the 1967 war, the PLO's strategy shifted.</text:p>
            </text:list-item>
            <text:list-item>
              <text:p text:style-name="P146"><text:soft-page-break/><text:span text:style-name="Strong_20_Emphasis">Guerrilla Bases:</text:span> The PLO established autonomous bases and a "state-within-a-state," first in Jordan and then in Lebanon, from which it launched cross-border attacks and governed a Palestinian population.</text:p>
            </text:list-item>
            <text:list-item>
              <text:p text:style-name="P146"><text:span text:style-name="Strong_20_Emphasis">International "Armed Propaganda":</text:span> Factions like the PFLP pioneered a strategy of international terrorism to force the Palestinian issue onto the global stage.</text:p>
              <text:list>
                <text:list-item>
                  <text:p text:style-name="P146">The goal was to demonstrate that the conflict was not a local one and that no one was safe until Palestinian demands were met.</text:p>
                </text:list-item>
                <text:list-item>
                  <text:p text:style-name="P146">Key tactics included airline hijackings (Dawson's Field, 1970), attacks on Israeli interests abroad (e.g., the Munich Olympics massacre in 1972, carried out by the Fatah-affiliated Black September organization), and attacks on international targets.</text:p>
                </text:list-item>
              </text:list>
            </text:list-item>
          </text:list>
        </text:list-item>
        <text:list-item>
          <text:p text:style-name="P146"><text:span text:style-name="Strong_20_Emphasis">Phase III: The Intifadas - Popular Uprising and Suicide Bombings</text:span></text:p>
          <text:list>
            <text:list-item>
              <text:p text:style-name="P146"><text:span text:style-name="Strong_20_Emphasis">First Intifada (1987-1993):</text:span> A strategic shift away from elite armed struggle to mass popular resistance. The main "weapons" were stones, civil disobedience, and strikes. The goal was to make the occupation ungovernable and generate international pressure on Israel through moral and political leverage.</text:p>
            </text:list-item>
            <text:list-item>
              <text:p text:style-name="P146"><text:span text:style-name="Strong_20_Emphasis">Second Intifada (2000-2005):</text:span> A return to armed struggle, but with new and devastating tactics.</text:p>
              <text:list>
                <text:list-item>
                  <text:p text:style-name="P146"><text:span text:style-name="Strong_20_Emphasis">Suicide Bombing Campaign:</text:span> The hallmark of this period. Hamas and PIJ, and later the Al-Aqsa Martyrs' Brigades, launched a strategic campaign of suicide attacks targeting Israeli civilians inside major cities.</text:p>
                </text:list-item>
                <text:list-item>
                  <text:p text:style-name="P146"><text:span text:style-name="Strong_20_Emphasis">Strategic Rationale:</text:span></text:p>
                  <text:list>
                    <text:list-item>
                      <text:p text:style-name="P146">To inflict mass casualties and terrorize the Israeli population, thereby creating immense pressure on the Israeli government.</text:p>
                    </text:list-item>
                    <text:list-item>
                      <text:p text:style-name="P146">To create a "balance of terror" or a Palestinian form of deterrence.</text:p>
                    </text:list-item>
                    <text:list-item>
                      <text:p text:style-name="P146">To sabotage the Oslo peace process, which Islamist groups saw as a betrayal.</text:p>
                    </text:list-item>
                  </text:list>
                </text:list-item>
                <text:list-item>
                  <text:p text:style-name="P146"><text:span text:style-name="Strong_20_Emphasis">Guerrilla Warfare:</text:span> In the West Bank and Gaza, factions engaged in shooting attacks on soldiers and settlers, roadside bombings, and ambushes.</text:p>
                </text:list-item>
              </text:list>
            </text:list-item>
          </text:list>
        </text:list-item>
        <text:list-item>
          <text:p text:style-name="P146"><text:span text:style-name="Strong_20_Emphasis">Phase IV: The Hamas Model - Governance, Rocket Warfare, and Asymmetric Deterrence</text:span></text:p>
          <text:list>
            <text:list-item>
              <text:p text:style-name="P146">After seizing control of Gaza in 2007, Hamas's strategy evolved.</text:p>
            </text:list-item>
            <text:list-item>
              <text:p text:style-name="P146"><text:span text:style-name="Strong_20_Emphasis">Rocket Warfare:</text:span> The primary military tool. Hamas and other Gaza-based groups have built up a massive arsenal of increasingly sophisticated, longer-range rockets.</text:p>
              <text:list>
                <text:list-item>
                  <text:p text:style-name="P146"><text:soft-page-break/>The strategic goal is not to defeat the IDF but to hold the entire Israeli civilian population hostage, bypassing the IDF's conventional superiority and inflicting psychological and economic damage.</text:p>
                </text:list-item>
              </text:list>
            </text:list-item>
            <text:list-item>
              <text:p text:style-name="P146"><text:span text:style-name="Strong_20_Emphasis">"Asymmetric Deterrence" / "Balance of Terror":</text:span> By demonstrating the ability to paralyze Israeli life with rocket fire, Hamas seeks to establish a form of deterrence against major Israeli attacks on Gaza.</text:p>
            </text:list-item>
            <text:list-item>
              <text:p text:style-name="P146"><text:span text:style-name="Strong_20_Emphasis">Defensive Tunnel Networks:</text:span> Hamas invested heavily in constructing a vast underground network of tunnels ("the Metro") throughout Gaza. These tunnels are used for command and control, weapons storage, moving fighters, and launching surprise attacks. This defensive infrastructure is designed to survive intense Israeli bombardment and force the IDF into costly ground combat.</text:p>
            </text:list-item>
            <text:list-item>
              <text:p text:style-name="P146"><text:span text:style-name="Strong_20_Emphasis">Hybrid Model:</text:span> Hamas operates a hybrid model, combining its role as a de facto government responsible for a civilian population with its identity as an armed resistance movement engaged in a long-term war of attrition with Israel.</text:p>
            </text:list-item>
          </text:list>
        </text:list-item>
      </text:list>
      <text:p text:style-name="P3"><text:span text:style-name="Strong_20_Emphasis">SECTION 3.7.3: Cybersecurity and Intelligence Operations</text:span></text:p>
      <text:list text:style-name="L85">
        <text:list-item>
          <text:p text:style-name="P148"><text:span text:style-name="Strong_20_Emphasis">Israeli Intelligence Community</text:span></text:p>
          <text:list>
            <text:list-item>
              <text:p text:style-name="P148">Comprises several major, often competing, agencies.</text:p>
            </text:list-item>
            <text:list-item>
              <text:p text:style-name="P148"><text:span text:style-name="Strong_20_Emphasis">Mossad (The Institute for Intelligence and Special Operations):</text:span> Israel's foreign intelligence agency. Responsible for human intelligence (HUMINT) collection, covert action, and counter-terrorism abroad. Famous for operations like the capture of Adolf Eichmann in Argentina (1960) and targeted assassinations of enemy scientists and militant leaders.</text:p>
            </text:list-item>
            <text:list-item>
              <text:p text:style-name="P148"><text:span text:style-name="Strong_20_Emphasis">Shin Bet (Shabak - Israel Security Agency):</text:span> The internal security service. Responsible for counter-espionage and counter-terrorism within Israel and the Palestinian territories. Relies heavily on a vast network of Palestinian informants and signals intelligence to thwart attacks.</text:p>
            </text:list-item>
            <text:list-item>
              <text:p text:style-name="P148"><text:span text:style-name="Strong_20_Emphasis">Aman (Directorate of Military Intelligence):</text:span> The intelligence branch of the IDF. Responsible for collecting and analyzing all forms of military-related intelligence to provide strategic warning of war and tactical intelligence for military operations. Unit 8200 is its elite signals intelligence (SIGINT) unit.</text:p>
            </text:list-item>
          </text:list>
        </text:list-item>
        <text:list-item>
          <text:p text:style-name="P148"><text:span text:style-name="Strong_20_Emphasis">Israeli Cyber Power</text:span></text:p>
          <text:list>
            <text:list-item>
              <text:p text:style-name="P148">Israel is a global cyber superpower, with capabilities widely considered second only to the United States.</text:p>
            </text:list-item>
            <text:list-item>
              <text:p text:style-name="P148"><text:span text:style-name="Strong_20_Emphasis">Unit 8200:</text:span> The foundation of Israel's cyber dominance. It is the largest single unit in the IDF and serves as the country's national SIGINT and cyber warfare center. Its veterans are the primary source of talent for the nation's booming private cybersecurity industry.</text:p>
            </text:list-item>
            <text:list-item>
              <text:p text:style-name="P148"><text:soft-page-break/><text:span text:style-name="Strong_20_Emphasis">Offensive Operations:</text:span> Israel is believed to have engaged in numerous offensive cyber operations.</text:p>
              <text:list>
                <text:list-item>
                  <text:p text:style-name="P148"><text:span text:style-name="Strong_20_Emphasis">Stuxnet (2010):</text:span> A highly sophisticated computer worm, widely attributed to a joint US-Israeli project, that was designed to damage Iran's nuclear enrichment centrifuges at Natanz. It is considered the first major use of a cyber weapon to inflict physical damage.</text:p>
                </text:list-item>
              </text:list>
            </text:list-item>
            <text:list-item>
              <text:p text:style-name="P148"><text:span text:style-name="Strong_20_Emphasis">Defensive Capabilities:</text:span> The Israel National Cyber Directorate (INCD) is the civilian body responsible for defending the country's critical infrastructure and economy from cyber-attacks.</text:p>
            </text:list-item>
          </text:list>
        </text:list-item>
        <text:list-item>
          <text:p text:style-name="P148"><text:span text:style-name="Strong_20_Emphasis">Palestinian Intelligence and Cyber Capabilities</text:span></text:p>
          <text:list>
            <text:list-item>
              <text:p text:style-name="P148"><text:span text:style-name="Strong_20_Emphasis">PA Security Services:</text:span> The Palestinian Authority maintains several intelligence and security agencies (e.g., General Intelligence Service, Preventive Security Service), primarily focused on internal security, counter-dissent, and monitoring Hamas and other rival factions, often in coordination with Israel and the CIA.</text:p>
            </text:list-item>
            <text:list-item>
              <text:p text:style-name="P148"><text:span text:style-name="Strong_20_Emphasis">Hamas and PIJ:</text:span> These groups have their own internal security and intelligence wings, focused on counter-intelligence (rooting out Israeli informants), operational security, and gathering tactical intelligence on IDF movements.</text:p>
            </text:list-item>
            <text:list-item>
              <text:p text:style-name="P148"><text:span text:style-name="Strong_20_Emphasis">Cyber Espionage:</text:span> Palestinian militant groups have engaged in cyber espionage, primarily using social engineering and malware to target the mobile phones and computers of IDF soldiers to gather low-level intelligence on troop locations and operations.</text:p>
            </text:list-item>
            <text:list-item>
              <text:p text:style-name="P148"><text:span text:style-name="Strong_20_Emphasis">Hacktivism:</text:span> Pro-Palestinian hacktivist groups frequently engage in denial-of-service (DDoS) attacks and defacement of Israeli government and commercial websites, particularly during periods of heightened conflict. These actions are more of a nuisance than a strategic threat.</text:p>
            </text:list-item>
          </text:list>
        </text:list-item>
        <text:list-item>
          <text:p text:style-name="P148"><text:span text:style-name="Strong_20_Emphasis">The Intelligence War in the Territories</text:span></text:p>
          <text:list>
            <text:list-item>
              <text:p text:style-name="P148">The Israeli-Palestinian conflict is characterized by an intense, subterranean intelligence war.</text:p>
            </text:list-item>
            <text:list-item>
              <text:p text:style-name="P148"><text:span text:style-name="Strong_20_Emphasis">Shin Bet's Methods:</text:span> The Shin Bet's counter-terrorism strategy relies on a combination of:</text:p>
              <text:list>
                <text:list-item>
                  <text:p text:style-name="P149"><text:span text:style-name="Strong_20_Emphasis">HUMINT:</text:span> Cultivating a vast network of Palestinian collaborators and informants (<text:span text:style-name="T1">asafir</text:span> or "birds"). Recruitment methods often involve coercion, such as leveraging a Palestinian's need for a medical permit or threatening to expose personal secrets.</text:p>
                </text:list-item>
                <text:list-item>
                  <text:p text:style-name="P148"><text:span text:style-name="Strong_20_Emphasis">SIGINT:</text:span> Comprehensive surveillance of Palestinian telecommunications, including phone calls, text messages, and internet activity, conducted by Unit 8200. This data is used to map social networks and identify potential threats.</text:p>
                </text:list-item>
              </text:list>
            </text:list-item>
            <text:list-item>
              <text:p text:style-name="P148"><text:soft-page-break/><text:span text:style-name="Strong_20_Emphasis">The "Human Firewall":</text:span> The collaborator system is deeply corrosive to Palestinian society, sowing widespread distrust and paranoia. Hamas and other groups have run brutal internal campaigns to expose and execute suspected informants.</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8: Urban Studies and Geography</text:span></text:p>
      <text:p text:style-name="P3"><text:span text:style-name="Strong_20_Emphasis">SECTION 3.8.1: Jerusalem: Planning and Demography</text:span></text:p>
      <text:list text:style-name="L86">
        <text:list-item>
          <text:p text:style-name="P150"><text:span text:style-name="Strong_20_Emphasis">Post-1967 Unification and Expansion</text:span></text:p>
          <text:list>
            <text:list-item>
              <text:p text:style-name="P150">Following the Six-Day War, Israel immediately moved to assert control over East Jerusalem.</text:p>
            </text:list-item>
            <text:list-item>
              <text:p text:style-name="P150">On June 27, 1967, the Knesset passed legislation applying Israeli law, jurisdiction, and administration to an expanded area of East Jerusalem. This was a de facto annexation.</text:p>
            </text:list-item>
            <text:list-item>
              <text:p text:style-name="P150">The municipal boundaries of Jerusalem were redrawn, expanding them from 38 sq km to 108 sq km. The new boundary was carefully drawn to include the Old City and 28 surrounding Palestinian villages, while excluding densely populated Palestinian areas like Abu Dis and Bethlehem. The goal was demographic: to maximize the land area while minimizing the number of Palestinians incorporated.</text:p>
            </text:list-item>
            <text:list-item>
              <text:p text:style-name="P150">The Moroccan Quarter adjacent to the Western Wall was razed to create the large Western Wall Plaza.</text:p>
            </text:list-item>
          </text:list>
        </text:list-item>
        <text:list-item>
          <text:p text:style-name="P150"><text:span text:style-name="Strong_20_Emphasis">Demographic Engineering: The "Demographic Balance"</text:span></text:p>
          <text:list>
            <text:list-item>
              <text:p text:style-name="P150">Since 1967, a central goal of Israeli municipal and national policy has been to maintain a Jewish demographic majority within the redrawn municipal boundaries of Jerusalem.</text:p>
            </text:list-item>
            <text:list-item>
              <text:p text:style-name="P150">The unofficial target has been to maintain a ratio of approximately 70% Jewish to 30% Palestinian.</text:p>
            </text:list-item>
            <text:list-item>
              <text:p text:style-name="P150">This policy has driven planning, land allocation, and residency rights policies for decades.</text:p>
            </text:list-item>
            <text:list-item>
              <text:p text:style-name="P150">Despite these efforts, higher Palestinian birth rates have steadily shifted the balance. As of the 2020s, the population is approximately 60% Jewish and 40% non-Jewish (overwhelmingly Palestinian).</text:p>
            </text:list-item>
          </text:list>
        </text:list-item>
        <text:list-item>
          <text:p text:style-name="P150"><text:span text:style-name="Strong_20_Emphasis">Planning and Construction as a Political Tool</text:span></text:p>
          <text:list>
            <text:list-item>
              <text:p text:style-name="P150"><text:span text:style-name="Strong_20_Emphasis">The "Ring Neighborhoods":</text:span> To solidify the Jewish majority, the Israeli government initiated a massive building program of large "ring neighborhoods" on land expropriated in East Jerusalem.</text:p>
              <text:list>
                <text:list-item>
                  <text:p text:style-name="P150"><text:soft-page-break/>These include Ramot, Gilo, French Hill, East Talpiot, and Pisgat Ze'ev.</text:p>
                </text:list-item>
                <text:list-item>
                  <text:p text:style-name="P150">They were strategically located to encircle the city and sever the connection between Palestinian neighborhoods in East Jerusalem and their West Bank hinterland. Under international law, these are considered illegal settlements.</text:p>
                </text:list-item>
              </text:list>
            </text:list-item>
            <text:list-item>
              <text:p text:style-name="P150"><text:span text:style-name="Strong_20_Emphasis">Discriminatory Planning and Permitting:</text:span></text:p>
              <text:list>
                <text:list-item>
                  <text:p text:style-name="P150">While vast tracts of land were zoned for Jewish settlement construction, very little land has been zoned for the natural growth of Palestinian neighborhoods.</text:p>
                </text:list-item>
                <text:list-item>
                  <text:p text:style-name="P150">It is extremely difficult for Palestinians in East Jerusalem to obtain building permits from the Jerusalem municipality. The process is long, expensive, and has a very high refusal rate.</text:p>
                </text:list-item>
                <text:list-item>
                  <text:p text:style-name="P150">This creates a chronic housing crisis in Palestinian neighborhoods and forces residents to build "illegally" without permits.</text:p>
                </text:list-item>
                <text:list-item>
                  <text:p text:style-name="P150">The municipality then carries out house demolitions against these un-permitted structures.</text:p>
                </text:list-item>
              </text:list>
            </text:list-item>
            <text:list-item>
              <text:p text:style-name="P150"><text:span text:style-name="Strong_20_Emphasis">The "Holy Basin":</text:span> A recent planning focus is on the "Holy Basin," the area around the Old City. Israeli policy aims to strengthen Jewish control and presence through national parks, tourism projects (e.g., the City of David archaeological park, run by a settler organization), and settlement enclaves within Palestinian neighborhoods like Silwan and Sheikh Jarrah.</text:p>
            </text:list-item>
          </text:list>
        </text:list-item>
        <text:list-item>
          <text:p text:style-name="P150"><text:span text:style-name="Strong_20_Emphasis">Residency Status of East Jerusalem Palestinians</text:span></text:p>
          <text:list>
            <text:list-item>
              <text:p text:style-name="P150">Palestinian residents of East Jerusalem were not granted Israeli citizenship after 1967.</text:p>
            </text:list-item>
            <text:list-item>
              <text:p text:style-name="P150">They were given the status of "permanent residents" of Israel.</text:p>
            </text:list-item>
            <text:list-item>
              <text:p text:style-name="P150">This status grants them the right to live and work in Israel, access Israeli social security and national health insurance, and vote in municipal (but not national Knesset) elections.</text:p>
            </text:list-item>
            <text:list-item>
              <text:p text:style-name="P150"><text:span text:style-name="Strong_20_Emphasis">Revocable Status:</text:span> Permanent residency is a revocable status. It can be rescinded by the Israeli Minister of the Interior if an individual cannot prove that their "center of life" is in Jerusalem. This policy has been used to revoke the residency of thousands of Palestinians who have lived abroad or in the West Bank for extended periods.</text:p>
            </text:list-item>
            <text:list-item>
              <text:p text:style-name="P150">This legal status places them in a precarious position, distinct from both Israeli citizens and West Bank Palestinians under military occupation.</text:p>
            </text:list-item>
          </text:list>
        </text:list-item>
      </text:list>
      <text:p text:style-name="P3"><text:span text:style-name="Strong_20_Emphasis">SECTION 3.8.2: Settlements Spatial Politics</text:span></text:p>
      <text:list text:style-name="L87">
        <text:list-item>
          <text:p text:style-name="P151"><text:span text:style-name="Strong_20_Emphasis">Typology of Settlements</text:span></text:p>
          <text:list>
            <text:list-item>
              <text:p text:style-name="P151"><text:span text:style-name="Strong_20_Emphasis">Urban Settlements:</text:span> Large, city-like settlements, often with a more secular or mixed population, functioning as suburban bedroom communities for Jerusalem and Tel Aviv (e.g., Ma'ale Adumim, Ariel, Modi'in Illit).</text:p>
            </text:list-item>
            <text:list-item>
              <text:p text:style-name="P151"><text:soft-page-break/><text:span text:style-name="Strong_20_Emphasis">Ideological/Community Settlements:</text:span> Smaller settlements, often founded by Gush Emunim activists and populated by Religious Zionist or Haredi residents, driven by a religious-nationalist ideology to settle the biblical heartland (e.g., Beit El, Elon Moreh, Kiryat Arba).</text:p>
            </text:list-item>
            <text:list-item>
              <text:p text:style-name="P152"><text:span text:style-name="Strong_20_Emphasis">Outposts (</text:span><text:span text:style-name="Strong_20_Emphasis"><text:span text:style-name="T1">Ma'ahazim</text:span></text:span><text:span text:style-name="Strong_20_Emphasis">):</text:span> Unauthorized settlements established without official government approval, often on hilltops near existing settlements. While illegal under Israeli law, they frequently receive tacit support and infrastructure from state bodies. Many are eventually "legalized" retroactively.</text:p>
            </text:list-item>
            <text:list-item>
              <text:p text:style-name="P151"><text:span text:style-name="Strong_20_Emphasis">Settlement Blocs:</text:span> Geographic clusters of settlements that Israel intends to annex in any future peace agreement. The main blocs are Gush Etzion (south of Jerusalem), the Ma'ale Adumim bloc (east of Jerusalem), and the Ariel bloc (deep in the northern West Bank).</text:p>
            </text:list-item>
          </text:list>
        </text:list-item>
        <text:list-item>
          <text:p text:style-name="P151"><text:span text:style-name="Strong_20_Emphasis">Spatial Strategy and Fragmentation</text:span></text:p>
          <text:list>
            <text:list-item>
              <text:p text:style-name="P151">The placement of settlements and their associated infrastructure is not random but follows a clear spatial logic designed to achieve strategic objectives.</text:p>
            </text:list-item>
            <text:list-item>
              <text:p text:style-name="P151"><text:span text:style-name="Strong_20_Emphasis">Control of Key Resources:</text:span> Settlements are often located on high ground, controlling strategic hilltops and overlooking Palestinian population centers. They are also situated to control major water resources.</text:p>
            </text:list-item>
            <text:list-item>
              <text:p text:style-name="P151"><text:span text:style-name="Strong_20_Emphasis">Road Network (Bypass Roads):</text:span> A separate, modern highway network has been built to connect settlements to each other and to Israel proper, "bypassing" Palestinian towns.</text:p>
              <text:list>
                <text:list-item>
                  <text:p text:style-name="P151">This network creates a matrix of control, carving up the West Bank into isolated Palestinian cantons.</text:p>
                </text:list-item>
                <text:list-item>
                  <text:p text:style-name="P151">It facilitates the free movement of settlers while Palestinian movement is restricted to older, less-maintained roads and is subject to checkpoints. This creates a dual, segregated transportation system.</text:p>
                </text:list-item>
              </text:list>
            </text:list-item>
            <text:list-item>
              <text:p text:style-name="P151"><text:span text:style-name="Strong_20_Emphasis">Creating "Facts on the Ground":</text:span> The primary spatial goal is to create a web of settlement presence so deep and extensive that the creation of a contiguous and viable Palestinian state becomes physically and politically impossible.</text:p>
            </text:list-item>
            <text:list-item>
              <text:p text:style-name="P151"><text:span text:style-name="Strong_20_Emphasis">Encirclement of East Jerusalem:</text:span> The settlement blocs of Gush Etzion and Ma'ale Adumim are designed to sever East Jerusalem from its southern and eastern West Bank hinterland (Bethlehem and Ramallah), preventing it from ever functioning as the capital of a Palestinian state. The planned E-1 settlement project is designed to complete this encirclement.</text:p>
            </text:list-item>
          </text:list>
        </text:list-item>
        <text:list-item>
          <text:p text:style-name="P151"><text:span text:style-name="Strong_20_Emphasis">The Legal-Administrative Apparatus</text:span></text:p>
          <text:list>
            <text:list-item>
              <text:p text:style-name="P151"><text:span text:style-name="Strong_20_Emphasis">Dual Legal System:</text:span> The spatial politics are underpinned by a dual legal system in the West Bank.</text:p>
              <text:list>
                <text:list-item>
                  <text:p text:style-name="P151">Israeli settlers live under Israeli civil law.</text:p>
                </text:list-item>
                <text:list-item>
                  <text:p text:style-name="P151"><text:soft-page-break/>Palestinians live under Israeli military law.</text:p>
                </text:list-item>
              </text:list>
            </text:list-item>
            <text:list-item>
              <text:p text:style-name="P151"><text:span text:style-name="Strong_20_Emphasis">Declaration of "State Land":</text:span> A key mechanism for settlement expansion. Israel has utilized a reinterpretation of Ottoman land law to declare vast areas of the West Bank (over 40%) as "state land," which is then allocated for settlement construction.</text:p>
            </text:list-item>
            <text:list-item>
              <text:p text:style-name="P151"><text:span text:style-name="Strong_20_Emphasis">Zoning and Planning:</text:span> All zoning and planning authority in Area C (60% of the West Bank) is held by the Israeli military and the Civil Administration. This power is used to zone land for settlement expansion while severely restricting Palestinian construction and development.</text:p>
            </text:list-item>
          </text:list>
        </text:list-item>
      </text:list>
      <text:p text:style-name="P3"><text:span text:style-name="Strong_20_Emphasis">SECTION 3.8.3: Separation Barrier Geographies</text:span></text:p>
      <text:list text:style-name="L88">
        <text:list-item>
          <text:p text:style-name="P153"><text:span text:style-name="Strong_20_Emphasis">Rationale and Construction</text:span></text:p>
          <text:list>
            <text:list-item>
              <text:p text:style-name="P153">Israel began construction of the West Bank Barrier in 2002, at the height of the Second Intifada's suicide bombing campaign.</text:p>
            </text:list-item>
            <text:list-item>
              <text:p text:style-name="P153"><text:span text:style-name="Strong_20_Emphasis">Official Israeli Rationale:</text:span> The stated purpose is security—to create a physical barrier to prevent the infiltration of terrorists from the West Bank into Israel. The Israeli government refers to it as the "Security Fence."</text:p>
            </text:list-item>
            <text:list-item>
              <text:p text:style-name="P153"><text:span text:style-name="Strong_20_Emphasis">Palestinian Rationale:</text:span> Palestinians refer to it as the "Apartheid Wall" or "Separation Wall." They argue its route is primarily political, designed to annex Palestinian land, confiscate resources, and consolidate settlement blocs.</text:p>
            </text:list-item>
          </text:list>
        </text:list-item>
        <text:list-item>
          <text:p text:style-name="P153"><text:span text:style-name="Strong_20_Emphasis">Route and Physical Characteristics</text:span></text:p>
          <text:list>
            <text:list-item>
              <text:p text:style-name="P153"><text:span text:style-name="Strong_20_Emphasis">Deviation from the Green Line:</text:span> The most controversial aspect is its route. Approximately 85% of the barrier's route runs inside the West Bank, not along the Green Line (the 1967 border).</text:p>
            </text:list-item>
            <text:list-item>
              <text:p text:style-name="P153"><text:span text:style-name="Strong_20_Emphasis">Structure:</text:span> The barrier is a combination of different structures. In urban areas, it is a high (8-9 meter) concrete wall with watchtowers. In rural areas, it consists of a multi-layered fence system with patrol roads, electronic sensors, and buffer zones.</text:p>
            </text:list-item>
            <text:list-item>
              <text:p text:style-name="P153"><text:span text:style-name="Strong_20_Emphasis">Length and Area:</text:span> The planned total length is over 700 kilometers, more than double the length of the Green Line. When complete, the barrier will de facto annex approximately 9% of the West Bank's territory on the "Israeli" side.</text:p>
            </text:list-item>
          </text:list>
        </text:list-item>
        <text:list-item>
          <text:p text:style-name="P153"><text:span text:style-name="Strong_20_Emphasis">Creation of the "Seam Zone"</text:span></text:p>
          <text:list>
            <text:list-item>
              <text:p text:style-name="P153">The area between the Green Line and the path of the barrier is known as the "Seam Zone."</text:p>
            </text:list-item>
            <text:list-item>
              <text:p text:style-name="P153">This area is effectively cut off from the rest of the West Bank.</text:p>
            </text:list-item>
            <text:list-item>
              <text:p text:style-name="P153">Palestinians living in the Seam Zone are required to obtain special permits from the Israeli authorities to continue living in their own homes.</text:p>
            </text:list-item>
            <text:list-item>
              <text:p text:style-name="P153"><text:soft-page-break/>Palestinian farmers who own land in the Seam Zone but live east of the barrier must obtain permits to access their land through a limited number of agricultural gates, which are often open infrequently and unpredictably.</text:p>
            </text:list-item>
            <text:list-item>
              <text:p text:style-name="P153">The permit regime and restricted access have led to the abandonment of agricultural land and the displacement of communities within the Seam Zone.</text:p>
            </text:list-item>
          </text:list>
        </text:list-item>
        <text:list-item>
          <text:p text:style-name="P153"><text:span text:style-name="Strong_20_Emphasis">Humanitarian and Socioeconomic Impact</text:span></text:p>
          <text:list>
            <text:list-item>
              <text:p text:style-name="P153"><text:span text:style-name="Strong_20_Emphasis">Fragmentation:</text:span> The barrier has severely fragmented Palestinian life, separating communities from each other and from essential services.</text:p>
            </text:list-item>
            <text:list-item>
              <text:p text:style-name="P153"><text:span text:style-name="Strong_20_Emphasis">Isolation of Jerusalem:</text:span> The barrier completely encircles East Jerusalem, cutting it off physically, economically, and socially from its West Bank hinterland. This has devastated the city's role as the center of Palestinian economic, cultural, and religious life.</text:p>
            </text:list-item>
            <text:list-item>
              <text:p text:style-name="P153"><text:span text:style-name="Strong_20_Emphasis">Economic Disruption:</text:span> It has disrupted traditional trade routes, separated farmers from their lands and water sources, and isolated Palestinian businesses from their markets and labor pools.</text:p>
            </text:list-item>
            <text:list-item>
              <text:p text:style-name="P153"><text:span text:style-name="Strong_20_Emphasis">"Gated Communities":</text:span> The barrier's route encloses major settlement blocs (Ariel, Gush Etzion, etc.), effectively incorporating them into Israel while turning Palestinian towns and villages into isolated enclaves. For example, the city of Qalqilya is surrounded by the barrier on almost all sides, with only one main entry/exit point controlled by the Israeli military.</text:p>
            </text:list-item>
          </text:list>
        </text:list-item>
        <text:list-item>
          <text:p text:style-name="P153"><text:span text:style-name="Strong_20_Emphasis">Legal Status</text:span></text:p>
          <text:list>
            <text:list-item>
              <text:p text:style-name="P153">In July 2004, the International Court of Justice (ICJ), in an advisory opinion, ruled that the construction of the wall inside the occupied West Bank, including in and around East Jerusalem, is contrary to international law.</text:p>
            </text:list-item>
            <text:list-item>
              <text:p text:style-name="P153">The ICJ stated that Israel is legally obligated to cease construction, dismantle the sections already built within the West Bank, and make reparations for all damage caused. Israel has rejected the ICJ's ruling, deeming it politically motivated and not binding.</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9: Memory, Trauma, and Narratives</text:span></text:p>
      <text:p text:style-name="P3"><text:span text:style-name="Strong_20_Emphasis">SECTION 3.9.1: Nakba Oral Histories Methodologies</text:span></text:p>
      <text:list text:style-name="L89">
        <text:list-item>
          <text:p text:style-name="P154"><text:span text:style-name="Strong_20_Emphasis">Purpose and Rationale</text:span></text:p>
          <text:list>
            <text:list-item>
              <text:p text:style-name="P155">Oral history serves as a primary methodology for documenting the experiences of Palestinians during and after the 1948 war (the <text:span text:style-name="T1">Nakba</text:span> or "Catastrophe").</text:p>
            </text:list-item>
            <text:list-item>
              <text:p text:style-name="P154"><text:soft-page-break/>It is a form of "history from below," aiming to recover the voices and perspectives of ordinary people, particularly peasants, women, and refugees, who were largely absent from official historical records.</text:p>
            </text:list-item>
            <text:list-item>
              <text:p text:style-name="P154">The methodology functions as a form of counter-narrative, challenging the dominant Israeli state narrative which historically either ignored the Palestinian exodus or attributed it to voluntary flight.</text:p>
            </text:list-item>
            <text:list-item>
              <text:p text:style-name="P154">It aims to reconstruct the social, cultural, and political fabric of Palestinian society before 1948, documenting a "world that was lost."</text:p>
            </text:list-item>
            <text:list-item>
              <text:p text:style-name="P154">Oral history is a crucial tool for a stateless people to preserve and transmit national memory and identity across generations, particularly in the diaspora.</text:p>
            </text:list-item>
          </text:list>
        </text:list-item>
        <text:list-item>
          <text:p text:style-name="P154"><text:span text:style-name="Strong_20_Emphasis">Interviewing Techniques and Process</text:span></text:p>
          <text:list>
            <text:list-item>
              <text:p text:style-name="P154"><text:span text:style-name="Strong_20_Emphasis">The Life-Story Approach:</text:span> Interviews often begin not with the Nakba itself, but with the interviewee's entire life story, starting with childhood memories. This helps to establish rapport, build context, and document the pre-1948 social world.</text:p>
            </text:list-item>
            <text:list-item>
              <text:p text:style-name="P154"><text:span text:style-name="Strong_20_Emphasis">Semi-Structured Interviews:</text:span> Interviewers typically use a guide with key themes (village life, land ownership, social relations, the events of 1948, the journey of displacement, life in refugee camps) but allow the narrator to guide the conversation, enabling unexpected details and themes to emerge.</text:p>
            </text:list-item>
            <text:list-item>
              <text:p text:style-name="P154"><text:span text:style-name="Strong_20_Emphasis">Snowball Sampling:</text:span> A common method for finding interviewees, where one contact provides referrals to other members of their community or family, which is effective for accessing tight-knit groups of survivors from a particular village.</text:p>
            </text:list-item>
            <text:list-item>
              <text:p text:style-name="P154"><text:span text:style-name="Strong_20_Emphasis">Dealing with Trauma:</text:span> Interviewers must be trained to navigate highly traumatic memories. This involves creating a safe environment, not pushing for details the narrator is unwilling to share, being sensitive to non-verbal cues, and understanding that memories of violence may be fragmented or suppressed.</text:p>
            </text:list-item>
            <text:list-item>
              <text:p text:style-name="P154"><text:span text:style-name="Strong_20_Emphasis">The Role of the Interviewer:</text:span> The interviewer is not a neutral collector of facts but an active participant in the creation of the historical account. Their questions, identity (e.g., gender, age, political affiliation), and relationship with the narrator can shape the narrative produced.</text:p>
            </text:list-item>
          </text:list>
        </text:list-item>
        <text:list-item>
          <text:p text:style-name="P154"><text:span text:style-name="Strong_20_Emphasis">Key Themes and Narrative Tropes</text:span></text:p>
          <text:list>
            <text:list-item>
              <text:p text:style-name="P154"><text:span text:style-name="Strong_20_Emphasis">The Lost Paradise (Al-Firdaws al-Mafqud):</text:span> Narratives of pre-1948 life are often idyllic, depicting a harmonious village society, fertile land, and a strong sense of community. This serves as a powerful contrast to the trauma and dislocation that follows.</text:p>
            </text:list-item>
            <text:list-item>
              <text:p text:style-name="P154"><text:span text:style-name="Strong_20_Emphasis">The Attack and Expulsion:</text:span> Detailed accounts of the specific events that led to displacement, including military attacks, massacres or fear of them (e.g., the "Deir <text:soft-page-break/>Yassin effect"), direct expulsion orders by Zionist forces, or the collapse of neighboring villages.</text:p>
            </text:list-item>
            <text:list-item>
              <text:p text:style-name="P155"><text:span text:style-name="Strong_20_Emphasis">The Journey (</text:span><text:span text:style-name="Strong_20_Emphasis"><text:span text:style-name="T1">Al-Rihla</text:span></text:span><text:span text:style-name="Strong_20_Emphasis">):</text:span> The traumatic experience of flight, often on foot, with vivid memories of hardship, fear, separation from family members, and death along the way.</text:p>
            </text:list-item>
            <text:list-item>
              <text:p text:style-name="P155"><text:span text:style-name="Strong_20_Emphasis">The Promise of Return:</text:span> A recurring theme is the belief that the departure was temporary. Many narrators describe leaving their belongings behind and locking their doors, fully expecting to return in a few days or weeks once the fighting subsided. The house key (<text:span text:style-name="T1">miftah</text:span>) became the single most powerful symbol of this memory and the claim to the right of return.</text:p>
            </text:list-item>
            <text:list-item>
              <text:p text:style-name="P154"><text:span text:style-name="Strong_20_Emphasis">Life in the Camps:</text:span> The initial shock and difficult conditions of life in refugee camps, the transition from being self-sufficient farmers to being dependent on UNRWA rations.</text:p>
            </text:list-item>
            <text:list-item>
              <text:p text:style-name="P154"><text:span text:style-name="Strong_20_Emphasis">Counter-Mapping:</text:span> Narrators often provide detailed mental maps of their destroyed villages, naming specific landmarks, fields, springs, and family homes, thereby preserving the memory of a landscape that has been physically erased.</text:p>
            </text:list-item>
          </text:list>
        </text:list-item>
        <text:list-item>
          <text:p text:style-name="P154"><text:span text:style-name="Strong_20_Emphasis">Challenges, Criticisms, and Validation</text:span></text:p>
          <text:list>
            <text:list-item>
              <text:p text:style-name="P154"><text:span text:style-name="Strong_20_Emphasis">The Problem of Memory:</text:span> Oral history faces criticism regarding the fallibility and subjectivity of human memory. Memories can be influenced by nostalgia, subsequent events, and collective narratives circulating in the community.</text:p>
            </text:list-item>
            <text:list-item>
              <text:p text:style-name="P154"><text:span text:style-name="Strong_20_Emphasis">Verification:</text:span> Oral historians often cross-reference testimonies with each other and with documentary evidence from archives (e.g., British Mandate records, IDF archives, Red Cross reports) to validate the core facts of events.</text:p>
            </text:list-item>
            <text:list-item>
              <text:p text:style-name="P154"><text:span text:style-name="Strong_20_Emphasis">Telescoping:</text:span> Narrators sometimes "telescope" time, conflating events that happened at different times into a single narrative.</text:p>
            </text:list-item>
            <text:list-item>
              <text:p text:style-name="P154"><text:span text:style-name="Strong_20_Emphasis">Political Instrumentalization:</text:span> The Nakba narrative is politically charged. There is a risk that oral histories can be collected or presented in a way that serves a specific political agenda, smoothing over complexities in favor of a simple story of victimhood.</text:p>
            </text:list-item>
            <text:list-item>
              <text:p text:style-name="P154"><text:span text:style-name="Strong_20_Emphasis">Major Oral History Projects:</text:span> Significant academic projects have worked to systematically collect and archive these testimonies, such as the Palestine Oral History Archive (POHA) at the American University of Beirut and projects at Birzeit University.</text:p>
            </text:list-item>
          </text:list>
        </text:list-item>
      </text:list>
      <text:p text:style-name="P3"><text:span text:style-name="Strong_20_Emphasis">SECTION 3.9.2: Holocaust Memory in Israeli Identity</text:span></text:p>
      <text:list text:style-name="L90">
        <text:list-item>
          <text:p text:style-name="P156"><text:span text:style-name="Strong_20_Emphasis">The Era of Silence (1940s–1950s)</text:span></text:p>
          <text:list>
            <text:list-item>
              <text:p text:style-name="P156">In the early years of the state, there was a collective public suppression of the Holocaust.</text:p>
            </text:list-item>
            <text:list-item>
              <text:p text:style-name="P157">The dominant ideology of Labor Zionism promoted the "Sabra" or "New Hebrew"—a strong, native-born, Hebrew-speaking ideal—and actively sought to "negate the Diaspora" (<text:span text:style-name="T1">Shlilat HaGalut</text:span>).</text:p>
            </text:list-item>
            <text:list-item>
              <text:p text:style-name="P157"><text:soft-page-break/>Holocaust survivors (<text:span text:style-name="T1">Nitzolim</text:span>) were often viewed with ambivalence or even contempt. They were seen as embodying the weakness and passivity of the Diaspora Jew who, in the common and cruel phrase of the time, "went like sheep to the slaughter."</text:p>
            </text:list-item>
            <text:list-item>
              <text:p text:style-name="P156">Survivors were pressured to assimilate, shed their past, adopt a new Hebrew identity, and contribute to the state-building project without dwelling on their traumatic experiences.</text:p>
            </text:list-item>
          </text:list>
        </text:list-item>
        <text:list-item>
          <text:p text:style-name="P156"><text:span text:style-name="Strong_20_Emphasis">The Eichmann Trial (1961): The Turning Point</text:span></text:p>
          <text:list>
            <text:list-item>
              <text:p text:style-name="P156">The capture of Adolf Eichmann and his public trial in Jerusalem was a watershed moment, deliberately staged by Prime Minister David Ben-Gurion to educate a new generation of Israelis about the Holocaust.</text:p>
            </text:list-item>
            <text:list-item>
              <text:p text:style-name="P156">The trial was broadcast live on the radio, and for the first time, the Israeli public heard the detailed, personal testimonies of dozens of survivors.</text:p>
            </text:list-item>
            <text:list-item>
              <text:p text:style-name="P156">It transformed the survivor from a symbol of shame into a figure of testimony and moral authority. It humanized the victims and began the process of integrating the Holocaust into the core of Israeli national consciousness.</text:p>
            </text:list-item>
            <text:list-item>
              <text:p text:style-name="P156">Hannah Arendt's coverage of the trial, and her famous phrase "the banality of evil," sparked a major international debate about the nature of the perpetrators.</text:p>
            </text:list-item>
          </text:list>
        </text:list-item>
        <text:list-item>
          <text:p text:style-name="P156"><text:span text:style-name="Strong_20_Emphasis">Post-1967: The Securitization of Holocaust Memory</text:span></text:p>
          <text:list>
            <text:list-item>
              <text:p text:style-name="P156">The tense "waiting period" before the Six-Day War, with its fears of annihilation at the hands of Arab armies, powerfully evoked the trauma of the Holocaust.</text:p>
            </text:list-item>
            <text:list-item>
              <text:p text:style-name="P156">The subsequent swift victory was interpreted by many as a powerful "Never Again" moment, linking military strength directly to the prevention of another genocide.</text:p>
            </text:list-item>
            <text:list-item>
              <text:p text:style-name="P156">The Holocaust became a central prism through which Israel's security situation was understood and explained.</text:p>
            </text:list-item>
            <text:list-item>
              <text:p text:style-name="P156">Political leaders, particularly from the right-wing Likud party (which came to power in 1977), frequently invoked the Holocaust to justify security policies, frame Arab leaders (like Nasser or Arafat) as new Hitlers, and rally the nation against perceived existential threats (e.g., the Iranian nuclear program).</text:p>
            </text:list-item>
          </text:list>
        </text:list-item>
        <text:list-item>
          <text:p text:style-name="P156"><text:span text:style-name="Strong_20_Emphasis">Institutionalization and Ritualization</text:span></text:p>
          <text:list>
            <text:list-item>
              <text:p text:style-name="P156"><text:span text:style-name="Strong_20_Emphasis">Yad Vashem:</text:span> Established in 1953 as the World Holocaust Remembrance Center, it evolved into a massive complex with a museum, archives, and research center. It is the central state institution for Holocaust commemoration and education.</text:p>
            </text:list-item>
            <text:list-item>
              <text:p text:style-name="P157"><text:span text:style-name="Strong_20_Emphasis"><text:span text:style-name="T1">Yom HaShoah</text:span></text:span><text:span text:style-name="Strong_20_Emphasis"> (Holocaust Remembrance Day):</text:span> A national day of mourning. At 10:00 AM, a siren sounds for two minutes, and the entire country comes to a standstill. It is marked by state ceremonies, special television programming, and the closure of entertainment venues.</text:p>
            </text:list-item>
            <text:list-item>
              <text:p text:style-name="P156"><text:soft-page-break/><text:span text:style-name="Strong_20_Emphasis">Education System:</text:span> The Holocaust is a mandatory and extensive part of the Israeli school curriculum.</text:p>
            </text:list-item>
            <text:list-item>
              <text:p text:style-name="P157"><text:span text:style-name="Strong_20_Emphasis">"The March of the Living":</text:span> An annual educational program that brings thousands of Israeli high school students and Jewish youth from around the world to Poland to visit former concentration camps like Auschwitz-Birkenau. The trip culminates in a "march" from Auschwitz to Birkenau on Yom HaShoah, followed by a trip to Israel for Independence Day, creating a powerful symbolic journey "from Holocaust to Redemption" (<text:span text:style-name="T1">MiShoah LeTkuma</text:span>).</text:p>
            </text:list-item>
          </text:list>
        </text:list-item>
        <text:list-item>
          <text:p text:style-name="P156"><text:span text:style-name="Strong_20_Emphasis">Tensions and Debates in Holocaust Memory</text:span></text:p>
          <text:list>
            <text:list-item>
              <text:p text:style-name="P157"><text:span text:style-name="Strong_20_Emphasis">Universal vs. Particular:</text:span> A long-standing debate over whether the Holocaust should be understood as a unique Jewish tragedy (<text:span text:style-name="T1">particularism</text:span>) or as an unprecedented crime against humanity (<text:span text:style-name="T1">universalism</text:span>). Israeli state discourse has overwhelmingly favored the particularist interpretation.</text:p>
            </text:list-item>
            <text:list-item>
              <text:p text:style-name="P156"><text:span text:style-name="Strong_20_Emphasis">The "Abuse" of Memory:</text:span> Critics, including Israeli intellectuals and artists, have warned against the political instrumentalization of the Holocaust. They argue that its constant invocation can lead to a sense of national victimhood, xenophobia, and a moral justification for aggression against others.</text:p>
            </text:list-item>
            <text:list-item>
              <text:p text:style-name="P156"><text:span text:style-name="Strong_20_Emphasis">Holocaust and Nakba:</text:span> The relationship between the two foundational traumas is highly contentious. The mainstream Israeli narrative rejects any comparison, seeing the Holocaust as an act of genocide and the Nakba as a tragic outcome of a war of national survival. Some on the Palestinian and critical Israeli left argue for acknowledging the causal link, where the Holocaust propelled the Zionist project that led to the Nakba.</text:p>
            </text:list-item>
          </text:list>
        </text:list-item>
      </text:list>
      <text:p text:style-name="P3"><text:span text:style-name="Strong_20_Emphasis">SECTION 3.9.3: Memorialization Practices Comparative</text:span></text:p>
      <text:list text:style-name="L91">
        <text:list-item>
          <text:p text:style-name="P158"><text:span text:style-name="Strong_20_Emphasis">Israeli Memorialization</text:span></text:p>
          <text:list>
            <text:list-item>
              <text:p text:style-name="P158"><text:span text:style-name="Strong_20_Emphasis">State-Driven and Institutionalized:</text:span> Israeli national memory is managed and promoted by the state. Memorialization is a public, official, and heavily funded enterprise.</text:p>
            </text:list-item>
            <text:list-item>
              <text:p text:style-name="P158"><text:span text:style-name="Strong_20_Emphasis">Monumental and Permanent:</text:span> Characterized by the construction of large, permanent stone monuments, national memorial sites, and museums.</text:p>
              <text:list>
                <text:list-item>
                  <text:p text:style-name="P158"><text:span text:style-name="Strong_20_Emphasis">Mount Herzl:</text:span> Jerusalem's national cemetery, which combines the graves of fallen soldiers with the tombs of national leaders and Yad Vashem, physically linking military sacrifice, political leadership, and the Holocaust into a single national sacred space.</text:p>
                </text:list-item>
                <text:list-item>
                  <text:p text:style-name="P158">Numerous monuments to specific military units or battles are found throughout the country.</text:p>
                </text:list-item>
              </text:list>
            </text:list-item>
            <text:list-item>
              <text:p text:style-name="P158"><text:span text:style-name="Strong_20_Emphasis">Liturgical and Calendrical:</text:span> Memorial practices are integrated into the national calendar through state holidays.</text:p>
              <text:list>
                <text:list-item>
                  <text:p text:style-name="P159"><text:soft-page-break/>The proximity of <text:span text:style-name="T1">Yom HaZikaron</text:span> (Memorial Day for Fallen Soldiers and Victims of Terrorism) to <text:span text:style-name="T1">Yom Ha'atzmaut</text:span> (Independence Day) creates a powerful ritual narrative: mourning and sacrifice are presented as the necessary prelude to national independence and celebration.</text:p>
                </text:list-item>
              </text:list>
            </text:list-item>
            <text:list-item>
              <text:p text:style-name="P158"><text:span text:style-name="Strong_20_Emphasis">Hegemonic Narrative:</text:span> State-sponsored memorialization promotes a unified, heroic narrative of national struggle and redemption, which often marginalizes or silences dissenting or alternative memories (e.g., the Mizrahi experience, the Palestinian Nakba).</text:p>
            </text:list-item>
          </text:list>
        </text:list-item>
        <text:list-item>
          <text:p text:style-name="P158"><text:span text:style-name="Strong_20_Emphasis">Palestinian Memorialization</text:span></text:p>
          <text:list>
            <text:list-item>
              <text:p text:style-name="P158"><text:span text:style-name="Strong_20_Emphasis">Stateless and Vernacular:</text:span> Lacking a state, Palestinian memorialization is a grassroots, civil society endeavor. It is a form of counter-memory, a practice of resistance against official erasure by the Israeli state.</text:p>
            </text:list-item>
            <text:list-item>
              <text:p text:style-name="P158"><text:span text:style-name="Strong_20_Emphasis">Ephemeral and Performative:</text:span> Relies heavily on actions and performances rather than permanent structures.</text:p>
              <text:list>
                <text:list-item>
                  <text:p text:style-name="P159"><text:span text:style-name="Strong_20_Emphasis"><text:span text:style-name="T1">Yom al-Nakba</text:span></text:span><text:span text:style-name="Strong_20_Emphasis"> (Nakba Day):</text:span> Commemorated annually on May 15 with demonstrations, rallies, and sirens.</text:p>
                </text:list-item>
                <text:list-item>
                  <text:p text:style-name="P158"><text:span text:style-name="Strong_20_Emphasis">Marches of Return:</text:span> A key practice where Palestinians, particularly the internally displaced within Israel, march to the sites of their destroyed villages on Nakba Day or Land Day (March 30).</text:p>
                </text:list-item>
              </text:list>
            </text:list-item>
            <text:list-item>
              <text:p text:style-name="P158"><text:span text:style-name="Strong_20_Emphasis">Portable and Symbolic:</text:span> Memory is embodied in portable objects and symbols.</text:p>
              <text:list>
                <text:list-item>
                  <text:p text:style-name="P158"><text:span text:style-name="Strong_20_Emphasis">The House Key:</text:span> The most potent symbol of the lost home and the right of return.</text:p>
                </text:list-item>
                <text:list-item>
                  <text:p text:style-name="P159"><text:span text:style-name="Strong_20_Emphasis">The </text:span><text:span text:style-name="Strong_20_Emphasis"><text:span text:style-name="T1">Kuffiyeh</text:span></text:span><text:span text:style-name="Strong_20_Emphasis">:</text:span> The checkered scarf that has become a global symbol of Palestinian national identity and resistance.</text:p>
                </text:list-item>
                <text:list-item>
                  <text:p text:style-name="P158"><text:span text:style-name="Strong_20_Emphasis">Maps:</text:span> Maps depicting the over 400 villages destroyed in 1948 are a central icon of the Nakba.</text:p>
                </text:list-item>
              </text:list>
            </text:list-item>
            <text:list-item>
              <text:p text:style-name="P158"><text:span text:style-name="Strong_20_Emphasis">The Landscape as Archive:</text:span> Palestinians practice a form of "counter-archaeology" by reading the Israeli landscape for traces of their erased past.</text:p>
              <text:list>
                <text:list-item>
                  <text:p text:style-name="P158">This involves identifying remnants of destroyed villages—an old mosque wall, a cemetery, a lone olive tree, or a row of cactus hedges (which were used as property lines)—that persist within Israeli national parks, JNF forests, or on the land of kibbutzim. This act reclaims the landscape as a repository of Palestinian memory.</text:p>
                </text:list-item>
              </text:list>
            </text:list-item>
            <text:list-item>
              <text:p text:style-name="P158"><text:span text:style-name="Strong_20_Emphasis">Oral and Cultural Transmission:</text:span> The primary means of transmission is through oral history, poetry (e.g., Mahmoud Darwish), art (e.g., the work of Sliman Mansour), and film.</text:p>
            </text:list-item>
          </text:list>
        </text:list-item>
      </text:list>
      <text:p text:style-name="P3"/>
      <text:p text:style-name="P10"><text:soft-page-break/></text:p>
      <text:p text:style-name="P3"><text:span text:style-name="Strong_20_Emphasis">PART III: ADVANCED / SPECIALISED (CONTINUED)</text:span></text:p>
      <text:p text:style-name="P3"><text:span text:style-name="Strong_20_Emphasis">CHAPTER 3.10: Media, Culture, and Representation</text:span></text:p>
      <text:p text:style-name="P3"><text:span text:style-name="Strong_20_Emphasis">SECTION 3.10.1: Israeli Cinema and Society</text:span></text:p>
      <text:list text:style-name="L92">
        <text:list-item>
          <text:p text:style-name="P160"><text:span text:style-name="Strong_20_Emphasis">The "Heroic-Nationalist" Era (1948s–1960s)</text:span></text:p>
          <text:list>
            <text:list-item>
              <text:p text:style-name="P160">Early Israeli cinema was a tool of state-building, closely aligned with the Zionist national project.</text:p>
            </text:list-item>
            <text:list-item>
              <text:p text:style-name="P160">Films of this period, often funded by state institutions, promoted a singular, hegemonic narrative.</text:p>
            </text:list-item>
            <text:list-item>
              <text:p text:style-name="P160"><text:span text:style-name="Strong_20_Emphasis">Key Themes:</text:span> The heroism of the "Sabra" pioneer and soldier, the "redemption" of the land, the "ingathering of the exiles," and the valor of the 1948 War of Independence.</text:p>
            </text:list-item>
            <text:list-item>
              <text:p text:style-name="P160"><text:span text:style-name="Strong_20_Emphasis">Representation of Arabs:</text:span> Palestinians and Arabs were largely absent or portrayed as a faceless, primitive, and violent threat, serving as an obstacle to be overcome by the Zionist heroes.</text:p>
            </text:list-item>
            <text:list-item>
              <text:p text:style-name="P161"><text:span text:style-name="Strong_20_Emphasis">Example:</text:span> <text:span text:style-name="T1">Hill 24 Doesn't Answer</text:span> (1955), a classic of the genre, depicts the heroic sacrifices of diverse Jewish soldiers fighting in the 1948 war.</text:p>
            </text:list-item>
          </text:list>
        </text:list-item>
        <text:list-item>
          <text:p text:style-name="P160"><text:span text:style-name="Strong_20_Emphasis">The "Bourekas Film" Genre (1960s–1970s)</text:span></text:p>
          <text:list>
            <text:list-item>
              <text:p text:style-name="P160">A highly popular genre of melodramas and comedies that reflected the ethnic tensions between Ashkenazi and Mizrahi Jews.</text:p>
            </text:list-item>
            <text:list-item>
              <text:p text:style-name="P160">The name "Bourekas film" was initially a pejorative term used by critics to denote what they saw as low-brow, formulaic entertainment.</text:p>
            </text:list-item>
            <text:list-item>
              <text:p text:style-name="P160"><text:span text:style-name="Strong_20_Emphasis">Narrative Formula:</text:span> Typically centered on a conflict (often romantic) between a "vulgar but warm-hearted" Mizrahi family and a "stuffy, wealthy, and condescending" Ashkenazi family.</text:p>
            </text:list-item>
            <text:list-item>
              <text:p text:style-name="P160"><text:span text:style-name="Strong_20_Emphasis">Social Function:</text:span> While often relying on ethnic stereotypes, these films were the first major cultural space where Mizrahi identity, traditions, and grievances were represented and explored. They gave voice to the Mizrahi experience of marginalization and cultural condescension.</text:p>
            </text:list-item>
            <text:list-item>
              <text:p text:style-name="P161"><text:span text:style-name="Strong_20_Emphasis">Example:</text:span> <text:span text:style-name="T1">Sallah Shabati</text:span> (1964), starring Chaim Topol, is a classic satire about the struggles of a Mizrahi new immigrant family dealing with the bureaucratic and paternalistic Ashkenazi establishment.</text:p>
            </text:list-item>
          </text:list>
        </text:list-item>
        <text:list-item>
          <text:p text:style-name="P160"><text:span text:style-name="Strong_20_Emphasis">The "New Sensibility" / Personal Cinema (1970s–1980s)</text:span></text:p>
          <text:list>
            <text:list-item>
              <text:p text:style-name="P160">A wave of more personal, auteur-driven cinema emerged, influenced by European art films.</text:p>
            </text:list-item>
            <text:list-item>
              <text:p text:style-name="P160"><text:soft-page-break/>This cinema moved away from the collective national narrative to focus on the individual, alienation, and critiques of Israeli society.</text:p>
            </text:list-item>
            <text:list-item>
              <text:p text:style-name="P160">It often featured anti-heroic protagonists and explored themes of urban life, skepticism towards the Zionist project, and personal disillusionment.</text:p>
            </text:list-item>
          </text:list>
        </text:list-item>
        <text:list-item>
          <text:p text:style-name="P160"><text:span text:style-name="Strong_20_Emphasis">The Post-Lebanon War and Post-Intifada "New Wave" (1980s–2000s)</text:span></text:p>
          <text:list>
            <text:list-item>
              <text:p text:style-name="P160">The trauma of the 1982 Lebanon War and the moral crisis of the First Intifada led to a wave of politically critical cinema that directly questioned the state's military and occupation policies.</text:p>
            </text:list-item>
            <text:list-item>
              <text:p text:style-name="P160">For the first time, Palestinians began to be depicted as complex, humanized individuals rather than stereotypes.</text:p>
            </text:list-item>
            <text:list-item>
              <text:p text:style-name="P160"><text:span text:style-name="Strong_20_Emphasis">Key Themes:</text:span> The moral corruption of the occupier, the psychological toll of military service, the fraught relationship between Israelis and Palestinians.</text:p>
            </text:list-item>
            <text:list-item>
              <text:p text:style-name="P160"><text:span text:style-name="Strong_20_Emphasis">Examples:</text:span></text:p>
              <text:list>
                <text:list-item>
                  <text:p text:style-name="P161"><text:span text:style-name="T1">Avanti Popolo</text:span> (1986): A surreal anti-war film following two Egyptian soldiers lost in the Sinai after the 1967 war.</text:p>
                </text:list-item>
                <text:list-item>
                  <text:p text:style-name="P161"><text:span text:style-name="T1">Cup Final</text:span> (1991): An Israeli soldier is captured by a group of PLO fighters during the 1982 invasion; they bond over their shared love of Italian soccer.</text:p>
                </text:list-item>
                <text:list-item>
                  <text:p text:style-name="P161"><text:span text:style-name="T1">Waltz with Bashir</text:span> (2008): A groundbreaking animated documentary in which director Ari Folman confronts his own supressed memories of his role as a soldier during the 1982 Sabra and Shatila massacre.</text:p>
                </text:list-item>
              </text:list>
            </text:list-item>
          </text:list>
        </text:list-item>
        <text:list-item>
          <text:p text:style-name="P160"><text:span text:style-name="Strong_20_Emphasis">Contemporary Israeli Cinema and Television</text:span></text:p>
          <text:list>
            <text:list-item>
              <text:p text:style-name="P160">Characterized by a diversity of themes and high production values, achieving significant international success.</text:p>
            </text:list-item>
            <text:list-item>
              <text:p text:style-name="P160"><text:span text:style-name="Strong_20_Emphasis">The Occupation as Central Theme:</text:span> Many internationally acclaimed films and TV series continue to grapple with the occupation.</text:p>
              <text:list>
                <text:list-item>
                  <text:p text:style-name="P161"><text:span text:style-name="T1">Fauda</text:span> (TV series, 2015-present): A globally successful thriller that provides a gritty, complex portrayal of an undercover Israeli counter-terrorism unit operating in the West Bank. It has been praised for its realism but also criticized for humanizing the occupiers while still centering the Israeli narrative.</text:p>
                </text:list-item>
                <text:list-item>
                  <text:p text:style-name="P161"><text:span text:style-name="T1">Foxtrot</text:span> (2017): A highly controversial and stylized film that critiques the dehumanizing nature of military service and the trauma it inflicts, leading to condemnation from right-wing politicians.</text:p>
                </text:list-item>
              </text:list>
            </text:list-item>
            <text:list-item>
              <text:p text:style-name="P160"><text:span text:style-name="Strong_20_Emphasis">Haredi Society:</text:span> A growing sub-genre explores the closed world of the ultra-Orthodox community, often focusing on themes of rebellion, art, and sexuality within a repressive religious framework.</text:p>
              <text:list>
                <text:list-item>
                  <text:p text:style-name="P161"><text:soft-page-break/><text:span text:style-name="T1">Shtisel</text:span> (TV series, 2013-2021) and <text:span text:style-name="T1">Unorthodox</text:span> (TV mini-series, 2020) have been international hits.</text:p>
                </text:list-item>
              </text:list>
            </text:list-item>
            <text:list-item>
              <text:p text:style-name="P160"><text:span text:style-name="Strong_20_Emphasis">Gender and Feminism:</text:span> Films and series increasingly explore feminist themes and the lives of Israeli women, both secular and religious.</text:p>
            </text:list-item>
          </text:list>
        </text:list-item>
      </text:list>
      <text:p text:style-name="P3"><text:span text:style-name="Strong_20_Emphasis">SECTION 3.10.2: Palestinian Literature Resistance Themes</text:span></text:p>
      <text:list text:style-name="L93">
        <text:list-item>
          <text:p text:style-name="P162"><text:span text:style-name="Strong_20_Emphasis">The Literature of the Nakba (1948–1967)</text:span></text:p>
          <text:list>
            <text:list-item>
              <text:p text:style-name="P162">The first generation of post-1948 writers was dominated by the experience of exile and dispossession.</text:p>
            </text:list-item>
            <text:list-item>
              <text:p text:style-name="P162"><text:span text:style-name="Strong_20_Emphasis">Key Figures:</text:span> Ghassan Kanafani, Jabra Ibrahim Jabra.</text:p>
            </text:list-item>
            <text:list-item>
              <text:p text:style-name="P162"><text:span text:style-name="Strong_20_Emphasis">Dominant Themes:</text:span></text:p>
              <text:list>
                <text:list-item>
                  <text:p text:style-name="P163"><text:span text:style-name="Strong_20_Emphasis">Loss and Nostalgia:</text:span> A deep sense of longing (<text:span text:style-name="T1">hanin</text:span>) for the lost homeland, often depicted as a pastoral, idyllic paradise (<text:span text:style-name="T1">al-firdaws al-mafqud</text:span>).</text:p>
                </text:list-item>
                <text:list-item>
                  <text:p text:style-name="P162"><text:span text:style-name="Strong_20_Emphasis">The Trauma of Exile:</text:span> The experience of fragmentation, statelessness, and life in refugee camps.</text:p>
                </text:list-item>
                <text:list-item>
                  <text:p text:style-name="P162"><text:span text:style-name="Strong_20_Emphasis">The Call to Return:</text:span> The theme of return is central and often framed as the only possible resolution to the tragedy of exile.</text:p>
                </text:list-item>
              </text:list>
            </text:list-item>
            <text:list-item>
              <text:p text:style-name="P163"><text:span text:style-name="Strong_20_Emphasis">Ghassan Kanafani's </text:span><text:span text:style-name="Strong_20_Emphasis"><text:span text:style-name="T1">Men in the Sun</text:span></text:span><text:span text:style-name="Strong_20_Emphasis"> (1962):</text:span> A foundational novella of modern Palestinian literature. It tells the story of three Palestinian refugees trying to be smuggled out of Iraq into Kuwait in the empty water tank of a truck. They die of heat and suffocation at the border while the driver is distracted. The final question—"Why didn't they knock on the sides of the tank?"—is a powerful allegory for the passivity and political paralysis of the Palestinian people in the early diaspora.</text:p>
            </text:list-item>
          </text:list>
        </text:list-item>
        <text:list-item>
          <text:p text:style-name="P163"><text:span text:style-name="Strong_20_Emphasis">The "Resistance Poets" (</text:span><text:span text:style-name="Strong_20_Emphasis"><text:span text:style-name="T1">Shi'r al-Muqawama</text:span></text:span><text:span text:style-name="Strong_20_Emphasis">)</text:span></text:p>
          <text:list>
            <text:list-item>
              <text:p text:style-name="P162">A powerful school of poetry that emerged from the Palestinian citizens of Israel in the 1950s and 1960s. These poets gave a voice to the experience of being "strangers in their own homeland."</text:p>
            </text:list-item>
            <text:list-item>
              <text:p text:style-name="P162"><text:span text:style-name="Strong_20_Emphasis">Key Figures:</text:span> Mahmoud Darwish, Samih al-Qasim, Tawfiq Zayyad.</text:p>
            </text:list-item>
            <text:list-item>
              <text:p text:style-name="P162"><text:span text:style-name="Strong_20_Emphasis">Mahmoud Darwish (1941–2008):</text:span> Widely considered the Palestinian national poet. His work powerfully articulates themes of identity, memory, exile, and the struggle for a place in the world.</text:p>
              <text:list>
                <text:list-item>
                  <text:p text:style-name="P162">His early poem, "Identity Card," with its defiant refrain, "Write down! I am an Arab," became an anthem for a generation of Palestinians resisting erasure.</text:p>
                </text:list-item>
              </text:list>
            </text:list-item>
            <text:list-item>
              <text:p text:style-name="P162"><text:span text:style-name="Strong_20_Emphasis">Themes and Style:</text:span></text:p>
              <text:list>
                <text:list-item>
                  <text:p text:style-name="P162"><text:soft-page-break/><text:span text:style-name="Strong_20_Emphasis">Sumud (Steadfastness):</text:span> The central theme. The act of remaining on the land becomes the ultimate form of resistance. The olive tree is a powerful and recurring symbol of this rootedness and resilience.</text:p>
                </text:list-item>
                <text:list-item>
                  <text:p text:style-name="P162"><text:span text:style-name="Strong_20_Emphasis">Land as Beloved:</text:span> The land is often personified as a mother or a female beloved, creating a deep, intimate connection between the national and the personal.</text:p>
                </text:list-item>
                <text:list-item>
                  <text:p text:style-name="P162">The poetry is overtly political, a direct act of cultural and political resistance.</text:p>
                </text:list-item>
              </text:list>
            </text:list-item>
          </text:list>
        </text:list-item>
        <text:list-item>
          <text:p text:style-name="P162"><text:span text:style-name="Strong_20_Emphasis">Post-1967 and the Intifada Literature</text:span></text:p>
          <text:list>
            <text:list-item>
              <text:p text:style-name="P162">The occupation of the West Bank and Gaza created new literary themes.</text:p>
            </text:list-item>
            <text:list-item>
              <text:p text:style-name="P163"><text:span text:style-name="Strong_20_Emphasis">Prison Literature (</text:span><text:span text:style-name="Strong_20_Emphasis"><text:span text:style-name="T1">Adab al-Sujun</text:span></text:span><text:span text:style-name="Strong_20_Emphasis">):</text:span> A significant genre of novels and poetry written by political prisoners, detailing the experience of interrogation, incarceration, and resistance within Israeli prisons.</text:p>
            </text:list-item>
            <text:list-item>
              <text:p text:style-name="P162"><text:span text:style-name="Strong_20_Emphasis">The First Intifada:</text:span> Produced literature that celebrated grassroots popular struggle and the empowerment of a new generation.</text:p>
            </text:list-item>
            <text:list-item>
              <text:p text:style-name="P162"><text:span text:style-name="Strong_20_Emphasis">Key Figures:</text:span> Emile Habibi, Sahar Khalifeh.</text:p>
            </text:list-item>
            <text:list-item>
              <text:p text:style-name="P163"><text:span text:style-name="Strong_20_Emphasis">Emile Habibi's </text:span><text:span text:style-name="Strong_20_Emphasis"><text:span text:style-name="T1">The Secret Life of Saeed the Pessoptimist</text:span></text:span><text:span text:style-name="Strong_20_Emphasis"> (1974):</text:span> A landmark work of satirical fiction. Its anti-hero, Saeed, is a Palestinian citizen of Israel who becomes an informant for the state. The novel uses black humor and surrealism to explore the complex and often absurd psychological condition of the Palestinian minority living under Israeli rule.</text:p>
            </text:list-item>
            <text:list-item>
              <text:p text:style-name="P162"><text:span text:style-name="Strong_20_Emphasis">Sahar Khalifeh:</text:span> A prominent female novelist whose work explores the intersection of national and patriarchal oppression, focusing on the lives of women under occupation.</text:p>
            </text:list-item>
          </text:list>
        </text:list-item>
        <text:list-item>
          <text:p text:style-name="P162"><text:span text:style-name="Strong_20_Emphasis">Contemporary Palestinian Literature</text:span></text:p>
          <text:list>
            <text:list-item>
              <text:p text:style-name="P162">Continues to grapple with the core themes of identity and occupation, but with new approaches.</text:p>
            </text:list-item>
            <text:list-item>
              <text:p text:style-name="P162"><text:span text:style-name="Strong_20_Emphasis">Diaspora Writers:</text:span> A new generation of writers in the English-speaking diaspora (e.g., Susan Abulhawa, Isabella Hammad) has brought the Palestinian narrative to a wider global audience.</text:p>
            </text:list-item>
            <text:list-item>
              <text:p text:style-name="P162"><text:span text:style-name="Strong_20_Emphasis">Critique of the PA:</text:span> Literature from within the territories often includes sharp critiques of the Palestinian Authority, its corruption, and the failures of the national leadership.</text:p>
            </text:list-item>
            <text:list-item>
              <text:p text:style-name="P162"><text:span text:style-name="Strong_20_Emphasis">Fragmentation and Identity:</text:span> Contemporary works explore the fragmented nature of Palestinian identity, shaped by the geographical and political divisions between the West Bank, Gaza, Israel, and the global diaspora.</text:p>
            </text:list-item>
          </text:list>
        </text:list-item>
      </text:list>
      <text:p text:style-name="P3"><text:span text:style-name="Strong_20_Emphasis">SECTION 3.10.3: International Media Framing of the Conflict</text:span></text:p>
      <text:list text:style-name="L94">
        <text:list-item>
          <text:p text:style-name="P164"><text:span text:style-name="Strong_20_Emphasis">The "Cycle of Violence" Frame</text:span></text:p>
          <text:list>
            <text:list-item>
              <text:p text:style-name="P164"><text:soft-page-break/>One of the most common and persistent frames used by mainstream Western media outlets (e.g., BBC, Reuters, Associated Press).</text:p>
            </text:list-item>
            <text:list-item>
              <text:p text:style-name="P164"><text:span text:style-name="Strong_20_Emphasis">Structure:</text:span> Presents the conflict as a symmetrical one between two equal sides locked in a repeating pattern of "attack and retaliation" or "action and reaction." For example, "a Palestinian attack was followed by an Israeli reprisal."</text:p>
            </text:list-item>
            <text:list-item>
              <text:p text:style-name="P164"><text:span text:style-name="Strong_20_Emphasis">Effect:</text:span></text:p>
              <text:list>
                <text:list-item>
                  <text:p text:style-name="P164">It creates a sense of equivalence between the occupier and the occupied, obscuring the vast power imbalance between the Israeli state and the stateless Palestinians.</text:p>
                </text:list-item>
                <text:list-item>
                  <text:p text:style-name="P164">It de-historicizes the conflict, detaching events from the broader context of occupation, settlement expansion, and dispossession. Each event is presented as a discrete incident in an endless, tragic cycle, rather than as part of a structural reality.</text:p>
                </text:list-item>
                <text:list-item>
                  <text:p text:style-name="P164">It often implies that both sides are equally responsible for the continuation of the conflict.</text:p>
                </text:list-item>
              </text:list>
            </text:list-item>
          </text:list>
        </text:list-item>
        <text:list-item>
          <text:p text:style-name="P164"><text:span text:style-name="Strong_20_Emphasis">The "Terrorism" vs. "Security" Frame</text:span></text:p>
          <text:list>
            <text:list-item>
              <text:p text:style-name="P164">This frame adopts the language of the primary combatants.</text:p>
            </text:list-item>
            <text:list-item>
              <text:p text:style-name="P164"><text:span text:style-name="Strong_20_Emphasis">Palestinian Actions as "Terrorism":</text:span> Palestinian violence, particularly against Israeli civilians, is almost universally labeled as "terrorism." The perpetrators are "terrorists" or "militants."</text:p>
            </text:list-item>
            <text:list-item>
              <text:p text:style-name="P164"><text:span text:style-name="Strong_20_Emphasis">Israeli Actions as "Security":</text:span> Israeli military actions, even those that result in high civilian casualties, are typically framed as "security operations," "counter-terrorism measures," or "retaliation." The Israeli military's statements and perspectives are often given prominence and presented as factual reports.</text:p>
            </text:list-item>
            <text:list-item>
              <text:p text:style-name="P164"><text:span text:style-name="Strong_20_Emphasis">Linguistic Bias:</text:span> There is a well-documented disparity in the use of emotive language. The killing of Israelis is more likely to be described with active, emotionally charged verbs ("slaughtered," "massacred"), while the killing of Palestinians is often described in the passive voice ("were killed," "died in clashes") or with more neutral language.</text:p>
            </text:list-item>
          </text:list>
        </text:list-item>
        <text:list-item>
          <text:p text:style-name="P164"><text:span text:style-name="Strong_20_Emphasis">The "Peace Process" Frame</text:span></text:p>
          <text:list>
            <text:list-item>
              <text:p text:style-name="P164">This frame, dominant during the Oslo era (1990s) and its aftermath, presents the conflict through the lens of US-led diplomacy.</text:p>
            </text:list-item>
            <text:list-item>
              <text:p text:style-name="P164"><text:span text:style-name="Strong_20_Emphasis">Structure:</text:span> The narrative focuses on the efforts of diplomats, the holding of summits, and the presentation of peace plans. The key actors are American presidents and secretaries of state, and Israeli and Palestinian leaders.</text:p>
            </text:list-item>
            <text:list-item>
              <text:p text:style-name="P164"><text:span text:style-name="Strong_20_Emphasis">Focus on "Moderates" and "Extremists":</text:span> It creates a binary between "moderates" on both sides who are "committed to peace" (e.g., the PA, the Israeli Labor party) and <text:soft-page-break/>"extremists" or "rejectionists" who seek to "derail" or "spoil" the peace process (e.g., Hamas, Israeli settlers).</text:p>
            </text:list-item>
            <text:list-item>
              <text:p text:style-name="P164"><text:span text:style-name="Strong_20_Emphasis">Effect:</text:span> While highlighting diplomatic efforts, this frame can obscure the underlying structural issues (settlements, occupation) that persist regardless of negotiations. The failure of the process is often blamed on the actions of "spoilers" or a lack of leadership, rather than on the fundamental flaws of the framework itself.</text:p>
            </text:list-item>
          </text:list>
        </text:list-item>
        <text:list-item>
          <text:p text:style-name="P164"><text:span text:style-name="Strong_20_Emphasis">The Rise of Social Media and Citizen Journalism</text:span></text:p>
          <text:list>
            <text:list-item>
              <text:p text:style-name="P164">The proliferation of social media has fundamentally challenged the dominance of traditional media frames.</text:p>
            </text:list-item>
            <text:list-item>
              <text:p text:style-name="P164"><text:span text:style-name="Strong_20_Emphasis">Palestinian Counter-Framing:</text:span> Social media provides an unmediated platform for Palestinians to document and disseminate their own experiences of the conflict.</text:p>
              <text:list>
                <text:list-item>
                  <text:p text:style-name="P164">During flashpoints like the Gaza wars or protests in Sheikh Jarrah, activists can livestream events, post raw video footage of military actions, and circulate personal testimonies, bypassing the gatekeepers of mainstream media.</text:p>
                </text:list-item>
                <text:list-item>
                  <text:p text:style-name="P164">This has been highly effective in mobilizing international solidarity and promoting Palestinian narratives, particularly the framework of settler colonialism and apartheid.</text:p>
                </text:list-item>
              </text:list>
            </text:list-item>
            <text:list-item>
              <text:p text:style-name="P165"><text:span text:style-name="Strong_20_Emphasis">Israeli Digital Diplomacy (</text:span><text:span text:style-name="Strong_20_Emphasis"><text:span text:style-name="T1">Hasbara</text:span></text:span><text:span text:style-name="Strong_20_Emphasis">):</text:span> The Israeli government and pro-Israel advocacy groups have also invested heavily in social media.</text:p>
              <text:list>
                <text:list-item>
                  <text:p text:style-name="P165"><text:span text:style-name="T1">Hasbara</text:span> (literally "explaining") refers to public diplomacy efforts aimed at promoting Israel's narrative and countering what it sees as media bias.</text:p>
                </text:list-item>
                <text:list-item>
                  <text:p text:style-name="P164">This includes using official government and military social media accounts to release videos and infographics justifying Israeli actions, as well as mobilizing networks of online supporters to influence online discourse.</text:p>
                </text:list-item>
              </text:list>
            </text:list-item>
            <text:list-item>
              <text:p text:style-name="P164">The result is a highly polarized and contested digital information space, where both sides battle to control the narrative.</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1: Environmental and Climate Perspectives</text:span></text:p>
      <text:p text:style-name="P3"><text:span text:style-name="Strong_20_Emphasis">SECTION 3.11.1: Water Scarcity and Negotiations</text:span></text:p>
      <text:list text:style-name="L95">
        <text:list-item>
          <text:p text:style-name="P166"><text:span text:style-name="Strong_20_Emphasis">The Hydro-Strategic Landscape</text:span></text:p>
          <text:list>
            <text:list-item>
              <text:p text:style-name="P166">The region's primary water resources are transboundary, shared between Israel and its neighbors.</text:p>
            </text:list-item>
            <text:list-item>
              <text:p text:style-name="P166"><text:soft-page-break/><text:span text:style-name="Strong_20_Emphasis">The Mountain Aquifer:</text:span> The most critical shared resource in the Israeli-Palestinian context. It has three main basins (Western, Northeastern, and Eastern).</text:p>
              <text:list>
                <text:list-item>
                  <text:p text:style-name="P166">It is a natural underground reservoir located primarily beneath the West Bank, but its water naturally flows westward and northward into Israel.</text:p>
                </text:list-item>
                <text:list-item>
                  <text:p text:style-name="P166">It is the most significant source of fresh water for the Palestinian population of the West Bank.</text:p>
                </text:list-item>
                <text:list-item>
                  <text:p text:style-name="P166">It has historically supplied a substantial portion of Israel's water needs.</text:p>
                </text:list-item>
              </text:list>
            </text:list-item>
            <text:list-item>
              <text:p text:style-name="P166"><text:span text:style-name="Strong_20_Emphasis">The Jordan River Basin:</text:span> Shared by Israel, Jordan, Syria, Lebanon, and the Palestinians. Its flow has been drastically reduced over the decades due to the construction of dams and diversion projects by all riparian states, particularly Syria and Israel (via its National Water Carrier).</text:p>
            </text:list-item>
            <text:list-item>
              <text:p text:style-name="P166"><text:span text:style-name="Strong_20_Emphasis">The Coastal Aquifer:</text:span> Runs along the coast, shared by Israel and the Gaza Strip.</text:p>
            </text:list-item>
          </text:list>
        </text:list-item>
        <text:list-item>
          <text:p text:style-name="P166"><text:span text:style-name="Strong_20_Emphasis">The Oslo Accords Water Agreement (Article 40, Oslo II)</text:span></text:p>
          <text:list>
            <text:list-item>
              <text:p text:style-name="P166">This 1995 agreement was intended to be an interim five-year arrangement for water management, but it remains in effect.</text:p>
            </text:list-item>
            <text:list-item>
              <text:p text:style-name="P166"><text:span text:style-name="Strong_20_Emphasis">Recognition of Rights:</text:span> It included a landmark clause where Israel recognized Palestinian water rights. However, it did not quantify these rights, deferring the issue of final allocations to "permanent status" negotiations.</text:p>
            </text:list-item>
            <text:list-item>
              <text:p text:style-name="P166"><text:span text:style-name="Strong_20_Emphasis">The Joint Water Committee (JWC):</text:span> It established the JWC, a body with equal representation from Israel and the Palestinian Authority, to manage West Bank water and sewage systems.</text:p>
              <text:list>
                <text:list-item>
                  <text:p text:style-name="P166">The JWC must approve all new water infrastructure projects in the West Bank.</text:p>
                </text:list-item>
                <text:list-item>
                  <text:p text:style-name="P166"><text:span text:style-name="Strong_20_Emphasis">Israeli Veto Power:</text:span> In practice, Israel has an effective veto within the JWC. Approval for any Palestinian project has often been made conditional on Palestinian approval for projects serving Israeli settlements. This has led to deadlock and has severely hampered the development of an independent Palestinian water sector.</text:p>
                </text:list-item>
              </text:list>
            </text:list-item>
            <text:list-item>
              <text:p text:style-name="P166"><text:span text:style-name="Strong_20_Emphasis">Interim Allocations:</text:span> The agreement allocated an additional volume of water to be developed for Palestinian use, but these targets have largely not been met due to the JWC's paralysis and Israeli restrictions.</text:p>
            </text:list-item>
          </text:list>
        </text:list-item>
        <text:list-item>
          <text:p text:style-name="P166"><text:span text:style-name="Strong_20_Emphasis">Inequitable Distribution and "Water Apartheid"</text:span></text:p>
          <text:list>
            <text:list-item>
              <text:p text:style-name="P166">The current system of water allocation is characterized by a profound and structural inequality.</text:p>
            </text:list-item>
            <text:list-item>
              <text:p text:style-name="P166"><text:span text:style-name="Strong_20_Emphasis">Per Capita Consumption:</text:span> Israeli per capita water consumption (including settlers) is approximately three to four times higher than that of Palestinians in the West Bank.</text:p>
            </text:list-item>
            <text:list-item>
              <text:p text:style-name="P166"><text:soft-page-break/><text:span text:style-name="Strong_20_Emphasis">Control of Resources:</text:span> Israel abstracts the vast majority of the water from the shared Mountain Aquifer. Palestinians are severely restricted in their ability to drill new wells or rehabilitate existing ones.</text:p>
            </text:list-item>
            <text:list-item>
              <text:p text:style-name="P166"><text:span text:style-name="Strong_20_Emphasis">The Gaza Crisis:</text:span> The Coastal Aquifer, Gaza's sole natural source of fresh water, is on the verge of collapse due to massive over-extraction (driven by population density) and contamination from sewage and seawater intrusion. Over 96% of the water from the Gaza aquifer is unfit for human consumption according to WHO standards.</text:p>
            </text:list-item>
            <text:list-item>
              <text:p text:style-name="P166"><text:span text:style-name="Strong_20_Emphasis">The "Water Apartheid" Framework:</text:span> Critics and activists use this term to describe the situation, arguing that Israel uses its control over water resources as a tool of colonial domination, creating a discriminatory system where Israeli settlers have abundant water while neighboring Palestinian communities face chronic shortages.</text:p>
            </text:list-item>
          </text:list>
        </text:list-item>
        <text:list-item>
          <text:p text:style-name="P166"><text:span text:style-name="Strong_20_Emphasis">Technological Solutions and Their Limits</text:span></text:p>
          <text:list>
            <text:list-item>
              <text:p text:style-name="P166"><text:span text:style-name="Strong_20_Emphasis">Israel's Water Revolution:</text:span> Israel has decoupled itself from reliance on shared natural water through massive investment in technology.</text:p>
              <text:list>
                <text:list-item>
                  <text:p text:style-name="P166"><text:span text:style-name="Strong_20_Emphasis">Desalination:</text:span> Israel is a world leader in seawater reverse osmosis (SWRO), with large plants along its coast providing the majority of its municipal water.</text:p>
                </text:list-item>
                <text:list-item>
                  <text:p text:style-name="P166"><text:span text:style-name="Strong_20_Emphasis">Wastewater Reuse:</text:span> Treats and recycles over 85% of its sewage for agricultural use.</text:p>
                </text:list-item>
              </text:list>
            </text:list-item>
            <text:list-item>
              <text:p text:style-name="P166"><text:span text:style-name="Strong_20_Emphasis">Water-for-Energy and Regional Deals:</text:span> This technological capacity has created new diplomatic possibilities.</text:p>
              <text:list>
                <text:list-item>
                  <text:p text:style-name="P166"><text:span text:style-name="Strong_20_Emphasis">The Israel-Jordan Water-for-Energy Deal (2021):</text:span> A landmark agreement brokered by the UAE, where Jordan will build a massive solar farm to export electricity to Israel, and in return, Israel will provide Jordan with 200 million cubic meters of desalinated water annually.</text:p>
                </text:list-item>
                <text:list-item>
                  <text:p text:style-name="P166"><text:span text:style-name="Strong_20_Emphasis">Sales to the PA:</text:span> Israel sells significant quantities of water from its national carrier (Mekorot) to the Palestinian Authority to supplement the PA's limited supply, creating a new form of dependency.</text:p>
                </text:list-item>
              </text:list>
            </text:list-item>
            <text:list-item>
              <text:p text:style-name="P166"><text:span text:style-name="Strong_20_Emphasis">Limits of Technology:</text:span> While technology can increase the overall supply of water, it does not resolve the fundamental political dispute over the rights to, and control of, the shared natural water resources. Palestinians argue that they should not have to buy back their own water from Israel.</text:p>
            </text:list-item>
          </text:list>
        </text:list-item>
      </text:list>
      <text:p text:style-name="P3"><text:span text:style-name="Strong_20_Emphasis">SECTION 3.11.2: Climate Change Impacts in the Levant</text:span></text:p>
      <text:list text:style-name="L96">
        <text:list-item>
          <text:p text:style-name="P167"><text:span text:style-name="Strong_20_Emphasis">The Levant as a Climate "Hot Spot"</text:span></text:p>
          <text:list>
            <text:list-item>
              <text:p text:style-name="P167">The Eastern Mediterranean and Middle East region is recognized by the Intergovernmental Panel on Climate Change (IPCC) as a global "hot spot" for climate change.</text:p>
            </text:list-item>
            <text:list-item>
              <text:p text:style-name="P167"><text:soft-page-break/>Climate models project that the region will experience faster and more severe impacts than the global average.</text:p>
            </text:list-item>
            <text:list-item>
              <text:p text:style-name="P167"><text:span text:style-name="Strong_20_Emphasis">Key Projections:</text:span></text:p>
              <text:list>
                <text:list-item>
                  <text:p text:style-name="P167"><text:span text:style-name="Strong_20_Emphasis">Increased Temperatures:</text:span> Significant warming, with a projected increase in the frequency, intensity, and duration of heatwaves.</text:p>
                </text:list-item>
                <text:list-item>
                  <text:p text:style-name="P167"><text:span text:style-name="Strong_20_Emphasis">Decreased Precipitation:</text:span> A projected decline in average annual rainfall of 10% to 30%, leading to more frequent and severe droughts.</text:p>
                </text:list-item>
                <text:list-item>
                  <text:p text:style-name="P167"><text:span text:style-name="Strong_20_Emphasis">Sea Level Rise:</text:span> The low-lying Nile Delta and the coastal plains of Gaza and Israel are highly vulnerable to sea level rise, threatening coastal infrastructure, agriculture, and freshwater aquifers through saltwater intrusion.</text:p>
                </text:list-item>
                <text:list-item>
                  <text:p text:style-name="P167"><text:span text:style-name="Strong_20_Emphasis">Increased Climate Extremes:</text:span> A higher incidence of extreme weather events, including flash floods and dust storms.</text:p>
                </text:list-item>
              </text:list>
            </text:list-item>
          </text:list>
        </text:list-item>
        <text:list-item>
          <text:p text:style-name="P167"><text:span text:style-name="Strong_20_Emphasis">Impact on Water Security</text:span></text:p>
          <text:list>
            <text:list-item>
              <text:p text:style-name="P167">Climate change will act as a "threat multiplier," exacerbating the region's existing water scarcity.</text:p>
            </text:list-item>
            <text:list-item>
              <text:p text:style-name="P167">Reduced rainfall will decrease the natural recharge rates of the Mountain and Coastal aquifers.</text:p>
            </text:list-item>
            <text:list-item>
              <text:p text:style-name="P167">Higher temperatures will increase evaporation rates from surface water sources and increase water demand for agriculture.</text:p>
            </text:list-item>
            <text:list-item>
              <text:p text:style-name="P167">This will intensify competition over already over-allocated transboundary water resources.</text:p>
            </text:list-item>
          </text:list>
        </text:list-item>
        <text:list-item>
          <text:p text:style-name="P167"><text:span text:style-name="Strong_20_Emphasis">Impact on Food Security and Agriculture</text:span></text:p>
          <text:list>
            <text:list-item>
              <text:p text:style-name="P167">Agriculture, a key sector for the Palestinian economy, is highly vulnerable.</text:p>
            </text:list-item>
            <text:list-item>
              <text:p text:style-name="P167">Droughts and water shortages will reduce crop yields.</text:p>
            </text:list-item>
            <text:list-item>
              <text:p text:style-name="P167">Heat stress will impact livestock productivity.</text:p>
            </text:list-item>
            <text:list-item>
              <text:p text:style-name="P167">The viability of rain-fed agriculture, particularly olive cultivation which is central to Palestinian culture and economy, is under threat.</text:p>
            </text:list-item>
          </text:list>
        </text:list-item>
        <text:list-item>
          <text:p text:style-name="P167"><text:span text:style-name="Strong_20_Emphasis">Differential Vulnerability and "Climate Apartheid"</text:span></text:p>
          <text:list>
            <text:list-item>
              <text:p text:style-name="P167">The impacts of climate change will not be felt equally. The concept of "differential vulnerability" is crucial.</text:p>
            </text:list-item>
            <text:list-item>
              <text:p text:style-name="P167"><text:span text:style-name="Strong_20_Emphasis">Palestinian Vulnerability:</text:span> Palestinians are disproportionately vulnerable due to the political and economic constraints of the occupation.</text:p>
              <text:list>
                <text:list-item>
                  <text:p text:style-name="P167">They lack a sovereign state with the capacity to implement large-scale climate adaptation strategies.</text:p>
                </text:list-item>
                <text:list-item>
                  <text:p text:style-name="P167"><text:soft-page-break/>Restrictions on movement, access to land (Area C), and control over water resources severely limit their ability to adapt (e.g., by building rainwater harvesting systems, moving to more resilient crops, or developing new water sources).</text:p>
                </text:list-item>
              </text:list>
            </text:list-item>
            <text:list-item>
              <text:p text:style-name="P167"><text:span text:style-name="Strong_20_Emphasis">Israeli Resilience:</text:span> Israel has a high adaptive capacity due to its advanced technological prowess (desalination, water recycling), strong governance, and robust economy. It is a world leader in developing climate-resilient technologies.</text:p>
            </text:list-item>
            <text:list-item>
              <text:p text:style-name="P167"><text:span text:style-name="Strong_20_Emphasis">The "Climate Apartheid" Argument:</text:span> Critics argue that this disparity in adaptive capacity, where Israel's resilience is built in part on its control of resources that increases Palestinian vulnerability, constitutes a form of "climate apartheid." Israel can adapt to climate change, while Palestinians are systematically prevented from doing so.</text:p>
            </text:list-item>
          </text:list>
        </text:list-item>
      </text:list>
      <text:p text:style-name="P3"><text:span text:style-name="Strong_20_Emphasis">SECTION 3.11.3: Environmental NGOs and Activism</text:span></text:p>
      <text:list text:style-name="L97">
        <text:list-item>
          <text:p text:style-name="P168"><text:span text:style-name="Strong_20_Emphasis">The "Environmentalism of the Powerful" vs. "Environmentalism of the Poor"</text:span></text:p>
          <text:list>
            <text:list-item>
              <text:p text:style-name="P168">This framework helps to distinguish between two different types of environmentalism in the region.</text:p>
            </text:list-item>
            <text:list-item>
              <text:p text:style-name="P168"><text:span text:style-name="Strong_20_Emphasis">Israeli Mainstream Environmentalism:</text:span></text:p>
              <text:list>
                <text:list-item>
                  <text:p text:style-name="P168">Tends to be a classic conservationist movement, focused on nature preservation, establishing national parks, recycling, and renewable energy.</text:p>
                </text:list-item>
                <text:list-item>
                  <text:p text:style-name="P168">It often operates within the Zionist narrative of "making the desert bloom" and "redeeming the land."</text:p>
                </text:list-item>
                <text:list-item>
                  <text:p text:style-name="P168">Historically, this movement has often been "apolitical" or "green-washing," ignoring the political context of the occupation. For example, the Society for the Protection of Nature in Israel (SPNI) has been criticized for cooperating with the creation of nature reserves in the occupied territories, which can serve to limit Palestinian land use.</text:p>
                </text:list-item>
              </text:list>
            </text:list-item>
            <text:list-item>
              <text:p text:style-name="P168"><text:span text:style-name="Strong_20_Emphasis">Palestinian Environmentalism:</text:span></text:p>
              <text:list>
                <text:list-item>
                  <text:p text:style-name="P168">Is an "environmentalism of the poor" or what is often termed <text:span text:style-name="Strong_20_Emphasis">environmental justice</text:span>.</text:p>
                </text:list-item>
                <text:list-item>
                  <text:p text:style-name="P168">It is intrinsically political and cannot be separated from the context of occupation, land confiscation, and resource expropriation.</text:p>
                </text:list-item>
                <text:list-item>
                  <text:p text:style-name="P168">The core issues are not just conservation, but survival and resistance.</text:p>
                </text:list-item>
              </text:list>
            </text:list-item>
          </text:list>
        </text:list-item>
        <text:list-item>
          <text:p text:style-name="P168"><text:span text:style-name="Strong_20_Emphasis">Key Issues for Palestinian Environmental Activism</text:span></text:p>
          <text:list>
            <text:list-item>
              <text:p text:style-name="P168"><text:span text:style-name="Strong_20_Emphasis">Water Rights:</text:span> Protesting the inequitable distribution of water and the contamination of water sources.</text:p>
            </text:list-item>
            <text:list-item>
              <text:p text:style-name="P168"><text:soft-page-break/><text:span text:style-name="Strong_20_Emphasis">Land Confiscation:</text:span> Activism against the uprooting of olive trees for settlement construction and the loss of agricultural land to the separation barrier.</text:p>
            </text:list-item>
            <text:list-item>
              <text:p text:style-name="P168"><text:span text:style-name="Strong_20_Emphasis">Waste Dumping:</text:span> Protesting the location of Israeli industrial zones and waste treatment facilities in the West Bank, where environmental regulations are less strict, and the dumping of waste from settlements onto Palestinian land.</text:p>
            </text:list-item>
            <text:list-item>
              <text:p text:style-name="P168"><text:span text:style-name="Strong_20_Emphasis">Pollution from Gaza:</text:span> The collapse of the sanitation system in Gaza has led to massive amounts of raw sewage being pumped into the Mediterranean Sea, causing a regional environmental crisis that also affects Israeli beaches and desalination plants.</text:p>
            </text:list-item>
          </text:list>
        </text:list-item>
        <text:list-item>
          <text:p text:style-name="P168"><text:span text:style-name="Strong_20_Emphasis">Joint and Cross-Border Environmental Activism</text:span></text:p>
          <text:list>
            <text:list-item>
              <text:p text:style-name="P168">Despite the political conflict, the shared nature of the ecosystem has led to the formation of joint Israeli-Palestinian-Jordanian environmental NGOs.</text:p>
            </text:list-item>
            <text:list-item>
              <text:p text:style-name="P168"><text:span text:style-name="Strong_20_Emphasis">EcoPeace Middle East:</text:span> The most prominent example. It is a joint organization with offices in Tel Aviv, Ramallah, and Amman.</text:p>
            </text:list-item>
            <text:list-item>
              <text:p text:style-name="P168"><text:span text:style-name="Strong_20_Emphasis">Strategy:</text:span> EcoPeace uses a strategy of "environmental peacemaking."</text:p>
              <text:list>
                <text:list-item>
                  <text:p text:style-name="P168">It focuses on bottom-up, cross-border cooperation on shared environmental problems, such as the rehabilitation of the Jordan River.</text:p>
                </text:list-item>
                <text:list-item>
                  <text:p text:style-name="P168">It seeks to build trust and demonstrate that cooperation on shared interests is possible and necessary, even in the absence of a final political settlement.</text:p>
                </text:list-item>
                <text:list-item>
                  <text:p text:style-name="P168">It advocates for a "water-energy nexus" approach, promoting regional deals like the Jordan-Israel water-for-energy agreement as a model for creating interdependence and building peace.</text:p>
                </text:list-item>
              </text:list>
            </text:list-item>
            <text:list-item>
              <text:p text:style-name="P168"><text:span text:style-name="Strong_20_Emphasis">Challenges:</text:span> These organizations face significant challenges, including political pressure from both sides, accusations of "normalization" from anti-occupation activists, and difficulties in operating across borders and checkpoints.</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2: Comparative Peace Processes</text:span></text:p>
      <text:p text:style-name="P3"><text:span text:style-name="Strong_20_Emphasis">SECTION 3.12.1: Northern Ireland Lessons</text:span></text:p>
      <text:list text:style-name="L98">
        <text:list-item>
          <text:p text:style-name="P169"><text:span text:style-name="Strong_20_Emphasis">Conflict Context: The Troubles (c. 1968–1998)</text:span></text:p>
          <text:list>
            <text:list-item>
              <text:p text:style-name="P169"><text:span text:style-name="Strong_20_Emphasis">Core Dispute:</text:span> A conflict over the constitutional status of Northern Ireland.</text:p>
              <text:list>
                <text:list-item>
                  <text:p text:style-name="P169"><text:span text:style-name="Strong_20_Emphasis">Unionists/Loyalists:</text:span> Overwhelmingly Protestant, wanted Northern Ireland to remain part of the United Kingdom.</text:p>
                </text:list-item>
                <text:list-item>
                  <text:p text:style-name="P169"><text:soft-page-break/><text:span text:style-name="Strong_20_Emphasis">Nationalists/Republicans:</text:span> Overwhelmingly Catholic, sought the reunification of Northern Ireland with the Republic of Ireland.</text:p>
                </text:list-item>
              </text:list>
            </text:list-item>
            <text:list-item>
              <text:p text:style-name="P169"><text:span text:style-name="Strong_20_Emphasis">Key Actors:</text:span></text:p>
              <text:list>
                <text:list-item>
                  <text:p text:style-name="P169"><text:span text:style-name="Strong_20_Emphasis">State Forces:</text:span> The British Army and the Royal Ulster Constabulary (RUC), the latter being a predominantly Protestant police force.</text:p>
                </text:list-item>
                <text:list-item>
                  <text:p text:style-name="P169"><text:span text:style-name="Strong_20_Emphasis">Republican Paramilitaries:</text:span> The Provisional Irish Republican Army (IRA) was the main group waging a guerrilla war to end British rule.</text:p>
                </text:list-item>
                <text:list-item>
                  <text:p text:style-name="P169"><text:span text:style-name="Strong_20_Emphasis">Loyalist Paramilitaries:</text:span> Groups like the Ulster Volunteer Force (UVF) and Ulster Defence Association (UDA) used violence to fight Irish republicanism and maintain the union with Britain.</text:p>
                </text:list-item>
              </text:list>
            </text:list-item>
            <text:list-item>
              <text:p text:style-name="P169"><text:span text:style-name="Strong_20_Emphasis">Nature of Conflict:</text:span> A low-intensity ethno-nationalist conflict characterized by guerrilla warfare, bombings, sectarian killings, and state repression.</text:p>
            </text:list-item>
          </text:list>
        </text:list-item>
        <text:list-item>
          <text:p text:style-name="P169"><text:span text:style-name="Strong_20_Emphasis">Parallels to the Israeli-Palestinian Conflict</text:span></text:p>
          <text:list>
            <text:list-item>
              <text:p text:style-name="P169"><text:span text:style-name="Strong_20_Emphasis">Competing Nationalisms:</text:span> Two distinct national communities with competing, mutually exclusive claims to the same territory.</text:p>
            </text:list-item>
            <text:list-item>
              <text:p text:style-name="P169"><text:span text:style-name="Strong_20_Emphasis">Settler-Colonial Dimension:</text:span> The conflict's roots lie in the 17th-century Plantation of Ulster, where Protestant settlers from England and Scotland were given land confiscated from native Irish Catholics, creating a parallel to Zionist settlement.</text:p>
            </text:list-item>
            <text:list-item>
              <text:p text:style-name="P169"><text:span text:style-name="Strong_20_Emphasis">Segregated Society:</text:span> Deep social, residential, and educational segregation between the Protestant and Catholic communities ("peace walls" in Belfast are a physical manifestation).</text:p>
            </text:list-item>
            <text:list-item>
              <text:p text:style-name="P169"><text:span text:style-name="Strong_20_Emphasis">Religion as Identity Marker:</text:span> While the conflict was political, religious affiliation (Protestant vs. Catholic) served as the primary, defining marker of communal and national identity, similar to the Jewish/Muslim divide.</text:p>
            </text:list-item>
            <text:list-item>
              <text:p text:style-name="P169"><text:span text:style-name="Strong_20_Emphasis">Diaspora Role:</text:span> A powerful and wealthy diaspora (Irish-Americans) played a significant role in funding nationalist movements and later, in pressuring for and supporting the peace process.</text:p>
            </text:list-item>
          </text:list>
        </text:list-item>
        <text:list-item>
          <text:p text:style-name="P169"><text:span text:style-name="Strong_20_Emphasis">The Good Friday Agreement (GFA) of 1998: Key Mechanisms</text:span></text:p>
          <text:list>
            <text:list-item>
              <text:p text:style-name="P169"><text:span text:style-name="Strong_20_Emphasis">Inclusivity and Negotiation with "Terrorists":</text:span> The absolute core of the process was the principle of including all parties, even those with direct links to active paramilitary groups, in negotiations.</text:p>
              <text:list>
                <text:list-item>
                  <text:p text:style-name="P169">The British government opened secret back-channels with the IRA leadership for years.</text:p>
                </text:list-item>
                <text:list-item>
                  <text:p text:style-name="P169">Sinn Féin, the IRA's political wing, was given a seat at the table, conditional on its commitment to democratic means. This contrasts with the long-standing Israeli and US refusal to negotiate with groups like Hamas.</text:p>
                </text:list-item>
              </text:list>
            </text:list-item>
            <text:list-item>
              <text:p text:style-name="P169"><text:soft-page-break/><text:span text:style-name="Strong_20_Emphasis">Constructive Ambiguity and Consent:</text:span> The GFA did not resolve the final constitutional question. Instead, it created a framework based on the "principle of consent."</text:p>
              <text:list>
                <text:list-item>
                  <text:p text:style-name="P169">It affirmed that Northern Ireland would remain part of the UK as long as a majority of its population wished it to be.</text:p>
                </text:list-item>
                <text:list-item>
                  <text:p text:style-name="P169">It also affirmed that if a majority wished for a united Ireland, the British and Irish governments would be bound to bring this about. This allowed both sides to claim their core aspiration was respected.</text:p>
                </text:list-item>
              </text:list>
            </text:list-item>
            <text:list-item>
              <text:p text:style-name="P169"><text:span text:style-name="Strong_20_Emphasis">External Mediation and Guarantors:</text:span> The process was driven by intense, hands-on external mediation, primarily by US Senator George Mitchell, who chaired the all-party talks. The British and Irish governments acted as committed co-guarantors of the agreement.</text:p>
            </text:list-item>
            <text:list-item>
              <text:p text:style-name="P169"><text:span text:style-name="Strong_20_Emphasis">The Three Strands:</text:span> The agreement was structured in three interlocking parts:</text:p>
              <text:list>
                <text:list-item>
                  <text:p text:style-name="P169"><text:span text:style-name="Strong_20_Emphasis">Strand 1:</text:span> Dealt with the internal governance of Northern Ireland, creating a power-sharing assembly and executive.</text:p>
                </text:list-item>
                <text:list-item>
                  <text:p text:style-name="P169"><text:span text:style-name="Strong_20_Emphasis">Strand 2:</text:span> Created "North-South" bodies for cooperation between Northern Ireland and the Republic of Ireland.</text:p>
                </text:list-item>
                <text:list-item>
                  <text:p text:style-name="P169"><text:span text:style-name="Strong_20_Emphasis">Strand 3:</text:span> Created "East-West" bodies to manage the relationship between the UK and the Republic of Ireland.</text:p>
                </text:list-item>
              </text:list>
            </text:list-item>
            <text:list-item>
              <text:p text:style-name="P169"><text:span text:style-name="Strong_20_Emphasis">"Nothing is Agreed Until Everything is Agreed":</text:span> A principle established by Mitchell, ensuring that no party could cherry-pick concessions. All difficult issues (policing, prisoners, decommissioning) were negotiated as part of a single, comprehensive package.</text:p>
            </text:list-item>
            <text:list-item>
              <text:p text:style-name="P169"><text:span text:style-name="Strong_20_Emphasis">Power-Sharing (Consociationalism):</text:span> The GFA established a mandatory coalition government. The posts of First Minister and deputy First Minister must be filled by representatives of the largest Unionist and Nationalist parties, with mutual veto power. This ensures that neither community can dominate the other. This provides a potential model for a one-state or confederal solution.</text:p>
            </text:list-item>
            <text:list-item>
              <text:p text:style-name="P169"><text:span text:style-name="Strong_20_Emphasis">Policing Reform and Decommissioning:</text:span></text:p>
              <text:list>
                <text:list-item>
                  <text:p text:style-name="P169"><text:span text:style-name="Strong_20_Emphasis">Policing:</text:span> The RUC was disbanded and replaced by the Police Service of Northern Ireland (PSNI), with recruitment quotas to ensure greater Catholic representation. This was a critical confidence-building measure.</text:p>
                </text:list-item>
                <text:list-item>
                  <text:p text:style-name="P169"><text:span text:style-name="Strong_20_Emphasis">Decommissioning:</text:span> The GFA required the decommissioning of all paramilitary weapons, verified by an independent international commission. This was a hugely contentious and protracted process that took years to complete after the agreement was signed.</text:p>
                </text:list-item>
              </text:list>
            </text:list-item>
          </text:list>
        </text:list-item>
        <text:list-item>
          <text:p text:style-name="P169"><text:span text:style-name="Strong_20_Emphasis">Limitations of the Comparison</text:span></text:p>
          <text:list>
            <text:list-item>
              <text:p text:style-name="P169"><text:soft-page-break/><text:span text:style-name="Strong_20_Emphasis">Sovereignty:</text:span> The ultimate sovereign authority, the UK, was never in dispute. The conflict was over the future of a region within a state, not a clash between an established state and a stateless people seeking their own state.</text:p>
            </text:list-item>
            <text:list-item>
              <text:p text:style-name="P169"><text:span text:style-name="Strong_20_Emphasis">Power Asymmetry:</text:span> While there was a power imbalance, it was less pronounced than between Israel (a regional military superpower) and the Palestinians. Within Northern Ireland, the two communities were demographically significant blocs.</text:p>
            </text:list-item>
            <text:list-item>
              <text:p text:style-name="P169"><text:span text:style-name="Strong_20_Emphasis">Geopolitics:</text:span> The conflict was largely self-contained and did not have the complex regional geopolitical dimensions (e.g., involvement of Egypt, Syria, Iran) of the Middle East.</text:p>
            </text:list-item>
          </text:list>
        </text:list-item>
      </text:list>
      <text:p text:style-name="P3"><text:span text:style-name="Strong_20_Emphasis">SECTION 3.12.2: South Africa Truth and Reconciliation</text:span></text:p>
      <text:list text:style-name="L99">
        <text:list-item>
          <text:p text:style-name="P170"><text:span text:style-name="Strong_20_Emphasis">Conflict Context: Apartheid</text:span></text:p>
          <text:list>
            <text:list-item>
              <text:p text:style-name="P170">A system of institutionalized racial segregation and white minority rule in South Africa from 1948 to 1994.</text:p>
            </text:list-item>
            <text:list-item>
              <text:p text:style-name="P170">The population was classified into racial categories (White, Black, Coloured, Indian), with the Black African majority stripped of citizenship and political rights.</text:p>
            </text:list-item>
            <text:list-item>
              <text:p text:style-name="P170">The system was enforced through pass laws restricting movement, residential segregation (Group Areas Act), and the creation of nominally independent "homelands" or "Bantustans" for the Black population.</text:p>
            </text:list-item>
            <text:list-item>
              <text:p text:style-name="P170">The primary struggle was between the ruling National Party and the African National Congress (ANC), which led an anti-apartheid struggle involving mass protest, international solidarity, and armed struggle (via its wing, Umkhonto we Sizwe).</text:p>
            </text:list-item>
          </text:list>
        </text:list-item>
        <text:list-item>
          <text:p text:style-name="P170"><text:span text:style-name="Strong_20_Emphasis">The "Apartheid Analogy"</text:span></text:p>
          <text:list>
            <text:list-item>
              <text:p text:style-name="P170">Activists and some scholars draw strong parallels between the Israeli system of occupation and the apartheid regime.</text:p>
            </text:list-item>
            <text:list-item>
              <text:p text:style-name="P170"><text:span text:style-name="Strong_20_Emphasis">Points of Comparison:</text:span> A settler-colonial history, legal systems based on ethnic/racial classification, land expropriation, restriction of movement (permits/pass laws), segregated road networks and residential areas, and the creation of autonomous but non-sovereign "homelands" (Bantustans/Palestinian Areas A &amp; B).</text:p>
            </text:list-item>
          </text:list>
        </text:list-item>
        <text:list-item>
          <text:p text:style-name="P170"><text:span text:style-name="Strong_20_Emphasis">The Transition to Democracy: Key Mechanisms</text:span></text:p>
          <text:list>
            <text:list-item>
              <text:p text:style-name="P170"><text:span text:style-name="Strong_20_Emphasis">Visionary Leadership:</text:span> The personal commitment of Nelson Mandela and F.W. de Klerk to a negotiated settlement, even at great political risk, was indispensable.</text:p>
            </text:list-item>
            <text:list-item>
              <text:p text:style-name="P170"><text:span text:style-name="Strong_20_Emphasis">International Pressure (BDS):</text:span> The international Boycott, Divestment, and Sanctions movement played a crucial role in isolating the apartheid regime economically, academically, and culturally, creating significant pressure for reform. This is the model for the modern Palestinian-led BDS movement.</text:p>
            </text:list-item>
            <text:list-item>
              <text:p text:style-name="P170"><text:soft-page-break/><text:span text:style-name="Strong_20_Emphasis">One-State Outcome:</text:span> The negotiated outcome was not partition but the creation of a single, non-racial, democratic state based on the principle of "one person, one vote." This is the model advocated by proponents of a secular, binational state in Israel/Palestine.</text:p>
            </text:list-item>
            <text:list-item>
              <text:p text:style-name="P170"><text:span text:style-name="Strong_20_Emphasis">Bilateral Process:</text:span> While there was international pressure, the core negotiations (the Convention for a Democratic South Africa - CODESA) were driven by the local parties themselves, primarily the ANC and the National Party.</text:p>
            </text:list-item>
          </text:list>
        </text:list-item>
        <text:list-item>
          <text:p text:style-name="P170"><text:span text:style-name="Strong_20_Emphasis">The Truth and Reconciliation Commission (TRC)</text:span></text:p>
          <text:list>
            <text:list-item>
              <text:p text:style-name="P170"><text:span text:style-name="Strong_20_Emphasis">Restorative vs. Retributive Justice:</text:span> The TRC, established in 1995 and chaired by Archbishop Desmond Tutu, was a compromise. It chose a path of "restorative justice" (truth-telling, acknowledgment, reparation) over "retributive justice" (Nuremberg-style trials and prosecutions).</text:p>
            </text:list-item>
            <text:list-item>
              <text:p text:style-name="P170"><text:span text:style-name="Strong_20_Emphasis">Three-Committee Structure:</text:span></text:p>
              <text:list>
                <text:list-item>
                  <text:p text:style-name="P170"><text:span text:style-name="Strong_20_Emphasis">Human Rights Violations Committee:</text:span> Collected testimonies from victims of apartheid-era violence in public, televised hearings. This created a shared, national acknowledgment of past suffering.</text:p>
                </text:list-item>
                <text:list-item>
                  <text:p text:style-name="P170"><text:span text:style-name="Strong_20_Emphasis">Amnesty Committee:</text:span> The most controversial element. It could grant legal amnesty from prosecution to individuals who made a full and public confession of politically motivated crimes they had committed. Amnesty was available to perpetrators from all sides, including the state security forces and the ANC.</text:p>
                </text:list-item>
                <text:list-item>
                  <text:p text:style-name="P170"><text:span text:style-name="Strong_20_Emphasis">Reparation and Rehabilitation Committee:</text:span> Made recommendations for reparations for victims, though these have been only partially implemented.</text:p>
                </text:list-item>
              </text:list>
            </text:list-item>
            <text:list-item>
              <text:p text:style-name="P171"><text:span text:style-name="Strong_20_Emphasis">Goal of "Ubuntu":</text:span> The process was underpinned by the African philosophy of <text:span text:style-name="T1">ubuntu</text:span>, which emphasizes interconnectedness, community, and the idea that one's humanity is tied to the humanity of others. The goal was reconciliation, not revenge.</text:p>
            </text:list-item>
          </text:list>
        </text:list-item>
        <text:list-item>
          <text:p text:style-name="P170"><text:span text:style-name="Strong_20_Emphasis">Relevance and Limitations</text:span></text:p>
          <text:list>
            <text:list-item>
              <text:p text:style-name="P170"><text:span text:style-name="Strong_20_Emphasis">Model for Reconciliation:</text:span> The TRC provides a powerful model for how a society can confront a traumatic past, acknowledge competing truths, and provide a non-judicial path towards reconciliation. It offers an alternative to endless cycles of competing victimhood and legal claims.</text:p>
            </text:list-item>
            <text:list-item>
              <text:p text:style-name="P170"><text:span text:style-name="Strong_20_Emphasis">One-State Precedent:</text:span> South Africa provides the only successful modern precedent for a settler-colonial society transforming into a unitary, non-racial democracy.</text:p>
            </text:list-item>
            <text:list-item>
              <text:p text:style-name="P170"><text:span text:style-name="Strong_20_Emphasis">Limitations of the Analogy:</text:span></text:p>
              <text:list>
                <text:list-item>
                  <text:p text:style-name="P170"><text:span text:style-name="Strong_20_Emphasis">Nature of the Conflict:</text:span> The conflict was primarily internal, over civil rights within a single state. It was not a conflict between two distinct national movements laying claim to sovereignty.</text:p>
                </text:list-item>
                <text:list-item>
                  <text:p text:style-name="P170"><text:soft-page-break/><text:span text:style-name="Strong_20_Emphasis">Demographics:</text:span> The white minority was only ~15% of the population, a demographic reality that made continued minority rule impossible in the long run. In Israel/Palestine, the Jewish and Arab populations are of roughly equal size.</text:p>
                </text:list-item>
                <text:list-item>
                  <text:p text:style-name="P170"><text:span text:style-name="Strong_20_Emphasis">National Identity:</text:span> The ANC's vision was inclusive and non-racial ("South Africa belongs to all who live in it, black and white"). Both Israeli and Palestinian nationalisms are primarily ethno-national in character, making a shared identity more difficult to construct.</text:p>
                </text:list-item>
                <text:list-item>
                  <text:p text:style-name="P170"><text:span text:style-name="Strong_20_Emphasis">The Refugee Question:</text:span> The issue of a large external refugee population with a claim to return did not exist in the South African case.</text:p>
                </text:list-item>
              </text:list>
            </text:list-item>
          </text:list>
        </text:list-item>
      </text:list>
      <text:p text:style-name="P3"><text:span text:style-name="Strong_20_Emphasis">SECTION 3.12.3: Bosnia Dayton Accords Parallel</text:span></text:p>
      <text:list text:style-name="L100">
        <text:list-item>
          <text:p text:style-name="P172"><text:span text:style-name="Strong_20_Emphasis">Conflict Context: The Bosnian War (1992–1995)</text:span></text:p>
          <text:list>
            <text:list-item>
              <text:p text:style-name="P172">A brutal war following the breakup of Yugoslavia, fought between Bosnia's three main ethno-national groups: Bosniaks (Muslims), Serbs (Orthodox), and Croats (Catholic).</text:p>
            </text:list-item>
            <text:list-item>
              <text:p text:style-name="P172">Serbia and Croatia acted as external patrons and participants, backing their respective ethnic kin in Bosnia.</text:p>
            </text:list-item>
            <text:list-item>
              <text:p text:style-name="P172">The war was characterized by widespread ethnic cleansing, mass killings, and the Srebrenica genocide, where Bosnian Serb forces murdered over 8,000 Bosniak men and boys.</text:p>
            </text:list-item>
          </text:list>
        </text:list-item>
        <text:list-item>
          <text:p text:style-name="P172"><text:span text:style-name="Strong_20_Emphasis">Parallels to the Israeli-Palestinian Conflict</text:span></text:p>
          <text:list>
            <text:list-item>
              <text:p text:style-name="P172">A conflict driven by competing ethno-nationalist territorial claims.</text:p>
            </text:list-item>
            <text:list-item>
              <text:p text:style-name="P172">The centrality of religious identity as a marker of nationality.</text:p>
            </text:list-item>
            <text:list-item>
              <text:p text:style-name="P172">The use of population displacement ("ethnic cleansing") as a primary military and political strategy.</text:p>
            </text:list-item>
            <text:list-item>
              <text:p text:style-name="P172">The siege of cities (Sarajevo) and the creation of enclaves.</text:p>
            </text:list-item>
          </text:list>
        </text:list-item>
        <text:list-item>
          <text:p text:style-name="P172"><text:span text:style-name="Strong_20_Emphasis">The Dayton Accords (1995): Key Mechanisms</text:span></text:p>
          <text:list>
            <text:list-item>
              <text:p text:style-name="P172"><text:span text:style-name="Strong_20_Emphasis">Externally Imposed Peace:</text:span> The peace agreement was a product of "coercive diplomacy," brokered and essentially imposed by the United States at an air force base in Dayton, Ohio. The agreement was reached only after a NATO bombing campaign against Bosnian Serb forces created a "hurting stalemate."</text:p>
            </text:list-item>
            <text:list-item>
              <text:p text:style-name="P172"><text:span text:style-name="Strong_20_Emphasis">Primacy of Ending Violence:</text:span> Dayton's overwhelming priority was to stop the war. Creating a functional, just, and integrated state was a secondary concern.</text:p>
            </text:list-item>
            <text:list-item>
              <text:p text:style-name="P172"><text:span text:style-name="Strong_20_Emphasis">Partition and Ethnic Federalism:</text:span> The accords partitioned Bosnia, creating a single state composed of two highly autonomous, ethnically-defined "entities":</text:p>
              <text:list>
                <text:list-item>
                  <text:p text:style-name="P172"><text:span text:style-name="Strong_20_Emphasis">Republika Srpska:</text:span> (49% of the territory, predominantly Serb).</text:p>
                </text:list-item>
                <text:list-item>
                  <text:p text:style-name="P172"><text:soft-page-break/><text:span text:style-name="Strong_20_Emphasis">Federation of Bosnia and Herzegovina:</text:span> (51% of the territory, a federation of Bosniaks and Croats).</text:p>
                </text:list-item>
                <text:list-item>
                  <text:p text:style-name="P172">This structure effectively rewarded the territorial gains made through ethnic cleansing.</text:p>
                </text:list-item>
              </text:list>
            </text:list-item>
            <text:list-item>
              <text:p text:style-name="P172"><text:span text:style-name="Strong_20_Emphasis">Complex and Dysfunctional Governance:</text:span> The agreement created one of the world's most complex systems of government.</text:p>
              <text:list>
                <text:list-item>
                  <text:p text:style-name="P172">A weak central government with a rotating tripartite presidency (one Bosniak, one Serb, one Croat).</text:p>
                </text:list-item>
                <text:list-item>
                  <text:p text:style-name="P172">Each entity has its own president, government, parliament, and police force. The system is designed for gridlock.</text:p>
                </text:list-item>
              </text:list>
            </text:list-item>
            <text:list-item>
              <text:p text:style-name="P172"><text:span text:style-name="Strong_20_Emphasis">International Protectorate:</text:span> The accords established two key international bodies with immense power:</text:p>
              <text:list>
                <text:list-item>
                  <text:p text:style-name="P172"><text:span text:style-name="Strong_20_Emphasis">The Office of the High Representative (OHR):</text:span> A civilian administrator with the power to impose laws by decree and dismiss any elected official who obstructs the peace process.</text:p>
                </text:list-item>
                <text:list-item>
                  <text:p text:style-name="P172"><text:span text:style-name="Strong_20_Emphasis">A NATO-led Implementation Force (IFOR):</text:span> A heavily armed force of 60,000 troops deployed to enforce the military aspects of the agreement.</text:p>
                </text:list-item>
              </text:list>
            </text:list-item>
          </text:list>
        </text:list-item>
        <text:list-item>
          <text:p text:style-name="P172"><text:span text:style-name="Strong_20_Emphasis">Relevance and Limitations</text:span></text:p>
          <text:list>
            <text:list-item>
              <text:p text:style-name="P172"><text:span text:style-name="Strong_20_Emphasis">Model of Imposed Peace:</text:span> Dayton serves as a potential model for a solution imposed by external great powers when the local parties are unable or unwilling to reach an agreement on their own.</text:p>
            </text:list-item>
            <text:list-item>
              <text:p text:style-name="P172"><text:span text:style-name="Strong_20_Emphasis">The "Cold Peace" Outcome:</text:span> It is a prime example of a peace agreement that successfully ends a war but freezes the conflict in place, creating a dysfunctional political system that entrenches the very ethnic divisions that fueled the conflict.</text:p>
            </text:list-item>
            <text:list-item>
              <text:p text:style-name="P172"><text:span text:style-name="Strong_20_Emphasis">Cantonization Precedent:</text:span> The entity-based structure provides a real-world, albeit deeply flawed, example of a cantonized or ethnically-federated state, a potential model for a one-state solution in Israel/Palestine.</text:p>
            </text:list-item>
            <text:list-item>
              <text:p text:style-name="P172"><text:span text:style-name="Strong_20_Emphasis">The Need for Overwhelming Force:</text:span> The model suggests that any such externally imposed peace would require a massive, long-term, and robust international military and civilian presence to enforce it.</text:p>
            </text:list-item>
            <text:list-item>
              <text:p text:style-name="P172"><text:span text:style-name="Strong_20_Emphasis">Limitations of the Analogy:</text:span></text:p>
              <text:list>
                <text:list-item>
                  <text:p text:style-name="P172"><text:span text:style-name="Strong_20_Emphasis">State Structure:</text:span> The conflict was about the internal structure of a single state, not a conflict between an existing state and a national movement seeking to create a new one.</text:p>
                </text:list-item>
                <text:list-item>
                  <text:p text:style-name="P172"><text:soft-page-break/><text:span text:style-name="Strong_20_Emphasis">Ideology:</text:span> The conflict was almost purely about ethno-national control, without the deep settler-colonial vs. indigenous anti-colonial framing that characterizes the Israel/Palestine case.</text:p>
                </text:list-item>
              </text:list>
            </text:list-item>
          </text:list>
        </text:list-item>
      </text:list>
      <text:p text:style-name="P3"/>
      <text:p text:style-name="P10"/>
      <text:p text:style-name="P3"><text:span text:style-name="Strong_20_Emphasis">PART III: ADVANCED / SPECIALISED (CONTINUED)</text:span></text:p>
      <text:p text:style-name="P3"><text:span text:style-name="Strong_20_Emphasis">CHAPTER 3.13: Refugee Studies and Mobility</text:span></text:p>
      <text:p text:style-name="P3"><text:span text:style-name="Strong_20_Emphasis">SECTION 3.13.1: UNRWA Operations and Policies</text:span></text:p>
      <text:list text:style-name="L101">
        <text:list-item>
          <text:p text:style-name="P173"><text:span text:style-name="Strong_20_Emphasis">Establishment and Mandate</text:span></text:p>
          <text:list>
            <text:list-item>
              <text:p text:style-name="P173">The United Nations Relief and Works Agency for Palestine Refugees in the Near East (UNRWA) was established by UN General Assembly Resolution 302 on December 8, 1949.</text:p>
            </text:list-item>
            <text:list-item>
              <text:p text:style-name="P173">It began operations in May 1950.</text:p>
            </text:list-item>
            <text:list-item>
              <text:p text:style-name="P173">Its original mandate was temporary: to provide direct relief and works programs to Palestine refugees to prevent starvation and instability following the 1948 war.</text:p>
            </text:list-item>
            <text:list-item>
              <text:p text:style-name="P173">The "Works" part of its name reflected the initial hope that the refugee problem could be solved through economic integration and large-scale development projects in the host countries. This proved politically unfeasible.</text:p>
            </text:list-item>
            <text:list-item>
              <text:p text:style-name="P173">Its mandate has been renewed every three years by the UN General Assembly, transforming it from a temporary agency into a semi-permanent quasi-state provider of social services for a population in protracted exile.</text:p>
            </text:list-item>
          </text:list>
        </text:list-item>
        <text:list-item>
          <text:p text:style-name="P173"><text:span text:style-name="Strong_20_Emphasis">Defining a Palestine Refugee</text:span></text:p>
          <text:list>
            <text:list-item>
              <text:p text:style-name="P173">UNRWA's operational definition of a Palestine refugee is distinct from the definition in the 1951 Refugee Convention.</text:p>
            </text:list-item>
            <text:list-item>
              <text:p text:style-name="P173">An UNRWA-registered refugee is a person "whose normal place of residence was Palestine during the period 1 June 1946 to 15 May 1948, and who lost both home and means of livelihood as a result of the 1948 conflict."</text:p>
            </text:list-item>
            <text:list-item>
              <text:p text:style-name="P173">Crucially, the descendants of male Palestine refugee patrons are also eligible for registration. This principle of hereditary refugee status is one of the most contentious aspects of UNRWA's operations.</text:p>
            </text:list-item>
            <text:list-item>
              <text:p text:style-name="P173"><text:span text:style-name="Strong_20_Emphasis">Criticism:</text:span> Israel and its supporters argue that this unique definition perpetuates the refugee problem by artificially inflating the number of refugees across generations, in contrast to the UNHCR which seeks "durable solutions."</text:p>
            </text:list-item>
            <text:list-item>
              <text:p text:style-name="P173"><text:soft-page-break/><text:span text:style-name="Strong_20_Emphasis">UNRWA's Rationale:</text:span> UNRWA argues that its mandate is a humanitarian one and it must serve the population in need until a "just and lasting" political solution to the refugee question is found, as called for by the UN General Assembly.</text:p>
            </text:list-item>
          </text:list>
        </text:list-item>
        <text:list-item>
          <text:p text:style-name="P173"><text:span text:style-name="Strong_20_Emphasis">Areas of Operation and Core Services</text:span></text:p>
          <text:list>
            <text:list-item>
              <text:p text:style-name="P173">UNRWA operates in five fields: Jordan, Lebanon, Syria, the West Bank, and the Gaza Strip.</text:p>
            </text:list-item>
            <text:list-item>
              <text:p text:style-name="P173">It serves approximately 5.9 million registered refugees. About one-third of them live in 58 recognized refugee camps.</text:p>
            </text:list-item>
            <text:list-item>
              <text:p text:style-name="P173"><text:span text:style-name="Strong_20_Emphasis">Key Programs:</text:span></text:p>
              <text:list>
                <text:list-item>
                  <text:p text:style-name="P173"><text:span text:style-name="Strong_20_Emphasis">Education:</text:span> This is UNRWA's largest program, consuming over half its budget. It operates hundreds of primary and preparatory schools, providing free education for over half a million refugee children. The UNRWA school system is often credited with creating one of the most highly literate and educated populations in the Middle East.</text:p>
                </text:list-item>
                <text:list-item>
                  <text:p text:style-name="P173"><text:span text:style-name="Strong_20_Emphasis">Health:</text:span> UNRWA runs a network of primary healthcare clinics offering maternal and child health services, disease prevention, and treatment.</text:p>
                </text:list-item>
                <text:list-item>
                  <text:p text:style-name="P173"><text:span text:style-name="Strong_20_Emphasis">Relief and Social Services:</text:span> This program provides a social safety net for the most vulnerable refugees, including cash assistance and food aid (increasingly provided via electronic cards rather than direct distribution).</text:p>
                </text:list-item>
                <text:list-item>
                  <text:p text:style-name="P173"><text:span text:style-name="Strong_20_Emphasis">Microfinance:</text:span> A program that provides small loans to support refugee-owned businesses and promote economic self-sufficiency.</text:p>
                </text:list-item>
                <text:list-item>
                  <text:p text:style-name="P173"><text:span text:style-name="Strong_20_Emphasis">Infrastructure and Camp Improvement:</text:span> Upgrading shelters, water and sanitation networks, and other infrastructure within the refugee camps.</text:p>
                </text:list-item>
              </text:list>
            </text:list-item>
          </text:list>
        </text:list-item>
        <text:list-item>
          <text:p text:style-name="P173"><text:span text:style-name="Strong_20_Emphasis">Funding and Political Crises</text:span></text:p>
          <text:list>
            <text:list-item>
              <text:p text:style-name="P173">UNRWA is funded almost entirely by voluntary contributions from UN member states. It is not funded from the main UN budget.</text:p>
            </text:list-item>
            <text:list-item>
              <text:p text:style-name="P173"><text:span text:style-name="Strong_20_Emphasis">The United States</text:span> has historically been its largest single donor.</text:p>
            </text:list-item>
            <text:list-item>
              <text:p text:style-name="P173"><text:span text:style-name="Strong_20_Emphasis">Perennial Funding Crisis:</text:span> The agency faces a chronic and severe structural deficit, as the needs of the growing refugee population consistently outpace donor contributions. This leads to regular austerity measures and cuts in services.</text:p>
            </text:list-item>
            <text:list-item>
              <text:p text:style-name="P173"><text:span text:style-name="Strong_20_Emphasis">Politicization and Attacks:</text:span> UNRWA is a highly politicized agency.</text:p>
              <text:list>
                <text:list-item>
                  <text:p text:style-name="P173"><text:span text:style-name="Strong_20_Emphasis">US Funding Cuts:</text:span> In 2018, the Trump administration cut all funding to UNRWA, accusing the agency of perpetuating the conflict and claiming its school curriculum incited anti-Semitism. The Biden administration restored the funding in 2021.</text:p>
                </text:list-item>
                <text:list-item>
                  <text:p text:style-name="P173"><text:soft-page-break/><text:span text:style-name="Strong_20_Emphasis">Neutrality Issues:</text:span> UNRWA's neutrality is constantly challenged. Israel has accused Hamas of using UNRWA schools and facilities for military purposes in Gaza. The discovery of Hamas tunnels under UNRWA schools has created major crises for the agency.</text:p>
                </text:list-item>
                <text:list-item>
                  <text:p text:style-name="P173"><text:span text:style-name="Strong_20_Emphasis">Textbook Controversy:</text:span> There is an ongoing controversy over the textbooks used in UNRWA schools. Since UNRWA uses the host authorities' curricula, critics accuse it of teaching from Palestinian Authority textbooks that erase Israel and glorify "martyrs." UNRWA states it has a rigorous process to review all textbooks and provide supplementary materials to promote UN values.</text:p>
                </text:list-item>
              </text:list>
            </text:list-item>
          </text:list>
        </text:list-item>
      </text:list>
      <text:p text:style-name="P3"><text:span text:style-name="Strong_20_Emphasis">SECTION 3.13.2: Right of Return Legal Debates</text:span></text:p>
      <text:list text:style-name="L102">
        <text:list-item>
          <text:p text:style-name="P174"><text:span text:style-name="Strong_20_Emphasis">The Foundational Text: UNGA Resolution 194(III)</text:span></text:p>
          <text:list>
            <text:list-item>
              <text:p text:style-name="P174">Passed on December 11, 1948.</text:p>
            </text:list-item>
            <text:list-item>
              <text:p text:style-name="P174"><text:span text:style-name="Strong_20_Emphasis">Article 11:</text:span> "Resolves that the refugees wishing to return to their homes and live at peace with their neighbours should be permitted to do so at the earliest practicable date, and that compensation should be paid for the property of those choosing not to return and for loss of or damage to property which, under principles of international law or in equity, should be made good by the Governments or authorities responsible."</text:p>
            </text:list-item>
            <text:list-item>
              <text:p text:style-name="P174">This resolution is the cornerstone of the Palestinian legal and political claim to a "Right of Return."</text:p>
            </text:list-item>
          </text:list>
        </text:list-item>
        <text:list-item>
          <text:p text:style-name="P174"><text:span text:style-name="Strong_20_Emphasis">Palestinian Legal Argument</text:span></text:p>
          <text:list>
            <text:list-item>
              <text:p text:style-name="P174">The right of return is a threefold right: the right to return to their specific homes and lands, the right to compensation for lost property, and the right to self-determination.</text:p>
            </text:list-item>
            <text:list-item>
              <text:p text:style-name="P174"><text:span text:style-name="Strong_20_Emphasis">Basis in International Law:</text:span></text:p>
              <text:list>
                <text:list-item>
                  <text:p text:style-name="P174">They argue that Resolution 194, though a General Assembly resolution (which is typically non-binding), has attained the status of customary international law due to its repeated affirmation by the international community over decades.</text:p>
                </text:list-item>
                <text:list-item>
                  <text:p text:style-name="P174">The right is also grounded in the <text:span text:style-name="Strong_20_Emphasis">Universal Declaration of Human Rights (1948), Article 13(2):</text:span> "Everyone has the right to leave any country, including his own, and to return to his country."</text:p>
                </text:list-item>
                <text:list-item>
                  <text:p text:style-name="P174">It is further supported by the <text:span text:style-name="Strong_20_Emphasis">International Covenant on Civil and Political Rights (ICCPR).</text:span></text:p>
                </text:list-item>
              </text:list>
            </text:list-item>
            <text:list-item>
              <text:p text:style-name="P174"><text:span text:style-name="Strong_20_Emphasis">Individual and Collective Right:</text:span> The right is framed as both an individual right for each refugee and a collective right for the Palestinian people as a whole.</text:p>
            </text:list-item>
            <text:list-item>
              <text:p text:style-name="P175"><text:span text:style-name="Strong_20_Emphasis">Rejection of Resettlement:</text:span> The argument holds that resettlement and compensation are not substitutes for the right to return itself, but are options for those who <text:span text:style-name="T1">choose</text:span> not to return.</text:p>
            </text:list-item>
          </text:list>
        </text:list-item>
        <text:list-item>
          <text:p text:style-name="P174"><text:soft-page-break/><text:span text:style-name="Strong_20_Emphasis">Israeli Legal Argument</text:span></text:p>
          <text:list>
            <text:list-item>
              <text:p text:style-name="P174">Israel rejects the existence of a "right of return" for Palestinian refugees under international law.</text:p>
            </text:list-item>
            <text:list-item>
              <text:p text:style-name="P174"><text:span text:style-name="Strong_20_Emphasis">Counter-arguments:</text:span></text:p>
              <text:list>
                <text:list-item>
                  <text:p text:style-name="P174"><text:span text:style-name="Strong_20_Emphasis">Resolution 194 is Non-Binding:</text:span> As a General Assembly resolution, it is a recommendation and does not create a binding legal obligation on Israel, which voted against it.</text:p>
                </text:list-item>
                <text:list-item>
                  <text:p text:style-name="P174"><text:span text:style-name="Strong_20_Emphasis">Conditional Language:</text:span> The language of the resolution is conditional. It states refugees should be "permitted" to return if they are "wishing to... live at peace with their neighbours" and "at the earliest practicable date." Israel argues that given the continued state of war and hostility, these conditions have never been met.</text:p>
                </text:list-item>
                <text:list-item>
                  <text:p text:style-name="P174"><text:span text:style-name="Strong_20_Emphasis">State Sovereignty:</text:span> Under international law, a sovereign state has the right to control who enters its borders. This right to sovereignty supersedes any claims made by non-citizens.</text:p>
                </text:list-item>
                <text:list-item>
                  <text:p text:style-name="P174"><text:span text:style-name="Strong_20_Emphasis">The UDHR and ICCPR:</text:span> The right to "return to his country" applies to nationals of a country who are abroad, not to a population that holds a claim against a state of which they were never citizens.</text:p>
                </text:list-item>
                <text:list-item>
                  <text:p text:style-name="P174"><text:span text:style-name="Strong_20_Emphasis">The Jewish Refugee "Counter-Claim":</text:span> The Israeli argument often includes a counter-claim regarding the approximately 850,000 Jews who were displaced from Arab countries after 1948. It posits that there was a de facto "population exchange" and that any compensation for Palestinian refugees must be offset by compensation for Jewish refugees.</text:p>
                </text:list-item>
              </text:list>
            </text:list-item>
          </text:list>
        </text:list-item>
        <text:list-item>
          <text:p text:style-name="P174"><text:span text:style-name="Strong_20_Emphasis">The Demographic Imperative</text:span></text:p>
          <text:list>
            <text:list-item>
              <text:p text:style-name="P174">Beyond the legal arguments, the core of the issue is demographic.</text:p>
            </text:list-item>
            <text:list-item>
              <text:p text:style-name="P174"><text:span text:style-name="Strong_20_Emphasis">Palestinian Position:</text:span> The right of return is a matter of justice and correcting the historic wrong of the Nakba. The demographic consequences are secondary to this principle of justice.</text:p>
            </text:list-item>
            <text:list-item>
              <text:p text:style-name="P174"><text:span text:style-name="Strong_20_Emphasis">Israeli Position:</text:span> The implementation of the right of return for millions of Palestinian refugees (including descendants) would lead to the end of Israel as a Jewish-majority state. It is therefore seen as an existential demographic threat, a demand for the "destruction of Israel by demographic means." This makes the issue politically non-negotiable for virtually the entire Israeli Jewish political spectrum.</text:p>
            </text:list-item>
          </text:list>
        </text:list-item>
      </text:list>
      <text:p text:style-name="P3"><text:span text:style-name="Strong_20_Emphasis">SECTION 3.13.3: Palestinian Camps Comparative Analysis</text:span></text:p>
      <text:list text:style-name="L103">
        <text:list-item>
          <text:p text:style-name="P176"><text:span text:style-name="Strong_20_Emphasis">The Camp as a Political Space</text:span></text:p>
          <text:list>
            <text:list-item>
              <text:p text:style-name="P176"><text:soft-page-break/>Palestinian refugee camps are not just sites of humanitarian aid but are powerful, highly politicized spaces.</text:p>
            </text:list-item>
            <text:list-item>
              <text:p text:style-name="P176">They are crucibles of Palestinian national identity, where the memory of the Nakba and the demand for return are intensely preserved and transmitted.</text:p>
            </text:list-item>
            <text:list-item>
              <text:p text:style-name="P177">They function as sites of "permanent temporariness"—the seemingly makeshift, temporary nature of the housing is a deliberate political statement against normalization and a physical assertion of the right of return. Improving the camp too much is sometimes resisted as a step towards permanent resettlement (<text:span text:style-name="T1">tawtin</text:span>).</text:p>
            </text:list-item>
          </text:list>
        </text:list-item>
        <text:list-item>
          <text:p text:style-name="P176"><text:span text:style-name="Strong_20_Emphasis">Jordan</text:span></text:p>
          <text:list>
            <text:list-item>
              <text:p text:style-name="P176"><text:span text:style-name="Strong_20_Emphasis">Legal Status:</text:span> Refugees were granted full Jordanian citizenship.</text:p>
            </text:list-item>
            <text:list-item>
              <text:p text:style-name="P176"><text:span text:style-name="Strong_20_Emphasis">Governance:</text:span> The camps are officially administered by the Palestinian Affairs Department of the Jordanian government, in cooperation with UNRWA. The state maintains a strong security presence.</text:p>
            </text:list-item>
            <text:list-item>
              <text:p text:style-name="P176"><text:span text:style-name="Strong_20_Emphasis">Physical Character:</text:span> Over time, many of the "official" camps in Jordan have transformed from collections of tents and shacks into dense, urbanized neighborhoods, often indistinguishable from the surrounding cities (e.g., Baqa'a camp near Amman).</text:p>
            </text:list-item>
            <text:list-item>
              <text:p text:style-name="P176"><text:span text:style-name="Strong_20_Emphasis">Integration and Identity:</text:span> While legally integrated as citizens, camp residents often maintain a distinct Palestinian identity and face a degree of social and economic marginalization compared to "East Bank" Jordanians.</text:p>
            </text:list-item>
          </text:list>
        </text:list-item>
        <text:list-item>
          <text:p text:style-name="P176"><text:span text:style-name="Strong_20_Emphasis">Lebanon</text:span></text:p>
          <text:list>
            <text:list-item>
              <text:p text:style-name="P176"><text:span text:style-name="Strong_20_Emphasis">Legal Status:</text:span> Refugees are denied citizenship and are stateless. They are barred from most professions and from owning property.</text:p>
            </text:list-item>
            <text:list-item>
              <text:p text:style-name="P176"><text:span text:style-name="Strong_20_Emphasis">Governance:</text:span> The camps have historically been outside the effective control of the Lebanese state, particularly after the 1969 Cairo Agreement (now defunct) which granted the PLO autonomy over them. They are heavily policed from the outside by the Lebanese army, but internal security is often controlled by a patchwork of Palestinian political factions.</text:p>
            </text:list-item>
            <text:list-item>
              <text:p text:style-name="P176"><text:span text:style-name="Strong_20_Emphasis">Physical Character:</text:span> The camps are dense, impoverished, and walled-off ghettos, with extremely poor infrastructure. Construction is highly restricted, leading to dangerous vertical building.</text:p>
            </text:list-item>
            <text:list-item>
              <text:p text:style-name="P176"><text:span text:style-name="Strong_20_Emphasis">"State-within-a-State":</text:span> The lack of state control allowed the camps to become armed strongholds for the PLO in the 1970s and a major factor in the Lebanese Civil War. Today, they remain volatile zones of political contestation. The Ein al-Hilweh camp near Sidon is the most prominent example.</text:p>
            </text:list-item>
          </text:list>
        </text:list-item>
        <text:list-item>
          <text:p text:style-name="P176"><text:span text:style-name="Strong_20_Emphasis">Syria</text:span></text:p>
          <text:list>
            <text:list-item>
              <text:p text:style-name="P176"><text:soft-page-break/><text:span text:style-name="Strong_20_Emphasis">Legal Status:</text:span> Refugees were not granted citizenship but were granted most civil rights, including the right to work, own property, and serve in the military.</text:p>
            </text:list-item>
            <text:list-item>
              <text:p text:style-name="P176"><text:span text:style-name="Strong_20_Emphasis">Governance:</text:span> The camps were controlled by the Syrian state, which used them as a tool to project its influence over the Palestinian national movement, sponsoring its own proxy factions.</text:p>
            </text:list-item>
            <text:list-item>
              <text:p text:style-name="P176"><text:span text:style-name="Strong_20_Emphasis">The Syrian Civil War (2011-Present):</text:span> The war has been a second Nakba for Palestinian refugees in Syria.</text:p>
              <text:list>
                <text:list-item>
                  <text:p text:style-name="P176"><text:span text:style-name="Strong_20_Emphasis">Yarmouk Camp:</text:span> Once the largest Palestinian diaspora community in Syria, Yarmouk (near Damascus) was besieged and almost completely destroyed in fighting between the Assad regime, rebel forces, and later, ISIS. Its population plummeted from over 150,000 to just a few thousand.</text:p>
                </text:list-item>
                <text:list-item>
                  <text:p text:style-name="P176">The war has caused massive secondary displacement, forcing hundreds of thousands of Palestinian-Syrians to become refugees once again, either internally in Syria or fleeing to Lebanon, Jordan, and Europe.</text:p>
                </text:list-item>
              </text:list>
            </text:list-item>
          </text:list>
        </text:list-item>
        <text:list-item>
          <text:p text:style-name="P176"><text:span text:style-name="Strong_20_Emphasis">West Bank and Gaza (The "Homeland Camps")</text:span></text:p>
          <text:list>
            <text:list-item>
              <text:p text:style-name="P176"><text:span text:style-name="Strong_20_Emphasis">Legal Status:</text:span> Camp residents are not refugees in the classic sense of being outside their country, but are internally displaced persons (or descendants thereof) living under occupation (West Bank) or siege (Gaza).</text:p>
            </text:list-item>
            <text:list-item>
              <text:p text:style-name="P176"><text:span text:style-name="Strong_20_Emphasis">Physical Character:</text:span> These camps are among the most densely populated places on earth. They have evolved into permanent, concrete urban slums.</text:p>
            </text:list-item>
            <text:list-item>
              <text:p text:style-name="P176"><text:span text:style-name="Strong_20_Emphasis">Political Role:</text:span> The camps in the West Bank and Gaza have been epicenters of political resistance and armed struggle during both Intifadas. They are often the primary targets of Israeli military incursions. Balata camp in Nablus and Jenin camp are famous examples.</text:p>
            </text:list-item>
            <text:list-item>
              <text:p text:style-name="P176">The experience of camp residents is one of a dual oppression: the general condition of occupation combined with the specific poverty and marginalization of camp life.</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4: Archaeology and Heritage Politics</text:span></text:p>
      <text:p text:style-name="P3"><text:span text:style-name="Strong_20_Emphasis">SECTION 3.14.1: Temple Mount/Haram al-Sharif Archaeologies</text:span></text:p>
      <text:list text:style-name="L104">
        <text:list-item>
          <text:p text:style-name="P178"><text:span text:style-name="Strong_20_Emphasis">Sanctity and Competing Narratives</text:span></text:p>
          <text:list>
            <text:list-item>
              <text:p text:style-name="P178"><text:span text:style-name="Strong_20_Emphasis">Temple Mount (Judaism):</text:span> The holiest site in Judaism. It is identified as the biblical Mount Moriah, the location where Abraham was to sacrifice Isaac. It was the site of both the First Temple (built by Solomon, destroyed by Babylonians in 586 BCE) and the <text:soft-page-break/>Second Temple (rebuilt by returning exiles, massively expanded by Herod the Great, destroyed by the Romans in 70 CE). Jewish prayer is focused towards this site.</text:p>
            </text:list-item>
            <text:list-item>
              <text:p text:style-name="P179"><text:span text:style-name="Strong_20_Emphasis">Haram al-Sharif (Islam):</text:span> The third holiest site in Sunni Islam. It is the site of the Prophet Muhammad's Night Journey and Ascension (<text:span text:style-name="T1">Isra' and Mi'raj</text:span>). It houses two major Islamic monuments: the Dome of the Rock (<text:span text:style-name="T1">Qubbat as-Sakhra</text:span>, late 7th c.) built over the Foundation Stone, and the Al-Aqsa Mosque, the main congregational mosque.</text:p>
            </text:list-item>
            <text:list-item>
              <text:p text:style-name="P178">The entire compound is a "super-charged" space where religious claims are inextricably linked to competing national narratives. Archaeology at the site is therefore never a purely scientific endeavor but a highly politicized act.</text:p>
            </text:list-item>
          </text:list>
        </text:list-item>
        <text:list-item>
          <text:p text:style-name="P178"><text:span text:style-name="Strong_20_Emphasis">Restrictions on Archaeological Excavation</text:span></text:p>
          <text:list>
            <text:list-item>
              <text:p text:style-name="P178">Direct archaeological excavation <text:span text:style-name="Strong_20_Emphasis">on</text:span> the surface of the Temple Mount/Haram al-Sharif platform itself is politically impossible and forbidden by the religious Status Quo agreement.</text:p>
            </text:list-item>
            <text:list-item>
              <text:p text:style-name="P178">The Islamic Waqf, the Jordanian-funded trust that administers the site, vehemently opposes any archaeological work, viewing it as a violation of the sanctity of the Haram and a pretext for asserting Israeli sovereignty.</text:p>
            </text:list-item>
            <text:list-item>
              <text:p text:style-name="P178">Many Orthodox Jewish religious authorities also oppose excavation on the Mount, due to halakhic (Jewish law) concerns about ritual purity and the prohibition of entering the sacred area of the former Temple sanctuary.</text:p>
            </text:list-item>
          </text:list>
        </text:list-item>
        <text:list-item>
          <text:p text:style-name="P178"><text:span text:style-name="Strong_20_Emphasis">Major Archaeological Projects and Controversies</text:span></text:p>
          <text:list>
            <text:list-item>
              <text:p text:style-name="P178">Archaeology has focused on the areas immediately surrounding the platform.</text:p>
            </text:list-item>
            <text:list-item>
              <text:p text:style-name="P178"><text:span text:style-name="Strong_20_Emphasis">The Post-1967 Excavations (Benjamin Mazar):</text:span> Immediately after the 1967 war, large-scale excavations were conducted along the southern and western walls of the compound.</text:p>
              <text:list>
                <text:list-item>
                  <text:p text:style-name="P179">Led by Israeli archaeologist Benjamin Mazar, these excavations uncovered the monumental retaining walls of Herod's Second Temple platform, the main southern entrance steps, a Herodian-era street, and ritual baths (<text:span text:style-name="T1">mikva'ot</text:span>).</text:p>
                </text:list-item>
                <text:list-item>
                  <text:p text:style-name="P178">These discoveries provided dramatic physical confirmation of the historical accounts of Josephus and the Mishnah regarding the Herodian Temple and were crucial for Israeli nation-building, physically linking the modern state to the ancient Jewish commonwealth.</text:p>
                </text:list-item>
                <text:list-item>
                  <text:p text:style-name="P178">The excavations were condemned by the UN and Islamic authorities as a violation of the site's integrity.</text:p>
                </text:list-item>
              </text:list>
            </text:list-item>
            <text:list-item>
              <text:p text:style-name="P178"><text:span text:style-name="Strong_20_Emphasis">The Western Wall Tunnel:</text:span> The excavation of a tunnel running north along the base of the Western Wall, exposing the full length of the Herodian-era wall. The opening of a northern exit to the Via Dolorosa in 1996 sparked major riots across the West Bank and Gaza, as Palestinians saw it as a threat to the foundations of the Haram.</text:p>
            </text:list-item>
            <text:list-item>
              <text:p text:style-name="P178"><text:soft-page-break/><text:span text:style-name="Strong_20_Emphasis">The Waqf's Construction Work (late 1990s):</text:span> The Islamic Waqf undertook large-scale construction work to create a massive underground mosque (the Marwani Mosque) in the area known as Solomon's Stables.</text:p>
              <text:list>
                <text:list-item>
                  <text:p text:style-name="P178">This work was done with heavy machinery and without any archaeological supervision.</text:p>
                </text:list-item>
                <text:list-item>
                  <text:p text:style-name="P178">Israeli archaeologists accused the Waqf of deliberately destroying invaluable archaeological strata from the First and Second Temple periods. This was seen as an act of "archaeological vandalism" and an attempt to erase the Jewish history of the site.</text:p>
                </text:list-item>
              </text:list>
            </text:list-item>
            <text:list-item>
              <text:p text:style-name="P178"><text:span text:style-name="Strong_20_Emphasis">The Temple Mount Sifting Project:</text:span> In response to the Waqf's construction, Israeli archaeologists Gabriel Barkay and Zachi Dvira established the Sifting Project.</text:p>
              <text:list>
                <text:list-item>
                  <text:p text:style-name="P178">It is a salvage archaeology project where hundreds of tons of earth removed from the Temple Mount by the Waqf are meticulously sifted by volunteers.</text:p>
                </text:list-item>
                <text:list-item>
                  <text:p text:style-name="P178">The project has recovered thousands of artifacts, including First and Second Temple period pottery, seals, coins, and architectural fragments, providing the only direct archaeological evidence from the Mount itself in modern times.</text:p>
                </text:list-item>
              </text:list>
            </text:list-item>
          </text:list>
        </text:list-item>
      </text:list>
      <text:p text:style-name="P3"><text:span text:style-name="Strong_20_Emphasis">SECTION 3.14.2: Israeli Antiquities Law and Implications</text:span></text:p>
      <text:list text:style-name="L105">
        <text:list-item>
          <text:p text:style-name="P180"><text:span text:style-name="Strong_20_Emphasis">The Legal Framework</text:span></text:p>
          <text:list>
            <text:list-item>
              <text:p text:style-name="P180"><text:span text:style-name="Strong_20_Emphasis">Mandate-Era Origins:</text:span> Israel's primary antiquities law is based on the British Mandate's Antiquities Ordinance of 1929, which was updated by the Knesset in the Antiquities Law of 1978.</text:p>
            </text:list-item>
            <text:list-item>
              <text:p text:style-name="P180"><text:span text:style-name="Strong_20_Emphasis">State Ownership:</text:span> The law establishes that all antiquities discovered in Israel are the property of the state.</text:p>
            </text:list-item>
            <text:list-item>
              <text:p text:style-name="P180"><text:span text:style-name="Strong_20_Emphasis">The Israel Antiquities Authority (IAA):</text:span> A government body responsible for overseeing all archaeological excavations, preserving sites, and regulating the trade in antiquities.</text:p>
            </text:list-item>
            <text:list-item>
              <text:p text:style-name="P180"><text:span text:style-name="Strong_20_Emphasis">Salvage Excavations:</text:span> The law requires a salvage excavation to be conducted at any site where construction or development might damage antiquities. This has made the IAA a major player in infrastructure and development projects.</text:p>
            </text:list-item>
          </text:list>
        </text:list-item>
        <text:list-item>
          <text:p text:style-name="P180"><text:span text:style-name="Strong_20_Emphasis">Application in the Occupied Territories</text:span></text:p>
          <text:list>
            <text:list-item>
              <text:p text:style-name="P180">Israel applies its antiquities law to the occupied West Bank, a move considered illegal under international law, which forbids an occupying power from removing cultural property.</text:p>
            </text:list-item>
            <text:list-item>
              <text:p text:style-name="P180">The <text:span text:style-name="Strong_20_Emphasis">Civil Administration Archaeology Unit</text:span> (part of the Coordinator of Government Activities in the Territories - COGAT) is responsible for archaeology in the West Bank.</text:p>
            </text:list-item>
            <text:list-item>
              <text:p text:style-name="P180"><text:span text:style-name="Strong_20_Emphasis">Critiques of Israeli Practice in the West Bank:</text:span></text:p>
              <text:list>
                <text:list-item>
                  <text:p text:style-name="P180"><text:soft-page-break/><text:span text:style-name="Strong_20_Emphasis">Selective Preservation:</text:span> Critics argue that Israeli authorities prioritize the excavation and preservation of sites with Jewish or Israelite connections (e.g., ancient synagogues, Herodian palaces), while neglecting sites from other periods (e.g., Islamic, Byzantine, Canaanite).</text:p>
                </text:list-item>
                <text:list-item>
                  <text:p text:style-name="P180"><text:span text:style-name="Strong_20_Emphasis">"Biblical Archaeology":</text:span> The practice is often seen as a form of "biblical archaeology" that seeks to find physical evidence to validate the biblical narrative and, by extension, the modern Jewish claim to the land.</text:p>
                </text:list-item>
                <text:list-item>
                  <text:p text:style-name="P180"><text:span text:style-name="Strong_20_Emphasis">Expropriation of Artifacts:</text:span> Artifacts excavated in the West Bank are often removed and displayed in museums inside Israel proper, a practice that violates international conventions on cultural property. The Dead Sea Scrolls, excavated from Qumran in the West Bank, are a prime example.</text:p>
                </text:list-item>
                <text:list-item>
                  <text:p text:style-name="P180"><text:span text:style-name="Strong_20_Emphasis">Exclusion of Palestinians:</text:span> Palestinian archaeologists and universities are largely excluded from participating in or having authority over archaeological work in Area C of the West Bank.</text:p>
                </text:list-item>
              </text:list>
            </text:list-item>
          </text:list>
        </text:list-item>
        <text:list-item>
          <text:p text:style-name="P180"><text:span text:style-name="Strong_20_Emphasis">The Antiquities Trade</text:span></text:p>
          <text:list>
            <text:list-item>
              <text:p text:style-name="P180">Unlike many countries in the region, Israel has a legal, licensed antiquities market.</text:p>
            </text:list-item>
            <text:list-item>
              <text:p text:style-name="P180"><text:span text:style-name="Strong_20_Emphasis">The Problem of Looting:</text:span> This legal market is criticized for fueling a massive illegal trade. Looters plunder archaeological sites, particularly in the West Bank, to supply the market. The lack of provenance for many items makes it difficult to distinguish between legally and illegally obtained artifacts.</text:p>
            </text:list-item>
            <text:list-item>
              <text:p text:style-name="P180">The sale of unprovenanced artifacts on the legal market provides a mechanism for "laundering" looted goods.</text:p>
            </text:list-item>
          </text:list>
        </text:list-item>
      </text:list>
      <text:p text:style-name="P3"><text:span text:style-name="Strong_20_Emphasis">SECTION 3.14.3: Heritage Tourism and Economy</text:span></text:p>
      <text:list text:style-name="L106">
        <text:list-item>
          <text:p text:style-name="P181"><text:span text:style-name="Strong_20_Emphasis">Heritage as a Political and Economic Resource</text:span></text:p>
          <text:list>
            <text:list-item>
              <text:p text:style-name="P181">The Holy Land's rich historical and religious heritage is a major driver of its tourism economy.</text:p>
            </text:list-item>
            <text:list-item>
              <text:p text:style-name="P181">The presentation and management of heritage sites are not neutral acts but are deeply political, used to promote specific national and religious narratives.</text:p>
            </text:list-item>
          </text:list>
        </text:list-item>
        <text:list-item>
          <text:p text:style-name="P181"><text:span text:style-name="Strong_20_Emphasis">Israeli Heritage Tourism</text:span></text:p>
          <text:list>
            <text:list-item>
              <text:p text:style-name="P181"><text:span text:style-name="Strong_20_Emphasis">Narrative Focus:</text:span> Israeli state-sponsored tourism overwhelmingly emphasizes a Jewish-Zionist narrative.</text:p>
              <text:list>
                <text:list-item>
                  <text:p text:style-name="P181"><text:span text:style-name="Strong_20_Emphasis">Key Sites:</text:span> Masada (a symbol of Jewish heroism), the City of David (emphasizing the Davidic monarchy in Jerusalem), Caesarea (Herodian-Roman history), and various biblical-era sites.</text:p>
                </text:list-item>
                <text:list-item>
                  <text:p text:style-name="P181"><text:span text:style-name="Strong_20_Emphasis">"Making the Desert Bloom":</text:span> The narrative of Zionist pioneers redeeming a desolate land is a common theme.</text:p>
                </text:list-item>
              </text:list>
            </text:list-item>
            <text:list-item>
              <text:p text:style-name="P181"><text:soft-page-break/><text:span text:style-name="Strong_20_Emphasis">National Parks and Nature Reserves:</text:span> The Israel Nature and Parks Authority (INPA) manages most major heritage sites.</text:p>
              <text:list>
                <text:list-item>
                  <text:p text:style-name="P181">Critics argue the INPA has been used as a tool of state policy to control land and erase non-Jewish history.</text:p>
                </text:list-item>
                <text:list-item>
                  <text:p text:style-name="P181">For example, many Israeli national parks are established on the sites of destroyed Palestinian villages from 1948. The park's signage and presentation often omit any mention of the site's recent Palestinian history, focusing exclusively on ancient or natural history. "Canada Park," built on the ruins of the villages of Imwas, Yalo, and Bayt Nuba, is a famous example.</text:p>
                </text:list-item>
              </text:list>
            </text:list-item>
            <text:list-item>
              <text:p text:style-name="P181"><text:span text:style-name="Strong_20_Emphasis">The City of David (Silwan):</text:span> A key example of heritage politics. A national park and major archaeological site focused on the Jerusalem of the biblical period is run by the private settler organization El'Ad.</text:p>
              <text:list>
                <text:list-item>
                  <text:p text:style-name="P181">The project combines archaeological excavation with the settlement of Jewish families in the heart of the Palestinian neighborhood of Silwan.</text:p>
                </text:list-item>
                <text:list-item>
                  <text:p text:style-name="P181">The narrative presented to tourists exclusively highlights the site's Jewish history, while ignoring the presence and history of the existing Palestinian community and actively contributing to its displacement.</text:p>
                </text:list-item>
              </text:list>
            </text:list-item>
          </text:list>
        </text:list-item>
        <text:list-item>
          <text:p text:style-name="P181"><text:span text:style-name="Strong_20_Emphasis">Palestinian Heritage Tourism</text:span></text:p>
          <text:list>
            <text:list-item>
              <text:p text:style-name="P181">The Palestinian tourism sector is severely hampered by the occupation but is a vital part of the economy, particularly in cities like Bethlehem, Jericho, and East Jerusalem.</text:p>
            </text:list-item>
            <text:list-item>
              <text:p text:style-name="P181"><text:span text:style-name="Strong_20_Emphasis">Narrative Focus:</text:span> Palestinian heritage tourism seeks to promote a counter-narrative.</text:p>
              <text:list>
                <text:list-item>
                  <text:p text:style-name="P181"><text:span text:style-name="Strong_20_Emphasis">Key Sites:</text:span> Focuses on sites central to Palestinian identity, such as the Church of the Nativity, the Haram al-Sharif, and the cultural heritage of historic city centers (e.g., Nablus, Hebron).</text:p>
                </text:list-item>
                <text:list-item>
                  <text:p text:style-name="P181"><text:span text:style-name="Strong_20_Emphasis">The "Living Stones":</text:span> Emphasizes the continuity of the local Christian and Muslim populations as the "living heritage" of the land.</text:p>
                </text:list-item>
                <text:list-item>
                  <text:p text:style-name="P181"><text:span text:style-name="Strong_20_Emphasis">Political Tourism:</text:span> A significant niche is "political tourism" or "reality tours" that take visitors to see the separation barrier, refugee camps, and settlements, and to hear directly from Palestinians about the impact of the occupation.</text:p>
                </text:list-item>
              </text:list>
            </text:list-item>
            <text:list-item>
              <text:p text:style-name="P181"><text:span text:style-name="Strong_20_Emphasis">Obstacles:</text:span></text:p>
              <text:list>
                <text:list-item>
                  <text:p text:style-name="P181"><text:span text:style-name="Strong_20_Emphasis">Israeli Control:</text:span> Israel controls all access points to the West Bank, meaning it controls the flow of tourists.</text:p>
                </text:list-item>
                <text:list-item>
                  <text:p text:style-name="P181"><text:span text:style-name="Strong_20_Emphasis">Lack of Sovereignty:</text:span> The Palestinian Authority has no control over heritage sites in Area C or East Jerusalem.</text:p>
                </text:list-item>
                <text:list-item>
                  <text:p text:style-name="P181"><text:span text:style-name="Strong_20_Emphasis">Fragmentation:</text:span> Movement restrictions make it difficult for tourists to travel easily between Palestinian heritage sites.</text:p>
                </text:list-item>
                <text:list-item>
                  <text:p text:style-name="P181"><text:soft-page-break/>Tour itineraries run by Israeli companies often treat Palestinian areas like Bethlehem as a single-site day trip, taking tourists directly to the Church of the Nativity and back, with little engagement with the rest of the city or its economy.</text:p>
                </text:list-item>
              </text:list>
            </text:list-item>
          </text:list>
        </text:list-item>
        <text:list-item>
          <text:p text:style-name="P181"><text:span text:style-name="Strong_20_Emphasis">UNESCO and World Heritage Sites</text:span></text:p>
          <text:list>
            <text:list-item>
              <text:p text:style-name="P181">The designation of World Heritage Sites by UNESCO has become a major arena of political conflict.</text:p>
            </text:list-item>
            <text:list-item>
              <text:p text:style-name="P181"><text:span text:style-name="Strong_20_Emphasis">Palestinian Successes:</text:span> The "State of Palestine" was admitted as a full member of UNESCO in 2011. Since then, it has successfully registered several sites as "World Heritage Sites in Palestine," including:</text:p>
              <text:list>
                <text:list-item>
                  <text:p text:style-name="P181">The Birthplace of Jesus: Church of the Nativity and the Pilgrimage Route, Bethlehem (2012).</text:p>
                </text:list-item>
                <text:list-item>
                  <text:p text:style-name="P181">Hebron/Al-Khalil Old Town (2017).</text:p>
                </text:list-item>
              </text:list>
            </text:list-item>
            <text:list-item>
              <text:p text:style-name="P181"><text:span text:style-name="Strong_20_Emphasis">Israeli and US Reaction:</text:span> These designations have been furiously opposed by Israel and the United States, who view them as a Palestinian attempt to deny the Jewish connection to these sites and to achieve statehood through international organizations. The Hebron designation, in particular, was condemned by Israel for allegedly ignoring the city's ancient Jewish heritage (the Tomb of the Patriarchs). The US withdrew from UNESCO in 2017, citing the organization's "anti-Israel bias."</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5: Technology, Surveillance, and Control</text:span></text:p>
      <text:p text:style-name="P3"><text:span text:style-name="Strong_20_Emphasis">SECTION 3.15.1: Checkpoint Biometric Technologies</text:span></text:p>
      <text:list text:style-name="L107">
        <text:list-item>
          <text:p text:style-name="P182"><text:span text:style-name="Strong_20_Emphasis">The Checkpoint as a Laboratory</text:span></text:p>
          <text:list>
            <text:list-item>
              <text:p text:style-name="P182">The extensive network of Israeli checkpoints, terminals, and barriers separating Israel from the Palestinian territories, and fragmenting the West Bank itself, functions as a laboratory for the development and deployment of advanced surveillance and control technologies.</text:p>
            </text:list-item>
            <text:list-item>
              <text:p text:style-name="P182">The need to manage the movement of hundreds of thousands of Palestinians who cross into Israel for work, while simultaneously identifying security threats, has driven innovation in biometric and automated control systems.</text:p>
            </text:list-item>
          </text:list>
        </text:list-item>
        <text:list-item>
          <text:p text:style-name="P182"><text:span text:style-name="Strong_20_Emphasis">Evolution of the Permit and ID System</text:span></text:p>
          <text:list>
            <text:list-item>
              <text:p text:style-name="P182"><text:span text:style-name="Strong_20_Emphasis">Magnetic Cards (1990s):</text:span> Early systems relied on magnetic stripe cards that contained basic personal information and a digital photo. These were relatively easy to forge.</text:p>
            </text:list-item>
            <text:list-item>
              <text:p text:style-name="P182"><text:soft-page-break/><text:span text:style-name="Strong_20_Emphasis">Biometric ID Cards (2000s-Present):</text:span> Following the Second Intifada, Israel implemented a far more sophisticated system based on biometric identification.</text:p>
              <text:list>
                <text:list-item>
                  <text:p text:style-name="P182">All Palestinians requiring permits to enter Israel must enroll their biometric data—typically fingerprints and a facial scan—which is stored in a large Israeli-controlled database.</text:p>
                </text:list-item>
                <text:list-item>
                  <text:p text:style-name="P182">They are issued a smart card containing a chip with this biometric data.</text:p>
                </text:list-item>
              </text:list>
            </text:list-item>
            <text:list-item>
              <text:p text:style-name="P182"><text:span text:style-name="Strong_20_Emphasis">Automated "Speed Gates":</text:span> At major checkpoints and terminals (e.g., Qalandia, Eyal), these biometric cards are used at automated gates. A worker places their hand on a fingerprint scanner and their card on a reader. If the data matches the central database and a valid permit is in effect, the turnstile opens.</text:p>
            </text:list-item>
            <text:list-item>
              <text:p text:style-name="P182">This system is designed for "frictionless control," allowing for the rapid processing of large numbers of people while maintaining a high level of security and data collection.</text:p>
            </text:list-item>
          </text:list>
        </text:list-item>
        <text:list-item>
          <text:p text:style-name="P182"><text:span text:style-name="Strong_20_Emphasis">Biometric Databases and Population Management</text:span></text:p>
          <text:list>
            <text:list-item>
              <text:p text:style-name="P182"><text:span text:style-name="Strong_20_Emphasis">The Palestinian Population Registry:</text:span> Israel maintains control over the Palestinian population registry for the West Bank and Gaza, a legacy of the 1967 occupation. The PA must register all births, deaths, and marriages with the Israeli military administration (COGAT). This gives Israel ultimate control over Palestinian legal identity.</text:p>
            </text:list-item>
            <text:list-item>
              <text:p text:style-name="P182"><text:span text:style-name="Strong_20_Emphasis">The "Wolf Pack" System:</text:span> A network of tablets and smartphones used by IDF soldiers at checkpoints in the field. It allows them to scan Palestinians' ID cards and instantly access a database with their personal information, security profile, and family connections.</text:p>
            </text:list-item>
            <text:list-item>
              <text:p text:style-name="P182"><text:span text:style-name="Strong_20_Emphasis">Blue Wolf Program:</text:span> A more recent initiative reported by human rights groups, where soldiers use dedicated smartphone apps to take photos of Palestinians in the West Bank and upload them to a massive facial recognition database. The goal is to build a comprehensive facial recognition system for surveillance purposes, without the subjects' knowledge or consent. Soldiers are reportedly "gamified" into competing to see who can take the most photos.</text:p>
            </text:list-item>
          </text:list>
        </text:list-item>
        <text:list-item>
          <text:p text:style-name="P182"><text:span text:style-name="Strong_20_Emphasis">Implications and Criticisms</text:span></text:p>
          <text:list>
            <text:list-item>
              <text:p text:style-name="P182"><text:span text:style-name="Strong_20_Emphasis">Total Population Control:</text:span> The biometric system creates a comprehensive "digital occupation," where every Palestinian under Israeli control is cataloged in a security database. This data can be used to grant or deny permits for work, travel, and medical care, effectively controlling every aspect of a person's life.</text:p>
            </text:list-item>
            <text:list-item>
              <text:p text:style-name="P182"><text:span text:style-name="Strong_20_Emphasis">Data Privacy:</text:span> There are no meaningful data privacy protections for Palestinians within this system. The data is collected and used by the Israeli military and security services for purposes far beyond simple border crossing.</text:p>
            </text:list-item>
            <text:list-item>
              <text:p text:style-name="P183"><text:soft-page-break/><text:span text:style-name="Strong_20_Emphasis">"Security Blacklisting":</text:span> An individual can be "security blacklisted" (<text:span text:style-name="T1">menua security</text:span>), often based on secret intelligence or association with a politically active family member, and automatically denied a permit by the system without recourse or a clear explanation.</text:p>
            </text:list-item>
            <text:list-item>
              <text:p text:style-name="P182"><text:span text:style-name="Strong_20_Emphasis">Exclusion and Fragmentation:</text:span> The system solidifies the fragmentation of the Palestinian population. The ID card color and type (West Bank, Gaza, Jerusalem) dictate where a person can and cannot travel, enforcing a multi-tiered system of mobility rights.</text:p>
            </text:list-item>
          </text:list>
        </text:list-item>
      </text:list>
      <text:p text:style-name="P3"><text:span text:style-name="Strong_20_Emphasis">SECTION 3.15.2: Digital Occupation and Big Data</text:span></text:p>
      <text:list text:style-name="L108">
        <text:list-item>
          <text:p text:style-name="P184"><text:span text:style-name="Strong_20_Emphasis">Surveillance of Digital Communications</text:span></text:p>
          <text:list>
            <text:list-item>
              <text:p text:style-name="P184"><text:span text:style-name="Strong_20_Emphasis">IDF Unit 8200:</text:span> This elite signals intelligence (SIGINT) unit is central to the digital occupation. It engages in the mass, indiscriminate surveillance of all Palestinian telecommunications.</text:p>
            </text:list-item>
            <text:list-item>
              <text:p text:style-name="P184"><text:span text:style-name="Strong_20_Emphasis">Data Collection:</text:span> This includes monitoring phone calls, text messages, emails, social media activity, and all other forms of digital communication in the West Bank and Gaza.</text:p>
            </text:list-item>
            <text:list-item>
              <text:p text:style-name="P184"><text:span text:style-name="Strong_20_Emphasis">Purpose:</text:span></text:p>
              <text:list>
                <text:list-item>
                  <text:p text:style-name="P184"><text:span text:style-name="Strong_20_Emphasis">Counter-Terrorism:</text:span> To identify and track potential militant activity and pre-empt attacks.</text:p>
                </text:list-item>
                <text:list-item>
                  <text:p text:style-name="P184"><text:span text:style-name="Strong_20_Emphasis">"Coercion" / Blackmail:</text:span> According to testimonies from Unit 8200 veterans (e.g., from the group "Breaking the Silence"), a primary purpose of this surveillance is to gather sensitive personal information (e.g., about sexual orientation, financial troubles, medical issues) on ordinary Palestinians. This information is then used by Shin Bet handlers as leverage to coerce them into becoming informants.</text:p>
                </text:list-item>
                <text:list-item>
                  <text:p text:style-name="P184"><text:span text:style-name="Strong_20_Emphasis">Mapping Social Networks:</text:span> The data is used to map the social and political networks of Palestinian society, identifying influential individuals, community leaders, and activists, even if they are not involved in violence.</text:p>
                </text:list-item>
              </text:list>
            </text:list-item>
          </text:list>
        </text:list-item>
        <text:list-item>
          <text:p text:style-name="P184"><text:span text:style-name="Strong_20_Emphasis">Social Media Monitoring and Predictive Policing</text:span></text:p>
          <text:list>
            <text:list-item>
              <text:p text:style-name="P184">Israeli security services use sophisticated algorithms and AI to monitor Palestinian social media for signs of "incitement" or intent to carry out attacks.</text:p>
            </text:list-item>
            <text:list-item>
              <text:p text:style-name="P184">Keywords, phrases, and expressions of anger or despair are flagged by the system.</text:p>
            </text:list-item>
            <text:list-item>
              <text:p text:style-name="P184">This has led to the arrest of hundreds of Palestinians for social media posts, often for poems, political statements, or even "liking" certain content.</text:p>
            </text:list-item>
            <text:list-item>
              <text:p text:style-name="P184">This constitutes a form of "predictive policing," where individuals are arrested based on the perceived future threat they pose, as determined by an algorithm. Critics argue this criminalizes political expression and creates a "chilling effect" on free speech.</text:p>
            </text:list-item>
          </text:list>
        </text:list-item>
        <text:list-item>
          <text:p text:style-name="P184"><text:span text:style-name="Strong_20_Emphasis">The "Smart" City as a Tool of Control: East Jerusalem</text:span></text:p>
          <text:list>
            <text:list-item>
              <text:p text:style-name="P184"><text:soft-page-break/>The Jerusalem municipality has deployed an extensive network of high-resolution CCTV cameras throughout East Jerusalem, particularly in and around the Old City.</text:p>
            </text:list-item>
            <text:list-item>
              <text:p text:style-name="P184"><text:span text:style-name="Strong_20_Emphasis">Mabat 2000 System:</text:span> A command-and-control center that integrates thousands of cameras, many equipped with advanced facial recognition software.</text:p>
            </text:list-item>
            <text:list-item>
              <text:p text:style-name="P184">This creates a constant state of surveillance over Palestinian neighborhoods, allowing Israeli police to monitor protests, track individuals, and gather intelligence in real-time.</text:p>
            </text:list-item>
            <text:list-item>
              <text:p text:style-name="P184">This "smart city" infrastructure is presented as a tool for security and municipal management, but for Palestinian residents, it is a powerful instrument of political and social control.</text:p>
            </text:list-item>
          </text:list>
        </text:list-item>
        <text:list-item>
          <text:p text:style-name="P184"><text:span text:style-name="Strong_20_Emphasis">Control of the ICT Infrastructure</text:span></text:p>
          <text:list>
            <text:list-item>
              <text:p text:style-name="P184">Israel maintains full control over the Palestinian information and communication technology (ICT) sector.</text:p>
            </text:list-item>
            <text:list-item>
              <text:p text:style-name="P184"><text:span text:style-name="Strong_20_Emphasis">Spectrum Control:</text:span> Israel controls the electromagnetic spectrum. For years, it prevented Palestinian mobile companies from obtaining licenses to operate 3G and 4G networks, giving Israeli mobile providers a significant competitive advantage as their signals bleed over into the West Bank.</text:p>
            </text:list-item>
            <text:list-item>
              <text:p text:style-name="P184"><text:span text:style-name="Strong_20_Emphasis">Infrastructure Dependence:</text:span> Palestinian internet and phone companies are dependent on Israeli infrastructure to connect to the global network.</text:p>
            </text:list-item>
            <text:list-item>
              <text:p text:style-name="P184">This control allows Israel to monitor, disrupt, or shut down Palestinian communications at will, which it has done during military operations. It also hampers the development of an independent Palestinian digital economy.</text:p>
            </text:list-item>
          </text:list>
        </text:list-item>
      </text:list>
      <text:p text:style-name="P3"><text:span text:style-name="Strong_20_Emphasis">SECTION 3.15.3: Drone Warfare and Airspace Control</text:span></text:p>
      <text:list text:style-name="L109">
        <text:list-item>
          <text:p text:style-name="P185"><text:span text:style-name="Strong_20_Emphasis">Israel as a Drone Superpower</text:span></text:p>
          <text:list>
            <text:list-item>
              <text:p text:style-name="P185">Israel was a pioneer in the development and operational use of Unmanned Aerial Vehicles (UAVs), or drones.</text:p>
            </text:list-item>
            <text:list-item>
              <text:p text:style-name="P185">Its drone program began in the aftermath of the 1973 war to provide real-time battlefield surveillance without risking pilots.</text:p>
            </text:list-item>
            <text:list-item>
              <text:p text:style-name="P185">Israeli aerospace companies (IAI, Elbit Systems) are among the world's leading exporters of drone technology.</text:p>
            </text:list-item>
            <text:list-item>
              <text:p text:style-name="P185">The Occupied Territories have served as the primary testing ground for these technologies, a process critics refer to as "battle-testing" products for the global arms market.</text:p>
            </text:list-item>
          </text:list>
        </text:list-item>
        <text:list-item>
          <text:p text:style-name="P185"><text:span text:style-name="Strong_20_Emphasis">"Persistent Surveillance"</text:span></text:p>
          <text:list>
            <text:list-item>
              <text:p text:style-name="P185">The skies over the Gaza Strip, in particular, are under constant surveillance by a fleet of Israeli drones. Residents describe a permanent, low-level buzzing sound.</text:p>
            </text:list-item>
            <text:list-item>
              <text:p text:style-name="P185"><text:soft-page-break/>This "persistent surveillance" means that almost no part of the territory is free from Israeli observation. Drones equipped with high-resolution and thermal cameras can monitor individuals, vehicles, and buildings 24/7.</text:p>
            </text:list-item>
            <text:list-item>
              <text:p text:style-name="P185">This creates a profound psychological effect of being constantly watched, a "vertical occupation" that eliminates any sense of privacy or sanctuary.</text:p>
            </text:list-item>
          </text:list>
        </text:list-item>
        <text:list-item>
          <text:p text:style-name="P185"><text:span text:style-name="Strong_20_Emphasis">Targeted Killings ("Extrajudicial Executions")</text:span></text:p>
          <text:list>
            <text:list-item>
              <text:p text:style-name="P185">Armed drones are a key platform for Israel's policy of "targeted killings" of militant leaders and operatives.</text:p>
            </text:list-item>
            <text:list-item>
              <text:p text:style-name="P185"><text:span text:style-name="Strong_20_Emphasis">The "Sensor-to-Shooter" Cycle:</text:span> Drones combine surveillance (the sensor) and strike capability (the shooter) into a single platform. They can loiter over a target for hours, wait for the opportune moment, and launch a precision-guided missile.</text:p>
            </text:list-item>
            <text:list-item>
              <text:p text:style-name="P185">This tactic became widespread during the Second Intifada and has been used extensively in all subsequent Gaza conflicts.</text:p>
            </text:list-item>
            <text:list-item>
              <text:p text:style-name="P185"><text:span text:style-name="Strong_20_Emphasis">Legal and Ethical Controversy:</text:span></text:p>
              <text:list>
                <text:list-item>
                  <text:p text:style-name="P185">Human rights groups argue that targeted killings outside of a clear, active combat situation constitute extrajudicial executions, which are illegal under international law.</text:p>
                </text:list-item>
                <text:list-item>
                  <text:p text:style-name="P185">The use of explosive weapons in densely populated civilian areas raises major concerns about the principles of distinction and proportionality. "Collateral damage"—the killing of civilians who are near the target—is a frequent outcome.</text:p>
                </text:list-item>
                <text:list-item>
                  <text:p text:style-name="P185">Israel defends the policy as a legitimate and precise form of self-defense against individuals who are actively planning and executing terrorist attacks.</text:p>
                </text:list-item>
              </text:list>
            </text:list-item>
          </text:list>
        </text:list-item>
        <text:list-item>
          <text:p text:style-name="P185"><text:span text:style-name="Strong_20_Emphasis">Airspace as a Domain of Control</text:span></text:p>
          <text:list>
            <text:list-item>
              <text:p text:style-name="P185">Israel maintains absolute and exclusive control over all airspace above the West Bank and Gaza Strip.</text:p>
            </text:list-item>
            <text:list-item>
              <text:p text:style-name="P185"><text:span text:style-name="Strong_20_Emphasis">Denial of Sovereignty:</text:span> This prevents the establishment of a Palestinian airport and denies the Palestinians a fundamental attribute of sovereignty.</text:p>
            </text:list-item>
            <text:list-item>
              <text:p text:style-name="P185"><text:span text:style-name="Strong_20_Emphasis">Military Dominance:</text:span> Complete air supremacy allows the IDF to operate with impunity, conducting surveillance, troop movements, and air strikes without challenge.</text:p>
            </text:list-item>
            <text:list-item>
              <text:p text:style-name="P185"><text:span text:style-name="Strong_20_Emphasis">"Mowing the Lawn":</text:span> A term used by some Israeli security analysts to describe the strategy in Gaza. It refers to a periodic, large-scale military operation from the air to degrade the military capabilities of Hamas and other groups, "mowing down" their rocket arsenals and leadership, before a period of quiet, until the process is repeated. Drone warfare is central to this strategy of violent "conflict management" rather than conflict resolution.</text:p>
            </text:list-item>
          </text:list>
        </text:list-item>
        <text:list-item>
          <text:p text:style-name="P185"><text:span text:style-name="Strong_20_Emphasis">Psychological Impact</text:span></text:p>
          <text:list>
            <text:list-item>
              <text:p text:style-name="P185"><text:soft-page-break/>The constant presence of drones and the threat of sudden, targeted strikes has a severe psychological impact on the civilian population, particularly in Gaza.</text:p>
            </text:list-item>
            <text:list-item>
              <text:p text:style-name="P185">Studies have documented high rates of anxiety, PTSD, and other trauma-related disorders among both adults and children, linked directly to the omnipresent sound and threat of drone warfare.</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6: Language, Linguistics, and Sociolinguistics</text:span></text:p>
      <text:p text:style-name="P3"><text:span text:style-name="Strong_20_Emphasis">SECTION 3.16.1: Hebrew Language Revival Processes</text:span></text:p>
      <text:list text:style-name="L110">
        <text:list-item>
          <text:p text:style-name="P186"><text:span text:style-name="Strong_20_Emphasis">The State of Hebrew Pre-Revival</text:span></text:p>
          <text:list>
            <text:list-item>
              <text:p text:style-name="P186">Before the late 19th century, Hebrew was a "dormant" or "liturgical" language. It was not used as a spoken mother tongue for nearly 1,700 years, since the Roman period.</text:p>
            </text:list-item>
            <text:list-item>
              <text:p text:style-name="P186">It remained the primary language of Jewish religious texts (Bible, Talmud), rabbinic correspondence, and prayer.</text:p>
            </text:list-item>
            <text:list-item>
              <text:p text:style-name="P186">It was also used as a written literary language during the Haskalah (Jewish Enlightenment) in the 18th and 19th centuries, but this was a formal, often stilted literary form, not a vernacular.</text:p>
            </text:list-item>
            <text:list-item>
              <text:p text:style-name="P186">The daily spoken language of most Jews was either a Jewish diaspora language (Yiddish for Ashkenazim, Ladino for Sephardim, Judeo-Arabic, etc.) or the language of their host country.</text:p>
            </text:list-item>
          </text:list>
        </text:list-item>
        <text:list-item>
          <text:p text:style-name="P186"><text:span text:style-name="Strong_20_Emphasis">Eliezer Ben-Yehuda and the Ideology of Revival</text:span></text:p>
          <text:list>
            <text:list-item>
              <text:p text:style-name="P186">Eliezer Ben-Yehuda (1858–1922) is considered the "father" of the modern Hebrew revival.</text:p>
            </text:list-item>
            <text:list-item>
              <text:p text:style-name="P186">He was an ardent nationalist who believed that a nation must have its own language. He saw the revival of Hebrew as a spoken vernacular as an essential precondition for the success of the Zionist national project in Palestine.</text:p>
            </text:list-item>
            <text:list-item>
              <text:p text:style-name="P186"><text:span text:style-name="Strong_20_Emphasis">"Hebrew in the Home":</text:span> His core strategy was to make Hebrew the exclusive language of his own family. He and his wife raised their son, Ben-Zion (later Itamar Ben-Avi), as the first native speaker of modern Hebrew. This was a radical and socially isolating act.</text:p>
            </text:list-item>
            <text:list-item>
              <text:p text:style-name="P187"><text:span text:style-name="Strong_20_Emphasis">Coining New Words:</text:span> Ben-Yehuda recognized that the ancient lexicon was insufficient for modern life. He systematically created hundreds of new words for modern concepts (e.g., <text:span text:style-name="T1">milon</text:span> for "dictionary," <text:span text:style-name="T1">iton</text:span> for "newspaper," <text:span text:style-name="T1">glida</text:span> for "ice cream"), often drawing on Arabic and other Semitic roots.</text:p>
            </text:list-item>
            <text:list-item>
              <text:p text:style-name="P186"><text:soft-page-break/><text:span text:style-name="Strong_20_Emphasis">The Va'ad ha-Lashon (Language Committee):</text:span> In 1890, he co-founded the Language Committee (later the Academy of the Hebrew Language), the institution that would oversee and standardize the development of the language.</text:p>
            </text:list-item>
          </text:list>
        </text:list-item>
        <text:list-item>
          <text:p text:style-name="P186"><text:span text:style-name="Strong_20_Emphasis">The Role of the Second Aliyah (1904-1914)</text:span></text:p>
          <text:list>
            <text:list-item>
              <text:p text:style-name="P186">While Ben-Yehuda was the ideological catalyst, the revival was achieved by the teachers and pioneers of the Second Aliyah.</text:p>
            </text:list-item>
            <text:list-item>
              <text:p text:style-name="P187"><text:span text:style-name="Strong_20_Emphasis">The "Language War" (1913):</text:span> A pivotal event. The German-Jewish aid society <text:span text:style-name="T1">Hilfsverein</text:span> proposed that German be the language of instruction at the new Technion institute in Haifa. This sparked a massive protest by teachers, students, and Zionist leaders who insisted that Hebrew must be the language of the new national institutions. The proponents of Hebrew won, establishing a crucial precedent.</text:p>
            </text:list-item>
            <text:list-item>
              <text:p text:style-name="P186"><text:span text:style-name="Strong_20_Emphasis">The "Hebrew in the School" Movement:</text:span> The key to the revival's success was the establishment of a network of schools and kindergartens in the Yishuv where Hebrew was the sole language of instruction. This created a generation of children for whom Hebrew was their native language, even if their parents still spoke Yiddish or Russian at home.</text:p>
            </text:list-item>
            <text:list-item>
              <text:p text:style-name="P186"><text:span text:style-name="Strong_20_Emphasis">The "Gdud Meginne ha-Safa" (Language Defenders' Legion):</text:span> A group of young activists who aggressively promoted the public use of Hebrew, often putting up posters and confronting people for speaking other languages in public.</text:p>
            </text:list-item>
          </text:list>
        </text:list-item>
        <text:list-item>
          <text:p text:style-name="P186"><text:span text:style-name="Strong_20_Emphasis">Linguistic Features of Modern Hebrew</text:span></text:p>
          <text:list>
            <text:list-item>
              <text:p text:style-name="P186"><text:span text:style-name="Strong_20_Emphasis">A Hybrid Language:</text:span> Modern Israeli Hebrew is a unique linguistic entity. Its grammar and morphology are largely based on Classical (Biblical and Mishnaic) Hebrew.</text:p>
            </text:list-item>
            <text:list-item>
              <text:p text:style-name="P186"><text:span text:style-name="Strong_20_Emphasis">Phonology:</text:span> The pronunciation is based on a standardized Sephardic model, but with significant simplification (e.g., loss of guttural distinctions).</text:p>
            </text:list-item>
            <text:list-item>
              <text:p text:style-name="P186"><text:span text:style-name="Strong_20_Emphasis">Lexicon:</text:span> A mixture of words from all historical layers of Hebrew, augmented by thousands of neologisms and loanwords.</text:p>
            </text:list-item>
            <text:list-item>
              <text:p text:style-name="P186"><text:span text:style-name="Strong_20_Emphasis">Syntax and Semantics:</text:span> Heavily influenced by European languages, particularly Yiddish and Russian (the mother tongues of the majority of the revivalists). This is often referred to as "Standard Average European" syntactic structure.</text:p>
            </text:list-item>
            <text:list-item>
              <text:p text:style-name="P186">The revival is the only known successful case of a language being brought back into use as a national vernacular after centuries of being purely a written/liturgical language.</text:p>
            </text:list-item>
          </text:list>
        </text:list-item>
      </text:list>
      <text:p text:style-name="P3"><text:span text:style-name="Strong_20_Emphasis">SECTION 3.16.2: Palestinian Arabic Dialectology</text:span></text:p>
      <text:list text:style-name="L111">
        <text:list-item>
          <text:p text:style-name="P188"><text:span text:style-name="Strong_20_Emphasis">Diglossia in the Arab World</text:span></text:p>
          <text:list>
            <text:list-item>
              <text:p text:style-name="P188">The linguistic situation is characterized by diglossia: the co-existence of two distinct varieties of the same language.</text:p>
              <text:list>
                <text:list-item>
                  <text:p text:style-name="P189"><text:soft-page-break/><text:span text:style-name="Strong_20_Emphasis">Modern Standard Arabic (MSA - </text:span><text:span text:style-name="Strong_20_Emphasis"><text:span text:style-name="T1">al-Fusha</text:span></text:span><text:span text:style-name="Strong_20_Emphasis">):</text:span> The high-status, formal, written language used in books, media, and formal speeches across the Arab world.</text:p>
                </text:list-item>
                <text:list-item>
                  <text:p text:style-name="P189"><text:span text:style-name="Strong_20_Emphasis">Colloquial Dialects (</text:span><text:span text:style-name="Strong_20_Emphasis"><text:span text:style-name="T1">al-'Ammiyya</text:span></text:span><text:span text:style-name="Strong_20_Emphasis">):</text:span> The languages used for all everyday spoken communication. These dialects vary significantly from region to region (e.g., Egyptian, Levantine, Gulf, Maghrebi).</text:p>
                </text:list-item>
              </text:list>
            </text:list-item>
            <text:list-item>
              <text:p text:style-name="P188">Palestinian Arabic is a variety of Southern Levantine Arabic.</text:p>
            </text:list-item>
          </text:list>
        </text:list-item>
        <text:list-item>
          <text:p text:style-name="P188"><text:span text:style-name="Strong_20_Emphasis">Major Palestinian Dialect Groups</text:span></text:p>
          <text:list>
            <text:list-item>
              <text:p text:style-name="P188">The dialect landscape of historical Palestine was traditionally divided into three main groups, roughly corresponding to different social structures.</text:p>
            </text:list-item>
            <text:list-item>
              <text:p text:style-name="P189"><text:span text:style-name="Strong_20_Emphasis">1. Urban (</text:span><text:span text:style-name="Strong_20_Emphasis"><text:span text:style-name="T1">Madani</text:span></text:span><text:span text:style-name="Strong_20_Emphasis">) Dialects:</text:span></text:p>
              <text:list>
                <text:list-item>
                  <text:p text:style-name="P188">Spoken in the major cities like Jerusalem, Jaffa, Haifa, and Nablus.</text:p>
                </text:list-item>
                <text:list-item>
                  <text:p text:style-name="P189">Characterized by the pronunciation of the classical consonant <text:span text:style-name="T1">qāf</text:span> (ق) as a glottal stop ('hamza'). For example, "he said" is <text:span text:style-name="T1">'aal</text:span> instead of the classical <text:span text:style-name="T1">qaala</text:span>.</text:p>
                </text:list-item>
                <text:list-item>
                  <text:p text:style-name="P188">Considered the high-prestige dialect within Palestine.</text:p>
                </text:list-item>
              </text:list>
            </text:list-item>
            <text:list-item>
              <text:p text:style-name="P189"><text:span text:style-name="Strong_20_Emphasis">2. Rural (</text:span><text:span text:style-name="Strong_20_Emphasis"><text:span text:style-name="T1">Fellahi</text:span></text:span><text:span text:style-name="Strong_20_Emphasis">) Dialects:</text:span></text:p>
              <text:list>
                <text:list-item>
                  <text:p text:style-name="P188">Spoken by the peasant farmers in the villages of the central hill country.</text:p>
                </text:list-item>
                <text:list-item>
                  <text:p text:style-name="P189">Characterized by the pronunciation of the <text:span text:style-name="T1">qāf</text:span> as a hard 'k' sound. "He said" is <text:span text:style-name="T1">kaal</text:span>.</text:p>
                </text:list-item>
                <text:list-item>
                  <text:p text:style-name="P188">This dialect group shows significant internal variation from village to village.</text:p>
                </text:list-item>
              </text:list>
            </text:list-item>
            <text:list-item>
              <text:p text:style-name="P188"><text:span text:style-name="Strong_20_Emphasis">3. Bedouin Dialects:</text:span></text:p>
              <text:list>
                <text:list-item>
                  <text:p text:style-name="P188">Spoken by the Bedouin tribes, primarily in the Negev desert and the Jordan Valley.</text:p>
                </text:list-item>
                <text:list-item>
                  <text:p text:style-name="P188">The most conservative dialect group, preserving many features of classical Arabic.</text:p>
                </text:list-item>
                <text:list-item>
                  <text:p text:style-name="P189">Characterized by the pronunciation of the <text:span text:style-name="T1">qāf</text:span> as a hard 'g' sound. "He said" is <text:span text:style-name="T1">gaal</text:span>.</text:p>
                </text:list-item>
              </text:list>
            </text:list-item>
          </text:list>
        </text:list-item>
        <text:list-item>
          <text:p text:style-name="P188"><text:span text:style-name="Strong_20_Emphasis">The Impact of the Nakba on Dialects</text:span></text:p>
          <text:list>
            <text:list-item>
              <text:p text:style-name="P188">The 1948 Nakba and the subsequent displacement created a major upheaval in this dialect map.</text:p>
            </text:list-item>
            <text:list-item>
              <text:p text:style-name="P188">The mass movement of rural populations into refugee camps in the West Bank, Gaza, and neighboring countries led to a process of <text:span text:style-name="Strong_20_Emphasis">dialect leveling and koineization</text:span>.</text:p>
            </text:list-item>
            <text:list-item>
              <text:p text:style-name="P188">In the camps, speakers of different rural and urban dialects were mixed, leading to the gradual erosion of smaller village-specific features and the emergence of new, more standardized camp dialects.</text:p>
            </text:list-item>
            <text:list-item>
              <text:p text:style-name="P189"><text:soft-page-break/>The urban (<text:span text:style-name="T1">madani</text:span>) dialects, particularly the Gaza city dialect, often became the dominant or prestige variety within the camps.</text:p>
            </text:list-item>
          </text:list>
        </text:list-item>
        <text:list-item>
          <text:p text:style-name="P188"><text:span text:style-name="Strong_20_Emphasis">Hebrew Influence on Palestinian Arabic</text:span></text:p>
          <text:list>
            <text:list-item>
              <text:p text:style-name="P188"><text:span text:style-name="Strong_20_Emphasis">Inside Israel:</text:span> For Palestinian citizens of Israel, constant contact with Hebrew has led to extensive borrowing. This is particularly evident in the lexicon, with the adoption of Hebrew words for modern technology, bureaucracy, and daily life. It also includes code-switching (mixing languages within a sentence).</text:p>
            </text:list-item>
            <text:list-item>
              <text:p text:style-name="P188"><text:span text:style-name="Strong_20_Emphasis">In the West Bank and Gaza:</text:span> Hebrew influence is also significant due to the occupation and economic interaction. Palestinians working in Israel or settlements often have a high proficiency in Hebrew. Hebrew loanwords are common, especially in domains related to the occupation and the Israeli economy.</text:p>
            </text:list-item>
          </text:list>
        </text:list-item>
      </text:list>
      <text:p text:style-name="P3"><text:span text:style-name="Strong_20_Emphasis">SECTION 3.16.3: Multilingualism in Jerusalem</text:span></text:p>
      <text:list text:style-name="L112">
        <text:list-item>
          <text:p text:style-name="P190"><text:span text:style-name="Strong_20_Emphasis">A "Linguistic Landscape"</text:span></text:p>
          <text:list>
            <text:list-item>
              <text:p text:style-name="P190">Jerusalem is a hyper-diverse and contested linguistic landscape. The city's signs, sounds, and languages reflect its complex history and political struggles.</text:p>
            </text:list-item>
            <text:list-item>
              <text:p text:style-name="P190">The linguistic landscape is a visible arena where the battle for control and legitimacy is fought.</text:p>
            </text:list-item>
          </text:list>
        </text:list-item>
        <text:list-item>
          <text:p text:style-name="P190"><text:span text:style-name="Strong_20_Emphasis">The Official Languages</text:span></text:p>
          <text:list>
            <text:list-item>
              <text:p text:style-name="P190">Under the British Mandate, English, Arabic, and Hebrew were all official languages.</text:p>
            </text:list-item>
            <text:list-item>
              <text:p text:style-name="P190">After 1948, West Jerusalem was monolingually Hebrew.</text:p>
            </text:list-item>
            <text:list-item>
              <text:p text:style-name="P190">After the 1967 annexation of East Jerusalem, Israeli law was applied to the entire city.</text:p>
            </text:list-item>
            <text:list-item>
              <text:p text:style-name="P190"><text:span text:style-name="Strong_20_Emphasis">The 2018 Nation-State Law:</text:span> Formally downgraded Arabic from an official language of the state to a language with a "special status," while confirming Hebrew as the sole official language. This was seen as a highly symbolic move to assert Jewish dominance.</text:p>
            </text:list-item>
          </text:list>
        </text:list-item>
        <text:list-item>
          <text:p text:style-name="P190"><text:span text:style-name="Strong_20_Emphasis">Language Use and Power Dynamics</text:span></text:p>
          <text:list>
            <text:list-item>
              <text:p text:style-name="P190"><text:span text:style-name="Strong_20_Emphasis">Hebrew:</text:span> The language of state power, government, and the dominant Jewish majority. Proficiency in Hebrew is essential for Palestinians in East Jerusalem to navigate bureaucracy, access services, and participate in the city's economy.</text:p>
            </text:list-item>
            <text:list-item>
              <text:p text:style-name="P190"><text:span text:style-name="Strong_20_Emphasis">Arabic:</text:span> The language of the Palestinian minority. While present, it is often marginalized in the public sphere. Municipal signs are often a site of struggle:</text:p>
              <text:list>
                <text:list-item>
                  <text:p text:style-name="P190"><text:span text:style-name="Strong_20_Emphasis">"Judeo-centrism":</text:span> Street signs often prioritize Hebrew, placing it on top in larger font.</text:p>
                </text:list-item>
                <text:list-item>
                  <text:p text:style-name="P191"><text:span text:style-name="Strong_20_Emphasis">Transliteration as Erasure:</text:span> The Arabic names of streets or places are sometimes transliterated from the Hebrew name, rather than using the original <text:soft-page-break/>Arabic name (e.g., transliterating <text:span text:style-name="T1">Kikar Safra</text:span> instead of using the Arabic <text:span text:style-name="T1">Sahat Safra</text:span> for the municipal square). This is a subtle act of linguistic erasure.</text:p>
                </text:list-item>
                <text:list-item>
                  <text:p text:style-name="P190"><text:span text:style-name="Strong_20_Emphasis">Vandalism:</text:span> The Arabic on signs is frequently vandalized or spray-painted over by right-wing Jewish extremists.</text:p>
                </text:list-item>
              </text:list>
            </text:list-item>
            <text:list-item>
              <text:p text:style-name="P190"><text:span text:style-name="Strong_20_Emphasis">English:</text:span> Functions as the language of international diplomacy, tourism, and as a (sometimes) neutral lingua franca between Israelis and Palestinians.</text:p>
            </text:list-item>
          </text:list>
        </text:list-item>
        <text:list-item>
          <text:p text:style-name="P190"><text:span text:style-name="Strong_20_Emphasis">Sociolinguistic Patterns</text:span></text:p>
          <text:list>
            <text:list-item>
              <text:p text:style-name="P190"><text:span text:style-name="Strong_20_Emphasis">Asymmetrical Bilingualism:</text:span> The bilingualism is highly asymmetrical. A large percentage of East Jerusalem Palestinians are fluent or proficient in Hebrew out of necessity. A very small percentage of West Jerusalem Israeli Jews are fluent in Arabic.</text:p>
            </text:list-item>
            <text:list-item>
              <text:p text:style-name="P190"><text:span text:style-name="Strong_20_Emphasis">Code-Switching:</text:span> Common among East Jerusalem Palestinians, who may switch between Arabic and Hebrew within a single conversation depending on the topic, the interlocutor, or the setting.</text:p>
            </text:list-item>
            <text:list-item>
              <text:p text:style-name="P190"><text:span text:style-name="Strong_20_Emphasis">Language and Education:</text:span> The education system is completely segregated.</text:p>
              <text:list>
                <text:list-item>
                  <text:p text:style-name="P190">The Palestinian system in East Jerusalem (run by the municipality or private institutions) teaches in Arabic, following a modified PA curriculum, with Hebrew taught as a second language.</text:p>
                </text:list-item>
                <text:list-item>
                  <text:p text:style-name="P190">The Israeli state system teaches in Hebrew, with Arabic taught as a second language, but often with limited success and motivation.</text:p>
                </text:list-item>
              </text:list>
            </text:list-item>
            <text:list-item>
              <text:p text:style-name="P190"><text:span text:style-name="Strong_20_Emphasis">The Haredi Sphere:</text:span> Haredi neighborhoods in Jerusalem are also a distinct linguistic space, where Yiddish is still widely spoken as a community vernacular, though Hebrew is used for interaction with the outside world.</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7: Art, Music, and Cultural Production</text:span></text:p>
      <text:p text:style-name="P3"><text:span text:style-name="Strong_20_Emphasis">SECTION 3.17.1: Contemporary Israeli Visual Arts</text:span></text:p>
      <text:list text:style-name="L113">
        <text:list-item>
          <text:p text:style-name="P192"><text:span text:style-name="Strong_20_Emphasis">Early Art: The Bezalel School and National Symbols (Early 20th C.)</text:span></text:p>
          <text:list>
            <text:list-item>
              <text:p text:style-name="P192">The Bezalel School of Arts and Crafts was founded in Jerusalem in 1906 by Boris Schatz.</text:p>
            </text:list-item>
            <text:list-item>
              <text:p text:style-name="P192">Its goal was to create a new, national style of Jewish art, blending European Art Nouveau/Jugendstil techniques with Middle Eastern and biblical themes.</text:p>
            </text:list-item>
            <text:list-item>
              <text:p text:style-name="P192"><text:soft-page-break/>Early Bezalel art was highly symbolic, creating a visual language for Zionism. It featured iconic images of pioneers, biblical heroes, and ancient Jewish symbols (menorahs, Stars of David) set against the landscape of the Land of Israel.</text:p>
            </text:list-item>
          </text:list>
        </text:list-item>
        <text:list-item>
          <text:p text:style-name="P192"><text:span text:style-name="Strong_20_Emphasis">1948 Generation: From Universalism to Social Realism</text:span></text:p>
          <text:list>
            <text:list-item>
              <text:p text:style-name="P192">The generation of artists active around the time of the state's founding was influenced by international modernism, particularly French abstract art.</text:p>
            </text:list-item>
            <text:list-item>
              <text:p text:style-name="P193">The "New Horizons" (<text:span text:style-name="T1">Ofakim Hadashim</text:span>) group, led by Joseph Zaritsky, promoted a lyrical abstraction, seeking a universal artistic language rather than a narrow national one.</text:p>
            </text:list-item>
            <text:list-item>
              <text:p text:style-name="P193">In contrast, a social realist style emerged, depicting scenes of war, immigration camps (<text:span text:style-name="T1">ma'abarot</text:span>), and the labor of building the state.</text:p>
            </text:list-item>
          </text:list>
        </text:list-item>
        <text:list-item>
          <text:p text:style-name="P192"><text:span text:style-name="Strong_20_Emphasis">Post-1967: The Rise of Critical and Conceptual Art</text:span></text:p>
          <text:list>
            <text:list-item>
              <text:p text:style-name="P192">The 1967 war and the beginning of the occupation were a major turning point, leading to a wave of more critical, conceptual, and politically engaged art.</text:p>
            </text:list-item>
            <text:list-item>
              <text:p text:style-name="P192">Artists began to question the Zionist narrative and grapple with the moral and political consequences of the occupation.</text:p>
            </text:list-item>
            <text:list-item>
              <text:p text:style-name="P192"><text:span text:style-name="Strong_20_Emphasis">Key Artists and Works:</text:span></text:p>
              <text:list>
                <text:list-item>
                  <text:p text:style-name="P192"><text:span text:style-name="Strong_20_Emphasis">Motti Mizrachi:</text:span> Used his own physical disability in performance art to comment on the "crippled" nature of Israeli society and the cult of the heroic soldier.</text:p>
                </text:list-item>
                <text:list-item>
                  <text:p text:style-name="P192"><text:span text:style-name="Strong_20_Emphasis">Pinchas Cohen Gan:</text:span> Created conceptual projects dealing with borders, refugees, and the relationship between Israeli and Palestinian populations.</text:p>
                </text:list-item>
                <text:list-item>
                  <text:p text:style-name="P193"><text:span text:style-name="Strong_20_Emphasis">Joshua Neustein's </text:span><text:span text:style-name="Strong_20_Emphasis"><text:span text:style-name="T1">Territorial Imperative</text:span></text:span><text:span text:style-name="Strong_20_Emphasis"> (1976):</text:span> A conceptual land art piece where he used bales of hay to mark a "border" on the Golan Heights, exploring the arbitrary nature of political boundaries.</text:p>
                </text:list-item>
              </text:list>
            </text:list-item>
          </text:list>
        </text:list-item>
        <text:list-item>
          <text:p text:style-name="P192"><text:span text:style-name="Strong_20_Emphasis">Post-Lebanon War and Post-Intifada Art (1980s-Present)</text:span></text:p>
          <text:list>
            <text:list-item>
              <text:p text:style-name="P192">The trauma of the Lebanon War and the Intifadas intensified political critique in art.</text:p>
            </text:list-item>
            <text:list-item>
              <text:p text:style-name="P192">Artists began to explicitly address the occupation, military violence, and the Palestinian "Other."</text:p>
            </text:list-item>
            <text:list-item>
              <text:p text:style-name="P192"><text:span text:style-name="Strong_20_Emphasis">Key Artists:</text:span></text:p>
              <text:list>
                <text:list-item>
                  <text:p text:style-name="P192"><text:span text:style-name="Strong_20_Emphasis">David Reeb:</text:span> Known for his pop-art style paintings that incorporate images from news media, juxtaposing Tel Aviv life with scenes of conflict in the territories.</text:p>
                </text:list-item>
                <text:list-item>
                  <text:p text:style-name="P193"><text:span text:style-name="Strong_20_Emphasis">Adi Nes:</text:span> A photographer whose staged, highly stylized photographs often re-imagine iconic scenes from art history using Israeli soldiers as subjects (<text:span text:style-name="T1">The Last </text:span><text:soft-page-break/><text:span text:style-name="T1">Supper</text:span>). His work explores themes of masculinity, homoeroticism, and the vulnerability beneath the military uniform.</text:p>
                </text:list-item>
                <text:list-item>
                  <text:p text:style-name="P192"><text:span text:style-name="Strong_20_Emphasis">Michal Rovner:</text:span> Creates video art and photography that abstracts human figures and landscapes, often dealing with themes of borders, displacement, and political conflict in a more poetic and less didactic way.</text:p>
                </text:list-item>
                <text:list-item>
                  <text:p text:style-name="P193"><text:span text:style-name="Strong_20_Emphasis">Sigalit Landau:</text:span> A prominent video and installation artist. In her famous work <text:span text:style-name="T1">Barbed Hula</text:span> (2000), she hula-hoops with a barbed-wire hoop on a beach, a visceral performance about pain, borders, and the body.</text:p>
                </text:list-item>
              </text:list>
            </text:list-item>
          </text:list>
        </text:list-item>
        <text:list-item>
          <text:p text:style-name="P192"><text:span text:style-name="Strong_20_Emphasis">Contemporary Themes and Trends</text:span></text:p>
          <text:list>
            <text:list-item>
              <text:p text:style-name="P192"><text:span text:style-name="Strong_20_Emphasis">The Occupation:</text:span> Remains a central, though not exclusive, theme.</text:p>
            </text:list-item>
            <text:list-item>
              <text:p text:style-name="P192"><text:span text:style-name="Strong_20_Emphasis">Identity Politics:</text:span> Art increasingly explores the internal cleavages of Israeli society: Mizrahi vs. Ashkenazi identity, the religious-secular divide, and LGBTQ issues.</text:p>
            </text:list-item>
            <text:list-item>
              <text:p text:style-name="P192"><text:span text:style-name="Strong_20_Emphasis">Video Art:</text:span> Israel has become a major global center for video art and new media.</text:p>
            </text:list-item>
            <text:list-item>
              <text:p text:style-name="P192"><text:span text:style-name="Strong_20_Emphasis">Relationship with the Holocaust:</text:span> Artists continue to explore the memory of the Holocaust, often in critical ways that challenge its official, state-sanctioned commemoration.</text:p>
            </text:list-item>
          </text:list>
        </text:list-item>
      </text:list>
      <text:p text:style-name="P3"><text:span text:style-name="Strong_20_Emphasis">SECTION 3.17.2: Palestinian Traditional Music Ethnography</text:span></text:p>
      <text:list text:style-name="L114">
        <text:list-item>
          <text:p text:style-name="P194"><text:span text:style-name="Strong_20_Emphasis">Pre-1948 Musical Landscape</text:span></text:p>
          <text:list>
            <text:list-item>
              <text:p text:style-name="P194">Palestinian folk music was deeply tied to the rhythms of rural, agricultural life.</text:p>
            </text:list-item>
            <text:list-item>
              <text:p text:style-name="P194">It was primarily a participatory, functional music, not music for passive listening in a concert hall.</text:p>
            </text:list-item>
            <text:list-item>
              <text:p text:style-name="P194"><text:span text:style-name="Strong_20_Emphasis">Genres and Contexts:</text:span></text:p>
              <text:list>
                <text:list-item>
                  <text:p text:style-name="P195"><text:span text:style-name="Strong_20_Emphasis">Wedding Music:</text:span> The most important and elaborate context for traditional music. This included processionals (<text:span text:style-name="T1">zaffat</text:span>), songs for the groom's shaving ceremony, and songs for the henna night.</text:p>
                </text:list-item>
                <text:list-item>
                  <text:p text:style-name="P194"><text:span text:style-name="Strong_20_Emphasis">Work Songs:</text:span> Sung collectively during harvests (e.g., olive harvest), construction, or other communal labor.</text:p>
                </text:list-item>
                <text:list-item>
                  <text:p text:style-name="P194"><text:span text:style-name="Strong_20_Emphasis">Lullabies and Children's Songs.</text:span></text:p>
                </text:list-item>
                <text:list-item>
                  <text:p text:style-name="P195"><text:span text:style-name="Strong_20_Emphasis">Religious Music:</text:span> Including Sufi devotional music (<text:span text:style-name="T1">dhikr</text:span>) and songs celebrating the Prophet Muhammad (<text:span text:style-name="T1">mawlid</text:span>).</text:p>
                </text:list-item>
              </text:list>
            </text:list-item>
            <text:list-item>
              <text:p text:style-name="P194"><text:span text:style-name="Strong_20_Emphasis">Musical Characteristics:</text:span></text:p>
              <text:list>
                <text:list-item>
                  <text:p text:style-name="P194">Primarily vocal, with strong emphasis on poetic lyrics.</text:p>
                </text:list-item>
                <text:list-item>
                  <text:p text:style-name="P195">Based on the Arabic modal system of <text:span text:style-name="T1">maqamat</text:span>.</text:p>
                </text:list-item>
                <text:list-item>
                  <text:p text:style-name="P195">Use of specific rhythmic cycles (<text:span text:style-name="T1">iqa'at</text:span>).</text:p>
                </text:list-item>
                <text:list-item>
                  <text:p text:style-name="P194"><text:soft-page-break/>Improvisation is a key element.</text:p>
                </text:list-item>
              </text:list>
            </text:list-item>
          </text:list>
        </text:list-item>
        <text:list-item>
          <text:p text:style-name="P194"><text:span text:style-name="Strong_20_Emphasis">Key Instruments</text:span></text:p>
          <text:list>
            <text:list-item>
              <text:p text:style-name="P194"><text:span text:style-name="Strong_20_Emphasis">The Oud:</text:span> A pear-shaped, fretless lute, the central instrument of classical and folk Arabic music.</text:p>
            </text:list-item>
            <text:list-item>
              <text:p text:style-name="P194"><text:span text:style-name="Strong_20_Emphasis">The Nay:</text:span> An end-blown reed flute.</text:p>
            </text:list-item>
            <text:list-item>
              <text:p text:style-name="P195"><text:span text:style-name="Strong_20_Emphasis">Percussion:</text:span> The <text:span text:style-name="T1">tabla</text:span> (or <text:span text:style-name="T1">darbuka</text:span>, a goblet-shaped drum), the <text:span text:style-name="T1">daff</text:span> (a large frame drum with jingles), and the <text:span text:style-name="T1">riq</text:span> (a smaller tambourine).</text:p>
            </text:list-item>
            <text:list-item>
              <text:p text:style-name="P195"><text:span text:style-name="Strong_20_Emphasis">The Shababi/Mijwiz:</text:span> A type of single or double-reed folk clarinet, used especially for the <text:span text:style-name="T1">dabke</text:span> dance.</text:p>
            </text:list-item>
          </text:list>
        </text:list-item>
        <text:list-item>
          <text:p text:style-name="P195"><text:span text:style-name="Strong_20_Emphasis">The </text:span><text:span text:style-name="Strong_20_Emphasis"><text:span text:style-name="T1">Dabke</text:span></text:span><text:span text:style-name="Strong_20_Emphasis"> Dance</text:span></text:p>
          <text:list>
            <text:list-item>
              <text:p text:style-name="P194">The most prominent form of Palestinian folk dance, a communal line dance performed at weddings and other celebrations.</text:p>
            </text:list-item>
            <text:list-item>
              <text:p text:style-name="P194">It symbolizes community solidarity and connection to the land (the stomping is said to represent the connection to the earth).</text:p>
            </text:list-item>
            <text:list-item>
              <text:p text:style-name="P195">The music is typically fast-paced and played on the <text:span text:style-name="T1">shababi</text:span> or <text:span text:style-name="T1">mijwiz</text:span> accompanied by a singer and percussion.</text:p>
            </text:list-item>
          </text:list>
        </text:list-item>
        <text:list-item>
          <text:p text:style-name="P194"><text:span text:style-name="Strong_20_Emphasis">Post-Nakba Transformation and Politicization</text:span></text:p>
          <text:list>
            <text:list-item>
              <text:p text:style-name="P194">The 1948 Nakba and the destruction of village society fundamentally disrupted the traditional context for this music.</text:p>
            </text:list-item>
            <text:list-item>
              <text:p text:style-name="P194">In the refugee camps and diaspora, folk music took on a new role as a powerful tool for preserving national identity and memory.</text:p>
            </text:list-item>
            <text:list-item>
              <text:p text:style-name="P194"><text:span text:style-name="Strong_20_Emphasis">Politicization of Lyrics:</text:span> Traditional folk songs were often given new, nationalist lyrics. The themes shifted from love and village life to loss, exile, resistance, and the dream of return.</text:p>
            </text:list-item>
            <text:list-item>
              <text:p text:style-name="P194"><text:span text:style-name="Strong_20_Emphasis">Professionalization and Performance:</text:span> Folk music moved from being a participatory village activity to being performed on stage by professionalized folklore troupes (e.g., El-Funoun Palestinian Popular Dance Troupe).</text:p>
            </text:list-item>
            <text:list-item>
              <text:p text:style-name="P195">The <text:span text:style-name="T1">dabke</text:span> was transformed from a spontaneous village celebration into a choreographed national dance, a symbol of resistance and cultural survival.</text:p>
            </text:list-item>
          </text:list>
        </text:list-item>
        <text:list-item>
          <text:p text:style-name="P194"><text:span text:style-name="Strong_20_Emphasis">Ethnographic Collection and Revival</text:span></text:p>
          <text:list>
            <text:list-item>
              <text:p text:style-name="P194">There have been significant efforts by Palestinian and international ethnomusicologists to record and archive the remaining traditions of pre-1948 folk music from elderly survivors of the Nakba.</text:p>
            </text:list-item>
            <text:list-item>
              <text:p text:style-name="P194"><text:soft-page-break/>Institutions like the Popular Art Centre in Ramallah and the Edward Said National Conservatory of Music play a crucial role in preserving this heritage and teaching it to a new generation.</text:p>
            </text:list-item>
            <text:list-item>
              <text:p text:style-name="P194">Contemporary Palestinian musicians often fuse traditional folk melodies and instruments with modern genres like jazz, classical, and electronic music, creating new hybrid forms.</text:p>
            </text:list-item>
          </text:list>
        </text:list-item>
      </text:list>
      <text:p text:style-name="P3"><text:span text:style-name="Strong_20_Emphasis">SECTION 3.17.3: Street Art and Graffiti as Resistance</text:span></text:p>
      <text:list text:style-name="L115">
        <text:list-item>
          <text:p text:style-name="P196"><text:span text:style-name="Strong_20_Emphasis">The Wall as Canvas</text:span></text:p>
          <text:list>
            <text:list-item>
              <text:p text:style-name="P196">The Israeli West Bank Barrier has become the world's largest and most prominent canvas for political street art and graffiti.</text:p>
            </text:list-item>
            <text:list-item>
              <text:p text:style-name="P196">It is a major site for Palestinian artistic resistance, as well as a destination for international artists (most famously Banksy) who come to express solidarity.</text:p>
            </text:list-item>
            <text:list-item>
              <text:p text:style-name="P196">Graffiti on the wall serves several functions:</text:p>
              <text:list>
                <text:list-item>
                  <text:p text:style-name="P196"><text:span text:style-name="Strong_20_Emphasis">Reclaiming Space:</text:span> A symbolic act of reclaiming a structure of oppression and transforming it into a space for expression.</text:p>
                </text:list-item>
                <text:list-item>
                  <text:p text:style-name="P196"><text:span text:style-name="Strong_20_Emphasis">Communicating with the World:</text:span> A way to convey political messages directly to an international audience, bypassing traditional media.</text:p>
                </text:list-item>
                <text:list-item>
                  <text:p text:style-name="P196"><text:span text:style-name="Strong_20_Emphasis">Articulating Resistance:</text:span> A visual expression of the Palestinian narrative of occupation and steadfastness.</text:p>
                </text:list-item>
              </text:list>
            </text:list-item>
          </text:list>
        </text:list-item>
        <text:list-item>
          <text:p text:style-name="P196"><text:span text:style-name="Strong_20_Emphasis">Key Motifs and Symbols in Palestinian Graffiti</text:span></text:p>
          <text:list>
            <text:list-item>
              <text:p text:style-name="P196"><text:span text:style-name="Strong_20_Emphasis">National Symbols:</text:span> The Palestinian flag, the map of historic Palestine, the kuffiyeh.</text:p>
            </text:list-item>
            <text:list-item>
              <text:p text:style-name="P196"><text:span text:style-name="Strong_20_Emphasis">The Key of Return:</text:span> A powerful, ubiquitous symbol of the lost homes of 1948.</text:p>
            </text:list-item>
            <text:list-item>
              <text:p text:style-name="P196"><text:span text:style-name="Strong_20_Emphasis">The Handala Character:</text:span> Created by cartoonist Naji al-Ali, Handala is a figure of a barefoot refugee child, shown from the back with his hands clasped behind him. He is a potent symbol of a defiant witness to injustice who will not reveal his face until he can return to his homeland.</text:p>
            </text:list-item>
            <text:list-item>
              <text:p text:style-name="P196"><text:span text:style-name="Strong_20_Emphasis">Images of "Martyrs" and Prisoners:</text:span> Stenciled portraits of political prisoners and those killed in the conflict are a common form of commemoration and honor.</text:p>
            </text:list-item>
            <text:list-item>
              <text:p text:style-name="P197"><text:span text:style-name="Strong_20_Emphasis">The Olive Tree:</text:span> A symbol of Palestinian connection to the land and resilience (<text:span text:style-name="T1">sumud</text:span>).</text:p>
            </text:list-item>
            <text:list-item>
              <text:p text:style-name="P196"><text:span text:style-name="Strong_20_Emphasis">Domes of the Rock and Al-Aqsa Mosque:</text:span> Religious and national symbols of Jerusalem.</text:p>
            </text:list-item>
            <text:list-item>
              <text:p text:style-name="P196"><text:span text:style-name="Strong_20_Emphasis">Calligraphy:</text:span> The use of Arabic calligraphy to write slogans, verses from poetry (especially by Mahmoud Darwish), or Quranic verses.</text:p>
            </text:list-item>
          </text:list>
        </text:list-item>
        <text:list-item>
          <text:p text:style-name="P196"><text:span text:style-name="Strong_20_Emphasis">Banksy and International Intervention</text:span></text:p>
          <text:list>
            <text:list-item>
              <text:p text:style-name="P196"><text:soft-page-break/>The anonymous British street artist Banksy has made several trips to the West Bank and Gaza, creating a series of high-profile, satirical works.</text:p>
            </text:list-item>
            <text:list-item>
              <text:p text:style-name="P197"><text:span text:style-name="Strong_20_Emphasis">Famous Works:</text:span> <text:span text:style-name="T1">Rage, the Flower Thrower</text:span> (a protester throwing a bouquet of flowers instead of a Molotov cocktail); an image of a girl being lifted up by balloons to fly over the wall; the "Walled Off Hotel" in Bethlehem, which bills itself as having the "worst view in the world" (looking directly at the wall).</text:p>
            </text:list-item>
            <text:list-item>
              <text:p text:style-name="P196"><text:span text:style-name="Strong_20_Emphasis">Impact and Criticism:</text:span></text:p>
              <text:list>
                <text:list-item>
                  <text:p text:style-name="P196">Banksy's work has drawn massive international media attention to the wall and the occupation.</text:p>
                </text:list-item>
                <text:list-item>
                  <text:p text:style-name="P196">However, it has also been criticized by some Palestinian artists and activists for "art-washing" the occupation, making the wall a tourist attraction, and for imposing a Western artistic sensibility that can overshadow local artists and more direct political messages.</text:p>
                </text:list-item>
              </text:list>
            </text:list-item>
          </text:list>
        </text:list-item>
        <text:list-item>
          <text:p text:style-name="P196"><text:span text:style-name="Strong_20_Emphasis">Graffiti in Israeli Society</text:span></text:p>
          <text:list>
            <text:list-item>
              <text:p text:style-name="P196">Street art is also a vibrant part of Israeli urban culture, particularly in Tel Aviv.</text:p>
            </text:list-item>
            <text:list-item>
              <text:p text:style-name="P196">Much of it is apolitical, focusing on aesthetics, social commentary, or counter-culture themes.</text:p>
            </text:list-item>
            <text:list-item>
              <text:p text:style-name="P196">However, political graffiti is also present, though it is more often a feature of the radical right than the left.</text:p>
              <text:list>
                <text:list-item>
                  <text:p text:style-name="P196"><text:span text:style-name="Strong_20_Emphasis">"Price Tag" Attacks:</text:span> A form of hate crime by extremist settlers, who spray-paint racist, anti-Arab, and anti-Christian slogans on Palestinian property (homes, mosques, churches) in the West Bank and Israel.</text:p>
                </text:list-item>
                <text:list-item>
                  <text:p text:style-name="P196">Graffiti in support of political figures (e.g., "Bibi King of Israel") or protesting government policies is common.</text:p>
                </text:list-item>
              </text:list>
            </text:list-item>
          </text:list>
        </text:list-item>
      </text:list>
      <text:p text:style-name="P3"/>
      <text:p text:style-name="P10"/>
      <text:p text:style-name="P3"><text:span text:style-name="Strong_20_Emphasis">PART III: ADVANCED / SPECIALISED (CONTINUED)</text:span></text:p>
      <text:p text:style-name="P3"><text:span text:style-name="Strong_20_Emphasis">CHAPTER 3.18: Education Systems and Narratives</text:span></text:p>
      <text:p text:style-name="P3"><text:span text:style-name="Strong_20_Emphasis">SECTION 3.18.1: Israeli Curriculum History Portrayals</text:span></text:p>
      <text:list text:style-name="L116">
        <text:list-item>
          <text:p text:style-name="P198"><text:span text:style-name="Strong_20_Emphasis">A State-Building Tool</text:span></text:p>
          <text:list>
            <text:list-item>
              <text:p text:style-name="P198">In the early years of the state, the Israeli education system was a primary tool for nation-building and the creation of a unified national identity out of a diverse immigrant population.</text:p>
            </text:list-item>
            <text:list-item>
              <text:p text:style-name="P198"><text:soft-page-break/>The history curriculum was designed to inculcate a specific, hegemonic Zionist narrative.</text:p>
            </text:list-item>
            <text:list-item>
              <text:p text:style-name="P198">It emphasized a direct, unbroken line from the ancient biblical kingdom to the modern State of Israel, legitimizing the state's existence.</text:p>
            </text:list-item>
            <text:list-item>
              <text:p text:style-name="P198">The curriculum focused on themes of Jewish heroism, self-defense, redemption of the land, and the "ingathering of the exiles."</text:p>
            </text:list-item>
          </text:list>
        </text:list-item>
        <text:list-item>
          <text:p text:style-name="P198"><text:span text:style-name="Strong_20_Emphasis">Portrayal of the 1948 War and the Nakba</text:span></text:p>
          <text:list>
            <text:list-item>
              <text:p text:style-name="P198"><text:span text:style-name="Strong_20_Emphasis">The "War of Independence" Narrative (Traditional Curriculum):</text:span></text:p>
              <text:list>
                <text:list-item>
                  <text:p text:style-name="P198">The 1948 conflict is framed exclusively as a defensive "War of Independence."</text:p>
                </text:list-item>
                <text:list-item>
                  <text:p text:style-name="P198">The narrative presents a small, nascent Jewish state fighting for its survival against the onslaught of five invading Arab armies.</text:p>
                </text:list-item>
                <text:list-item>
                  <text:p text:style-name="P198">The Palestinian Arab population is largely absent from this story, except as a hostile entity or as refugees who fled on the orders of their own leaders.</text:p>
                </text:list-item>
                <text:list-item>
                  <text:p text:style-name="P198">The term "Nakba" was completely absent from Israeli textbooks for decades. The displacement of Palestinians was either ignored or presented as a regrettable but unavoidable consequence of Arab aggression.</text:p>
                </text:list-item>
              </text:list>
            </text:list-item>
            <text:list-item>
              <text:p text:style-name="P198"><text:span text:style-name="Strong_20_Emphasis">Post-Zionist Critique and Textbook Changes (1990s-2000s):</text:span></text:p>
              <text:list>
                <text:list-item>
                  <text:p text:style-name="P198">The work of the "New Historians" in the 1980s and 1990s challenged the traditional narrative, documenting Israeli military responsibility for the refugee exodus.</text:p>
                </text:list-item>
                <text:list-item>
                  <text:p text:style-name="P198">This academic debate slowly filtered into the public sphere. In the late 1990s, during the more liberal political climate of the Oslo era, new history textbooks began to appear that included a more complex picture.</text:p>
                </text:list-item>
                <text:list-item>
                  <text:p text:style-name="P198">A 1999 textbook for high schoolers, for the first time, included a section describing the Palestinian perspective, acknowledging that some Palestinians were "expelled" and that the event is known to them as the Nakba.</text:p>
                </text:list-item>
              </text:list>
            </text:list-item>
            <text:list-item>
              <text:p text:style-name="P198"><text:span text:style-name="Strong_20_Emphasis">The Political Backlash and Recentralization:</text:span></text:p>
              <text:list>
                <text:list-item>
                  <text:p text:style-name="P198">The inclusion of the Nakba in textbooks sparked a fierce political backlash from the Israeli right.</text:p>
                </text:list-item>
                <text:list-item>
                  <text:p text:style-name="P198">From the 2000s onward, under right-wing education ministers, the curriculum has been recentralized.</text:p>
                </text:list-item>
                <text:list-item>
                  <text:p text:style-name="P198">The "Nakba Law" (2011) allows the Finance Minister to withdraw state funding from any institution, including schools, that commemorates Israel's Independence Day as a day of mourning, effectively making the teaching of the Nakba as a central event highly problematic.</text:p>
                </text:list-item>
                <text:list-item>
                  <text:p text:style-name="P198"><text:soft-page-break/>Contemporary textbooks have largely reverted to a more traditional Zionist narrative, though they may acknowledge Palestinian suffering in a marginal way.</text:p>
                </text:list-item>
              </text:list>
            </text:list-item>
          </text:list>
        </text:list-item>
        <text:list-item>
          <text:p text:style-name="P198"><text:span text:style-name="Strong_20_Emphasis">Portrayal of the Post-1967 Occupation</text:span></text:p>
          <text:list>
            <text:list-item>
              <text:p text:style-name="P198">The curriculum tends to downplay or justify the military occupation of the West Bank and Gaza.</text:p>
            </text:list-item>
            <text:list-item>
              <text:p text:style-name="P198">Textbooks often avoid the term "occupation," preferring more neutral or sanitized terms like "administration" of "Judea and Samaria" (the biblical names for the West Bank).</text:p>
            </text:list-item>
            <text:list-item>
              <text:p text:style-name="P198">The conflict is presented primarily through a security lens, with Israeli actions framed as necessary responses to Palestinian terrorism.</text:p>
            </text:list-item>
            <text:list-item>
              <text:p text:style-name="P198">The settlement project is either ignored or presented as a natural return to the biblical heartland.</text:p>
            </text:list-item>
          </text:list>
        </text:list-item>
        <text:list-item>
          <text:p text:style-name="P198"><text:span text:style-name="Strong_20_Emphasis">The "Arab Sector" Curriculum</text:span></text:p>
          <text:list>
            <text:list-item>
              <text:p text:style-name="P198">Palestinian citizens of Israel are taught in a separate Arabic-language school system run by the Israeli Ministry of Education.</text:p>
            </text:list-item>
            <text:list-item>
              <text:p text:style-name="P198">Their curriculum is a major site of contestation.</text:p>
            </text:list-item>
            <text:list-item>
              <text:p text:style-name="P198">The history and civics curriculum is based on the Hebrew system. Arab students are required to learn the Zionist narrative, study Jewish history, and celebrate Israeli national holidays.</text:p>
            </text:list-item>
            <text:list-item>
              <text:p text:style-name="P198">They are taught little to nothing about their own Palestinian history, the Nakba, or Palestinian national figures. The curriculum is designed to foster an "Israeli-Arab" identity that is loyal to the state, while suppressing a distinct Palestinian national identity.</text:p>
            </text:list-item>
          </text:list>
        </text:list-item>
      </text:list>
      <text:p text:style-name="P3"><text:span text:style-name="Strong_20_Emphasis">SECTION 3.18.2: Palestinian Textbooks and Identity</text:span></text:p>
      <text:list text:style-name="L117">
        <text:list-item>
          <text:p text:style-name="P199"><text:span text:style-name="Strong_20_Emphasis">Context: Education under Occupation and the PA</text:span></text:p>
          <text:list>
            <text:list-item>
              <text:p text:style-name="P199">From 1967 to 1994, schools in the West Bank and Gaza were run by the Israeli military administration. They used outdated Jordanian and Egyptian textbooks, from which any anti-Israel content had been censored by Israeli authorities.</text:p>
            </text:list-item>
            <text:list-item>
              <text:p text:style-name="P199">With the signing of the Oslo Accords, the newly formed Palestinian Authority (PA) took control of the education system and, for the first time, began to develop its own national curriculum, which was rolled out in the early 2000s.</text:p>
            </text:list-item>
          </text:list>
        </text:list-item>
        <text:list-item>
          <text:p text:style-name="P199"><text:span text:style-name="Strong_20_Emphasis">The Palestinian Curriculum: Goals and Content</text:span></text:p>
          <text:list>
            <text:list-item>
              <text:p text:style-name="P199">The PA curriculum is a central tool for constructing and transmitting a unified Palestinian national identity to a generation that has grown up under occupation and fragmentation.</text:p>
            </text:list-item>
            <text:list-item>
              <text:p text:style-name="P199"><text:span text:style-name="Strong_20_Emphasis">Key Themes:</text:span></text:p>
              <text:list>
                <text:list-item>
                  <text:p text:style-name="P199"><text:soft-page-break/><text:span text:style-name="Strong_20_Emphasis">Assertion of National Identity:</text:span> The textbooks consistently define Palestine as a distinct nation with a rich history and culture.</text:p>
                </text:list-item>
                <text:list-item>
                  <text:p text:style-name="P199"><text:span text:style-name="Strong_20_Emphasis">The Nakba as Foundational:</text:span> The 1948 Nakba and the refugee experience are presented as the central, defining events of modern Palestinian history.</text:p>
                </text:list-item>
                <text:list-item>
                  <text:p text:style-name="P199"><text:span text:style-name="Strong_20_Emphasis">Right of Return:</text:span> The right of return for refugees is presented as a sacred and inalienable right.</text:p>
                </text:list-item>
                <text:list-item>
                  <text:p text:style-name="P199"><text:span text:style-name="Strong_20_Emphasis">Jerusalem:</text:span> The city is consistently depicted as the capital of Palestine.</text:p>
                </text:list-item>
                <text:list-item>
                  <text:p text:style-name="P200"><text:span text:style-name="Strong_20_Emphasis">Resistance and Steadfastness (</text:span><text:span text:style-name="Strong_20_Emphasis"><text:span text:style-name="T1">Sumud</text:span></text:span><text:span text:style-name="Strong_20_Emphasis">):</text:span> The narrative emphasizes resistance to Israeli occupation as a national duty. Prisoners (<text:span text:style-name="T1">asra</text:span>) and those killed in the conflict ("martyrs" - <text:span text:style-name="T1">shuhada</text:span>) are honored and commemorated.</text:p>
                </text:list-item>
              </text:list>
            </text:list-item>
          </text:list>
        </text:list-item>
        <text:list-item>
          <text:p text:style-name="P199"><text:span text:style-name="Strong_20_Emphasis">The Textbook Controversy: International Criticism</text:span></text:p>
          <text:list>
            <text:list-item>
              <text:p text:style-name="P199">Palestinian textbooks have been the subject of intense international scrutiny and criticism, primarily from pro-Israel advocacy groups and governments, including the US and the EU (which funds the PA).</text:p>
            </text:list-item>
            <text:list-item>
              <text:p text:style-name="P199"><text:span text:style-name="Strong_20_Emphasis">Main Accusations:</text:span></text:p>
              <text:list>
                <text:list-item>
                  <text:p text:style-name="P199"><text:span text:style-name="Strong_20_Emphasis">Non-Recognition of Israel / Erasure:</text:span> Critics allege that the textbooks systematically delegitimize and erase the State of Israel. Maps of the region often show a single entity, "Palestine," covering all the territory of Israel, the West Bank, and Gaza. Israeli cities are often referred to by their original Arabic names.</text:p>
                </text:list-item>
                <text:list-item>
                  <text:p text:style-name="P199"><text:span text:style-name="Strong_20_Emphasis">Incitement to Violence and "Glorification of Terrorism":</text:span> The curriculum is accused of glorifying "martyrs" and presenting armed struggle as the primary means of liberation, thereby inciting violence among youth. Passages that praise figures involved in attacks on civilians are a major point of contention.</text:p>
                </text:list-item>
                <text:list-item>
                  <text:p text:style-name="P199"><text:span text:style-name="Strong_20_Emphasis">Demonization and Antisemitism:</text:span> Critics point to instances of what they define as antisemitic tropes or the demonization of Jews and Israelis.</text:p>
                </text:list-item>
              </text:list>
            </text:list-item>
            <text:list-item>
              <text:p text:style-name="P199"><text:span text:style-name="Strong_20_Emphasis">Palestinian/PA Defense:</text:span></text:p>
              <text:list>
                <text:list-item>
                  <text:p text:style-name="P199">The PA argues that its curriculum reflects its own national narrative, just as the Israeli curriculum reflects the Zionist narrative.</text:p>
                </text:list-item>
                <text:list-item>
                  <text:p text:style-name="P199">They state that omitting Israel from maps is a reflection of a political reality in which final borders have not been agreed upon and the state of Palestine is not yet fully realized.</text:p>
                </text:list-item>
                <text:list-item>
                  <text:p text:style-name="P199">They defend the honoring of "martyrs" and prisoners as commemorating those who have sacrificed in a national liberation struggle, a practice common to many national movements.</text:p>
                </text:list-item>
                <text:list-item>
                  <text:p text:style-name="P199"><text:soft-page-break/>They argue that the curriculum is a product of the reality of occupation and that it is unfair to expect them to teach a "peace curriculum" while living under military rule.</text:p>
                </text:list-item>
              </text:list>
            </text:list-item>
            <text:list-item>
              <text:p text:style-name="P199"><text:span text:style-name="Strong_20_Emphasis">External Reviews (e.g., Georg Eckert Institute):</text:span> Independent academic reviews have found a more complex picture. A major 2021 EU-commissioned study found no direct evidence of antisemitism but did confirm the presence of antagonistic narratives, the non-recognition of Israel, and the occasional glorification of violence.</text:p>
            </text:list-item>
          </text:list>
        </text:list-item>
      </text:list>
      <text:p text:style-name="P3"><text:span text:style-name="Strong_20_Emphasis">SECTION 3.18.3: Bilingual and Joint Schools Models</text:span></text:p>
      <text:list text:style-name="L118">
        <text:list-item>
          <text:p text:style-name="P201"><text:span text:style-name="Strong_20_Emphasis">The "Separate but Unequal" Reality</text:span></text:p>
          <text:list>
            <text:list-item>
              <text:p text:style-name="P201">The overwhelming reality of education in Israel/Palestine is one of complete segregation. Jewish and Palestinian children learn in separate systems, in separate languages, and are taught vastly different and often contradictory historical narratives. This segregation reinforces mutual ignorance, fear, and hostility from a young age.</text:p>
            </text:list-item>
          </text:list>
        </text:list-item>
        <text:list-item>
          <text:p text:style-name="P201"><text:span text:style-name="Strong_20_Emphasis">The "Hand in Hand" School Network</text:span></text:p>
          <text:list>
            <text:list-item>
              <text:p text:style-name="P201">The most prominent model of integrated, bilingual education in Israel.</text:p>
            </text:list-item>
            <text:list-item>
              <text:p text:style-name="P201">It is a network of public schools (funded by the Ministry of Education) with a mission to create a shared, inclusive society.</text:p>
            </text:list-item>
            <text:list-item>
              <text:p text:style-name="P201"><text:span text:style-name="Strong_20_Emphasis">Key Features:</text:span></text:p>
              <text:list>
                <text:list-item>
                  <text:p text:style-name="P201"><text:span text:style-name="Strong_20_Emphasis">Bilingualism:</text:span> Instruction is given in both Hebrew and Arabic. Each class is co-taught by one Jewish and one Arab teacher.</text:p>
                </text:list-item>
                <text:list-item>
                  <text:p text:style-name="P201"><text:span text:style-name="Strong_20_Emphasis">Biculturalism:</text:span> The curriculum is designed to teach the history, holidays, and narratives of both peoples. The schools celebrate both Jewish and Arab/Palestinian holidays.</text:p>
                </text:list-item>
                <text:list-item>
                  <text:p text:style-name="P201"><text:span text:style-name="Strong_20_Emphasis">Integrated Student Body:</text:span> The schools maintain a near 50-50 balance of Jewish and Palestinian students.</text:p>
                </text:list-item>
              </text:list>
            </text:list-item>
            <text:list-item>
              <text:p text:style-name="P201"><text:span text:style-name="Strong_20_Emphasis">Challenges:</text:span></text:p>
              <text:list>
                <text:list-item>
                  <text:p text:style-name="P201"><text:span text:style-name="Strong_20_Emphasis">The "Bubble":</text:span> The schools are often described as a "bubble" of coexistence in a sea of conflict. The reality outside the school gates often contradicts the values taught inside.</text:p>
                </text:list-item>
                <text:list-item>
                  <text:p text:style-name="P201"><text:span text:style-name="Strong_20_Emphasis">Political Pressure:</text:span> The schools face criticism from both the Jewish right (for being "un-patriotic") and from some Palestinians (for being a form of "normalization" that papers over the realities of the occupation).</text:p>
                </text:list-item>
                <text:list-item>
                  <text:p text:style-name="P201"><text:span text:style-name="Strong_20_Emphasis">Narrative Clashes:</text:span> Teaching the conflicting national narratives in the same classroom is extremely challenging, especially during periods of heightened violence. How does one teach both Independence Day and Nakba Day?</text:p>
                </text:list-item>
                <text:list-item>
                  <text:p text:style-name="P201"><text:soft-page-break/><text:span text:style-name="Strong_20_Emphasis">Scale:</text:span> The network is very small, educating only a tiny fraction of the total student population.</text:p>
                </text:list-item>
              </text:list>
            </text:list-item>
          </text:list>
        </text:list-item>
        <text:list-item>
          <text:p text:style-name="P201"><text:span text:style-name="Strong_20_Emphasis">Neve Shalom / Wahat al-Salam ("Oasis of Peace")</text:span></text:p>
          <text:list>
            <text:list-item>
              <text:p text:style-name="P201">A unique intentional community, a village jointly established by Jewish and Palestinian citizens of Israel.</text:p>
            </text:list-item>
            <text:list-item>
              <text:p text:style-name="P201">It runs a primary school and a "School for Peace" that conducts encounter workshops for youth and adults from both communities.</text:p>
            </text:list-item>
            <text:list-item>
              <text:p text:style-name="P201">The model is one of creating a small-scale, lived reality of equality and shared society.</text:p>
            </text:list-item>
          </text:list>
        </text:list-item>
        <text:list-item>
          <text:p text:style-name="P201"><text:span text:style-name="Strong_20_Emphasis">Encounter Programs and Dialogue Groups</text:span></text:p>
          <text:list>
            <text:list-item>
              <text:p text:style-name="P201">A wide range of NGOs run "encounter" programs that bring together groups of Israeli and Palestinian youth for short-term workshops and dialogue sessions.</text:p>
            </text:list-item>
            <text:list-item>
              <text:p text:style-name="P201"><text:span text:style-name="Strong_20_Emphasis">Goals:</text:span> To break down stereotypes, foster mutual understanding and empathy, and humanize the "other."</text:p>
            </text:list-item>
            <text:list-item>
              <text:p text:style-name="P201"><text:span text:style-name="Strong_20_Emphasis">Criticisms (The "Hummus and Hugs" Critique):</text:span></text:p>
              <text:list>
                <text:list-item>
                  <text:p text:style-name="P201">These programs are often criticized for creating a "symmetrical" encounter that ignores the fundamental power asymmetry between the occupier and the occupied.</text:p>
                </text:list-item>
                <text:list-item>
                  <text:p text:style-name="P201">They are accused of focusing on interpersonal relationships and "dialogue" while avoiding the difficult political realities of occupation and power.</text:p>
                </text:list-item>
                <text:list-item>
                  <text:p text:style-name="P201">Critics argue that such encounters can be a form of normalization, creating a false sense of peace and understanding without challenging the underlying structures of injustice.</text:p>
                </text:list-item>
              </text:list>
            </text:list-item>
            <text:list-item>
              <text:p text:style-name="P201">More recently, many dialogue groups have shifted their focus from simple "dialogue" to joint action and political activism, recognizing the limitations of a purely interpersonal approach.</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19: Anthropology and Ethnographic Studies</text:span></text:p>
      <text:p text:style-name="P3"><text:span text:style-name="Strong_20_Emphasis">SECTION 3.19.1: Settlement Community Ethnographies</text:span></text:p>
      <text:list text:style-name="L119">
        <text:list-item>
          <text:p text:style-name="P202"><text:span text:style-name="Strong_20_Emphasis">Rationale and Focus</text:span></text:p>
          <text:list>
            <text:list-item>
              <text:p text:style-name="P202">Ethnographic studies of Israeli settlements in the West Bank move beyond geopolitical analysis to explore the lived experiences, motivations, and social worlds of the settlers themselves.</text:p>
            </text:list-item>
            <text:list-item>
              <text:p text:style-name="P202"><text:soft-page-break/>These studies examine how national, religious, and political ideologies are translated into the daily practices, social structures, and identities of settlement communities.</text:p>
            </text:list-item>
            <text:list-item>
              <text:p text:style-name="P202">The focus is often on understanding the settlers' own worldview and their relationship with the surrounding Palestinian population and landscape.</text:p>
            </text:list-item>
          </text:list>
        </text:list-item>
        <text:list-item>
          <text:p text:style-name="P202"><text:span text:style-name="Strong_20_Emphasis">Key Themes in Settlement Ethnographies</text:span></text:p>
          <text:list>
            <text:list-item>
              <text:p text:style-name="P202"><text:span text:style-name="Strong_20_Emphasis">The "Frontier" Mentality:</text:span></text:p>
              <text:list>
                <text:list-item>
                  <text:p text:style-name="P202">Many studies analyze settlements, particularly ideological ones, as "frontier" communities.</text:p>
                </text:list-item>
                <text:list-item>
                  <text:p text:style-name="P202">This involves a perception of being on the front line of a national or civilizational struggle, which fosters a strong sense of internal solidarity, self-reliance, and a heightened security consciousness.</text:p>
                </text:list-item>
                <text:list-item>
                  <text:p text:style-name="P202">It also involves a process of "taming" or "Judaizing" a landscape perceived as alien or hostile.</text:p>
                </text:list-item>
              </text:list>
            </text:list-item>
            <text:list-item>
              <text:p text:style-name="P202"><text:span text:style-name="Strong_20_Emphasis">The Production of "Normalcy":</text:span></text:p>
              <text:list>
                <text:list-item>
                  <text:p text:style-name="P202">A central theme is the settlers' constant effort to create a sense of "normal," suburban life despite the political conflict and physical location in occupied territory.</text:p>
                </text:list-item>
                <text:list-item>
                  <text:p text:style-name="P202">Ethnographers like Tamar El-Or have documented the mundane aspects of life—gardening, commuting, schooling, community events—as a deliberate practice of domesticating the settlement and normalizing its existence. The desire for a high "quality of life" (e.g., a villa with a garden) is often a more powerful motivator than pure ideology for residents of the larger bloc settlements.</text:p>
                </text:list-item>
              </text:list>
            </text:list-item>
            <text:list-item>
              <text:p text:style-name="P202"><text:span text:style-name="Strong_20_Emphasis">Biblical Homemaking:</text:span></text:p>
              <text:list>
                <text:list-item>
                  <text:p text:style-name="P202">In ideological settlements, particularly those of the Religious Zionist Gush Emunim movement, daily life is deeply intertwined with a religious narrative.</text:p>
                </text:list-item>
                <text:list-item>
                  <text:p text:style-name="P202">Settlers see themselves as physically re-enacting biblical stories and reclaiming the geography of the ancient Israelite kingdoms.</text:p>
                </text:list-item>
                <text:list-item>
                  <text:p text:style-name="P202">The landscape is not seen as Palestinian but as the "Land of the Bible." Place names are changed from Arabic to Hebrew, and archaeological sites are reinterpreted to fit the biblical narrative. This is a form of spiritual and physical "homemaking."</text:p>
                </text:list-item>
              </text:list>
            </text:list-item>
            <text:list-item>
              <text:p text:style-name="P202"><text:span text:style-name="Strong_20_Emphasis">Security and "The Situation":</text:span></text:p>
              <text:list>
                <text:list-item>
                  <text:p text:style-name="P202">Ethnographies detail the pervasive "security-scapes" of settlement life: fences, watchtowers, armed guards at the entrance, civilian security patrols, and the constant presence of the IDF.</text:p>
                </text:list-item>
                <text:list-item>
                  <text:p text:style-name="P203"><text:soft-page-break/>The conflict, referred to euphemistically as <text:span text:style-name="T1">HaMatzav</text:span> ("The Situation"), structures daily routines, travel patterns, and the mental maps of residents.</text:p>
                </text:list-item>
                <text:list-item>
                  <text:p text:style-name="P202">Studies explore the psychological mechanisms used to manage fear and the routinization of violence.</text:p>
                </text:list-item>
              </text:list>
            </text:list-item>
            <text:list-item>
              <text:p text:style-name="P202"><text:span text:style-name="Strong_20_Emphasis">Relationship with the "Other":</text:span></text:p>
              <text:list>
                <text:list-item>
                  <text:p text:style-name="P202">The relationship with the neighboring Palestinian population is a central focus. This ranges from complete avoidance and segregation to interactions based on employment (Palestinians often work in construction or services within settlements) or, more rarely, to violent confrontation and harassment.</text:p>
                </text:list-item>
                <text:list-item>
                  <text:p text:style-name="P202">Ethnographies document the processes of dehumanization and "othering" that allow settlers to live in close proximity to a population whose land they occupy.</text:p>
                </text:list-item>
              </text:list>
            </text:list-item>
          </text:list>
        </text:list-item>
        <text:list-item>
          <text:p text:style-name="P202"><text:span text:style-name="Strong_20_Emphasis">Notable Ethnographic Studies</text:span></text:p>
          <text:list>
            <text:list-item>
              <text:p text:style-name="P203"><text:span text:style-name="Strong_20_Emphasis">Gadi Taub's </text:span><text:span text:style-name="Strong_20_Emphasis"><text:span text:style-name="T1">The Settlers</text:span></text:span><text:span text:style-name="Strong_20_Emphasis">:</text:span> A journalistic-ethnographic study that distinguishes between the "pioneering," ideologically-driven settlers of the Gush Emunim generation and their children, who often exhibit a more hard-line, ethno-nationalist identity.</text:p>
            </text:list-item>
            <text:list-item>
              <text:p text:style-name="P202"><text:span text:style-name="Strong_20_Emphasis">Tamar El-Or's work on Haredi and Religious Zionist women:</text:span> Explores the domestic lives and gender roles within settlement communities, showing how the national project is lived and reproduced through the family.</text:p>
            </text:list-item>
          </text:list>
        </text:list-item>
      </text:list>
      <text:p text:style-name="P3"><text:span text:style-name="Strong_20_Emphasis">SECTION 3.19.2: Bedouin Societies in the Negev</text:span></text:p>
      <text:list text:style-name="L120">
        <text:list-item>
          <text:p text:style-name="P204"><text:span text:style-name="Strong_20_Emphasis">Historical Context</text:span></text:p>
          <text:list>
            <text:list-item>
              <text:p text:style-name="P204">The Bedouin of the Negev are a semi-nomadic, pastoralist, Arabic-speaking people who have inhabited the region for centuries.</text:p>
            </text:list-item>
            <text:list-item>
              <text:p text:style-name="P204">Before 1948, the Negev Bedouin population was approximately 90,000. During the 1948 war, the vast majority were expelled or fled. Only around 11,000 remained.</text:p>
            </text:list-item>
            <text:list-item>
              <text:p text:style-name="P205">Those who remained were granted Israeli citizenship but were placed under a strict military government until 1966. They were forcibly relocated from their ancestral lands into a restricted zone in the northeastern Negev known as the <text:span text:style-name="T1">Siyag</text:span> (fence/enclosure).</text:p>
            </text:list-item>
          </text:list>
        </text:list-item>
        <text:list-item>
          <text:p text:style-name="P204"><text:span text:style-name="Strong_20_Emphasis">The Urbanization Policy</text:span></text:p>
          <text:list>
            <text:list-item>
              <text:p text:style-name="P204">From the late 1960s, the Israeli state pursued a policy of forced urbanization and sedentarization of the Bedouin population.</text:p>
            </text:list-item>
            <text:list-item>
              <text:p text:style-name="P204">The goal was to move the Bedouin off their traditional lands (to make way for Jewish settlement, agriculture, and military bases) and concentrate them into planned, urban townships.</text:p>
            </text:list-item>
            <text:list-item>
              <text:p text:style-name="P204">Seven townships were built: Rahat (now the largest Bedouin city in the world), Tel as-Sabi, Ar'arat an-Naqab, Lakiya, Hura, Shaqib al-Salam (Segev Shalom), and Kuseife.</text:p>
            </text:list-item>
            <text:list-item>
              <text:p text:style-name="P204"><text:soft-page-break/><text:span text:style-name="Strong_20_Emphasis">Consequences of Urbanization:</text:span></text:p>
              <text:list>
                <text:list-item>
                  <text:p text:style-name="P204">The townships suffer from a lack of economic opportunities, high unemployment, poor infrastructure, and high crime rates.</text:p>
                </text:list-item>
                <text:list-item>
                  <text:p text:style-name="P204">The policy destroyed the traditional agro-pastoralist economy and social structure of the Bedouin, leading to social dislocation and a crisis of identity.</text:p>
                </text:list-item>
              </text:list>
            </text:list-item>
          </text:list>
        </text:list-item>
        <text:list-item>
          <text:p text:style-name="P204"><text:span text:style-name="Strong_20_Emphasis">The "Unrecognized Villages"</text:span></text:p>
          <text:list>
            <text:list-item>
              <text:p text:style-name="P204">Approximately half of the Negev Bedouin population (now over 150,000 people) lives in "unrecognized villages."</text:p>
            </text:list-item>
            <text:list-item>
              <text:p text:style-name="P204">These are ancestral villages that the state refuses to officially recognize.</text:p>
            </text:list-item>
            <text:list-item>
              <text:p text:style-name="P204">Because they are "unrecognized," they are illegal under Israeli planning law.</text:p>
            </text:list-item>
            <text:list-item>
              <text:p text:style-name="P204"><text:span text:style-name="Strong_20_Emphasis">Consequences of Non-Recognition:</text:span></text:p>
              <text:list>
                <text:list-item>
                  <text:p text:style-name="P204">They are denied all basic state services: they are not connected to the national electricity grid, water network, or sewage systems. They lack paved roads, schools, and health clinics.</text:p>
                </text:list-item>
                <text:list-item>
                  <text:p text:style-name="P204">Residents live under the constant threat of house demolition. Israeli authorities conduct frequent demolition campaigns against "illegal" structures in these villages.</text:p>
                </text:list-item>
              </text:list>
            </text:list-item>
            <text:list-item>
              <text:p text:style-name="P204"><text:span text:style-name="Strong_20_Emphasis">The Struggle for Recognition:</text:span> The communities have been engaged in a long legal and political struggle for state recognition of their villages and their traditional land claims. This is a central issue of Bedouin civil rights in Israel. The village of Al-Araqib has become a symbol of this struggle, having been demolished by the state over 200 times.</text:p>
            </text:list-item>
          </text:list>
        </text:list-item>
        <text:list-item>
          <text:p text:style-name="P204"><text:span text:style-name="Strong_20_Emphasis">Land Claims and Legal Battles</text:span></text:p>
          <text:list>
            <text:list-item>
              <text:p text:style-name="P204">The core of the conflict is land. The state considers the majority of the Negev to be "state land."</text:p>
            </text:list-item>
            <text:list-item>
              <text:p text:style-name="P204">The Bedouin claim ancestral ownership based on traditional customary law and long-term cultivation.</text:p>
            </text:list-item>
            <text:list-item>
              <text:p text:style-name="P204">In the 1970s, the state initiated a "land settlement" process where Bedouin could file ownership claims. However, the Israeli courts have consistently rejected these claims, refusing to recognize traditional Bedouin land tenure systems as proof of ownership.</text:p>
            </text:list-item>
            <text:list-item>
              <text:p text:style-name="P204"><text:span text:style-name="Strong_20_Emphasis">The Prawer Plan (2011):</text:span> A government plan that proposed to resolve the issue by offering limited financial compensation and land plots in the recognized townships in exchange for the Bedouin abandoning all their ancestral land claims.</text:p>
            </text:list-item>
            <text:list-item>
              <text:p text:style-name="P204">The plan was fiercely rejected by the Bedouin community as a recipe for forced displacement and the final dispossession of their land. It was eventually shelved after massive protests. The land issue remains unresolved.</text:p>
            </text:list-item>
          </text:list>
        </text:list-item>
        <text:list-item>
          <text:p text:style-name="P204"><text:soft-page-break/><text:span text:style-name="Strong_20_Emphasis">Social and Cultural Transformation</text:span></text:p>
          <text:list>
            <text:list-item>
              <text:p text:style-name="P204">Bedouin society is undergoing a rapid and often painful transition.</text:p>
            </text:list-item>
            <text:list-item>
              <text:p text:style-name="P204">The shift from a nomadic to a sedentary, urban life has disrupted traditional tribal authority structures.</text:p>
            </text:list-item>
            <text:list-item>
              <text:p text:style-name="P204">There is a growing educated, professional Bedouin middle class.</text:p>
            </text:list-item>
            <text:list-item>
              <text:p text:style-name="P204">The community is also experiencing a process of Islamization, with the influence of the Islamic Movement growing as an alternative to both the traditional tribal system and the state.</text:p>
            </text:list-item>
          </text:list>
        </text:list-item>
      </text:list>
      <text:p text:style-name="P3"><text:span text:style-name="Strong_20_Emphasis">SECTION 3.19.3: Refugee Camp Lived Experiences</text:span></text:p>
      <text:list text:style-name="L121">
        <text:list-item>
          <text:p text:style-name="P206"><text:span text:style-name="Strong_20_Emphasis">The Camp as a Social Field</text:span></text:p>
          <text:list>
            <text:list-item>
              <text:p text:style-name="P206">Ethnographic studies of Palestinian refugee camps examine them as unique and complex social fields, not just as sites of poverty or humanitarian aid.</text:p>
            </text:list-item>
            <text:list-item>
              <text:p text:style-name="P206">They are spaces of "permanent temporariness," where the physical environment (overcrowding, poor infrastructure) and the political status of the refugee are in a constant state of tension.</text:p>
            </text:list-item>
          </text:list>
        </text:list-item>
        <text:list-item>
          <text:p text:style-name="P206"><text:span text:style-name="Strong_20_Emphasis">Memory, Identity, and Place-Making</text:span></text:p>
          <text:list>
            <text:list-item>
              <text:p text:style-name="P206"><text:span text:style-name="Strong_20_Emphasis">The "Country of the Camp":</text:span> Ethnographer Julie Peteet's term to describe how camps, over generations, have become a form of homeland in themselves. While the "lost homeland" of Palestine is central to identity, the specific camp has its own history, social networks, and sense of place.</text:p>
            </text:list-item>
            <text:list-item>
              <text:p text:style-name="P206"><text:span text:style-name="Strong_20_Emphasis">Naming Practices:</text:span> Camp neighborhoods and streets are often unofficially named after the destroyed villages from which the original inhabitants came. This is a form of oral mapping that keeps the memory of the Nakba alive.</text:p>
            </text:list-item>
            <text:list-item>
              <text:p text:style-name="P206"><text:span text:style-name="Strong_20_Emphasis">The Reproduction of Identity:</text:span> The camp is the primary site for the social reproduction of the "refugee" identity. This identity is a source of both suffering and political strength, as it is the basis for the claim to the right of return.</text:p>
            </text:list-item>
          </text:list>
        </text:list-item>
        <text:list-item>
          <text:p text:style-name="P206"><text:span text:style-name="Strong_20_Emphasis">Governance and Social Order</text:span></text:p>
          <text:list>
            <text:list-item>
              <text:p text:style-name="P206"><text:span text:style-name="Strong_20_Emphasis">Dual Authority:</text:span> Social life in the camps is often governed by a dual authority structure: the official administration of UNRWA and the host state, and the unofficial, internal power structures of Palestinian political factions.</text:p>
            </text:list-item>
            <text:list-item>
              <text:p text:style-name="P206"><text:span text:style-name="Strong_20_Emphasis">The Factional Field:</text:span> The factions (Fatah, Hamas, PFLP, etc.) often run their own social services, mediate disputes, and provide security, creating a parallel system of governance. Factional affiliation is a key aspect of social identity and access to resources within the camps.</text:p>
            </text:list-item>
            <text:list-item>
              <text:p text:style-name="P207"><text:soft-page-break/><text:span text:style-name="Strong_20_Emphasis">Everyday Resistance (</text:span><text:span text:style-name="Strong_20_Emphasis"><text:span text:style-name="T1">Sumud</text:span></text:span><text:span text:style-name="Strong_20_Emphasis">):</text:span> Ethnographies focus on the "everyday" practices of resistance and steadfastness. This includes the struggle to build and improve homes despite restrictions, the effort to find work, and the social solidarity networks (e.g., sharing resources, supporting prisoners' families) that allow the community to survive under extreme pressure.</text:p>
            </text:list-item>
          </text:list>
        </text:list-item>
        <text:list-item>
          <text:p text:style-name="P206"><text:span text:style-name="Strong_20_Emphasis">The Case of Gaza's Camps</text:span></text:p>
          <text:list>
            <text:list-item>
              <text:p text:style-name="P206">The eight refugee camps in the Gaza Strip are among the most densely populated places on earth.</text:p>
            </text:list-item>
            <text:list-item>
              <text:p text:style-name="P206"><text:span text:style-name="Strong_20_Emphasis">Hyper-density and Verticality:</text:span> Ethnographies of Gaza camps detail the extreme overcrowding and the constant struggle for space, leading to the vertical expansion of buildings, often in structurally unsafe ways.</text:p>
            </text:list-item>
            <text:list-item>
              <text:p text:style-name="P206"><text:span text:style-name="Strong_20_Emphasis">Life under Siege and War:</text:span> The primary theme of recent ethnographies is the lived experience of the Israeli blockade and repeated wars.</text:p>
              <text:list>
                <text:list-item>
                  <text:p text:style-name="P206">This includes documenting the psychological trauma of constant surveillance by drones and the physical destruction of infrastructure.</text:p>
                </text:list-item>
                <text:list-item>
                  <text:p text:style-name="P206">It also explores the coping mechanisms and social resilience of the population in the face of these pressures, including the role of black humor, family solidarity, and religious faith.</text:p>
                </text:list-item>
              </text:list>
            </text:list-item>
            <text:list-item>
              <text:p text:style-name="P206"><text:span text:style-name="Strong_20_Emphasis">The Tunnel Economy:</text:span> Ethnographic work has documented the complex social and economic world of the smuggling tunnels that once operated between Gaza and Egypt, showing them not just as military tools but as a lifeline for the besieged civilian economy.</text:p>
            </text:list-item>
          </text:list>
        </text:list-item>
        <text:list-item>
          <text:p text:style-name="P206"><text:span text:style-name="Strong_20_Emphasis">Gender and Youth in the Camps</text:span></text:p>
          <text:list>
            <text:list-item>
              <text:p text:style-name="P206"><text:span text:style-name="Strong_20_Emphasis">Gendered Spaces:</text:span> The camp is a highly gendered space. The public sphere (streets, shops, political offices) is predominantly male, while the domestic sphere is female. Feminist ethnographies explore how women navigate these constraints and create their own social networks and forms of agency.</text:p>
            </text:list-item>
            <text:list-item>
              <text:p text:style-name="P207"><text:span text:style-name="Strong_20_Emphasis">Youth Culture:</text:span> The <text:span text:style-name="T1">shabab</text:span> (youth) are the most visible and politically active demographic in the camps. Ethnographies explore the culture of youth, their aspirations, their frustrations with both the occupation and the traditional political leadership, and their role as the engine of uprisings and protests.</text:p>
            </text:list-item>
          </text:list>
        </text:list-item>
      </text:list>
      <text:p text:style-name="P3"/>
      <text:p text:style-name="P10"/>
      <text:p text:style-name="P3"><text:span text:style-name="Strong_20_Emphasis">PART III: ADVANCED / SPECIALISED (CONTINUED)</text:span></text:p>
      <text:p text:style-name="P3"><text:span text:style-name="Strong_20_Emphasis">CHAPTER 3.20: Advanced Language Proficiency</text:span></text:p>
      <text:p text:style-name="P3"><text:span text:style-name="Strong_20_Emphasis">SECTION 3.20.1: Modern Hebrew Advanced Readings</text:span></text:p>
      <text:list text:style-name="L122">
        <text:list-item>
          <text:p text:style-name="P208"><text:soft-page-break/><text:span text:style-name="Strong_20_Emphasis">Objective:</text:span> To develop the ability to read, analyze, and critically engage with authentic, high-level Hebrew texts from a variety of genres, including academic prose, literary fiction, journalism, and official documents.</text:p>
        </text:list-item>
        <text:list-item>
          <text:p text:style-name="P208"><text:span text:style-name="Strong_20_Emphasis">Key Skills:</text:span></text:p>
          <text:list>
            <text:list-item>
              <text:p text:style-name="P208"><text:span text:style-name="Strong_20_Emphasis">Vocabulary Expansion:</text:span> Moving beyond conversational Hebrew to acquire a large academic and literary lexicon, including higher-level vocabulary, idioms, and expressions.</text:p>
            </text:list-item>
            <text:list-item>
              <text:p text:style-name="P208"><text:span text:style-name="Strong_20_Emphasis">Grasping Complex Syntax:</text:span> Understanding the more complex grammatical structures characteristic of formal written Hebrew, including long, multi-clausal sentences, passive constructions, and nominalizations.</text:p>
            </text:list-item>
            <text:list-item>
              <text:p text:style-name="P209"><text:span text:style-name="Strong_20_Emphasis">Reading Unvocalized Texts:</text:span> Achieving fluency in reading standard unvocalized (<text:span text:style-name="T1">ktiv maleh</text:span>) script, which requires a deep knowledge of morphology and context to supply the correct vowels.</text:p>
            </text:list-item>
            <text:list-item>
              <text:p text:style-name="P208"><text:span text:style-name="Strong_20_Emphasis">Register and Tone:</text:span> Differentiating between different linguistic registers (e.g., formal academic, journalistic, bureaucratic, poetic) and analyzing the author's tone and intent.</text:p>
            </text:list-item>
            <text:list-item>
              <text:p text:style-name="P208"><text:span text:style-name="Strong_20_Emphasis">Cultural and Historical Context:</text:span> Understanding the cultural, historical, and political allusions embedded in texts, which are often essential for full comprehension.</text:p>
            </text:list-item>
          </text:list>
        </text:list-item>
        <text:list-item>
          <text:p text:style-name="P208"><text:span text:style-name="Strong_20_Emphasis">Genre-Specific Readings and Analysis</text:span></text:p>
          <text:list>
            <text:list-item>
              <text:p text:style-name="P208"><text:span text:style-name="Strong_20_Emphasis">Academic Prose:</text:span></text:p>
              <text:list>
                <text:list-item>
                  <text:p text:style-name="P209"><text:span text:style-name="Strong_20_Emphasis">Texts:</text:span> Articles from Israeli academic journals in history, sociology, political science, and literary criticism (e.g., <text:span text:style-name="T1">Teoria u-Vikoret</text:span>, <text:span text:style-name="T1">Zmanim</text:span>).</text:p>
                </text:list-item>
                <text:list-item>
                  <text:p text:style-name="P208"><text:span text:style-name="Strong_20_Emphasis">Analysis:</text:span> Focus on identifying the author's thesis, analyzing the structure of their argument, understanding specialized terminology, and evaluating their use of evidence.</text:p>
                </text:list-item>
              </text:list>
            </text:list-item>
            <text:list-item>
              <text:p text:style-name="P208"><text:span text:style-name="Strong_20_Emphasis">Literary Fiction:</text:span></text:p>
              <text:list>
                <text:list-item>
                  <text:p text:style-name="P208"><text:span text:style-name="Strong_20_Emphasis">Authors:</text:span> Reading canonical modern Israeli authors such as S.Y. Agnon, Amos Oz, A.B. Yehoshua, and David Grossman, as well as contemporary writers.</text:p>
                </text:list-item>
                <text:list-item>
                  <text:p text:style-name="P208"><text:span text:style-name="Strong_20_Emphasis">Analysis:</text:span> Focus on literary devices, narrative voice, character development, symbolism, and the interplay between the text and its social-political context. This involves understanding how literary Hebrew differs from standard prose.</text:p>
                </text:list-item>
              </text:list>
            </text:list-item>
            <text:list-item>
              <text:p text:style-name="P208"><text:span text:style-name="Strong_20_Emphasis">Poetry:</text:span></text:p>
              <text:list>
                <text:list-item>
                  <text:p text:style-name="P208"><text:span text:style-name="Strong_20_Emphasis">Poets:</text:span> Reading major poets like Hayim Nahman Bialik, Yehuda Amichai, and Dahlia Ravikovitch.</text:p>
                </text:list-item>
                <text:list-item>
                  <text:p text:style-name="P208"><text:soft-page-break/><text:span text:style-name="Strong_20_Emphasis">Analysis:</text:span> Requires attention to figurative language, metaphor, meter, intertextuality (allusions to biblical and rabbinic texts), and the unique grammatical and syntactic freedoms of poetic language.</text:p>
                </text:list-item>
              </text:list>
            </text:list-item>
            <text:list-item>
              <text:p text:style-name="P208"><text:span text:style-name="Strong_20_Emphasis">Journalism and Op-Eds:</text:span></text:p>
              <text:list>
                <text:list-item>
                  <text:p text:style-name="P209"><text:span text:style-name="Strong_20_Emphasis">Sources:</text:span> Reading articles and opinion pieces from high-quality Israeli newspapers like <text:span text:style-name="T1">Haaretz</text:span>, which often feature sophisticated and politically charged language.</text:p>
                </text:list-item>
                <text:list-item>
                  <text:p text:style-name="P208"><text:span text:style-name="Strong_20_Emphasis">Analysis:</text:span> Focus on identifying bias, distinguishing between reporting and opinion, analyzing rhetorical strategies, and understanding the political leanings of different publications and columnists.</text:p>
                </text:list-item>
              </text:list>
            </text:list-item>
            <text:list-item>
              <text:p text:style-name="P208"><text:span text:style-name="Strong_20_Emphasis">Official and Legal Documents:</text:span></text:p>
              <text:list>
                <text:list-item>
                  <text:p text:style-name="P208"><text:span text:style-name="Strong_20_Emphasis">Texts:</text:span> Reading Israeli Supreme Court decisions, Knesset protocols, and official government reports.</text:p>
                </text:list-item>
                <text:list-item>
                  <text:p text:style-name="P208"><text:span text:style-name="Strong_20_Emphasis">Analysis:</text:span> Requires understanding the specific, often formulaic and archaic, language of Israeli legal and bureaucratic discourse.</text:p>
                </text:list-item>
              </text:list>
            </text:list-item>
          </text:list>
        </text:list-item>
      </text:list>
      <text:p text:style-name="P3"><text:span text:style-name="Strong_20_Emphasis">SECTION 3.20.2: Levantine Arabic Advanced Conversation</text:span></text:p>
      <text:list text:style-name="L123">
        <text:list-item>
          <text:p text:style-name="P210"><text:span text:style-name="Strong_20_Emphasis">Objective:</text:span> To achieve a high level of oral proficiency, enabling fluent, spontaneous, and culturally appropriate conversation with native speakers on a wide range of complex and sensitive topics.</text:p>
        </text:list-item>
        <text:list-item>
          <text:p text:style-name="P210"><text:span text:style-name="Strong_20_Emphasis">Key Skills:</text:span></text:p>
          <text:list>
            <text:list-item>
              <text:p text:style-name="P210"><text:span text:style-name="Strong_20_Emphasis">Fluency and Spontaneity:</text:span> Moving beyond prepared speech to engage in rapid, spontaneous conversation, including debating, arguing, and expressing nuanced opinions.</text:p>
            </text:list-item>
            <text:list-item>
              <text:p text:style-name="P210"><text:span text:style-name="Strong_20_Emphasis">Sociolinguistic Competence:</text:span> Understanding and correctly using the appropriate linguistic register for different social situations. This includes knowing when to use more formal expressions versus casual slang, and how to address people of different ages and social statuses.</text:p>
            </text:list-item>
            <text:list-item>
              <text:p text:style-name="P211"><text:span text:style-name="Strong_20_Emphasis">Discourse Markers and Fillers:</text:span> Mastering the use of discourse markers (e.g., <text:span text:style-name="T1">ya'ni</text:span>, <text:span text:style-name="T1">fa-</text:span>, <text:span text:style-name="T1">walla</text:span>) and fillers to structure speech, manage conversation flow, and sound more natural.</text:p>
            </text:list-item>
            <text:list-item>
              <text:p text:style-name="P211"><text:span text:style-name="Strong_20_Emphasis">Cultural Nuances:</text:span> Understanding the cultural context behind language use, including politeness formulas, honorifics, indirectness, and the use of proverbs and religious expressions (e.g., <text:span text:style-name="T1">inshallah</text:span>, <text:span text:style-name="T1">mashallah</text:span>) in everyday conversation.</text:p>
            </text:list-item>
            <text:list-item>
              <text:p text:style-name="P210"><text:span text:style-name="Strong_20_Emphasis">Dialectal Variation:</text:span> Developing the ability to understand and adapt to a range of Southern Levantine accents and vocabulary (e.g., urban, rural, Bedouin; differences between Nablus, Hebron, and Jerusalem).</text:p>
            </text:list-item>
          </text:list>
        </text:list-item>
        <text:list-item>
          <text:p text:style-name="P210"><text:soft-page-break/><text:span text:style-name="Strong_20_Emphasis">Topic-Based Conversational Practice</text:span></text:p>
          <text:list>
            <text:list-item>
              <text:p text:style-name="P210">Practice is structured around advanced and often sensitive topics, requiring specialized vocabulary and the ability to express complex ideas.</text:p>
            </text:list-item>
            <text:list-item>
              <text:p text:style-name="P210"><text:span text:style-name="Strong_20_Emphasis">Politics and Conflict:</text:span></text:p>
              <text:list>
                <text:list-item>
                  <text:p text:style-name="P210">Debating the peace process, settlements, the role of different political factions (Fatah, Hamas), and the human rights situation.</text:p>
                </text:list-item>
                <text:list-item>
                  <text:p text:style-name="P210">Requires mastering the specific political terminology used in Arabic media and discourse.</text:p>
                </text:list-item>
              </text:list>
            </text:list-item>
            <text:list-item>
              <text:p text:style-name="P210"><text:span text:style-name="Strong_20_Emphasis">Socio-Economic Issues:</text:span></text:p>
              <text:list>
                <text:list-item>
                  <text:p text:style-name="P210">Discussing unemployment, the economy of the occupation, international aid, and social cleavages within Palestinian society.</text:p>
                </text:list-item>
              </text:list>
            </text:list-item>
            <text:list-item>
              <text:p text:style-name="P210"><text:span text:style-name="Strong_20_Emphasis">Religion and Society:</text:span></text:p>
              <text:list>
                <text:list-item>
                  <text:p text:style-name="P210">Discussing the role of Islam in society, religious-secular divides, and the status of holy sites.</text:p>
                </text:list-item>
              </text:list>
            </text:list-item>
            <text:list-item>
              <text:p text:style-name="P210"><text:span text:style-name="Strong_20_Emphasis">Culture and Arts:</text:span></text:p>
              <text:list>
                <text:list-item>
                  <text:p text:style-name="P210">Discussing Palestinian literature, cinema, music, and art, and their relationship to national identity.</text:p>
                </text:list-item>
              </text:list>
            </text:list-item>
            <text:list-item>
              <text:p text:style-name="P210"><text:span text:style-name="Strong_20_Emphasis">Abstract Concepts:</text:span></text:p>
              <text:list>
                <text:list-item>
                  <text:p text:style-name="P210">Moving beyond concrete topics to discuss abstract ideas like identity, memory, justice, and globalization.</text:p>
                </text:list-item>
              </text:list>
            </text:list-item>
          </text:list>
        </text:list-item>
        <text:list-item>
          <text:p text:style-name="P210"><text:span text:style-name="Strong_20_Emphasis">Methodology</text:span></text:p>
          <text:list>
            <text:list-item>
              <text:p text:style-name="P210"><text:span text:style-name="Strong_20_Emphasis">Immersive Environments:</text:span> Maximizing interaction with native speakers.</text:p>
            </text:list-item>
            <text:list-item>
              <text:p text:style-name="P210"><text:span text:style-name="Strong_20_Emphasis">Media Analysis:</text:span> Watching and analyzing Palestinian films, TV series, and news broadcasts to improve listening comprehension and absorb natural conversational patterns.</text:p>
            </text:list-item>
            <text:list-item>
              <text:p text:style-name="P210"><text:span text:style-name="Strong_20_Emphasis">Role-Playing and Debates:</text:span> Structured exercises that force students to argue a position and use persuasive language.</text:p>
            </text:list-item>
            <text:list-item>
              <text:p text:style-name="P210"><text:span text:style-name="Strong_20_Emphasis">Error Correction:</text:span> Focus on correcting not just grammatical errors, but also errors in tone, register, and cultural appropriateness.</text:p>
            </text:list-item>
          </text:list>
        </text:list-item>
      </text:list>
      <text:p text:style-name="P3"><text:span text:style-name="Strong_20_Emphasis">SECTION 3.20.3: Academic Writing in Hebrew and Arabic</text:span></text:p>
      <text:list text:style-name="L124">
        <text:list-item>
          <text:p text:style-name="P212"><text:span text:style-name="Strong_20_Emphasis">Objective:</text:span> To develop the skills necessary to produce formal academic research papers in both Modern Hebrew and Modern Standard Arabic, adhering to the stylistic and structural conventions of each academic culture.</text:p>
        </text:list-item>
        <text:list-item>
          <text:p text:style-name="P212"><text:span text:style-name="Strong_20_Emphasis">Key Skills (Applicable to Both Languages):</text:span></text:p>
          <text:list>
            <text:list-item>
              <text:p text:style-name="P212"><text:soft-page-break/><text:span text:style-name="Strong_20_Emphasis">Formulating a Research Question and Thesis Statement:</text:span> Crafting a clear, arguable thesis that will guide the paper.</text:p>
            </text:list-item>
            <text:list-item>
              <text:p text:style-name="P212"><text:span text:style-name="Strong_20_Emphasis">Structuring an Academic Argument:</text:span> Learning the conventional structure of an academic paper (introduction, literature review, argumentation, conclusion).</text:p>
            </text:list-item>
            <text:list-item>
              <text:p text:style-name="P212"><text:span text:style-name="Strong_20_Emphasis">Source Integration and Citation:</text:span> Properly citing sources, paraphrasing, summarizing, and integrating quotations into the text according to academic standards (e.g., Chicago, MLA, or local conventions).</text:p>
            </text:list-item>
            <text:list-item>
              <text:p text:style-name="P212"><text:span text:style-name="Strong_20_Emphasis">Developing a Formal Academic Tone:</text:span> Avoiding colloquialisms and using precise, objective language.</text:p>
            </text:list-item>
            <text:list-item>
              <text:p text:style-name="P212"><text:span text:style-name="Strong_20_Emphasis">Mastering a Specialized Lexicon:</text:span> Acquiring the specific vocabulary of the relevant academic field (e.g., political science, history, literary studies).</text:p>
            </text:list-item>
          </text:list>
        </text:list-item>
        <text:list-item>
          <text:p text:style-name="P212"><text:span text:style-name="Strong_20_Emphasis">Specifics of Academic Hebrew</text:span></text:p>
          <text:list>
            <text:list-item>
              <text:p text:style-name="P212"><text:span text:style-name="Strong_20_Emphasis">Style:</text:span> Tends to be direct and analytical. It is heavily influenced by English-language academic conventions.</text:p>
            </text:list-item>
            <text:list-item>
              <text:p text:style-name="P212"><text:span text:style-name="Strong_20_Emphasis">Grammar and Syntax:</text:span> Characterized by the use of complex sentence structures, including embedded clauses and nominalizations (turning verbs into nouns), which are less common in spoken Hebrew.</text:p>
            </text:list-item>
            <text:list-item>
              <text:p text:style-name="P212"><text:span text:style-name="Strong_20_Emphasis">Vocabulary:</text:span> Extensive use of words derived from classical sources and international academic terminology.</text:p>
            </text:list-item>
            <text:list-item>
              <text:p text:style-name="P213"><text:span text:style-name="Strong_20_Emphasis">Common Pitfalls for Learners:</text:span> Over-reliance on spoken Hebrew sentence structures, incorrect use of prepositions and conjunctions in formal contexts, and difficulty with the construct state (<text:span text:style-name="T1">smikhut</text:span>) in complex noun chains.</text:p>
            </text:list-item>
            <text:list-item>
              <text:p text:style-name="P212"><text:span text:style-name="Strong_20_Emphasis">Practice:</text:span> Involves reading and deconstructing Hebrew academic articles, and then writing summaries, critiques, and eventually, original research papers, with intensive feedback from instructors.</text:p>
            </text:list-item>
          </text:list>
        </text:list-item>
        <text:list-item>
          <text:p text:style-name="P212"><text:span text:style-name="Strong_20_Emphasis">Specifics of Academic Arabic (MSA)</text:span></text:p>
          <text:list>
            <text:list-item>
              <text:p text:style-name="P213"><text:span text:style-name="Strong_20_Emphasis">Style:</text:span> Traditionally more rhetorical and ornate than English academic prose, though modern academic Arabic is increasingly adopting a more direct, Western style. There is still a high value placed on eloquence (<text:span text:style-name="T1">balagha</text:span>).</text:p>
            </text:list-item>
            <text:list-item>
              <text:p text:style-name="P212"><text:span text:style-name="Strong_20_Emphasis">Grammar and Syntax:</text:span> Requires mastery of the full grammatical system of MSA, which is significantly more complex than that of the spoken dialects. This includes:</text:p>
              <text:list>
                <text:list-item>
                  <text:p text:style-name="P213"><text:span text:style-name="Strong_20_Emphasis">Case Endings (</text:span><text:span text:style-name="Strong_20_Emphasis"><text:span text:style-name="T1">I'rab</text:span></text:span><text:span text:style-name="Strong_20_Emphasis">):</text:span> Correctly applying the nominative, accusative, and genitive case endings, even though they are absent in speech.</text:p>
                </text:list-item>
                <text:list-item>
                  <text:p text:style-name="P212"><text:span text:style-name="Strong_20_Emphasis">Verb Moods:</text:span> Correctly using the indicative, subjunctive, and jussive moods.</text:p>
                </text:list-item>
                <text:list-item>
                  <text:p text:style-name="P213"><text:soft-page-break/><text:span text:style-name="Strong_20_Emphasis">Complex Sentence Connectors:</text:span> Mastering a wide range of formal sentence connectors (<text:span text:style-name="T1">adawat al-rabt</text:span>) to create sophisticated and logically flowing prose.</text:p>
                </text:list-item>
              </text:list>
            </text:list-item>
            <text:list-item>
              <text:p text:style-name="P212"><text:span text:style-name="Strong_20_Emphasis">Common Pitfalls for Learners:</text:span></text:p>
              <text:list>
                <text:list-item>
                  <text:p text:style-name="P212"><text:span text:style-name="Strong_20_Emphasis">Dialect Interference:</text:span> Allowing colloquialisms or dialectal grammar to slip into formal writing.</text:p>
                </text:list-item>
                <text:list-item>
                  <text:p text:style-name="P213"><text:span text:style-name="Strong_20_Emphasis">Errors in </text:span><text:span text:style-name="Strong_20_Emphasis"><text:span text:style-name="T1">I'rab</text:span></text:span><text:span text:style-name="Strong_20_Emphasis">:</text:span> This is the most common and persistent difficulty for learners.</text:p>
                </text:list-item>
                <text:list-item>
                  <text:p text:style-name="P212"><text:span text:style-name="Strong_20_Emphasis">Creating a "Translated" Style:</text:span> Writing sentences that are grammatically correct but follow English thought patterns, rather than idiomatic Arabic ones.</text:p>
                </text:list-item>
              </text:list>
            </text:list-item>
            <text:list-item>
              <text:p text:style-name="P212"><text:span text:style-name="Strong_20_Emphasis">Practice:</text:span> Involves intensive grammar review focused on the classical rules, translation exercises (from English to formal Arabic), and the close reading and imitation of high-quality Arabic academic texts. The writing process proceeds from structured summaries to original essays, with a strong emphasis on grammatical accuracy and stylistic appropriateness.</text:p>
            </text:list-item>
          </text:list>
        </text:list-item>
      </text:list>
      <text:p text:style-name="P3"/>
      <text:p text:style-name="P10"/>
      <text:p text:style-name="P3"><text:span text:style-name="Strong_20_Emphasis">PART IV: RESEARCH TOOLS &amp; METHODS</text:span></text:p>
      <text:p text:style-name="P3"><text:span text:style-name="Strong_20_Emphasis">CHAPTER 4.1: Historical Methodologies for the Middle East</text:span></text:p>
      <text:p text:style-name="P3"><text:span text:style-name="Strong_20_Emphasis">SECTION 4.1.1: Archival Research: Ottoman and Mandate Records</text:span></text:p>
      <text:list text:style-name="L125">
        <text:list-item>
          <text:p text:style-name="P214"><text:span text:style-name="Strong_20_Emphasis">The Ottoman Archives</text:span></text:p>
          <text:list>
            <text:list-item>
              <text:p text:style-name="P214"><text:span text:style-name="Strong_20_Emphasis">Significance:</text:span> The archives of the Ottoman Empire are an indispensable source for the social, economic, and political history of Palestine from 1516 to 1917. They provide a baseline for understanding the region before the advent of Zionism and the British Mandate.</text:p>
            </text:list-item>
            <text:list-item>
              <text:p text:style-name="P214"><text:span text:style-name="Strong_20_Emphasis">Major Repositories:</text:span></text:p>
              <text:list>
                <text:list-item>
                  <text:p text:style-name="P214"><text:span text:style-name="Strong_20_Emphasis">The Prime Minister's Ottoman Archives (BOA) in Istanbul:</text:span> The primary repository, holding millions of documents from the central government.</text:p>
                </text:list-item>
                <text:list-item>
                  <text:p text:style-name="P215"><text:span text:style-name="Strong_20_Emphasis">The Land Registry Archives (TKGM) in Ankara:</text:span> Holds the detailed property and land tenure records (<text:span text:style-name="T1">tapu defterleri</text:span>).</text:p>
                </text:list-item>
              </text:list>
            </text:list-item>
            <text:list-item>
              <text:p text:style-name="P214"><text:span text:style-name="Strong_20_Emphasis">Key Document Types:</text:span></text:p>
              <text:list>
                <text:list-item>
                  <text:p text:style-name="P215"><text:span text:style-name="Strong_20_Emphasis"><text:span text:style-name="T1">Tahrir Defterleri</text:span></text:span><text:span text:style-name="Strong_20_Emphasis"> (Cadastral Surveys):</text:span> Detailed 16th-century registers recording population (by household and religion), land use, crops, and tax revenues for every village. They are crucial for demographic and economic history.</text:p>
                </text:list-item>
                <text:list-item>
                  <text:p text:style-name="P215"><text:soft-page-break/><text:span text:style-name="Strong_20_Emphasis"><text:span text:style-name="T1">Mühimme Defterleri</text:span></text:span><text:span text:style-name="Strong_20_Emphasis"> (Registers of Important Affairs):</text:span> Records of the decrees and correspondence of the Imperial Council, providing insight into central government policy.</text:p>
                </text:list-item>
                <text:list-item>
                  <text:p text:style-name="P215"><text:span text:style-name="Strong_20_Emphasis"><text:span text:style-name="T1">Şeriyye Sicilleri</text:span></text:span><text:span text:style-name="Strong_20_Emphasis"> (Islamic Court Records):</text:span> Records of the local Sharia courts in cities like Jerusalem, Nablus, and Jaffa. These are an invaluable source for social history, detailing everyday life, commercial transactions, family disputes, and property ownership.</text:p>
                </text:list-item>
              </text:list>
            </text:list-item>
            <text:list-item>
              <text:p text:style-name="P214"><text:span text:style-name="Strong_20_Emphasis">Challenges:</text:span></text:p>
              <text:list>
                <text:list-item>
                  <text:p text:style-name="P215"><text:span text:style-name="Strong_20_Emphasis">Language and Script:</text:span> Requires proficiency in Ottoman Turkish, which uses an Arabic-based script, and the ability to read various forms of complex bureaucratic handwriting (<text:span text:style-name="T1">siyakat</text:span>, <text:span text:style-name="T1">divani</text:span>).</text:p>
                </text:list-item>
                <text:list-item>
                  <text:p text:style-name="P214"><text:span text:style-name="Strong_20_Emphasis">Bureaucratic Complexity:</text:span> Navigating the complex and often decentralized Ottoman administrative system requires specialized knowledge.</text:p>
                </text:list-item>
                <text:list-item>
                  <text:p text:style-name="P214"><text:span text:style-name="Strong_20_Emphasis">Access and Politics:</text:span> Access to archives can sometimes be subject to political considerations.</text:p>
                </text:list-item>
              </text:list>
            </text:list-item>
          </text:list>
        </text:list-item>
        <text:list-item>
          <text:p text:style-name="P214"><text:span text:style-name="Strong_20_Emphasis">The British Mandate Archives</text:span></text:p>
          <text:list>
            <text:list-item>
              <text:p text:style-name="P214"><text:span text:style-name="Strong_20_Emphasis">Significance:</text:span> The primary source for the political, administrative, and social history of the Mandate period (c. 1917-1948), documenting the triangular relationship between the British administration, the Zionist movement, and the Palestinian Arab community.</text:p>
            </text:list-item>
            <text:list-item>
              <text:p text:style-name="P214"><text:span text:style-name="Strong_20_Emphasis">Major Repositories:</text:span></text:p>
              <text:list>
                <text:list-item>
                  <text:p text:style-name="P214"><text:span text:style-name="Strong_20_Emphasis">The National Archives (TNA) at Kew, UK:</text:span> Holds the records of the British government departments that administered the Mandate, primarily the Colonial Office (CO) and the Foreign Office (FO). This is the most important archive for high-level policy making.</text:p>
                </text:list-item>
                <text:list-item>
                  <text:p text:style-name="P214"><text:span text:style-name="Strong_20_Emphasis">The Israel State Archives (ISA) in Jerusalem:</text:span> Holds the records of the Mandate-era Chief Secretariat, the local administration of the Government of Palestine. These provide a more on-the-ground perspective. It also holds captured Jordanian and Egyptian documents from 1948 and 1967.</text:p>
                </text:list-item>
                <text:list-item>
                  <text:p text:style-name="P214"><text:span text:style-name="Strong_20_Emphasis">The Middle East Centre Archive (MECA) at St Antony's College, Oxford:</text:span> A major repository of private papers of British officials, soldiers, and diplomats who served in Palestine.</text:p>
                </text:list-item>
              </text:list>
            </text:list-item>
            <text:list-item>
              <text:p text:style-name="P214"><text:span text:style-name="Strong_20_Emphasis">Key Document Types:</text:span></text:p>
              <text:list>
                <text:list-item>
                  <text:p text:style-name="P214">Official correspondence between the High Commissioner in Jerusalem and the Colonial Office in London.</text:p>
                </text:list-item>
                <text:list-item>
                  <text:p text:style-name="P214">Intelligence reports from the police and military.</text:p>
                </text:list-item>
                <text:list-item>
                  <text:p text:style-name="P214">Reports of Royal Commissions (e.g., Peel, Shaw).</text:p>
                </text:list-item>
                <text:list-item>
                  <text:p text:style-name="P214"><text:soft-page-break/>Departmental files on land, immigration, education, and public works.</text:p>
                </text:list-item>
                <text:list-item>
                  <text:p text:style-name="P214">Personal diaries and letters of British officials.</text:p>
                </text:list-item>
              </text:list>
            </text:list-item>
          </text:list>
        </text:list-item>
        <text:list-item>
          <text:p text:style-name="P214"><text:span text:style-name="Strong_20_Emphasis">The Zionist Archives</text:span></text:p>
          <text:list>
            <text:list-item>
              <text:p text:style-name="P214"><text:span text:style-name="Strong_20_Emphasis">Significance:</text:span> Document the development of the Zionist movement, its institutions, and the pre-state Yishuv.</text:p>
            </text:list-item>
            <text:list-item>
              <text:p text:style-name="P214"><text:span text:style-name="Strong_20_Emphasis">Major Repositories:</text:span></text:p>
              <text:list>
                <text:list-item>
                  <text:p text:style-name="P214"><text:span text:style-name="Strong_20_Emphasis">The Central Zionist Archives (CZA) in Jerusalem:</text:span> The official archive of the World Zionist Organization, the Jewish Agency, and other major Zionist institutions.</text:p>
                </text:list-item>
                <text:list-item>
                  <text:p text:style-name="P214"><text:span text:style-name="Strong_20_Emphasis">The IDF and Defense Establishment Archives:</text:span> Holds the military records of the Haganah and the IDF. Access is often restricted.</text:p>
                </text:list-item>
                <text:list-item>
                  <text:p text:style-name="P214"><text:span text:style-name="Strong_20_Emphasis">Kibbutz Archives:</text:span> Many individual kibbutzim maintain their own archives, which are a rich source for social history.</text:p>
                </text:list-item>
              </text:list>
            </text:list-item>
            <text:list-item>
              <text:p text:style-name="P214"><text:span text:style-name="Strong_20_Emphasis">Challenges:</text:span></text:p>
              <text:list>
                <text:list-item>
                  <text:p text:style-name="P214"><text:span text:style-name="Strong_20_Emphasis">Access:</text:span> Access to sensitive military and intelligence files, particularly concerning the 1948 war, is often restricted or subject to military censorship. The debate sparked by the "New Historians" was fueled by the declassification of key files in the 1980s.</text:p>
                </text:list-item>
                <text:list-item>
                  <text:p text:style-name="P214"><text:span text:style-name="Strong_20_Emphasis">Language:</text:span> Requires proficiency in Modern Hebrew, and often Yiddish, German, or Russian for earlier materials.</text:p>
                </text:list-item>
              </text:list>
            </text:list-item>
          </text:list>
        </text:list-item>
        <text:list-item>
          <text:p text:style-name="P214"><text:span text:style-name="Strong_20_Emphasis">Palestinian Archives</text:span></text:p>
          <text:list>
            <text:list-item>
              <text:p text:style-name="P214"><text:span text:style-name="Strong_20_Emphasis">The Problem of "Archival Loss":</text:span> The Palestinian archival situation is defined by fragmentation and loss due to the Nakba and subsequent conflicts. There is no single, central national archive.</text:p>
            </text:list-item>
            <text:list-item>
              <text:p text:style-name="P214"><text:span text:style-name="Strong_20_Emphasis">Major Collections:</text:span></text:p>
              <text:list>
                <text:list-item>
                  <text:p text:style-name="P214"><text:span text:style-name="Strong_20_Emphasis">The Institute for Palestine Studies (IPS) in Beirut:</text:span> A major research center that holds important collections.</text:p>
                </text:list-item>
                <text:list-item>
                  <text:p text:style-name="P214"><text:span text:style-name="Strong_20_Emphasis">Birzeit University Museum and Archive:</text:span> Holds collections of private papers and organizational records.</text:p>
                </text:list-item>
                <text:list-item>
                  <text:p text:style-name="P214"><text:span text:style-name="Strong_20_Emphasis">Private Family Collections:</text:span> Many prominent Palestinian families maintain their own private archives of letters, photographs, and documents, which are crucial but often difficult to access.</text:p>
                </text:list-item>
              </text:list>
            </text:list-item>
            <text:list-item>
              <text:p text:style-name="P214">The fragmentation of Palestinian archives makes reconstructing Palestinian history a significant methodological challenge, reinforcing the importance of oral history.</text:p>
            </text:list-item>
          </text:list>
        </text:list-item>
      </text:list>
      <text:p text:style-name="P3"><text:soft-page-break/><text:span text:style-name="Strong_20_Emphasis">SECTION 4.1.2: Oral History Interview Techniques</text:span></text:p>
      <text:list text:style-name="L126">
        <text:list-item>
          <text:p text:style-name="P216"><text:span text:style-name="Strong_20_Emphasis">Purpose in this Context</text:span></text:p>
          <text:list>
            <text:list-item>
              <text:p text:style-name="P216">To capture lived experiences and perspectives not found in official state archives.</text:p>
            </text:list-item>
            <text:list-item>
              <text:p text:style-name="P216">Crucial for reconstructing Palestinian social history, the Nakba, and the experiences of marginalized Israeli communities (e.g., Mizrahim, Bedouin).</text:p>
            </text:list-item>
            <text:list-item>
              <text:p text:style-name="P216">To understand how historical events are remembered, interpreted, and transmitted across generations.</text:p>
            </text:list-item>
          </text:list>
        </text:list-item>
        <text:list-item>
          <text:p text:style-name="P216"><text:span text:style-name="Strong_20_Emphasis">The Interview Process: Best Practices</text:span></text:p>
          <text:list>
            <text:list-item>
              <text:p text:style-name="P216"><text:span text:style-name="Strong_20_Emphasis">Pre-Interview Research:</text:span> The historian should research the narrator's background, time period, and location to ask informed questions and understand the context of the testimony.</text:p>
            </text:list-item>
            <text:list-item>
              <text:p text:style-name="P216"><text:span text:style-name="Strong_20_Emphasis">Building Rapport:</text:span> The interview should begin with establishing trust and a comfortable atmosphere. This often involves informal conversation, sharing food or drink, and explaining the purpose of the project clearly.</text:p>
            </text:list-item>
            <text:list-item>
              <text:p text:style-name="P216"><text:span text:style-name="Strong_20_Emphasis">Informed Consent:</text:span> Obtaining clear, informed consent is ethically mandatory. The narrator must understand how their testimony will be used, where it will be stored, and their rights regarding anonymity or withdrawal. A formal consent form is standard practice.</text:p>
            </text:list-item>
            <text:list-item>
              <text:p text:style-name="P216"><text:span text:style-name="Strong_20_Emphasis">The Life-Story Method:</text:span> A highly effective technique is to ask the narrator to begin at the beginning of their life. This allows the narrator to control the flow and emphasizes their own sense of what is important, often revealing unexpected connections.</text:p>
            </text:list-item>
            <text:list-item>
              <text:p text:style-name="P216"><text:span text:style-name="Strong_20_Emphasis">Open-Ended Questions:</text:span> Avoid leading questions or simple "yes/no" questions. Use open-ended prompts like "Can you tell me what you remember about...?" or "What was that like?"</text:p>
            </text:list-item>
            <text:list-item>
              <text:p text:style-name="P216"><text:span text:style-name="Strong_20_Emphasis">Active Listening:</text:span> Pay close attention not only to what is said but also to what is not said—pauses, changes in tone, and non-verbal cues. These can indicate sensitive or traumatic topics that should be approached with care.</text:p>
            </text:list-item>
            <text:list-item>
              <text:p text:style-name="P216"><text:span text:style-name="Strong_20_Emphasis">Follow-Up Questions:</text:span> Use follow-up questions to gently probe for more detail ("Can you tell me more about that?"), but avoid being overly aggressive or challenging the narrator's memory directly.</text:p>
            </text:list-item>
          </text:list>
        </text:list-item>
        <text:list-item>
          <text:p text:style-name="P216"><text:span text:style-name="Strong_20_Emphasis">Ethical Considerations</text:span></text:p>
          <text:list>
            <text:list-item>
              <text:p text:style-name="P216"><text:span text:style-name="Strong_20_Emphasis">"Do No Harm":</text:span> The primary ethical obligation is to the narrator. The process of recounting traumatic events can be re-traumatizing. The interviewer must be prepared to stop the interview if the narrator shows signs of distress.</text:p>
            </text:list-item>
            <text:list-item>
              <text:p text:style-name="P216"><text:soft-page-break/><text:span text:style-name="Strong_20_Emphasis">Power Dynamics:</text:span> The researcher, often from a position of academic or class privilege, must be aware of the power dynamics in the interview. The relationship should be one of collaboration, not extraction.</text:p>
            </text:list-item>
            <text:list-item>
              <text:p text:style-name="P216"><text:span text:style-name="Strong_20_Emphasis">Anonymity and Confidentiality:</text:span> The narrator's wishes regarding anonymity must be strictly respected, especially when dealing with sensitive political topics or personal information that could put them or their family at risk.</text:p>
            </text:list-item>
            <text:list-item>
              <text:p text:style-name="P216"><text:span text:style-name="Strong_20_Emphasis">Giving Back:</text:span> Increasingly, oral history projects emphasize the importance of "giving back" to the community from which the stories are collected, for example, by providing copies of the interviews, holding public exhibitions, or creating educational materials for local schools.</text:p>
            </text:list-item>
          </text:list>
        </text:list-item>
        <text:list-item>
          <text:p text:style-name="P216"><text:span text:style-name="Strong_20_Emphasis">Analyzing Oral Testimony</text:span></text:p>
          <text:list>
            <text:list-item>
              <text:p text:style-name="P216"><text:span text:style-name="Strong_20_Emphasis">Oral History is Not "Pure Fact":</text:span> The testimony is not a direct, unmediated window onto the past. It is a memory of the past, constructed in the present, and shaped by the narrator's current identity, experiences, and the context of the interview itself.</text:p>
            </text:list-item>
            <text:list-item>
              <text:p text:style-name="P216"><text:span text:style-name="Strong_20_Emphasis">The "Double-Voiced" Nature:</text:span> The historian must listen for two things simultaneously:</text:p>
              <text:list>
                <text:list-item>
                  <text:p text:style-name="P216">The factual information the narrator provides about past events.</text:p>
                </text:list-item>
                <text:list-item>
                  <text:p text:style-name="P216">The way the narrator tells the story, which reveals how they have made sense of those events (the meaning-making).</text:p>
                </text:list-item>
              </text:list>
            </text:list-item>
            <text:list-item>
              <text:p text:style-name="P216"><text:span text:style-name="Strong_20_Emphasis">Identifying Narrative Tropes:</text:span> Look for recurring stories, symbols, and patterns of speech (e.g., the "lost paradise" or the "house key" in Nakba narratives). These reveal the collective memory and shared cultural framework of the community.</text:p>
            </text:list-item>
            <text:list-item>
              <text:p text:style-name="P216"><text:span text:style-name="Strong_20_Emphasis">Comparing and Corroborating:</text:span> Compare different oral testimonies with each other and with documentary sources to build a more complete and nuanced historical picture. Discrepancies between sources are not necessarily "errors" but can be historically significant in themselves.</text:p>
            </text:list-item>
          </text:list>
        </text:list-item>
      </text:list>
      <text:p text:style-name="P3"><text:span text:style-name="Strong_20_Emphasis">SECTION 4.1.3: Historiography and Narrative Analysis</text:span></text:p>
      <text:list text:style-name="L127">
        <text:list-item>
          <text:p text:style-name="P217"><text:span text:style-name="Strong_20_Emphasis">Historiography: The History of History-Writing</text:span></text:p>
          <text:list>
            <text:list-item>
              <text:p text:style-name="P217">Historiography is not the study of the past itself, but the study of how the history of the past has been written.</text:p>
            </text:list-item>
            <text:list-item>
              <text:p text:style-name="P217">It analyzes how different historians, in different time periods and political contexts, have interpreted the same events.</text:p>
            </text:list-item>
            <text:list-item>
              <text:p text:style-name="P217">In the Israeli-Palestinian context, this means understanding the major schools of historical thought and their political implications.</text:p>
            </text:list-item>
          </text:list>
        </text:list-item>
        <text:list-item>
          <text:p text:style-name="P217"><text:span text:style-name="Strong_20_Emphasis">The Israeli-Palestinian Case: Major Historiographical Schools</text:span></text:p>
          <text:list>
            <text:list-item>
              <text:p text:style-name="P217"><text:span text:style-name="Strong_20_Emphasis">1. The "Old" or "Traditional" Israeli Historians (1950s–1980s):</text:span></text:p>
              <text:list>
                <text:list-item>
                  <text:p text:style-name="P217"><text:soft-page-break/><text:span text:style-name="Strong_20_Emphasis">Key Figures:</text:span> Historians who were often participants in the events they described (e.g., David Ben-Gurion himself).</text:p>
                </text:list-item>
                <text:list-item>
                  <text:p text:style-name="P217"><text:span text:style-name="Strong_20_Emphasis">Narrative:</text:span> Wrote a patriotic, nation-building history that largely reflected the official state narrative. Emphasized Jewish heroism, Arab intransigence, and the "miracle" of Israel's survival.</text:p>
                </text:list-item>
                <text:list-item>
                  <text:p text:style-name="P217"><text:span text:style-name="Strong_20_Emphasis">Sources:</text:span> Relied heavily on the memoirs of Zionist leaders and sanitized official documents. Access to state archives was limited.</text:p>
                </text:list-item>
                <text:list-item>
                  <text:p text:style-name="P217"><text:span text:style-name="Strong_20_Emphasis">Example Topic (1948):</text:span> The Palestinian refugee exodus was caused by the calls of Arab leaders for them to evacuate. Israel fought a defensive war against overwhelming odds.</text:p>
                </text:list-item>
              </text:list>
            </text:list-item>
            <text:list-item>
              <text:p text:style-name="P217"><text:span text:style-name="Strong_20_Emphasis">2. The Palestinian Nationalist Historians:</text:span></text:p>
              <text:list>
                <text:list-item>
                  <text:p text:style-name="P217"><text:span text:style-name="Strong_20_Emphasis">Key Figures:</text:span> Walid Khalidi, Nur Masalha.</text:p>
                </text:list-item>
                <text:list-item>
                  <text:p text:style-name="P217"><text:span text:style-name="Strong_20_Emphasis">Narrative:</text:span> Wrote a counter-narrative focused on the Palestinian experience of dispossession and colonialism. Framed Zionism as a settler-colonial movement.</text:p>
                </text:list-item>
                <text:list-item>
                  <text:p text:style-name="P217"><text:span text:style-name="Strong_20_Emphasis">Sources:</text:span> Relied heavily on Palestinian oral histories, private papers, and British Mandate records.</text:p>
                </text:list-item>
                <text:list-item>
                  <text:p text:style-name="P217"><text:span text:style-name="Strong_20_Emphasis">Example Topic (1948):</text:span> The Nakba was a deliberate and planned act of ethnic cleansing by the Zionist movement to create a Jewish state.</text:p>
                </text:list-item>
              </text:list>
            </text:list-item>
            <text:list-item>
              <text:p text:style-name="P217"><text:span text:style-name="Strong_20_Emphasis">3. The "New Historians" or "Revisionists" (Late 1980s–Present):</text:span></text:p>
              <text:list>
                <text:list-item>
                  <text:p text:style-name="P217"><text:span text:style-name="Strong_20_Emphasis">Key Figures:</text:span> A group of Israeli historians, primarily Benny Morris, Ilan Pappé, and Avi Shlaim.</text:p>
                </text:list-item>
                <text:list-item>
                  <text:p text:style-name="P217"><text:span text:style-name="Strong_20_Emphasis">Methodology:</text:span> Their work was enabled by the declassification of key Israeli, British, and American government archives in the 1980s. They applied standard critical historical methods to these primary source documents.</text:p>
                </text:list-item>
                <text:list-item>
                  <text:p text:style-name="P217"><text:span text:style-name="Strong_20_Emphasis">Key Revisions:</text:span> Their research systematically challenged the traditional Israeli narrative on key issues:</text:p>
                  <text:list>
                    <text:list-item>
                      <text:p text:style-name="P217"><text:span text:style-name="Strong_20_Emphasis">The 1948 War (Benny Morris):</text:span> Argued that the refugee exodus was not caused by Arab orders, but primarily by Israeli military actions, including direct expulsions and fear of massacres. Morris initially argued there was no master plan, but that an ethos of "transfer" was pervasive.</text:p>
                    </text:list-item>
                    <text:list-item>
                      <text:p text:style-name="P217"><text:span text:style-name="Strong_20_Emphasis">Collusion Across the Jordan (Avi Shlaim):</text:span> Argued that there was a secret, tacit understanding between the Zionist leadership and Transjordan's King Abdullah to partition Palestine between themselves, and that the 1948 war was not a pan-Arab assault but an attempt by Abdullah to seize the territory allotted to him.</text:p>
                    </text:list-item>
                  </text:list>
                </text:list-item>
                <text:list-item>
                  <text:p text:style-name="P217"><text:soft-page-break/><text:span text:style-name="Strong_20_Emphasis">Impact:</text:span> The New Historians sparked a fierce and ongoing public and academic debate in Israel, known as the "history wars." They were accused by critics of being anti-Zionist and of undermining the state's legitimacy.</text:p>
                </text:list-item>
              </text:list>
            </text:list-item>
            <text:list-item>
              <text:p text:style-name="P217"><text:span text:style-name="Strong_20_Emphasis">4. The "Post-Zionist" Sociologists:</text:span></text:p>
              <text:list>
                <text:list-item>
                  <text:p text:style-name="P217"><text:span text:style-name="Strong_20_Emphasis">Key Figures:</text:span> Baruch Kimmerling, Uri Ram.</text:p>
                </text:list-item>
                <text:list-item>
                  <text:p text:style-name="P217"><text:span text:style-name="Strong_20_Emphasis">Methodology:</text:span> Apply critical sociological theories (e.g., post-colonialism, settler-colonialism) to Israeli history and society, moving beyond the diplomatic and military focus of the historians.</text:p>
                </text:list-item>
                <text:list-item>
                  <text:p text:style-name="P217"><text:span text:style-name="Strong_20_Emphasis">Narrative:</text:span> Critique Zionism itself as a settler-colonial project and analyze the power structures and internal ethnic/social cleavages of Israeli society. Ilan Pappé later moved from a "New Historian" position to an explicitly post-Zionist one.</text:p>
                </text:list-item>
              </text:list>
            </text:list-item>
          </text:list>
        </text:list-item>
        <text:list-item>
          <text:p text:style-name="P217"><text:span text:style-name="Strong_20_Emphasis">Narrative Analysis as a Method</text:span></text:p>
          <text:list>
            <text:list-item>
              <text:p text:style-name="P217">This involves treating historical texts, textbooks, memoirs, and even political speeches not just as sources of fact, but as constructed narratives.</text:p>
            </text:list-item>
            <text:list-item>
              <text:p text:style-name="P217"><text:span text:style-name="Strong_20_Emphasis">The Goal:</text:span> To deconstruct these narratives to understand how they work.</text:p>
            </text:list-item>
            <text:list-item>
              <text:p text:style-name="P217"><text:span text:style-name="Strong_20_Emphasis">Analytical Questions:</text:span></text:p>
              <text:list>
                <text:list-item>
                  <text:p text:style-name="P217"><text:span text:style-name="Strong_20_Emphasis">Plot:</text:span> How is the story structured? Where does it begin and end? What are the key turning points?</text:p>
                </text:list-item>
                <text:list-item>
                  <text:p text:style-name="P217"><text:span text:style-name="Strong_20_Emphasis">Characterization:</text:span> Who are the heroes, villains, and victims in the story? How are they portrayed?</text:p>
                </text:list-item>
                <text:list-item>
                  <text:p text:style-name="P217"><text:span text:style-name="Strong_20_Emphasis">Language and Metaphor:</text:span> What kind of language is used? What are the key symbols and metaphors (e.g., "making the desert bloom," "the key of return")?</text:p>
                </text:list-item>
                <text:list-item>
                  <text:p text:style-name="P217"><text:span text:style-name="Strong_20_Emphasis">Silences and Omissions:</text:span> What is left out of the narrative? Whose voices are not heard? These silences can be as significant as what is stated.</text:p>
                </text:list-item>
              </text:list>
            </text:list-item>
            <text:list-item>
              <text:p text:style-name="P217">By analyzing the narrative structure, the historian can reveal the underlying ideology, assumptions, and political project that the historical account is designed to support.</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2: Qualitative Social Science Methods</text:span></text:p>
      <text:p text:style-name="P3"><text:span text:style-name="Strong_20_Emphasis">SECTION 4.2.1: Ethnography and Participant Observation</text:span></text:p>
      <text:list text:style-name="L128">
        <text:list-item>
          <text:p text:style-name="P218"><text:span text:style-name="Strong_20_Emphasis">Core Method</text:span></text:p>
          <text:list>
            <text:list-item>
              <text:p text:style-name="P218">Ethnography is the systematic, in-depth study of a particular social or cultural group in its natural setting.</text:p>
            </text:list-item>
            <text:list-item>
              <text:p text:style-name="P218"><text:soft-page-break/>The primary research method is <text:span text:style-name="Strong_20_Emphasis">participant observation</text:span>, where the researcher immerses themselves in the daily life of the community for an extended period.</text:p>
            </text:list-item>
            <text:list-item>
              <text:p text:style-name="P218">The goal is to produce a "thick description" (a term from anthropologist Clifford Geertz) of the group's social practices, beliefs, and worldview—to understand their world from their own perspective.</text:p>
            </text:list-item>
            <text:list-item>
              <text:p text:style-name="P218">It is a holistic method that seeks to understand the interconnections between different aspects of a society (e.g., how religion, politics, and family life are intertwined).</text:p>
            </text:list-item>
          </text:list>
        </text:list-item>
        <text:list-item>
          <text:p text:style-name="P218"><text:span text:style-name="Strong_20_Emphasis">Application in the Israeli-Palestinian Context</text:span></text:p>
          <text:list>
            <text:list-item>
              <text:p text:style-name="P218">Ethnography is used to move beyond high-level political analysis and understand the lived, on-the-ground reality of the conflict.</text:p>
            </text:list-item>
            <text:list-item>
              <text:p text:style-name="P218"><text:span text:style-name="Strong_20_Emphasis">Research Sites:</text:span></text:p>
              <text:list>
                <text:list-item>
                  <text:p text:style-name="P218">Israeli settlement communities in the West Bank.</text:p>
                </text:list-item>
                <text:list-item>
                  <text:p text:style-name="P218">Palestinian refugee camps in the West Bank, Gaza, or diaspora countries.</text:p>
                </text:list-item>
                <text:list-item>
                  <text:p text:style-name="P218">Palestinian villages affected by the separation barrier.</text:p>
                </text:list-item>
                <text:list-item>
                  <text:p text:style-name="P218">Mixed cities within Israel (e.g., Jaffa, Haifa).</text:p>
                </text:list-item>
                <text:list-item>
                  <text:p text:style-name="P218">Specific social worlds, such as IDF military units, Haredi communities, or activist groups on both sides.</text:p>
                </text:list-item>
              </text:list>
            </text:list-item>
          </text:list>
        </text:list-item>
        <text:list-item>
          <text:p text:style-name="P218"><text:span text:style-name="Strong_20_Emphasis">The Research Process</text:span></text:p>
          <text:list>
            <text:list-item>
              <text:p text:style-name="P218"><text:span text:style-name="Strong_20_Emphasis">Gaining Access:</text:span> This is often the most difficult step. The researcher must gain the trust of the community and find "gatekeepers" who can facilitate entry. In a conflict zone, this involves navigating deep suspicion and political sensitivities.</text:p>
            </text:list-item>
            <text:list-item>
              <text:p text:style-name="P218"><text:span text:style-name="Strong_20_Emphasis">Participant Observation:</text:span> The researcher participates in the community's daily life while simultaneously observing and taking detailed notes. This can range from passive observation (e.g., attending a public event) to active participation (e.g., volunteering with a local organization).</text:p>
            </text:list-item>
            <text:list-item>
              <text:p text:style-name="P218"><text:span text:style-name="Strong_20_Emphasis">Field Notes:</text:span> The systematic recording of observations is crucial. Field notes typically include:</text:p>
              <text:list>
                <text:list-item>
                  <text:p text:style-name="P218">Detailed descriptions of places, events, and people.</text:p>
                </text:list-item>
                <text:list-item>
                  <text:p text:style-name="P218">Direct quotations and summaries of conversations.</text:p>
                </text:list-item>
                <text:list-item>
                  <text:p text:style-name="P218">The researcher's own personal reflections, feelings, and analytical insights (kept separate from the descriptive notes).</text:p>
                </text:list-item>
              </text:list>
            </text:list-item>
            <text:list-item>
              <text:p text:style-name="P218"><text:span text:style-name="Strong_20_Emphasis">In-depth Interviews:</text:span> In addition to observation, ethnography relies on formal and informal interviews with members of the community to gain deeper insight into their perspectives.</text:p>
            </text:list-item>
            <text:list-item>
              <text:p text:style-name="P218"><text:soft-page-break/><text:span text:style-name="Strong_20_Emphasis">Data Analysis:</text:span> The process is iterative. The researcher analyzes their field notes and interviews throughout the fieldwork period, identifying emerging themes and patterns, which then guides further observation.</text:p>
            </text:list-item>
            <text:list-item>
              <text:p text:style-name="P218"><text:span text:style-name="Strong_20_Emphasis">Writing:</text:span> The final product is an ethnography, a written account that weaves together narrative descriptions, direct quotes, and theoretical analysis to present a rich picture of the community's life.</text:p>
            </text:list-item>
          </text:list>
        </text:list-item>
        <text:list-item>
          <text:p text:style-name="P218"><text:span text:style-name="Strong_20_Emphasis">Ethical and Methodological Challenges</text:span></text:p>
          <text:list>
            <text:list-item>
              <text:p text:style-name="P218"><text:span text:style-name="Strong_20_Emphasis">Positionality:</text:span> The researcher's own identity (nationality, religion, gender, political views) profoundly shapes the research process, including the access they can gain, the way people interact with them, and their own interpretations. Ethnographers must engage in constant self-reflection about their own positionality and biases.</text:p>
            </text:list-item>
            <text:list-item>
              <text:p text:style-name="P218"><text:span text:style-name="Strong_20_Emphasis">The "Observer's Paradox":</text:span> The presence of the researcher can alter the behavior of the people being studied.</text:p>
            </text:list-item>
            <text:list-item>
              <text:p text:style-name="P218"><text:span text:style-name="Strong_20_Emphasis">Representational Ethics:</text:span> The ethnographer has a profound ethical responsibility in how they represent the community they have studied, particularly when dealing with vulnerable populations or politically sensitive topics. There is a danger of reinforcing stereotypes or providing information that could be used against the community.</text:p>
            </text:list-item>
            <text:list-item>
              <text:p text:style-name="P218"><text:span text:style-name="Strong_20_Emphasis">Safety and Risk:</text:span> Conducting ethnographic fieldwork in a conflict zone involves significant personal risk, both physical and psychological.</text:p>
            </text:list-item>
          </text:list>
        </text:list-item>
      </text:list>
      <text:p text:style-name="P3"><text:span text:style-name="Strong_20_Emphasis">SECTION 4.2.2: Discourse and Content Analysis</text:span></text:p>
      <text:list text:style-name="L129">
        <text:list-item>
          <text:p text:style-name="P219"><text:span text:style-name="Strong_20_Emphasis">Core Method</text:span></text:p>
          <text:list>
            <text:list-item>
              <text:p text:style-name="P219">A set of methods used to systematically analyze language and communication, whether written, spoken, or visual.</text:p>
            </text:list-item>
            <text:list-item>
              <text:p text:style-name="P219">The goal is to identify patterns, themes, meanings, and underlying ideologies within a body of texts (the "corpus").</text:p>
            </text:list-item>
            <text:list-item>
              <text:p text:style-name="P219"><text:span text:style-name="Strong_20_Emphasis">Content Analysis:</text:span> A more quantitative approach that often involves counting the frequency of specific words, phrases, or images to identify patterns. For example, counting how many times media reports use the word "terrorist" versus "militant" to describe Palestinians.</text:p>
            </text:list-item>
            <text:list-item>
              <text:p text:style-name="P220"><text:span text:style-name="Strong_20_Emphasis">Discourse Analysis:</text:span> A more qualitative and interpretive approach. It examines not just <text:span text:style-name="T1">what</text:span> is said, but <text:span text:style-name="T1">how</text:span> it is said. It focuses on the relationship between language, power, and social context, and how language is used to construct reality and legitimize certain viewpoints.</text:p>
            </text:list-item>
          </text:list>
        </text:list-item>
        <text:list-item>
          <text:p text:style-name="P219"><text:span text:style-name="Strong_20_Emphasis">Application in the Israeli-Palestinian Context</text:span></text:p>
          <text:list>
            <text:list-item>
              <text:p text:style-name="P219">This methodology is ideal for studying the "war of narratives" and the role of language in constructing and perpetuating the conflict.</text:p>
            </text:list-item>
            <text:list-item>
              <text:p text:style-name="P219"><text:soft-page-break/><text:span text:style-name="Strong_20_Emphasis">Research Corpora (Sources):</text:span></text:p>
              <text:list>
                <text:list-item>
                  <text:p text:style-name="P219"><text:span text:style-name="Strong_20_Emphasis">Media Texts:</text:span> Newspaper articles, television news broadcasts, social media posts.</text:p>
                </text:list-item>
                <text:list-item>
                  <text:p text:style-name="P219"><text:span text:style-name="Strong_20_Emphasis">Political Texts:</text:span> Speeches by political leaders, party platforms, parliamentary debates, official government statements.</text:p>
                </text:list-item>
                <text:list-item>
                  <text:p text:style-name="P219"><text:span text:style-name="Strong_20_Emphasis">Educational Texts:</text:span> School textbooks from both Israeli and Palestinian systems.</text:p>
                </text:list-item>
                <text:list-item>
                  <text:p text:style-name="P219"><text:span text:style-name="Strong_20_Emphasis">Legal Texts:</text:span> Court decisions, international resolutions.</text:p>
                </text:list-item>
                <text:list-item>
                  <text:p text:style-name="P219"><text:span text:style-name="Strong_20_Emphasis">Visual Texts:</text:span> Political cartoons, photographs, posters, propaganda.</text:p>
                </text:list-item>
              </text:list>
            </text:list-item>
          </text:list>
        </text:list-item>
        <text:list-item>
          <text:p text:style-name="P219"><text:span text:style-name="Strong_20_Emphasis">The Research Process</text:span></text:p>
          <text:list>
            <text:list-item>
              <text:p text:style-name="P219"><text:span text:style-name="Strong_20_Emphasis">Defining the Corpus:</text:span> The first step is to carefully select the body of texts to be analyzed.</text:p>
            </text:list-item>
            <text:list-item>
              <text:p text:style-name="P219"><text:span text:style-name="Strong_20_Emphasis">Coding:</text:span> The researcher develops a "coding scheme"—a set of categories, themes, or keywords to look for in the texts. This can be pre-defined (deductive) or can emerge from the texts themselves (inductive).</text:p>
            </text:list-item>
            <text:list-item>
              <text:p text:style-name="P219"><text:span text:style-name="Strong_20_Emphasis">Analysis:</text:span></text:p>
              <text:list>
                <text:list-item>
                  <text:p text:style-name="P219">In content analysis, this involves systematically coding the entire corpus and then analyzing the frequency and distribution of the codes.</text:p>
                </text:list-item>
                <text:list-item>
                  <text:p text:style-name="P219">In discourse analysis, the researcher performs a close reading of selected texts, paying attention to:</text:p>
                  <text:list>
                    <text:list-item>
                      <text:p text:style-name="P219"><text:span text:style-name="Strong_20_Emphasis">Framing:</text:span> How is the issue or event framed? (e.g., "cycle of violence" vs. "occupation and resistance").</text:p>
                    </text:list-item>
                    <text:list-item>
                      <text:p text:style-name="P219"><text:span text:style-name="Strong_20_Emphasis">Lexical Choice:</text:span> What specific words are used and what are their connotations? (e.g., "security fence" vs. "apartheid wall").</text:p>
                    </text:list-item>
                    <text:list-item>
                      <text:p text:style-name="P219"><text:span text:style-name="Strong_20_Emphasis">Rhetorical Devices:</text:span> How are metaphors, analogies, and other rhetorical tools used to persuade the audience?</text:p>
                    </text:list-item>
                    <text:list-item>
                      <text:p text:style-name="P219"><text:span text:style-name="Strong_20_Emphasis">Actor-Description:</text:span> How are the different actors (Israelis, Palestinians, soldiers, settlers) described? Who is portrayed as active and who is passive?</text:p>
                    </text:list-item>
                    <text:list-item>
                      <text:p text:style-name="P219"><text:span text:style-name="Strong_20_Emphasis">Silences:</text:span> What is significantly omitted from the text?</text:p>
                    </text:list-item>
                  </text:list>
                </text:list-item>
              </text:list>
            </text:list-item>
          </text:list>
        </text:list-item>
        <text:list-item>
          <text:p text:style-name="P219"><text:span text:style-name="Strong_20_Emphasis">Example: Analyzing a News Report</text:span></text:p>
          <text:list>
            <text:list-item>
              <text:p text:style-name="P219">A discourse analysis of a news report on a military operation might examine:</text:p>
              <text:list>
                <text:list-item>
                  <text:p text:style-name="P219"><text:span text:style-name="Strong_20_Emphasis">Headline:</text:span> Does it frame the event as an attack or a response?</text:p>
                </text:list-item>
                <text:list-item>
                  <text:p text:style-name="P219"><text:span text:style-name="Strong_20_Emphasis">Sources:</text:span> Who is quoted? Are Israeli military spokespersons given more weight or credibility than Palestinian eyewitnesses?</text:p>
                </text:list-item>
                <text:list-item>
                  <text:p text:style-name="P219"><text:soft-page-break/><text:span text:style-name="Strong_20_Emphasis">Verbs:</text:span> Is the active voice used for one side ("Israeli forces targeted...") and the passive voice for the other ("Palestinians were killed...")?</text:p>
                </text:list-item>
                <text:list-item>
                  <text:p text:style-name="P219"><text:span text:style-name="Strong_20_Emphasis">Context:</text:span> Is the event presented in isolation or within the broader context of the occupation?</text:p>
                </text:list-item>
              </text:list>
            </text:list-item>
          </text:list>
        </text:list-item>
      </text:list>
      <text:p text:style-name="P3"><text:span text:style-name="Strong_20_Emphasis">SECTION 4.2.3: Case Study Design (Comparative)</text:span></text:p>
      <text:list text:style-name="L130">
        <text:list-item>
          <text:p text:style-name="P221"><text:span text:style-name="Strong_20_Emphasis">Core Method</text:span></text:p>
          <text:list>
            <text:list-item>
              <text:p text:style-name="P221">A case study is an in-depth, intensive investigation of a single "case"—which could be an individual, a group, an event, a policy, or a community.</text:p>
            </text:list-item>
            <text:list-item>
              <text:p text:style-name="P221">It uses multiple sources of evidence (interviews, documents, observation) to develop a rich and holistic understanding of the case in its real-world context.</text:p>
            </text:list-item>
            <text:list-item>
              <text:p text:style-name="P221"><text:span text:style-name="Strong_20_Emphasis">Comparative Case Study Design:</text:span> Involves selecting and comparing two or more cases to identify similarities and differences, and to develop or test a theory.</text:p>
            </text:list-item>
          </text:list>
        </text:list-item>
        <text:list-item>
          <text:p text:style-name="P221"><text:span text:style-name="Strong_20_Emphasis">Application in the Israeli-Palestinian Context</text:span></text:p>
          <text:list>
            <text:list-item>
              <text:p text:style-name="P221">This design is particularly useful for generating nuanced, middle-range theories that can explain variations in outcomes across the conflict landscape.</text:p>
            </text:list-item>
          </text:list>
        </text:list-item>
        <text:list-item>
          <text:p text:style-name="P221"><text:span text:style-name="Strong_20_Emphasis">Types of Comparative Design</text:span></text:p>
          <text:list>
            <text:list-item>
              <text:p text:style-name="P221"><text:span text:style-name="Strong_20_Emphasis">Most Similar Systems Design (MSSD):</text:span></text:p>
              <text:list>
                <text:list-item>
                  <text:p text:style-name="P221"><text:span text:style-name="Strong_20_Emphasis">Logic:</text:span> The researcher selects two cases that are very similar in most respects, but have a different outcome. The goal is to isolate the key variable that explains this different outcome.</text:p>
                </text:list-item>
                <text:list-item>
                  <text:p text:style-name="P221"><text:span text:style-name="Strong_20_Emphasis">Example:</text:span> Comparing two Palestinian villages in the West Bank that are both located near the separation barrier. Village A engages in sustained, non-violent popular protest, while Village B does not. The research would aim to find the key factor (e.g., local leadership, history of activism, land ownership patterns) that explains this difference in response.</text:p>
                </text:list-item>
                <text:list-item>
                  <text:p text:style-name="P221"><text:span text:style-name="Strong_20_Emphasis">Another Example:</text:span> Comparing the refugee camps in Lebanon and Jordan. The cases are similar (Palestinian refugees from 1948), but the outcome (legal status, integration) is very different. The key explanatory variable is the policy of the host state (granting vs. denying citizenship).</text:p>
                </text:list-item>
              </text:list>
            </text:list-item>
            <text:list-item>
              <text:p text:style-name="P221"><text:span text:style-name="Strong_20_Emphasis">Most Different Systems Design (MDSD):</text:span></text:p>
              <text:list>
                <text:list-item>
                  <text:p text:style-name="P221"><text:span text:style-name="Strong_20_Emphasis">Logic:</text:span> The researcher selects two cases that are very different in most respects, but have the same outcome. The goal is to find a single causal factor that they have in common, which might explain the shared outcome.</text:p>
                </text:list-item>
                <text:list-item>
                  <text:p text:style-name="P221"><text:span text:style-name="Strong_20_Emphasis">Example:</text:span> Comparing the Israeli Gush Emunim settlement movement with the Palestinian Hamas movement. The cases are vastly different in terms of religion, <text:soft-page-break/>nationality, and political context. However, both could be seen as having the same outcome: successfully challenging their respective mainstream national leaderships through a combination of grassroots mobilization and ideological fervor. A comparative study might identify a shared variable, such as the effective use of a religio-nationalist ideology to mobilize a committed base.</text:p>
                </text:list-item>
              </text:list>
            </text:list-item>
          </text:list>
        </text:list-item>
        <text:list-item>
          <text:p text:style-name="P221"><text:span text:style-name="Strong_20_Emphasis">The Research Process</text:span></text:p>
          <text:list>
            <text:list-item>
              <text:p text:style-name="P221"><text:span text:style-name="Strong_20_Emphasis">Case Selection:</text:span> This is the most critical step. The cases must be selected carefully and for clear theoretical reasons, not just for convenience.</text:p>
            </text:list-item>
            <text:list-item>
              <text:p text:style-name="P221"><text:span text:style-name="Strong_20_Emphasis">Data Collection:</text:span> The researcher must collect the same type of data across all cases to allow for systematic comparison. This usually involves a combination of qualitative methods, such as interviews, archival research, and ethnography, within each case.</text:p>
            </text:list-item>
            <text:list-item>
              <text:p text:style-name="P221"><text:span text:style-name="Strong_20_Emphasis">Within-Case Analysis:</text:span> The first step of analysis is to develop a deep and detailed understanding of each individual case on its own terms.</text:p>
            </text:list-item>
            <text:list-item>
              <text:p text:style-name="P221"><text:span text:style-name="Strong_20_Emphasis">Cross-Case Comparison:</text:span> The researcher then systematically compares the cases, looking for patterns of similarity and difference based on the research question. The goal is to build an argument that moves beyond description to causal explanation.</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3: Quantitative Methods</text:span></text:p>
      <text:p text:style-name="P3"><text:span text:style-name="Strong_20_Emphasis">SECTION 4.3.1: Survey Design for Conflict Zones</text:span></text:p>
      <text:list text:style-name="L131">
        <text:list-item>
          <text:p text:style-name="P222"><text:span text:style-name="Strong_20_Emphasis">Purpose and Utility</text:span></text:p>
          <text:list>
            <text:list-item>
              <text:p text:style-name="P222">Surveys and public opinion polling are quantitative methods used to gather data on the attitudes, beliefs, and behaviors of a population by asking a representative sample of that population a set of standardized questions.</text:p>
            </text:list-item>
            <text:list-item>
              <text:p text:style-name="P222">In a conflict zone, they are an invaluable tool for:</text:p>
              <text:list>
                <text:list-item>
                  <text:p text:style-name="P222">Tracking changes in public opinion over time (e.g., support for a two-state solution, trust in leadership).</text:p>
                </text:list-item>
                <text:list-item>
                  <text:p text:style-name="P222">Measuring the social, economic, and psychological impact of the conflict on the population.</text:p>
                </text:list-item>
                <text:list-item>
                  <text:p text:style-name="P222">Identifying cleavages and differences in opinion between different sub-groups (e.g., settlers vs. non-settlers; West Bank vs. Gaza residents).</text:p>
                </text:list-item>
                <text:list-item>
                  <text:p text:style-name="P222">Providing data-driven insights that can challenge anecdotal evidence and political rhetoric.</text:p>
                </text:list-item>
              </text:list>
            </text:list-item>
          </text:list>
        </text:list-item>
        <text:list-item>
          <text:p text:style-name="P222"><text:soft-page-break/><text:span text:style-name="Strong_20_Emphasis">Key Polling Institutions</text:span></text:p>
          <text:list>
            <text:list-item>
              <text:p text:style-name="P222"><text:span text:style-name="Strong_20_Emphasis">The Palestinian Center for Policy and Survey Research (PSR):</text:span> Led by Dr. Khalil Shikaki, this is the most prominent and respected polling organization in the Palestinian territories. It conducts regular "Palestinian Public Opinion Polls" and frequent joint polls with Israeli partners.</text:p>
            </text:list-item>
            <text:list-item>
              <text:p text:style-name="P222"><text:span text:style-name="Strong_20_Emphasis">The Israel Democracy Institute (IDI):</text:span> Conducts the "Israeli Voice Index" and "Peace Index" polls, tracking Israeli public opinion on a wide range of political and social issues.</text:p>
            </text:list-item>
            <text:list-item>
              <text:p text:style-name="P222"><text:span text:style-name="Strong_20_Emphasis">The Tami Steinmetz Center for Peace Research (Tel Aviv University):</text:span> Has historically conducted joint Israeli-Palestinian polls.</text:p>
            </text:list-item>
          </text:list>
        </text:list-item>
        <text:list-item>
          <text:p text:style-name="P222"><text:span text:style-name="Strong_20_Emphasis">Methodological Challenges in a Conflict Zone</text:span></text:p>
          <text:list>
            <text:list-item>
              <text:p text:style-name="P222"><text:span text:style-name="Strong_20_Emphasis">Sampling:</text:span> Drawing a truly representative sample is extremely difficult.</text:p>
              <text:list>
                <text:list-item>
                  <text:p text:style-name="P222"><text:span text:style-name="Strong_20_Emphasis">Lack of Census Data:</text:span> Up-to-date and reliable census data, the foundation of sampling frames, is often unavailable, particularly in the Palestinian territories.</text:p>
                </text:list-item>
                <text:list-item>
                  <text:p text:style-name="P222"><text:span text:style-name="Strong_20_Emphasis">Access Restrictions:</text:span> Israeli checkpoints, the separation barrier, and the political division of the West Bank and Gaza make it physically difficult and expensive for survey teams to reach all parts of the target population. Sampling in East Jerusalem is particularly complex.</text:p>
                </text:list-item>
                <text:list-item>
                  <text:p text:style-name="P222"><text:span text:style-name="Strong_20_Emphasis">Sampling Method:</text:span> Researchers often rely on multi-stage cluster sampling, where geographic areas are randomly selected, and then households within those areas are randomly selected.</text:p>
                </text:list-item>
              </text:list>
            </text:list-item>
            <text:list-item>
              <text:p text:style-name="P222"><text:span text:style-name="Strong_20_Emphasis">The Interview Setting:</text:span></text:p>
              <text:list>
                <text:list-item>
                  <text:p text:style-name="P222"><text:span text:style-name="Strong_20_Emphasis">Fear and Suspicion:</text:span> Respondents may be fearful of expressing their true opinions to a stranger, especially on sensitive political topics. They may fear repercussions from their own authorities, the opposing side, or their own community.</text:p>
                </text:list-item>
                <text:list-item>
                  <text:p text:style-name="P222"><text:span text:style-name="Strong_20_Emphasis">Social Desirability Bias:</text:span> Respondents may give answers that they believe are socially acceptable or that they think the interviewer wants to hear, rather than their genuine views.</text:p>
                </text:list-item>
                <text:list-item>
                  <text:p text:style-name="P222"><text:span text:style-name="Strong_20_Emphasis">Presence of Others:</text:span> In the crowded living conditions of refugee camps or traditional households, it can be difficult to conduct interviews in private, which can inhibit honest responses.</text:p>
                </text:list-item>
              </text:list>
            </text:list-item>
            <text:list-item>
              <text:p text:style-name="P222"><text:span text:style-name="Strong_20_Emphasis">Questionnaire Design and Wording:</text:span></text:p>
              <text:list>
                <text:list-item>
                  <text:p text:style-name="P222"><text:span text:style-name="Strong_20_Emphasis">Translation:</text:span> Questions must be carefully translated and back-translated to ensure that their meaning and nuance are identical in both Hebrew and Arabic. A poorly translated term can completely change the interpretation of a question.</text:p>
                </text:list-item>
                <text:list-item>
                  <text:p text:style-name="P222"><text:soft-page-break/><text:span text:style-name="Strong_20_Emphasis">Sensitivity:</text:span> Questions about violence, collaboration, or internal political divisions must be worded with extreme care to avoid causing distress or suspicion.</text:p>
                </text:list-item>
                <text:list-item>
                  <text:p text:style-name="P222"><text:span text:style-name="Strong_20_Emphasis">Framing Effects:</text:span> Seemingly minor changes in the wording of a question can produce dramatically different results. For example, asking about a "two-state solution" versus asking about a "demilitarized Palestinian state with land swaps" will elicit different levels of support.</text:p>
                </text:list-item>
              </text:list>
            </text:list-item>
          </text:list>
        </text:list-item>
        <text:list-item>
          <text:p text:style-name="P222"><text:span text:style-name="Strong_20_Emphasis">Best Practices for Survey Design</text:span></text:p>
          <text:list>
            <text:list-item>
              <text:p text:style-name="P222"><text:span text:style-name="Strong_20_Emphasis">Local Teams:</text:span> Employing and training local field researchers who are members of the community being surveyed is essential for gaining trust and access.</text:p>
            </text:list-item>
            <text:list-item>
              <text:p text:style-name="P222"><text:span text:style-name="Strong_20_Emphasis">Rigorous Training:</text:span> Fieldworkers must be rigorously trained in techniques for building rapport, ensuring confidentiality, and asking questions in a neutral manner.</text:p>
            </text:list-item>
            <text:list-item>
              <text:p text:style-name="P222"><text:span text:style-name="Strong_20_Emphasis">Face-to-Face Interviews:</text:span> While more expensive, face-to-face, in-household interviews are generally considered the "gold standard" in this context, as they yield higher response rates and allow the interviewer to build more trust than phone surveys.</text:p>
            </text:list-item>
            <text:list-item>
              <text:p text:style-name="P222"><text:span text:style-name="Strong_20_Emphasis">Transparency:</text:span> Reputable polling organizations are transparent about their methodology, publishing their sample size, margin of error, exact question wording, and the dates the survey was conducted.</text:p>
            </text:list-item>
            <text:list-item>
              <text:p text:style-name="P222"><text:span text:style-name="Strong_20_Emphasis">Longitudinal Data:</text:span> The most valuable insights come from tracking the same questions over a long period, which allows researchers to identify real trends and distinguish them from short-term fluctuations caused by specific events.</text:p>
            </text:list-item>
          </text:list>
        </text:list-item>
      </text:list>
      <text:p text:style-name="P3"><text:span text:style-name="Strong_20_Emphasis">SECTION 4.3.2: Statistical Analysis Using R</text:span></text:p>
      <text:list text:style-name="L132">
        <text:list-item>
          <text:p text:style-name="P223"><text:span text:style-name="Strong_20_Emphasis">R as a Research Tool</text:span></text:p>
          <text:list>
            <text:list-item>
              <text:p text:style-name="P223"><text:span text:style-name="Strong_20_Emphasis">R:</text:span> A free, open-source programming language and software environment for statistical computing and graphics.</text:p>
            </text:list-item>
            <text:list-item>
              <text:p text:style-name="P223"><text:span text:style-name="Strong_20_Emphasis">Why R?</text:span> It has become the standard in many academic social science disciplines due to its power, flexibility, and the vast number of user-created "packages" that extend its capabilities for specialized analyses. It facilitates reproducible research, as the code used for analysis can be shared and verified by others.</text:p>
            </text:list-item>
            <text:list-item>
              <text:p text:style-name="P223"><text:span text:style-name="Strong_20_Emphasis">Application:</text:span> Used to analyze quantitative data from surveys, economic datasets, or coded event data to identify patterns, test hypotheses, and build statistical models.</text:p>
            </text:list-item>
          </text:list>
        </text:list-item>
        <text:list-item>
          <text:p text:style-name="P223"><text:span text:style-name="Strong_20_Emphasis">Types of Statistical Analysis</text:span></text:p>
          <text:list>
            <text:list-item>
              <text:p text:style-name="P223"><text:span text:style-name="Strong_20_Emphasis">Descriptive Statistics:</text:span> The first step in any analysis. Used to summarize the basic features of the data.</text:p>
              <text:list>
                <text:list-item>
                  <text:p text:style-name="P223"><text:span text:style-name="Strong_20_Emphasis">Measures of Central Tendency:</text:span> Mean (average), median, mode.</text:p>
                </text:list-item>
                <text:list-item>
                  <text:p text:style-name="P223"><text:soft-page-break/><text:span text:style-name="Strong_20_Emphasis">Measures of Dispersion:</text:span> Standard deviation, variance, range.</text:p>
                </text:list-item>
                <text:list-item>
                  <text:p text:style-name="P223"><text:span text:style-name="Strong_20_Emphasis">Frequencies:</text:span> Calculating the percentage of respondents who gave a particular answer to a survey question.</text:p>
                </text:list-item>
              </text:list>
            </text:list-item>
            <text:list-item>
              <text:p text:style-name="P223"><text:span text:style-name="Strong_20_Emphasis">Inferential Statistics:</text:span> Used to draw conclusions about a whole population based on the results from a sample, and to test hypotheses.</text:p>
              <text:list>
                <text:list-item>
                  <text:p text:style-name="P223"><text:span text:style-name="Strong_20_Emphasis">Cross-Tabulations and Chi-Square Tests:</text:span> Used to examine the relationship between two categorical variables. For example, "Is there a statistically significant relationship between a respondent's religious affiliation and their support for a two-state solution?"</text:p>
                </text:list-item>
                <text:list-item>
                  <text:p text:style-name="P223"><text:span text:style-name="Strong_20_Emphasis">T-tests and ANOVA (Analysis of Variance):</text:span> Used to compare the means of two or more groups. For example, "Is the average income of settlers in the West Bank significantly different from the average income inside Israel?"</text:p>
                </text:list-item>
              </text:list>
            </text:list-item>
            <text:list-item>
              <text:p text:style-name="P223"><text:span text:style-name="Strong_20_Emphasis">Regression Analysis:</text:span> A powerful set of techniques used to model the relationship between a dependent variable (the outcome you want to explain) and one or more independent variables (the potential causes).</text:p>
              <text:list>
                <text:list-item>
                  <text:p text:style-name="P223"><text:span text:style-name="Strong_20_Emphasis">Linear Regression:</text:span> Used when the dependent variable is continuous (e.g., income).</text:p>
                </text:list-item>
                <text:list-item>
                  <text:p text:style-name="P223"><text:span text:style-name="Strong_20_Emphasis">Logistic Regression:</text:span> The most common type in this field. It is used when the dependent variable is binary (e.g., yes/no, support/oppose).</text:p>
                </text:list-item>
                <text:list-item>
                  <text:p text:style-name="P223"><text:span text:style-name="Strong_20_Emphasis">Example:</text:span> A researcher could build a logistic regression model to understand the factors that predict whether an Israeli Jew supports a two-state solution. The independent variables might include age, gender, level of education, income, religious observance, political party affiliation, and personal experience with terrorism. The model would show which of these factors are statistically significant predictors and the strength of their effect, while controlling for the other variables.</text:p>
                </text:list-item>
              </text:list>
            </text:list-item>
          </text:list>
        </text:list-item>
        <text:list-item>
          <text:p text:style-name="P223"><text:span text:style-name="Strong_20_Emphasis">Working with R</text:span></text:p>
          <text:list>
            <text:list-item>
              <text:p text:style-name="P223"><text:span text:style-name="Strong_20_Emphasis">RStudio:</text:span> An integrated development environment (IDE) that provides a user-friendly interface for writing R code, visualizing data, and managing projects.</text:p>
            </text:list-item>
            <text:list-item>
              <text:p text:style-name="P223"><text:span text:style-name="Strong_20_Emphasis">The Tidyverse:</text:span> A collection of R packages (like dplyr for data manipulation and ggplot2 for data visualization) that are designed to work together and provide a powerful and intuitive workflow for data analysis.</text:p>
            </text:list-item>
            <text:list-item>
              <text:p text:style-name="P223"><text:span text:style-name="Strong_20_Emphasis">The Research Process in R:</text:span></text:p>
              <text:list>
                <text:list-item>
                  <text:p text:style-name="P223"><text:span text:style-name="Strong_20_Emphasis">Importing Data:</text:span> Loading survey data from a file (e.g., an SPSS, Stata, or CSV file).</text:p>
                </text:list-item>
                <text:list-item>
                  <text:p text:style-name="P223"><text:soft-page-break/><text:span text:style-name="Strong_20_Emphasis">Data Cleaning and Wrangling:</text:span> Preparing the data for analysis. This involves renaming variables, recoding values (e.g., turning "strongly agree" and "agree" into a single "agree" category), and handling missing data.</text:p>
                </text:list-item>
                <text:list-item>
                  <text:p text:style-name="P223"><text:span text:style-name="Strong_20_Emphasis">Exploratory Data Analysis (EDA):</text:span> Using descriptive statistics and data visualization (ggplot2) to explore the data and identify initial patterns.</text:p>
                </text:list-item>
                <text:list-item>
                  <text:p text:style-name="P223"><text:span text:style-name="Strong_20_Emphasis">Modeling:</text:span> Building and testing statistical models (e.g., logistic regression) to test hypotheses.</text:p>
                </text:list-item>
                <text:list-item>
                  <text:p text:style-name="P223"><text:span text:style-name="Strong_20_Emphasis">Communicating Results:</text:span> Creating tables and plots to clearly communicate the findings of the analysis.</text:p>
                </text:list-item>
              </text:list>
            </text:list-item>
          </text:list>
        </text:list-item>
      </text:list>
      <text:p text:style-name="P3"><text:span text:style-name="Strong_20_Emphasis">SECTION 4.3.3: GIS Mapping of Territorial Changes</text:span></text:p>
      <text:list text:style-name="L133">
        <text:list-item>
          <text:p text:style-name="P224"><text:span text:style-name="Strong_20_Emphasis">GIS as a Research Tool</text:span></text:p>
          <text:list>
            <text:list-item>
              <text:p text:style-name="P224"><text:span text:style-name="Strong_20_Emphasis">Geographic Information System (GIS):</text:span> A computer system for capturing, storing, checking, and displaying data related to positions on Earth's surface. It allows researchers to visualize, analyze, and interpret data to understand relationships, patterns, and trends in a geographic context.</text:p>
            </text:list-item>
            <text:list-item>
              <text:p text:style-name="P224"><text:span text:style-name="Strong_20_Emphasis">Spatial Analysis:</text:span> GIS is the essential tool for the spatial analysis of the Israeli-Palestinian conflict, which is, at its core, a conflict over territory.</text:p>
            </text:list-item>
            <text:list-item>
              <text:p text:style-name="P224"><text:span text:style-name="Strong_20_Emphasis">Software:</text:span> The industry standard is Esri's ArcGIS, though the open-source alternative, QGIS, is also widely used in academia.</text:p>
            </text:list-item>
          </text:list>
        </text:list-item>
        <text:list-item>
          <text:p text:style-name="P224"><text:span text:style-name="Strong_20_Emphasis">Key Data Layers and Sources</text:span></text:p>
          <text:list>
            <text:list-item>
              <text:p text:style-name="P224">Effective GIS analysis depends on combining multiple "layers" of geographic data. Key layers for this conflict include:</text:p>
              <text:list>
                <text:list-item>
                  <text:p text:style-name="P224"><text:span text:style-name="Strong_20_Emphasis">The Green Line (1949 Armistice Line):</text:span> The essential baseline.</text:p>
                </text:list-item>
                <text:list-item>
                  <text:p text:style-name="P224"><text:span text:style-name="Strong_20_Emphasis">Israeli Settlements:</text:span> The locations, outlines ("municipal boundaries"), and population data for all settlements.</text:p>
                </text:list-item>
                <text:list-item>
                  <text:p text:style-name="P224"><text:span text:style-name="Strong_20_Emphasis">The Separation Barrier:</text:span> The planned and completed route of the barrier.</text:p>
                </text:list-item>
                <text:list-item>
                  <text:p text:style-name="P224"><text:span text:style-name="Strong_20_Emphasis">The Oslo Accords Areas (A, B, C):</text:span> The jurisdictional boundaries of the West Bank.</text:p>
                </text:list-item>
                <text:list-item>
                  <text:p text:style-name="P224"><text:span text:style-name="Strong_20_Emphasis">Palestinian Localities:</text:span> The locations and boundaries of Palestinian cities, towns, and villages.</text:p>
                </text:list-item>
                <text:list-item>
                  <text:p text:style-name="P224"><text:span text:style-name="Strong_20_Emphasis">Infrastructure:</text:span> The network of roads (including settler-only bypass roads), checkpoints, and military bases.</text:p>
                </text:list-item>
                <text:list-item>
                  <text:p text:style-name="P224"><text:span text:style-name="Strong_20_Emphasis">Land Use:</text:span> Data on agricultural land, nature reserves, and declared "state land."</text:p>
                </text:list-item>
                <text:list-item>
                  <text:p text:style-name="P224"><text:span text:style-name="Strong_20_Emphasis">Demographics:</text:span> Population data can be linked to geographic units.</text:p>
                </text:list-item>
                <text:list-item>
                  <text:p text:style-name="P224"><text:soft-page-break/><text:span text:style-name="Strong_20_Emphasis">Imagery:</text:span> Satellite imagery and aerial photography provide the visual base map and can be used to track changes over time.</text:p>
                </text:list-item>
              </text:list>
            </text:list-item>
            <text:list-item>
              <text:p text:style-name="P224"><text:span text:style-name="Strong_20_Emphasis">Data Sources:</text:span> Organizations like B'Tselem, Peace Now (via their Settlement Watch project), and the UN Office for the Coordination of Humanitarian Affairs (OCHA) are crucial sources of publicly available GIS data on the conflict.</text:p>
            </text:list-item>
          </text:list>
        </text:list-item>
        <text:list-item>
          <text:p text:style-name="P224"><text:span text:style-name="Strong_20_Emphasis">Applications and Types of Spatial Analysis</text:span></text:p>
          <text:list>
            <text:list-item>
              <text:p text:style-name="P224"><text:span text:style-name="Strong_20_Emphasis">Visualizing Fragmentation:</text:span> The most basic but powerful use of GIS is to create maps that visually demonstrate the fragmentation of the West Bank by settlements, bypass roads, Area C, and the separation barrier.</text:p>
            </text:list-item>
            <text:list-item>
              <text:p text:style-name="P224"><text:span text:style-name="Strong_20_Emphasis">Buffer Analysis:</text:span> Creating zones around features to understand proximity. For example, calculating how many Palestinian communities are located within 1 kilometer of a settlement, or how much agricultural land has been isolated in the "Seam Zone" between the Green Line and the barrier.</text:p>
            </text:list-item>
            <text:list-item>
              <text:p text:style-name="P224"><text:span text:style-name="Strong_20_Emphasis">Network Analysis:</text:span> Analyzing the road network to model and quantify the difference in travel times for Israelis and Palestinians between the same two points, demonstrating the impact of movement restrictions.</text:p>
            </text:list-item>
            <text:list-item>
              <text:p text:style-name="P224"><text:span text:style-name="Strong_20_Emphasis">Change Detection:</text:span> Using satellite imagery from different time periods to track the growth of settlements, the construction of the barrier, or the demolition of structures in unrecognized Bedouin villages.</text:p>
            </text:list-item>
            <text:list-item>
              <text:p text:style-name="P224"><text:span text:style-name="Strong_20_Emphasis">Suitability Analysis:</text:span> Combining multiple layers to identify areas. For example, a study could overlay maps of settlements, military zones, and nature reserves to calculate the total percentage of the West Bank that is off-limits to Palestinian development.</text:p>
            </text:list-item>
          </text:list>
        </text:list-item>
        <text:list-item>
          <text:p text:style-name="P224"><text:span text:style-name="Strong_20_Emphasis">GIS for Storytelling and Advocacy</text:span></text:p>
          <text:list>
            <text:list-item>
              <text:p text:style-name="P224">GIS is not just an analytical tool but also a powerful communication tool.</text:p>
            </text:list-item>
            <text:list-item>
              <text:p text:style-name="P224"><text:span text:style-name="Strong_20_Emphasis">Story Maps:</text:span> Web-based applications that combine interactive maps with text, images, and multimedia to tell a geographic story. Activist and human rights groups use story maps to guide users through the spatial realities of the occupation.</text:p>
            </text:list-item>
            <text:list-item>
              <text:p text:style-name="P224"><text:span text:style-name="Strong_20_Emphasis">Advocacy:</text:span> The clear, visual evidence produced by GIS mapping is highly effective in policy reports, legal arguments (e.g., in court cases about the barrier's route), and media presentations to demonstrate the territorial impact of Israeli policies.</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4: Legal and Policy Research Skills</text:span></text:p>
      <text:p text:style-name="P3"><text:span text:style-name="Strong_20_Emphasis">SECTION 4.4.1: Treaty and Resolution Interpretation</text:span></text:p>
      <text:list text:style-name="L134">
        <text:list-item>
          <text:p text:style-name="P225"><text:soft-page-break/><text:span text:style-name="Strong_20_Emphasis">Core Task</text:span></text:p>
          <text:list>
            <text:list-item>
              <text:p text:style-name="P225">The ability to conduct a close reading and critical analysis of foundational legal and diplomatic documents is essential for understanding the legal architecture of the conflict.</text:p>
            </text:list-item>
            <text:list-item>
              <text:p text:style-name="P225">This involves moving beyond the popular or political understanding of a document to analyze its precise language, legal context, and interpretive controversies.</text:p>
            </text:list-item>
          </text:list>
        </text:list-item>
        <text:list-item>
          <text:p text:style-name="P225"><text:span text:style-name="Strong_20_Emphasis">Methodology: The Vienna Convention on the Law of Treaties (1969)</text:span></text:p>
          <text:list>
            <text:list-item>
              <text:p text:style-name="P225">While not all documents are formal treaties, the principles of the Vienna Convention provide the standard international legal framework for interpretation.</text:p>
            </text:list-item>
            <text:list-item>
              <text:p text:style-name="P225"><text:span text:style-name="Strong_20_Emphasis">Article 31: General Rule of Interpretation:</text:span></text:p>
              <text:list>
                <text:list-item>
                  <text:p text:style-name="P225"><text:span text:style-name="Strong_20_Emphasis">"In good faith":</text:span> The starting assumption.</text:p>
                </text:list-item>
                <text:list-item>
                  <text:p text:style-name="P225"><text:span text:style-name="Strong_20_Emphasis">"Ordinary meaning":</text:span> Interpretation must begin with the ordinary meaning of the text's terms. This is the most important principle.</text:p>
                </text:list-item>
                <text:list-item>
                  <text:p text:style-name="P225"><text:span text:style-name="Strong_20_Emphasis">"In their context":</text:span> The meaning is derived from the text as a whole, including its preamble and any annexes.</text:p>
                </text:list-item>
                <text:list-item>
                  <text:p text:style-name="P225"><text:span text:style-name="Strong_20_Emphasis">"In the light of its object and purpose":</text:span> The overall goal of the document must be taken into account.</text:p>
                </text:list-item>
              </text:list>
            </text:list-item>
            <text:list-item>
              <text:p text:style-name="P225"><text:span text:style-name="Strong_20_Emphasis">Article 32: Supplementary Means of Interpretation:</text:span></text:p>
              <text:list>
                <text:list-item>
                  <text:p text:style-name="P225">If the text is ambiguous, the interpreter can turn to supplementary materials to clarify the meaning.</text:p>
                </text:list-item>
                <text:list-item>
                  <text:p text:style-name="P226">This primarily includes the <text:span text:style-name="Strong_20_Emphasis"><text:span text:style-name="T1">travaux préparatoires</text:span></text:span> (preparatory works): the negotiating history, drafts, and records of debates that led to the final text.</text:p>
                </text:list-item>
                <text:list-item>
                  <text:p text:style-name="P225">The circumstances of the treaty's conclusion are also relevant.</text:p>
                </text:list-item>
              </text:list>
            </text:list-item>
          </text:list>
        </text:list-item>
        <text:list-item>
          <text:p text:style-name="P225"><text:span text:style-name="Strong_20_Emphasis">Application to Key Documents</text:span></text:p>
          <text:list>
            <text:list-item>
              <text:p text:style-name="P225"><text:span text:style-name="Strong_20_Emphasis">UN Security Council Resolution 242 (1967):</text:span></text:p>
              <text:list>
                <text:list-item>
                  <text:p text:style-name="P225"><text:span text:style-name="Strong_20_Emphasis">"Ordinary Meaning" and Ambiguity:</text:span> The central interpretive battle is over the phrase "Withdrawal of Israel armed forces from territories occupied in the recent conflict." The absence of the definite article "the" in the English version creates ambiguity.</text:p>
                </text:list-item>
                <text:list-item>
                  <text:p text:style-name="P225"><text:span text:style-name="Strong_20_Emphasis">Context:</text:span> The preamble's statement on the "inadmissibility of the acquisition of territory by war" is used by those who argue for a full withdrawal.</text:p>
                </text:list-item>
                <text:list-item>
                  <text:p text:style-name="P226"><text:span text:style-name="Strong_20_Emphasis">Recourse to </text:span><text:span text:style-name="Strong_20_Emphasis"><text:span text:style-name="T1">Travaux Préparatoires</text:span></text:span><text:span text:style-name="Strong_20_Emphasis">:</text:span> This is the crucial step. Analysts delve into the negotiating records of the Security Council.</text:p>
                  <text:list>
                    <text:list-item>
                      <text:p text:style-name="P225">Proponents of the Israeli/US view point to statements by the British drafter (Lord Caradon) and the US representative, who explicitly stated <text:soft-page-break/>that the omission of "the" was deliberate to allow for future border modifications.</text:p>
                    </text:list-item>
                    <text:list-item>
                      <text:p text:style-name="P226">Proponents of the Arab/Soviet view point to the French version (<text:span text:style-name="T1">des territoires</text:span>) and argue that the overall "object and purpose" was to reverse the conquest.</text:p>
                    </text:list-item>
                  </text:list>
                </text:list-item>
              </text:list>
            </text:list-item>
            <text:list-item>
              <text:p text:style-name="P225"><text:span text:style-name="Strong_20_Emphasis">The Balfour Declaration (1917):</text:span></text:p>
              <text:list>
                <text:list-item>
                  <text:p text:style-name="P225"><text:span text:style-name="Strong_20_Emphasis">Close Reading of Terms:</text:span></text:p>
                  <text:list>
                    <text:list-item>
                      <text:p text:style-name="P225">"a national home" vs. "the national home."</text:p>
                    </text:list-item>
                    <text:list-item>
                      <text:p text:style-name="P225">"in Palestine" vs. "Palestine as."</text:p>
                    </text:list-item>
                    <text:list-item>
                      <text:p text:style-name="P225">The legal weight of the two "safeguard clauses" for non-Jewish communities and Jews in other countries.</text:p>
                    </text:list-item>
                  </text:list>
                </text:list-item>
                <text:list-item>
                  <text:p text:style-name="P226"><text:span text:style-name="Strong_20_Emphasis"><text:span text:style-name="T1">Travaux Préparatoires</text:span></text:span><text:span text:style-name="Strong_20_Emphasis">:</text:span> Analyzing the various drafts of the declaration exchanged between the Zionists and the British War Cabinet reveals the deliberate process of inserting ambiguity to balance competing interests.</text:p>
                </text:list-item>
              </text:list>
            </text:list-item>
            <text:list-item>
              <text:p text:style-name="P225"><text:span text:style-name="Strong_20_Emphasis">The Oslo Accords (Declaration of Principles, 1993):</text:span></text:p>
              <text:list>
                <text:list-item>
                  <text:p text:style-name="P226"><text:span text:style-name="Strong_20_Emphasis">Analysis of "Constructive Ambiguity":</text:span> The document is a masterclass in this. The analysis focuses on what is <text:span text:style-name="T1">not</text:span> said. It makes no mention of "statehood," "sovereignty," "settlements," or "Jerusalem."</text:p>
                </text:list-item>
                <text:list-item>
                  <text:p text:style-name="P225"><text:span text:style-name="Strong_20_Emphasis">Object and Purpose:</text:span> The stated goal is an "interim" agreement. The legal interpretation focuses on the obligations for this interim period, not on a final outcome which the document deliberately avoids defining.</text:p>
                </text:list-item>
              </text:list>
            </text:list-item>
          </text:list>
        </text:list-item>
        <text:list-item>
          <text:p text:style-name="P225"><text:span text:style-name="Strong_20_Emphasis">Skills Required</text:span></text:p>
          <text:list>
            <text:list-item>
              <text:p text:style-name="P225"><text:span text:style-name="Strong_20_Emphasis">Attention to Detail:</text:span> Meticulous focus on specific words, phrases, and even punctuation.</text:p>
            </text:list-item>
            <text:list-item>
              <text:p text:style-name="P226"><text:span text:style-name="Strong_20_Emphasis">Archival Research:</text:span> The ability to find and analyze the negotiating history (<text:span text:style-name="T1">travaux préparatoires</text:span>).</text:p>
            </text:list-item>
            <text:list-item>
              <text:p text:style-name="P225"><text:span text:style-name="Strong_20_Emphasis">Understanding of Legal Concepts:</text:span> Knowledge of key principles of international law, such as the difference between binding Security Council resolutions and non-binding General Assembly resolutions.</text:p>
            </text:list-item>
            <text:list-item>
              <text:p text:style-name="P225"><text:span text:style-name="Strong_20_Emphasis">Contextualization:</text:span> Placing the document within its specific historical and political moment.</text:p>
            </text:list-item>
          </text:list>
        </text:list-item>
      </text:list>
      <text:p text:style-name="P3"><text:span text:style-name="Strong_20_Emphasis">SECTION 4.4.2: Human Rights Documentation Techniques</text:span></text:p>
      <text:list text:style-name="L135">
        <text:list-item>
          <text:p text:style-name="P227"><text:span text:style-name="Strong_20_Emphasis">Purpose and Rationale</text:span></text:p>
          <text:list>
            <text:list-item>
              <text:p text:style-name="P227"><text:soft-page-break/>The goal of human rights documentation is to systematically and credibly gather information about alleged violations of international human rights law (IHRL) and international humanitarian law (IHL).</text:p>
            </text:list-item>
            <text:list-item>
              <text:p text:style-name="P227">The work is done by international NGOs (Human Rights Watch, Amnesty International), Israeli NGOs (B'Tselem, HaMoked), and Palestinian NGOs (Al-Haq, PCHR), as well as UN bodies (e.g., OCHA, OHCHR).</text:p>
            </text:list-item>
            <text:list-item>
              <text:p text:style-name="P227">This documentation forms the basis for advocacy, legal action, and public reporting aimed at holding violators accountable.</text:p>
            </text:list-item>
          </text:list>
        </text:list-item>
        <text:list-item>
          <text:p text:style-name="P227"><text:span text:style-name="Strong_20_Emphasis">The Core Methodology: Corroboration</text:span></text:p>
          <text:list>
            <text:list-item>
              <text:p text:style-name="P227">The "gold standard" of human rights research is the principle of corroboration. Researchers must not rely on a single source of information. Every key fact must be verified through multiple, independent sources.</text:p>
            </text:list-item>
            <text:list-item>
              <text:p text:style-name="P227">This methodology is designed to produce reports that are as accurate, objective, and credible as possible, in order to withstand the inevitable political attacks from the authorities being criticized.</text:p>
            </text:list-item>
          </text:list>
        </text:list-item>
        <text:list-item>
          <text:p text:style-name="P227"><text:span text:style-name="Strong_20_Emphasis">Key Data Collection Techniques</text:span></text:p>
          <text:list>
            <text:list-item>
              <text:p text:style-name="P227"><text:span text:style-name="Strong_20_Emphasis">Witness and Victim Testimony:</text:span></text:p>
              <text:list>
                <text:list-item>
                  <text:p text:style-name="P227">Conducting detailed, confidential interviews with victims and eyewitnesses to a violation.</text:p>
                </text:list-item>
                <text:list-item>
                  <text:p text:style-name="P227">This requires specialized interviewing skills, including sensitivity to trauma, building trust, and asking precise, non-leading questions to establish a clear chronology of events.</text:p>
                </text:list-item>
                <text:list-item>
                  <text:p text:style-name="P227">Interviewers must cross-check details between different witness accounts to identify points of convergence and divergence.</text:p>
                </text:list-item>
              </text:list>
            </text:list-item>
            <text:list-item>
              <text:p text:style-name="P227"><text:span text:style-name="Strong_20_Emphasis">Physical Evidence:</text:span></text:p>
              <text:list>
                <text:list-item>
                  <text:p text:style-name="P227"><text:span text:style-name="Strong_20_Emphasis">Site Visits:</text:span> Conducting on-site investigations as soon as possible after an event to document the physical evidence.</text:p>
                </text:list-item>
                <text:list-item>
                  <text:p text:style-name="P227"><text:span text:style-name="Strong_20_Emphasis">Photography and Videography:</text:span> Taking geolocated photos and videos of property damage, weapon remnants, or injuries. B'Tselem's "Camera Project," which distributes video cameras to Palestinians in high-friction areas, has been a crucial source of such evidence.</text:p>
                </text:list-item>
                <text:list-item>
                  <text:p text:style-name="P227"><text:span text:style-name="Strong_20_Emphasis">Forensic Evidence:</text:span> Analyzing medical records, autopsy reports, and ballistic evidence (e.g., bullet casings, shrapnel).</text:p>
                </text:list-item>
              </text:list>
            </text:list-item>
            <text:list-item>
              <text:p text:style-name="P227"><text:span text:style-name="Strong_20_Emphasis">Open-Source Intelligence (OSINT):</text:span></text:p>
              <text:list>
                <text:list-item>
                  <text:p text:style-name="P227"><text:soft-page-break/>The use of publicly available digital information is increasingly central to human rights work.</text:p>
                </text:list-item>
                <text:list-item>
                  <text:p text:style-name="P227">This includes analyzing and geolocating user-generated content (videos and photos from social media), analyzing satellite imagery to confirm property destruction or track settlement growth, and cross-referencing this with official statements and media reports.</text:p>
                </text:list-item>
              </text:list>
            </text:list-item>
            <text:list-item>
              <text:p text:style-name="P227"><text:span text:style-name="Strong_20_Emphasis">Documentary Evidence:</text:span></text:p>
              <text:list>
                <text:list-item>
                  <text:p text:style-name="P227">Collecting and analyzing official documents, such as court rulings, military orders, eviction notices, and demolition orders.</text:p>
                </text:list-item>
                <text:list-item>
                  <text:p text:style-name="P227">Analyzing official statements from government and military spokespersons.</text:p>
                </text:list-item>
              </text:list>
            </text:list-item>
            <text:list-item>
              <text:p text:style-name="P227"><text:span text:style-name="Strong_20_Emphasis">Data Analysis:</text:span> Systematically collecting and analyzing data on patterns of violations, e.g., tracking the number of house demolitions, administrative detentions, or casualties over time, often visualized through maps and charts.</text:p>
            </text:list-item>
          </text:list>
        </text:list-item>
        <text:list-item>
          <text:p text:style-name="P227"><text:span text:style-name="Strong_20_Emphasis">The Documentation and Reporting Process</text:span></text:p>
          <text:list>
            <text:list-item>
              <text:p text:style-name="P227"><text:span text:style-name="Strong_20_Emphasis">Investigation:</text:span> A field researcher gathers initial information.</text:p>
            </text:list-item>
            <text:list-item>
              <text:p text:style-name="P227"><text:span text:style-name="Strong_20_Emphasis">Verification:</text:span> The information is cross-checked and corroborated by a team of researchers and legal analysts.</text:p>
            </text:list-item>
            <text:list-item>
              <text:p text:style-name="P227"><text:span text:style-name="Strong_20_Emphasis">Legal Analysis:</text:span> Lawyers and experts analyze the verified facts to determine if they constitute a violation of specific articles of international human rights or humanitarian law (e.g., the Fourth Geneva Convention, the ICCPR).</text:p>
            </text:list-item>
            <text:list-item>
              <text:p text:style-name="P227"><text:span text:style-name="Strong_20_Emphasis">Reporting:</text:span> The findings are published in a detailed, meticulously footnoted report that lays out the evidence and the legal analysis. The report is typically sent to the relevant authorities for comment before publication.</text:p>
            </text:list-item>
            <text:list-item>
              <text:p text:style-name="P227"><text:span text:style-name="Strong_20_Emphasis">Advocacy:</text:span> The report is then used as a tool for advocacy with governments, international bodies like the UN, and the public to press for accountability and policy changes.</text:p>
            </text:list-item>
          </text:list>
        </text:list-item>
      </text:list>
      <text:p text:style-name="P3"><text:span text:style-name="Strong_20_Emphasis">SECTION 4.4.3: Fieldwork Security and Ethics</text:span></text:p>
      <text:list text:style-name="L136">
        <text:list-item>
          <text:p text:style-name="P228"><text:span text:style-name="Strong_20_Emphasis">The High-Risk Environment</text:span></text:p>
          <text:list>
            <text:list-item>
              <text:p text:style-name="P228">Conducting research (whether journalistic, academic, or human rights-based) in Israel and the Palestinian territories involves navigating a complex and often dangerous environment.</text:p>
            </text:list-item>
            <text:list-item>
              <text:p text:style-name="P228"><text:span text:style-name="Strong_20_Emphasis">Physical Risks:</text:span></text:p>
              <text:list>
                <text:list-item>
                  <text:p text:style-name="P228">Getting caught in clashes, protests, or military operations.</text:p>
                </text:list-item>
                <text:list-item>
                  <text:p text:style-name="P228">Risk of injury from tear gas, rubber-coated bullets, or live fire.</text:p>
                </text:list-item>
                <text:list-item>
                  <text:p text:style-name="P228"><text:soft-page-break/>Harassment or assault by security forces, settlers, or militants.</text:p>
                </text:list-item>
                <text:list-item>
                  <text:p text:style-name="P228">Risk of being in the vicinity of a terrorist attack.</text:p>
                </text:list-item>
              </text:list>
            </text:list-item>
            <text:list-item>
              <text:p text:style-name="P228"><text:span text:style-name="Strong_20_Emphasis">Legal and Administrative Risks:</text:span></text:p>
              <text:list>
                <text:list-item>
                  <text:p text:style-name="P228">Arrest and detention by Israeli or PA security forces.</text:p>
                </text:list-item>
                <text:list-item>
                  <text:p text:style-name="P228">Interrogation.</text:p>
                </text:list-item>
                <text:list-item>
                  <text:p text:style-name="P228">Denial of entry or deportation by Israeli authorities.</text:p>
                </text:list-item>
                <text:list-item>
                  <text:p text:style-name="P228">Confiscation of research materials (notebooks, cameras, computers).</text:p>
                </text:list-item>
              </text:list>
            </text:list-item>
          </text:list>
        </text:list-item>
        <text:list-item>
          <text:p text:style-name="P228"><text:span text:style-name="Strong_20_Emphasis">Security Protocols and Best Practices</text:span></text:p>
          <text:list>
            <text:list-item>
              <text:p text:style-name="P228"><text:span text:style-name="Strong_20_Emphasis">Risk Assessment:</text:span> Before entering the field, the researcher must conduct a thorough risk assessment for the specific area and time of their research. This involves monitoring the current security situation and identifying potential threats.</text:p>
            </text:list-item>
            <text:list-item>
              <text:p text:style-name="P228"><text:span text:style-name="Strong_20_Emphasis">Situational Awareness:</text:span> The most important skill in the field is constant situational awareness—being aware of one's surroundings, potential exit routes, and the dynamics of any unfolding situation.</text:p>
            </text:list-item>
            <text:list-item>
              <text:p text:style-name="P228"><text:span text:style-name="Strong_20_Emphasis">Communication Plan:</text:span> The researcher must have a reliable means of communication and a pre-arranged communication plan with a contact person outside the field. This includes regular check-in times and emergency procedures.</text:p>
            </text:list-item>
            <text:list-item>
              <text:p text:style-name="P228"><text:span text:style-name="Strong_20_Emphasis">Contingency Planning:</text:span> Having plans for various scenarios: what to do if arrested, injured, or if a situation turns violent.</text:p>
            </text:list-item>
            <text:list-item>
              <text:p text:style-name="P228"><text:span text:style-name="Strong_20_Emphasis">Local Knowledge and Networks:</text:span> Relying on the knowledge and guidance of trusted local contacts (e.g., a local "fixer," driver, or partner organization) is crucial for navigating unfamiliar and dangerous areas safely. They understand the local context and potential dangers far better than an outsider.</text:p>
            </text:list-item>
            <text:list-item>
              <text:p text:style-name="P228"><text:span text:style-name="Strong_20_Emphasis">Digital Security:</text:span> Taking measures to protect sensitive data on laptops and phones, such as using encryption and secure communication apps. Researchers must assume that their digital communications may be monitored.</text:p>
            </text:list-item>
            <text:list-item>
              <text:p text:style-name="P228"><text:span text:style-name="Strong_20_Emphasis">Training:</text:span> Hostile Environment and First Aid Training (HEFAT) courses are highly recommended for any researcher working in a conflict zone.</text:p>
            </text:list-item>
          </text:list>
        </text:list-item>
        <text:list-item>
          <text:p text:style-name="P228"><text:span text:style-name="Strong_20_Emphasis">Fieldwork Ethics in a Conflict Zone</text:span></text:p>
          <text:list>
            <text:list-item>
              <text:p text:style-name="P228"><text:span text:style-name="Strong_20_Emphasis">Informed Consent:</text:span> Obtaining informed consent is more complex in this context. The researcher must ensure that the participant fully understands the potential risks of speaking to them (e.g., potential repercussions from authorities or their own community).</text:p>
            </text:list-item>
            <text:list-item>
              <text:p text:style-name="P228"><text:span text:style-name="Strong_20_Emphasis">"Do No Harm":</text:span> The ethical principle of "do no harm" is paramount. The researcher must constantly assess whether their presence or their questions could put their research <text:soft-page-break/>subjects in danger. This may sometimes mean forgoing a particular interview or line of questioning.</text:p>
            </text:list-item>
            <text:list-item>
              <text:p text:style-name="P228"><text:span text:style-name="Strong_20_Emphasis">Power Dynamics:</text:span> Researchers, particularly Western ones, are in a position of immense privilege relative to their subjects (e.g., the ability to leave the conflict zone). They must be acutely aware of this power imbalance and avoid extractive research practices.</text:p>
            </text:list-item>
            <text:list-item>
              <text:p text:style-name="P228"><text:span text:style-name="Strong_20_Emphasis">Confidentiality and Data Protection:</text:span> Protecting the identity of sources and the security of research data is a critical ethical obligation. A data breach could have severe consequences for participants.</text:p>
            </text:list-item>
            <text:list-item>
              <text:p text:style-name="P228"><text:span text:style-name="Strong_20_Emphasis">Reciprocity:</text:span> Researchers should consider how they can give back to the communities they work with, ensuring the research is not purely for academic or personal gain. This could involve sharing findings, providing copies of reports in the local language, or collaborating with local institutions.</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5: Language Research Competencies</text:span></text:p>
      <text:p text:style-name="P3"><text:span text:style-name="Strong_20_Emphasis">SECTION 4.5.1: Academic Arabic Translation Skills</text:span></text:p>
      <text:list text:style-name="L137">
        <text:list-item>
          <text:p text:style-name="P229"><text:span text:style-name="Strong_20_Emphasis">Objective:</text:span> To develop the ability to produce accurate, nuanced, and stylistically appropriate translations of academic and literary Arabic (Modern Standard Arabic) into English. This skill is crucial for research that relies on primary sources in Arabic.</text:p>
        </text:list-item>
        <text:list-item>
          <text:p text:style-name="P229"><text:span text:style-name="Strong_20_Emphasis">Beyond Literal Translation</text:span></text:p>
          <text:list>
            <text:list-item>
              <text:p text:style-name="P229">Advanced translation is not a word-for-word substitution but a process of interpreting meaning in the source language (SL) and recreating that meaning in the target language (TL).</text:p>
            </text:list-item>
            <text:list-item>
              <text:p text:style-name="P229">The goal is a translation that is not only accurate in content but also reads fluently and idiomatically in English, while conveying the tone, register, and style of the original text.</text:p>
            </text:list-item>
          </text:list>
        </text:list-item>
        <text:list-item>
          <text:p text:style-name="P229"><text:span text:style-name="Strong_20_Emphasis">Key Challenges in Arabic-to-English Translation</text:span></text:p>
          <text:list>
            <text:list-item>
              <text:p text:style-name="P229"><text:span text:style-name="Strong_20_Emphasis">Syntactic Differences:</text:span></text:p>
              <text:list>
                <text:list-item>
                  <text:p text:style-name="P229"><text:span text:style-name="Strong_20_Emphasis">Nominal vs. Verbal Sentences:</text:span> Arabic frequently uses nominal sentences (starting with a noun), which often need to be restructured into verbal sentences in English to sound natural.</text:p>
                </text:list-item>
                <text:list-item>
                  <text:p text:style-name="P230"><text:span text:style-name="Strong_20_Emphasis">Long Sentences and Connectors:</text:span> Formal Arabic prose often employs very long, complex sentences linked by a series of connectors (<text:span text:style-name="T1">wa-</text:span>, <text:span text:style-name="T1">fa-</text:span>, <text:span text:style-name="T1">thumma</text:span>). A <text:soft-page-break/>direct translation results in unwieldy run-on sentences in English. The translator must break these down into shorter, more idiomatic English sentences.</text:p>
                </text:list-item>
                <text:list-item>
                  <text:p text:style-name="P229"><text:span text:style-name="Strong_20_Emphasis">Passive Voice:</text:span> The passive voice is used differently and often more frequently in formal Arabic. The translator must decide whether to retain the passive or convert it to the active voice for clarity in English.</text:p>
                </text:list-item>
              </text:list>
            </text:list-item>
            <text:list-item>
              <text:p text:style-name="P229"><text:span text:style-name="Strong_20_Emphasis">Lexical and Semantic Challenges:</text:span></text:p>
              <text:list>
                <text:list-item>
                  <text:p text:style-name="P229"><text:span text:style-name="Strong_20_Emphasis">The Problem of "False Friends":</text:span> Words that look similar in Arabic and English (often through French) but have different meanings or connotations.</text:p>
                </text:list-item>
                <text:list-item>
                  <text:p text:style-name="P229"><text:span text:style-name="Strong_20_Emphasis">Range of Meaning:</text:span> Many Arabic words have a much broader semantic range than their closest English equivalent. The translator must choose the English word that best fits the specific context.</text:p>
                </text:list-item>
                <text:list-item>
                  <text:p text:style-name="P229"><text:span text:style-name="Strong_20_Emphasis">Root System and Derivation:</text:span> The triliteral root system of Arabic creates families of related words. A skilled translator will be sensitive to the echoes and connections between words from the same root within a text.</text:p>
                </text:list-item>
              </text:list>
            </text:list-item>
            <text:list-item>
              <text:p text:style-name="P229"><text:span text:style-name="Strong_20_Emphasis">Stylistic and Rhetorical Differences:</text:span></text:p>
              <text:list>
                <text:list-item>
                  <text:p text:style-name="P229"><text:span text:style-name="Strong_20_Emphasis">Repetition:</text:span> Formal Arabic often uses repetition and parallelism for rhetorical effect and emphasis. In English academic writing, this can seem redundant, so the translator must decide whether to preserve the repetition for stylistic reasons or to vary the wording.</text:p>
                </text:list-item>
                <text:list-item>
                  <text:p text:style-name="P230"><text:span text:style-name="Strong_20_Emphasis">Ornate Language (</text:span><text:span text:style-name="Strong_20_Emphasis"><text:span text:style-name="T1">Balagha</text:span></text:span><text:span text:style-name="Strong_20_Emphasis">):</text:span> Classical and some modern Arabic prose values eloquence and a high-flown, ornate style. This often needs to be toned down in translation to fit the more direct and understated conventions of English academic writing.</text:p>
                </text:list-item>
              </text:list>
            </text:list-item>
          </text:list>
        </text:list-item>
        <text:list-item>
          <text:p text:style-name="P229"><text:span text:style-name="Strong_20_Emphasis">The Translation Process</text:span></text:p>
          <text:list>
            <text:list-item>
              <text:p text:style-name="P229"><text:span text:style-name="Strong_20_Emphasis">Close Reading and Deconstruction:</text:span> The first step is an intensive close reading of the source text to fully understand its meaning, nuances, and structure. This involves looking up unfamiliar vocabulary, identifying complex grammatical structures, and grasping the author's argument.</text:p>
            </text:list-item>
            <text:list-item>
              <text:p text:style-name="P229"><text:span text:style-name="Strong_20_Emphasis">First Draft (The "Literal" Pass):</text:span> Create a first draft that focuses on accurately transferring the meaning of the text, even if the result is stylistically awkward in English.</text:p>
            </text:list-item>
            <text:list-item>
              <text:p text:style-name="P229"><text:span text:style-name="Strong_20_Emphasis">Second Draft (The "Idiomatic" Pass):</text:span> Re-work the first draft extensively, focusing on making it sound like natural, fluent English. This is where long Arabic sentences are broken up, passive constructions are re-evaluated, and word choices are refined to better fit the English context.</text:p>
            </text:list-item>
            <text:list-item>
              <text:p text:style-name="P229"><text:span text:style-name="Strong_20_Emphasis">Editing and Polishing:</text:span> Check for consistency in terminology, grammatical accuracy, and overall style. Reading the translation aloud is an effective way to catch awkward phrasing.</text:p>
            </text:list-item>
          </text:list>
        </text:list-item>
        <text:list-item>
          <text:p text:style-name="P229"><text:soft-page-break/><text:span text:style-name="Strong_20_Emphasis">Tools and Resources</text:span></text:p>
          <text:list>
            <text:list-item>
              <text:p text:style-name="P229"><text:span text:style-name="Strong_20_Emphasis">Dictionaries:</text:span> High-quality dictionaries are essential. The Hans Wehr Dictionary of Modern Written Arabic is the standard for classical and modern standard Arabic. Bilingual dictionaries and specialized online resources are also used.</text:p>
            </text:list-item>
            <text:list-item>
              <text:p text:style-name="P229"><text:span text:style-name="Strong_20_Emphasis">Corpus Linguistics:</text:span> Using large databases of texts (corpora) to check the typical usage and collocations of words in both languages.</text:p>
            </text:list-item>
            <text:list-item>
              <text:p text:style-name="P229"><text:span text:style-name="Strong_20_Emphasis">CAT Tools (Computer-Assisted Translation):</text:span> Software like SDL Trados or MemoQ can help manage terminology and ensure consistency in large projects, but they do not replace the intellectual work of the human translator.</text:p>
            </text:list-item>
          </text:list>
        </text:list-item>
      </text:list>
      <text:p text:style-name="P3"><text:span text:style-name="Strong_20_Emphasis">SECTION 4.5.2: Hebrew Paleography and Epigraphy</text:span></text:p>
      <text:list text:style-name="L138">
        <text:list-item>
          <text:p text:style-name="P231"><text:span text:style-name="Strong_20_Emphasis">Definitions</text:span></text:p>
          <text:list>
            <text:list-item>
              <text:p text:style-name="P231"><text:span text:style-name="Strong_20_Emphasis">Paleography:</text:span> The study of ancient and medieval handwriting. In this context, it is the skill of deciphering and analyzing different forms of the Hebrew script from various historical periods.</text:p>
            </text:list-item>
            <text:list-item>
              <text:p text:style-name="P231"><text:span text:style-name="Strong_20_Emphasis">Epigraphy:</text:span> The study of inscriptions, which are texts incised or engraved on hard materials like stone or clay.</text:p>
            </text:list-item>
          </text:list>
        </text:list-item>
        <text:list-item>
          <text:p text:style-name="P231"><text:span text:style-name="Strong_20_Emphasis">The Evolution of the Hebrew Script</text:span></text:p>
          <text:list>
            <text:list-item>
              <text:p text:style-name="P231"><text:span text:style-name="Strong_20_Emphasis">Paleo-Hebrew Script (Iron Age / First Temple Period):</text:span></text:p>
              <text:list>
                <text:list-item>
                  <text:p text:style-name="P231">Derived from the Proto-Canaanite alphabet. It is the script used in inscriptions from the Kingdom of Israel and Judah, such as the Siloam Inscription. It closely resembles the Phoenician script.</text:p>
                </text:list-item>
              </text:list>
            </text:list-item>
            <text:list-item>
              <text:p text:style-name="P231"><text:span text:style-name="Strong_20_Emphasis">Aramaic "Square" Script (Second Temple Period onwards):</text:span></text:p>
              <text:list>
                <text:list-item>
                  <text:p text:style-name="P231">During the Persian period, the Jewish community adopted the Aramaic script, which was the lingua franca of the Achaemenid Empire.</text:p>
                </text:list-item>
                <text:list-item>
                  <text:p text:style-name="P231">This "square" script is the direct ancestor of the modern Hebrew block print script.</text:p>
                </text:list-item>
                <text:list-item>
                  <text:p text:style-name="P231"><text:span text:style-name="Strong_20_Emphasis">The Dead Sea Scrolls:</text:span> These manuscripts (c. 3rd c. BCE - 1st c. CE) are the most important source for studying the development of this script. They show a range of styles, from formal bookhand to more cursive hands.</text:p>
                </text:list-item>
              </text:list>
            </text:list-item>
            <text:list-item>
              <text:p text:style-name="P231"><text:span text:style-name="Strong_20_Emphasis">Medieval and Early Modern Scripts:</text:span></text:p>
              <text:list>
                <text:list-item>
                  <text:p text:style-name="P231">Different Jewish communities in the diaspora developed their own distinct styles of Hebrew handwriting for manuscripts and documents (e.g., Sephardic, Ashkenazi, Yemenite scripts).</text:p>
                </text:list-item>
                <text:list-item>
                  <text:p text:style-name="P231"><text:span text:style-name="Strong_20_Emphasis">Cursive Scripts:</text:span> The development of cursive scripts for everyday writing, which are the ancestors of modern Hebrew handwriting.</text:p>
                </text:list-item>
              </text:list>
            </text:list-item>
            <text:list-item>
              <text:p text:style-name="P231"><text:soft-page-break/><text:span text:style-name="Strong_20_Emphasis">The Gezer Calendar (10th c. BCE):</text:span> One of the earliest known Paleo-Hebrew inscriptions, a small limestone tablet listing the agricultural months.</text:p>
            </text:list-item>
            <text:list-item>
              <text:p text:style-name="P232"><text:span text:style-name="Strong_20_Emphasis">The Tel Dan Stele (9th c. BCE):</text:span> An Aramaic inscription that contains the first known extra-biblical reference to the "House of David" (<text:span text:style-name="T1">bytdwd</text:span>), a crucial piece of evidence in biblical archaeology.</text:p>
            </text:list-item>
            <text:list-item>
              <text:p text:style-name="P231"><text:span text:style-name="Strong_20_Emphasis">The Siloam Inscription (c. 701 BCE):</text:span> A Paleo-Hebrew inscription found in Hezekiah's Tunnel in Jerusalem, commemorating the completion of the tunnel's excavation.</text:p>
            </text:list-item>
            <text:list-item>
              <text:p text:style-name="P231"><text:span text:style-name="Strong_20_Emphasis">The Lachish Letters (c. 587 BCE):</text:span> A series of ostraca (inscriptions on potsherds) written in Paleo-Hebrew, sent between military commanders in the final days before the Babylonian conquest of Judah. They provide a dramatic, real-time glimpse of the kingdom's collapse.</text:p>
            </text:list-item>
          </text:list>
        </text:list-item>
        <text:list-item>
          <text:p text:style-name="P231"><text:span text:style-name="Strong_20_Emphasis">Methodology</text:span></text:p>
          <text:list>
            <text:list-item>
              <text:p text:style-name="P231"><text:span text:style-name="Strong_20_Emphasis">Deciphering and Transcription:</text:span> The first step is the careful decipherment of the letters and transcription of the text into modern Hebrew characters. This requires a deep, comparative knowledge of the letter forms of a specific period and region.</text:p>
            </text:list-item>
            <text:list-item>
              <text:p text:style-name="P231"><text:span text:style-name="Strong_20_Emphasis">Dating:</text:span> The style of the script itself is a primary tool for dating an inscription or manuscript. Paleographers can often date a text to within a 25-50 year period based on subtle changes in the way letters are formed.</text:p>
            </text:list-item>
            <text:list-item>
              <text:p text:style-name="P231"><text:span text:style-name="Strong_20_Emphasis">Textual Analysis:</text:span> Once transcribed, the text is analyzed for its linguistic features (grammar, spelling, vocabulary) and its historical content.</text:p>
            </text:list-item>
            <text:list-item>
              <text:p text:style-name="P231"><text:span text:style-name="Strong_20_Emphasis">Material Analysis:</text:span> Epigraphy also involves analyzing the physical object itself—the type of stone or clay, the tools used for incision—to understand its context and production.</text:p>
            </text:list-item>
          </text:list>
        </text:list-item>
        <text:list-item>
          <text:p text:style-name="P231"><text:span text:style-name="Strong_20_Emphasis">Skills Required</text:span></text:p>
          <text:list>
            <text:list-item>
              <text:p text:style-name="P231">Mastery of Biblical Hebrew and Aramaic.</text:p>
            </text:list-item>
            <text:list-item>
              <text:p text:style-name="P231">A detailed, visual memory for the morphology of ancient letter forms and their evolution over time.</text:p>
            </text:list-item>
            <text:list-item>
              <text:p text:style-name="P231">Knowledge of the archaeology and history of the relevant period.</text:p>
            </text:list-item>
          </text:list>
        </text:list-item>
      </text:list>
      <text:p text:style-name="P3"><text:span text:style-name="Strong_20_Emphasis">SECTION 4.5.3: Digital Humanities for Semitic Texts</text:span></text:p>
      <text:list text:style-name="L139">
        <text:list-item>
          <text:p text:style-name="P233"><text:span text:style-name="Strong_20_Emphasis">Digital Humanities (DH): Definition and Goals</text:span></text:p>
          <text:list>
            <text:list-item>
              <text:p text:style-name="P233">An interdisciplinary field that uses computational tools and digital media to advance research and teaching in the humanities.</text:p>
            </text:list-item>
            <text:list-item>
              <text:p text:style-name="P233">In the context of Semitic texts, DH allows researchers to analyze large bodies of textual data in ways that would be impossible through traditional manual methods.</text:p>
            </text:list-item>
          </text:list>
        </text:list-item>
        <text:list-item>
          <text:p text:style-name="P233"><text:span text:style-name="Strong_20_Emphasis">Key DH Methodologies</text:span></text:p>
          <text:list>
            <text:list-item>
              <text:p text:style-name="P233"><text:soft-page-break/><text:span text:style-name="Strong_20_Emphasis">Text Digitization and Markup:</text:span></text:p>
              <text:list>
                <text:list-item>
                  <text:p text:style-name="P233">The foundational step is creating high-quality digital editions of texts.</text:p>
                </text:list-item>
                <text:list-item>
                  <text:p text:style-name="P233"><text:span text:style-name="Strong_20_Emphasis">TEI (Text Encoding Initiative):</text:span> The standard XML-based markup language used in the humanities. It allows a researcher to encode not just the text itself, but also its structure (e.g., chapters, verses, lines of poetry) and metadata (e.g., manuscript source, scribal corrections, linguistic features).</text:p>
                </text:list-item>
              </text:list>
            </text:list-item>
            <text:list-item>
              <text:p text:style-name="P233"><text:span text:style-name="Strong_20_Emphasis">Corpus Linguistics and Computational Analysis:</text:span></text:p>
              <text:list>
                <text:list-item>
                  <text:p text:style-name="P233"><text:span text:style-name="Strong_20_Emphasis">Corpus:</text:span> A large, structured collection of machine-readable texts.</text:p>
                </text:list-item>
                <text:list-item>
                  <text:p text:style-name="P233"><text:span text:style-name="Strong_20_Emphasis">Computational Tools</text:span> can then be used to analyze this corpus to:</text:p>
                  <text:list>
                    <text:list-item>
                      <text:p text:style-name="P233"><text:span text:style-name="Strong_20_Emphasis">Concordancing:</text:span> Generate a list of every occurrence of a specific word or phrase in the corpus, showing its immediate context (a KWIC - Keyword in Context display).</text:p>
                    </text:list-item>
                    <text:list-item>
                      <text:p text:style-name="P233"><text:span text:style-name="Strong_20_Emphasis">Collocation Analysis:</text:span> Identify words that frequently appear together, revealing semantic patterns and idiomatic expressions.</text:p>
                    </text:list-item>
                    <text:list-item>
                      <text:p text:style-name="P233"><text:span text:style-name="Strong_20_Emphasis">Stylometry and Authorship Attribution:</text:span> Use statistical analysis of stylistic features (e.g., word frequency, sentence length) to identify the likely author of an anonymous text by comparing it to the known works of various authors.</text:p>
                    </text:list-item>
                    <text:list-item>
                      <text:p text:style-name="P233"><text:span text:style-name="Strong_20_Emphasis">Topic Modeling:</text:span> An unsupervised machine learning technique that can identify the major thematic clusters or "topics" in a large collection of documents.</text:p>
                    </text:list-item>
                  </text:list>
                </text:list-item>
              </text:list>
            </text:list-item>
            <text:list-item>
              <text:p text:style-name="P233"><text:span text:style-name="Strong_20_Emphasis">Digital Imaging and Manuscript Studies:</text:span></text:p>
              <text:list>
                <text:list-item>
                  <text:p text:style-name="P233"><text:span text:style-name="Strong_20_Emphasis">Multispectral Imaging (MSI):</text:span> High-resolution digital imaging that uses different wavelengths of light (including infrared and ultraviolet) to reveal text on ancient manuscripts that is faded, damaged, or has been erased. This technology has been crucial for deciphering damaged portions of the Dead Sea Scrolls.</text:p>
                </text:list-item>
              </text:list>
            </text:list-item>
            <text:list-item>
              <text:p text:style-name="P233"><text:span text:style-name="Strong_20_Emphasis">Social Network Analysis (SNA):</text:span></text:p>
              <text:list>
                <text:list-item>
                  <text:p text:style-name="P233">Used to analyze relationships within texts. For example, a researcher could map the social network of rabbis mentioned in the Talmud, with links representing interactions like debating or citing one another, to visualize the structure of the scholarly community.</text:p>
                </text:list-item>
              </text:list>
            </text:list-item>
          </text:list>
        </text:list-item>
        <text:list-item>
          <text:p text:style-name="P233"><text:span text:style-name="Strong_20_Emphasis">Major Projects and Resources</text:span></text:p>
          <text:list>
            <text:list-item>
              <text:p text:style-name="P233"><text:span text:style-name="Strong_20_Emphasis">The Friedberg Genizah Project:</text:span> A massive international project to digitize, transcribe, and study the hundreds of thousands of manuscript fragments from the Cairo Geniza.</text:p>
            </text:list-item>
            <text:list-item>
              <text:p text:style-name="P233"><text:soft-page-break/><text:span text:style-name="Strong_20_Emphasis">The Sefaria Project:</text:span> A digital library that provides free access to a vast corpus of Jewish texts in Hebrew with English translations, using TEI-like markup to link texts and commentaries.</text:p>
            </text:list-item>
            <text:list-item>
              <text:p text:style-name="P233"><text:span text:style-name="Strong_20_Emphasis">The OpenITI (Open Islamo-Texual Initiative):</text:span> A major project to create a machine-readable corpus of classical Islamic texts in Arabic.</text:p>
            </text:list-item>
            <text:list-item>
              <text:p text:style-name="P233"><text:span text:style-name="Strong_20_Emphasis">The Dead Sea Scrolls Digital Library:</text:span> An online resource by the Israel Museum that provides high-resolution images of the scrolls.</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6: Data Visualization and Presentation</text:span></text:p>
      <text:p text:style-name="P3"><text:span text:style-name="Strong_20_Emphasis">SECTION 4.6.1: Interactive Timeline Building</text:span></text:p>
      <text:list text:style-name="L140">
        <text:list-item>
          <text:p text:style-name="P234"><text:span text:style-name="Strong_20_Emphasis">Purpose and Utility</text:span></text:p>
          <text:list>
            <text:list-item>
              <text:p text:style-name="P234">Timelines are a fundamental tool for organizing and understanding historical events.</text:p>
            </text:list-item>
            <text:list-item>
              <text:p text:style-name="P234">Interactive digital timelines move beyond the static, linear format of a textbook. They allow users to explore complex historical sequences, zoom in on specific periods, filter information by theme, and access multimedia content directly within the timeline.</text:p>
            </text:list-item>
            <text:list-item>
              <text:p text:style-name="P234">In the context of the Israeli-Palestinian conflict, they are a powerful tool for:</text:p>
              <text:list>
                <text:list-item>
                  <text:p text:style-name="P234">Juxtaposing parallel historical developments in Israeli and Palestinian society.</text:p>
                </text:list-item>
                <text:list-item>
                  <text:p text:style-name="P234">Mapping the cause-and-effect relationships between different events.</text:p>
                </text:list-item>
                <text:list-item>
                  <text:p text:style-name="P234">Visualizing the sheer density of events in a contested history.</text:p>
                </text:list-item>
                <text:list-item>
                  <text:p text:style-name="P234">Integrating primary source materials (photos, videos, documents) with historical data.</text:p>
                </text:list-item>
              </text:list>
            </text:list-item>
          </text:list>
        </text:list-item>
        <text:list-item>
          <text:p text:style-name="P234"><text:span text:style-name="Strong_20_Emphasis">Key Features of Interactive Timelines</text:span></text:p>
          <text:list>
            <text:list-item>
              <text:p text:style-name="P234"><text:span text:style-name="Strong_20_Emphasis">Non-Linear Exploration:</text:span> Users can navigate the timeline by scrolling, zooming, or jumping to specific dates.</text:p>
            </text:list-item>
            <text:list-item>
              <text:p text:style-name="P234"><text:span text:style-name="Strong_20_Emphasis">Layered Information:</text:span> Each event on the timeline can be clicked to reveal a pop-up window with more detailed information, images, videos, or links to external sources.</text:p>
            </text:list-item>
            <text:list-item>
              <text:p text:style-name="P234"><text:span text:style-name="Strong_20_Emphasis">Categorization and Filtering:</text:span> Events can be categorized with tags (e.g., "Political," "Military," "Cultural," "Settlements"). Users can then filter the timeline to view only events related to a specific theme.</text:p>
            </text:list-item>
            <text:list-item>
              <text:p text:style-name="P234"><text:span text:style-name="Strong_20_Emphasis">Multiple Parallel Timelines:</text:span> The ability to display two or more timelines simultaneously is crucial for comparative analysis (e.g., displaying a timeline of Israeli political history next to a timeline of the Palestinian liberation movement).</text:p>
            </text:list-item>
            <text:list-item>
              <text:p text:style-name="P234"><text:soft-page-break/><text:span text:style-name="Strong_20_Emphasis">Geospatial Integration:</text:span> Linking timeline events to points on an interactive map.</text:p>
            </text:list-item>
          </text:list>
        </text:list-item>
        <text:list-item>
          <text:p text:style-name="P234"><text:span text:style-name="Strong_20_Emphasis">Tools for Building Interactive Timelines</text:span></text:p>
          <text:list>
            <text:list-item>
              <text:p text:style-name="P234"><text:span text:style-name="Strong_20_Emphasis">TimelineJS:</text:span> A popular, free, and open-source tool developed by the Knight Lab at Northwestern University.</text:p>
              <text:list>
                <text:list-item>
                  <text:p text:style-name="P234"><text:span text:style-name="Strong_20_Emphasis">Workflow:</text:span> It is extremely user-friendly. The user enters their data (dates, headlines, text, links to media) into a Google Sheets template. The tool then automatically generates a visually appealing, interactive, and embeddable timeline.</text:p>
                </text:list-item>
                <text:list-item>
                  <text:p text:style-name="P234"><text:span text:style-name="Strong_20_Emphasis">Best For:</text:span> Creating narrative-driven, visually rich timelines with a focus on multimedia content. It is ideal for journalism, teaching, and public-facing projects.</text:p>
                </text:list-item>
              </text:list>
            </text:list-item>
            <text:list-item>
              <text:p text:style-name="P234"><text:span text:style-name="Strong_20_Emphasis">Tiki-Toki:</text:span> A web-based software for creating visually sophisticated 3D timelines. It offers more customization options than TimelineJS but is a proprietary, subscription-based service.</text:p>
            </text:list-item>
            <text:list-item>
              <text:p text:style-name="P234"><text:span text:style-name="Strong_20_Emphasis">ChronosJS:</text:span> Another powerful JavaScript library for creating interactive timelines, offering a high degree of customization for users with web development skills.</text:p>
            </text:list-item>
            <text:list-item>
              <text:p text:style-name="P234"><text:span text:style-name="Strong_20_Emphasis">R and Python Libraries:</text:span> For data-heavy projects, programmers can use libraries like timevis in R or matplotlib's timeline features in Python to generate timelines programmatically from large datasets.</text:p>
            </text:list-item>
          </text:list>
        </text:list-item>
        <text:list-item>
          <text:p text:style-name="P234"><text:span text:style-name="Strong_20_Emphasis">Methodology and Best Practices</text:span></text:p>
          <text:list>
            <text:list-item>
              <text:p text:style-name="P234"><text:span text:style-name="Strong_20_Emphasis">Data Collection and Curation:</text:span> The most critical step is gathering and organizing the data. This involves creating a spreadsheet with columns for start date, end date, headline, descriptive text, media links, and category tags. The quality of the timeline depends on the accuracy and richness of this underlying data.</text:p>
            </text:list-item>
            <text:list-item>
              <text:p text:style-name="P234"><text:span text:style-name="Strong_20_Emphasis">Define the Narrative Arc:</text:span> Even in a data-rich timeline, there should be a clear narrative purpose. What story is the timeline trying to tell? This will guide the selection and highlighting of key events.</text:p>
            </text:list-item>
            <text:list-item>
              <text:p text:style-name="P234"><text:span text:style-name="Strong_20_Emphasis">Balance Detail and Clarity:</text:span> A timeline should be detailed enough to be informative but not so cluttered that it becomes overwhelming. The interactive, layered nature of digital timelines helps manage this balance.</text:p>
            </text:list-item>
            <text:list-item>
              <text:p text:style-name="P234"><text:span text:style-name="Strong_20_Emphasis">Source and Cite:</text:span> For academic or journalistic use, it is crucial to cite the sources for the information presented in each timeline entry.</text:p>
            </text:list-item>
            <text:list-item>
              <text:p text:style-name="P234"><text:span text:style-name="Strong_20_Emphasis">Visual Design:</text:span> Use a consistent and clear visual language. Use colors or icons to distinguish between different categories of events. Ensure that media assets are high-quality.</text:p>
            </text:list-item>
          </text:list>
        </text:list-item>
      </text:list>
      <text:p text:style-name="P3"><text:span text:style-name="Strong_20_Emphasis">SECTION 4.6.2: Geospatial Story Mapping</text:span></text:p>
      <text:list text:style-name="L141">
        <text:list-item>
          <text:p text:style-name="P235"><text:soft-page-break/><text:span text:style-name="Strong_20_Emphasis">Purpose and Utility</text:span></text:p>
          <text:list>
            <text:list-item>
              <text:p text:style-name="P235">Geospatial story mapping is a powerful presentation format that combines interactive maps with multimedia content and narrative text to tell a place-based story.</text:p>
            </text:list-item>
            <text:list-item>
              <text:p text:style-name="P235">It moves beyond static maps by guiding the user through a sequence of geographic locations, revealing information and analysis at each step.</text:p>
            </text:list-item>
            <text:list-item>
              <text:p text:style-name="P235">In the Israeli-Palestinian context, where the conflict is fundamentally spatial, this is an exceptionally effective tool for explaining complex territorial issues to a non-expert audience.</text:p>
            </text:list-item>
            <text:list-item>
              <text:p text:style-name="P235"><text:span text:style-name="Strong_20_Emphasis">Applications:</text:span></text:p>
              <text:list>
                <text:list-item>
                  <text:p text:style-name="P235">Explaining the fragmentation of the West Bank.</text:p>
                </text:list-item>
                <text:list-item>
                  <text:p text:style-name="P235">Tracking the historical growth of a settlement bloc.</text:p>
                </text:list-item>
                <text:list-item>
                  <text:p text:style-name="P235">Mapping the events of a military campaign (e.g., the 1948 war).</text:p>
                </text:list-item>
                <text:list-item>
                  <text:p text:style-name="P235">Documenting the demographic changes in Jerusalem.</text:p>
                </text:list-item>
                <text:list-item>
                  <text:p text:style-name="P235">Presenting the findings of a human rights investigation into a specific incident.</text:p>
                </text:list-item>
              </text:list>
            </text:list-item>
          </text:list>
        </text:list-item>
        <text:list-item>
          <text:p text:style-name="P235"><text:span text:style-name="Strong_20_Emphasis">Key Features of Story Maps</text:span></text:p>
          <text:list>
            <text:list-item>
              <text:p text:style-name="P235"><text:span text:style-name="Strong_20_Emphasis">Narrative Scrollytelling:</text:span> Often uses a "scrollytelling" format. As the user scrolls through the narrative text on one side of the screen, the map on the other side automatically pans, zooms, and changes its data layers to correspond with the part of the story being told.</text:p>
            </text:list-item>
            <text:list-item>
              <text:p text:style-name="P235"><text:span text:style-name="Strong_20_Emphasis">Interactive Map Points:</text:span> Users can click on points, lines, or polygons on the map to bring up pop-up windows with photos, videos, text, and data.</text:p>
            </text:list-item>
            <text:list-item>
              <text:p text:style-name="P235"><text:span text:style-name="Strong_20_Emphasis">Multimedia Integration:</text:span> Seamlessly embeds images, videos, audio clips, and graphs directly into the narrative.</text:p>
            </text:list-item>
            <text:list-item>
              <text:p text:style-name="P235"><text:span text:style-name="Strong_20_Emphasis">Swipe Maps and 2D/3D Views:</text:span> Can include advanced features like a "swipe" tool to compare historical and modern satellite imagery of the same location, or the ability to toggle between a 2D map and a 3D view of the terrain.</text:p>
            </text:list-item>
          </text:list>
        </text:list-item>
        <text:list-item>
          <text:p text:style-name="P235"><text:span text:style-name="Strong_20_Emphasis">Tools for Building Story Maps</text:span></text:p>
          <text:list>
            <text:list-item>
              <text:p text:style-name="P235"><text:span text:style-name="Strong_20_Emphasis">ArcGIS StoryMaps:</text:span> The industry standard, developed by Esri. It is a powerful, user-friendly, web-based platform that allows users with no coding experience to create highly professional and polished story maps. It integrates seamlessly with the broader ArcGIS ecosystem.</text:p>
            </text:list-item>
            <text:list-item>
              <text:p text:style-name="P235"><text:span text:style-name="Strong_20_Emphasis">Knight Lab StoryMap JS:</text:span> A free, open-source alternative to the Esri product. It is simpler and focuses on a slide-based narrative, where each slide is linked to a point on a map.</text:p>
            </text:list-item>
            <text:list-item>
              <text:p text:style-name="P235"><text:soft-page-break/><text:span text:style-name="Strong_20_Emphasis">Open-Source Web Mapping Libraries:</text:span> For maximum customization, web developers can use libraries like Leaflet.js or Mapbox GL JS in combination with scrollytelling libraries to build bespoke story maps from scratch.</text:p>
            </text:list-item>
          </text:list>
        </text:list-item>
        <text:list-item>
          <text:p text:style-name="P235"><text:span text:style-name="Strong_20_Emphasis">Methodology and Best Practices</text:span></text:p>
          <text:list>
            <text:list-item>
              <text:p text:style-name="P235"><text:span text:style-name="Strong_20_Emphasis">Define the Spatial Narrative:</text:span> Start with a clear story that has a strong geographic component. The narrative must drive the map, not the other way around.</text:p>
            </text:list-item>
            <text:list-item>
              <text:p text:style-name="P235"><text:span text:style-name="Strong_20_Emphasis">Gather Geospatial Data (GIS):</text:span> The foundation of a story map is good GIS data. This involves collecting and preparing the necessary map layers (shapefiles, GeoJSON files) for settlements, roads, the barrier, etc.</text:p>
            </text:list-item>
            <text:list-item>
              <text:p text:style-name="P235"><text:span text:style-name="Strong_20_Emphasis">Collect Multimedia Content:</text:span> Gather the high-quality photos, videos, and primary source documents that will be used to illustrate the story.</text:p>
            </text:list-item>
            <text:list-item>
              <text:p text:style-name="P235"><text:span text:style-name="Strong_20_Emphasis">Storyboard the Narrative:</text:span> Plan the story map scene by scene. For each point in the narrative, decide what the accompanying map view should be and what multimedia content will be displayed.</text:p>
            </text:list-item>
            <text:list-item>
              <text:p text:style-name="P235"><text:span text:style-name="Strong_20_Emphasis">Keep it Focused:</text:span> The most effective story maps tell one story well. Avoid trying to cram too much information into a single map. It is better to have a series of focused maps than one that is overwhelming.</text:p>
            </text:list-item>
            <text:list-item>
              <text:p text:style-name="P235"><text:span text:style-name="Strong_20_Emphasis">Mobile-First Design:</text:span> Ensure that the story map is responsive and works well on mobile devices, as this is how many users will access it.</text:p>
            </text:list-item>
          </text:list>
        </text:list-item>
      </text:list>
      <text:p text:style-name="P3"><text:span text:style-name="Strong_20_Emphasis">SECTION 4.6.3: Infographics for Policy Briefs</text:span></text:p>
      <text:list text:style-name="L142">
        <text:list-item>
          <text:p text:style-name="P236"><text:span text:style-name="Strong_20_Emphasis">Purpose and Utility</text:span></text:p>
          <text:list>
            <text:list-item>
              <text:p text:style-name="P236">Infographics are visual representations of information, data, or knowledge intended to present complex information quickly and clearly.</text:p>
            </text:list-item>
            <text:list-item>
              <text:p text:style-name="P236">In the context of policy briefs, their function is to distill complex research findings into a concise, visually engaging, and easily digestible format for a non-expert audience of policymakers, journalists, and the public.</text:p>
            </text:list-item>
            <text:list-item>
              <text:p text:style-name="P236">They are designed to grab attention and make a key argument or statistic memorable. They are not a substitute for detailed analysis but a gateway to it.</text:p>
            </text:list-item>
          </text:list>
        </text:list-item>
        <text:list-item>
          <text:p text:style-name="P236"><text:span text:style-name="Strong_20_Emphasis">Key Types of Infographics</text:span></text:p>
          <text:list>
            <text:list-item>
              <text:p text:style-name="P236"><text:span text:style-name="Strong_20_Emphasis">Statistical Infographics:</text:span> Focus on visualizing data through charts, graphs, and large, bold numbers. (e.g., a chart showing the growth of the settler population over time).</text:p>
            </text:list-item>
            <text:list-item>
              <text:p text:style-name="P236"><text:span text:style-name="Strong_20_Emphasis">Timeline Infographics:</text:span> A static, visual representation of a sequence of events.</text:p>
            </text:list-item>
            <text:list-item>
              <text:p text:style-name="P236"><text:span text:style-name="Strong_20_Emphasis">Process Infographics:</text:span> A visual flowchart that explains a complex process. (e.g., an infographic explaining the multi-step process a Palestinian must go through to obtain a work permit).</text:p>
            </text:list-item>
            <text:list-item>
              <text:p text:style-name="P236"><text:soft-page-break/><text:span text:style-name="Strong_20_Emphasis">Geographic/Map-Based Infographics:</text:span> Uses a stylized map as the central visual element to present spatial data. (e.g., a map of the West Bank showing the percentages of Areas A, B, and C).</text:p>
            </text:list-item>
            <text:list-item>
              <text:p text:style-name="P236"><text:span text:style-name="Strong_20_Emphasis">Comparative Infographics:</text:span> A side-by-side comparison of two things using visual metaphors. (e.g., a visual comparing per capita water allocation for Israeli settlers and Palestinians).</text:p>
            </text:list-item>
          </text:list>
        </text:list-item>
        <text:list-item>
          <text:p text:style-name="P236"><text:span text:style-name="Strong_20_Emphasis">Principles of Effective Infographic Design</text:span></text:p>
          <text:list>
            <text:list-item>
              <text:p text:style-name="P236"><text:span text:style-name="Strong_20_Emphasis">One Core Message:</text:span> A good infographic has a single, clear takeaway message. The entire design should be oriented around communicating this one idea effectively.</text:p>
            </text:list-item>
            <text:list-item>
              <text:p text:style-name="P236"><text:span text:style-name="Strong_20_Emphasis">Data-to-Ink Ratio:</text:span> A concept from data visualization pioneer Edward Tufte. Maximize the amount of "ink" used to display data and minimize the amount of non-data "chart junk" (e.g., unnecessary gridlines, 3D effects, decorative elements).</text:p>
            </text:list-item>
            <text:list-item>
              <text:p text:style-name="P236"><text:span text:style-name="Strong_20_Emphasis">Visual Hierarchy:</text:span> The design should guide the viewer's eye. The most important information should be the most visually prominent (e.g., through size, color, or placement).</text:p>
            </text:list-item>
            <text:list-item>
              <text:p text:style-name="P236"><text:span text:style-name="Strong_20_Emphasis">Color Scheme:</text:span> Use a limited and deliberate color palette. Colors should be used to categorize information and create contrast. Be mindful of the cultural and political connotations of colors.</text:p>
            </text:list-item>
            <text:list-item>
              <text:p text:style-name="P236"><text:span text:style-name="Strong_20_Emphasis">Typography:</text:span> Use clear, legible fonts. Use a combination of font sizes and weights to create a hierarchy between headlines, subheadings, and body text.</text:p>
            </text:list-item>
            <text:list-item>
              <text:p text:style-name="P236"><text:span text:style-name="Strong_20_Emphasis">Balance of Text and Visuals:</text:span> Keep text to a minimum. Use icons, illustrations, and charts to convey information wherever possible.</text:p>
            </text:list-item>
            <text:list-item>
              <text:p text:style-name="P236"><text:span text:style-name="Strong_20_Emphasis">Accuracy and Sourcing:</text:span> The data presented must be accurate and the source should be clearly cited at the bottom of the infographic to maintain credibility.</text:p>
            </text:list-item>
          </text:list>
        </text:list-item>
        <text:list-item>
          <text:p text:style-name="P236"><text:span text:style-name="Strong_20_Emphasis">Tools for Creating Infographics</text:span></text:p>
          <text:list>
            <text:list-item>
              <text:p text:style-name="P236"><text:span text:style-name="Strong_20_Emphasis">Web-Based "Freemium" Tools:</text:span></text:p>
              <text:list>
                <text:list-item>
                  <text:p text:style-name="P236"><text:span text:style-name="Strong_20_Emphasis">Canva:</text:span> An extremely popular and user-friendly graphic design platform with a large library of infographic templates, icons, and fonts.</text:p>
                </text:list-item>
                <text:list-item>
                  <text:p text:style-name="P236"><text:span text:style-name="Strong_20_Emphasis">Piktochart, Venngage:</text:span> Similar platforms specifically geared towards creating infographics.</text:p>
                </text:list-item>
                <text:list-item>
                  <text:p text:style-name="P236"><text:span text:style-name="Strong_20_Emphasis">Best For:</text:span> Users with no design experience who need to create professional-looking infographics quickly.</text:p>
                </text:list-item>
              </text:list>
            </text:list-item>
            <text:list-item>
              <text:p text:style-name="P236"><text:span text:style-name="Strong_20_Emphasis">Data Visualization Tools:</text:span></text:p>
              <text:list>
                <text:list-item>
                  <text:p text:style-name="P236"><text:soft-page-break/><text:span text:style-name="Strong_20_Emphasis">Datawrapper, Flourish:</text:span> Free and easy-to-use tools for creating high-quality, interactive charts and maps that can be embedded online. They are particularly good for data-heavy visualizations.</text:p>
                </text:list-item>
              </text:list>
            </text:list-item>
            <text:list-item>
              <text:p text:style-name="P236"><text:span text:style-name="Strong_20_Emphasis">Professional Design Software:</text:span></text:p>
              <text:list>
                <text:list-item>
                  <text:p text:style-name="P236"><text:span text:style-name="Strong_20_Emphasis">Adobe Illustrator:</text:span> The industry standard for professional graphic designers. It offers maximum control and flexibility but has a steep learning curve.</text:p>
                </text:list-item>
                <text:list-item>
                  <text:p text:style-name="P236"><text:span text:style-name="Strong_20_Emphasis">R and Python:</text:span> For data scientists, libraries like ggplot2 (R) and seaborn/matplotlib (Python) can be used to programmatically generate the charts and graphs that form the core of an infographic, which can then be exported and polished in a design program.</text:p>
                </text:list-item>
              </text:list>
            </text:list-item>
          </text:list>
        </text:list-item>
      </text:list>
      <text:p text:style-name="P3"/>
      <text:p text:style-name="P10"/>
      <text:p text:style-name="P3"><text:span text:style-name="Strong_20_Emphasis">PART IV: RESEARCH TOOLS &amp; METHODS (CONTINUED)</text:span></text:p>
      <text:p text:style-name="P3"><text:span text:style-name="Strong_20_Emphasis">CHAPTER 4.7: Proposal Writing and Grant Applications</text:span></text:p>
      <text:p text:style-name="P3"><text:span text:style-name="Strong_20_Emphasis">SECTION 4.7.1: Literature Review Strategies</text:span></text:p>
      <text:list text:style-name="L143">
        <text:list-item>
          <text:p text:style-name="P237"><text:span text:style-name="Strong_20_Emphasis">Purpose of a Literature Review</text:span></text:p>
          <text:list>
            <text:list-item>
              <text:p text:style-name="P237">A literature review is a critical, analytical summary of the existing scholarly research on a specific topic. It is a foundational component of any research proposal, thesis, or academic article.</text:p>
            </text:list-item>
            <text:list-item>
              <text:p text:style-name="P237">It is not an annotated bibliography or a simple summary of one book after another.</text:p>
            </text:list-item>
            <text:list-item>
              <text:p text:style-name="P237"><text:span text:style-name="Strong_20_Emphasis">Key Functions:</text:span></text:p>
              <text:list>
                <text:list-item>
                  <text:p text:style-name="P237"><text:span text:style-name="Strong_20_Emphasis">Demonstrate Expertise:</text:span> It shows the grant committee or supervisor that you have a comprehensive understanding of your field and the major debates within it.</text:p>
                </text:list-item>
                <text:list-item>
                  <text:p text:style-name="P237"><text:span text:style-name="Strong_20_Emphasis">Situate Your Research:</text:span> It maps the existing scholarly landscape and clearly positions your own research project within that landscape.</text:p>
                </text:list-item>
                <text:list-item>
                  <text:p text:style-name="P237"><text:span text:style-name="Strong_20_Emphasis">Identify the "Gap":</text:span> Its most crucial function is to identify a "gap" in the existing scholarship—a question that has not been answered, a perspective that has been neglected, or a methodology that has not been applied.</text:p>
                </text:list-item>
                <text:list-item>
                  <text:p text:style-name="P237"><text:span text:style-name="Strong_20_Emphasis">Justify Your Project:</text:span> By identifying this gap, the literature review makes the case for why your research is necessary, original, and will make a significant contribution to the field.</text:p>
                </text:list-item>
              </text:list>
            </text:list-item>
          </text:list>
        </text:list-item>
        <text:list-item>
          <text:p text:style-name="P237"><text:span text:style-name="Strong_20_Emphasis">The Research Process</text:span></text:p>
          <text:list>
            <text:list-item>
              <text:p text:style-name="P237"><text:span text:style-name="Strong_20_Emphasis">1. Scoping and Keyword Searching:</text:span></text:p>
              <text:list>
                <text:list-item>
                  <text:p text:style-name="P237"><text:soft-page-break/>Start with a well-defined research question.</text:p>
                </text:list-item>
                <text:list-item>
                  <text:p text:style-name="P237">Brainstorm a list of keywords and synonyms related to your topic.</text:p>
                </text:list-item>
                <text:list-item>
                  <text:p text:style-name="P237">Use academic databases (e.g., JSTOR, Google Scholar, ProQuest Dissertations &amp; Theses, university library catalogs) to conduct systematic searches.</text:p>
                </text:list-item>
                <text:list-item>
                  <text:p text:style-name="P237">Use "citation chaining": once you find a key article or book, look at its bibliography to find other relevant sources ("backward chaining") and use a database to see who has cited that work since it was published ("forward chaining").</text:p>
                </text:list-item>
              </text:list>
            </text:list-item>
            <text:list-item>
              <text:p text:style-name="P237"><text:span text:style-name="Strong_20_Emphasis">2. Reading and Note-Taking:</text:span></text:p>
              <text:list>
                <text:list-item>
                  <text:p text:style-name="P237"><text:span text:style-name="Strong_20_Emphasis">Read Strategically:</text:span> You don't need to read every source from cover to cover. Start by reading the introduction and conclusion to understand the main argument. Read the rest of the text with your research question in mind.</text:p>
                </text:list-item>
                <text:list-item>
                  <text:p text:style-name="P237"><text:span text:style-name="Strong_20_Emphasis">Systematic Note-Taking:</text:span> Use a reference management software (Zotero, Mendeley, EndNote) from the very beginning to keep track of your sources and notes. For each source, record:</text:p>
                  <text:list>
                    <text:list-item>
                      <text:p text:style-name="P237">The full bibliographic information.</text:p>
                    </text:list-item>
                    <text:list-item>
                      <text:p text:style-name="P237">The author's main argument (thesis).</text:p>
                    </text:list-item>
                    <text:list-item>
                      <text:p text:style-name="P237">The methodology and evidence used.</text:p>
                    </text:list-item>
                    <text:list-item>
                      <text:p text:style-name="P237">How it relates to other works in the field.</text:p>
                    </text:list-item>
                    <text:list-item>
                      <text:p text:style-name="P237">How it relates to your own research question.</text:p>
                    </text:list-item>
                    <text:list-item>
                      <text:p text:style-name="P237">Key quotes (with page numbers).</text:p>
                    </text:list-item>
                  </text:list>
                </text:list-item>
              </text:list>
            </text:list-item>
            <text:list-item>
              <text:p text:style-name="P237"><text:span text:style-name="Strong_20_Emphasis">3. Synthesizing and Structuring:</text:span></text:p>
              <text:list>
                <text:list-item>
                  <text:p text:style-name="P237">Do not structure the review author by author ("Smith (2010) argues... Jones (2012) argues...").</text:p>
                </text:list-item>
                <text:list-item>
                  <text:p text:style-name="P237"><text:span text:style-name="Strong_20_Emphasis">Structure Thematically:</text:span> Organize the review around the major themes, debates, or methodological approaches in the literature.</text:p>
                </text:list-item>
                <text:list-item>
                  <text:p text:style-name="P237"><text:span text:style-name="Strong_20_Emphasis">Synthesize:</text:span> Discuss multiple sources in each paragraph, comparing and contrasting their arguments. Use phrases like: "A major debate in the literature concerns..."; "While Smith and Jones argue X, Davis offers a different perspective..."; "Recent scholarship has shifted the focus from Y to Z."</text:p>
                </text:list-item>
                <text:list-item>
                  <text:p text:style-name="P237">Create an outline of your thematic sections before you start writing.</text:p>
                </text:list-item>
              </text:list>
            </text:list-item>
          </text:list>
        </text:list-item>
        <text:list-item>
          <text:p text:style-name="P237"><text:span text:style-name="Strong_20_Emphasis">The "Funnel" Structure</text:span></text:p>
          <text:list>
            <text:list-item>
              <text:p text:style-name="P237">A common and effective structure for a literature review follows a "funnel" shape:</text:p>
            </text:list-item>
            <text:list-item>
              <text:p text:style-name="P237"><text:soft-page-break/><text:span text:style-name="Strong_20_Emphasis">Broad Overview:</text:span> Start with a broad overview of the general field of study (e.g., the historiography of the 1948 war).</text:p>
            </text:list-item>
            <text:list-item>
              <text:p text:style-name="P237"><text:span text:style-name="Strong_20_Emphasis">Narrower Focus:</text:span> Narrow the focus to the specific sub-topics and debates that are most relevant to your project (e.g., debates about the causes of the refugee exodus).</text:p>
            </text:list-item>
            <text:list-item>
              <text:p text:style-name="P237"><text:span text:style-name="Strong_20_Emphasis">The "Gap":</text:span> Conclude the review by clearly identifying the gap that your own research will fill. This leads directly into your research question and thesis statement.</text:p>
            </text:list-item>
            <text:list-item>
              <text:p text:style-name="P237"><text:span text:style-name="Strong_20_Emphasis">Example Conclusion:</text:span> "While extensive research has focused on the military and political causes of the Nakba in the Galilee, the specific role of economic disruption and the collapse of the citrus market in precipitating the flight from coastal cities like Jaffa has been relatively under-examined. This project will address this gap by..."</text:p>
            </text:list-item>
          </text:list>
        </text:list-item>
      </text:list>
      <text:p text:style-name="P3"><text:span text:style-name="Strong_20_Emphasis">SECTION 4.7.2: Research Question Formulation</text:span></text:p>
      <text:list text:style-name="L144">
        <text:list-item>
          <text:p text:style-name="P238"><text:span text:style-name="Strong_20_Emphasis">The Importance of a Good Research Question</text:span></text:p>
          <text:list>
            <text:list-item>
              <text:p text:style-name="P238">The research question is the single most important sentence in a research proposal.</text:p>
            </text:list-item>
            <text:list-item>
              <text:p text:style-name="P238">It is the "engine" that drives the entire project. It determines what data you will collect, what methodology you will use, and what argument you will make.</text:p>
            </text:list-item>
            <text:list-item>
              <text:p text:style-name="P238">A good question is the difference between a project that is a descriptive report and one that is a focused, analytical, and original piece of research.</text:p>
            </text:list-item>
          </text:list>
        </text:list-item>
        <text:list-item>
          <text:p text:style-name="P238"><text:span text:style-name="Strong_20_Emphasis">Characteristics of a Strong Research Question</text:span></text:p>
          <text:list>
            <text:list-item>
              <text:p text:style-name="P238"><text:span text:style-name="Strong_20_Emphasis">Focused and Specific (Not Too Broad):</text:span></text:p>
              <text:list>
                <text:list-item>
                  <text:p text:style-name="P239"><text:span text:style-name="T1">Too Broad:</text:span> "What was the impact of the Oslo Accords?"</text:p>
                </text:list-item>
                <text:list-item>
                  <text:p text:style-name="P239"><text:span text:style-name="T1">Better:</text:span> "How did the territorial division of the West Bank into Areas A, B, and C under the Oslo II Accord affect the governance strategies of Palestinian municipalities?"</text:p>
                </text:list-item>
              </text:list>
            </text:list-item>
            <text:list-item>
              <text:p text:style-name="P238"><text:span text:style-name="Strong_20_Emphasis">Researchable (Not Unanswerable):</text:span></text:p>
              <text:list>
                <text:list-item>
                  <text:p text:style-name="P238">The question must be answerable within the constraints of your time and resources.</text:p>
                </text:list-item>
                <text:list-item>
                  <text:p text:style-name="P239"><text:span text:style-name="T1">Unanswerable:</text:span> "What did Yasser Arafat really think at Camp David?" (Requires mind-reading).</text:p>
                </text:list-item>
                <text:list-item>
                  <text:p text:style-name="P239"><text:span text:style-name="T1">Researchable:</text:span> "How did the Palestinian negotiating team's public statements and internal memos frame the issue of Jerusalem during the Camp David 2000 summit?" (Answerable through archival research and interviews).</text:p>
                </text:list-item>
              </text:list>
            </text:list-item>
            <text:list-item>
              <text:p text:style-name="P238"><text:span text:style-name="Strong_20_Emphasis">Analytical (Not Purely Descriptive):</text:span></text:p>
              <text:list>
                <text:list-item>
                  <text:p text:style-name="P238">The question should ask "how" or "why," not just "what." It should lead to an argument, not just a list of facts.</text:p>
                </text:list-item>
                <text:list-item>
                  <text:p text:style-name="P239"><text:soft-page-break/><text:span text:style-name="T1">Descriptive:</text:span> "What are the themes in the poetry of Mahmoud Darwish?"</text:p>
                </text:list-item>
                <text:list-item>
                  <text:p text:style-name="P239"><text:span text:style-name="T1">Analytical:</text:span> "How does Mahmoud Darwish's use of the olive tree metaphor evolve throughout his career to reflect changing Palestinian political circumstances?"</text:p>
                </text:list-item>
              </text:list>
            </text:list-item>
            <text:list-item>
              <text:p text:style-name="P238"><text:span text:style-name="Strong_20_Emphasis">Complex (Not a Simple Yes/No):</text:span></text:p>
              <text:list>
                <text:list-item>
                  <text:p text:style-name="P238">The question should not have a simple, straightforward answer. It should open up a topic for investigation.</text:p>
                </text:list-item>
                <text:list-item>
                  <text:p text:style-name="P239"><text:span text:style-name="T1">Too Simple:</text:span> "Did the First Intifada involve popular committees?" (Answer: Yes).</text:p>
                </text:list-item>
                <text:list-item>
                  <text:p text:style-name="P239"><text:span text:style-name="T1">More Complex:</text:span> "To what extent did the grassroots popular committees of the First Intifada operate independently of the exiled PLO leadership in Tunis?"</text:p>
                </text:list-item>
              </text:list>
            </text:list-item>
            <text:list-item>
              <text:p text:style-name="P238"><text:span text:style-name="Strong_20_Emphasis">Relevant and Significant:</text:span></text:p>
              <text:list>
                <text:list-item>
                  <text:p text:style-name="P238">The question should address a genuine puzzle or problem in the existing scholarship. It should answer the "so what?" question. Why is this question important to ask? What new knowledge will the answer provide?</text:p>
                </text:list-item>
              </text:list>
            </text:list-item>
          </text:list>
        </text:list-item>
        <text:list-item>
          <text:p text:style-name="P238"><text:span text:style-name="Strong_20_Emphasis">The Process of Formulation</text:span></text:p>
          <text:list>
            <text:list-item>
              <text:p text:style-name="P238">Formulating a good research question is an iterative process. It is not something you do once at the beginning.</text:p>
            </text:list-item>
            <text:list-item>
              <text:p text:style-name="P238"><text:span text:style-name="Strong_20_Emphasis">Start with a Broad Topic of Interest:</text:span> (e.g., Mizrahi politics in Israel).</text:p>
            </text:list-item>
            <text:list-item>
              <text:p text:style-name="P238"><text:span text:style-name="Strong_20_Emphasis">Conduct Preliminary Research / Lit Review:</text:span> Read broadly on the topic to understand the existing debates and identify potential gaps.</text:p>
            </text:list-item>
            <text:list-item>
              <text:p text:style-name="P238"><text:span text:style-name="Strong_20_Emphasis">Draft a Question:</text:span> Write a first draft of your question.</text:p>
            </text:list-item>
            <text:list-item>
              <text:p text:style-name="P238"><text:span text:style-name="Strong_20_Emphasis">Refine and Narrow:</text:span> Make the question more specific and focused. Ask yourself if it meets the criteria above. Get feedback from professors and peers.</text:p>
            </text:list-item>
            <text:list-item>
              <text:p text:style-name="P238"><text:span text:style-name="Strong_20_Emphasis">Revisit and Revise:</text:span> As your research progresses, you will likely need to continue refining your question as your understanding of the topic deepens.</text:p>
            </text:list-item>
          </text:list>
        </text:list-item>
      </text:list>
      <text:p text:style-name="P3"><text:span text:style-name="Strong_20_Emphasis">SECTION 4.7.3: Funding Agencies for Middle East Studies</text:span></text:p>
      <text:list text:style-name="L145">
        <text:list-item>
          <text:p text:style-name="P240"><text:span text:style-name="Strong_20_Emphasis">Overview</text:span></text:p>
          <text:list>
            <text:list-item>
              <text:p text:style-name="P240">Academic research, particularly projects involving fieldwork, travel, and language training, is expensive and requires external funding.</text:p>
            </text:list-item>
            <text:list-item>
              <text:p text:style-name="P240">The funding landscape is highly competitive. Success depends on a well-written proposal that clearly articulates the project's significance, originality, and feasibility.</text:p>
            </text:list-item>
            <text:list-item>
              <text:p text:style-name="P240">Funding sources can be divided into government grants, private foundations, and university-internal funds.</text:p>
            </text:list-item>
          </text:list>
        </text:list-item>
        <text:list-item>
          <text:p text:style-name="P240"><text:span text:style-name="Strong_20_Emphasis">Major Government Funding Sources (Primarily US-based)</text:span></text:p>
          <text:list>
            <text:list-item>
              <text:p text:style-name="P240"><text:soft-page-break/><text:span text:style-name="Strong_20_Emphasis">Fulbright-Hays Doctoral Dissertation Research Abroad (DDRA) Program:</text:span> A prestigious US Department of Education grant that funds 6-12 months of dissertation fieldwork abroad.</text:p>
            </text:list-item>
            <text:list-item>
              <text:p text:style-name="P240"><text:span text:style-name="Strong_20_Emphasis">Fulbright U.S. Student Program:</text:span> Offers grants for research or English Teaching Assistantships. The research grants can support master's or PhD-level fieldwork.</text:p>
            </text:list-item>
            <text:list-item>
              <text:p text:style-name="P240"><text:span text:style-name="Strong_20_Emphasis">The Boren Awards (National Security Education Program):</text:span> Funds language study and research on topics and in regions considered critical to US national security. Requires a commitment to work for the federal government for a period after the award.</text:p>
            </text:list-item>
            <text:list-item>
              <text:p text:style-name="P240"><text:span text:style-name="Strong_20_Emphasis">Title VI (U.S. Department of Education):</text:span> Funds National Resource Centers (NRCs) for Middle East studies at major US universities. These centers, in turn, often provide Foreign Language and Area Studies (FLAS) fellowships to graduate students for intensive language training.</text:p>
            </text:list-item>
          </text:list>
        </text:list-item>
        <text:list-item>
          <text:p text:style-name="P240"><text:span text:style-name="Strong_20_Emphasis">Major Private Foundations and Scholarly Societies</text:span></text:p>
          <text:list>
            <text:list-item>
              <text:p text:style-name="P240"><text:span text:style-name="Strong_20_Emphasis">Social Science Research Council (SSRC):</text:span> A major funder of social science research. Its International Dissertation Research Fellowship (IDRF) is a key grant for PhD fieldwork.</text:p>
            </text:list-item>
            <text:list-item>
              <text:p text:style-name="P240"><text:span text:style-name="Strong_20_Emphasis">American Council of Learned Societies (ACLS):</text:span> Offers a range of fellowships, primarily for humanities and related social sciences, often for the writing stage of the dissertation.</text:p>
            </text:list-item>
            <text:list-item>
              <text:p text:style-name="P240"><text:span text:style-name="Strong_20_Emphasis">The Palestinian American Research Center (PARC):</text:span> Offers fellowships specifically for research on Palestinian topics, often supporting fieldwork in the West Bank and Gaza. It is a vital resource for scholars in the field.</text:p>
            </text:list-item>
            <text:list-item>
              <text:p text:style-name="P240"><text:span text:style-name="Strong_20_Emphasis">The Council of American Overseas Research Centers (CAORC):</text:span> Provides fellowships for research at its member centers, including PARC in Ramallah and the American Center of Research (ACOR) in Amman, Jordan.</text:p>
            </text:list-item>
            <text:list-item>
              <text:p text:style-name="P240"><text:span text:style-name="Strong_20_Emphasis">The Wenner-Gren Foundation:</text:span> A major source of funding for anthropological dissertation fieldwork.</text:p>
            </text:list-item>
            <text:list-item>
              <text:p text:style-name="P240"><text:span text:style-name="Strong_20_Emphasis">The Memorial Foundation for Jewish Culture (MFJC):</text:span> Offers dissertation fellowships for research in Jewish studies, which can include topics related to Israel.</text:p>
            </text:list-item>
          </text:list>
        </text:list-item>
        <text:list-item>
          <text:p text:style-name="P240"><text:span text:style-name="Strong_20_Emphasis">Key Components of a Grant Application</text:span></text:p>
          <text:list>
            <text:list-item>
              <text:p text:style-name="P240"><text:span text:style-name="Strong_20_Emphasis">Abstract/Summary:</text:span> A concise and compelling summary of the entire project. This is often the most important part, as it's the first (and sometimes only) thing reviewers read.</text:p>
            </text:list-item>
            <text:list-item>
              <text:p text:style-name="P240"><text:span text:style-name="Strong_20_Emphasis">Project Narrative / Research Proposal:</text:span> The core of the application (typically 5-10 pages). It must include:</text:p>
              <text:list>
                <text:list-item>
                  <text:p text:style-name="P240"><text:span text:style-name="Strong_20_Emphasis">The Research Question.</text:span></text:p>
                </text:list-item>
                <text:list-item>
                  <text:p text:style-name="P240"><text:span text:style-name="Strong_20_Emphasis">The Literature Review:</text:span> Demonstrating the project's significance and originality.</text:p>
                </text:list-item>
                <text:list-item>
                  <text:p text:style-name="P240"><text:soft-page-break/><text:span text:style-name="Strong_20_Emphasis">Methodology:</text:span> A detailed explanation of how you will answer your question (e.g., what archives you will visit, who you will interview, what your survey design is).</text:p>
                </text:list-item>
                <text:list-item>
                  <text:p text:style-name="P240"><text:span text:style-name="Strong_20_Emphasis">Timeline:</text:span> A feasible plan for completing the research within the grant period.</text:p>
                </text:list-item>
                <text:list-item>
                  <text:p text:style-name="P240"><text:span text:style-name="Strong_20_Emphasis">Researcher's Qualifications:</text:span> Why you are the right person to carry out this project (language skills, prior experience).</text:p>
                </text:list-item>
              </text:list>
            </text:list-item>
            <text:list-item>
              <text:p text:style-name="P240"><text:span text:style-name="Strong_20_Emphasis">Budget and Budget Justification:</text:span> A detailed breakdown of the expected costs (travel, accommodation, research materials) and a justification for each item.</text:p>
            </text:list-item>
            <text:list-item>
              <text:p text:style-name="P240"><text:span text:style-name="Strong_20_Emphasis">Letters of Recommendation:</text:span> Strong letters from senior academics who can speak to the quality and feasibility of your project.</text:p>
            </text:list-item>
            <text:list-item>
              <text:p text:style-name="P240"><text:span text:style-name="Strong_20_Emphasis">Letter of Affiliation:</text:span> A letter from a host institution in the field (e.g., a university or research center) confirming that they will support your research. This is often a mandatory requirement.</text:p>
            </text:list-item>
          </text:list>
        </text:list-item>
      </text:list>
      <text:p text:style-name="P3"/>
      <text:p text:style-name="P10"/>
      <text:p text:style-name="P3"><text:span text:style-name="Strong_20_Emphasis">PART IV: RESEARCH TOOLS &amp; METHODS (CONTINUED)</text:span></text:p>
      <text:p text:style-name="P3"><text:span text:style-name="Strong_20_Emphasis">CHAPTER 4.8: Fieldwork Logistics and Safety</text:span></text:p>
      <text:p text:style-name="P3"><text:span text:style-name="Strong_20_Emphasis">SECTION 4.8.1: Working in Occupied Territories Protocols</text:span></text:p>
      <text:list text:style-name="L146">
        <text:list-item>
          <text:p text:style-name="P241"><text:span text:style-name="Strong_20_Emphasis">Legal and Entry Status</text:span></text:p>
          <text:list>
            <text:list-item>
              <text:p text:style-name="P241"><text:span text:style-name="Strong_20_Emphasis">No "Palestinian" Visa:</text:span> There is no visa for the Palestinian territories. All entry into the West Bank is controlled by Israel. Researchers typically enter on a B/2 tourist visa for Israel, which is usually granted upon arrival at Ben Gurion Airport for citizens of the US, Canada, and EU countries.</text:p>
            </text:list-item>
            <text:list-item>
              <text:p text:style-name="P241"><text:span text:style-name="Strong_20_Emphasis">Israeli Border Control:</text:span> Researchers should be prepared for intensive questioning by Israeli border officials about the purpose of their visit.</text:p>
              <text:list>
                <text:list-item>
                  <text:p text:style-name="P241">It is a gray area. Officially declaring the intention to conduct research or volunteer work in the West Bank can lead to denial of entry, as this is not a permitted activity on a tourist visa. Many researchers describe their purpose in vague terms (e.g., "tourism," "visiting friends").</text:p>
                </text:list-item>
                <text:list-item>
                  <text:p text:style-name="P241">Having a hotel reservation in Israel and a return ticket is often advisable.</text:p>
                </text:list-item>
                <text:list-item>
                  <text:p text:style-name="P241">Evidence of pro-Palestinian activism on social media or in publications can be grounds for denial of entry. Israel maintains databases for this purpose.</text:p>
                </text:list-item>
              </text:list>
            </text:list-item>
            <text:list-item>
              <text:p text:style-name="P241"><text:span text:style-name="Strong_20_Emphasis">Visa Duration and Overstay:</text:span> A tourist visa is typically granted for 90 days. Staying beyond this period without an extension is illegal and can lead to deportation and a ban on re-entry.</text:p>
            </text:list-item>
            <text:list-item>
              <text:p text:style-name="P241"><text:soft-page-break/><text:span text:style-name="Strong_20_Emphasis">Access to Gaza:</text:span> Entry into the Gaza Strip is extremely difficult and highly restricted by both Israel (at the Erez crossing) and Egypt (at the Rafah crossing). It requires special coordination and permits that are rarely granted to individual academics, typically only to journalists or members of large international NGOs.</text:p>
            </text:list-item>
          </text:list>
        </text:list-item>
        <text:list-item>
          <text:p text:style-name="P241"><text:span text:style-name="Strong_20_Emphasis">Navigating the Permit and Checkpoint System</text:span></text:p>
          <text:list>
            <text:list-item>
              <text:p text:style-name="P241"><text:span text:style-name="Strong_20_Emphasis">Internal Movement:</text:span> A foreign researcher can generally travel between major Palestinian cities in Area A (e.g., Ramallah, Bethlehem) without passing through a permanent IDF checkpoint controlling Palestinian movement.</text:p>
            </text:list-item>
            <text:list-item>
              <text:p text:style-name="P241"><text:span text:style-name="Strong_20_Emphasis">Checkpoints and "Flying" Checkpoints:</text:span> However, travel on many roads, particularly to smaller villages or areas near settlements, will involve crossing checkpoints. "Flying checkpoints" (temporary, unannounced roadblocks) can be set up anywhere at any time.</text:p>
            </text:list-item>
            <text:list-item>
              <text:p text:style-name="P241"><text:span text:style-name="Strong_20_Emphasis">Your Passport is Your Permit:</text:span> A foreign passport is the key document. It must be carried at all times. At checkpoints, Israeli soldiers will inspect the passport and visa.</text:p>
            </text:list-item>
            <text:list-item>
              <text:p text:style-name="P241"><text:span text:style-name="Strong_20_Emphasis">Accompanying Palestinians:</text:span> The main logistical and ethical challenge is that the researcher's freedom of movement (granted by their foreign passport) is not shared by their Palestinian colleagues, translators, or interview subjects.</text:p>
            </text:list-item>
            <text:list-item>
              <text:p text:style-name="P241">A researcher may be able to easily cross a checkpoint that a Palestinian from the West Bank is forbidden to cross without a specific, hard-to-obtain permit. This asymmetry of power must be constantly navigated. Research activities must be planned around the movement restrictions of the local population, not the freedom of the researcher.</text:p>
            </text:list-item>
          </text:list>
        </text:list-item>
        <text:list-item>
          <text:p text:style-name="P241"><text:span text:style-name="Strong_20_Emphasis">Interaction with Security Forces</text:span></text:p>
          <text:list>
            <text:list-item>
              <text:p text:style-name="P241"><text:span text:style-name="Strong_20_Emphasis">IDF (Israel Defense Forces):</text:span> Encounters with IDF soldiers are frequent at checkpoints and during military operations or protests.</text:p>
              <text:list>
                <text:list-item>
                  <text:p text:style-name="P241"><text:span text:style-name="Strong_20_Emphasis">Protocol:</text:span> Remain calm, non-confrontational, and follow instructions. Present your passport when requested. Avoid taking photographs of soldiers or military installations without permission.</text:p>
                </text:list-item>
              </text:list>
            </text:list-item>
            <text:list-item>
              <text:p text:style-name="P241"><text:span text:style-name="Strong_20_Emphasis">PA (Palestinian Authority) Security Forces:</text:span> Operate in Area A. They may also question researchers about the purpose of their work. It is advisable to maintain a neutral stance and be transparent about the academic nature of the research.</text:p>
            </text:list-item>
            <text:list-item>
              <text:p text:style-name="P241"><text:span text:style-name="Strong_20_Emphasis">Settler Security:</text:span> Israeli settlements have their own civilian security patrols and guards. Avoid entering settlements unless it is the specific purpose of the research.</text:p>
            </text:list-item>
            <text:list-item>
              <text:p text:style-name="P241"><text:span text:style-name="Strong_20_Emphasis">Arrest/Detention:</text:span> In the event of detention, a researcher should immediately request to contact their country's embassy or consulate.</text:p>
            </text:list-item>
          </text:list>
        </text:list-item>
        <text:list-item>
          <text:p text:style-name="P241"><text:span text:style-name="Strong_20_Emphasis">Ethical Considerations Specific to the Context</text:span></text:p>
          <text:list>
            <text:list-item>
              <text:p text:style-name="P241"><text:span text:style-name="Strong_20_Emphasis">"Extraction" vs. Collaboration:</text:span> Researchers must be acutely aware that they are entering a community under extreme duress. The research should be designed to avoid <text:soft-page-break/>being purely "extractive"—taking stories and data for personal academic gain without giving back. Collaboration with local academic institutions and researchers is a key way to mitigate this.</text:p>
            </text:list-item>
            <text:list-item>
              <text:p text:style-name="P241"><text:span text:style-name="Strong_20_Emphasis">Confidentiality:</text:span> Protecting the identity of research participants is paramount. In a context where political affiliation can lead to arrest by either Israeli or PA authorities, ensuring the anonymity and security of interview data is a critical ethical obligation.</text:p>
            </text:list-item>
            <text:list-item>
              <text:p text:style-name="P241"><text:span text:style-name="Strong_20_Emphasis">Informed Consent:</text:span> Must include a clear explanation of the potential risks to the participant.</text:p>
            </text:list-item>
          </text:list>
        </text:list-item>
      </text:list>
      <text:p text:style-name="P3"><text:span text:style-name="Strong_20_Emphasis">SECTION 4.8.2: Liaison with Local Institutions</text:span></text:p>
      <text:list text:style-name="L147">
        <text:list-item>
          <text:p text:style-name="P242"><text:span text:style-name="Strong_20_Emphasis">The Importance of a Local Affiliation</text:span></text:p>
          <text:list>
            <text:list-item>
              <text:p text:style-name="P242">Establishing a formal or informal affiliation with a local institution is crucial for both logistical and ethical reasons. It is often a mandatory requirement for research grants.</text:p>
            </text:list-item>
            <text:list-item>
              <text:p text:style-name="P242"><text:span text:style-name="Strong_20_Emphasis">Functions of an Affiliate Institution:</text:span></text:p>
              <text:list>
                <text:list-item>
                  <text:p text:style-name="P242"><text:span text:style-name="Strong_20_Emphasis">Legitimacy and Access:</text:span> A letter of affiliation from a reputable local university or research center provides legitimacy and can help in gaining access to communities and interview subjects.</text:p>
                </text:list-item>
                <text:list-item>
                  <text:p text:style-name="P242"><text:span text:style-name="Strong_20_Emphasis">Logistical Support:</text:span> Can provide office space, library access, and assistance with local logistics.</text:p>
                </text:list-item>
                <text:list-item>
                  <text:p text:style-name="P242"><text:span text:style-name="Strong_20_Emphasis">Local Knowledge and Networks:</text:span> Provides a network of local colleagues who can offer invaluable advice, context, and connections.</text:p>
                </text:list-item>
                <text:list-item>
                  <text:p text:style-name="P242"><text:span text:style-name="Strong_20_Emphasis">Ethical Oversight:</text:span> A local affiliation can provide a form of ethical oversight, ensuring the research is relevant and responsible towards the host community.</text:p>
                </text:list-item>
                <text:list-item>
                  <text:p text:style-name="P242"><text:span text:style-name="Strong_20_Emphasis">Visa Support:</text:span> In some cases, a formal affiliation with an Israeli university may be necessary to obtain a long-term student or research visa that allows for stays longer than 90 days.</text:p>
                </text:list-item>
              </text:list>
            </text:list-item>
          </text:list>
        </text:list-item>
        <text:list-item>
          <text:p text:style-name="P242"><text:span text:style-name="Strong_20_Emphasis">Key Palestinian Academic and Research Institutions</text:span></text:p>
          <text:list>
            <text:list-item>
              <text:p text:style-name="P242"><text:span text:style-name="Strong_20_Emphasis">Birzeit University (near Ramallah):</text:span> The leading Palestinian university, with strong social science and humanities departments and numerous research institutes. It is a major hub for visiting international researchers.</text:p>
            </text:list-item>
            <text:list-item>
              <text:p text:style-name="P242"><text:span text:style-name="Strong_20_Emphasis">The Palestinian American Research Center (PARC):</text:span> An independent research center in Ramallah that serves as the primary hub for American scholars conducting research on Palestine. It provides fellowships, logistical support, and a community for researchers.</text:p>
            </text:list-item>
            <text:list-item>
              <text:p text:style-name="P242"><text:span text:style-name="Strong_20_Emphasis">The Institute for Palestine Studies (IPS):</text:span> A major research institute with offices in Beirut and Ramallah that publishes academic journals and books.</text:p>
            </text:list-item>
            <text:list-item>
              <text:p text:style-name="P242"><text:soft-page-break/><text:span text:style-name="Strong_20_Emphasis">Al-Haq:</text:span> A leading Palestinian human rights organization based in Ramallah. A valuable resource for researchers working on legal and human rights issues.</text:p>
            </text:list-item>
            <text:list-item>
              <text:p text:style-name="P242"><text:span text:style-name="Strong_20_Emphasis">Badil Resource Center for Palestinian Residency and Refugee Rights (Bethlehem):</text:span> A key resource for research on refugees and the right of return.</text:p>
            </text:list-item>
          </text:list>
        </text:list-item>
        <text:list-item>
          <text:p text:style-name="P242"><text:span text:style-name="Strong_20_Emphasis">Key Israeli Academic and Research Institutions</text:span></text:p>
          <text:list>
            <text:list-item>
              <text:p text:style-name="P242"><text:span text:style-name="Strong_20_Emphasis">The Van Leer Jerusalem Institute:</text:span> An independent research institute that hosts conferences and research groups on a wide range of social and political topics.</text:p>
            </text:list-item>
            <text:list-item>
              <text:p text:style-name="P242"><text:span text:style-name="Strong_20_Emphasis">The Truman Institute for the Advancement of Peace (Hebrew University):</text:span> A major research center focused on the Middle East and the conflict.</text:p>
            </text:list-item>
            <text:list-item>
              <text:p text:style-name="P242"><text:span text:style-name="Strong_20_Emphasis">B'Tselem - The Israeli Information Center for Human Rights in the Occupied Territories:</text:span> A crucial source of data and reports on the human rights situation.</text:p>
            </text:list-item>
            <text:list-item>
              <text:p text:style-name="P242"><text:span text:style-name="Strong_20_Emphasis">Major Universities:</text:span> The Hebrew University of Jerusalem, Tel Aviv University, and Ben-Gurion University of the Negev all have strong Middle East studies departments and faculty who can serve as contacts or affiliates.</text:p>
            </text:list-item>
          </text:list>
        </text:list-item>
        <text:list-item>
          <text:p text:style-name="P242"><text:span text:style-name="Strong_20_Emphasis">Working with Fixers, Translators, and Research Assistants</text:span></text:p>
          <text:list>
            <text:list-item>
              <text:p text:style-name="P242">For most researchers, working with a local translator or research assistant ("fixer") is essential.</text:p>
            </text:list-item>
            <text:list-item>
              <text:p text:style-name="P242"><text:span text:style-name="Strong_20_Emphasis">Role of a Fixer:</text:span> Their role goes far beyond translation. They act as a cultural broker, help to schedule interviews, navigate complex social and political situations, and provide crucial logistical and security advice.</text:p>
            </text:list-item>
            <text:list-item>
              <text:p text:style-name="P242"><text:span text:style-name="Strong_20_Emphasis">Hiring Process:</text:span> It is vital to hire a trusted and professional individual. Recommendations from academic colleagues or partner institutions are the best source.</text:p>
            </text:list-item>
            <text:list-item>
              <text:p text:style-name="P242"><text:span text:style-name="Strong_20_Emphasis">Ethical Compensation:</text:span> Fixers and translators must be paid a fair, professional wage for their work, which is often high-risk and highly skilled. They should be treated as research collaborators, not just as employees.</text:p>
            </text:list-item>
          </text:list>
        </text:list-item>
      </text:list>
      <text:p text:style-name="P3"><text:span text:style-name="Strong_20_Emphasis">SECTION 4.8.3: Remote Data Collection Technologies</text:span></text:p>
      <text:list text:style-name="L148">
        <text:list-item>
          <text:p text:style-name="P243"><text:span text:style-name="Strong_20_Emphasis">The Need for Remote Methods</text:span></text:p>
          <text:list>
            <text:list-item>
              <text:p text:style-name="P243">Remote methods have become increasingly important due to:</text:p>
              <text:list>
                <text:list-item>
                  <text:p text:style-name="P243"><text:span text:style-name="Strong_20_Emphasis">Access Restrictions:</text:span> The inability of researchers to access Gaza, or restrictions on their travel due to visa denials or security concerns.</text:p>
                </text:list-item>
                <text:list-item>
                  <text:p text:style-name="P243"><text:span text:style-name="Strong_20_Emphasis">The COVID-19 Pandemic:</text:span> The pandemic normalized and accelerated the adoption of remote research tools across academia.</text:p>
                </text:list-item>
                <text:list-item>
                  <text:p text:style-name="P243"><text:span text:style-name="Strong_20_Emphasis">Cost and Time:</text:span> Remote methods can be a cost-effective way to supplement or conduct preliminary research before traveling to the field.</text:p>
                </text:list-item>
              </text:list>
            </text:list-item>
          </text:list>
        </text:list-item>
        <text:list-item>
          <text:p text:style-name="P243"><text:soft-page-break/><text:span text:style-name="Strong_20_Emphasis">Tools for Remote Interviews</text:span></text:p>
          <text:list>
            <text:list-item>
              <text:p text:style-name="P243"><text:span text:style-name="Strong_20_Emphasis">Video Conferencing Platforms:</text:span> (Zoom, Skype, WhatsApp Video).</text:p>
              <text:list>
                <text:list-item>
                  <text:p text:style-name="P243"><text:span text:style-name="Strong_20_Emphasis">Advantages:</text:span> Allows for face-to-face interaction, which helps in building rapport. Sessions can be easily recorded (with consent).</text:p>
                </text:list-item>
                <text:list-item>
                  <text:p text:style-name="P243"><text:span text:style-name="Strong_20_Emphasis">Disadvantages:</text:span> Dependent on reliable internet access, which can be a major problem in Gaza and parts of the West Bank. The "digital divide" means this method may exclude poorer or more rural participants. It is harder to read non-verbal cues and build the same level of trust as in-person interviews.</text:p>
                </text:list-item>
              </text:list>
            </text:list-item>
            <text:list-item>
              <text:p text:style-name="P243"><text:span text:style-name="Strong_20_Emphasis">Phone Calls:</text:span> Still a viable option, particularly in areas with poor internet but reliable mobile networks.</text:p>
            </text:list-item>
            <text:list-item>
              <text:p text:style-name="P243"><text:span text:style-name="Strong_20_Emphasis">Secure Messaging Apps:</text:span> (Signal, WhatsApp). Can be used for shorter, more informal interviews or for follow-up questions.</text:p>
            </text:list-item>
          </text:list>
        </text:list-item>
        <text:list-item>
          <text:p text:style-name="P243"><text:span text:style-name="Strong_20_Emphasis">Digital Ethnography</text:span></text:p>
          <text:list>
            <text:list-item>
              <text:p text:style-name="P243">This involves conducting ethnographic research in online communities.</text:p>
            </text:list-item>
            <text:list-item>
              <text:p text:style-name="P243"><text:span text:style-name="Strong_20_Emphasis">Methodology:</text:span> The researcher immerses themselves in a specific digital space, such as a Facebook group, a Twitter community, or an online forum.</text:p>
            </text:list-item>
            <text:list-item>
              <text:p text:style-name="P243"><text:span text:style-name="Strong_20_Emphasis">Participant Observation:</text:span> This involves "lurking" (passively observing the conversations) and actively participating by posting and interacting with members. The researcher analyzes the language, norms, and social dynamics of the online community.</text:p>
            </text:list-item>
            <text:list-item>
              <text:p text:style-name="P243"><text:span text:style-name="Strong_20_Emphasis">Application:</text:span> An effective way to study how diaspora communities maintain their identity online, how activist movements organize, or how political discourse is shaped on social media.</text:p>
            </text:list-item>
            <text:list-item>
              <text:p text:style-name="P243"><text:span text:style-name="Strong_20_Emphasis">Ethics:</text:span> Requires new ethical considerations, such as how to obtain informed consent in a public forum and how to anonymize data from social media.</text:p>
            </text:list-item>
          </text:list>
        </text:list-item>
        <text:list-item>
          <text:p text:style-name="P243"><text:span text:style-name="Strong_20_Emphasis">Open-Source Intelligence (OSINT) and Geospatial Tools</text:span></text:p>
          <text:list>
            <text:list-item>
              <text:p text:style-name="P243">A great deal of data can be collected remotely without ever speaking to anyone.</text:p>
            </text:list-item>
            <text:list-item>
              <text:p text:style-name="P243"><text:span text:style-name="Strong_20_Emphasis">Satellite Imagery Analysis:</text:span> Using platforms like Google Earth or commercial satellite providers, researchers can remotely track the physical expansion of settlements, the construction of the separation barrier, or the destruction of buildings in military operations.</text:p>
            </text:list-item>
            <text:list-item>
              <text:p text:style-name="P243"><text:span text:style-name="Strong_20_Emphasis">Social Media Analysis (OSINT):</text:span> Systematically collecting and analyzing user-generated content (videos, photos) posted during a specific event (e.g., a protest or a clash). This involves techniques for verifying the time and location of the content (geolocation). Organizations like Bellingcat have pioneered these methods.</text:p>
            </text:list-item>
            <text:list-item>
              <text:p text:style-name="P243"><text:soft-page-break/><text:span text:style-name="Strong_20_Emphasis">Remote Analysis of Publicly Available Data:</text:span> Using official data published online by institutions like the UN, the World Bank, B'Tselem, or national statistics bureaus (PCBS, Israeli CBS) for quantitative or qualitative analysis.</text:p>
            </text:list-item>
          </text:list>
        </text:list-item>
        <text:list-item>
          <text:p text:style-name="P243"><text:span text:style-name="Strong_20_Emphasis">Limitations of Remote Research</text:span></text:p>
          <text:list>
            <text:list-item>
              <text:p text:style-name="P243"><text:span text:style-name="Strong_20_Emphasis">Loss of Context:</text:span> Remote methods can never fully replace the "thick description" and deep contextual understanding that comes from being physically present in the field.</text:p>
            </text:list-item>
            <text:list-item>
              <text:p text:style-name="P243"><text:span text:style-name="Strong_20_Emphasis">Digital Divide:</text:span> Over-reliance on digital methods will systematically exclude the voices of those who are older, poorer, more rural, or less technologically literate.</text:p>
            </text:list-item>
            <text:list-item>
              <text:p text:style-name="P243"><text:span text:style-name="Strong_20_Emphasis">Building Trust:</text:span> Establishing the deep trust necessary for people to share sensitive information is significantly harder to do remotely than in person.</text:p>
            </text:list-item>
            <text:list-item>
              <text:p text:style-name="P243"><text:span text:style-name="Strong_20_Emphasis">A Hybrid Approach:</text:span> The most effective research designs often use a hybrid approach, combining remote preliminary research with a focused period of in-person fieldwork.</text:p>
            </text:list-item>
          </text:list>
        </text:list-item>
      </text:list>
      <text:p text:style-name="P3"/>
      <text:p text:style-name="P10"/>
      <text:p text:style-name="P3"><text:span text:style-name="Strong_20_Emphasis">PART V: CAPSTONE / THESIS PREP</text:span></text:p>
      <text:p text:style-name="P3"><text:span text:style-name="Strong_20_Emphasis">CHAPTER 5.1: Advanced Research Seminar: Israel/Palestine</text:span></text:p>
      <text:list text:style-name="L149">
        <text:list-item>
          <text:p text:style-name="P244"><text:span text:style-name="Strong_20_Emphasis">Purpose and Format</text:span></text:p>
          <text:list>
            <text:list-item>
              <text:p text:style-name="P244">A graduate-level seminar designed as the culmination of the curriculum, focusing on the critical analysis of cutting-edge scholarship and the development of original research.</text:p>
            </text:list-item>
            <text:list-item>
              <text:p text:style-name="P244"><text:span text:style-name="Strong_20_Emphasis">Format:</text:span> Typically a weekly, discussion-based seminar. Each week is dedicated to a specific theme or major scholarly debate.</text:p>
            </text:list-item>
            <text:list-item>
              <text:p text:style-name="P244"><text:span text:style-name="Strong_20_Emphasis">Student-Led:</text:span> Students are responsible for leading discussions, presenting critical analyses of the assigned readings, and workshopping their own research projects.</text:p>
            </text:list-item>
          </text:list>
        </text:list-item>
        <text:list-item>
          <text:p text:style-name="P244"><text:span text:style-name="Strong_20_Emphasis">Key Learning Objectives</text:span></text:p>
          <text:list>
            <text:list-item>
              <text:p text:style-name="P244"><text:span text:style-name="Strong_20_Emphasis">Historiographical Mastery:</text:span> To achieve a deep understanding of the major historiographical and theoretical debates that have shaped the field of Israel/Palestine studies.</text:p>
            </text:list-item>
            <text:list-item>
              <text:p text:style-name="P244"><text:span text:style-name="Strong_20_Emphasis">Critical Engagement:</text:span> To move beyond summarizing scholarly works to critically engaging with their arguments, methodologies, and sources. This involves asking questions like: What is the author's central argument? What evidence do they use? What are the strengths and weaknesses of their approach? What is their theoretical framework? What is the political context and implication of their work?</text:p>
            </text:list-item>
            <text:list-item>
              <text:p text:style-name="P244"><text:span text:style-name="Strong_20_Emphasis">Identification of Research Gaps:</text:span> To identify unresolved questions and "gaps" in the existing literature, which can form the basis of an original research project.</text:p>
            </text:list-item>
            <text:list-item>
              <text:p text:style-name="P244"><text:soft-page-break/><text:span text:style-name="Strong_20_Emphasis">Development of an Original Argument:</text:span> To transition from being a consumer of knowledge to a producer of knowledge, by formulating an original, evidence-based academic argument.</text:p>
            </text:list-item>
          </text:list>
        </text:list-item>
        <text:list-item>
          <text:p text:style-name="P244"><text:span text:style-name="Strong_20_Emphasis">Sample Seminar Themes and Debates</text:span></text:p>
          <text:list>
            <text:list-item>
              <text:p text:style-name="P244"><text:span text:style-name="Strong_20_Emphasis">Week 1: The "Old" vs. "New" History of 1948:</text:span> Reading classic works from the traditional Israeli narrative alongside key texts from the "New Historians" (e.g., Morris, Pappé, Shlaim) and Palestinian historians (e.g., Khalidi). The debate focuses on the causes of the Nakba and the nature of the 1948 war.</text:p>
            </text:list-item>
            <text:list-item>
              <text:p text:style-name="P244"><text:span text:style-name="Strong_20_Emphasis">Week 2: The Settler-Colonialism Paradigm:</text:span> Debating the applicability of the settler-colonial framework. Reading foundational texts on settler-colonial theory (e.g., Patrick Wolfe) and works that apply it to Palestine-Israel, alongside critiques of this paradigm.</text:p>
            </text:list-item>
            <text:list-item>
              <text:p text:style-name="P244"><text:span text:style-name="Strong_20_Emphasis">Week 3: The Oslo Accords - Peace Process or Pacification?:</text:span> Analyzing the Oslo Accords from different perspectives. Readings would include memoirs of negotiators, political science analyses of the peace process, and critical post-colonial critiques that frame Oslo as a neo-colonial arrangement.</text:p>
            </text:list-item>
            <text:list-item>
              <text:p text:style-name="P244"><text:span text:style-name="Strong_20_Emphasis">Week 4: The Apartheid Analogy:</text:span> A deep dive into the contentious debate over the applicability of the term "apartheid" to the Israeli occupation. Readings would include the major human rights reports (B'Tselem, HRW, Amnesty), legal analyses of the crime of apartheid, and critiques of the analogy.</text:p>
            </text:list-item>
            <text:list-item>
              <text:p text:style-name="P244"><text:span text:style-name="Strong_20_Emphasis">Week 5: The Politics of Memory:</text:span> Comparing and contrasting the construction of Holocaust memory in Israel and Nakba memory among Palestinians. Readings would draw from memory studies, anthropology, and cultural studies.</text:p>
            </text:list-item>
            <text:list-item>
              <text:p text:style-name="P244"><text:span text:style-name="Strong_20_Emphasis">Week 6: Gender, Sexuality, and "Pinkwashing":</text:span> Examining the intersection of gender, sexuality, nationalism, and the conflict. Readings would include works on Palestinian feminism, gender in the Israeli military, and the "pinkwashing" debate.</text:p>
            </text:list-item>
            <text:list-item>
              <text:p text:style-name="P244"><text:span text:style-name="Strong_20_Emphasis">Week 7: The Future of the Two-State Solution:</text:span> Debating the viability of the two-state solution versus various one-state models. Readings would include recent political analyses, proposals for confederation, and arguments for a binational state.</text:p>
            </text:list-item>
          </text:list>
        </text:list-item>
        <text:list-item>
          <text:p text:style-name="P244"><text:span text:style-name="Strong_20_Emphasis">Major Assignments</text:span></text:p>
          <text:list>
            <text:list-item>
              <text:p text:style-name="P244"><text:span text:style-name="Strong_20_Emphasis">Weekly Response Papers:</text:span> Short, critical essays responding to the week's readings.</text:p>
            </text:list-item>
            <text:list-item>
              <text:p text:style-name="P244"><text:span text:style-name="Strong_20_Emphasis">Discussion Leadership:</text:span> Each student is assigned a week to lead the class discussion, which involves preparing a critical introduction to the readings and a set of discussion questions.</text:p>
            </text:list-item>
            <text:list-item>
              <text:p text:style-name="P244"><text:span text:style-name="Strong_20_Emphasis">Research Proposal:</text:span> A detailed proposal for a final research paper, including a research question, literature review, and methodology.</text:p>
            </text:list-item>
            <text:list-item>
              <text:p text:style-name="P244"><text:soft-page-break/><text:span text:style-name="Strong_20_Emphasis">Final Research Paper:</text:span> A substantial, original research paper (typically 25-30 pages) based on primary and secondary sources, making a clear academic argument. This paper is often a trial run for a future MA thesis or PhD dissertation chapter.</text:p>
            </text:list-item>
          </text:list>
        </text:list-item>
      </text:list>
      <text:p text:style-name="P3"><text:span text:style-name="Strong_20_Emphasis">CHAPTER 5.2: Thesis Prospectus Development Workshop</text:span></text:p>
      <text:list text:style-name="L150">
        <text:list-item>
          <text:p text:style-name="P245"><text:span text:style-name="Strong_20_Emphasis">Purpose</text:span></text:p>
          <text:list>
            <text:list-item>
              <text:p text:style-name="P245">A practical workshop focused on the single most important document in the early stages of a thesis or dissertation: the prospectus (or proposal).</text:p>
            </text:list-item>
            <text:list-item>
              <text:p text:style-name="P245">The prospectus is the blueprint for the entire research project. A strong prospectus is essential for gaining approval from a faculty committee and for securing research funding.</text:p>
            </text:list-item>
            <text:list-item>
              <text:p text:style-name="P245">The workshop is a hands-on process where students draft, critique, and revise their prospectuses.</text:p>
            </text:list-item>
          </text:list>
        </text:list-item>
        <text:list-item>
          <text:p text:style-name="P245"><text:span text:style-name="Strong_20_Emphasis">The Anatomy of a Prospectus</text:span></text:p>
          <text:list>
            <text:list-item>
              <text:p text:style-name="P245">A typical prospectus is 10-15 pages long and contains the following sections:</text:p>
            </text:list-item>
            <text:list-item>
              <text:p text:style-name="P245"><text:span text:style-name="Strong_20_Emphasis">1. Abstract:</text:span> A concise (approx. 250-word) summary of the entire project, including the research question, main argument, methodology, and significance.</text:p>
            </text:list-item>
            <text:list-item>
              <text:p text:style-name="P245"><text:span text:style-name="Strong_20_Emphasis">2. Research Question and Thesis Statement:</text:span> A clear and precise articulation of the central question the project seeks to answer and the provisional argument (thesis) it will advance.</text:p>
            </text:list-item>
            <text:list-item>
              <text:p text:style-name="P245"><text:span text:style-name="Strong_20_Emphasis">3. Literature Review and Scholarly Contribution:</text:span> A focused review of the key scholarly literature that demonstrates the existence of a "gap" and explains how the proposed research will fill this gap, thereby making an original contribution to knowledge.</text:p>
            </text:list-item>
            <text:list-item>
              <text:p text:style-name="P245"><text:span text:style-name="Strong_20_Emphasis">4. Methodology:</text:span> A detailed, practical explanation of the research methods to be used.</text:p>
              <text:list>
                <text:list-item>
                  <text:p text:style-name="P245">What primary sources will be used? (e.g., which archives, which collections?)</text:p>
                </text:list-item>
                <text:list-item>
                  <text:p text:style-name="P245">If conducting interviews or ethnography, who will be interviewed? How will they be selected? What is the research setting?</text:p>
                </text:list-item>
                <text:list-item>
                  <text:p text:style-name="P245">This section must demonstrate that the project is feasible.</text:p>
                </text:list-item>
              </text:list>
            </text:list-item>
            <text:list-item>
              <text:p text:style-name="P245"><text:span text:style-name="Strong_20_Emphasis">5. Chapter Outline:</text:span> A provisional outline of the thesis, with a short paragraph describing the argument and content of each chapter. This demonstrates that the author has a clear vision for the structure of the final product.</text:p>
            </text:list-item>
            <text:list-item>
              <text:p text:style-name="P245"><text:span text:style-name="Strong_20_Emphasis">6. Preliminary Bibliography:</text:span> A list of the key primary and secondary sources that will be used.</text:p>
            </text:list-item>
            <text:list-item>
              <text:p text:style-name="P245"><text:span text:style-name="Strong_20_Emphasis">7. Research Timeline:</text:span> A realistic, month-by-month schedule for completing the research and writing.</text:p>
            </text:list-item>
          </text:list>
        </text:list-item>
        <text:list-item>
          <text:p text:style-name="P245"><text:soft-page-break/><text:span text:style-name="Strong_20_Emphasis">Workshop Activities</text:span></text:p>
          <text:list>
            <text:list-item>
              <text:p text:style-name="P245"><text:span text:style-name="Strong_20_Emphasis">Formulating Research Questions:</text:span> Group exercises focused on turning broad topics into focused, analytical, and researchable questions.</text:p>
            </text:list-item>
            <text:list-item>
              <text:p text:style-name="P246"><text:span text:style-name="Strong_20_Emphasis">Identifying the "Gap":</text:span> Students practice reading academic articles not for their content, but for what they <text:span text:style-name="T1">don't</text:span> say, in order to identify opportunities for original research.</text:p>
            </text:list-item>
            <text:list-item>
              <text:p text:style-name="P245"><text:span text:style-name="Strong_20_Emphasis">Peer Review:</text:span> The core of the workshop. Students circulate drafts of their prospectus sections and provide constructive feedback to one another in a structured format.</text:p>
            </text:list-item>
            <text:list-item>
              <text:p text:style-name="P245"><text:span text:style-name="Strong_20_Emphasis">"Elevator Pitch":</text:span> Students practice summarizing their entire project into a compelling 2-minute oral presentation, a crucial skill for conferences and networking.</text:p>
            </text:list-item>
            <text:list-item>
              <text:p text:style-name="P245"><text:span text:style-name="Strong_20_Emphasis">Mock Grant Panel:</text:span> Students review and "score" anonymized proposals, simulating the process of a real funding committee.</text:p>
            </text:list-item>
          </text:list>
        </text:list-item>
      </text:list>
      <text:p text:style-name="P3"><text:span text:style-name="Strong_20_Emphasis">CHAPTER 5.3: Peer Review and Feedback Sessions</text:span></text:p>
      <text:list text:style-name="L151">
        <text:list-item>
          <text:p text:style-name="P247"><text:span text:style-name="Strong_20_Emphasis">Rationale</text:span></text:p>
          <text:list>
            <text:list-item>
              <text:p text:style-name="P247">Academic writing is a social, not a solitary, process. Peer review is the central mechanism through which academic work is evaluated, refined, and validated (e.g., for journal publication).</text:p>
            </text:list-item>
            <text:list-item>
              <text:p text:style-name="P247">This component of the curriculum is designed to train students in the essential skills of both giving and receiving constructive criticism.</text:p>
            </text:list-item>
          </text:list>
        </text:list-item>
        <text:list-item>
          <text:p text:style-name="P247"><text:span text:style-name="Strong_20_Emphasis">Giving Constructive Feedback</text:span></text:p>
          <text:list>
            <text:list-item>
              <text:p text:style-name="P247">The goal is to help the author improve their work, not to tear it down.</text:p>
            </text:list-item>
            <text:list-item>
              <text:p text:style-name="P247"><text:span text:style-name="Strong_20_Emphasis">The "Sandwich" Method:</text:span> A common technique where criticism is "sandwiched" between positive comments. Start by identifying a major strength of the paper, then move to the areas for improvement, and end with an encouraging remark.</text:p>
            </text:list-item>
            <text:list-item>
              <text:p text:style-name="P247"><text:span text:style-name="Strong_20_Emphasis">Focus on the Argument:</text:span> The most helpful feedback addresses the core argument of the paper. Is the thesis clear? Is it original? Is it well-supported by the evidence? Is the structure logical?</text:p>
            </text:list-item>
            <text:list-item>
              <text:p text:style-name="P247"><text:span text:style-name="Strong_20_Emphasis">Be Specific:</text:span> Vague comments ("This is unclear") are not helpful. Be specific ("In paragraph 3, the connection between your evidence from the Smith archive and your main thesis is not clearly explained. Can you spell out the link more explicitly?").</text:p>
            </text:list-item>
            <text:list-item>
              <text:p text:style-name="P247"><text:span text:style-name="Strong_20_Emphasis">Ask Questions:</text:span> Often, the best feedback comes in the form of questions that prompt the author to think more deeply about their own work ("Have you considered the alternative explanation that...?"; "How does your argument account for the evidence presented by Jones?").</text:p>
            </text:list-item>
            <text:list-item>
              <text:p text:style-name="P247"><text:soft-page-break/><text:span text:style-name="Strong_20_Emphasis">Distinguish Higher-Order from Lower-Order Concerns:</text:span> Prioritize feedback on the big-picture issues (argument, structure, evidence) over lower-order concerns like grammar and typos (though these can be marked on the draft).</text:p>
            </text:list-item>
          </text:list>
        </text:list-item>
        <text:list-item>
          <text:p text:style-name="P247"><text:span text:style-name="Strong_20_Emphasis">Receiving Feedback</text:span></text:p>
          <text:list>
            <text:list-item>
              <text:p text:style-name="P247"><text:span text:style-name="Strong_20_Emphasis">Listen, Don't Defend:</text:span> During a feedback session, the author's primary job is to listen and take notes. The natural impulse is to defend one's work and explain what one "meant" to say. This should be avoided. The goal is to understand how a reader has perceived the text. If they misunderstood your point, it is likely a problem with the writing, not the reader.</text:p>
            </text:list-item>
            <text:list-item>
              <text:p text:style-name="P247"><text:span text:style-name="Strong_20_Emphasis">Look for Patterns:</text:span> If one reviewer makes a point, it's their opinion. If multiple reviewers make the same point independently, it's a clear signal of a problem that needs to be addressed.</text:p>
            </text:list-item>
            <text:list-item>
              <text:p text:style-name="P247"><text:span text:style-name="Strong_20_Emphasis">Separate the Helpful from the Unhelpful:</text:span> Not all feedback is good feedback. The author is the ultimate authority on their own work and must decide which suggestions to incorporate and which to reject.</text:p>
            </text:list-item>
            <text:list-item>
              <text:p text:style-name="P247"><text:span text:style-name="Strong_20_Emphasis">The Importance of Gratitude:</text:span> Thank your reviewers for the time and effort they have invested in your work.</text:p>
            </text:list-item>
          </text:list>
        </text:list-item>
        <text:list-item>
          <text:p text:style-name="P247"><text:span text:style-name="Strong_20_Emphasis">Workshop Formats</text:span></text:p>
          <text:list>
            <text:list-item>
              <text:p text:style-name="P247"><text:span text:style-name="Strong_20_Emphasis">Small Group Workshops:</text:span> Students circulate a draft chapter or paper in advance. In the session, each paper gets a dedicated block of time (e.g., 30 minutes) for discussion. The author remains silent for the first part of the discussion while the reviewers talk to each other about the paper.</text:p>
            </text:list-item>
            <text:list-item>
              <text:p text:style-name="P247"><text:span text:style-name="Strong_20_Emphasis">Paired Reviews:</text:span> Students are paired up to provide in-depth written and oral feedback on each other's work.</text:p>
            </text:list-item>
            <text:list-item>
              <text:p text:style-name="P247"><text:span text:style-name="Strong_20_Emphasis">"Speed Dating" with Proposals:</text:span> Students do short, 5-minute pitches of their project to multiple peers in rapid succession to get quick feedback on the clarity and compellingness of their core idea.</text:p>
            </text:list-item>
          </text:list>
        </text:list-item>
      </text:list>
      <text:p text:style-name="P3"/>
      <text:p text:style-name="P10"/>
      <text:p text:style-name="P3"><text:span text:style-name="Strong_20_Emphasis">PART V: CAPSTONE / THESIS PREP (CONTINUED)</text:span></text:p>
      <text:p text:style-name="P3"><text:span text:style-name="Strong_20_Emphasis">CHAPTER 5.4: Academic Publishing Strategies</text:span></text:p>
      <text:list text:style-name="L152">
        <text:list-item>
          <text:p text:style-name="P248"><text:span text:style-name="Strong_20_Emphasis">Rationale</text:span></text:p>
          <text:list>
            <text:list-item>
              <text:p text:style-name="P248">For emerging scholars, publishing in peer-reviewed academic journals is the primary means of establishing a reputation, contributing to the scholarly conversation, and securing academic employment.</text:p>
            </text:list-item>
            <text:list-item>
              <text:p text:style-name="P248"><text:soft-page-break/>This section provides a strategic overview of the academic publishing process.</text:p>
            </text:list-item>
          </text:list>
        </text:list-item>
        <text:list-item>
          <text:p text:style-name="P248"><text:span text:style-name="Strong_20_Emphasis">Choosing the Right Venue</text:span></text:p>
          <text:list>
            <text:list-item>
              <text:p text:style-name="P249"><text:span text:style-name="Strong_20_Emphasis">Journal Tiers and Prestige:</text:span> Academic journals exist in a hierarchy. "Top-tier" journals (e.g., <text:span text:style-name="T1">American Political Science Review</text:span>, <text:span text:style-name="T1">International Studies Quarterly</text:span>) are highly selective and have a broad, disciplinary readership. Field-specific journals (e.g., <text:span text:style-name="T1">Journal of Palestine Studies</text:span>, <text:span text:style-name="T1">International Journal of Middle East Studies</text:span>) are the most common venues for this type of research.</text:p>
            </text:list-item>
            <text:list-item>
              <text:p text:style-name="P248"><text:span text:style-name="Strong_20_Emphasis">"Fit" is Crucial:</text:span> The most important factor in selecting a journal is the "fit" between your article and the journal's scope, audience, and typical articles. Read the journal's "Aims and Scope" statement. Skim the last few issues to see if your article is "in conversation" with the work they publish. Submitting to an inappropriate journal is the most common reason for a "desk reject" (rejection by the editor without sending it out for review).</text:p>
            </text:list-item>
            <text:list-item>
              <text:p text:style-name="P248"><text:span text:style-name="Strong_20_Emphasis">Key Journals in Israel/Palestine Studies:</text:span></text:p>
              <text:list>
                <text:list-item>
                  <text:p text:style-name="P249"><text:span text:style-name="T1">Journal of Palestine Studies</text:span> (JPS)</text:p>
                </text:list-item>
                <text:list-item>
                  <text:p text:style-name="P250">Israel Studies</text:p>
                </text:list-item>
                <text:list-item>
                  <text:p text:style-name="P250">Israel Studies Review</text:p>
                </text:list-item>
                <text:list-item>
                  <text:p text:style-name="P249"><text:span text:style-name="T1">International Journal of Middle East Studies</text:span> (IJMES)</text:p>
                </text:list-item>
                <text:list-item>
                  <text:p text:style-name="P250">Journal of the Middle East and Africa</text:p>
                </text:list-item>
                <text:list-item>
                  <text:p text:style-name="P250">Middle East Journal</text:p>
                </text:list-item>
                <text:list-item>
                  <text:p text:style-name="P250">Middle East Policy</text:p>
                </text:list-item>
              </text:list>
            </text:list-item>
          </text:list>
        </text:list-item>
        <text:list-item>
          <text:p text:style-name="P248"><text:span text:style-name="Strong_20_Emphasis">The Peer Review Process Demystified</text:span></text:p>
          <text:list>
            <text:list-item>
              <text:p text:style-name="P248"><text:span text:style-name="Strong_20_Emphasis">Submission:</text:span> The author submits their manuscript to the journal via an online portal, following the journal's specific formatting guidelines.</text:p>
            </text:list-item>
            <text:list-item>
              <text:p text:style-name="P248"><text:span text:style-name="Strong_20_Emphasis">Desk Review:</text:span> The journal's editor (or an associate editor) reads the submission to determine if it meets the basic quality standards and is a good fit for the journal. If not, it is "desk rejected."</text:p>
            </text:list-item>
            <text:list-item>
              <text:p text:style-name="P248"><text:span text:style-name="Strong_20_Emphasis">Peer Review:</text:span> If it passes the desk review, the editor sends the anonymized manuscript to two or three other scholars (the "peers") who have expertise in the specific topic. This is a "double-blind" process, where the author does not know who the reviewers are, and the reviewers do not know who the author is.</text:p>
            </text:list-item>
            <text:list-item>
              <text:p text:style-name="P248"><text:span text:style-name="Strong_20_Emphasis">Reviewer Recommendations:</text:span> The reviewers read the manuscript and write a detailed report, recommending one of the following:</text:p>
              <text:list>
                <text:list-item>
                  <text:p text:style-name="P248"><text:span text:style-name="Strong_20_Emphasis">Accept:</text:span> Very rare on the first submission.</text:p>
                </text:list-item>
                <text:list-item>
                  <text:p text:style-name="P248"><text:soft-page-break/><text:span text:style-name="Strong_20_Emphasis">Minor Revisions:</text:span> The article is strong but needs some minor changes.</text:p>
                </text:list-item>
                <text:list-item>
                  <text:p text:style-name="P248"><text:span text:style-name="Strong_20_Emphasis">Major Revisions (Revise and Resubmit - R&amp;R):</text:span> The most common positive outcome. The article has potential but requires substantial revisions to its argument, evidence, or structure.</text:p>
                </text:list-item>
                <text:list-item>
                  <text:p text:style-name="P248"><text:span text:style-name="Strong_20_Emphasis">Reject:</text:span> The article is not suitable for publication.</text:p>
                </text:list-item>
              </text:list>
            </text:list-item>
            <text:list-item>
              <text:p text:style-name="P248"><text:span text:style-name="Strong_20_Emphasis">Editorial Decision:</text:span> The editor reads the reviewer reports and makes a final decision, which is communicated to the author along with the (anonymized) reviewer comments.</text:p>
            </text:list-item>
            <text:list-item>
              <text:p text:style-name="P248"><text:span text:style-name="Strong_20_Emphasis">Revision and Resubmission:</text:span> If offered an R&amp;R, the author revises the manuscript based on the feedback and resubmits it, along with a detailed letter explaining how they have addressed each of the reviewers' concerns. The revised manuscript may be sent back to the original reviewers for a second look.</text:p>
            </text:list-item>
          </text:list>
        </text:list-item>
        <text:list-item>
          <text:p text:style-name="P248"><text:span text:style-name="Strong_20_Emphasis">Strategies for Success</text:span></text:p>
          <text:list>
            <text:list-item>
              <text:p text:style-name="P248"><text:span text:style-name="Strong_20_Emphasis">"The Article is the Unit":</text:span> Think in terms of writing a single, focused, publishable article, not just a thesis chapter. A thesis chapter often needs to be significantly reframed and rewritten to stand alone as a journal article.</text:p>
            </text:list-item>
            <text:list-item>
              <text:p text:style-name="P248"><text:span text:style-name="Strong_20_Emphasis">The "Argument" is Everything:</text:span> A publishable article must have a clear, original, and significant argument (thesis) that is stated upfront in the introduction. It must go beyond description to make a contribution to a scholarly debate.</text:p>
            </text:list-item>
            <text:list-item>
              <text:p text:style-name="P248"><text:span text:style-name="Strong_20_Emphasis">The Introduction is Key:</text:span> The introduction must accomplish four things:</text:p>
              <text:list>
                <text:list-item>
                  <text:p text:style-name="P248"><text:span text:style-name="Strong_20_Emphasis">The Hook:</text:span> Grab the reader's attention.</text:p>
                </text:list-item>
                <text:list-item>
                  <text:p text:style-name="P248"><text:span text:style-name="Strong_20_Emphasis">The Literature Review:</text:span> Briefly situate your argument in the existing scholarly conversation.</text:p>
                </text:list-item>
                <text:list-item>
                  <text:p text:style-name="P248"><text:span text:style-name="Strong_20_Emphasis">The Thesis:</text:span> State your argument clearly and concisely.</text:p>
                </text:list-item>
                <text:list-item>
                  <text:p text:style-name="P248"><text:span text:style-name="Strong_20_Emphasis">The Roadmap:</text:span> Briefly outline the structure of the rest of the paper.</text:p>
                </text:list-item>
              </text:list>
            </text:list-item>
            <text:list-item>
              <text:p text:style-name="P248"><text:span text:style-name="Strong_20_Emphasis">Responding to Reviewers:</text:span> An R&amp;R is an invitation to a dialogue. Treat the reviewers' comments seriously and respectfully, even if you disagree with them. In your response letter, address every single point they make, explaining how you have revised the manuscript accordingly, or providing a polite and well-reasoned justification for why you have chosen not to.</text:p>
            </text:list-item>
          </text:list>
        </text:list-item>
      </text:list>
      <text:p text:style-name="P3"><text:span text:style-name="Strong_20_Emphasis">CHAPTER 5.5: Conference Presentation Skills</text:span></text:p>
      <text:list text:style-name="L153">
        <text:list-item>
          <text:p text:style-name="P251"><text:span text:style-name="Strong_20_Emphasis">The Role of the Academic Conference</text:span></text:p>
          <text:list>
            <text:list-item>
              <text:p text:style-name="P251">A primary venue for sharing preliminary research findings with peers.</text:p>
            </text:list-item>
            <text:list-item>
              <text:p text:style-name="P251">A crucial opportunity to receive feedback on work-in-progress.</text:p>
            </text:list-item>
            <text:list-item>
              <text:p text:style-name="P251"><text:soft-page-break/>An essential networking opportunity for meeting other scholars in your field, which is vital for collaboration and the academic job market.</text:p>
            </text:list-item>
            <text:list-item>
              <text:p text:style-name="P251"><text:span text:style-name="Strong_20_Emphasis">Major Conferences:</text:span> Middle East Studies Association (MESA), Association for Israel Studies (AIS), World Congress of Middle Eastern Studies (WOCMES).</text:p>
            </text:list-item>
          </text:list>
        </text:list-item>
        <text:list-item>
          <text:p text:style-name="P251"><text:span text:style-name="Strong_20_Emphasis">From Paper to Presentation</text:span></text:p>
          <text:list>
            <text:list-item>
              <text:p text:style-name="P251"><text:span text:style-name="Strong_20_Emphasis">Do Not Read Your Paper:</text:span> This is the most important rule. A written academic paper does not translate well to an oral presentation. Reading a dense, 20-page paper aloud is a recipe for a boring and incomprehensible talk.</text:p>
            </text:list-item>
            <text:list-item>
              <text:p text:style-name="P251"><text:span text:style-name="Strong_20_Emphasis">The 15-20 Minute Rule:</text:span> A typical conference presentation is strictly timed (usually 15 or 20 minutes). You must be able to present your core research in this time frame. This means being highly selective.</text:p>
            </text:list-item>
            <text:list-item>
              <text:p text:style-name="P251"><text:span text:style-name="Strong_20_Emphasis">Structure of a Conference Talk:</text:span></text:p>
              <text:list>
                <text:list-item>
                  <text:p text:style-name="P251"><text:span text:style-name="Strong_20_Emphasis">The Hook (1 min):</text:span> Start with a compelling anecdote, puzzle, or statistic to grab the audience's attention.</text:p>
                </text:list-item>
                <text:list-item>
                  <text:p text:style-name="P251"><text:span text:style-name="Strong_20_Emphasis">The Research Question and Thesis (2 mins):</text:span> Clearly and simply state the question you are asking and what your main argument is.</text:p>
                </text:list-item>
                <text:list-item>
                  <text:p text:style-name="P251"><text:span text:style-name="Strong_20_Emphasis">The "Why it Matters" (1 min):</text:span> Briefly explain the scholarly contribution. What debate are you intervening in?</text:p>
                </text:list-item>
                <text:list-item>
                  <text:p text:style-name="P251"><text:span text:style-name="Strong_20_Emphasis">The Evidence (8-10 mins):</text:span> This is the core of the talk. Present 2-3 key pieces of evidence or case studies that support your argument. Do not try to present all your data.</text:p>
                </text:list-item>
                <text:list-item>
                  <text:p text:style-name="P251"><text:span text:style-name="Strong_20_Emphasis">The Conclusion (1 min):</text:span> Restate your argument and briefly suggest its broader implications.</text:p>
                </text:list-item>
              </text:list>
            </text:list-item>
          </text:list>
        </text:list-item>
        <text:list-item>
          <text:p text:style-name="P251"><text:span text:style-name="Strong_20_Emphasis">Presentation and Delivery Skills</text:span></text:p>
          <text:list>
            <text:list-item>
              <text:p text:style-name="P251"><text:span text:style-name="Strong_20_Emphasis">Practice and Timing:</text:span> The key to a good presentation is to practice it repeatedly. Time yourself to ensure you are within the limit.</text:p>
            </text:list-item>
            <text:list-item>
              <text:p text:style-name="P251"><text:span text:style-name="Strong_20_Emphasis">Visual Aids (PowerPoint/Slides):</text:span></text:p>
              <text:list>
                <text:list-item>
                  <text:p text:style-name="P251">Use slides to provide a visual anchor for your talk, not as a script.</text:p>
                </text:list-item>
                <text:list-item>
                  <text:p text:style-name="P251"><text:span text:style-name="Strong_20_Emphasis">Rule of Thumb:</text:span> Use images, maps, and graphs. Keep text to a minimum—use bullet points with keywords, not full sentences. A cluttered, text-heavy slide is worse than no slide at all.</text:p>
                </text:list-item>
              </text:list>
            </text:list-item>
            <text:list-item>
              <text:p text:style-name="P251"><text:span text:style-name="Strong_20_Emphasis">Engaging the Audience:</text:span> Make eye contact with the audience. Speak clearly, confidently, and with enthusiasm for your topic. Vary your vocal tone.</text:p>
            </text:list-item>
            <text:list-item>
              <text:p text:style-name="P251"><text:span text:style-name="Strong_20_Emphasis">The Q&amp;A Session:</text:span> This is often the most valuable part of a conference.</text:p>
              <text:list>
                <text:list-item>
                  <text:p text:style-name="P251"><text:soft-page-break/><text:span text:style-name="Strong_20_Emphasis">Listen Carefully:</text:span> Listen to the entire question before you start formulating your answer.</text:p>
                </text:list-item>
                <text:list-item>
                  <text:p text:style-name="P251"><text:span text:style-name="Strong_20_Emphasis">Be Concise:</text:span> Give direct and concise answers.</text:p>
                </text:list-item>
                <text:list-item>
                  <text:p text:style-name="P251"><text:span text:style-name="Strong_20_Emphasis">Be Gracious:</text:span> Thank the questioner for their question, even if it is critical.</text:p>
                </text:list-item>
                <text:list-item>
                  <text:p text:style-name="P251"><text:span text:style-name="Strong_20_Emphasis">It's OK to Say "I Don't Know":</text:span> If you don't know the answer to a question, it is perfectly acceptable to say, "That's a great question, and something I need to think about more as I develop this project." This shows intellectual honesty.</text:p>
                </text:list-item>
              </text:list>
            </text:list-item>
          </text:list>
        </text:list-item>
      </text:list>
      <text:p text:style-name="P3"><text:span text:style-name="Strong_20_Emphasis">CHAPTER 5.6: Ethics Approval Application Preparation</text:span></text:p>
      <text:list text:style-name="L154">
        <text:list-item>
          <text:p text:style-name="P252"><text:span text:style-name="Strong_20_Emphasis">The Role of the Institutional Review Board (IRB)</text:span></text:p>
          <text:list>
            <text:list-item>
              <text:p text:style-name="P252">Also known as an Ethics Review Committee.</text:p>
            </text:list-item>
            <text:list-item>
              <text:p text:style-name="P252">A committee at a university or research institution that must review and approve all research involving human subjects before it can begin.</text:p>
            </text:list-item>
            <text:list-item>
              <text:p text:style-name="P252"><text:span text:style-name="Strong_20_Emphasis">Primary Mandate:</text:span> To protect the rights and welfare of human research participants.</text:p>
            </text:list-item>
            <text:list-item>
              <text:p text:style-name="P252">This process is not optional; it is a mandatory legal and ethical requirement.</text:p>
            </text:list-item>
          </text:list>
        </text:list-item>
        <text:list-item>
          <text:p text:style-name="P252"><text:span text:style-name="Strong_20_Emphasis">When is IRB Approval Needed?</text:span></text:p>
          <text:list>
            <text:list-item>
              <text:p text:style-name="P252">Approval is required for any research that involves interacting with living individuals or collecting their private, identifiable data.</text:p>
            </text:list-item>
            <text:list-item>
              <text:p text:style-name="P252">This includes:</text:p>
              <text:list>
                <text:list-item>
                  <text:p text:style-name="P252">Interviews (in-person, phone, or video).</text:p>
                </text:list-item>
                <text:list-item>
                  <text:p text:style-name="P252">Surveys and questionnaires.</text:p>
                </text:list-item>
                <text:list-item>
                  <text:p text:style-name="P252">Participant observation and ethnography.</text:p>
                </text:list-item>
                <text:list-item>
                  <text:p text:style-name="P252">Oral history.</text:p>
                </text:list-item>
              </text:list>
            </text:list-item>
            <text:list-item>
              <text:p text:style-name="P252">Research that only involves publicly available archival data or the analysis of published texts typically does not require IRB review.</text:p>
            </text:list-item>
          </text:list>
        </text:list-item>
        <text:list-item>
          <text:p text:style-name="P252"><text:span text:style-name="Strong_20_Emphasis">The IRB Application: Key Components</text:span></text:p>
          <text:list>
            <text:list-item>
              <text:p text:style-name="P252">The application is a detailed document that explains your research protocol.</text:p>
            </text:list-item>
            <text:list-item>
              <text:p text:style-name="P252"><text:span text:style-name="Strong_20_Emphasis">1. Research Summary:</text:span> A clear, non-technical description of your research question and what you plan to do.</text:p>
            </text:list-item>
            <text:list-item>
              <text:p text:style-name="P252"><text:span text:style-name="Strong_20_Emphasis">2. Participant Recruitment:</text:span> A detailed explanation of who your research subjects are and how you will find and recruit them.</text:p>
            </text:list-item>
            <text:list-item>
              <text:p text:style-name="P252"><text:span text:style-name="Strong_20_Emphasis">3. Informed Consent:</text:span> This is the most critical section.</text:p>
              <text:list>
                <text:list-item>
                  <text:p text:style-name="P252">You must submit the exact text of the <text:span text:style-name="Strong_20_Emphasis">Informed Consent Form</text:span> you will use.</text:p>
                </text:list-item>
                <text:list-item>
                  <text:p text:style-name="P252"><text:soft-page-break/>This form must clearly explain, in language the participant can understand:</text:p>
                  <text:list>
                    <text:list-item>
                      <text:p text:style-name="P252">The purpose of the research.</text:p>
                    </text:list-item>
                    <text:list-item>
                      <text:p text:style-name="P252">What the participant will be asked to do and how long it will take.</text:p>
                    </text:list-item>
                    <text:list-item>
                      <text:p text:style-name="P252">That participation is completely voluntary.</text:p>
                    </text:list-item>
                    <text:list-item>
                      <text:p text:style-name="P252">That the participant can refuse to answer any question or can withdraw from the study at any time without penalty.</text:p>
                    </text:list-item>
                    <text:list-item>
                      <text:p text:style-name="P252">The potential risks and benefits of participation.</text:p>
                    </text:list-item>
                    <text:list-item>
                      <text:p text:style-name="P252">How their confidentiality and anonymity will be protected.</text:p>
                    </text:list-item>
                    <text:list-item>
                      <text:p text:style-name="P252">Contact information for the researcher and the IRB.</text:p>
                    </text:list-item>
                  </text:list>
                </text:list-item>
                <text:list-item>
                  <text:p text:style-name="P252">For oral consent, you must provide the script you will use.</text:p>
                </text:list-item>
              </text:list>
            </text:list-item>
            <text:list-item>
              <text:p text:style-name="P252"><text:span text:style-name="Strong_20_Emphasis">4. Research Procedures:</text:span> A step-by-step description of what will happen during the research (e.g., the interview process, the types of questions that will be asked). You must submit a copy of your interview guide or survey questionnaire.</text:p>
            </text:list-item>
            <text:list-item>
              <text:p text:style-name="P252"><text:span text:style-name="Strong_20_Emphasis">5. Risk Assessment:</text:span> A careful assessment of all potential risks to the participants.</text:p>
              <text:list>
                <text:list-item>
                  <text:p text:style-name="P252">In a conflict zone, these risks are heightened and can include:</text:p>
                  <text:list>
                    <text:list-item>
                      <text:p text:style-name="P252"><text:span text:style-name="Strong_20_Emphasis">Psychological Risk:</text:span> The risk of re-traumatization from discussing painful events.</text:p>
                    </text:list-item>
                    <text:list-item>
                      <text:p text:style-name="P252"><text:span text:style-name="Strong_20_Emphasis">Social/Political Risk:</text:span> The risk that the participant could face repercussions from authorities or their community if their identity or their comments are revealed.</text:p>
                    </text:list-item>
                    <text:list-item>
                      <text:p text:style-name="P252"><text:span text:style-name="Strong_20_Emphasis">Physical Risk:</text:span> The risk of conducting research in a dangerous location.</text:p>
                    </text:list-item>
                  </text:list>
                </text:list-item>
              </text:list>
            </text:list-item>
            <text:list-item>
              <text:p text:style-name="P252"><text:span text:style-name="Strong_20_Emphasis">6. Risk Mitigation Plan:</text:span> A detailed explanation of the steps you will take to minimize these risks (e.g., ensuring anonymity, data security measures, stopping interviews if a subject is distressed).</text:p>
            </text:list-item>
            <text:list-item>
              <text:p text:style-name="P252"><text:span text:style-name="Strong_20_Emphasis">7. Data Confidentiality and Security:</text:span> A plan for how you will protect your data. This includes:</text:p>
              <text:list>
                <text:list-item>
                  <text:p text:style-name="P252">Anonymizing data by using pseudonyms and removing identifying information from transcripts.</text:p>
                </text:list-item>
                <text:list-item>
                  <text:p text:style-name="P252">Storing data securely (e.g., on an encrypted, password-protected hard drive).</text:p>
                </text:list-item>
                <text:list-item>
                  <text:p text:style-name="P252">Explaining who will have access to the data and what will happen to it after the project is complete.</text:p>
                </text:list-item>
              </text:list>
            </text:list-item>
          </text:list>
        </text:list-item>
        <text:list-item>
          <text:p text:style-name="P252"><text:span text:style-name="Strong_20_Emphasis">The Review Process</text:span></text:p>
          <text:list>
            <text:list-item>
              <text:p text:style-name="P252"><text:soft-page-break/>The IRB will review your application and classify it as "Exempt," "Expedited," or "Full Board Review," depending on the level of risk.</text:p>
            </text:list-item>
            <text:list-item>
              <text:p text:style-name="P252">Research in a conflict zone with vulnerable populations will almost always require a full board review.</text:p>
            </text:list-item>
            <text:list-item>
              <text:p text:style-name="P252">The board may approve the project, require modifications, or disapprove it. The process can take several weeks or months, so it must be started long before any fieldwork begins.</text:p>
            </text:list-item>
          </text:list>
        </text:list-item>
      </text:list>
      <text:p text:style-name="P3"/>
      <text:p text:style-name="P10"/>
      <text:p text:style-name="P3"><text:span text:style-name="Strong_20_Emphasis">PART V: CAPSTONE / THESIS PREP (CONTINUED)</text:span></text:p>
      <text:p text:style-name="P3"><text:span text:style-name="Strong_20_Emphasis">CHAPTER 5.7: Data Management and Archiving Plans</text:span></text:p>
      <text:list text:style-name="L155">
        <text:list-item>
          <text:p text:style-name="P253"><text:span text:style-name="Strong_20_Emphasis">Rationale</text:span></text:p>
          <text:list>
            <text:list-item>
              <text:p text:style-name="P253">Systematic data management is a crucial and often overlooked part of the research process. It is essential for efficiency, security, and the long-term integrity of a research project.</text:p>
            </text:list-item>
            <text:list-item>
              <text:p text:style-name="P253">Many funding agencies now require a formal Data Management Plan (DMP) as part of a grant application.</text:p>
            </text:list-item>
            <text:list-item>
              <text:p text:style-name="P253">The goal is to ensure that research data is organized, stored securely, and preserved for future use, and that the confidentiality of research subjects is protected.</text:p>
            </text:list-item>
          </text:list>
        </text:list-item>
        <text:list-item>
          <text:p text:style-name="P253"><text:span text:style-name="Strong_20_Emphasis">Key Components of a Data Management Plan (DMP)</text:span></text:p>
          <text:list>
            <text:list-item>
              <text:p text:style-name="P253"><text:span text:style-name="Strong_20_Emphasis">1. Data Types and Formats:</text:span></text:p>
              <text:list>
                <text:list-item>
                  <text:p text:style-name="P253">Clearly identify all the types of data you will collect (e.g., audio recordings of interviews, interview transcripts, field notes, survey data, archival photographs, GIS data).</text:p>
                </text:list-item>
                <text:list-item>
                  <text:p text:style-name="P253">Specify the file formats you will use (e.g., .mp3 for audio, .docx or .txt for transcripts, .csv for quantitative data, .shp for shapefiles). Using open, non-proprietary formats is recommended for long-term preservation.</text:p>
                </text:list-item>
              </text:list>
            </text:list-item>
            <text:list-item>
              <text:p text:style-name="P253"><text:span text:style-name="Strong_20_Emphasis">2. Data Organization and Metadata:</text:span></text:p>
              <text:list>
                <text:list-item>
                  <text:p text:style-name="P253"><text:span text:style-name="Strong_20_Emphasis">File Naming Convention:</text:span> Establish a consistent and logical system for naming your files from the very beginning. A good convention includes the date, interview subject code, and data type (e.g., 2024-07-15_PAL001_Audio.mp3, 2024-07-15_PAL001_Transcript.docx).</text:p>
                </text:list-item>
                <text:list-item>
                  <text:p text:style-name="P253"><text:span text:style-name="Strong_20_Emphasis">Folder Structure:</text:span> Create a clear and hierarchical folder structure to organize your files.</text:p>
                </text:list-item>
                <text:list-item>
                  <text:p text:style-name="P253"><text:soft-page-break/><text:span text:style-name="Strong_20_Emphasis">Metadata:</text:span> Metadata is "data about your data." Create a separate document (a "readme" file or a spreadsheet) that describes your data. This should include a "codebook" for your interview subjects (linking pseudonyms to real information, kept securely and separately), a description of your survey variables, and notes on the context of data collection.</text:p>
                </text:list-item>
              </text:list>
            </text:list-item>
            <text:list-item>
              <text:p text:style-name="P253"><text:span text:style-name="Strong_20_Emphasis">3. Data Storage and Security (During the Project):</text:span></text:p>
              <text:list>
                <text:list-item>
                  <text:p text:style-name="P253"><text:span text:style-name="Strong_20_Emphasis">The "3-2-1" Rule:</text:span> A best practice for data backup. Have at least <text:span text:style-name="Strong_20_Emphasis">3</text:span> copies of your data, on <text:span text:style-name="Strong_20_Emphasis">2</text:span> different types of media (e.g., an external hard drive and a cloud service), with <text:span text:style-name="Strong_20_Emphasis">1</text:span> copy stored off-site.</text:p>
                </text:list-item>
                <text:list-item>
                  <text:p text:style-name="P253"><text:span text:style-name="Strong_20_Emphasis">Encryption:</text:span> All sensitive data, especially data containing identifiable information about human subjects, must be stored on encrypted devices (e.g., a password-protected, encrypted external hard drive).</text:p>
                </text:list-item>
                <text:list-item>
                  <text:p text:style-name="P253"><text:span text:style-name="Strong_20_Emphasis">Cloud Storage:</text:span> Use a secure, institutionally approved cloud storage service (e.g., university-provided OneDrive or Dropbox), not a personal one. Check the terms of service regarding data privacy and security.</text:p>
                </text:list-item>
              </text:list>
            </text:list-item>
            <text:list-item>
              <text:p text:style-name="P253"><text:span text:style-name="Strong_20_Emphasis">4. Ethical and Legal Considerations:</text:span></text:p>
              <text:list>
                <text:list-item>
                  <text:p text:style-name="P253">This section directly links to your IRB approval.</text:p>
                </text:list-item>
                <text:list-item>
                  <text:p text:style-name="P253">Reiterate how you will protect the confidentiality and anonymity of your participants.</text:p>
                </text:list-item>
                <text:list-item>
                  <text:p text:style-name="P253">Detail your procedures for anonymizing the data (e.g., removing names and other identifying details from transcripts and replacing them with pseudonyms).</text:p>
                </text:list-item>
                <text:list-item>
                  <text:p text:style-name="P253">State how your informed consent form addresses data sharing and long-term archiving.</text:p>
                </text:list-item>
              </text:list>
            </text:list-item>
            <text:list-item>
              <text:p text:style-name="P253"><text:span text:style-name="Strong_20_Emphasis">5. Data Sharing and Long-Term Archiving (After the Project):</text:span></text:p>
              <text:list>
                <text:list-item>
                  <text:p text:style-name="P253">State your plans for the data after the project is completed.</text:p>
                </text:list-item>
                <text:list-item>
                  <text:p text:style-name="P253">Will the data be shared publicly? If so, which data, and in what format? Many funding agencies now encourage or require data sharing.</text:p>
                </text:list-item>
                <text:list-item>
                  <text:p text:style-name="P253">If the data is too sensitive to be shared publicly (which is often the case with interviews in a conflict zone), what are the plans for long-term preservation?</text:p>
                </text:list-item>
                <text:list-item>
                  <text:p text:style-name="P253"><text:span text:style-name="Strong_20_Emphasis">Depositing in a Repository:</text:span> The best practice is to deposit the data in a secure, professional data archive or repository (e.g., a university's institutional repository, a national data archive).</text:p>
                </text:list-item>
                <text:list-item>
                  <text:p text:style-name="P253"><text:span text:style-name="Strong_20_Emphasis">Embargo Period:</text:span> The data can be deposited with an "embargo period," meaning it will not be made accessible to other researchers for a specified number of years, allowing the original researcher exclusive use for publication.</text:p>
                </text:list-item>
                <text:list-item>
                  <text:p text:style-name="P253"><text:soft-page-break/><text:span text:style-name="Strong_20_Emphasis">Controlled Access:</text:span> Access to sensitive data can be restricted, requiring future researchers to apply for permission to use it.</text:p>
                </text:list-item>
              </text:list>
            </text:list-item>
          </text:list>
        </text:list-item>
      </text:list>
      <text:p text:style-name="P3"><text:span text:style-name="Strong_20_Emphasis">CHAPTER 5.8: Thesis Writing Bootcamp</text:span></text:p>
      <text:list text:style-name="L156">
        <text:list-item>
          <text:p text:style-name="P254"><text:span text:style-name="Strong_20_Emphasis">Objective</text:span></text:p>
          <text:list>
            <text:list-item>
              <text:p text:style-name="P254">A short, intensive workshop designed to overcome the common challenges of long-form academic writing, such as writer's block, procrastination, and structural problems.</text:p>
            </text:list-item>
            <text:list-item>
              <text:p text:style-name="P254">The focus is on developing practical habits and strategies for producing a large volume of high-quality academic prose.</text:p>
            </text:list-item>
          </text:list>
        </text:list-item>
        <text:list-item>
          <text:p text:style-name="P254"><text:span text:style-name="Strong_20_Emphasis">Core Principles and Strategies</text:span></text:p>
          <text:list>
            <text:list-item>
              <text:p text:style-name="P254"><text:span text:style-name="Strong_20_Emphasis">"Shut Up and Write":</text:span> The central practice of many bootcamps is the use of structured, timed writing sessions based on the Pomodoro Technique.</text:p>
              <text:list>
                <text:list-item>
                  <text:p text:style-name="P254"><text:span text:style-name="Strong_20_Emphasis">Process:</text:span> Write in focused, 25-minute blocks with no distractions (no email, no internet). Follow each block with a short 5-minute break. This breaks down the daunting task of writing a thesis into manageable chunks.</text:p>
                </text:list-item>
              </text:list>
            </text:list-item>
            <text:list-item>
              <text:p text:style-name="P254"><text:span text:style-name="Strong_20_Emphasis">Separate the Writing and Editing Processes:</text:span></text:p>
              <text:list>
                <text:list-item>
                  <text:p text:style-name="P254">A major cause of writer's block is trying to write and edit at the same time. The "internal critic" paralyzes the creative process.</text:p>
                </text:list-item>
                <text:list-item>
                  <text:p text:style-name="P254"><text:span text:style-name="Strong_20_Emphasis">The "Shitty First Draft":</text:span> The goal of the initial writing stage is simply to get words on the page. Give yourself permission to write a messy, imperfect first draft.</text:p>
                </text:list-item>
                <text:list-item>
                  <text:p text:style-name="P255">Editing is a separate, analytical task that should only be done <text:span text:style-name="T1">after</text:span> a draft has been produced.</text:p>
                </text:list-item>
              </text:list>
            </text:list-item>
            <text:list-item>
              <text:p text:style-name="P254"><text:span text:style-name="Strong_20_Emphasis">Reverse Outlining:</text:span></text:p>
              <text:list>
                <text:list-item>
                  <text:p text:style-name="P254">A powerful editing technique. After you have a draft of a chapter, go through it paragraph by paragraph and write down the single main point of each paragraph in a separate document.</text:p>
                </text:list-item>
                <text:list-item>
                  <text:p text:style-name="P254">This creates a "reverse outline" that reveals the actual structure of your argument.</text:p>
                </text:list-item>
                <text:list-item>
                  <text:p text:style-name="P254">You can then use this outline to easily identify logical gaps, repetitions, or areas where the structure needs to be reorganized.</text:p>
                </text:list-item>
              </text:list>
            </text:list-item>
            <text:list-item>
              <text:p text:style-name="P254"><text:span text:style-name="Strong_20_Emphasis">Daily Writing Habits:</text:span></text:p>
              <text:list>
                <text:list-item>
                  <text:p text:style-name="P254">The key to finishing a thesis is consistency. It is far more effective to write for 1-2 hours every day than to binge-write for 12 hours once a week.</text:p>
                </text:list-item>
                <text:list-item>
                  <text:p text:style-name="P254">Treat writing like a job with a regular schedule.</text:p>
                </text:list-item>
              </text:list>
            </text:list-item>
            <text:list-item>
              <text:p text:style-name="P254"><text:span text:style-name="Strong_20_Emphasis">Accountability:</text:span></text:p>
              <text:list>
                <text:list-item>
                  <text:p text:style-name="P254"><text:soft-page-break/>Writing can be isolating. Bootcamps create a community of practice.</text:p>
                </text:list-item>
                <text:list-item>
                  <text:p text:style-name="P254">Set up writing groups with peers where you set daily or weekly writing goals and hold each other accountable for meeting them.</text:p>
                </text:list-item>
              </text:list>
            </text:list-item>
          </text:list>
        </text:list-item>
        <text:list-item>
          <text:p text:style-name="P254"><text:span text:style-name="Strong_20_Emphasis">Workshop Sessions</text:span></text:p>
          <text:list>
            <text:list-item>
              <text:p text:style-name="P254"><text:span text:style-name="Strong_20_Emphasis">Structuring the Chapter:</text:span> A session on the conventional structure of a thesis chapter (introduction, literature review, evidence sections, conclusion).</text:p>
            </text:list-item>
            <text:list-item>
              <text:p text:style-name="P254"><text:span text:style-name="Strong_20_Emphasis">Crafting the "Golden Sentence":</text:span> Exercises on writing clear and effective topic sentences for each paragraph. A well-structured paragraph makes one clear point, which is stated in the topic sentence.</text:p>
            </text:list-item>
            <text:list-item>
              <text:p text:style-name="P254"><text:span text:style-name="Strong_20_Emphasis">Signposting and Transitions:</text:span> Learning how to use "signposting" language to guide the reader through your argument ("In this chapter, I will first... then I will turn to... finally, I will argue that...").</text:p>
            </text:list-item>
            <text:list-item>
              <text:p text:style-name="P254"><text:span text:style-name="Strong_20_Emphasis">Conquering the Introduction and Conclusion:</text:span> Specific strategies for writing these two crucial sections of any chapter or thesis.</text:p>
            </text:list-item>
            <text:list-item>
              <text:p text:style-name="P254"><text:span text:style-name="Strong_20_Emphasis">Productivity and Project Management Tools:</text:span> Introduction to software and techniques for managing a large project (e.g., using reference managers like Zotero, and project management apps like Trello or Scrivener).</text:p>
            </text:list-item>
          </text:list>
        </text:list-item>
      </text:list>
      <text:p text:style-name="P3"><text:span text:style-name="Strong_20_Emphasis">CHAPTER 5.9: Oral Defense Preparation</text:span></text:p>
      <text:list text:style-name="L157">
        <text:list-item>
          <text:p text:style-name="P256"><text:span text:style-name="Strong_20_Emphasis">The Purpose of the Oral Defense (Viva Voce)</text:span></text:p>
          <text:list>
            <text:list-item>
              <text:p text:style-name="P256">The final stage of the thesis/dissertation process.</text:p>
            </text:list-item>
            <text:list-item>
              <text:p text:style-name="P256">It is a formal meeting where the candidate defends their work before a committee of faculty examiners.</text:p>
            </text:list-item>
            <text:list-item>
              <text:p text:style-name="P256"><text:span text:style-name="Strong_20_Emphasis">Goals:</text:span></text:p>
              <text:list>
                <text:list-item>
                  <text:p text:style-name="P256">To confirm that the candidate is the genuine author of the thesis.</text:p>
                </text:list-item>
                <text:list-item>
                  <text:p text:style-name="P256">To assess the candidate's mastery of their research topic and the broader field.</text:p>
                </text:list-item>
                <text:list-item>
                  <text:p text:style-name="P256">To probe the arguments, evidence, and methodology of the thesis, testing its rigor and originality.</text:p>
                </text:list-item>
                <text:list-item>
                  <text:p text:style-name="P256">To determine if the thesis meets the standard for the degree and to decide on any required revisions.</text:p>
                </text:list-item>
              </text:list>
            </text:list-item>
          </text:list>
        </text:list-item>
        <text:list-item>
          <text:p text:style-name="P256"><text:span text:style-name="Strong_20_Emphasis">Preparation Strategy</text:span></text:p>
          <text:list>
            <text:list-item>
              <text:p text:style-name="P256"><text:span text:style-name="Strong_20_Emphasis">1. Re-Read Your Thesis Critically:</text:span> Several weeks before the defense, re-read your entire thesis from start to finish. Read it as if you were a critical reviewer.</text:p>
              <text:list>
                <text:list-item>
                  <text:p text:style-name="P256">Identify the main argument of each chapter and the thesis as a whole.</text:p>
                </text:list-item>
                <text:list-item>
                  <text:p text:style-name="P256"><text:soft-page-break/>Identify the weakest points, potential counter-arguments, and areas where your evidence is thin. Be prepared to address these.</text:p>
                </text:list-item>
              </text:list>
            </text:list-item>
            <text:list-item>
              <text:p text:style-name="P256"><text:span text:style-name="Strong_20_Emphasis">2. Prepare a Summary/Opening Statement:</text:span></text:p>
              <text:list>
                <text:list-item>
                  <text:p text:style-name="P256">Prepare a concise, 5-10 minute oral presentation that summarizes your entire project.</text:p>
                </text:list-item>
                <text:list-item>
                  <text:p text:style-name="P256">This summary should clearly state:</text:p>
                  <text:list>
                    <text:list-item>
                      <text:p text:style-name="P256">Your central research question.</text:p>
                    </text:list-item>
                    <text:list-item>
                      <text:p text:style-name="P256">The "gap" in the literature that you addressed.</text:p>
                    </text:list-item>
                    <text:list-item>
                      <text:p text:style-name="P256">Your main argument (thesis).</text:p>
                    </text:list-item>
                    <text:list-item>
                      <text:p text:style-name="P256">Your methodology and key sources.</text:p>
                    </text:list-item>
                    <text:list-item>
                      <text:p text:style-name="P256">Your major findings and your original contribution to the field.</text:p>
                    </text:list-item>
                  </text:list>
                </text:list-item>
              </text:list>
            </text:list-item>
            <text:list-item>
              <text:p text:style-name="P256"><text:span text:style-name="Strong_20_Emphasis">3. Anticipate Questions:</text:span></text:p>
              <text:list>
                <text:list-item>
                  <text:p text:style-name="P256">Generate a long list of potential questions the committee might ask. This is the most important part of your preparation.</text:p>
                </text:list-item>
                <text:list-item>
                  <text:p text:style-name="P256"><text:span text:style-name="Strong_20_Emphasis">Standard Questions:</text:span></text:p>
                  <text:list>
                    <text:list-item>
                      <text:p text:style-name="P256">"What is your single most important argument/contribution?"</text:p>
                    </text:list-item>
                    <text:list-item>
                      <text:p text:style-name="P256">"Why did you choose this methodology?"</text:p>
                    </text:list-item>
                    <text:list-item>
                      <text:p text:style-name="P256">"What were the biggest challenges you faced in your research?"</text:p>
                    </text:list-item>
                    <text:list-item>
                      <text:p text:style-name="P256">"How does your work change our understanding of [your topic]?"</text:p>
                    </text:list-item>
                    <text:list-item>
                      <text:p text:style-name="P256">"What are the limitations of your study?"</text:p>
                    </text:list-item>
                    <text:list-item>
                      <text:p text:style-name="P256">"If you were to start this project over, what would you do differently?"</text:p>
                    </text:list-item>
                    <text:list-item>
                      <text:p text:style-name="P256">"What is your next research project?"</text:p>
                    </text:list-item>
                  </text:list>
                </text:list-item>
                <text:list-item>
                  <text:p text:style-name="P256"><text:span text:style-name="Strong_20_Emphasis">Hard Questions:</text:span> Prepare for challenging questions about the weaknesses you've identified in your own work.</text:p>
                </text:list-item>
                <text:list-item>
                  <text:p text:style-name="P256"><text:span text:style-name="Strong_20_Emphasis">Prepare and Practice Answers:</text:span> Outline brief, clear answers to these questions. Do not memorize them, but know the key points you want to make.</text:p>
                </text:list-item>
              </text:list>
            </text:list-item>
            <text:list-item>
              <text:p text:style-name="P256"><text:span text:style-name="Strong_20_Emphasis">4. Know Your Committee:</text:span></text:p>
              <text:list>
                <text:list-item>
                  <text:p text:style-name="P256">Research the work of your examiners. Re-read their key publications.</text:p>
                </text:list-item>
                <text:list-item>
                  <text:p text:style-name="P256">Think about how your work relates to theirs. Be prepared for questions that come from their specific areas of expertise or theoretical perspectives.</text:p>
                </text:list-item>
              </text:list>
            </text:list-item>
            <text:list-item>
              <text:p text:style-name="P256"><text:span text:style-name="Strong_20_Emphasis">5. Conduct a Mock Defense:</text:span></text:p>
              <text:list>
                <text:list-item>
                  <text:p text:style-name="P256"><text:soft-page-break/>This is the single most effective preparation technique.</text:p>
                </text:list-item>
                <text:list-item>
                  <text:p text:style-name="P256">Arrange a practice defense with your supervisor, other friendly faculty, and/or senior graduate students.</text:p>
                </text:list-item>
                <text:list-item>
                  <text:p text:style-name="P256">Go through the entire process: deliver your opening statement and then have them grill you with tough questions for an hour or two. This helps to desensitize you to the pressure of the real event.</text:p>
                </text:list-item>
              </text:list>
            </text:list-item>
          </text:list>
        </text:list-item>
        <text:list-item>
          <text:p text:style-name="P256"><text:span text:style-name="Strong_20_Emphasis">During the Defense</text:span></text:p>
          <text:list>
            <text:list-item>
              <text:p text:style-name="P256"><text:span text:style-name="Strong_20_Emphasis">Listen Carefully:</text:span> Make sure you understand the question before you answer. It's acceptable to ask for clarification.</text:p>
            </text:list-item>
            <text:list-item>
              <text:p text:style-name="P256"><text:span text:style-name="Strong_20_Emphasis">Be Confident but Not Defensive:</text:span> Present your work with confidence, but be open to criticism and intellectual debate. See it as a conversation with senior colleagues, not an interrogation.</text:p>
            </text:list-item>
            <text:list-item>
              <text:p text:style-name="P256"><text:span text:style-name="Strong_20_Emphasis">Think Before You Speak:</text:span> Take a moment to formulate your answer before you start talking.</text:p>
            </text:list-item>
            <text:list-item>
              <text:p text:style-name="P256"><text:span text:style-name="Strong_20_Emphasis">"Thank you, that's a great point":</text:span> Acknowledge the validity of a criticism where appropriate. This shows intellectual maturity.</text:p>
            </text:list-item>
          </text:list>
        </text:list-item>
      </text:list>
      <text:p text:style-name="P3"><text:span text:style-name="Strong_20_Emphasis">CHAPTER 5.10: Career Pathways in Israel/Palestine Studies</text:span></text:p>
      <text:list text:style-name="L158">
        <text:list-item>
          <text:p text:style-name="P257"><text:span text:style-name="Strong_20_Emphasis">The Academic Track</text:span></text:p>
          <text:list>
            <text:list-item>
              <text:p text:style-name="P257"><text:span text:style-name="Strong_20_Emphasis">The PhD:</text:span> The standard entry requirement for a tenure-track university professor position.</text:p>
            </text:list-item>
            <text:list-item>
              <text:p text:style-name="P257"><text:span text:style-name="Strong_20_Emphasis">The Postdoc:</text:span> A temporary (1-3 year) research position taken after the PhD. Postdocs are increasingly becoming a necessary step for building the publication record required to be competitive on the academic job market.</text:p>
            </text:list-item>
            <text:list-item>
              <text:p text:style-name="P257"><text:span text:style-name="Strong_20_Emphasis">The Job Market:</text:span> The academic job market is extremely competitive, with far more PhD graduates than available tenure-track positions. It requires a strong publication record, teaching experience, and a willingness to relocate globally.</text:p>
            </text:list-item>
            <text:list-item>
              <text:p text:style-name="P257"><text:span text:style-name="Strong_20_Emphasis">Teaching-Focused vs. Research-Focused Institutions:</text:span> Career paths can lead to large research universities (R1s), where the emphasis is on research and publication, or to smaller liberal arts colleges, where the emphasis is more on teaching and mentorship.</text:p>
            </text:list-item>
          </text:list>
        </text:list-item>
        <text:list-item>
          <text:p text:style-name="P257"><text:span text:style-name="Strong_20_Emphasis">Think Tanks and Policy Research</text:span></text:p>
          <text:list>
            <text:list-item>
              <text:p text:style-name="P257"><text:span text:style-name="Strong_20_Emphasis">Role:</text:span> Think tanks are non-profit organizations that conduct research and advocacy on public policy issues.</text:p>
            </text:list-item>
            <text:list-item>
              <text:p text:style-name="P257"><text:span text:style-name="Strong_20_Emphasis">Key Institutions:</text:span></text:p>
              <text:list>
                <text:list-item>
                  <text:p text:style-name="P257"><text:span text:style-name="Strong_20_Emphasis">In the US:</text:span> Council on Foreign Relations (CFR), Carnegie Endowment for International Peace, Brookings Institution, Middle East Institute (MEI).</text:p>
                </text:list-item>
                <text:list-item>
                  <text:p text:style-name="P257"><text:soft-page-break/><text:span text:style-name="Strong_20_Emphasis">In Europe:</text:span> International Crisis Group (ICG), European Council on Foreign Relations (ECFR).</text:p>
                </text:list-item>
                <text:list-item>
                  <text:p text:style-name="P257"><text:span text:style-name="Strong_20_Emphasis">In Israel:</text:span> The Institute for National Security Studies (INSS).</text:p>
                </text:list-item>
                <text:list-item>
                  <text:p text:style-name="P257"><text:span text:style-name="Strong_20_Emphasis">In Palestine:</text:span> Al-Shabaka: The Palestinian Policy Network.</text:p>
                </text:list-item>
              </text:list>
            </text:list-item>
            <text:list-item>
              <text:p text:style-name="P257"><text:span text:style-name="Strong_20_Emphasis">Work:</text:span> Involves writing policy briefs, reports, and op-eds for an audience of policymakers and the public. Requires the ability to translate complex academic research into concise, accessible, and policy-relevant analysis. An MA is often the entry-level degree, but a PhD is common for senior positions.</text:p>
            </text:list-item>
          </text:list>
        </text:list-item>
        <text:list-item>
          <text:p text:style-name="P257"><text:span text:style-name="Strong_20_Emphasis">Government and Diplomatic Service</text:span></text:p>
          <text:list>
            <text:list-item>
              <text:p text:style-name="P257"><text:span text:style-name="Strong_20_Emphasis">The Foreign Service / State Department (US):</text:span> A highly competitive career path involving representing the country's interests abroad as a diplomat. Requires passing a rigorous exam and oral assessment. Deep area studies knowledge and language skills are a major asset.</text:p>
            </text:list-item>
            <text:list-item>
              <text:p text:style-name="P257"><text:span text:style-name="Strong_20_Emphasis">Intelligence Community:</text:span> Agencies like the CIA, DIA, and NSA hire area specialists and linguists to work as analysts. This requires US citizenship and the ability to obtain a high-level security clearance.</text:p>
            </text:list-item>
            <text:list-item>
              <text:p text:style-name="P257"><text:span text:style-name="Strong_20_Emphasis">Congressional Staffing:</text:span> Working as a legislative aide or for a committee (e.g., the House Foreign Affairs Committee) that deals with Middle East policy.</text:p>
            </text:list-item>
          </text:list>
        </text:list-item>
        <text:list-item>
          <text:p text:style-name="P257"><text:span text:style-name="Strong_20_Emphasis">Non-Governmental Organizations (NGOs) and Human Rights</text:span></text:p>
          <text:list>
            <text:list-item>
              <text:p text:style-name="P257"><text:span text:style-name="Strong_20_Emphasis">International NGOs:</text:span> Working for large human rights organizations (Amnesty International, Human Rights Watch), humanitarian aid organizations (Oxfam, Mercy Corps), or peacebuilding organizations. Roles can include field research, advocacy, and program management.</text:p>
            </text:list-item>
            <text:list-item>
              <text:p text:style-name="P257"><text:span text:style-name="Strong_20_Emphasis">Local NGOs:</text:span> Working for Israeli or Palestinian human rights and civil society organizations (e.g., B'Tselem, Al-Haq).</text:p>
            </text:list-item>
            <text:list-item>
              <text:p text:style-name="P257">This work often requires a combination of academic knowledge, fieldwork skills, and a passion for advocacy.</text:p>
            </text:list-item>
          </text:list>
        </text:list-item>
        <text:list-item>
          <text:p text:style-name="P257"><text:span text:style-name="Strong_20_Emphasis">Journalism and Media</text:span></text:p>
          <text:list>
            <text:list-item>
              <text:p text:style-name="P257">Working as a foreign correspondent, a producer, or an analyst for a major news organization.</text:p>
            </text:list-item>
            <text:list-item>
              <text:p text:style-name="P257">Requires exceptional writing skills, the ability to work under tight deadlines, and a deep understanding of the region. Advanced language skills are a major advantage.</text:p>
            </text:list-item>
          </text:list>
        </text:list-item>
        <text:list-item>
          <text:p text:style-name="P257"><text:span text:style-name="Strong_20_Emphasis">Private Sector</text:span></text:p>
          <text:list>
            <text:list-item>
              <text:p text:style-name="P257"><text:span text:style-name="Strong_20_Emphasis">Political Risk Analysis:</text:span> Working for consulting firms that advise multinational corporations on the political and security risks of operating in the Middle East.</text:p>
            </text:list-item>
            <text:list-item>
              <text:p text:style-name="P257"><text:soft-page-break/><text:span text:style-name="Strong_20_Emphasis">Due Diligence and Corporate Intelligence:</text:span> Using research and language skills to investigate companies and individuals for investment firms or law firms.</text:p>
            </text:list-item>
          </text:list>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SC" svg:font-family="'Source Han Sans SC'" style:font-family-generic="system" style:font-pitch="variable"/>
    <style:font-face style:name="Source Han Serif SC" svg:font-family="'Source Han Serif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Tahoma1" style:font-size-complex="12pt" style:language-complex="fa" style:country-complex="IR"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19T01:50:01.641892632</meta:creation-date>
    <dc:date>2025-07-19T02:22:50.343564450</dc:date>
    <meta:editing-duration>PT22M34S</meta:editing-duration>
    <meta:editing-cycles>1</meta:editing-cycles>
    <meta:document-statistic meta:table-count="0" meta:image-count="0" meta:object-count="0" meta:page-count="283" meta:paragraph-count="4451" meta:word-count="97187" meta:character-count="631475" meta:non-whitespace-character-count="543095"/>
    <meta:generator>LibreOffice/25.2.5.2$Linux_X86_64 LibreOffice_project/520$Build-2</meta:generator>
  </office:meta>
</office:document-meta>
</file>